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Standard" style:list-style-name="WWNum21">
      <style:text-properties style:font-name="Arial"/>
    </style:style>
    <style:style style:name="P13" style:family="paragraph" style:parent-style-name="Standard" style:list-style-name="WWNum2">
      <style:text-properties style:font-name="Arial"/>
    </style:style>
    <style:style style:name="P14" style:family="paragraph" style:parent-style-name="Standard" style:list-style-name="WWNum22">
      <style:text-properties style:font-name="Arial"/>
    </style:style>
    <style:style style:name="P15" style:family="paragraph" style:parent-style-name="Standard" style:list-style-name="WWNum23">
      <style:text-properties style:font-name="Arial"/>
    </style:style>
    <style:style style:name="P16" style:family="paragraph" style:parent-style-name="Standard" style:list-style-name="WWNum24">
      <style:text-properties style:font-name="Arial"/>
    </style:style>
    <style:style style:name="P17" style:family="paragraph" style:parent-style-name="Standard" style:list-style-name="WWNum25">
      <style:text-properties style:font-name="Arial"/>
    </style:style>
    <style:style style:name="P18" style:family="paragraph" style:parent-style-name="Standard" style:list-style-name="WWNum4">
      <style:text-properties style:font-name="Arial"/>
    </style:style>
    <style:style style:name="P19" style:family="paragraph" style:parent-style-name="Standard" style:list-style-name="WWNum27">
      <style:text-properties style:font-name="Arial"/>
    </style:style>
    <style:style style:name="P20" style:family="paragraph" style:parent-style-name="Standard" style:list-style-name="WWNum28">
      <style:text-properties style:font-name="Arial"/>
    </style:style>
    <style:style style:name="P21" style:family="paragraph" style:parent-style-name="Standard" style:list-style-name="WWNum29">
      <style:text-properties style:font-name="Arial"/>
    </style:style>
    <style:style style:name="P22" style:family="paragraph" style:parent-style-name="Standard" style:list-style-name="WWNum30">
      <style:text-properties style:font-name="Arial"/>
    </style:style>
    <style:style style:name="P23" style:family="paragraph" style:parent-style-name="Standard" style:list-style-name="WWNum31">
      <style:text-properties style:font-name="Arial"/>
    </style:style>
    <style:style style:name="P24" style:family="paragraph" style:parent-style-name="Standard" style:list-style-name="WWNum32">
      <style:text-properties style:font-name="Arial"/>
    </style:style>
    <style:style style:name="P25" style:family="paragraph" style:parent-style-name="Standard" style:list-style-name="WWNum33">
      <style:text-properties style:font-name="Arial"/>
    </style:style>
    <style:style style:name="P26" style:family="paragraph" style:parent-style-name="Standard" style:list-style-name="WWNum34">
      <style:text-properties style:font-name="Arial"/>
    </style:style>
    <style:style style:name="P27" style:family="paragraph" style:parent-style-name="Standard" style:list-style-name="WWNum35">
      <style:text-properties style:font-name="Arial"/>
    </style:style>
    <style:style style:name="P28" style:family="paragraph" style:parent-style-name="Standard" style:list-style-name="WWNum36">
      <style:text-properties style:font-name="Arial"/>
    </style:style>
    <style:style style:name="P29" style:family="paragraph" style:parent-style-name="Standard" style:list-style-name="WWNum37">
      <style:text-properties style:font-name="Arial"/>
    </style:style>
    <style:style style:name="P30" style:family="paragraph" style:parent-style-name="Standard" style:list-style-name="WWNum12">
      <style:text-properties style:font-name="Arial"/>
    </style:style>
    <style:style style:name="P31" style:family="paragraph" style:parent-style-name="Standard" style:list-style-name="WWNum38">
      <style:text-properties style:font-name="Arial"/>
    </style:style>
    <style:style style:name="P32" style:family="paragraph" style:parent-style-name="Standard" style:list-style-name="WWNum39">
      <style:text-properties style:font-name="Arial"/>
    </style:style>
    <style:style style:name="P33" style:family="paragraph" style:parent-style-name="Standard" style:list-style-name="WWNum40">
      <style:text-properties style:font-name="Arial"/>
    </style:style>
    <style:style style:name="P34" style:family="paragraph" style:parent-style-name="Standard" style:list-style-name="WWNum41">
      <style:text-properties style:font-name="Arial"/>
    </style:style>
    <style:style style:name="P35" style:family="paragraph" style:parent-style-name="Standard" style:list-style-name="WWNum42">
      <style:text-properties style:font-name="Arial"/>
    </style:style>
    <style:style style:name="P36" style:family="paragraph" style:parent-style-name="Standard" style:list-style-name="WWNum1">
      <style:text-properties style:font-name="Arial"/>
    </style:style>
    <style:style style:name="P37" style:family="paragraph" style:parent-style-name="Standard" style:list-style-name="WWNum43">
      <style:text-properties style:font-name="Arial"/>
    </style:style>
    <style:style style:name="P38" style:family="paragraph" style:parent-style-name="Standard" style:list-style-name="WWNum44">
      <style:text-properties style:font-name="Arial"/>
    </style:style>
    <style:style style:name="P39" style:family="paragraph" style:parent-style-name="Standard" style:list-style-name="WWNum45">
      <style:text-properties style:font-name="Arial"/>
    </style:style>
    <style:style style:name="P40" style:family="paragraph" style:parent-style-name="Standard" style:list-style-name="WWNum46">
      <style:text-properties style:font-name="Arial"/>
    </style:style>
    <style:style style:name="P41" style:family="paragraph" style:parent-style-name="Standard" style:list-style-name="WWNum47">
      <style:text-properties style:font-name="Arial"/>
    </style:style>
    <style:style style:name="P42" style:family="paragraph" style:parent-style-name="Standard" style:list-style-name="WWNum48">
      <style:text-properties style:font-name="Arial"/>
    </style:style>
    <style:style style:name="P43" style:family="paragraph" style:parent-style-name="Standard" style:list-style-name="WWNum49">
      <style:text-properties style:font-name="Arial"/>
    </style:style>
    <style:style style:name="P44" style:family="paragraph" style:parent-style-name="Standard" style:list-style-name="WWNum50">
      <style:text-properties style:font-name="Arial"/>
    </style:style>
    <style:style style:name="P45" style:family="paragraph" style:parent-style-name="Standard" style:list-style-name="WWNum51">
      <style:text-properties style:font-name="Arial"/>
    </style:style>
    <style:style style:name="P46" style:family="paragraph" style:parent-style-name="Standard" style:list-style-name="WWNum52">
      <style:text-properties style:font-name="Arial"/>
    </style:style>
    <style:style style:name="P47" style:family="paragraph" style:parent-style-name="Standard" style:list-style-name="WWNum53">
      <style:text-properties style:font-name="Arial"/>
    </style:style>
    <style:style style:name="P48" style:family="paragraph" style:parent-style-name="Standard" style:list-style-name="WWNum54">
      <style:text-properties style:font-name="Arial"/>
    </style:style>
    <style:style style:name="P49" style:family="paragraph" style:parent-style-name="Standard" style:list-style-name="WWNum55">
      <style:text-properties style:font-name="Arial"/>
    </style:style>
    <style:style style:name="P50" style:family="paragraph" style:parent-style-name="Standard" style:list-style-name="WWNum56">
      <style:text-properties style:font-name="Arial"/>
    </style:style>
    <style:style style:name="P51" style:family="paragraph" style:parent-style-name="Standard" style:list-style-name="WWNum57">
      <style:text-properties style:font-name="Arial"/>
    </style:style>
    <style:style style:name="P52" style:family="paragraph" style:parent-style-name="Standard" style:list-style-name="WWNum58">
      <style:text-properties style:font-name="Arial"/>
    </style:style>
    <style:style style:name="P53" style:family="paragraph" style:parent-style-name="Standard" style:list-style-name="WWNum59">
      <style:text-properties style:font-name="Arial"/>
    </style:style>
    <style:style style:name="P54" style:family="paragraph" style:parent-style-name="Standard" style:list-style-name="WWNum60">
      <style:text-properties style:font-name="Arial"/>
    </style:style>
    <style:style style:name="P55" style:family="paragraph" style:parent-style-name="Standard" style:list-style-name="WWNum61">
      <style:text-properties style:font-name="Arial"/>
    </style:style>
    <style:style style:name="P56" style:family="paragraph" style:parent-style-name="Standard" style:list-style-name="WWNum62">
      <style:text-properties style:font-name="Arial"/>
    </style:style>
    <style:style style:name="P57" style:family="paragraph" style:parent-style-name="Standard" style:list-style-name="WWNum63">
      <style:text-properties style:font-name="Arial"/>
    </style:style>
    <style:style style:name="P58" style:family="paragraph" style:parent-style-name="Text_20_body">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fo:color="#000000" loext:opacity="100%" fo:font-size="10pt" style:font-size-asian="10pt" style:font-size-complex="10pt"/>
    </style:style>
    <style:style style:name="T4" style:family="text">
      <style:text-properties fo:font-size="10pt" style:font-size-asian="10pt" style:font-size-complex="10pt"/>
    </style:style>
    <style:style style:name="T5"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94919479169952" text:id="ct94919479169952">
          <text:deletion>
            <office:change-info>
              <dc:creator>Julia Ringo</dc:creator>
              <dc:date>2023-10-20T14:23:00</dc:date>
            </office:change-info>
            <text:p text:style-name="First_20_Paragraph"><text:span text:style-name="T1">an </text:span></text:p>
          </text:deletion>
        </text:changed-region>
        <text:changed-region xml:id="ct94919479169024" text:id="ct94919479169024">
          <text:insertion>
            <office:change-info>
              <dc:creator>Julia Ringo</dc:creator>
              <dc:date>2023-10-20T14:24:00</dc:date>
            </office:change-info>
          </text:insertion>
        </text:changed-region>
        <text:changed-region xml:id="ct94919479169312" text:id="ct94919479169312">
          <text:deletion>
            <office:change-info>
              <dc:creator>Julia Ringo</dc:creator>
              <dc:date>2023-10-20T14:24:00</dc:date>
            </office:change-info>
            <text:p text:style-name="Text_20_body"><text:span text:style-name="T1"><text:s/>for it</text:span></text:p>
          </text:deletion>
        </text:changed-region>
        <text:changed-region xml:id="ct94919478887456" text:id="ct94919478887456">
          <text:insertion>
            <office:change-info>
              <dc:creator>Julia Ringo</dc:creator>
              <dc:date>2023-10-20T14:24:00</dc:date>
            </office:change-info>
          </text:insertion>
        </text:changed-region>
        <text:changed-region xml:id="ct94919478887744" text:id="ct94919478887744">
          <text:deletion>
            <office:change-info>
              <dc:creator>Julia Ringo</dc:creator>
              <dc:date>2023-10-20T14:24:00</dc:date>
            </office:change-info>
            <text:p text:style-name="Text_20_body"><text:span text:style-name="T1">o</text:span></text:p>
          </text:deletion>
        </text:changed-region>
        <text:changed-region xml:id="ct94919478888032" text:id="ct94919478888032">
          <text:deletion>
            <office:change-info>
              <dc:creator>Julia Ringo</dc:creator>
              <dc:date>2023-10-20T14:24:00</dc:date>
            </office:change-info>
            <text:p text:style-name="Text_20_body"><text:span text:style-name="T1">busied </text:span></text:p>
          </text:deletion>
        </text:changed-region>
        <text:changed-region xml:id="ct94919478888832" text:id="ct94919478888832">
          <text:insertion>
            <office:change-info>
              <dc:creator>Julia Ringo</dc:creator>
              <dc:date>2023-10-20T14:24:00</dc:date>
            </office:change-info>
          </text:insertion>
        </text:changed-region>
        <text:changed-region xml:id="ct94919478890144" text:id="ct94919478890144">
          <text:deletion>
            <office:change-info>
              <dc:creator>Julia Ringo</dc:creator>
              <dc:date>2023-10-20T14:24:00</dc:date>
            </office:change-info>
            <text:p text:style-name="Text_20_body"><text:span text:style-name="T1">for things that</text:span></text:p>
          </text:deletion>
        </text:changed-region>
        <text:changed-region xml:id="ct94919478891376" text:id="ct94919478891376">
          <text:insertion>
            <office:change-info>
              <dc:creator>Julia Ringo</dc:creator>
              <dc:date>2023-10-20T14:24:00</dc:date>
            </office:change-info>
          </text:insertion>
        </text:changed-region>
        <text:changed-region xml:id="ct94919478892592" text:id="ct94919478892592">
          <text:deletion>
            <office:change-info>
              <dc:creator>Julia Ringo</dc:creator>
              <dc:date>2023-10-20T14:25:00</dc:date>
            </office:change-info>
            <text:p text:style-name="Text_20_body"><text:span text:style-name="T1">full </text:span></text:p>
          </text:deletion>
        </text:changed-region>
        <text:changed-region xml:id="ct94919478889456" text:id="ct94919478889456">
          <text:deletion>
            <office:change-info>
              <dc:creator>Julia Ringo</dc:creator>
              <dc:date>2023-10-05T13:15:00</dc:date>
            </office:change-info>
            <text:p text:style-name="Text_20_body"><text:span text:style-name="T1"><text:s/>— </text:span></text:p>
          </text:deletion>
        </text:changed-region>
        <text:changed-region xml:id="ct94919479214032" text:id="ct94919479214032">
          <text:insertion>
            <office:change-info>
              <dc:creator>Julia Ringo</dc:creator>
              <dc:date>2023-10-05T13:15:00</dc:date>
            </office:change-info>
          </text:insertion>
        </text:changed-region>
        <text:changed-region xml:id="ct94919479216192" text:id="ct94919479216192">
          <text:deletion>
            <office:change-info>
              <dc:creator>Julia Ringo</dc:creator>
              <dc:date>2023-10-05T13:15:00</dc:date>
            </office:change-info>
            <text:p text:style-name="Text_20_body"><text:span text:style-name="T1"><text:s/>— </text:span></text:p>
          </text:deletion>
        </text:changed-region>
        <text:changed-region xml:id="ct94919479217680" text:id="ct94919479217680">
          <text:insertion>
            <office:change-info>
              <dc:creator>Julia Ringo</dc:creator>
              <dc:date>2023-10-05T13:15:00</dc:date>
            </office:change-info>
          </text:insertion>
        </text:changed-region>
        <text:changed-region xml:id="ct94919479218384" text:id="ct94919479218384">
          <text:insertion>
            <office:change-info>
              <dc:creator>Julia Ringo</dc:creator>
              <dc:date>2023-10-20T14:26:00</dc:date>
            </office:change-info>
          </text:insertion>
        </text:changed-region>
        <text:changed-region xml:id="ct94919479220032" text:id="ct94919479220032">
          <text:deletion>
            <office:change-info>
              <dc:creator>Julia Ringo</dc:creator>
              <dc:date>2023-10-05T13:15:00</dc:date>
            </office:change-info>
            <text:p text:style-name="Text_20_body"><text:span text:style-name="T1"><text:s/>— </text:span></text:p>
          </text:deletion>
        </text:changed-region>
        <text:changed-region xml:id="ct94919479221216" text:id="ct94919479221216">
          <text:insertion>
            <office:change-info>
              <dc:creator>Julia Ringo</dc:creator>
              <dc:date>2023-10-05T13:15:00</dc:date>
            </office:change-info>
          </text:insertion>
        </text:changed-region>
        <text:changed-region xml:id="ct94919479224848" text:id="ct94919479224848">
          <text:insertion>
            <office:change-info>
              <dc:creator>Julia Ringo</dc:creator>
              <dc:date>2023-10-20T14:25:00</dc:date>
            </office:change-info>
          </text:insertion>
        </text:changed-region>
        <text:changed-region xml:id="ct94919479223008" text:id="ct94919479223008">
          <text:deletion>
            <office:change-info>
              <dc:creator>Julia Ringo</dc:creator>
              <dc:date>2023-10-05T13:15:00</dc:date>
            </office:change-info>
            <text:p text:style-name="Text_20_body"><text:span text:style-name="T1"><text:s/>— </text:span></text:p>
          </text:deletion>
        </text:changed-region>
        <text:changed-region xml:id="ct94919479225552" text:id="ct94919479225552">
          <text:insertion>
            <office:change-info>
              <dc:creator>Julia Ringo</dc:creator>
              <dc:date>2023-10-05T13:15:00</dc:date>
            </office:change-info>
          </text:insertion>
        </text:changed-region>
        <text:changed-region xml:id="ct94919479225840" text:id="ct94919479225840">
          <text:deletion>
            <office:change-info>
              <dc:creator>Julia Ringo</dc:creator>
              <dc:date>2023-10-20T14:26:00</dc:date>
            </office:change-info>
            <text:p text:style-name="Text_20_body"><text:span text:style-name="T1">were all laboriously pulled from the crates immediately </text:span></text:p>
          </text:deletion>
        </text:changed-region>
        <text:changed-region xml:id="ct94919479231744" text:id="ct94919479231744">
          <text:insertion>
            <office:change-info>
              <dc:creator>Julia Ringo</dc:creator>
              <dc:date>2023-10-20T14:26:00</dc:date>
            </office:change-info>
          </text:insertion>
        </text:changed-region>
        <text:changed-region xml:id="ct94919479227616" text:id="ct94919479227616">
          <text:deletion>
            <office:change-info>
              <dc:creator>Julia Ringo</dc:creator>
              <dc:date>2023-10-20T14:26:00</dc:date>
            </office:change-info>
            <text:p text:style-name="Text_20_body"><text:span text:style-name="T1"><text:s/>by the crew</text:span></text:p>
          </text:deletion>
        </text:changed-region>
        <text:changed-region xml:id="ct94919479227200" text:id="ct94919479227200">
          <text:deletion>
            <office:change-info>
              <dc:creator>Julia Ringo</dc:creator>
              <dc:date>2023-10-20T14:26:00</dc:date>
            </office:change-info>
            <text:p text:style-name="Text_20_body"><text:span text:style-name="T1"><text:s/>to Captain Percy</text:span></text:p>
          </text:deletion>
        </text:changed-region>
        <text:changed-region xml:id="ct94919479228544" text:id="ct94919479228544">
          <text:insertion>
            <office:change-info>
              <dc:creator>Julia Ringo</dc:creator>
              <dc:date>2023-10-20T14:26:00</dc:date>
            </office:change-info>
          </text:insertion>
        </text:changed-region>
        <text:changed-region xml:id="ct94919479247888" text:id="ct94919479247888">
          <text:insertion>
            <office:change-info>
              <dc:creator>Julia Ringo</dc:creator>
              <dc:date>2023-10-20T14:26:00</dc:date>
            </office:change-info>
          </text:insertion>
        </text:changed-region>
        <text:changed-region xml:id="ct94919479252304" text:id="ct94919479252304">
          <text:insertion>
            <office:change-info>
              <dc:creator>Julia Ringo</dc:creator>
              <dc:date>2023-10-20T14:27:00</dc:date>
            </office:change-info>
          </text:insertion>
        </text:changed-region>
        <text:changed-region xml:id="ct94919479253264" text:id="ct94919479253264">
          <text:deletion>
            <office:change-info>
              <dc:creator>Julia Ringo</dc:creator>
              <dc:date>2023-10-20T14:27:00</dc:date>
            </office:change-info>
            <text:p text:style-name="Text_20_body"><text:span text:style-name="T1">they could take on </text:span></text:p>
          </text:deletion>
        </text:changed-region>
        <text:changed-region xml:id="ct94919479219616" text:id="ct94919479219616">
          <text:deletion>
            <office:change-info>
              <dc:creator>Julia Ringo</dc:creator>
              <dc:date>2023-10-20T14:27:00</dc:date>
            </office:change-info>
            <text:p text:style-name="Text_20_body"><text:span text:style-name="T1">did not say anything but </text:span></text:p>
          </text:deletion>
        </text:changed-region>
        <text:changed-region xml:id="ct94919479258400" text:id="ct94919479258400">
          <text:insertion>
            <office:change-info>
              <dc:creator>Julia Ringo</dc:creator>
              <dc:date>2023-10-20T14:27:00</dc:date>
            </office:change-info>
          </text:insertion>
        </text:changed-region>
        <text:changed-region xml:id="ct94919479254704" text:id="ct94919479254704">
          <text:deletion>
            <office:change-info>
              <dc:creator>Julia Ringo</dc:creator>
              <dc:date>2023-10-20T14:27:00</dc:date>
            </office:change-info>
            <text:p text:style-name="Text_20_body"><text:span text:style-name="T1">with </text:span></text:p>
          </text:deletion>
        </text:changed-region>
        <text:changed-region xml:id="ct94919479257728" text:id="ct94919479257728">
          <text:insertion>
            <office:change-info>
              <dc:creator>Julia Ringo</dc:creator>
              <dc:date>2023-10-20T14:27:00</dc:date>
            </office:change-info>
          </text:insertion>
        </text:changed-region>
        <text:changed-region xml:id="ct94919479262864" text:id="ct94919479262864">
          <text:deletion>
            <office:change-info>
              <dc:creator>Julia Ringo</dc:creator>
              <dc:date>2023-10-20T14:27:00</dc:date>
            </office:change-info>
            <text:p text:style-name="Text_20_body"><text:span text:style-name="T1">said</text:span></text:p>
          </text:deletion>
        </text:changed-region>
        <text:changed-region xml:id="ct94919479263824" text:id="ct94919479263824">
          <text:insertion>
            <office:change-info>
              <dc:creator>Julia Ringo</dc:creator>
              <dc:date>2023-10-20T14:27:00</dc:date>
            </office:change-info>
          </text:insertion>
        </text:changed-region>
        <text:changed-region xml:id="ct94919479259840" text:id="ct94919479259840">
          <text:deletion>
            <office:change-info>
              <dc:creator>Julia Ringo</dc:creator>
              <dc:date>2023-10-20T14:27:00</dc:date>
            </office:change-info>
            <text:p text:style-name="Text_20_body"><text:span text:style-name="T1">a couple of </text:span></text:p>
          </text:deletion>
        </text:changed-region>
        <text:changed-region xml:id="ct94919479269632" text:id="ct94919479269632">
          <text:insertion>
            <office:change-info>
              <dc:creator>Julia Ringo</dc:creator>
              <dc:date>2023-10-20T14:27:00</dc:date>
            </office:change-info>
          </text:insertion>
        </text:changed-region>
        <text:changed-region xml:id="ct94919479269920" text:id="ct94919479269920">
          <text:deletion>
            <office:change-info>
              <dc:creator>Julia Ringo</dc:creator>
              <dc:date>2023-10-20T14:27:00</dc:date>
            </office:change-info>
            <text:p text:style-name="Text_20_body"><text:span text:style-name="T1">,</text:span></text:p>
          </text:deletion>
        </text:changed-region>
        <text:changed-region xml:id="ct94919479271552" text:id="ct94919479271552">
          <text:insertion>
            <office:change-info>
              <dc:creator>Julia Ringo</dc:creator>
              <dc:date>2023-10-20T14:28:00</dc:date>
            </office:change-info>
          </text:insertion>
        </text:changed-region>
        <text:changed-region xml:id="ct94919479271840" text:id="ct94919479271840">
          <text:deletion>
            <office:change-info>
              <dc:creator>Julia Ringo</dc:creator>
              <dc:date>2023-10-20T14:28:00</dc:date>
            </office:change-info>
            <text:p text:style-name="Text_20_body"><text:span text:style-name="T1">r</text:span></text:p>
          </text:deletion>
        </text:changed-region>
        <text:changed-region xml:id="ct94919479273472" text:id="ct94919479273472">
          <text:insertion>
            <office:change-info>
              <dc:creator>Julia Ringo</dc:creator>
              <dc:date>2023-10-20T14:28:00</dc:date>
            </office:change-info>
          </text:insertion>
        </text:changed-region>
        <text:changed-region xml:id="ct94919479272128" text:id="ct94919479272128">
          <text:insertion>
            <office:change-info>
              <dc:creator>Julia Ringo</dc:creator>
              <dc:date>2023-10-20T14:28:00</dc:date>
            </office:change-info>
          </text:insertion>
        </text:changed-region>
        <text:changed-region xml:id="ct94919479273088" text:id="ct94919479273088">
          <text:insertion>
            <office:change-info>
              <dc:creator>Julia Ringo</dc:creator>
              <dc:date>2023-10-20T14:28:00</dc:date>
            </office:change-info>
          </text:insertion>
        </text:changed-region>
        <text:changed-region xml:id="ct94919479271216" text:id="ct94919479271216">
          <text:deletion>
            <office:change-info>
              <dc:creator>Julia Ringo</dc:creator>
              <dc:date>2023-10-20T14:28:00</dc:date>
            </office:change-info>
            <text:p text:style-name="Text_20_body"><text:span text:style-name="T1"><text:s/>over the PA</text:span></text:p>
          </text:deletion>
        </text:changed-region>
        <text:changed-region xml:id="ct94919479274912" text:id="ct94919479274912">
          <text:deletion>
            <office:change-info>
              <dc:creator>Julia Ringo</dc:creator>
              <dc:date>2023-10-20T14:28:00</dc:date>
            </office:change-info>
            <text:p text:style-name="Text_20_body"><text:span text:style-name="T1">and </text:span></text:p>
          </text:deletion>
        </text:changed-region>
        <text:changed-region xml:id="ct94919479285824" text:id="ct94919479285824">
          <text:insertion>
            <office:change-info>
              <dc:creator>Julia Ringo</dc:creator>
              <dc:date>2023-10-20T14:28:00</dc:date>
            </office:change-info>
          </text:insertion>
        </text:changed-region>
        <text:changed-region xml:id="ct94919479287120" text:id="ct94919479287120">
          <text:insertion>
            <office:change-info>
              <dc:creator>Julia Ringo</dc:creator>
              <dc:date>2023-10-20T14:28:00</dc:date>
            </office:change-info>
          </text:insertion>
        </text:changed-region>
        <text:changed-region xml:id="ct94919479286112" text:id="ct94919479286112">
          <text:insertion>
            <office:change-info>
              <dc:creator>Julia Ringo</dc:creator>
              <dc:date>2023-10-20T14:28:00</dc:date>
            </office:change-info>
          </text:insertion>
        </text:changed-region>
        <text:changed-region xml:id="ct94919479294752" text:id="ct94919479294752">
          <text:insertion>
            <office:change-info>
              <dc:creator>Julia Ringo</dc:creator>
              <dc:date>2023-10-20T14:28:00</dc:date>
            </office:change-info>
          </text:insertion>
        </text:changed-region>
        <text:changed-region xml:id="ct94919479295040" text:id="ct94919479295040">
          <text:deletion>
            <office:change-info>
              <dc:creator>Julia Ringo</dc:creator>
              <dc:date>2023-10-20T14:28:00</dc:date>
            </office:change-info>
            <text:p text:style-name="Text_20_body"><text:span text:style-name="T1">,</text:span></text:p>
          </text:deletion>
        </text:changed-region>
        <text:changed-region xml:id="ct94919479296336" text:id="ct94919479296336">
          <text:insertion>
            <office:change-info>
              <dc:creator>Julia Ringo</dc:creator>
              <dc:date>2023-10-20T14:28:00</dc:date>
            </office:change-info>
          </text:insertion>
        </text:changed-region>
        <text:changed-region xml:id="ct94919479296624" text:id="ct94919479296624">
          <text:deletion>
            <office:change-info>
              <dc:creator>Julia Ringo</dc:creator>
              <dc:date>2023-10-20T14:28:00</dc:date>
            </office:change-info>
            <text:p text:style-name="Text_20_body"><text:span text:style-name="T1">s</text:span></text:p>
          </text:deletion>
        </text:changed-region>
        <text:changed-region xml:id="ct94919479288224" text:id="ct94919479288224">
          <text:insertion>
            <office:change-info>
              <dc:creator>Julia Ringo</dc:creator>
              <dc:date>2023-10-20T14:28:00</dc:date>
            </office:change-info>
          </text:insertion>
        </text:changed-region>
        <text:changed-region xml:id="ct94919479298064" text:id="ct94919479298064">
          <text:deletion>
            <office:change-info>
              <dc:creator>Julia Ringo</dc:creator>
              <dc:date>2023-10-20T14:28:00</dc:date>
            </office:change-info>
            <text:p text:style-name="Text_20_body"><text:span text:style-name="T1"><text:s/>for prepping the boat to leave</text:span></text:p>
          </text:deletion>
        </text:changed-region>
        <text:changed-region xml:id="ct94919479306944" text:id="ct94919479306944">
          <text:insertion>
            <office:change-info>
              <dc:creator>Julia Ringo</dc:creator>
              <dc:date>2023-10-20T14:29:00</dc:date>
            </office:change-info>
          </text:insertion>
        </text:changed-region>
        <text:changed-region xml:id="ct94919479307232" text:id="ct94919479307232">
          <text:deletion>
            <office:change-info>
              <dc:creator>Julia Ringo</dc:creator>
              <dc:date>2023-10-20T14:29:00</dc:date>
            </office:change-info>
            <text:p text:style-name="Text_20_body"><text:span text:style-name="T1">,</text:span></text:p>
          </text:deletion>
        </text:changed-region>
        <text:changed-region xml:id="ct94919479308864" text:id="ct94919479308864">
          <text:insertion>
            <office:change-info>
              <dc:creator>Julia Ringo</dc:creator>
              <dc:date>2023-10-20T14:29:00</dc:date>
            </office:change-info>
          </text:insertion>
        </text:changed-region>
        <text:changed-region xml:id="ct94919479309152" text:id="ct94919479309152">
          <text:deletion>
            <office:change-info>
              <dc:creator>Julia Ringo</dc:creator>
              <dc:date>2023-10-20T14:29:00</dc:date>
            </office:change-info>
            <text:p text:style-name="Text_20_body"><text:span text:style-name="T1">s</text:span></text:p>
          </text:deletion>
        </text:changed-region>
        <text:changed-region xml:id="ct94919479295808" text:id="ct94919479295808">
          <text:insertion>
            <office:change-info>
              <dc:creator>Julia Ringo</dc:creator>
              <dc:date>2023-10-20T14:29:00</dc:date>
            </office:change-info>
          </text:insertion>
        </text:changed-region>
        <text:changed-region xml:id="ct94919479307520" text:id="ct94919479307520">
          <text:deletion>
            <office:change-info>
              <dc:creator>Julia Ringo</dc:creator>
              <dc:date>2023-10-20T14:29:00</dc:date>
            </office:change-info>
            <text:p text:style-name="Text_20_body"><text:span text:style-name="T1">T</text:span></text:p>
          </text:deletion>
        </text:changed-region>
        <text:changed-region xml:id="ct94919479306272" text:id="ct94919479306272">
          <text:insertion>
            <office:change-info>
              <dc:creator>Julia Ringo</dc:creator>
              <dc:date>2023-10-20T14:29:00</dc:date>
            </office:change-info>
          </text:insertion>
        </text:changed-region>
        <text:changed-region xml:id="ct94919479306560" text:id="ct94919479306560">
          <text:deletion>
            <office:change-info>
              <dc:creator>Julia Ringo</dc:creator>
              <dc:date>2023-10-20T14:29:00</dc:date>
            </office:change-info>
            <text:p text:style-name="Text_20_body"><text:span text:style-name="T1">,</text:span></text:p>
          </text:deletion>
        </text:changed-region>
        <text:changed-region xml:id="ct94919479316976" text:id="ct94919479316976">
          <text:insertion>
            <office:change-info>
              <dc:creator>Julia Ringo</dc:creator>
              <dc:date>2023-10-20T14:29:00</dc:date>
            </office:change-info>
          </text:insertion>
        </text:changed-region>
        <text:changed-region xml:id="ct94919479317264" text:id="ct94919479317264">
          <text:deletion>
            <office:change-info>
              <dc:creator>Julia Ringo</dc:creator>
              <dc:date>2023-10-20T14:29:00</dc:date>
            </office:change-info>
            <text:p text:style-name="Text_20_body"><text:span text:style-name="T1">h</text:span></text:p>
          </text:deletion>
        </text:changed-region>
        <text:changed-region xml:id="ct94919478411120" text:id="ct94919478411120">
          <text:insertion>
            <office:change-info>
              <dc:creator>Julia Ringo</dc:creator>
              <dc:date>2023-10-20T14:29:00</dc:date>
            </office:change-info>
          </text:insertion>
        </text:changed-region>
        <text:changed-region xml:id="ct94919479318896" text:id="ct94919479318896">
          <text:deletion>
            <office:change-info>
              <dc:creator>Julia Ringo</dc:creator>
              <dc:date>2023-10-20T14:29:00</dc:date>
            </office:change-info>
            <text:p text:style-name="Text_20_body"><text:span text:style-name="T1">,</text:span></text:p>
          </text:deletion>
        </text:changed-region>
        <text:changed-region xml:id="ct94919479320528" text:id="ct94919479320528">
          <text:insertion>
            <office:change-info>
              <dc:creator>Julia Ringo</dc:creator>
              <dc:date>2023-10-20T14:29:00</dc:date>
            </office:change-info>
          </text:insertion>
        </text:changed-region>
        <text:changed-region xml:id="ct94919479320816" text:id="ct94919479320816">
          <text:deletion>
            <office:change-info>
              <dc:creator>Julia Ringo</dc:creator>
              <dc:date>2023-10-20T14:29:00</dc:date>
            </office:change-info>
            <text:p text:style-name="Text_20_body"><text:span text:style-name="T1">t</text:span></text:p>
          </text:deletion>
        </text:changed-region>
        <text:changed-region xml:id="ct94919479310592" text:id="ct94919479310592">
          <text:deletion>
            <office:change-info>
              <dc:creator>Julia Ringo</dc:creator>
              <dc:date>2023-10-20T14:29:00</dc:date>
            </office:change-info>
            <text:p text:style-name="Text_20_body"><text:span text:style-name="T1">,</text:span></text:p>
          </text:deletion>
        </text:changed-region>
        <text:changed-region xml:id="ct94919479305600" text:id="ct94919479305600">
          <text:deletion>
            <office:change-info>
              <dc:creator>Julia Ringo</dc:creator>
              <dc:date>2023-10-05T13:15:00</dc:date>
            </office:change-info>
            <text:p text:style-name="Text_20_body"><text:span text:style-name="T1"><text:s/>— </text:span></text:p>
          </text:deletion>
        </text:changed-region>
        <text:changed-region xml:id="ct94919479317552" text:id="ct94919479317552">
          <text:insertion>
            <office:change-info>
              <dc:creator>Julia Ringo</dc:creator>
              <dc:date>2023-10-05T13:15:00</dc:date>
            </office:change-info>
          </text:insertion>
        </text:changed-region>
        <text:changed-region xml:id="ct94919479318512" text:id="ct94919479318512">
          <text:deletion>
            <office:change-info>
              <dc:creator>Julia Ringo</dc:creator>
              <dc:date>2023-10-10T11:08:00</dc:date>
            </office:change-info>
            <text:p text:style-name="Text_20_body"><text:span text:style-name="T1">…</text:span></text:p>
          </text:deletion>
        </text:changed-region>
        <text:changed-region xml:id="ct94919479319856" text:id="ct94919479319856">
          <text:insertion>
            <office:change-info>
              <dc:creator>Julia Ringo</dc:creator>
              <dc:date>2023-10-10T11:08:00</dc:date>
            </office:change-info>
          </text:insertion>
        </text:changed-region>
        <text:changed-region xml:id="ct94919479320144" text:id="ct94919479320144">
          <text:deletion>
            <office:change-info>
              <dc:creator>Julia Ringo</dc:creator>
              <dc:date>2023-10-20T14:29:00</dc:date>
            </office:change-info>
            <text:p text:style-name="Text_20_body"><text:span text:style-name="T1"><text:s/></text:span></text:p>
          </text:deletion>
        </text:changed-region>
        <text:changed-region xml:id="ct94919479316304" text:id="ct94919479316304">
          <text:deletion>
            <office:change-info>
              <dc:creator>Julia Ringo</dc:creator>
              <dc:date>2023-10-10T11:08:00</dc:date>
            </office:change-info>
            <text:p text:style-name="Text_20_body"><text:span text:style-name="T1">…</text:span></text:p>
          </text:deletion>
        </text:changed-region>
        <text:changed-region xml:id="ct94919479330320" text:id="ct94919479330320">
          <text:insertion>
            <office:change-info>
              <dc:creator>Julia Ringo</dc:creator>
              <dc:date>2023-10-10T11:08:00</dc:date>
            </office:change-info>
          </text:insertion>
        </text:changed-region>
        <text:changed-region xml:id="ct94919479322256" text:id="ct94919479322256">
          <text:deletion>
            <office:change-info>
              <dc:creator>Julia Ringo</dc:creator>
              <dc:date>2023-10-20T14:29:00</dc:date>
            </office:change-info>
            <text:p text:style-name="Text_20_body"><text:span text:style-name="T1"><text:s/>to the sounds in the headset</text:span></text:p>
          </text:deletion>
        </text:changed-region>
        <text:changed-region xml:id="ct94919479305888" text:id="ct94919479305888">
          <text:insertion>
            <office:change-info>
              <dc:creator>Julia Ringo</dc:creator>
              <dc:date>2023-10-20T14:29:00</dc:date>
            </office:change-info>
          </text:insertion>
        </text:changed-region>
        <text:changed-region xml:id="ct94919479270880" text:id="ct94919479270880">
          <text:deletion>
            <office:change-info>
              <dc:creator>Julia Ringo</dc:creator>
              <dc:date>2023-10-05T13:15:00</dc:date>
            </office:change-info>
            <text:p text:style-name="Text_20_body"><text:span text:style-name="T1"><text:s/>— </text:span></text:p>
          </text:deletion>
        </text:changed-region>
        <text:changed-region xml:id="ct94919479331424" text:id="ct94919479331424">
          <text:insertion>
            <office:change-info>
              <dc:creator>Julia Ringo</dc:creator>
              <dc:date>2023-10-05T13:15:00</dc:date>
            </office:change-info>
          </text:insertion>
        </text:changed-region>
        <text:changed-region xml:id="ct94919479342944" text:id="ct94919479342944">
          <text:insertion>
            <office:change-info>
              <dc:creator>Julia Ringo</dc:creator>
              <dc:date>2023-10-20T14:30:00</dc:date>
            </office:change-info>
          </text:insertion>
        </text:changed-region>
        <text:changed-region xml:id="ct94919479344576" text:id="ct94919479344576">
          <text:insertion>
            <office:change-info>
              <dc:creator>Julia Ringo</dc:creator>
              <dc:date>2023-10-20T14:30:00</dc:date>
            </office:change-info>
          </text:insertion>
        </text:changed-region>
        <text:changed-region xml:id="ct94919479351392" text:id="ct94919479351392">
          <text:insertion>
            <office:change-info>
              <dc:creator>Julia Ringo</dc:creator>
              <dc:date>2023-10-20T14:30:00</dc:date>
            </office:change-info>
          </text:insertion>
        </text:changed-region>
        <text:changed-region xml:id="ct94919479351680" text:id="ct94919479351680">
          <text:deletion>
            <office:change-info>
              <dc:creator>Julia Ringo</dc:creator>
              <dc:date>2023-10-20T14:30:00</dc:date>
            </office:change-info>
            <text:p text:style-name="Text_20_body"><text:span text:style-name="T1">ed</text:span></text:p>
          </text:deletion>
        </text:changed-region>
        <text:changed-region xml:id="ct94919479355616" text:id="ct94919479355616">
          <text:insertion>
            <office:change-info>
              <dc:creator>Julia Ringo</dc:creator>
              <dc:date>2023-10-20T14:30:00</dc:date>
            </office:change-info>
          </text:insertion>
        </text:changed-region>
        <text:changed-region xml:id="ct94919478272688" text:id="ct94919478272688">
          <text:deletion>
            <office:change-info>
              <dc:creator>Julia Ringo</dc:creator>
              <dc:date>2023-10-20T14:30:00</dc:date>
            </office:change-info>
            <text:p text:style-name="Text_20_body"><text:span text:style-name="T1"><text:s/>by which it could propagate itself</text:span></text:p>
          </text:deletion>
        </text:changed-region>
        <text:changed-region xml:id="ct94919477840272" text:id="ct94919477840272">
          <text:insertion>
            <office:change-info>
              <dc:creator>Julia Ringo</dc:creator>
              <dc:date>2023-10-20T14:31:00</dc:date>
            </office:change-info>
          </text:insertion>
        </text:changed-region>
        <text:changed-region xml:id="ct94919477993920" text:id="ct94919477993920">
          <text:insertion>
            <office:change-info>
              <dc:creator>Julia Ringo</dc:creator>
              <dc:date>2023-10-20T14:31:00</dc:date>
            </office:change-info>
          </text:insertion>
        </text:changed-region>
        <text:changed-region xml:id="ct94919477963664" text:id="ct94919477963664">
          <text:insertion>
            <office:change-info>
              <dc:creator>Julia Ringo</dc:creator>
              <dc:date>2023-10-20T14:31:00</dc:date>
            </office:change-info>
          </text:insertion>
        </text:changed-region>
        <text:changed-region xml:id="ct94919478238560" text:id="ct94919478238560">
          <text:deletion>
            <office:change-info>
              <dc:creator>Julia Ringo</dc:creator>
              <dc:date>2023-10-20T14:31:00</dc:date>
            </office:change-info>
            <text:p text:style-name="Text_20_body"><text:span text:style-name="T1">ing</text:span></text:p>
          </text:deletion>
        </text:changed-region>
        <text:changed-region xml:id="ct94919478126448" text:id="ct94919478126448">
          <text:insertion>
            <office:change-info>
              <dc:creator>Julia Ringo</dc:creator>
              <dc:date>2023-10-20T14:31:00</dc:date>
            </office:change-info>
          </text:insertion>
        </text:changed-region>
        <text:changed-region xml:id="ct94919478408144" text:id="ct94919478408144">
          <text:insertion>
            <office:change-info>
              <dc:creator>Julia Ringo</dc:creator>
              <dc:date>2023-10-20T14:31:00</dc:date>
            </office:change-info>
          </text:insertion>
        </text:changed-region>
        <text:changed-region xml:id="ct94919478523616" text:id="ct94919478523616">
          <text:insertion>
            <office:change-info>
              <dc:creator>Julia Ringo</dc:creator>
              <dc:date>2023-10-20T14:31:00</dc:date>
            </office:change-info>
          </text:insertion>
        </text:changed-region>
        <text:changed-region xml:id="ct94919478458800" text:id="ct94919478458800">
          <text:insertion>
            <office:change-info>
              <dc:creator>Julia Ringo</dc:creator>
              <dc:date>2023-10-20T14:31:00</dc:date>
            </office:change-info>
          </text:insertion>
        </text:changed-region>
        <text:changed-region xml:id="ct94919478093680" text:id="ct94919478093680">
          <text:insertion>
            <office:change-info>
              <dc:creator>Julia Ringo</dc:creator>
              <dc:date>2023-10-20T14:32:00</dc:date>
            </office:change-info>
          </text:insertion>
        </text:changed-region>
        <text:changed-region xml:id="ct94919478149232" text:id="ct94919478149232">
          <text:deletion>
            <office:change-info>
              <dc:creator>Julia Ringo</dc:creator>
              <dc:date>2023-10-20T14:32:00</dc:date>
            </office:change-info>
            <text:p text:style-name="Text_20_body"><text:span text:style-name="T1">,</text:span></text:p>
          </text:deletion>
        </text:changed-region>
        <text:changed-region xml:id="ct94919478288736" text:id="ct94919478288736">
          <text:insertion>
            <office:change-info>
              <dc:creator>Julia Ringo</dc:creator>
              <dc:date>2023-10-20T14:32:00</dc:date>
            </office:change-info>
          </text:insertion>
        </text:changed-region>
        <text:changed-region xml:id="ct94919477960576" text:id="ct94919477960576">
          <text:deletion>
            <office:change-info>
              <dc:creator>Julia Ringo</dc:creator>
              <dc:date>2023-10-20T14:32:00</dc:date>
            </office:change-info>
            <text:p text:style-name="Text_20_body"><text:span text:style-name="T1">s</text:span></text:p>
          </text:deletion>
        </text:changed-region>
        <text:changed-region xml:id="ct94919478474944" text:id="ct94919478474944">
          <text:insertion>
            <office:change-info>
              <dc:creator>Julia Ringo</dc:creator>
              <dc:date>2023-10-20T14:32:00</dc:date>
            </office:change-info>
          </text:insertion>
        </text:changed-region>
        <text:changed-region xml:id="ct94919478644912" text:id="ct94919478644912">
          <text:insertion>
            <office:change-info>
              <dc:creator>Julia Ringo</dc:creator>
              <dc:date>2023-10-20T14:32:00</dc:date>
            </office:change-info>
          </text:insertion>
        </text:changed-region>
        <text:changed-region xml:id="ct94919478681536" text:id="ct94919478681536">
          <text:deletion>
            <office:change-info>
              <dc:creator>Julia Ringo</dc:creator>
              <dc:date>2023-10-20T14:32:00</dc:date>
            </office:change-info>
            <text:p text:style-name="Text_20_body"><text:span text:style-name="T1">,</text:span></text:p>
          </text:deletion>
        </text:changed-region>
        <text:changed-region xml:id="ct94919478732448" text:id="ct94919478732448">
          <text:deletion>
            <office:change-info>
              <dc:creator>Julia Ringo</dc:creator>
              <dc:date>2023-10-20T14:33:00</dc:date>
            </office:change-info>
            <text:p text:style-name="Text_20_body"><text:span text:style-name="T1">,</text:span></text:p>
          </text:deletion>
        </text:changed-region>
        <text:changed-region xml:id="ct94919478930720" text:id="ct94919478930720">
          <text:insertion>
            <office:change-info>
              <dc:creator>Julia Ringo</dc:creator>
              <dc:date>2023-10-20T14:33:00</dc:date>
            </office:change-info>
          </text:insertion>
        </text:changed-region>
        <text:changed-region xml:id="ct94919479308032" text:id="ct94919479308032">
          <text:insertion>
            <office:change-info>
              <dc:creator>Julia Ringo</dc:creator>
              <dc:date>2023-10-20T14:35:00</dc:date>
            </office:change-info>
          </text:insertion>
        </text:changed-region>
        <text:changed-region xml:id="ct94919479081328" text:id="ct94919479081328">
          <text:deletion>
            <office:change-info>
              <dc:creator>Julia Ringo</dc:creator>
              <dc:date>2023-10-05T13:15:00</dc:date>
            </office:change-info>
            <text:p text:style-name="Text_20_body"><text:span text:style-name="T1"><text:s/>— </text:span></text:p>
          </text:deletion>
        </text:changed-region>
        <text:changed-region xml:id="ct94919479091648" text:id="ct94919479091648">
          <text:insertion>
            <office:change-info>
              <dc:creator>Julia Ringo</dc:creator>
              <dc:date>2023-10-05T13:15:00</dc:date>
            </office:change-info>
          </text:insertion>
        </text:changed-region>
        <text:changed-region xml:id="ct94919479081776" text:id="ct94919479081776">
          <text:deletion>
            <office:change-info>
              <dc:creator>Julia Ringo</dc:creator>
              <dc:date>2023-10-05T13:15:00</dc:date>
            </office:change-info>
            <text:p text:style-name="Text_20_body"><text:span text:style-name="T1"><text:s/>— </text:span></text:p>
          </text:deletion>
        </text:changed-region>
        <text:changed-region xml:id="ct94919479217344" text:id="ct94919479217344">
          <text:insertion>
            <office:change-info>
              <dc:creator>Julia Ringo</dc:creator>
              <dc:date>2023-10-05T13:15:00</dc:date>
            </office:change-info>
          </text:insertion>
        </text:changed-region>
        <text:changed-region xml:id="ct94919478144384" text:id="ct94919478144384">
          <text:insertion>
            <office:change-info>
              <dc:creator>Julia Ringo</dc:creator>
              <dc:date>2023-10-20T14:39:00</dc:date>
            </office:change-info>
          </text:insertion>
        </text:changed-region>
        <text:changed-region xml:id="ct94919478901648" text:id="ct94919478901648">
          <text:insertion>
            <office:change-info>
              <dc:creator>Julia Ringo</dc:creator>
              <dc:date>2023-10-20T14:39:00</dc:date>
            </office:change-info>
          </text:insertion>
        </text:changed-region>
        <text:changed-region xml:id="ct94919478145376" text:id="ct94919478145376">
          <text:deletion>
            <office:change-info>
              <dc:creator>Julia Ringo</dc:creator>
              <dc:date>2023-10-05T13:15:00</dc:date>
            </office:change-info>
            <text:p text:style-name="Text_20_body"><text:span text:style-name="T1"><text:s/>— </text:span></text:p>
          </text:deletion>
        </text:changed-region>
        <text:changed-region xml:id="ct94919477902880" text:id="ct94919477902880">
          <text:insertion>
            <office:change-info>
              <dc:creator>Julia Ringo</dc:creator>
              <dc:date>2023-10-05T13:15:00</dc:date>
            </office:change-info>
          </text:insertion>
        </text:changed-region>
        <text:changed-region xml:id="ct94919478154592" text:id="ct94919478154592">
          <text:deletion>
            <office:change-info>
              <dc:creator>Julia Ringo</dc:creator>
              <dc:date>2023-10-05T13:15:00</dc:date>
            </office:change-info>
            <text:p text:style-name="Text_20_body"><text:span text:style-name="T1"><text:s/>— </text:span></text:p>
          </text:deletion>
        </text:changed-region>
        <text:changed-region xml:id="ct94919478185632" text:id="ct94919478185632">
          <text:insertion>
            <office:change-info>
              <dc:creator>Julia Ringo</dc:creator>
              <dc:date>2023-10-05T13:15:00</dc:date>
            </office:change-info>
          </text:insertion>
        </text:changed-region>
        <text:changed-region xml:id="ct94919478003552" text:id="ct94919478003552">
          <text:deletion>
            <office:change-info>
              <dc:creator>Julia Ringo</dc:creator>
              <dc:date>2023-10-10T11:08:00</dc:date>
            </office:change-info>
            <text:p text:style-name="Text_20_body"><text:span text:style-name="T1">…</text:span></text:p>
          </text:deletion>
        </text:changed-region>
        <text:changed-region xml:id="ct94919478411856" text:id="ct94919478411856">
          <text:insertion>
            <office:change-info>
              <dc:creator>Julia Ringo</dc:creator>
              <dc:date>2023-10-10T11:08:00</dc:date>
            </office:change-info>
          </text:insertion>
        </text:changed-region>
        <text:changed-region xml:id="ct94919479304768" text:id="ct94919479304768">
          <text:insertion>
            <office:change-info>
              <dc:creator>Julia Ringo</dc:creator>
              <dc:date>2023-10-20T14:39:00</dc:date>
            </office:change-info>
          </text:insertion>
        </text:changed-region>
        <text:changed-region xml:id="ct94919478665504" text:id="ct94919478665504">
          <text:deletion>
            <office:change-info>
              <dc:creator>Julia Ringo</dc:creator>
              <dc:date>2023-10-20T14:39:00</dc:date>
            </office:change-info>
            <text:p text:style-name="Text_20_body"><text:span text:style-name="T1">-</text:span></text:p>
          </text:deletion>
        </text:changed-region>
        <text:changed-region xml:id="ct94919478811168" text:id="ct94919478811168">
          <text:insertion>
            <office:change-info>
              <dc:creator>Julia Ringo</dc:creator>
              <dc:date>2023-10-20T14:39:00</dc:date>
            </office:change-info>
          </text:insertion>
        </text:changed-region>
        <text:changed-region xml:id="ct94919478735408" text:id="ct94919478735408">
          <text:deletion>
            <office:change-info>
              <dc:creator>Julia Ringo</dc:creator>
              <dc:date>2023-10-20T14:39:00</dc:date>
            </office:change-info>
            <text:p text:style-name="Text_20_body"><text:span text:style-name="T1">,</text:span></text:p>
          </text:deletion>
        </text:changed-region>
        <text:changed-region xml:id="ct94919478771696" text:id="ct94919478771696">
          <text:insertion>
            <office:change-info>
              <dc:creator>Julia Ringo</dc:creator>
              <dc:date>2023-10-20T14:39:00</dc:date>
            </office:change-info>
          </text:insertion>
        </text:changed-region>
        <text:changed-region xml:id="ct94919478772512" text:id="ct94919478772512">
          <text:deletion>
            <office:change-info>
              <dc:creator>Julia Ringo</dc:creator>
              <dc:date>2023-10-20T14:39:00</dc:date>
            </office:change-info>
            <text:p text:style-name="Text_20_body"><text:span text:style-name="T1">n</text:span></text:p>
          </text:deletion>
        </text:changed-region>
        <text:changed-region xml:id="ct94919478710048" text:id="ct94919478710048">
          <text:insertion>
            <office:change-info>
              <dc:creator>Julia Ringo</dc:creator>
              <dc:date>2023-10-20T14:40:00</dc:date>
            </office:change-info>
          </text:insertion>
        </text:changed-region>
        <text:changed-region xml:id="ct94919478943168" text:id="ct94919478943168">
          <text:deletion>
            <office:change-info>
              <dc:creator>Julia Ringo</dc:creator>
              <dc:date>2023-10-20T14:40:00</dc:date>
            </office:change-info>
            <text:p text:style-name="Text_20_body"><text:span text:style-name="T1">‘</text:span></text:p>
          </text:deletion>
        </text:changed-region>
        <text:changed-region xml:id="ct94919479020032" text:id="ct94919479020032">
          <text:insertion>
            <office:change-info>
              <dc:creator>Julia Ringo</dc:creator>
              <dc:date>2023-10-20T14:40:00</dc:date>
            </office:change-info>
          </text:insertion>
        </text:changed-region>
        <text:changed-region xml:id="ct94919479039840" text:id="ct94919479039840">
          <text:deletion>
            <office:change-info>
              <dc:creator>Julia Ringo</dc:creator>
              <dc:date>2023-10-20T14:40:00</dc:date>
            </office:change-info>
            <text:p text:style-name="Text_20_body"><text:span text:style-name="T1">’</text:span></text:p>
          </text:deletion>
        </text:changed-region>
        <text:changed-region xml:id="ct94919477770192" text:id="ct94919477770192">
          <text:insertion>
            <office:change-info>
              <dc:creator>Julia Ringo</dc:creator>
              <dc:date>2023-10-20T14:40:00</dc:date>
            </office:change-info>
          </text:insertion>
        </text:changed-region>
        <text:changed-region xml:id="ct94919478763792" text:id="ct94919478763792">
          <text:deletion>
            <office:change-info>
              <dc:creator>Julia Ringo</dc:creator>
              <dc:date>2023-10-05T13:15:00</dc:date>
            </office:change-info>
            <text:p text:style-name="Text_20_body"><text:span text:style-name="T1"><text:s/>— </text:span></text:p>
          </text:deletion>
        </text:changed-region>
        <text:changed-region xml:id="ct94919478379344" text:id="ct94919478379344">
          <text:insertion>
            <office:change-info>
              <dc:creator>Julia Ringo</dc:creator>
              <dc:date>2023-10-05T13:15:00</dc:date>
            </office:change-info>
          </text:insertion>
        </text:changed-region>
        <text:changed-region xml:id="ct94919478714976" text:id="ct94919478714976">
          <text:deletion>
            <office:change-info>
              <dc:creator>Julia Ringo</dc:creator>
              <dc:date>2023-10-20T14:40:00</dc:date>
            </office:change-info>
            <text:p text:style-name="Text_20_body"><text:span text:style-name="T1">actually </text:span></text:p>
          </text:deletion>
        </text:changed-region>
        <text:changed-region xml:id="ct94919478229808" text:id="ct94919478229808">
          <text:insertion>
            <office:change-info>
              <dc:creator>Julia Ringo</dc:creator>
              <dc:date>2023-10-20T14:40:00</dc:date>
            </office:change-info>
          </text:insertion>
        </text:changed-region>
        <text:changed-region xml:id="ct94919478643104" text:id="ct94919478643104">
          <text:deletion>
            <office:change-info>
              <dc:creator>Julia Ringo</dc:creator>
              <dc:date>2023-10-05T13:15:00</dc:date>
            </office:change-info>
            <text:p text:style-name="Text_20_body"><text:span text:style-name="T1"><text:s/>— </text:span></text:p>
          </text:deletion>
        </text:changed-region>
        <text:changed-region xml:id="ct94919478716032" text:id="ct94919478716032">
          <text:insertion>
            <office:change-info>
              <dc:creator>Julia Ringo</dc:creator>
              <dc:date>2023-10-05T13:15:00</dc:date>
            </office:change-info>
          </text:insertion>
        </text:changed-region>
        <text:changed-region xml:id="ct94919475932848" text:id="ct94919475932848">
          <text:insertion>
            <office:change-info>
              <dc:creator>Julia Ringo</dc:creator>
              <dc:date>2023-10-20T14:40:00</dc:date>
            </office:change-info>
          </text:insertion>
        </text:changed-region>
        <text:changed-region xml:id="ct94919478942176" text:id="ct94919478942176">
          <text:deletion>
            <office:change-info>
              <dc:creator>Julia Ringo</dc:creator>
              <dc:date>2023-10-20T14:40:00</dc:date>
            </office:change-info>
            <text:p text:style-name="Text_20_body"><text:span text:style-name="T1">,</text:span></text:p>
          </text:deletion>
        </text:changed-region>
        <text:changed-region xml:id="ct94919478151280" text:id="ct94919478151280">
          <text:insertion>
            <office:change-info>
              <dc:creator>Julia Ringo</dc:creator>
              <dc:date>2023-10-20T14:40:00</dc:date>
            </office:change-info>
          </text:insertion>
        </text:changed-region>
        <text:changed-region xml:id="ct94919479019584" text:id="ct94919479019584">
          <text:deletion>
            <office:change-info>
              <dc:creator>Julia Ringo</dc:creator>
              <dc:date>2023-10-20T14:40:00</dc:date>
            </office:change-info>
            <text:p text:style-name="Text_20_body"><text:span text:style-name="T1">i</text:span></text:p>
          </text:deletion>
        </text:changed-region>
        <text:changed-region xml:id="ct94919478561936" text:id="ct94919478561936">
          <text:deletion>
            <office:change-info>
              <dc:creator>Julia Ringo</dc:creator>
              <dc:date>2023-10-20T14:42:00</dc:date>
            </office:change-info>
            <text:p text:style-name="Text_20_body"><text:span text:style-name="T1">,</text:span></text:p>
          </text:deletion>
        </text:changed-region>
        <text:changed-region xml:id="ct94919478975168" text:id="ct94919478975168">
          <text:deletion>
            <office:change-info>
              <dc:creator>Julia Ringo</dc:creator>
              <dc:date>2023-10-20T14:42:00</dc:date>
            </office:change-info>
            <text:p text:style-name="Text_20_body"><text:span text:style-name="T1">200 </text:span></text:p>
          </text:deletion>
        </text:changed-region>
        <text:changed-region xml:id="ct94919477794832" text:id="ct94919477794832">
          <text:insertion>
            <office:change-info>
              <dc:creator>Julia Ringo</dc:creator>
              <dc:date>2023-10-20T14:42:00</dc:date>
            </office:change-info>
          </text:insertion>
        </text:changed-region>
        <text:changed-region xml:id="ct94919478658944" text:id="ct94919478658944">
          <text:deletion>
            <office:change-info>
              <dc:creator>Julia Ringo</dc:creator>
              <dc:date>2023-10-20T14:42:00</dc:date>
            </office:change-info>
            <text:p text:style-name="Text_20_body"><text:span text:style-name="T1">20 </text:span></text:p>
          </text:deletion>
        </text:changed-region>
        <text:changed-region xml:id="ct94919477993104" text:id="ct94919477993104">
          <text:insertion>
            <office:change-info>
              <dc:creator>Julia Ringo</dc:creator>
              <dc:date>2023-10-20T14:42:00</dc:date>
            </office:change-info>
          </text:insertion>
        </text:changed-region>
        <text:changed-region xml:id="ct94919478836512" text:id="ct94919478836512">
          <text:deletion>
            <office:change-info>
              <dc:creator>Julia Ringo</dc:creator>
              <dc:date>2023-10-20T14:42:00</dc:date>
            </office:change-info>
            <text:p text:style-name="Text_20_body"><text:span text:style-name="T1">210 </text:span></text:p>
          </text:deletion>
        </text:changed-region>
        <text:changed-region xml:id="ct94919478836800" text:id="ct94919478836800">
          <text:insertion>
            <office:change-info>
              <dc:creator>Julia Ringo</dc:creator>
              <dc:date>2023-10-20T14:42:00</dc:date>
            </office:change-info>
          </text:insertion>
        </text:changed-region>
        <text:changed-region xml:id="ct94919478721200" text:id="ct94919478721200">
          <text:insertion>
            <office:change-info>
              <dc:creator>Julia Ringo</dc:creator>
              <dc:date>2023-10-20T14:42:00</dc:date>
            </office:change-info>
          </text:insertion>
        </text:changed-region>
        <text:changed-region xml:id="ct94919478850592" text:id="ct94919478850592">
          <text:insertion>
            <office:change-info>
              <dc:creator>Julia Ringo</dc:creator>
              <dc:date>2023-10-20T14:43:00</dc:date>
            </office:change-info>
          </text:insertion>
        </text:changed-region>
        <text:changed-region xml:id="ct94919477865408" text:id="ct94919477865408">
          <text:insertion>
            <office:change-info>
              <dc:creator>Julia Ringo</dc:creator>
              <dc:date>2023-10-20T14:43:00</dc:date>
            </office:change-info>
          </text:insertion>
        </text:changed-region>
        <text:changed-region xml:id="ct94919479070608" text:id="ct94919479070608">
          <text:insertion>
            <office:change-info>
              <dc:creator>Julia Ringo</dc:creator>
              <dc:date>2023-10-20T14:43:00</dc:date>
            </office:change-info>
          </text:insertion>
        </text:changed-region>
        <text:changed-region xml:id="ct94919478675552" text:id="ct94919478675552">
          <text:insertion>
            <office:change-info>
              <dc:creator>Julia Ringo</dc:creator>
              <dc:date>2023-10-20T14:52:00</dc:date>
            </office:change-info>
          </text:insertion>
        </text:changed-region>
        <text:changed-region xml:id="ct94919475913840" text:id="ct94919475913840">
          <text:insertion>
            <office:change-info>
              <dc:creator>Julia Ringo</dc:creator>
              <dc:date>2023-10-20T14:53:00</dc:date>
            </office:change-info>
          </text:insertion>
        </text:changed-region>
        <text:changed-region xml:id="ct94919475511024" text:id="ct94919475511024">
          <text:deletion>
            <office:change-info>
              <dc:creator>Julia Ringo</dc:creator>
              <dc:date>2023-10-05T13:15:00</dc:date>
            </office:change-info>
            <text:p text:style-name="Text_20_body"><text:span text:style-name="T1"><text:s/>— </text:span></text:p>
          </text:deletion>
        </text:changed-region>
        <text:changed-region xml:id="ct94919479114624" text:id="ct94919479114624">
          <text:insertion>
            <office:change-info>
              <dc:creator>Julia Ringo</dc:creator>
              <dc:date>2023-10-05T13:15:00</dc:date>
            </office:change-info>
          </text:insertion>
        </text:changed-region>
        <text:changed-region xml:id="ct94919478676320" text:id="ct94919478676320">
          <text:deletion>
            <office:change-info>
              <dc:creator>Julia Ringo</dc:creator>
              <dc:date>2023-10-20T14:46:00</dc:date>
            </office:change-info>
            <text:p text:style-name="Text_20_body"><text:span text:style-name="T1">220 </text:span></text:p>
          </text:deletion>
        </text:changed-region>
        <text:changed-region xml:id="ct94919479036640" text:id="ct94919479036640">
          <text:insertion>
            <office:change-info>
              <dc:creator>Julia Ringo</dc:creator>
              <dc:date>2023-10-20T14:46:00</dc:date>
            </office:change-info>
          </text:insertion>
        </text:changed-region>
        <text:changed-region xml:id="ct94919479031104" text:id="ct94919479031104">
          <text:insertion>
            <office:change-info>
              <dc:creator>Julia Ringo</dc:creator>
              <dc:date>2023-10-20T14:57:00</dc:date>
            </office:change-info>
          </text:insertion>
        </text:changed-region>
        <text:changed-region xml:id="ct94919479214848" text:id="ct94919479214848">
          <text:deletion>
            <office:change-info>
              <dc:creator>Julia Ringo</dc:creator>
              <dc:date>2023-10-05T13:15:00</dc:date>
            </office:change-info>
            <text:p text:style-name="Text_20_body"><text:span text:style-name="T1"><text:s/>— </text:span></text:p>
          </text:deletion>
        </text:changed-region>
        <text:changed-region xml:id="ct94919479074304" text:id="ct94919479074304">
          <text:insertion>
            <office:change-info>
              <dc:creator>Julia Ringo</dc:creator>
              <dc:date>2023-10-05T13:15:00</dc:date>
            </office:change-info>
          </text:insertion>
        </text:changed-region>
        <text:changed-region xml:id="ct94919479341088" text:id="ct94919479341088">
          <text:insertion>
            <office:change-info>
              <dc:creator>Julia Ringo</dc:creator>
              <dc:date>2023-10-20T15:00:00</dc:date>
            </office:change-info>
          </text:insertion>
        </text:changed-region>
        <text:changed-region xml:id="ct94919479074592" text:id="ct94919479074592">
          <text:insertion>
            <office:change-info>
              <dc:creator>Julia Ringo</dc:creator>
              <dc:date>2023-10-20T15:00:00</dc:date>
            </office:change-info>
          </text:insertion>
        </text:changed-region>
        <text:changed-region xml:id="ct94919479339632" text:id="ct94919479339632">
          <text:deletion>
            <office:change-info>
              <dc:creator>Julia Ringo</dc:creator>
              <dc:date>2023-10-20T15:00:00</dc:date>
            </office:change-info>
            <text:p text:style-name="Text_20_body"><text:span text:style-name="T1">‘</text:span></text:p>
          </text:deletion>
        </text:changed-region>
        <text:changed-region xml:id="ct94919479031872" text:id="ct94919479031872">
          <text:insertion>
            <office:change-info>
              <dc:creator>Julia Ringo</dc:creator>
              <dc:date>2023-10-20T15:00:00</dc:date>
            </office:change-info>
          </text:insertion>
        </text:changed-region>
        <text:changed-region xml:id="ct94919479159984" text:id="ct94919479159984">
          <text:deletion>
            <office:change-info>
              <dc:creator>Julia Ringo</dc:creator>
              <dc:date>2023-10-20T15:00:00</dc:date>
            </office:change-info>
            <text:p text:style-name="Text_20_body"><text:span text:style-name="T1">’</text:span></text:p>
          </text:deletion>
        </text:changed-region>
        <text:changed-region xml:id="ct94919479262144" text:id="ct94919479262144">
          <text:insertion>
            <office:change-info>
              <dc:creator>Julia Ringo</dc:creator>
              <dc:date>2023-10-20T15:02:00</dc:date>
            </office:change-info>
          </text:insertion>
        </text:changed-region>
        <text:changed-region xml:id="ct94919479249600" text:id="ct94919479249600">
          <text:insertion>
            <office:change-info>
              <dc:creator>Julia Ringo</dc:creator>
              <dc:date>2023-10-20T15:02:00</dc:date>
            </office:change-info>
          </text:insertion>
        </text:changed-region>
        <text:changed-region xml:id="ct94919479100640" text:id="ct94919479100640">
          <text:insertion>
            <office:change-info>
              <dc:creator>Julia Ringo</dc:creator>
              <dc:date>2023-10-20T15:03:00</dc:date>
            </office:change-info>
          </text:insertion>
        </text:changed-region>
        <text:changed-region xml:id="ct94919479099696" text:id="ct94919479099696">
          <text:insertion>
            <office:change-info>
              <dc:creator>Julia Ringo</dc:creator>
              <dc:date>2023-10-20T15:03:00</dc:date>
            </office:change-info>
          </text:insertion>
        </text:changed-region>
        <text:changed-region xml:id="ct94919479100224" text:id="ct94919479100224">
          <text:deletion>
            <office:change-info>
              <dc:creator>Julia Ringo</dc:creator>
              <dc:date>2023-10-20T15:03:00</dc:date>
            </office:change-info>
            <text:p text:style-name="Text_20_body"><text:span text:style-name="T1">,</text:span></text:p>
          </text:deletion>
        </text:changed-region>
        <text:changed-region xml:id="ct94919478971392" text:id="ct94919478971392">
          <text:insertion>
            <office:change-info>
              <dc:creator>Julia Ringo</dc:creator>
              <dc:date>2023-10-20T15:03:00</dc:date>
            </office:change-info>
          </text:insertion>
        </text:changed-region>
        <text:changed-region xml:id="ct94919479249888" text:id="ct94919479249888">
          <text:deletion>
            <office:change-info>
              <dc:creator>Julia Ringo</dc:creator>
              <dc:date>2023-10-20T15:03:00</dc:date>
            </office:change-info>
            <text:p text:style-name="Text_20_body"><text:span text:style-name="T1">i</text:span></text:p>
          </text:deletion>
        </text:changed-region>
        <text:changed-region xml:id="ct94919479249184" text:id="ct94919479249184">
          <text:deletion>
            <office:change-info>
              <dc:creator>Julia Ringo</dc:creator>
              <dc:date>2023-10-20T15:03:00</dc:date>
            </office:change-info>
            <text:p text:style-name="Text_20_body"><text:span text:style-name="T1">,</text:span></text:p>
          </text:deletion>
        </text:changed-region>
        <text:changed-region xml:id="ct94919479099248" text:id="ct94919479099248">
          <text:deletion>
            <office:change-info>
              <dc:creator>Julia Ringo</dc:creator>
              <dc:date>2023-10-10T11:08:00</dc:date>
            </office:change-info>
            <text:p text:style-name="Text_20_body"><text:span text:style-name="T1">…</text:span></text:p>
          </text:deletion>
        </text:changed-region>
        <text:changed-region xml:id="ct94919478976512" text:id="ct94919478976512">
          <text:insertion>
            <office:change-info>
              <dc:creator>Julia Ringo</dc:creator>
              <dc:date>2023-10-10T11:08:00</dc:date>
            </office:change-info>
          </text:insertion>
        </text:changed-region>
        <text:changed-region xml:id="ct94919478983216" text:id="ct94919478983216">
          <text:deletion>
            <office:change-info>
              <dc:creator>Julia Ringo</dc:creator>
              <dc:date>2023-10-20T15:06:00</dc:date>
            </office:change-info>
            <text:p text:style-name="Text_20_body"><text:span text:style-name="T1">s</text:span></text:p>
          </text:deletion>
        </text:changed-region>
        <text:changed-region xml:id="ct94919479048880" text:id="ct94919479048880">
          <text:deletion>
            <office:change-info>
              <dc:creator>Julia Ringo</dc:creator>
              <dc:date>2023-10-10T11:08:00</dc:date>
            </office:change-info>
            <text:p text:style-name="Text_20_body"><text:span text:style-name="T1">…</text:span></text:p>
          </text:deletion>
        </text:changed-region>
        <text:changed-region xml:id="ct94919479135280" text:id="ct94919479135280">
          <text:insertion>
            <office:change-info>
              <dc:creator>Julia Ringo</dc:creator>
              <dc:date>2023-10-10T11:08:00</dc:date>
            </office:change-info>
          </text:insertion>
        </text:changed-region>
        <text:changed-region xml:id="ct94919478749472" text:id="ct94919478749472">
          <text:deletion>
            <office:change-info>
              <dc:creator>Julia Ringo</dc:creator>
              <dc:date>2023-10-05T13:15:00</dc:date>
            </office:change-info>
            <text:p text:style-name="Text_20_body"><text:span text:style-name="T1"><text:s/>— </text:span></text:p>
          </text:deletion>
        </text:changed-region>
        <text:changed-region xml:id="ct94919478751264" text:id="ct94919478751264">
          <text:insertion>
            <office:change-info>
              <dc:creator>Julia Ringo</dc:creator>
              <dc:date>2023-10-05T13:15:00</dc:date>
            </office:change-info>
          </text:insertion>
        </text:changed-region>
        <text:changed-region xml:id="ct94919478920224" text:id="ct94919478920224">
          <text:deletion>
            <office:change-info>
              <dc:creator>Julia Ringo</dc:creator>
              <dc:date>2023-10-05T13:15:00</dc:date>
            </office:change-info>
            <text:p text:style-name="Text_20_body"><text:span text:style-name="T1"><text:s/>— </text:span></text:p>
          </text:deletion>
        </text:changed-region>
        <text:changed-region xml:id="ct94919478922048" text:id="ct94919478922048">
          <text:insertion>
            <office:change-info>
              <dc:creator>Julia Ringo</dc:creator>
              <dc:date>2023-10-05T13:15:00</dc:date>
            </office:change-info>
          </text:insertion>
        </text:changed-region>
        <text:changed-region xml:id="ct94919479046800" text:id="ct94919479046800">
          <text:deletion>
            <office:change-info>
              <dc:creator>Julia Ringo</dc:creator>
              <dc:date>2023-10-10T11:08:00</dc:date>
            </office:change-info>
            <text:p text:style-name="Text_20_body"><text:span text:style-name="T1">…</text:span></text:p>
          </text:deletion>
        </text:changed-region>
        <text:changed-region xml:id="ct94919478921376" text:id="ct94919478921376">
          <text:insertion>
            <office:change-info>
              <dc:creator>Julia Ringo</dc:creator>
              <dc:date>2023-10-10T11:08:00</dc:date>
            </office:change-info>
          </text:insertion>
        </text:changed-region>
        <text:changed-region xml:id="ct94919478745504" text:id="ct94919478745504">
          <text:deletion>
            <office:change-info>
              <dc:creator>Julia Ringo</dc:creator>
              <dc:date>2023-10-05T13:15:00</dc:date>
            </office:change-info>
            <text:p text:style-name="Text_20_body"><text:span text:style-name="T1"><text:s/>— </text:span></text:p>
          </text:deletion>
        </text:changed-region>
        <text:changed-region xml:id="ct94919479043200" text:id="ct94919479043200">
          <text:insertion>
            <office:change-info>
              <dc:creator>Julia Ringo</dc:creator>
              <dc:date>2023-10-05T13:15:00</dc:date>
            </office:change-info>
          </text:insertion>
        </text:changed-region>
        <text:changed-region xml:id="ct94919479043824" text:id="ct94919479043824">
          <text:deletion>
            <office:change-info>
              <dc:creator>Julia Ringo</dc:creator>
              <dc:date>2023-10-05T13:15:00</dc:date>
            </office:change-info>
            <text:p text:style-name="Text_20_body"><text:span text:style-name="T1"><text:s/>— </text:span></text:p>
          </text:deletion>
        </text:changed-region>
        <text:changed-region xml:id="ct94919478802464" text:id="ct94919478802464">
          <text:insertion>
            <office:change-info>
              <dc:creator>Julia Ringo</dc:creator>
              <dc:date>2023-10-05T13:15:00</dc:date>
            </office:change-info>
          </text:insertion>
        </text:changed-region>
        <text:changed-region xml:id="ct94919478804576" text:id="ct94919478804576">
          <text:insertion>
            <office:change-info>
              <dc:creator>Julia Ringo</dc:creator>
              <dc:date>2023-10-20T15:15:00</dc:date>
            </office:change-info>
          </text:insertion>
        </text:changed-region>
        <text:changed-region xml:id="ct94919479051552" text:id="ct94919479051552">
          <text:insertion>
            <office:change-info>
              <dc:creator>Julia Ringo</dc:creator>
              <dc:date>2023-10-21T15:01:00</dc:date>
            </office:change-info>
          </text:insertion>
        </text:changed-region>
        <text:changed-region xml:id="ct94919479051840" text:id="ct94919479051840">
          <text:deletion>
            <office:change-info>
              <dc:creator>Julia Ringo</dc:creator>
              <dc:date>2023-10-21T15:01:00</dc:date>
            </office:change-info>
            <text:p text:style-name="Text_20_body"><text:span text:style-name="T1">,</text:span></text:p>
          </text:deletion>
        </text:changed-region>
        <text:changed-region xml:id="ct94919478899360" text:id="ct94919478899360">
          <text:deletion>
            <office:change-info>
              <dc:creator>Julia Ringo</dc:creator>
              <dc:date>2023-10-20T15:16:00</dc:date>
            </office:change-info>
            <text:p text:style-name="Text_20_body"><text:span text:style-name="T1">100 </text:span></text:p>
          </text:deletion>
        </text:changed-region>
        <text:changed-region xml:id="ct94919479140448" text:id="ct94919479140448">
          <text:insertion>
            <office:change-info>
              <dc:creator>Julia Ringo</dc:creator>
              <dc:date>2023-10-20T15:16:00</dc:date>
            </office:change-info>
          </text:insertion>
        </text:changed-region>
        <text:changed-region xml:id="ct94919479140112" text:id="ct94919479140112">
          <text:deletion>
            <office:change-info>
              <dc:creator>Julia Ringo</dc:creator>
              <dc:date>2023-10-20T15:16:00</dc:date>
            </office:change-info>
            <text:p text:style-name="Text_20_body"><text:span text:style-name="T1">to her </text:span></text:p>
          </text:deletion>
        </text:changed-region>
        <text:changed-region xml:id="ct94919479150688" text:id="ct94919479150688">
          <text:insertion>
            <office:change-info>
              <dc:creator>Julia Ringo</dc:creator>
              <dc:date>2023-10-20T15:16:00</dc:date>
            </office:change-info>
          </text:insertion>
        </text:changed-region>
        <text:changed-region xml:id="ct94919479150352" text:id="ct94919479150352">
          <text:insertion>
            <office:change-info>
              <dc:creator>Julia Ringo</dc:creator>
              <dc:date>2023-10-20T15:16:00</dc:date>
            </office:change-info>
          </text:insertion>
        </text:changed-region>
        <text:changed-region xml:id="ct94919478757840" text:id="ct94919478757840">
          <text:insertion>
            <office:change-info>
              <dc:creator>Julia Ringo</dc:creator>
              <dc:date>2023-10-20T15:17:00</dc:date>
            </office:change-info>
          </text:insertion>
        </text:changed-region>
        <text:changed-region xml:id="ct94919478758128" text:id="ct94919478758128">
          <text:deletion>
            <office:change-info>
              <dc:creator>Julia Ringo</dc:creator>
              <dc:date>2023-10-20T15:17:00</dc:date>
            </office:change-info>
            <text:p text:style-name="Text_20_body"><text:span text:style-name="T1">,</text:span></text:p>
          </text:deletion>
        </text:changed-region>
        <text:changed-region xml:id="ct94919478906880" text:id="ct94919478906880">
          <text:insertion>
            <office:change-info>
              <dc:creator>Julia Ringo</dc:creator>
              <dc:date>2023-10-20T15:17:00</dc:date>
            </office:change-info>
          </text:insertion>
        </text:changed-region>
        <text:changed-region xml:id="ct94919478907168" text:id="ct94919478907168">
          <text:deletion>
            <office:change-info>
              <dc:creator>Julia Ringo</dc:creator>
              <dc:date>2023-10-20T15:17:00</dc:date>
            </office:change-info>
            <text:p text:style-name="Text_20_body"><text:span text:style-name="T1">i</text:span></text:p>
          </text:deletion>
        </text:changed-region>
        <text:changed-region xml:id="ct94919478760256" text:id="ct94919478760256">
          <text:insertion>
            <office:change-info>
              <dc:creator>Julia Ringo</dc:creator>
              <dc:date>2023-10-20T15:17:00</dc:date>
            </office:change-info>
          </text:insertion>
        </text:changed-region>
        <text:changed-region xml:id="ct94919478760544" text:id="ct94919478760544">
          <text:deletion>
            <office:change-info>
              <dc:creator>Julia Ringo</dc:creator>
              <dc:date>2023-10-20T15:17:00</dc:date>
            </office:change-info>
            <text:p text:style-name="Text_20_body"><text:span text:style-name="T1"><text:s/>needed</text:span></text:p>
          </text:deletion>
        </text:changed-region>
        <text:changed-region xml:id="ct94919475964256" text:id="ct94919475964256">
          <text:deletion>
            <office:change-info>
              <dc:creator>Julia Ringo</dc:creator>
              <dc:date>2023-10-20T15:17:00</dc:date>
            </office:change-info>
            <text:p text:style-name="Text_20_body"><text:span text:style-name="T1">s</text:span></text:p>
          </text:deletion>
        </text:changed-region>
        <text:changed-region xml:id="ct94919478898352" text:id="ct94919478898352">
          <text:insertion>
            <office:change-info>
              <dc:creator>Julia Ringo</dc:creator>
              <dc:date>2023-10-20T15:17:00</dc:date>
            </office:change-info>
          </text:insertion>
        </text:changed-region>
        <text:changed-region xml:id="ct94919478898640" text:id="ct94919478898640">
          <text:deletion>
            <office:change-info>
              <dc:creator>Julia Ringo</dc:creator>
              <dc:date>2023-10-20T15:17:00</dc:date>
            </office:change-info>
            <text:p text:style-name="Text_20_body"><text:span text:style-name="T1">w</text:span></text:p>
          </text:deletion>
        </text:changed-region>
        <text:changed-region xml:id="ct94919479087504" text:id="ct94919479087504">
          <text:deletion>
            <office:change-info>
              <dc:creator>Julia Ringo</dc:creator>
              <dc:date>2023-10-20T15:17:00</dc:date>
            </office:change-info>
            <text:p text:style-name="Text_20_body"><text:span text:style-name="T1">were </text:span></text:p>
          </text:deletion>
        </text:changed-region>
        <text:changed-region xml:id="ct94919479275248" text:id="ct94919479275248">
          <text:insertion>
            <office:change-info>
              <dc:creator>Julia Ringo</dc:creator>
              <dc:date>2023-10-20T15:18:00</dc:date>
            </office:change-info>
          </text:insertion>
        </text:changed-region>
        <text:changed-region xml:id="ct94919478469440" text:id="ct94919478469440">
          <text:insertion>
            <office:change-info>
              <dc:creator>Julia Ringo</dc:creator>
              <dc:date>2023-10-20T15:18:00</dc:date>
            </office:change-info>
          </text:insertion>
        </text:changed-region>
        <text:changed-region xml:id="ct94919479250176" text:id="ct94919479250176">
          <text:deletion>
            <office:change-info>
              <dc:creator>Julia Ringo</dc:creator>
              <dc:date>2023-10-20T15:18:00</dc:date>
            </office:change-info>
            <text:p text:style-name="Text_20_body"><text:span text:style-name="T1">eh</text:span></text:p>
          </text:deletion>
        </text:changed-region>
        <text:changed-region xml:id="ct94919478122672" text:id="ct94919478122672">
          <text:insertion>
            <office:change-info>
              <dc:creator>Julia Ringo</dc:creator>
              <dc:date>2023-10-20T15:18:00</dc:date>
            </office:change-info>
          </text:insertion>
        </text:changed-region>
        <text:changed-region xml:id="ct94919477798224" text:id="ct94919477798224">
          <text:deletion>
            <office:change-info>
              <dc:creator>Julia Ringo</dc:creator>
              <dc:date>2023-10-10T11:08:00</dc:date>
            </office:change-info>
            <text:p text:style-name="Text_20_body"><text:span text:style-name="T1">…</text:span></text:p>
          </text:deletion>
        </text:changed-region>
        <text:changed-region xml:id="ct94919478094496" text:id="ct94919478094496">
          <text:insertion>
            <office:change-info>
              <dc:creator>Julia Ringo</dc:creator>
              <dc:date>2023-10-10T11:08:00</dc:date>
            </office:change-info>
          </text:insertion>
        </text:changed-region>
        <text:changed-region xml:id="ct94919477598896" text:id="ct94919477598896">
          <text:deletion>
            <office:change-info>
              <dc:creator>Julia Ringo</dc:creator>
              <dc:date>2023-10-20T15:19:00</dc:date>
            </office:change-info>
            <text:p text:style-name="Text_20_body"><text:span text:style-name="T1"><text:s/></text:span></text:p>
          </text:deletion>
        </text:changed-region>
        <text:changed-region xml:id="ct94919478693488" text:id="ct94919478693488">
          <text:insertion>
            <office:change-info>
              <dc:creator>Julia Ringo</dc:creator>
              <dc:date>2023-10-20T15:19:00</dc:date>
            </office:change-info>
          </text:insertion>
        </text:changed-region>
        <text:changed-region xml:id="ct94919478736848" text:id="ct94919478736848">
          <text:deletion>
            <office:change-info>
              <dc:creator>Julia Ringo</dc:creator>
              <dc:date>2023-10-05T13:15:00</dc:date>
            </office:change-info>
            <text:p text:style-name="Text_20_body"><text:span text:style-name="T1"><text:s/>— </text:span></text:p>
          </text:deletion>
        </text:changed-region>
        <text:changed-region xml:id="ct94919478832960" text:id="ct94919478832960">
          <text:insertion>
            <office:change-info>
              <dc:creator>Julia Ringo</dc:creator>
              <dc:date>2023-10-05T13:15:00</dc:date>
            </office:change-info>
          </text:insertion>
        </text:changed-region>
        <text:changed-region xml:id="ct94919475031184" text:id="ct94919475031184">
          <text:insertion>
            <office:change-info>
              <dc:creator>Julia Ringo</dc:creator>
              <dc:date>2023-10-20T15:20:00</dc:date>
            </office:change-info>
          </text:insertion>
        </text:changed-region>
        <text:changed-region xml:id="ct94919478747072" text:id="ct94919478747072">
          <text:deletion>
            <office:change-info>
              <dc:creator>Julia Ringo</dc:creator>
              <dc:date>2023-10-10T11:08:00</dc:date>
            </office:change-info>
            <text:p text:style-name="Text_20_body"><text:span text:style-name="T1">…</text:span></text:p>
          </text:deletion>
        </text:changed-region>
        <text:changed-region xml:id="ct94919479270208" text:id="ct94919479270208">
          <text:insertion>
            <office:change-info>
              <dc:creator>Julia Ringo</dc:creator>
              <dc:date>2023-10-10T11:08:00</dc:date>
            </office:change-info>
          </text:insertion>
        </text:changed-region>
        <text:changed-region xml:id="ct94919477949936" text:id="ct94919477949936">
          <text:deletion>
            <office:change-info>
              <dc:creator>Julia Ringo</dc:creator>
              <dc:date>2023-10-20T15:20:00</dc:date>
            </office:change-info>
            <text:p text:style-name="Text_20_body"><text:span text:style-name="T1">around in the air </text:span></text:p>
          </text:deletion>
        </text:changed-region>
        <text:changed-region xml:id="ct94919478218400" text:id="ct94919478218400">
          <text:deletion>
            <office:change-info>
              <dc:creator>Julia Ringo</dc:creator>
              <dc:date>2023-10-05T13:15:00</dc:date>
            </office:change-info>
            <text:p text:style-name="Text_20_body"><text:span text:style-name="T1"><text:s/>— </text:span></text:p>
          </text:deletion>
        </text:changed-region>
        <text:changed-region xml:id="ct94919477945760" text:id="ct94919477945760">
          <text:insertion>
            <office:change-info>
              <dc:creator>Julia Ringo</dc:creator>
              <dc:date>2023-10-05T13:15:00</dc:date>
            </office:change-info>
          </text:insertion>
        </text:changed-region>
        <text:changed-region xml:id="ct94919478981168" text:id="ct94919478981168">
          <text:deletion>
            <office:change-info>
              <dc:creator>Julia Ringo</dc:creator>
              <dc:date>2023-10-10T11:08:00</dc:date>
            </office:change-info>
            <text:p text:style-name="Text_20_body"><text:span text:style-name="T1">…</text:span></text:p>
          </text:deletion>
        </text:changed-region>
        <text:changed-region xml:id="ct94919478660800" text:id="ct94919478660800">
          <text:insertion>
            <office:change-info>
              <dc:creator>Julia Ringo</dc:creator>
              <dc:date>2023-10-10T11:08:00</dc:date>
            </office:change-info>
          </text:insertion>
        </text:changed-region>
        <text:changed-region xml:id="ct94919478666320" text:id="ct94919478666320">
          <text:deletion>
            <office:change-info>
              <dc:creator>Julia Ringo</dc:creator>
              <dc:date>2023-10-20T15:20:00</dc:date>
            </office:change-info>
            <text:p text:style-name="Text_20_body"><text:span text:style-name="T1"><text:s/></text:span></text:p>
          </text:deletion>
        </text:changed-region>
        <text:changed-region xml:id="ct94919478669632" text:id="ct94919478669632">
          <text:deletion>
            <office:change-info>
              <dc:creator>Julia Ringo</dc:creator>
              <dc:date>2023-10-10T11:08:00</dc:date>
            </office:change-info>
            <text:p text:style-name="Text_20_body"><text:span text:style-name="T1">…</text:span></text:p>
          </text:deletion>
        </text:changed-region>
        <text:changed-region xml:id="ct94919478713280" text:id="ct94919478713280">
          <text:insertion>
            <office:change-info>
              <dc:creator>Julia Ringo</dc:creator>
              <dc:date>2023-10-10T11:08:00</dc:date>
            </office:change-info>
          </text:insertion>
        </text:changed-region>
        <text:changed-region xml:id="ct94919477957456" text:id="ct94919477957456">
          <text:insertion>
            <office:change-info>
              <dc:creator>Julia Ringo</dc:creator>
              <dc:date>2023-10-20T15:20:00</dc:date>
            </office:change-info>
          </text:insertion>
        </text:changed-region>
        <text:changed-region xml:id="ct94919478020960" text:id="ct94919478020960">
          <text:deletion>
            <office:change-info>
              <dc:creator>Julia Ringo</dc:creator>
              <dc:date>2023-10-20T15:20:00</dc:date>
            </office:change-info>
            <text:p text:style-name="Text_20_body"><text:span text:style-name="T1">,</text:span></text:p>
          </text:deletion>
        </text:changed-region>
        <text:changed-region xml:id="ct94919477939184" text:id="ct94919477939184">
          <text:insertion>
            <office:change-info>
              <dc:creator>Julia Ringo</dc:creator>
              <dc:date>2023-10-20T15:20:00</dc:date>
            </office:change-info>
          </text:insertion>
        </text:changed-region>
        <text:changed-region xml:id="ct94919478325776" text:id="ct94919478325776">
          <text:deletion>
            <office:change-info>
              <dc:creator>Julia Ringo</dc:creator>
              <dc:date>2023-10-20T15:20:00</dc:date>
            </office:change-info>
            <text:p text:style-name="Text_20_body"><text:span text:style-name="T1">y</text:span></text:p>
          </text:deletion>
        </text:changed-region>
        <text:changed-region xml:id="ct94919478701504" text:id="ct94919478701504">
          <text:deletion>
            <office:change-info>
              <dc:creator>Julia Ringo</dc:creator>
              <dc:date>2023-10-20T15:20:00</dc:date>
            </office:change-info>
            <text:p text:style-name="Text_20_body"><text:span text:style-name="T1">in the image </text:span></text:p>
          </text:deletion>
        </text:changed-region>
        <text:changed-region xml:id="ct94919478855056" text:id="ct94919478855056">
          <text:insertion>
            <office:change-info>
              <dc:creator>Julia Ringo</dc:creator>
              <dc:date>2023-10-20T15:20:00</dc:date>
            </office:change-info>
          </text:insertion>
        </text:changed-region>
        <text:changed-region xml:id="ct94919478642288" text:id="ct94919478642288">
          <text:deletion>
            <office:change-info>
              <dc:creator>Julia Ringo</dc:creator>
              <dc:date>2023-10-20T15:20:00</dc:date>
            </office:change-info>
            <text:p text:style-name="Text_20_body"><text:span text:style-name="T1">,</text:span></text:p>
          </text:deletion>
        </text:changed-region>
        <text:changed-region xml:id="ct94919477902064" text:id="ct94919477902064">
          <text:insertion>
            <office:change-info>
              <dc:creator>Julia Ringo</dc:creator>
              <dc:date>2023-10-20T15:20:00</dc:date>
            </office:change-info>
          </text:insertion>
        </text:changed-region>
        <text:changed-region xml:id="ct94919477959088" text:id="ct94919477959088">
          <text:deletion>
            <office:change-info>
              <dc:creator>Julia Ringo</dc:creator>
              <dc:date>2023-10-20T15:20:00</dc:date>
            </office:change-info>
            <text:p text:style-name="Text_20_body"><text:span text:style-name="T1">i</text:span></text:p>
          </text:deletion>
        </text:changed-region>
        <text:changed-region xml:id="ct94919479168496" text:id="ct94919479168496">
          <text:deletion>
            <office:change-info>
              <dc:creator>Julia Ringo</dc:creator>
              <dc:date>2023-10-20T15:21:00</dc:date>
            </office:change-info>
            <text:p text:style-name="Text_20_body"><text:span text:style-name="T1">”</text:span></text:p>
          </text:deletion>
        </text:changed-region>
        <text:changed-region xml:id="ct94919479260176" text:id="ct94919479260176">
          <text:deletion>
            <office:change-info>
              <dc:creator>Julia Ringo</dc:creator>
              <dc:date>2023-10-10T11:08:00</dc:date>
            </office:change-info>
            <text:p text:style-name="Text_20_body"><text:span text:style-name="T1">…</text:span></text:p>
          </text:deletion>
        </text:changed-region>
        <text:changed-region xml:id="ct94919478745952" text:id="ct94919478745952">
          <text:insertion>
            <office:change-info>
              <dc:creator>Julia Ringo</dc:creator>
              <dc:date>2023-10-10T11:08:00</dc:date>
            </office:change-info>
          </text:insertion>
        </text:changed-region>
        <text:changed-region xml:id="ct94919479046464" text:id="ct94919479046464">
          <text:insertion>
            <office:change-info>
              <dc:creator>Julia Ringo</dc:creator>
              <dc:date>2023-10-20T15:21:00</dc:date>
            </office:change-info>
          </text:insertion>
        </text:changed-region>
        <text:changed-region xml:id="ct94919479277408" text:id="ct94919479277408">
          <text:insertion>
            <office:change-info>
              <dc:creator>Julia Ringo</dc:creator>
              <dc:date>2023-10-20T15:21:00</dc:date>
            </office:change-info>
          </text:insertion>
        </text:changed-region>
        <text:changed-region xml:id="ct94919477839248" text:id="ct94919477839248">
          <text:insertion>
            <office:change-info>
              <dc:creator>Julia Ringo</dc:creator>
              <dc:date>2023-10-20T15:21:00</dc:date>
            </office:change-info>
          </text:insertion>
        </text:changed-region>
        <text:changed-region xml:id="ct94919478295808" text:id="ct94919478295808">
          <text:deletion>
            <office:change-info>
              <dc:creator>Julia Ringo</dc:creator>
              <dc:date>2023-10-20T15:21:00</dc:date>
            </office:change-info>
            <text:p text:style-name="Text_20_body"><text:span text:style-name="T1">.</text:span></text:p>
          </text:deletion>
        </text:changed-region>
        <text:changed-region xml:id="ct94919478691648" text:id="ct94919478691648">
          <text:insertion>
            <office:change-info>
              <dc:creator>Julia Ringo</dc:creator>
              <dc:date>2023-10-20T15:21:00</dc:date>
            </office:change-info>
          </text:insertion>
        </text:changed-region>
        <text:changed-region xml:id="ct94919478690832" text:id="ct94919478690832">
          <text:deletion>
            <office:change-info>
              <dc:creator>Julia Ringo</dc:creator>
              <dc:date>2023-10-20T15:21:00</dc:date>
            </office:change-info>
            <text:p text:style-name="Text_20_body"><text:span text:style-name="T1">;</text:span></text:p>
          </text:deletion>
        </text:changed-region>
        <text:changed-region xml:id="ct94919478686688" text:id="ct94919478686688">
          <text:deletion>
            <office:change-info>
              <dc:creator>Julia Ringo</dc:creator>
              <dc:date>2023-10-10T11:08:00</dc:date>
            </office:change-info>
            <text:p text:style-name="Text_20_body"><text:span text:style-name="T1">…</text:span></text:p>
          </text:deletion>
        </text:changed-region>
        <text:changed-region xml:id="ct94919478685872" text:id="ct94919478685872">
          <text:insertion>
            <office:change-info>
              <dc:creator>Julia Ringo</dc:creator>
              <dc:date>2023-10-10T11:08:00</dc:date>
            </office:change-info>
          </text:insertion>
        </text:changed-region>
        <text:changed-region xml:id="ct94919478688832" text:id="ct94919478688832">
          <text:deletion>
            <office:change-info>
              <dc:creator>Julia Ringo</dc:creator>
              <dc:date>2023-10-20T15:21:00</dc:date>
            </office:change-info>
            <text:p text:style-name="Text_20_body"><text:span text:style-name="T1"><text:s/></text:span></text:p>
          </text:deletion>
        </text:changed-region>
        <text:changed-region xml:id="ct94919478531648" text:id="ct94919478531648">
          <text:insertion>
            <office:change-info>
              <dc:creator>Julia Ringo</dc:creator>
              <dc:date>2023-10-20T15:21:00</dc:date>
            </office:change-info>
          </text:insertion>
        </text:changed-region>
        <text:changed-region xml:id="ct94919478730528" text:id="ct94919478730528">
          <text:deletion>
            <office:change-info>
              <dc:creator>Julia Ringo</dc:creator>
              <dc:date>2023-10-20T15:21:00</dc:date>
            </office:change-info>
            <text:p text:style-name="Text_20_body"><text:span text:style-name="T1">,</text:span></text:p>
          </text:deletion>
        </text:changed-region>
        <text:changed-region xml:id="ct94919478756944" text:id="ct94919478756944">
          <text:insertion>
            <office:change-info>
              <dc:creator>Julia Ringo</dc:creator>
              <dc:date>2023-10-20T15:21:00</dc:date>
            </office:change-info>
          </text:insertion>
        </text:changed-region>
        <text:changed-region xml:id="ct94919478893120" text:id="ct94919478893120">
          <text:deletion>
            <office:change-info>
              <dc:creator>Julia Ringo</dc:creator>
              <dc:date>2023-10-20T15:21:00</dc:date>
            </office:change-info>
            <text:p text:style-name="Text_20_body"><text:span text:style-name="T1">i</text:span></text:p>
          </text:deletion>
        </text:changed-region>
        <text:changed-region xml:id="ct94919479036192" text:id="ct94919479036192">
          <text:insertion>
            <office:change-info>
              <dc:creator>Julia Ringo</dc:creator>
              <dc:date>2023-10-20T15:21:00</dc:date>
            </office:change-info>
          </text:insertion>
        </text:changed-region>
        <text:changed-region xml:id="ct94919475469328" text:id="ct94919475469328">
          <text:insertion>
            <office:change-info>
              <dc:creator>Julia Ringo</dc:creator>
              <dc:date>2023-10-20T15:22:00</dc:date>
            </office:change-info>
          </text:insertion>
        </text:changed-region>
        <text:changed-region xml:id="ct94919479114288" text:id="ct94919479114288">
          <text:insertion>
            <office:change-info>
              <dc:creator>Julia Ringo</dc:creator>
              <dc:date>2023-10-20T15:22:00</dc:date>
            </office:change-info>
          </text:insertion>
        </text:changed-region>
        <text:changed-region xml:id="ct94919477872464" text:id="ct94919477872464">
          <text:deletion>
            <office:change-info>
              <dc:creator>Julia Ringo</dc:creator>
              <dc:date>2023-10-05T13:15:00</dc:date>
            </office:change-info>
            <text:p text:style-name="Text_20_body"><text:span text:style-name="T1"><text:s/>— </text:span></text:p>
          </text:deletion>
        </text:changed-region>
        <text:changed-region xml:id="ct94919478835616" text:id="ct94919478835616">
          <text:insertion>
            <office:change-info>
              <dc:creator>Julia Ringo</dc:creator>
              <dc:date>2023-10-05T13:15:00</dc:date>
            </office:change-info>
          </text:insertion>
        </text:changed-region>
        <text:changed-region xml:id="ct94919478222928" text:id="ct94919478222928">
          <text:insertion>
            <office:change-info>
              <dc:creator>Julia Ringo</dc:creator>
              <dc:date>2023-10-20T15:23:00</dc:date>
            </office:change-info>
          </text:insertion>
        </text:changed-region>
        <text:changed-region xml:id="ct94919478869616" text:id="ct94919478869616">
          <text:deletion>
            <office:change-info>
              <dc:creator>Julia Ringo</dc:creator>
              <dc:date>2023-10-20T15:23:00</dc:date>
            </office:change-info>
            <text:p text:style-name="Text_20_body"><text:span text:style-name="T1">,</text:span></text:p>
          </text:deletion>
        </text:changed-region>
        <text:changed-region xml:id="ct94919478137536" text:id="ct94919478137536">
          <text:deletion>
            <office:change-info>
              <dc:creator>Julia Ringo</dc:creator>
              <dc:date>2023-10-05T13:15:00</dc:date>
            </office:change-info>
            <text:p text:style-name="Text_20_body"><text:span text:style-name="T1"><text:s/>— </text:span></text:p>
          </text:deletion>
        </text:changed-region>
        <text:changed-region xml:id="ct94919477644512" text:id="ct94919477644512">
          <text:insertion>
            <office:change-info>
              <dc:creator>Julia Ringo</dc:creator>
              <dc:date>2023-10-05T13:15:00</dc:date>
            </office:change-info>
          </text:insertion>
        </text:changed-region>
        <text:changed-region xml:id="ct94919479121504" text:id="ct94919479121504">
          <text:insertion>
            <office:change-info>
              <dc:creator>Julia Ringo</dc:creator>
              <dc:date>2023-10-20T15:23:00</dc:date>
            </office:change-info>
          </text:insertion>
        </text:changed-region>
        <text:changed-region xml:id="ct94919478650080" text:id="ct94919478650080">
          <text:deletion>
            <office:change-info>
              <dc:creator>Julia Ringo</dc:creator>
              <dc:date>2023-10-20T15:23:00</dc:date>
            </office:change-info>
            <text:p text:style-name="Text_20_body"><text:span text:style-name="T1">40 </text:span></text:p>
          </text:deletion>
        </text:changed-region>
        <text:changed-region xml:id="ct94919478257232" text:id="ct94919478257232">
          <text:insertion>
            <office:change-info>
              <dc:creator>Julia Ringo</dc:creator>
              <dc:date>2023-10-20T15:23:00</dc:date>
            </office:change-info>
          </text:insertion>
        </text:changed-region>
        <text:changed-region xml:id="ct94919478567232" text:id="ct94919478567232">
          <text:deletion>
            <office:change-info>
              <dc:creator>Julia Ringo</dc:creator>
              <dc:date>2023-10-20T15:24:00</dc:date>
            </office:change-info>
            <text:p text:style-name="Text_20_body"><text:span text:style-name="T1">options </text:span></text:p>
          </text:deletion>
        </text:changed-region>
        <text:changed-region xml:id="ct94919479355280" text:id="ct94919479355280">
          <text:insertion>
            <office:change-info>
              <dc:creator>Julia Ringo</dc:creator>
              <dc:date>2023-10-20T15:24:00</dc:date>
            </office:change-info>
          </text:insertion>
        </text:changed-region>
        <text:changed-region xml:id="ct94919478966480" text:id="ct94919478966480">
          <text:deletion>
            <office:change-info>
              <dc:creator>Julia Ringo</dc:creator>
              <dc:date>2023-10-20T15:24:00</dc:date>
            </office:change-info>
            <text:p text:style-name="Text_20_body"><text:span text:style-name="T1"><text:s/></text:span></text:p>
          </text:deletion>
        </text:changed-region>
        <text:changed-region xml:id="ct94919478826768" text:id="ct94919478826768">
          <text:insertion>
            <office:change-info>
              <dc:creator>Julia Ringo</dc:creator>
              <dc:date>2023-10-20T15:24:00</dc:date>
            </office:change-info>
          </text:insertion>
        </text:changed-region>
        <text:changed-region xml:id="ct94919479331712" text:id="ct94919479331712">
          <text:deletion>
            <office:change-info>
              <dc:creator>Julia Ringo</dc:creator>
              <dc:date>2023-10-20T15:24:00</dc:date>
            </office:change-info>
            <text:p text:style-name="Text_20_body"><text:span text:style-name="T1">to have to make fucking decisions about.</text:span></text:p>
          </text:deletion>
        </text:changed-region>
        <text:changed-region xml:id="ct94919478006656" text:id="ct94919478006656">
          <text:insertion>
            <office:change-info>
              <dc:creator>Julia Ringo</dc:creator>
              <dc:date>2023-10-20T15:24:00</dc:date>
            </office:change-info>
          </text:insertion>
        </text:changed-region>
        <text:changed-region xml:id="ct94919479256000" text:id="ct94919479256000">
          <text:deletion>
            <office:change-info>
              <dc:creator>Julia Ringo</dc:creator>
              <dc:date>2023-10-10T11:08:00</dc:date>
            </office:change-info>
            <text:p text:style-name="Text_20_body"><text:span text:style-name="T1">…</text:span></text:p>
          </text:deletion>
        </text:changed-region>
        <text:changed-region xml:id="ct94919478326224" text:id="ct94919478326224">
          <text:insertion>
            <office:change-info>
              <dc:creator>Julia Ringo</dc:creator>
              <dc:date>2023-10-10T11:08:00</dc:date>
            </office:change-info>
          </text:insertion>
        </text:changed-region>
        <text:changed-region xml:id="ct94919478139776" text:id="ct94919478139776">
          <text:deletion>
            <office:change-info>
              <dc:creator>Julia Ringo</dc:creator>
              <dc:date>2023-10-05T13:15:00</dc:date>
            </office:change-info>
            <text:p text:style-name="Text_20_body"><text:span text:style-name="T1"><text:s/>— </text:span></text:p>
          </text:deletion>
        </text:changed-region>
        <text:changed-region xml:id="ct94919477586032" text:id="ct94919477586032">
          <text:insertion>
            <office:change-info>
              <dc:creator>Julia Ringo</dc:creator>
              <dc:date>2023-10-05T13:15:00</dc:date>
            </office:change-info>
          </text:insertion>
        </text:changed-region>
        <text:changed-region xml:id="ct94919478797584" text:id="ct94919478797584">
          <text:deletion>
            <office:change-info>
              <dc:creator>Julia Ringo</dc:creator>
              <dc:date>2023-10-20T15:25:00</dc:date>
            </office:change-info>
            <text:p text:style-name="Text_20_body"><text:span text:style-name="T1">to </text:span></text:p>
          </text:deletion>
        </text:changed-region>
        <text:changed-region xml:id="ct94919478775568" text:id="ct94919478775568">
          <text:insertion>
            <office:change-info>
              <dc:creator>Julia Ringo</dc:creator>
              <dc:date>2023-10-20T15:25:00</dc:date>
            </office:change-info>
          </text:insertion>
        </text:changed-region>
        <text:changed-region xml:id="ct94919476272672" text:id="ct94919476272672">
          <text:insertion>
            <office:change-info>
              <dc:creator>Julia Ringo</dc:creator>
              <dc:date>2023-10-20T15:25:00</dc:date>
            </office:change-info>
          </text:insertion>
        </text:changed-region>
        <text:changed-region xml:id="ct94919478915984" text:id="ct94919478915984">
          <text:insertion>
            <office:change-info>
              <dc:creator>Julia Ringo</dc:creator>
              <dc:date>2023-10-20T15:25:00</dc:date>
            </office:change-info>
          </text:insertion>
        </text:changed-region>
        <text:changed-region xml:id="ct94919478886912" text:id="ct94919478886912">
          <text:deletion>
            <office:change-info>
              <dc:creator>Julia Ringo</dc:creator>
              <dc:date>2023-10-05T13:15:00</dc:date>
            </office:change-info>
            <text:p text:style-name="Text_20_body"><text:span text:style-name="T1"><text:s/>— </text:span></text:p>
          </text:deletion>
        </text:changed-region>
        <text:changed-region xml:id="ct94919478773776" text:id="ct94919478773776">
          <text:insertion>
            <office:change-info>
              <dc:creator>Julia Ringo</dc:creator>
              <dc:date>2023-10-05T13:15:00</dc:date>
            </office:change-info>
          </text:insertion>
        </text:changed-region>
        <text:changed-region xml:id="ct94919478937664" text:id="ct94919478937664">
          <text:deletion>
            <office:change-info>
              <dc:creator>Julia Ringo</dc:creator>
              <dc:date>2023-10-10T11:08:00</dc:date>
            </office:change-info>
            <text:p text:style-name="Text_20_body"><text:span text:style-name="T1">…</text:span></text:p>
          </text:deletion>
        </text:changed-region>
        <text:changed-region xml:id="ct94919478893536" text:id="ct94919478893536">
          <text:insertion>
            <office:change-info>
              <dc:creator>Julia Ringo</dc:creator>
              <dc:date>2023-10-10T11:08:00</dc:date>
            </office:change-info>
          </text:insertion>
        </text:changed-region>
        <text:changed-region xml:id="ct94919479282432" text:id="ct94919479282432">
          <text:deletion>
            <office:change-info>
              <dc:creator>Julia Ringo</dc:creator>
              <dc:date>2023-10-10T11:08:00</dc:date>
            </office:change-info>
            <text:p text:style-name="Text_20_body"><text:span text:style-name="T1">…</text:span></text:p>
          </text:deletion>
        </text:changed-region>
        <text:changed-region xml:id="ct94919478925520" text:id="ct94919478925520">
          <text:insertion>
            <office:change-info>
              <dc:creator>Julia Ringo</dc:creator>
              <dc:date>2023-10-10T11:08:00</dc:date>
            </office:change-info>
          </text:insertion>
        </text:changed-region>
        <text:changed-region xml:id="ct94919478961008" text:id="ct94919478961008">
          <text:deletion>
            <office:change-info>
              <dc:creator>Julia Ringo</dc:creator>
              <dc:date>2023-10-20T15:25:00</dc:date>
            </office:change-info>
            <text:p text:style-name="Text_20_body"><text:span text:style-name="T1">,</text:span></text:p>
          </text:deletion>
        </text:changed-region>
        <text:changed-region xml:id="ct94919479284720" text:id="ct94919479284720">
          <text:deletion>
            <office:change-info>
              <dc:creator>Julia Ringo</dc:creator>
              <dc:date>2023-10-10T11:08:00</dc:date>
            </office:change-info>
            <text:p text:style-name="Text_20_body"><text:span text:style-name="T1">…</text:span></text:p>
          </text:deletion>
        </text:changed-region>
        <text:changed-region xml:id="ct94919478433840" text:id="ct94919478433840">
          <text:insertion>
            <office:change-info>
              <dc:creator>Julia Ringo</dc:creator>
              <dc:date>2023-10-10T11:08:00</dc:date>
            </office:change-info>
          </text:insertion>
        </text:changed-region>
        <text:changed-region xml:id="ct94919478684816" text:id="ct94919478684816">
          <text:deletion>
            <office:change-info>
              <dc:creator>Julia Ringo</dc:creator>
              <dc:date>2023-10-20T15:25:00</dc:date>
            </office:change-info>
            <text:p text:style-name="Text_20_body"><text:span text:style-name="T1"><text:s/></text:span></text:p>
          </text:deletion>
        </text:changed-region>
        <text:changed-region xml:id="ct94919478774592" text:id="ct94919478774592">
          <text:deletion>
            <office:change-info>
              <dc:creator>Julia Ringo</dc:creator>
              <dc:date>2023-10-10T11:08:00</dc:date>
            </office:change-info>
            <text:p text:style-name="Text_20_body"><text:span text:style-name="T1">…</text:span></text:p>
          </text:deletion>
        </text:changed-region>
        <text:changed-region xml:id="ct94919478963488" text:id="ct94919478963488">
          <text:insertion>
            <office:change-info>
              <dc:creator>Julia Ringo</dc:creator>
              <dc:date>2023-10-10T11:08:00</dc:date>
            </office:change-info>
          </text:insertion>
        </text:changed-region>
        <text:changed-region xml:id="ct94919479042848" text:id="ct94919479042848">
          <text:deletion>
            <office:change-info>
              <dc:creator>Julia Ringo</dc:creator>
              <dc:date>2023-10-20T15:26:00</dc:date>
            </office:change-info>
            <text:p text:style-name="Text_20_body"><text:span text:style-name="T1"><text:s/></text:span></text:p>
          </text:deletion>
        </text:changed-region>
        <text:changed-region xml:id="ct94919479315200" text:id="ct94919479315200">
          <text:deletion>
            <office:change-info>
              <dc:creator>Julia Ringo</dc:creator>
              <dc:date>2023-10-10T11:08:00</dc:date>
            </office:change-info>
            <text:p text:style-name="Text_20_body"><text:span text:style-name="T1">…</text:span></text:p>
          </text:deletion>
        </text:changed-region>
        <text:changed-region xml:id="ct94919475049376" text:id="ct94919475049376">
          <text:insertion>
            <office:change-info>
              <dc:creator>Julia Ringo</dc:creator>
              <dc:date>2023-10-10T11:08:00</dc:date>
            </office:change-info>
          </text:insertion>
        </text:changed-region>
        <text:changed-region xml:id="ct94919478872016" text:id="ct94919478872016">
          <text:insertion>
            <office:change-info>
              <dc:creator>Julia Ringo</dc:creator>
              <dc:date>2023-10-20T15:26:00</dc:date>
            </office:change-info>
          </text:insertion>
        </text:changed-region>
        <text:changed-region xml:id="ct94919478905744" text:id="ct94919478905744">
          <text:deletion>
            <office:change-info>
              <dc:creator>Julia Ringo</dc:creator>
              <dc:date>2023-10-20T15:26:00</dc:date>
            </office:change-info>
            <text:p text:style-name="Text_20_body"><text:span text:style-name="T1">,</text:span></text:p>
          </text:deletion>
        </text:changed-region>
        <text:changed-region xml:id="ct94919479289680" text:id="ct94919479289680">
          <text:deletion>
            <office:change-info>
              <dc:creator>Julia Ringo</dc:creator>
              <dc:date>2023-10-10T11:08:00</dc:date>
            </office:change-info>
            <text:p text:style-name="Text_20_body"><text:span text:style-name="T1">…</text:span></text:p>
          </text:deletion>
        </text:changed-region>
        <text:changed-region xml:id="ct94919475446080" text:id="ct94919475446080">
          <text:insertion>
            <office:change-info>
              <dc:creator>Julia Ringo</dc:creator>
              <dc:date>2023-10-10T11:08:00</dc:date>
            </office:change-info>
          </text:insertion>
        </text:changed-region>
        <text:changed-region xml:id="ct94919479054528" text:id="ct94919479054528">
          <text:deletion>
            <office:change-info>
              <dc:creator>Julia Ringo</dc:creator>
              <dc:date>2023-10-20T15:26:00</dc:date>
            </office:change-info>
            <text:p text:style-name="Text_20_body"><text:span text:style-name="T1"><text:s/></text:span></text:p>
          </text:deletion>
        </text:changed-region>
        <text:changed-region xml:id="ct94919479301808" text:id="ct94919479301808">
          <text:deletion>
            <office:change-info>
              <dc:creator>Julia Ringo</dc:creator>
              <dc:date>2023-10-10T11:08:00</dc:date>
            </office:change-info>
            <text:p text:style-name="Text_20_body"><text:span text:style-name="T1">…</text:span></text:p>
          </text:deletion>
        </text:changed-region>
        <text:changed-region xml:id="ct94919478422928" text:id="ct94919478422928">
          <text:insertion>
            <office:change-info>
              <dc:creator>Julia Ringo</dc:creator>
              <dc:date>2023-10-10T11:08:00</dc:date>
            </office:change-info>
          </text:insertion>
        </text:changed-region>
        <text:changed-region xml:id="ct94919479132368" text:id="ct94919479132368">
          <text:insertion>
            <office:change-info>
              <dc:creator>Julia Ringo</dc:creator>
              <dc:date>2023-10-20T15:27:00</dc:date>
            </office:change-info>
          </text:insertion>
        </text:changed-region>
        <text:changed-region xml:id="ct94919479345680" text:id="ct94919479345680">
          <text:deletion>
            <office:change-info>
              <dc:creator>Julia Ringo</dc:creator>
              <dc:date>2023-10-10T11:08:00</dc:date>
            </office:change-info>
            <text:p text:style-name="Text_20_body"><text:span text:style-name="T1">…</text:span></text:p>
          </text:deletion>
        </text:changed-region>
        <text:changed-region xml:id="ct94919479346752" text:id="ct94919479346752">
          <text:insertion>
            <office:change-info>
              <dc:creator>Julia Ringo</dc:creator>
              <dc:date>2023-10-10T11:08:00</dc:date>
            </office:change-info>
          </text:insertion>
        </text:changed-region>
        <text:changed-region xml:id="ct94919479347040" text:id="ct94919479347040">
          <text:deletion>
            <office:change-info>
              <dc:creator>Julia Ringo</dc:creator>
              <dc:date>2023-10-20T15:27:00</dc:date>
            </office:change-info>
            <text:p text:style-name="Text_20_body"><text:span text:style-name="T1"><text:s/></text:span></text:p>
          </text:deletion>
        </text:changed-region>
        <text:changed-region xml:id="ct94919478990832" text:id="ct94919478990832">
          <text:deletion>
            <office:change-info>
              <dc:creator>Julia Ringo</dc:creator>
              <dc:date>2023-10-20T15:27:00</dc:date>
            </office:change-info>
            <text:p text:style-name="Text_20_body"><text:span text:style-name="T1"><text:s/></text:span></text:p>
          </text:deletion>
        </text:changed-region>
        <text:changed-region xml:id="ct94919479107632" text:id="ct94919479107632">
          <text:deletion>
            <office:change-info>
              <dc:creator>Julia Ringo</dc:creator>
              <dc:date>2023-10-05T13:15:00</dc:date>
            </office:change-info>
            <text:p text:style-name="Text_20_body"><text:span text:style-name="T1"><text:s/>— </text:span></text:p>
          </text:deletion>
        </text:changed-region>
        <text:changed-region xml:id="ct94919478993088" text:id="ct94919478993088">
          <text:insertion>
            <office:change-info>
              <dc:creator>Julia Ringo</dc:creator>
              <dc:date>2023-10-05T13:15:00</dc:date>
            </office:change-info>
          </text:insertion>
        </text:changed-region>
        <text:changed-region xml:id="ct94919479109744" text:id="ct94919479109744">
          <text:deletion>
            <office:change-info>
              <dc:creator>Julia Ringo</dc:creator>
              <dc:date>2023-10-05T13:15:00</dc:date>
            </office:change-info>
            <text:p text:style-name="Text_20_body"><text:span text:style-name="T1"><text:s/>— </text:span></text:p>
          </text:deletion>
        </text:changed-region>
        <text:changed-region xml:id="ct94919479108592" text:id="ct94919479108592">
          <text:insertion>
            <office:change-info>
              <dc:creator>Julia Ringo</dc:creator>
              <dc:date>2023-10-05T13:15:00</dc:date>
            </office:change-info>
          </text:insertion>
        </text:changed-region>
        <text:changed-region xml:id="ct94919479024768" text:id="ct94919479024768">
          <text:insertion>
            <office:change-info>
              <dc:creator>Julia Ringo</dc:creator>
              <dc:date>2023-10-20T15:27:00</dc:date>
            </office:change-info>
          </text:insertion>
        </text:changed-region>
        <text:changed-region xml:id="ct94919479027744" text:id="ct94919479027744">
          <text:insertion>
            <office:change-info>
              <dc:creator>Julia Ringo</dc:creator>
              <dc:date>2023-10-20T15:27:00</dc:date>
            </office:change-info>
          </text:insertion>
        </text:changed-region>
        <text:changed-region xml:id="ct94919479109360" text:id="ct94919479109360">
          <text:deletion>
            <office:change-info>
              <dc:creator>Julia Ringo</dc:creator>
              <dc:date>2023-10-20T15:27:00</dc:date>
            </office:change-info>
            <text:p text:style-name="Text_20_body"><text:span text:style-name="T1">-</text:span></text:p>
          </text:deletion>
        </text:changed-region>
        <text:changed-region xml:id="ct94919479064848" text:id="ct94919479064848">
          <text:insertion>
            <office:change-info>
              <dc:creator>Julia Ringo</dc:creator>
              <dc:date>2023-10-20T15:28:00</dc:date>
            </office:change-info>
          </text:insertion>
        </text:changed-region>
        <text:changed-region xml:id="ct94919475324192" text:id="ct94919475324192">
          <text:deletion>
            <office:change-info>
              <dc:creator>Julia Ringo</dc:creator>
              <dc:date>2023-10-20T15:28:00</dc:date>
            </office:change-info>
            <text:p text:style-name="Text_20_body"><text:span text:style-name="T1">,</text:span></text:p>
          </text:deletion>
        </text:changed-region>
        <text:changed-region xml:id="ct94919479063888" text:id="ct94919479063888">
          <text:insertion>
            <office:change-info>
              <dc:creator>Julia Ringo</dc:creator>
              <dc:date>2023-10-20T15:28:00</dc:date>
            </office:change-info>
          </text:insertion>
        </text:changed-region>
        <text:changed-region xml:id="ct94919479066544" text:id="ct94919479066544">
          <text:deletion>
            <office:change-info>
              <dc:creator>Julia Ringo</dc:creator>
              <dc:date>2023-10-20T15:28:00</dc:date>
            </office:change-info>
            <text:p text:style-name="Text_20_body"><text:span text:style-name="T1">w</text:span></text:p>
          </text:deletion>
        </text:changed-region>
        <text:changed-region xml:id="ct94919479065536" text:id="ct94919479065536">
          <text:insertion>
            <office:change-info>
              <dc:creator>Julia Ringo</dc:creator>
              <dc:date>2023-10-20T15:28:00</dc:date>
            </office:change-info>
          </text:insertion>
        </text:changed-region>
        <text:changed-region xml:id="ct94919479065824" text:id="ct94919479065824">
          <text:deletion>
            <office:change-info>
              <dc:creator>Julia Ringo</dc:creator>
              <dc:date>2023-10-20T15:28:00</dc:date>
            </office:change-info>
            <text:p text:style-name="Text_20_body"><text:span text:style-name="T1">,</text:span></text:p>
          </text:deletion>
        </text:changed-region>
        <text:changed-region xml:id="ct94919479326624" text:id="ct94919479326624">
          <text:insertion>
            <office:change-info>
              <dc:creator>Julia Ringo</dc:creator>
              <dc:date>2023-10-20T15:28:00</dc:date>
            </office:change-info>
          </text:insertion>
        </text:changed-region>
        <text:changed-region xml:id="ct94919479326912" text:id="ct94919479326912">
          <text:deletion>
            <office:change-info>
              <dc:creator>Julia Ringo</dc:creator>
              <dc:date>2023-10-20T15:28:00</dc:date>
            </office:change-info>
            <text:p text:style-name="Text_20_body"><text:span text:style-name="T1">a</text:span></text:p>
          </text:deletion>
        </text:changed-region>
        <text:changed-region xml:id="ct94919479328816" text:id="ct94919479328816">
          <text:insertion>
            <office:change-info>
              <dc:creator>Julia Ringo</dc:creator>
              <dc:date>2023-10-20T15:28:00</dc:date>
            </office:change-info>
          </text:insertion>
        </text:changed-region>
        <text:changed-region xml:id="ct94919478877424" text:id="ct94919478877424">
          <text:insertion>
            <office:change-info>
              <dc:creator>Julia Ringo</dc:creator>
              <dc:date>2023-10-20T15:28:00</dc:date>
            </office:change-info>
          </text:insertion>
        </text:changed-region>
        <text:changed-region xml:id="ct94919474369264" text:id="ct94919474369264">
          <text:insertion>
            <office:change-info>
              <dc:creator>Julia Ringo</dc:creator>
              <dc:date>2023-10-20T15:29:00</dc:date>
            </office:change-info>
          </text:insertion>
        </text:changed-region>
        <text:changed-region xml:id="ct94919478948848" text:id="ct94919478948848">
          <text:insertion>
            <office:change-info>
              <dc:creator>Julia Ringo</dc:creator>
              <dc:date>2023-10-20T15:29:00</dc:date>
            </office:change-info>
          </text:insertion>
        </text:changed-region>
        <text:changed-region xml:id="ct94919478879760" text:id="ct94919478879760">
          <text:deletion>
            <office:change-info>
              <dc:creator>Julia Ringo</dc:creator>
              <dc:date>2023-10-05T13:15:00</dc:date>
            </office:change-info>
            <text:p text:style-name="Text_20_body"><text:span text:style-name="T1"><text:s/>— </text:span></text:p>
          </text:deletion>
        </text:changed-region>
        <text:changed-region xml:id="ct94919478951696" text:id="ct94919478951696">
          <text:insertion>
            <office:change-info>
              <dc:creator>Julia Ringo</dc:creator>
              <dc:date>2023-10-05T13:15:00</dc:date>
            </office:change-info>
          </text:insertion>
        </text:changed-region>
        <text:changed-region xml:id="ct94919478952320" text:id="ct94919478952320">
          <text:deletion>
            <office:change-info>
              <dc:creator>Julia Ringo</dc:creator>
              <dc:date>2023-10-05T13:15:00</dc:date>
            </office:change-info>
            <text:p text:style-name="Text_20_body"><text:span text:style-name="T1"><text:s/>— </text:span></text:p>
          </text:deletion>
        </text:changed-region>
        <text:changed-region xml:id="ct94919479236128" text:id="ct94919479236128">
          <text:insertion>
            <office:change-info>
              <dc:creator>Julia Ringo</dc:creator>
              <dc:date>2023-10-05T13:15:00</dc:date>
            </office:change-info>
          </text:insertion>
        </text:changed-region>
        <text:changed-region xml:id="ct94919479328400" text:id="ct94919479328400">
          <text:deletion>
            <office:change-info>
              <dc:creator>Julia Ringo</dc:creator>
              <dc:date>2023-10-20T15:29:00</dc:date>
            </office:change-info>
            <text:p text:style-name="Text_20_body"><text:span text:style-name="T1">50 </text:span></text:p>
          </text:deletion>
        </text:changed-region>
        <text:changed-region xml:id="ct94919474551552" text:id="ct94919474551552">
          <text:insertion>
            <office:change-info>
              <dc:creator>Julia Ringo</dc:creator>
              <dc:date>2023-10-20T15:29:00</dc:date>
            </office:change-info>
          </text:insertion>
        </text:changed-region>
        <text:changed-region xml:id="ct94919479242464" text:id="ct94919479242464">
          <text:deletion>
            <office:change-info>
              <dc:creator>Julia Ringo</dc:creator>
              <dc:date>2023-10-20T15:29:00</dc:date>
            </office:change-info>
            <text:p text:style-name="Text_20_body"><text:span text:style-name="T1">being </text:span></text:p>
          </text:deletion>
        </text:changed-region>
        <text:changed-region xml:id="ct94919479243088" text:id="ct94919479243088">
          <text:deletion>
            <office:change-info>
              <dc:creator>Julia Ringo</dc:creator>
              <dc:date>2023-10-20T15:29:00</dc:date>
            </office:change-info>
            <text:p text:style-name="Text_20_body"><text:span text:style-name="T1"><text:s/></text:span></text:p>
          </text:deletion>
        </text:changed-region>
        <text:changed-region xml:id="ct94919479244384" text:id="ct94919479244384">
          <text:insertion>
            <office:change-info>
              <dc:creator>Julia Ringo</dc:creator>
              <dc:date>2023-10-20T15:29:00</dc:date>
            </office:change-info>
          </text:insertion>
        </text:changed-region>
        <text:changed-region xml:id="ct94919474612112" text:id="ct94919474612112">
          <text:deletion>
            <office:change-info>
              <dc:creator>Julia Ringo</dc:creator>
              <dc:date>2023-10-20T15:29:00</dc:date>
            </office:change-info>
            <text:p text:style-name="Text_20_body"><text:span text:style-name="T1">of it</text:span></text:p>
          </text:deletion>
        </text:changed-region>
        <text:changed-region xml:id="ct94919479066112" text:id="ct94919479066112">
          <text:deletion>
            <office:change-info>
              <dc:creator>Julia Ringo</dc:creator>
              <dc:date>2023-10-20T15:30:00</dc:date>
            </office:change-info>
            <text:p text:style-name="Text_20_body"><text:span text:style-name="T1">30 </text:span></text:p>
          </text:deletion>
        </text:changed-region>
        <text:changed-region xml:id="ct94919479374928" text:id="ct94919479374928">
          <text:insertion>
            <office:change-info>
              <dc:creator>Julia Ringo</dc:creator>
              <dc:date>2023-10-20T15:30:00</dc:date>
            </office:change-info>
          </text:insertion>
        </text:changed-region>
        <text:changed-region xml:id="ct94919479379184" text:id="ct94919479379184">
          <text:insertion>
            <office:change-info>
              <dc:creator>Julia Ringo</dc:creator>
              <dc:date>2023-10-20T15:30:00</dc:date>
            </office:change-info>
          </text:insertion>
        </text:changed-region>
        <text:changed-region xml:id="ct94919479381664" text:id="ct94919479381664">
          <text:deletion>
            <office:change-info>
              <dc:creator>Julia Ringo</dc:creator>
              <dc:date>2023-10-05T13:15:00</dc:date>
            </office:change-info>
            <text:p text:style-name="Text_20_body"><text:span text:style-name="T1"><text:s/>— </text:span></text:p>
          </text:deletion>
        </text:changed-region>
        <text:changed-region xml:id="ct94919479382624" text:id="ct94919479382624">
          <text:insertion>
            <office:change-info>
              <dc:creator>Julia Ringo</dc:creator>
              <dc:date>2023-10-05T13:15:00</dc:date>
            </office:change-info>
          </text:insertion>
        </text:changed-region>
        <text:changed-region xml:id="ct94919479383584" text:id="ct94919479383584">
          <text:deletion>
            <office:change-info>
              <dc:creator>Julia Ringo</dc:creator>
              <dc:date>2023-10-05T13:15:00</dc:date>
            </office:change-info>
            <text:p text:style-name="Text_20_body"><text:span text:style-name="T1"><text:s/>— </text:span></text:p>
          </text:deletion>
        </text:changed-region>
        <text:changed-region xml:id="ct94919479385248" text:id="ct94919479385248">
          <text:insertion>
            <office:change-info>
              <dc:creator>Julia Ringo</dc:creator>
              <dc:date>2023-10-05T13:15:00</dc:date>
            </office:change-info>
          </text:insertion>
        </text:changed-region>
        <text:changed-region xml:id="ct94919479385536" text:id="ct94919479385536">
          <text:deletion>
            <office:change-info>
              <dc:creator>Julia Ringo</dc:creator>
              <dc:date>2023-10-10T11:08:00</dc:date>
            </office:change-info>
            <text:p text:style-name="Text_20_body"><text:span text:style-name="T1">…</text:span></text:p>
          </text:deletion>
        </text:changed-region>
        <text:changed-region xml:id="ct94919479381952" text:id="ct94919479381952">
          <text:insertion>
            <office:change-info>
              <dc:creator>Julia Ringo</dc:creator>
              <dc:date>2023-10-10T11:08:00</dc:date>
            </office:change-info>
          </text:insertion>
        </text:changed-region>
        <text:changed-region xml:id="ct94919479382240" text:id="ct94919479382240">
          <text:deletion>
            <office:change-info>
              <dc:creator>Julia Ringo</dc:creator>
              <dc:date>2023-10-20T15:30:00</dc:date>
            </office:change-info>
            <text:p text:style-name="Text_20_body"><text:span text:style-name="T1"><text:s/></text:span></text:p>
          </text:deletion>
        </text:changed-region>
        <text:changed-region xml:id="ct94919479382912" text:id="ct94919479382912">
          <text:insertion>
            <office:change-info>
              <dc:creator>Julia Ringo</dc:creator>
              <dc:date>2023-10-20T15:30:00</dc:date>
            </office:change-info>
          </text:insertion>
        </text:changed-region>
        <text:changed-region xml:id="ct94919479383200" text:id="ct94919479383200">
          <text:deletion>
            <office:change-info>
              <dc:creator>Julia Ringo</dc:creator>
              <dc:date>2023-10-20T15:30:00</dc:date>
            </office:change-info>
            <text:p text:style-name="Text_20_body"><text:span text:style-name="T1">y</text:span></text:p>
          </text:deletion>
        </text:changed-region>
        <text:changed-region xml:id="ct94919479246752" text:id="ct94919479246752">
          <text:deletion>
            <office:change-info>
              <dc:creator>Julia Ringo</dc:creator>
              <dc:date>2023-10-10T11:08:00</dc:date>
            </office:change-info>
            <text:p text:style-name="Text_20_body"><text:span text:style-name="T1">…</text:span></text:p>
          </text:deletion>
        </text:changed-region>
        <text:changed-region xml:id="ct94919474564704" text:id="ct94919474564704">
          <text:insertion>
            <office:change-info>
              <dc:creator>Julia Ringo</dc:creator>
              <dc:date>2023-10-10T11:08:00</dc:date>
            </office:change-info>
          </text:insertion>
        </text:changed-region>
        <text:changed-region xml:id="ct94919479394704" text:id="ct94919479394704">
          <text:deletion>
            <office:change-info>
              <dc:creator>Julia Ringo</dc:creator>
              <dc:date>2023-10-20T15:30:00</dc:date>
            </office:change-info>
            <text:p text:style-name="Text_20_body"><text:span text:style-name="T1"><text:s/></text:span></text:p>
          </text:deletion>
        </text:changed-region>
        <text:changed-region xml:id="ct94919479398304" text:id="ct94919479398304">
          <text:insertion>
            <office:change-info>
              <dc:creator>Julia Ringo</dc:creator>
              <dc:date>2023-10-20T15:30:00</dc:date>
            </office:change-info>
          </text:insertion>
        </text:changed-region>
        <text:changed-region xml:id="ct94919479132080" text:id="ct94919479132080">
          <text:deletion>
            <office:change-info>
              <dc:creator>Julia Ringo</dc:creator>
              <dc:date>2023-10-20T15:30:00</dc:date>
            </office:change-info>
            <text:p text:style-name="Text_20_body"><text:span text:style-name="T1">360 </text:span></text:p>
          </text:deletion>
        </text:changed-region>
        <text:changed-region xml:id="ct94919479415904" text:id="ct94919479415904">
          <text:deletion>
            <office:change-info>
              <dc:creator>Julia Ringo</dc:creator>
              <dc:date>2023-10-20T15:31:00</dc:date>
            </office:change-info>
            <text:p text:style-name="Text_20_body"><text:span text:style-name="T1">,</text:span></text:p>
          </text:deletion>
        </text:changed-region>
        <text:changed-region xml:id="ct94919479423056" text:id="ct94919479423056">
          <text:insertion>
            <office:change-info>
              <dc:creator>Julia Ringo</dc:creator>
              <dc:date>2023-10-20T15:31:00</dc:date>
            </office:change-info>
          </text:insertion>
        </text:changed-region>
        <text:changed-region xml:id="ct94919479423344" text:id="ct94919479423344">
          <text:deletion>
            <office:change-info>
              <dc:creator>Julia Ringo</dc:creator>
              <dc:date>2023-10-20T15:31:00</dc:date>
            </office:change-info>
            <text:p text:style-name="Text_20_body"><text:span text:style-name="T1">,</text:span></text:p>
          </text:deletion>
        </text:changed-region>
        <text:changed-region xml:id="ct94919479424976" text:id="ct94919479424976">
          <text:insertion>
            <office:change-info>
              <dc:creator>Julia Ringo</dc:creator>
              <dc:date>2023-10-20T15:31:00</dc:date>
            </office:change-info>
          </text:insertion>
        </text:changed-region>
        <text:changed-region xml:id="ct94919479425264" text:id="ct94919479425264">
          <text:deletion>
            <office:change-info>
              <dc:creator>Julia Ringo</dc:creator>
              <dc:date>2023-10-20T15:31:00</dc:date>
            </office:change-info>
            <text:p text:style-name="Text_20_body"><text:span text:style-name="T1">i</text:span></text:p>
          </text:deletion>
        </text:changed-region>
        <text:changed-region xml:id="ct94919479423632" text:id="ct94919479423632">
          <text:insertion>
            <office:change-info>
              <dc:creator>Julia Ringo</dc:creator>
              <dc:date>2023-10-20T15:31:00</dc:date>
            </office:change-info>
          </text:insertion>
        </text:changed-region>
        <text:changed-region xml:id="ct94919479430400" text:id="ct94919479430400">
          <text:insertion>
            <office:change-info>
              <dc:creator>Julia Ringo</dc:creator>
              <dc:date>2023-10-20T15:31:00</dc:date>
            </office:change-info>
          </text:insertion>
        </text:changed-region>
        <text:changed-region xml:id="ct94919479430688" text:id="ct94919479430688">
          <text:deletion>
            <office:change-info>
              <dc:creator>Julia Ringo</dc:creator>
              <dc:date>2023-10-20T15:31:00</dc:date>
            </office:change-info>
            <text:p text:style-name="Text_20_body"><text:span text:style-name="T1"><text:s/>holding</text:span></text:p>
          </text:deletion>
        </text:changed-region>
        <text:changed-region xml:id="ct94919479432160" text:id="ct94919479432160">
          <text:deletion>
            <office:change-info>
              <dc:creator>Julia Ringo</dc:creator>
              <dc:date>2023-10-20T15:31:00</dc:date>
            </office:change-info>
            <text:p text:style-name="Text_20_body"><text:span text:style-name="T1">,</text:span></text:p>
          </text:deletion>
        </text:changed-region>
        <text:changed-region xml:id="ct94919479426704" text:id="ct94919479426704">
          <text:deletion>
            <office:change-info>
              <dc:creator>Julia Ringo</dc:creator>
              <dc:date>2023-10-10T11:08:00</dc:date>
            </office:change-info>
            <text:p text:style-name="Text_20_body"><text:span text:style-name="T1">…</text:span></text:p>
          </text:deletion>
        </text:changed-region>
        <text:changed-region xml:id="ct94919479424368" text:id="ct94919479424368">
          <text:insertion>
            <office:change-info>
              <dc:creator>Julia Ringo</dc:creator>
              <dc:date>2023-10-10T11:08:00</dc:date>
            </office:change-info>
          </text:insertion>
        </text:changed-region>
        <text:changed-region xml:id="ct94919479424656" text:id="ct94919479424656">
          <text:deletion>
            <office:change-info>
              <dc:creator>Julia Ringo</dc:creator>
              <dc:date>2023-10-10T11:08:00</dc:date>
            </office:change-info>
            <text:p text:style-name="Text_20_body"><text:span text:style-name="T1">…</text:span></text:p>
          </text:deletion>
        </text:changed-region>
        <text:changed-region xml:id="ct94919479431488" text:id="ct94919479431488">
          <text:insertion>
            <office:change-info>
              <dc:creator>Julia Ringo</dc:creator>
              <dc:date>2023-10-10T11:08:00</dc:date>
            </office:change-info>
          </text:insertion>
        </text:changed-region>
        <text:changed-region xml:id="ct94919479438496" text:id="ct94919479438496">
          <text:insertion>
            <office:change-info>
              <dc:creator>Julia Ringo</dc:creator>
              <dc:date>2023-10-20T15:31:00</dc:date>
            </office:change-info>
          </text:insertion>
        </text:changed-region>
        <text:changed-region xml:id="ct94919473490400" text:id="ct94919473490400">
          <text:deletion>
            <office:change-info>
              <dc:creator>Julia Ringo</dc:creator>
              <dc:date>2023-10-20T15:31:00</dc:date>
            </office:change-info>
            <text:p text:style-name="Text_20_body"><text:span text:style-name="T1"><text:s/>t</text:span></text:p>
          </text:deletion>
        </text:changed-region>
        <text:changed-region xml:id="ct94919479431776" text:id="ct94919479431776">
          <text:deletion>
            <office:change-info>
              <dc:creator>Julia Ringo</dc:creator>
              <dc:date>2023-10-05T13:15:00</dc:date>
            </office:change-info>
            <text:p text:style-name="Text_20_body"><text:span text:style-name="T1"><text:s/>— </text:span></text:p>
          </text:deletion>
        </text:changed-region>
        <text:changed-region xml:id="ct94919479386640" text:id="ct94919479386640">
          <text:insertion>
            <office:change-info>
              <dc:creator>Julia Ringo</dc:creator>
              <dc:date>2023-10-05T13:15:00</dc:date>
            </office:change-info>
          </text:insertion>
        </text:changed-region>
        <text:changed-region xml:id="ct94919479439600" text:id="ct94919479439600">
          <text:deletion>
            <office:change-info>
              <dc:creator>Julia Ringo</dc:creator>
              <dc:date>2023-10-10T11:08:00</dc:date>
            </office:change-info>
            <text:p text:style-name="Text_20_body"><text:span text:style-name="T1">…</text:span></text:p>
          </text:deletion>
        </text:changed-region>
        <text:changed-region xml:id="ct94919479448480" text:id="ct94919479448480">
          <text:insertion>
            <office:change-info>
              <dc:creator>Julia Ringo</dc:creator>
              <dc:date>2023-10-10T11:08:00</dc:date>
            </office:change-info>
          </text:insertion>
        </text:changed-region>
        <text:changed-region xml:id="ct94919479457088" text:id="ct94919479457088">
          <text:insertion>
            <office:change-info>
              <dc:creator>Julia Ringo</dc:creator>
              <dc:date>2023-10-20T15:31:00</dc:date>
            </office:change-info>
          </text:insertion>
        </text:changed-region>
        <text:changed-region xml:id="ct94919479457376" text:id="ct94919479457376">
          <text:deletion>
            <office:change-info>
              <dc:creator>Julia Ringo</dc:creator>
              <dc:date>2023-10-20T15:31:00</dc:date>
            </office:change-info>
            <text:p text:style-name="Text_20_body"><text:span text:style-name="T1"><text:s/></text:span></text:p>
          </text:deletion>
        </text:changed-region>
        <text:changed-region xml:id="ct94919479419072" text:id="ct94919479419072">
          <text:deletion>
            <office:change-info>
              <dc:creator>Julia Ringo</dc:creator>
              <dc:date>2023-10-10T11:08:00</dc:date>
            </office:change-info>
            <text:p text:style-name="Text_20_body"><text:span text:style-name="T1">…</text:span></text:p>
          </text:deletion>
        </text:changed-region>
        <text:changed-region xml:id="ct94919479439888" text:id="ct94919479439888">
          <text:insertion>
            <office:change-info>
              <dc:creator>Julia Ringo</dc:creator>
              <dc:date>2023-10-10T11:08:00</dc:date>
            </office:change-info>
          </text:insertion>
        </text:changed-region>
        <text:changed-region xml:id="ct94919473501984" text:id="ct94919473501984">
          <text:deletion>
            <office:change-info>
              <dc:creator>Julia Ringo</dc:creator>
              <dc:date>2023-10-10T11:08:00</dc:date>
            </office:change-info>
            <text:p text:style-name="Text_20_body"><text:span text:style-name="T1">…</text:span></text:p>
          </text:deletion>
        </text:changed-region>
        <text:changed-region xml:id="ct94919479456752" text:id="ct94919479456752">
          <text:insertion>
            <office:change-info>
              <dc:creator>Julia Ringo</dc:creator>
              <dc:date>2023-10-10T11:08:00</dc:date>
            </office:change-info>
          </text:insertion>
        </text:changed-region>
        <text:changed-region xml:id="ct94919479450592" text:id="ct94919479450592">
          <text:insertion>
            <office:change-info>
              <dc:creator>Julia Ringo</dc:creator>
              <dc:date>2023-10-20T15:32:00</dc:date>
            </office:change-info>
          </text:insertion>
        </text:changed-region>
        <text:changed-region xml:id="ct94919479469376" text:id="ct94919479469376">
          <text:insertion>
            <office:change-info>
              <dc:creator>Julia Ringo</dc:creator>
              <dc:date>2023-10-20T15:32:00</dc:date>
            </office:change-info>
          </text:insertion>
        </text:changed-region>
        <text:changed-region xml:id="ct94919479468368" text:id="ct94919479468368">
          <text:deletion>
            <office:change-info>
              <dc:creator>Julia Ringo</dc:creator>
              <dc:date>2023-10-20T15:32:00</dc:date>
            </office:change-info>
            <text:p text:style-name="Text_20_body"><text:span text:style-name="T1">20 </text:span></text:p>
          </text:deletion>
        </text:changed-region>
        <text:changed-region xml:id="ct94919479468656" text:id="ct94919479468656">
          <text:insertion>
            <office:change-info>
              <dc:creator>Julia Ringo</dc:creator>
              <dc:date>2023-10-20T15:32:00</dc:date>
            </office:change-info>
          </text:insertion>
        </text:changed-region>
        <text:changed-region xml:id="ct94919479485152" text:id="ct94919479485152">
          <text:insertion>
            <office:change-info>
              <dc:creator>Julia Ringo</dc:creator>
              <dc:date>2023-10-20T15:32:00</dc:date>
            </office:change-info>
          </text:insertion>
        </text:changed-region>
        <text:changed-region xml:id="ct94919479493632" text:id="ct94919479493632">
          <text:deletion>
            <office:change-info>
              <dc:creator>Julia Ringo</dc:creator>
              <dc:date>2023-10-05T13:15:00</dc:date>
            </office:change-info>
            <text:p text:style-name="Text_20_body"><text:span text:style-name="T1"><text:s/>— </text:span></text:p>
          </text:deletion>
        </text:changed-region>
        <text:changed-region xml:id="ct94919479494592" text:id="ct94919479494592">
          <text:insertion>
            <office:change-info>
              <dc:creator>Julia Ringo</dc:creator>
              <dc:date>2023-10-05T13:15:00</dc:date>
            </office:change-info>
          </text:insertion>
        </text:changed-region>
        <text:changed-region xml:id="ct94919479495552" text:id="ct94919479495552">
          <text:deletion>
            <office:change-info>
              <dc:creator>Julia Ringo</dc:creator>
              <dc:date>2023-10-05T13:15:00</dc:date>
            </office:change-info>
            <text:p text:style-name="Text_20_body"><text:span text:style-name="T1"><text:s/>— </text:span></text:p>
          </text:deletion>
        </text:changed-region>
        <text:changed-region xml:id="ct94919479496176" text:id="ct94919479496176">
          <text:insertion>
            <office:change-info>
              <dc:creator>Julia Ringo</dc:creator>
              <dc:date>2023-10-05T13:15:00</dc:date>
            </office:change-info>
          </text:insertion>
        </text:changed-region>
        <text:changed-region xml:id="ct94919479498960" text:id="ct94919479498960">
          <text:deletion>
            <office:change-info>
              <dc:creator>Julia Ringo</dc:creator>
              <dc:date>2023-10-10T11:08:00</dc:date>
            </office:change-info>
            <text:p text:style-name="Text_20_body"><text:span text:style-name="T1">…</text:span></text:p>
          </text:deletion>
        </text:changed-region>
        <text:changed-region xml:id="ct94919479500400" text:id="ct94919479500400">
          <text:insertion>
            <office:change-info>
              <dc:creator>Julia Ringo</dc:creator>
              <dc:date>2023-10-20T15:33:00</dc:date>
            </office:change-info>
          </text:insertion>
        </text:changed-region>
        <text:changed-region xml:id="ct94919479498096" text:id="ct94919479498096">
          <text:insertion>
            <office:change-info>
              <dc:creator>Julia Ringo</dc:creator>
              <dc:date>2023-10-20T15:33:00</dc:date>
            </office:change-info>
          </text:insertion>
        </text:changed-region>
        <text:changed-region xml:id="ct94919479515696" text:id="ct94919479515696">
          <text:insertion>
            <office:change-info>
              <dc:creator>Julia Ringo</dc:creator>
              <dc:date>2023-10-20T15:33:00</dc:date>
            </office:change-info>
          </text:insertion>
        </text:changed-region>
        <text:changed-region xml:id="ct94919479520736" text:id="ct94919479520736">
          <text:deletion>
            <office:change-info>
              <dc:creator>Julia Ringo</dc:creator>
              <dc:date>2023-10-05T13:15:00</dc:date>
            </office:change-info>
            <text:p text:style-name="Text_20_body"><text:span text:style-name="T1"><text:s/>— </text:span></text:p>
          </text:deletion>
        </text:changed-region>
        <text:changed-region xml:id="ct94919479521696" text:id="ct94919479521696">
          <text:insertion>
            <office:change-info>
              <dc:creator>Julia Ringo</dc:creator>
              <dc:date>2023-10-05T13:15:00</dc:date>
            </office:change-info>
          </text:insertion>
        </text:changed-region>
        <text:changed-region xml:id="ct94919479483744" text:id="ct94919479483744">
          <text:deletion>
            <office:change-info>
              <dc:creator>Julia Ringo</dc:creator>
              <dc:date>2023-10-10T11:08:00</dc:date>
            </office:change-info>
            <text:p text:style-name="Text_20_body"><text:span text:style-name="T1">…</text:span></text:p>
          </text:deletion>
        </text:changed-region>
        <text:changed-region xml:id="ct94919479521360" text:id="ct94919479521360">
          <text:insertion>
            <office:change-info>
              <dc:creator>Julia Ringo</dc:creator>
              <dc:date>2023-10-10T11:08:00</dc:date>
            </office:change-info>
          </text:insertion>
        </text:changed-region>
        <text:changed-region xml:id="ct94919479395952" text:id="ct94919479395952">
          <text:insertion>
            <office:change-info>
              <dc:creator>Julia Ringo</dc:creator>
              <dc:date>2023-10-20T15:33:00</dc:date>
            </office:change-info>
          </text:insertion>
        </text:changed-region>
        <text:changed-region xml:id="ct94919479531648" text:id="ct94919479531648">
          <text:deletion>
            <office:change-info>
              <dc:creator>Julia Ringo</dc:creator>
              <dc:date>2023-10-10T11:08:00</dc:date>
            </office:change-info>
            <text:p text:style-name="Text_20_body"><text:span text:style-name="T1">…</text:span></text:p>
          </text:deletion>
        </text:changed-region>
        <text:changed-region xml:id="ct94919479531936" text:id="ct94919479531936">
          <text:deletion>
            <office:change-info>
              <dc:creator>Julia Ringo</dc:creator>
              <dc:date>2023-10-20T15:33:00</dc:date>
            </office:change-info>
            <text:p text:style-name="Text_20_body"><text:span text:style-name="T1">. </text:span></text:p>
          </text:deletion>
        </text:changed-region>
        <text:changed-region xml:id="ct94919479532560" text:id="ct94919479532560">
          <text:insertion>
            <office:change-info>
              <dc:creator>Julia Ringo</dc:creator>
              <dc:date>2023-10-10T11:08:00</dc:date>
            </office:change-info>
          </text:insertion>
        </text:changed-region>
        <text:changed-region xml:id="ct94919479528992" text:id="ct94919479528992">
          <text:deletion>
            <office:change-info>
              <dc:creator>Julia Ringo</dc:creator>
              <dc:date>2023-10-10T11:08:00</dc:date>
            </office:change-info>
            <text:p text:style-name="Text_20_body"><text:span text:style-name="T1">…</text:span></text:p>
          </text:deletion>
        </text:changed-region>
        <text:changed-region xml:id="ct94919473525504" text:id="ct94919473525504">
          <text:insertion>
            <office:change-info>
              <dc:creator>Julia Ringo</dc:creator>
              <dc:date>2023-10-10T11:08:00</dc:date>
            </office:change-info>
          </text:insertion>
        </text:changed-region>
        <text:changed-region xml:id="ct94919479538176" text:id="ct94919479538176">
          <text:insertion>
            <office:change-info>
              <dc:creator>Julia Ringo</dc:creator>
              <dc:date>2023-10-20T15:33:00</dc:date>
            </office:change-info>
          </text:insertion>
        </text:changed-region>
        <text:changed-region xml:id="ct94919479538464" text:id="ct94919479538464">
          <text:deletion>
            <office:change-info>
              <dc:creator>Julia Ringo</dc:creator>
              <dc:date>2023-10-20T15:33:00</dc:date>
            </office:change-info>
            <text:p text:style-name="Text_20_body"><text:span text:style-name="T1">,</text:span></text:p>
          </text:deletion>
        </text:changed-region>
        <text:changed-region xml:id="ct94919479543552" text:id="ct94919479543552">
          <text:insertion>
            <office:change-info>
              <dc:creator>Julia Ringo</dc:creator>
              <dc:date>2023-10-20T15:34:00</dc:date>
            </office:change-info>
          </text:insertion>
        </text:changed-region>
        <text:changed-region xml:id="ct94919473532416" text:id="ct94919473532416">
          <text:deletion>
            <office:change-info>
              <dc:creator>Julia Ringo</dc:creator>
              <dc:date>2023-10-20T15:34:00</dc:date>
            </office:change-info>
            <text:p text:style-name="Text_20_body"><text:span text:style-name="T1">t</text:span></text:p>
          </text:deletion>
        </text:changed-region>
        <text:changed-region xml:id="ct94919479545184" text:id="ct94919479545184">
          <text:insertion>
            <office:change-info>
              <dc:creator>Julia Ringo</dc:creator>
              <dc:date>2023-10-20T15:34:00</dc:date>
            </office:change-info>
          </text:insertion>
        </text:changed-region>
        <text:changed-region xml:id="ct94919479549120" text:id="ct94919479549120">
          <text:insertion>
            <office:change-info>
              <dc:creator>Julia Ringo</dc:creator>
              <dc:date>2023-10-20T15:34:00</dc:date>
            </office:change-info>
          </text:insertion>
        </text:changed-region>
        <text:changed-region xml:id="ct94919479533664" text:id="ct94919479533664">
          <text:insertion>
            <office:change-info>
              <dc:creator>Julia Ringo</dc:creator>
              <dc:date>2023-10-20T15:34:00</dc:date>
            </office:change-info>
          </text:insertion>
        </text:changed-region>
        <text:changed-region xml:id="ct94919479533952" text:id="ct94919479533952">
          <text:insertion>
            <office:change-info>
              <dc:creator>Julia Ringo</dc:creator>
              <dc:date>2023-10-20T15:34:00</dc:date>
            </office:change-info>
          </text:insertion>
        </text:changed-region>
        <text:changed-region xml:id="ct94919479509360" text:id="ct94919479509360">
          <text:insertion>
            <office:change-info>
              <dc:creator>Julia Ringo</dc:creator>
              <dc:date>2023-10-20T15:34:00</dc:date>
            </office:change-info>
          </text:insertion>
        </text:changed-region>
        <text:changed-region xml:id="ct94919479093136" text:id="ct94919479093136">
          <text:insertion>
            <office:change-info>
              <dc:creator>Julia Ringo</dc:creator>
              <dc:date>2023-10-20T15:34:00</dc:date>
            </office:change-info>
          </text:insertion>
        </text:changed-region>
        <text:changed-region xml:id="ct94919479094384" text:id="ct94919479094384">
          <text:insertion>
            <office:change-info>
              <dc:creator>Julia Ringo</dc:creator>
              <dc:date>2023-10-20T15:34:00</dc:date>
            </office:change-info>
          </text:insertion>
        </text:changed-region>
        <text:changed-region xml:id="ct94919479578592" text:id="ct94919479578592">
          <text:deletion>
            <office:change-info>
              <dc:creator>Julia Ringo</dc:creator>
              <dc:date>2023-10-10T11:08:00</dc:date>
            </office:change-info>
            <text:p text:style-name="Text_20_body"><text:span text:style-name="T1">…</text:span></text:p>
          </text:deletion>
        </text:changed-region>
        <text:changed-region xml:id="ct94919479586800" text:id="ct94919479586800">
          <text:insertion>
            <office:change-info>
              <dc:creator>Julia Ringo</dc:creator>
              <dc:date>2023-10-10T11:08:00</dc:date>
            </office:change-info>
          </text:insertion>
        </text:changed-region>
        <text:changed-region xml:id="ct94919479583104" text:id="ct94919479583104">
          <text:deletion>
            <office:change-info>
              <dc:creator>Julia Ringo</dc:creator>
              <dc:date>2023-10-20T15:34:00</dc:date>
            </office:change-info>
            <text:p text:style-name="Text_20_body"><text:span text:style-name="T1"><text:s/></text:span></text:p>
          </text:deletion>
        </text:changed-region>
        <text:changed-region xml:id="ct94919479593040" text:id="ct94919479593040">
          <text:deletion>
            <office:change-info>
              <dc:creator>Julia Ringo</dc:creator>
              <dc:date>2023-10-20T15:34:00</dc:date>
            </office:change-info>
            <text:p text:style-name="Text_20_body"><text:span text:style-name="T1">30 </text:span></text:p>
          </text:deletion>
        </text:changed-region>
        <text:changed-region xml:id="ct94919479594000" text:id="ct94919479594000">
          <text:insertion>
            <office:change-info>
              <dc:creator>Julia Ringo</dc:creator>
              <dc:date>2023-10-20T15:34:00</dc:date>
            </office:change-info>
          </text:insertion>
        </text:changed-region>
        <text:changed-region xml:id="ct94919479594960" text:id="ct94919479594960">
          <text:deletion>
            <office:change-info>
              <dc:creator>Julia Ringo</dc:creator>
              <dc:date>2023-10-05T13:15:00</dc:date>
            </office:change-info>
            <text:p text:style-name="Text_20_body"><text:span text:style-name="T1"><text:s/>— </text:span></text:p>
          </text:deletion>
        </text:changed-region>
        <text:changed-region xml:id="ct94919479595920" text:id="ct94919479595920">
          <text:insertion>
            <office:change-info>
              <dc:creator>Julia Ringo</dc:creator>
              <dc:date>2023-10-05T13:15:00</dc:date>
            </office:change-info>
          </text:insertion>
        </text:changed-region>
        <text:changed-region xml:id="ct94919479597552" text:id="ct94919479597552">
          <text:insertion>
            <office:change-info>
              <dc:creator>Julia Ringo</dc:creator>
              <dc:date>2023-10-20T15:34:00</dc:date>
            </office:change-info>
          </text:insertion>
        </text:changed-region>
        <text:changed-region xml:id="ct94919473547904" text:id="ct94919473547904">
          <text:deletion>
            <office:change-info>
              <dc:creator>Julia Ringo</dc:creator>
              <dc:date>2023-10-20T15:34:00</dc:date>
            </office:change-info>
            <text:p text:style-name="Text_20_body"><text:span text:style-name="T1"><text:s/>that</text:span></text:p>
          </text:deletion>
        </text:changed-region>
        <text:changed-region xml:id="ct94919479593328" text:id="ct94919479593328">
          <text:deletion>
            <office:change-info>
              <dc:creator>Julia Ringo</dc:creator>
              <dc:date>2023-10-20T15:34:00</dc:date>
            </office:change-info>
            <text:p text:style-name="Text_20_body"><text:span text:style-name="T1">20 </text:span></text:p>
          </text:deletion>
        </text:changed-region>
        <text:changed-region xml:id="ct94919479593616" text:id="ct94919479593616">
          <text:insertion>
            <office:change-info>
              <dc:creator>Julia Ringo</dc:creator>
              <dc:date>2023-10-20T15:34:00</dc:date>
            </office:change-info>
          </text:insertion>
        </text:changed-region>
        <text:changed-region xml:id="ct94919479608064" text:id="ct94919479608064">
          <text:deletion>
            <office:change-info>
              <dc:creator>Julia Ringo</dc:creator>
              <dc:date>2023-10-20T15:34:00</dc:date>
            </office:change-info>
            <text:p text:style-name="Text_20_body"><text:span text:style-name="T1">20 </text:span></text:p>
          </text:deletion>
        </text:changed-region>
        <text:changed-region xml:id="ct94919479608352" text:id="ct94919479608352">
          <text:insertion>
            <office:change-info>
              <dc:creator>Julia Ringo</dc:creator>
              <dc:date>2023-10-20T15:34:00</dc:date>
            </office:change-info>
          </text:insertion>
        </text:changed-region>
        <text:changed-region xml:id="ct94919479599296" text:id="ct94919479599296">
          <text:insertion>
            <office:change-info>
              <dc:creator>Julia Ringo</dc:creator>
              <dc:date>2023-10-20T15:34:00</dc:date>
            </office:change-info>
          </text:insertion>
        </text:changed-region>
        <text:changed-region xml:id="ct94919479595248" text:id="ct94919479595248">
          <text:deletion>
            <office:change-info>
              <dc:creator>Julia Ringo</dc:creator>
              <dc:date>2023-10-20T15:34:00</dc:date>
            </office:change-info>
            <text:p text:style-name="Text_20_body"><text:span text:style-name="T1">,</text:span></text:p>
          </text:deletion>
        </text:changed-region>
        <text:changed-region xml:id="ct94919479618336" text:id="ct94919479618336">
          <text:deletion>
            <office:change-info>
              <dc:creator>Julia Ringo</dc:creator>
              <dc:date>2023-10-05T13:15:00</dc:date>
            </office:change-info>
            <text:p text:style-name="Text_20_body"><text:span text:style-name="T1"><text:s/>— </text:span></text:p>
          </text:deletion>
        </text:changed-region>
        <text:changed-region xml:id="ct94919479619296" text:id="ct94919479619296">
          <text:insertion>
            <office:change-info>
              <dc:creator>Julia Ringo</dc:creator>
              <dc:date>2023-10-05T13:15:00</dc:date>
            </office:change-info>
          </text:insertion>
        </text:changed-region>
        <text:changed-region xml:id="ct94919479595536" text:id="ct94919479595536">
          <text:insertion>
            <office:change-info>
              <dc:creator>Julia Ringo</dc:creator>
              <dc:date>2023-10-20T15:35:00</dc:date>
            </office:change-info>
          </text:insertion>
        </text:changed-region>
        <text:changed-region xml:id="ct94919479619920" text:id="ct94919479619920">
          <text:deletion>
            <office:change-info>
              <dc:creator>Julia Ringo</dc:creator>
              <dc:date>2023-10-20T15:35:00</dc:date>
            </office:change-info>
            <text:p text:style-name="Text_20_body"><text:span text:style-name="T1">20 </text:span></text:p>
          </text:deletion>
        </text:changed-region>
        <text:changed-region xml:id="ct94919479618624" text:id="ct94919479618624">
          <text:insertion>
            <office:change-info>
              <dc:creator>Julia Ringo</dc:creator>
              <dc:date>2023-10-20T15:35:00</dc:date>
            </office:change-info>
          </text:insertion>
        </text:changed-region>
        <text:changed-region xml:id="ct94919473562304" text:id="ct94919473562304">
          <text:insertion>
            <office:change-info>
              <dc:creator>Julia Ringo</dc:creator>
              <dc:date>2023-10-20T15:35:00</dc:date>
            </office:change-info>
          </text:insertion>
        </text:changed-region>
        <text:changed-region xml:id="ct94919479616176" text:id="ct94919479616176">
          <text:insertion>
            <office:change-info>
              <dc:creator>Julia Ringo</dc:creator>
              <dc:date>2023-10-20T15:35:00</dc:date>
            </office:change-info>
          </text:insertion>
        </text:changed-region>
        <text:changed-region xml:id="ct94919479632832" text:id="ct94919479632832">
          <text:deletion>
            <office:change-info>
              <dc:creator>Julia Ringo</dc:creator>
              <dc:date>2023-10-20T15:35:00</dc:date>
            </office:change-info>
            <text:p text:style-name="Text_20_body"><text:span text:style-name="T1">-</text:span></text:p>
          </text:deletion>
        </text:changed-region>
        <text:changed-region xml:id="ct94919479634464" text:id="ct94919479634464">
          <text:insertion>
            <office:change-info>
              <dc:creator>Julia Ringo</dc:creator>
              <dc:date>2023-10-20T15:35:00</dc:date>
            </office:change-info>
          </text:insertion>
        </text:changed-region>
        <text:changed-region xml:id="ct94919479640944" text:id="ct94919479640944">
          <text:insertion>
            <office:change-info>
              <dc:creator>Julia Ringo</dc:creator>
              <dc:date>2023-10-20T15:35:00</dc:date>
            </office:change-info>
          </text:insertion>
        </text:changed-region>
        <text:changed-region xml:id="ct94919479635520" text:id="ct94919479635520">
          <text:insertion>
            <office:change-info>
              <dc:creator>Julia Ringo</dc:creator>
              <dc:date>2023-10-20T15:35:00</dc:date>
            </office:change-info>
          </text:insertion>
        </text:changed-region>
        <text:changed-region xml:id="ct94919479648672" text:id="ct94919479648672">
          <text:deletion>
            <office:change-info>
              <dc:creator>Julia Ringo</dc:creator>
              <dc:date>2023-10-10T11:08:00</dc:date>
            </office:change-info>
            <text:p text:style-name="Text_20_body"><text:span text:style-name="T1">…</text:span></text:p>
          </text:deletion>
        </text:changed-region>
        <text:changed-region xml:id="ct94919479654384" text:id="ct94919479654384">
          <text:insertion>
            <office:change-info>
              <dc:creator>Julia Ringo</dc:creator>
              <dc:date>2023-10-10T11:08:00</dc:date>
            </office:change-info>
          </text:insertion>
        </text:changed-region>
        <text:changed-region xml:id="ct94919479655008" text:id="ct94919479655008">
          <text:deletion>
            <office:change-info>
              <dc:creator>Julia Ringo</dc:creator>
              <dc:date>2023-10-10T11:08:00</dc:date>
            </office:change-info>
            <text:p text:style-name="Text_20_body"><text:span text:style-name="T1">…</text:span></text:p>
          </text:deletion>
        </text:changed-region>
        <text:changed-region xml:id="ct94919479655632" text:id="ct94919479655632">
          <text:insertion>
            <office:change-info>
              <dc:creator>Julia Ringo</dc:creator>
              <dc:date>2023-10-10T11:08:00</dc:date>
            </office:change-info>
          </text:insertion>
        </text:changed-region>
        <text:changed-region xml:id="ct94919473572640" text:id="ct94919473572640">
          <text:insertion>
            <office:change-info>
              <dc:creator>Julia Ringo</dc:creator>
              <dc:date>2023-10-20T15:35:00</dc:date>
            </office:change-info>
          </text:insertion>
        </text:changed-region>
        <text:changed-region xml:id="ct94919479661248" text:id="ct94919479661248">
          <text:insertion>
            <office:change-info>
              <dc:creator>Julia Ringo</dc:creator>
              <dc:date>2023-10-20T15:35:00</dc:date>
            </office:change-info>
          </text:insertion>
        </text:changed-region>
        <text:changed-region xml:id="ct94919479665344" text:id="ct94919479665344">
          <text:deletion>
            <office:change-info>
              <dc:creator>Julia Ringo</dc:creator>
              <dc:date>2023-10-05T13:15:00</dc:date>
            </office:change-info>
            <text:p text:style-name="Text_20_body"><text:span text:style-name="T1"><text:s/>— </text:span></text:p>
          </text:deletion>
        </text:changed-region>
        <text:changed-region xml:id="ct94919479666752" text:id="ct94919479666752">
          <text:insertion>
            <office:change-info>
              <dc:creator>Julia Ringo</dc:creator>
              <dc:date>2023-10-05T13:15:00</dc:date>
            </office:change-info>
          </text:insertion>
        </text:changed-region>
        <text:changed-region xml:id="ct94919479635232" text:id="ct94919479635232">
          <text:insertion>
            <office:change-info>
              <dc:creator>Julia Ringo</dc:creator>
              <dc:date>2023-10-20T15:36:00</dc:date>
            </office:change-info>
          </text:insertion>
        </text:changed-region>
        <text:changed-region xml:id="ct94919479677792" text:id="ct94919479677792">
          <text:deletion>
            <office:change-info>
              <dc:creator>Julia Ringo</dc:creator>
              <dc:date>2023-10-20T15:36:00</dc:date>
            </office:change-info>
            <text:p text:style-name="Text_20_body"><text:span text:style-name="T1">N</text:span></text:p>
          </text:deletion>
        </text:changed-region>
        <text:changed-region xml:id="ct94919479663168" text:id="ct94919479663168">
          <text:insertion>
            <office:change-info>
              <dc:creator>Julia Ringo</dc:creator>
              <dc:date>2023-10-20T15:36:00</dc:date>
            </office:change-info>
          </text:insertion>
        </text:changed-region>
        <text:changed-region xml:id="ct94919479689376" text:id="ct94919479689376">
          <text:insertion>
            <office:change-info>
              <dc:creator>Julia Ringo</dc:creator>
              <dc:date>2023-10-20T15:36:00</dc:date>
            </office:change-info>
          </text:insertion>
        </text:changed-region>
        <text:changed-region xml:id="ct94919473581856" text:id="ct94919473581856">
          <text:deletion>
            <office:change-info>
              <dc:creator>Julia Ringo</dc:creator>
              <dc:date>2023-10-05T13:15:00</dc:date>
            </office:change-info>
            <text:p text:style-name="Text_20_body"><text:span text:style-name="T2"><text:s/>— </text:span></text:p>
          </text:deletion>
        </text:changed-region>
        <text:changed-region xml:id="ct94919479692816" text:id="ct94919479692816">
          <text:insertion>
            <office:change-info>
              <dc:creator>Julia Ringo</dc:creator>
              <dc:date>2023-10-05T13:15:00</dc:date>
            </office:change-info>
          </text:insertion>
        </text:changed-region>
        <text:changed-region xml:id="ct94919479693776" text:id="ct94919479693776">
          <text:deletion>
            <office:change-info>
              <dc:creator>Julia Ringo</dc:creator>
              <dc:date>2023-10-20T15:36:00</dc:date>
            </office:change-info>
            <text:p text:style-name="Text_20_body"><text:span text:style-name="T1">ing</text:span></text:p>
          </text:deletion>
        </text:changed-region>
        <text:changed-region xml:id="ct94919479699248" text:id="ct94919479699248">
          <text:insertion>
            <office:change-info>
              <dc:creator>Julia Ringo</dc:creator>
              <dc:date>2023-10-20T15:36:00</dc:date>
            </office:change-info>
          </text:insertion>
        </text:changed-region>
        <text:changed-region xml:id="ct94919479699536" text:id="ct94919479699536">
          <text:deletion>
            <office:change-info>
              <dc:creator>Julia Ringo</dc:creator>
              <dc:date>2023-10-20T15:36:00</dc:date>
            </office:change-info>
            <text:p text:style-name="Text_20_body"><text:span text:style-name="T1">;</text:span></text:p>
          </text:deletion>
        </text:changed-region>
        <text:changed-region xml:id="ct94919479587904" text:id="ct94919479587904">
          <text:deletion>
            <office:change-info>
              <dc:creator>Julia Ringo</dc:creator>
              <dc:date>2023-10-10T11:08:00</dc:date>
            </office:change-info>
            <text:p text:style-name="Text_20_body"><text:span text:style-name="T1">…</text:span></text:p>
          </text:deletion>
        </text:changed-region>
        <text:changed-region xml:id="ct94919479521024" text:id="ct94919479521024">
          <text:insertion>
            <office:change-info>
              <dc:creator>Julia Ringo</dc:creator>
              <dc:date>2023-10-10T11:08:00</dc:date>
            </office:change-info>
          </text:insertion>
        </text:changed-region>
        <text:changed-region xml:id="ct94919479700640" text:id="ct94919479700640">
          <text:deletion>
            <office:change-info>
              <dc:creator>Julia Ringo</dc:creator>
              <dc:date>2023-10-20T15:36:00</dc:date>
            </office:change-info>
            <text:p text:style-name="Text_20_body"><text:span text:style-name="T1"><text:s/></text:span></text:p>
          </text:deletion>
        </text:changed-region>
        <text:changed-region xml:id="ct94919479711808" text:id="ct94919479711808">
          <text:deletion>
            <office:change-info>
              <dc:creator>Julia Ringo</dc:creator>
              <dc:date>2023-10-10T11:08:00</dc:date>
            </office:change-info>
            <text:p text:style-name="Text_20_body"><text:span text:style-name="T1">…</text:span></text:p>
          </text:deletion>
        </text:changed-region>
        <text:changed-region xml:id="ct94919479712768" text:id="ct94919479712768">
          <text:insertion>
            <office:change-info>
              <dc:creator>Julia Ringo</dc:creator>
              <dc:date>2023-10-10T11:08:00</dc:date>
            </office:change-info>
          </text:insertion>
        </text:changed-region>
        <text:changed-region xml:id="ct94919479713056" text:id="ct94919479713056">
          <text:deletion>
            <office:change-info>
              <dc:creator>Julia Ringo</dc:creator>
              <dc:date>2023-10-20T15:37:00</dc:date>
            </office:change-info>
            <text:p text:style-name="Text_20_body"><text:span text:style-name="T1"><text:s/></text:span></text:p>
          </text:deletion>
        </text:changed-region>
        <text:changed-region xml:id="ct94919479714688" text:id="ct94919479714688">
          <text:insertion>
            <office:change-info>
              <dc:creator>Julia Ringo</dc:creator>
              <dc:date>2023-10-20T15:37:00</dc:date>
            </office:change-info>
          </text:insertion>
        </text:changed-region>
        <text:changed-region xml:id="ct94919479715936" text:id="ct94919479715936">
          <text:deletion>
            <office:change-info>
              <dc:creator>Julia Ringo</dc:creator>
              <dc:date>2023-10-05T13:15:00</dc:date>
            </office:change-info>
            <text:p text:style-name="Text_20_body"><text:span text:style-name="T1"><text:s/>— </text:span></text:p>
          </text:deletion>
        </text:changed-region>
        <text:changed-region xml:id="ct94919479716896" text:id="ct94919479716896">
          <text:insertion>
            <office:change-info>
              <dc:creator>Julia Ringo</dc:creator>
              <dc:date>2023-10-05T13:15:00</dc:date>
            </office:change-info>
          </text:insertion>
        </text:changed-region>
        <text:changed-region xml:id="ct94919473584224" text:id="ct94919473584224">
          <text:deletion>
            <office:change-info>
              <dc:creator>Julia Ringo</dc:creator>
              <dc:date>2023-10-05T13:15:00</dc:date>
            </office:change-info>
            <text:p text:style-name="Text_20_body"><text:span text:style-name="T1"><text:s/>— </text:span></text:p>
          </text:deletion>
        </text:changed-region>
        <text:changed-region xml:id="ct94919479718528" text:id="ct94919479718528">
          <text:insertion>
            <office:change-info>
              <dc:creator>Julia Ringo</dc:creator>
              <dc:date>2023-10-05T13:15:00</dc:date>
            </office:change-info>
          </text:insertion>
        </text:changed-region>
        <text:changed-region xml:id="ct94919479722064" text:id="ct94919479722064">
          <text:insertion>
            <office:change-info>
              <dc:creator>Julia Ringo</dc:creator>
              <dc:date>2023-10-20T15:37:00</dc:date>
            </office:change-info>
          </text:insertion>
        </text:changed-region>
        <text:changed-region xml:id="ct94919479722352" text:id="ct94919479722352">
          <text:deletion>
            <office:change-info>
              <dc:creator>Julia Ringo</dc:creator>
              <dc:date>2023-10-20T15:37:00</dc:date>
            </office:change-info>
            <text:p text:style-name="Text_20_body"><text:span text:style-name="T1">;</text:span></text:p>
          </text:deletion>
        </text:changed-region>
        <text:changed-region xml:id="ct94919479724080" text:id="ct94919479724080">
          <text:deletion>
            <office:change-info>
              <dc:creator>Julia Ringo</dc:creator>
              <dc:date>2023-10-05T13:15:00</dc:date>
            </office:change-info>
            <text:p text:style-name="Text_20_body"><text:span text:style-name="T1"><text:s/>— </text:span></text:p>
          </text:deletion>
        </text:changed-region>
        <text:changed-region xml:id="ct94919479725472" text:id="ct94919479725472">
          <text:insertion>
            <office:change-info>
              <dc:creator>Julia Ringo</dc:creator>
              <dc:date>2023-10-05T13:15:00</dc:date>
            </office:change-info>
          </text:insertion>
        </text:changed-region>
        <text:changed-region xml:id="ct94919479726432" text:id="ct94919479726432">
          <text:deletion>
            <office:change-info>
              <dc:creator>Julia Ringo</dc:creator>
              <dc:date>2023-10-05T13:15:00</dc:date>
            </office:change-info>
            <text:p text:style-name="Text_20_body"><text:span text:style-name="T1"><text:s/>— </text:span></text:p>
          </text:deletion>
        </text:changed-region>
        <text:changed-region xml:id="ct94919479728336" text:id="ct94919479728336">
          <text:insertion>
            <office:change-info>
              <dc:creator>Julia Ringo</dc:creator>
              <dc:date>2023-10-05T13:15:00</dc:date>
            </office:change-info>
          </text:insertion>
        </text:changed-region>
        <text:changed-region xml:id="ct94919473590496" text:id="ct94919473590496">
          <text:deletion>
            <office:change-info>
              <dc:creator>Julia Ringo</dc:creator>
              <dc:date>2023-10-05T13:15:00</dc:date>
            </office:change-info>
            <text:p text:style-name="Text_20_body"><text:span text:style-name="T1"><text:s/>— </text:span></text:p>
          </text:deletion>
        </text:changed-region>
        <text:changed-region xml:id="ct94919479731600" text:id="ct94919479731600">
          <text:insertion>
            <office:change-info>
              <dc:creator>Julia Ringo</dc:creator>
              <dc:date>2023-10-05T13:15:00</dc:date>
            </office:change-info>
          </text:insertion>
        </text:changed-region>
        <text:changed-region xml:id="ct94919479733104" text:id="ct94919479733104">
          <text:deletion>
            <office:change-info>
              <dc:creator>Julia Ringo</dc:creator>
              <dc:date>2023-10-05T13:15:00</dc:date>
            </office:change-info>
            <text:p text:style-name="Text_20_body"><text:span text:style-name="T1"><text:s/>— </text:span></text:p>
          </text:deletion>
        </text:changed-region>
        <text:changed-region xml:id="ct94919479734608" text:id="ct94919479734608">
          <text:insertion>
            <office:change-info>
              <dc:creator>Julia Ringo</dc:creator>
              <dc:date>2023-10-05T13:15:00</dc:date>
            </office:change-info>
          </text:insertion>
        </text:changed-region>
        <text:changed-region xml:id="ct94919479725136" text:id="ct94919479725136">
          <text:deletion>
            <office:change-info>
              <dc:creator>Julia Ringo</dc:creator>
              <dc:date>2023-10-05T13:15:00</dc:date>
            </office:change-info>
            <text:p text:style-name="Text_20_body"><text:span text:style-name="T1"><text:s/>— </text:span></text:p>
          </text:deletion>
        </text:changed-region>
        <text:changed-region xml:id="ct94919473597984" text:id="ct94919473597984">
          <text:insertion>
            <office:change-info>
              <dc:creator>Julia Ringo</dc:creator>
              <dc:date>2023-10-05T13:15:00</dc:date>
            </office:change-info>
          </text:insertion>
        </text:changed-region>
        <text:changed-region xml:id="ct94919479715632" text:id="ct94919479715632">
          <text:insertion>
            <office:change-info>
              <dc:creator>Julia Ringo</dc:creator>
              <dc:date>2023-10-20T15:37:00</dc:date>
            </office:change-info>
          </text:insertion>
        </text:changed-region>
        <text:changed-region xml:id="ct94919479717856" text:id="ct94919479717856">
          <text:insertion>
            <office:change-info>
              <dc:creator>Julia Ringo</dc:creator>
              <dc:date>2023-10-20T15:37:00</dc:date>
            </office:change-info>
          </text:insertion>
        </text:changed-region>
        <text:changed-region xml:id="ct94919479718816" text:id="ct94919479718816">
          <text:deletion>
            <office:change-info>
              <dc:creator>Julia Ringo</dc:creator>
              <dc:date>2023-10-05T13:15:00</dc:date>
            </office:change-info>
            <text:p text:style-name="Text_20_body"><text:span text:style-name="T1"><text:s/>— </text:span></text:p>
          </text:deletion>
        </text:changed-region>
        <text:changed-region xml:id="ct94919479719776" text:id="ct94919479719776">
          <text:insertion>
            <office:change-info>
              <dc:creator>Julia Ringo</dc:creator>
              <dc:date>2023-10-05T13:15:00</dc:date>
            </office:change-info>
          </text:insertion>
        </text:changed-region>
        <text:changed-region xml:id="ct94919479751616" text:id="ct94919479751616">
          <text:deletion>
            <office:change-info>
              <dc:creator>Julia Ringo</dc:creator>
              <dc:date>2023-10-05T13:15:00</dc:date>
            </office:change-info>
            <text:p text:style-name="Text_20_body"><text:span text:style-name="T1"><text:s/>— </text:span></text:p>
          </text:deletion>
        </text:changed-region>
        <text:changed-region xml:id="ct94919479752240" text:id="ct94919479752240">
          <text:insertion>
            <office:change-info>
              <dc:creator>Julia Ringo</dc:creator>
              <dc:date>2023-10-05T13:15:00</dc:date>
            </office:change-info>
          </text:insertion>
        </text:changed-region>
        <text:changed-region xml:id="ct94919473611232" text:id="ct94919473611232">
          <text:deletion>
            <office:change-info>
              <dc:creator>Julia Ringo</dc:creator>
              <dc:date>2023-10-05T13:15:00</dc:date>
            </office:change-info>
            <text:p text:style-name="Text_20_body"><text:span text:style-name="T1"><text:s/>— </text:span></text:p>
          </text:deletion>
        </text:changed-region>
        <text:changed-region xml:id="ct94919479720064" text:id="ct94919479720064">
          <text:insertion>
            <office:change-info>
              <dc:creator>Julia Ringo</dc:creator>
              <dc:date>2023-10-05T13:15:00</dc:date>
            </office:change-info>
          </text:insertion>
        </text:changed-region>
        <text:changed-region xml:id="ct94919479763248" text:id="ct94919479763248">
          <text:insertion>
            <office:change-info>
              <dc:creator>Julia Ringo</dc:creator>
              <dc:date>2023-10-20T15:37:00</dc:date>
            </office:change-info>
          </text:insertion>
        </text:changed-region>
        <text:changed-region xml:id="ct94919479736224" text:id="ct94919479736224">
          <text:deletion>
            <office:change-info>
              <dc:creator>Julia Ringo</dc:creator>
              <dc:date>2023-10-20T15:37:00</dc:date>
            </office:change-info>
            <text:p text:style-name="Text_20_body"><text:span text:style-name="T1">,</text:span></text:p>
          </text:deletion>
        </text:changed-region>
        <text:changed-region xml:id="ct94919479716560" text:id="ct94919479716560">
          <text:insertion>
            <office:change-info>
              <dc:creator>Julia Ringo</dc:creator>
              <dc:date>2023-10-20T15:37:00</dc:date>
            </office:change-info>
          </text:insertion>
        </text:changed-region>
        <text:changed-region xml:id="ct94919479763536" text:id="ct94919479763536">
          <text:deletion>
            <office:change-info>
              <dc:creator>Julia Ringo</dc:creator>
              <dc:date>2023-10-20T15:37:00</dc:date>
            </office:change-info>
            <text:p text:style-name="Text_20_body"><text:span text:style-name="T1">w</text:span></text:p>
          </text:deletion>
        </text:changed-region>
        <text:changed-region xml:id="ct94919479769296" text:id="ct94919479769296">
          <text:deletion>
            <office:change-info>
              <dc:creator>Julia Ringo</dc:creator>
              <dc:date>2023-10-05T13:15:00</dc:date>
            </office:change-info>
            <text:p text:style-name="Text_20_body"><text:span text:style-name="T1"><text:s/>— </text:span></text:p>
          </text:deletion>
        </text:changed-region>
        <text:changed-region xml:id="ct94919479770128" text:id="ct94919479770128">
          <text:insertion>
            <office:change-info>
              <dc:creator>Julia Ringo</dc:creator>
              <dc:date>2023-10-05T13:15:00</dc:date>
            </office:change-info>
          </text:insertion>
        </text:changed-region>
        <text:changed-region xml:id="ct94919479770752" text:id="ct94919479770752">
          <text:deletion>
            <office:change-info>
              <dc:creator>Julia Ringo</dc:creator>
              <dc:date>2023-10-05T13:15:00</dc:date>
            </office:change-info>
            <text:p text:style-name="Text_20_body"><text:span text:style-name="T1"><text:s/>— </text:span></text:p>
          </text:deletion>
        </text:changed-region>
        <text:changed-region xml:id="ct94919479772304" text:id="ct94919479772304">
          <text:insertion>
            <office:change-info>
              <dc:creator>Julia Ringo</dc:creator>
              <dc:date>2023-10-05T13:15:00</dc:date>
            </office:change-info>
          </text:insertion>
        </text:changed-region>
        <text:changed-region xml:id="ct94919473620448" text:id="ct94919473620448">
          <text:insertion>
            <office:change-info>
              <dc:creator>Julia Ringo</dc:creator>
              <dc:date>2023-10-20T15:38:00</dc:date>
            </office:change-info>
          </text:insertion>
        </text:changed-region>
        <text:changed-region xml:id="ct94919479728624" text:id="ct94919479728624">
          <text:insertion>
            <office:change-info>
              <dc:creator>Julia Ringo</dc:creator>
              <dc:date>2023-10-20T15:38:00</dc:date>
            </office:change-info>
          </text:insertion>
        </text:changed-region>
        <text:changed-region xml:id="ct94919479754512" text:id="ct94919479754512">
          <text:deletion>
            <office:change-info>
              <dc:creator>Julia Ringo</dc:creator>
              <dc:date>2023-10-20T15:38:00</dc:date>
            </office:change-info>
            <text:p text:style-name="Text_20_body"><text:span text:style-name="T1">,</text:span></text:p>
          </text:deletion>
        </text:changed-region>
        <text:changed-region xml:id="ct94919479779120" text:id="ct94919479779120">
          <text:insertion>
            <office:change-info>
              <dc:creator>Julia Ringo</dc:creator>
              <dc:date>2023-10-20T15:38:00</dc:date>
            </office:change-info>
          </text:insertion>
        </text:changed-region>
        <text:changed-region xml:id="ct94919473625056" text:id="ct94919473625056">
          <text:deletion>
            <office:change-info>
              <dc:creator>Julia Ringo</dc:creator>
              <dc:date>2023-10-20T15:38:00</dc:date>
            </office:change-info>
            <text:p text:style-name="Text_20_body"><text:span text:style-name="T1">t</text:span></text:p>
          </text:deletion>
        </text:changed-region>
        <text:changed-region xml:id="ct94919479780752" text:id="ct94919479780752">
          <text:insertion>
            <office:change-info>
              <dc:creator>Julia Ringo</dc:creator>
              <dc:date>2023-10-20T15:38:00</dc:date>
            </office:change-info>
          </text:insertion>
        </text:changed-region>
        <text:changed-region xml:id="ct94919479781984" text:id="ct94919479781984">
          <text:deletion>
            <office:change-info>
              <dc:creator>Julia Ringo</dc:creator>
              <dc:date>2023-10-10T11:08:00</dc:date>
            </office:change-info>
            <text:p text:style-name="Text_20_body"><text:span text:style-name="T1">…</text:span></text:p>
          </text:deletion>
        </text:changed-region>
        <text:changed-region xml:id="ct94919479782272" text:id="ct94919479782272">
          <text:deletion>
            <office:change-info>
              <dc:creator>Julia Ringo</dc:creator>
              <dc:date>2023-10-20T15:38:00</dc:date>
            </office:change-info>
            <text:p text:style-name="Text_20_body"><text:span text:style-name="T1"><text:s/>is</text:span></text:p>
          </text:deletion>
        </text:changed-region>
        <text:changed-region xml:id="ct94919479783520" text:id="ct94919479783520">
          <text:insertion>
            <office:change-info>
              <dc:creator>Julia Ringo</dc:creator>
              <dc:date>2023-10-10T11:08:00</dc:date>
            </office:change-info>
          </text:insertion>
        </text:changed-region>
        <text:changed-region xml:id="ct94919479783808" text:id="ct94919479783808">
          <text:deletion>
            <office:change-info>
              <dc:creator>Julia Ringo</dc:creator>
              <dc:date>2023-10-20T15:38:00</dc:date>
            </office:change-info>
            <text:p text:style-name="Text_20_body"><text:span text:style-name="T1"><text:s/></text:span></text:p>
          </text:deletion>
        </text:changed-region>
        <text:changed-region xml:id="ct94919479784768" text:id="ct94919479784768">
          <text:deletion>
            <office:change-info>
              <dc:creator>Julia Ringo</dc:creator>
              <dc:date>2023-10-20T15:38:00</dc:date>
            </office:change-info>
            <text:p text:style-name="Text_20_body"><text:span text:style-name="T1"><text:s/>now</text:span></text:p>
          </text:deletion>
        </text:changed-region>
        <text:changed-region xml:id="ct94919479783184" text:id="ct94919479783184">
          <text:deletion>
            <office:change-info>
              <dc:creator>Julia Ringo</dc:creator>
              <dc:date>2023-10-20T15:38:00</dc:date>
            </office:change-info>
            <text:p text:style-name="Text_20_body"><text:span text:style-name="T1">‘</text:span></text:p>
          </text:deletion>
        </text:changed-region>
        <text:changed-region xml:id="ct94919479779408" text:id="ct94919479779408">
          <text:insertion>
            <office:change-info>
              <dc:creator>Julia Ringo</dc:creator>
              <dc:date>2023-10-20T15:38:00</dc:date>
            </office:change-info>
          </text:insertion>
        </text:changed-region>
        <text:changed-region xml:id="ct94919479794608" text:id="ct94919479794608">
          <text:insertion>
            <office:change-info>
              <dc:creator>Julia Ringo</dc:creator>
              <dc:date>2023-10-20T15:38:00</dc:date>
            </office:change-info>
          </text:insertion>
        </text:changed-region>
        <text:changed-region xml:id="ct94919479797744" text:id="ct94919479797744">
          <text:insertion>
            <office:change-info>
              <dc:creator>Julia Ringo</dc:creator>
              <dc:date>2023-10-20T15:38:00</dc:date>
            </office:change-info>
          </text:insertion>
        </text:changed-region>
        <text:changed-region xml:id="ct94919479805120" text:id="ct94919479805120">
          <text:deletion>
            <office:change-info>
              <dc:creator>Julia Ringo</dc:creator>
              <dc:date>2023-10-20T15:38:00</dc:date>
            </office:change-info>
            <text:p text:style-name="Text_20_body"><text:span text:style-name="T1">: </text:span></text:p>
          </text:deletion>
        </text:changed-region>
        <text:changed-region xml:id="ct94919479809584" text:id="ct94919479809584">
          <text:insertion>
            <office:change-info>
              <dc:creator>Julia Ringo</dc:creator>
              <dc:date>2023-10-20T15:38:00</dc:date>
            </office:change-info>
          </text:insertion>
        </text:changed-region>
        <text:changed-region xml:id="ct94919479773744" text:id="ct94919479773744">
          <text:deletion>
            <office:change-info>
              <dc:creator>Julia Ringo</dc:creator>
              <dc:date>2023-10-10T11:08:00</dc:date>
            </office:change-info>
            <text:p text:style-name="Text_20_body"><text:span text:style-name="T1">…</text:span></text:p>
          </text:deletion>
        </text:changed-region>
        <text:changed-region xml:id="ct94919473636000" text:id="ct94919473636000">
          <text:insertion>
            <office:change-info>
              <dc:creator>Julia Ringo</dc:creator>
              <dc:date>2023-10-10T11:08:00</dc:date>
            </office:change-info>
          </text:insertion>
        </text:changed-region>
        <text:changed-region xml:id="ct94919479816064" text:id="ct94919479816064">
          <text:deletion>
            <office:change-info>
              <dc:creator>Julia Ringo</dc:creator>
              <dc:date>2023-10-10T11:08:00</dc:date>
            </office:change-info>
            <text:p text:style-name="Text_20_body"><text:span text:style-name="T1">…</text:span></text:p>
          </text:deletion>
        </text:changed-region>
        <text:changed-region xml:id="ct94919479817024" text:id="ct94919479817024">
          <text:insertion>
            <office:change-info>
              <dc:creator>Julia Ringo</dc:creator>
              <dc:date>2023-10-10T11:08:00</dc:date>
            </office:change-info>
          </text:insertion>
        </text:changed-region>
        <text:changed-region xml:id="ct94919479817312" text:id="ct94919479817312">
          <text:deletion>
            <office:change-info>
              <dc:creator>Julia Ringo</dc:creator>
              <dc:date>2023-10-20T15:39:00</dc:date>
            </office:change-info>
            <text:p text:style-name="Text_20_body"><text:span text:style-name="T1"><text:s/></text:span></text:p>
          </text:deletion>
        </text:changed-region>
        <text:changed-region xml:id="ct94919479811696" text:id="ct94919479811696">
          <text:deletion>
            <office:change-info>
              <dc:creator>Julia Ringo</dc:creator>
              <dc:date>2023-10-05T13:15:00</dc:date>
            </office:change-info>
            <text:p text:style-name="Text_20_body"><text:span text:style-name="T1"><text:s/>— </text:span></text:p>
          </text:deletion>
        </text:changed-region>
        <text:changed-region xml:id="ct94919479809872" text:id="ct94919479809872">
          <text:insertion>
            <office:change-info>
              <dc:creator>Julia Ringo</dc:creator>
              <dc:date>2023-10-05T13:15:00</dc:date>
            </office:change-info>
          </text:insertion>
        </text:changed-region>
        <text:changed-region xml:id="ct94919479829328" text:id="ct94919479829328">
          <text:deletion>
            <office:change-info>
              <dc:creator>Julia Ringo</dc:creator>
              <dc:date>2023-10-10T11:08:00</dc:date>
            </office:change-info>
            <text:p text:style-name="Text_20_body"><text:span text:style-name="T1">…</text:span></text:p>
          </text:deletion>
        </text:changed-region>
        <text:changed-region xml:id="ct94919479824464" text:id="ct94919479824464">
          <text:insertion>
            <office:change-info>
              <dc:creator>Julia Ringo</dc:creator>
              <dc:date>2023-10-10T11:08:00</dc:date>
            </office:change-info>
          </text:insertion>
        </text:changed-region>
        <text:changed-region xml:id="ct94919479827088" text:id="ct94919479827088">
          <text:deletion>
            <office:change-info>
              <dc:creator>Julia Ringo</dc:creator>
              <dc:date>2023-10-10T11:08:00</dc:date>
            </office:change-info>
            <text:p text:style-name="Text_20_body"><text:span text:style-name="T1">…</text:span></text:p>
          </text:deletion>
        </text:changed-region>
        <text:changed-region xml:id="ct94919479839408" text:id="ct94919479839408">
          <text:insertion>
            <office:change-info>
              <dc:creator>Julia Ringo</dc:creator>
              <dc:date>2023-10-10T11:08:00</dc:date>
            </office:change-info>
          </text:insertion>
        </text:changed-region>
        <text:changed-region xml:id="ct94919479839696" text:id="ct94919479839696">
          <text:deletion>
            <office:change-info>
              <dc:creator>Julia Ringo</dc:creator>
              <dc:date>2023-10-20T15:39:00</dc:date>
            </office:change-info>
            <text:p text:style-name="Text_20_body"><text:span text:style-name="T1"><text:s/></text:span></text:p>
          </text:deletion>
        </text:changed-region>
        <text:changed-region xml:id="ct94919479841664" text:id="ct94919479841664">
          <text:deletion>
            <office:change-info>
              <dc:creator>Julia Ringo</dc:creator>
              <dc:date>2023-10-10T11:08:00</dc:date>
            </office:change-info>
            <text:p text:style-name="Text_20_body"><text:span text:style-name="T1">…</text:span></text:p>
          </text:deletion>
        </text:changed-region>
        <text:changed-region xml:id="ct94919479842624" text:id="ct94919479842624">
          <text:insertion>
            <office:change-info>
              <dc:creator>Julia Ringo</dc:creator>
              <dc:date>2023-10-10T11:08:00</dc:date>
            </office:change-info>
          </text:insertion>
        </text:changed-region>
        <text:changed-region xml:id="ct94919479764304" text:id="ct94919479764304">
          <text:deletion>
            <office:change-info>
              <dc:creator>Julia Ringo</dc:creator>
              <dc:date>2023-10-10T11:08:00</dc:date>
            </office:change-info>
            <text:p text:style-name="Text_20_body"><text:span text:style-name="T1">…</text:span></text:p>
          </text:deletion>
        </text:changed-region>
        <text:changed-region xml:id="ct94919479797456" text:id="ct94919479797456">
          <text:insertion>
            <office:change-info>
              <dc:creator>Julia Ringo</dc:creator>
              <dc:date>2023-10-10T11:08:00</dc:date>
            </office:change-info>
          </text:insertion>
        </text:changed-region>
        <text:changed-region xml:id="ct94919479859408" text:id="ct94919479859408">
          <text:deletion>
            <office:change-info>
              <dc:creator>Julia Ringo</dc:creator>
              <dc:date>2023-10-20T15:39:00</dc:date>
            </office:change-info>
            <text:p text:style-name="Text_20_body"><text:span text:style-name="T1">,</text:span></text:p>
          </text:deletion>
        </text:changed-region>
        <text:changed-region xml:id="ct94919479863344" text:id="ct94919479863344">
          <text:insertion>
            <office:change-info>
              <dc:creator>Julia Ringo</dc:creator>
              <dc:date>2023-10-20T15:39:00</dc:date>
            </office:change-info>
          </text:insertion>
        </text:changed-region>
        <text:changed-region xml:id="ct94919479864976" text:id="ct94919479864976">
          <text:deletion>
            <office:change-info>
              <dc:creator>Julia Ringo</dc:creator>
              <dc:date>2023-10-05T13:15:00</dc:date>
            </office:change-info>
            <text:p text:style-name="Text_20_body"><text:span text:style-name="T2"><text:s/>— </text:span></text:p>
          </text:deletion>
        </text:changed-region>
        <text:changed-region xml:id="ct94919479865936" text:id="ct94919479865936">
          <text:insertion>
            <office:change-info>
              <dc:creator>Julia Ringo</dc:creator>
              <dc:date>2023-10-05T13:15:00</dc:date>
            </office:change-info>
          </text:insertion>
        </text:changed-region>
        <text:changed-region xml:id="ct94919479867568" text:id="ct94919479867568">
          <text:insertion>
            <office:change-info>
              <dc:creator>Julia Ringo</dc:creator>
              <dc:date>2023-10-20T15:39:00</dc:date>
            </office:change-info>
          </text:insertion>
        </text:changed-region>
        <text:changed-region xml:id="ct94919479806224" text:id="ct94919479806224">
          <text:deletion>
            <office:change-info>
              <dc:creator>Julia Ringo</dc:creator>
              <dc:date>2023-10-10T11:08:00</dc:date>
            </office:change-info>
            <text:p text:style-name="Text_20_body"><text:span text:style-name="T1">…</text:span></text:p>
          </text:deletion>
        </text:changed-region>
        <text:changed-region xml:id="ct94919479865264" text:id="ct94919479865264">
          <text:insertion>
            <office:change-info>
              <dc:creator>Julia Ringo</dc:creator>
              <dc:date>2023-10-10T11:08:00</dc:date>
            </office:change-info>
          </text:insertion>
        </text:changed-region>
        <text:changed-region xml:id="ct94919479865552" text:id="ct94919479865552">
          <text:deletion>
            <office:change-info>
              <dc:creator>Julia Ringo</dc:creator>
              <dc:date>2023-10-20T15:39:00</dc:date>
            </office:change-info>
            <text:p text:style-name="Text_20_body"><text:span text:style-name="T1"><text:s/></text:span></text:p>
          </text:deletion>
        </text:changed-region>
        <text:changed-region xml:id="ct94919479866896" text:id="ct94919479866896">
          <text:insertion>
            <office:change-info>
              <dc:creator>Julia Ringo</dc:creator>
              <dc:date>2023-10-20T15:39:00</dc:date>
            </office:change-info>
          </text:insertion>
        </text:changed-region>
        <text:changed-region xml:id="ct94919479878336" text:id="ct94919479878336">
          <text:insertion>
            <office:change-info>
              <dc:creator>Julia Ringo</dc:creator>
              <dc:date>2023-10-20T15:40:00</dc:date>
            </office:change-info>
          </text:insertion>
        </text:changed-region>
        <text:changed-region xml:id="ct94919479878960" text:id="ct94919479878960">
          <text:deletion>
            <office:change-info>
              <dc:creator>Julia Ringo</dc:creator>
              <dc:date>2023-10-20T15:40:00</dc:date>
            </office:change-info>
            <text:p text:style-name="Text_20_body"><text:span text:style-name="T1">300 </text:span></text:p>
          </text:deletion>
        </text:changed-region>
        <text:changed-region xml:id="ct94919479879920" text:id="ct94919479879920">
          <text:insertion>
            <office:change-info>
              <dc:creator>Julia Ringo</dc:creator>
              <dc:date>2023-10-20T15:40:00</dc:date>
            </office:change-info>
          </text:insertion>
        </text:changed-region>
        <text:changed-region xml:id="ct94919479892064" text:id="ct94919479892064">
          <text:insertion>
            <office:change-info>
              <dc:creator>Julia Ringo</dc:creator>
              <dc:date>2023-10-20T15:40:00</dc:date>
            </office:change-info>
          </text:insertion>
        </text:changed-region>
        <text:changed-region xml:id="ct94919479897488" text:id="ct94919479897488">
          <text:insertion>
            <office:change-info>
              <dc:creator>Julia Ringo</dc:creator>
              <dc:date>2023-10-20T15:40:00</dc:date>
            </office:change-info>
          </text:insertion>
        </text:changed-region>
        <text:changed-region xml:id="ct94919479899120" text:id="ct94919479899120">
          <text:insertion>
            <office:change-info>
              <dc:creator>Julia Ringo</dc:creator>
              <dc:date>2023-10-20T15:41:00</dc:date>
            </office:change-info>
          </text:insertion>
        </text:changed-region>
        <text:changed-region xml:id="ct94919479899408" text:id="ct94919479899408">
          <text:deletion>
            <office:change-info>
              <dc:creator>Julia Ringo</dc:creator>
              <dc:date>2023-10-20T15:41:00</dc:date>
            </office:change-info>
            <text:p text:style-name="Text_20_body"><text:span text:style-name="T1"><text:s/>with</text:span></text:p>
          </text:deletion>
        </text:changed-region>
        <text:changed-region xml:id="ct94919479901040" text:id="ct94919479901040">
          <text:insertion>
            <office:change-info>
              <dc:creator>Julia Ringo</dc:creator>
              <dc:date>2023-10-20T15:41:00</dc:date>
            </office:change-info>
          </text:insertion>
        </text:changed-region>
        <text:changed-region xml:id="ct94919473664224" text:id="ct94919473664224">
          <text:deletion>
            <office:change-info>
              <dc:creator>Julia Ringo</dc:creator>
              <dc:date>2023-10-20T15:41:00</dc:date>
            </office:change-info>
            <text:p text:style-name="Text_20_body"><text:span text:style-name="T1">ing</text:span></text:p>
          </text:deletion>
        </text:changed-region>
        <text:changed-region xml:id="ct94919479899696" text:id="ct94919479899696">
          <text:deletion>
            <office:change-info>
              <dc:creator>Julia Ringo</dc:creator>
              <dc:date>2023-10-20T15:41:00</dc:date>
            </office:change-info>
            <text:p text:style-name="Text_20_body"><text:span text:style-name="T1">filled with coffee </text:span></text:p>
          </text:deletion>
        </text:changed-region>
        <text:changed-region xml:id="ct94919479908192" text:id="ct94919479908192">
          <text:insertion>
            <office:change-info>
              <dc:creator>Julia Ringo</dc:creator>
              <dc:date>2023-10-20T15:41:00</dc:date>
            </office:change-info>
          </text:insertion>
        </text:changed-region>
        <text:changed-region xml:id="ct94919479909824" text:id="ct94919479909824">
          <text:insertion>
            <office:change-info>
              <dc:creator>Julia Ringo</dc:creator>
              <dc:date>2023-10-20T15:41:00</dc:date>
            </office:change-info>
          </text:insertion>
        </text:changed-region>
        <text:changed-region xml:id="ct94919479910112" text:id="ct94919479910112">
          <text:deletion>
            <office:change-info>
              <dc:creator>Julia Ringo</dc:creator>
              <dc:date>2023-10-20T15:41:00</dc:date>
            </office:change-info>
            <text:p text:style-name="Text_20_body"><text:span text:style-name="T1">,</text:span></text:p>
          </text:deletion>
        </text:changed-region>
        <text:changed-region xml:id="ct94919479911744" text:id="ct94919479911744">
          <text:insertion>
            <office:change-info>
              <dc:creator>Julia Ringo</dc:creator>
              <dc:date>2023-10-20T15:41:00</dc:date>
            </office:change-info>
          </text:insertion>
        </text:changed-region>
        <text:changed-region xml:id="ct94919473670560" text:id="ct94919473670560">
          <text:deletion>
            <office:change-info>
              <dc:creator>Julia Ringo</dc:creator>
              <dc:date>2023-10-20T15:41:00</dc:date>
            </office:change-info>
            <text:p text:style-name="Text_20_body"><text:span text:style-name="T1">w</text:span></text:p>
          </text:deletion>
        </text:changed-region>
        <text:changed-region xml:id="ct94919479911216" text:id="ct94919479911216">
          <text:insertion>
            <office:change-info>
              <dc:creator>Julia Ringo</dc:creator>
              <dc:date>2023-10-20T15:41:00</dc:date>
            </office:change-info>
          </text:insertion>
        </text:changed-region>
        <text:changed-region xml:id="ct94919479867184" text:id="ct94919479867184">
          <text:insertion>
            <office:change-info>
              <dc:creator>Julia Ringo</dc:creator>
              <dc:date>2023-10-20T15:41:00</dc:date>
            </office:change-info>
          </text:insertion>
        </text:changed-region>
        <text:changed-region xml:id="ct94919479898112" text:id="ct94919479898112">
          <text:deletion>
            <office:change-info>
              <dc:creator>Julia Ringo</dc:creator>
              <dc:date>2023-10-10T11:08:00</dc:date>
            </office:change-info>
            <text:p text:style-name="Text_20_body"><text:span text:style-name="T1">…</text:span></text:p>
          </text:deletion>
        </text:changed-region>
        <text:changed-region xml:id="ct94919479924816" text:id="ct94919479924816">
          <text:insertion>
            <office:change-info>
              <dc:creator>Julia Ringo</dc:creator>
              <dc:date>2023-10-10T11:08:00</dc:date>
            </office:change-info>
          </text:insertion>
        </text:changed-region>
        <text:changed-region xml:id="ct94919479929008" text:id="ct94919479929008">
          <text:insertion>
            <office:change-info>
              <dc:creator>Julia Ringo</dc:creator>
              <dc:date>2023-10-20T15:41:00</dc:date>
            </office:change-info>
          </text:insertion>
        </text:changed-region>
        <text:changed-region xml:id="ct94919479837056" text:id="ct94919479837056">
          <text:deletion>
            <office:change-info>
              <dc:creator>Julia Ringo</dc:creator>
              <dc:date>2023-10-05T13:15:00</dc:date>
            </office:change-info>
            <text:p text:style-name="Text_20_body"><text:span text:style-name="T1"><text:s/>— </text:span></text:p>
          </text:deletion>
        </text:changed-region>
        <text:changed-region xml:id="ct94919479942320" text:id="ct94919479942320">
          <text:insertion>
            <office:change-info>
              <dc:creator>Julia Ringo</dc:creator>
              <dc:date>2023-10-05T13:15:00</dc:date>
            </office:change-info>
          </text:insertion>
        </text:changed-region>
        <text:changed-region xml:id="ct94919479960592" text:id="ct94919479960592">
          <text:insertion>
            <office:change-info>
              <dc:creator>Julia Ringo</dc:creator>
              <dc:date>2023-10-20T15:42:00</dc:date>
            </office:change-info>
          </text:insertion>
        </text:changed-region>
        <text:changed-region xml:id="ct94919479909456" text:id="ct94919479909456">
          <text:insertion>
            <office:change-info>
              <dc:creator>Julia Ringo</dc:creator>
              <dc:date>2023-10-20T15:42:00</dc:date>
            </office:change-info>
          </text:insertion>
        </text:changed-region>
        <text:changed-region xml:id="ct94919479970080" text:id="ct94919479970080">
          <text:deletion>
            <office:change-info>
              <dc:creator>Julia Ringo</dc:creator>
              <dc:date>2023-10-20T15:42:00</dc:date>
            </office:change-info>
            <text:p text:style-name="Text_20_body"><text:span text:style-name="T1">,</text:span></text:p>
          </text:deletion>
        </text:changed-region>
        <text:changed-region xml:id="ct94919479974224" text:id="ct94919479974224">
          <text:deletion>
            <office:change-info>
              <dc:creator>Julia Ringo</dc:creator>
              <dc:date>2023-10-20T15:42:00</dc:date>
            </office:change-info>
            <text:p text:style-name="Text_20_body"><text:span text:style-name="T1">100 </text:span></text:p>
          </text:deletion>
        </text:changed-region>
        <text:changed-region xml:id="ct94919479987696" text:id="ct94919479987696">
          <text:insertion>
            <office:change-info>
              <dc:creator>Julia Ringo</dc:creator>
              <dc:date>2023-10-20T15:42:00</dc:date>
            </office:change-info>
          </text:insertion>
        </text:changed-region>
        <text:changed-region xml:id="ct94919479989664" text:id="ct94919479989664">
          <text:insertion>
            <office:change-info>
              <dc:creator>Julia Ringo</dc:creator>
              <dc:date>2023-10-20T15:43:00</dc:date>
            </office:change-info>
          </text:insertion>
        </text:changed-region>
        <text:changed-region xml:id="ct94919479990624" text:id="ct94919479990624">
          <text:deletion>
            <office:change-info>
              <dc:creator>Julia Ringo</dc:creator>
              <dc:date>2023-10-20T15:43:00</dc:date>
            </office:change-info>
            <text:p text:style-name="Text_20_body"><text:span text:style-name="T1">where </text:span></text:p>
          </text:deletion>
        </text:changed-region>
        <text:changed-region xml:id="ct94919479988320" text:id="ct94919479988320">
          <text:insertion>
            <office:change-info>
              <dc:creator>Julia Ringo</dc:creator>
              <dc:date>2023-10-20T15:43:00</dc:date>
            </office:change-info>
          </text:insertion>
        </text:changed-region>
        <text:changed-region xml:id="ct94919479988944" text:id="ct94919479988944">
          <text:deletion>
            <office:change-info>
              <dc:creator>Julia Ringo</dc:creator>
              <dc:date>2023-10-20T15:43:00</dc:date>
            </office:change-info>
            <text:p text:style-name="Text_20_body"><text:span text:style-name="T1">with </text:span></text:p>
          </text:deletion>
        </text:changed-region>
        <text:changed-region xml:id="ct94919479974512" text:id="ct94919479974512">
          <text:deletion>
            <office:change-info>
              <dc:creator>Julia Ringo</dc:creator>
              <dc:date>2023-10-05T13:15:00</dc:date>
            </office:change-info>
            <text:p text:style-name="Text_20_body"><text:span text:style-name="T1"><text:s/>— </text:span></text:p>
          </text:deletion>
        </text:changed-region>
        <text:changed-region xml:id="ct94919480006144" text:id="ct94919480006144">
          <text:insertion>
            <office:change-info>
              <dc:creator>Julia Ringo</dc:creator>
              <dc:date>2023-10-05T13:15:00</dc:date>
            </office:change-info>
          </text:insertion>
        </text:changed-region>
        <text:changed-region xml:id="ct94919480007584" text:id="ct94919480007584">
          <text:deletion>
            <office:change-info>
              <dc:creator>Julia Ringo</dc:creator>
              <dc:date>2023-10-05T13:15:00</dc:date>
            </office:change-info>
            <text:p text:style-name="Text_20_body"><text:span text:style-name="T1"><text:s/>— </text:span></text:p>
          </text:deletion>
        </text:changed-region>
        <text:changed-region xml:id="ct94919480009040" text:id="ct94919480009040">
          <text:insertion>
            <office:change-info>
              <dc:creator>Julia Ringo</dc:creator>
              <dc:date>2023-10-05T13:15:00</dc:date>
            </office:change-info>
          </text:insertion>
        </text:changed-region>
        <text:changed-region xml:id="ct94919479987984" text:id="ct94919479987984">
          <text:deletion>
            <office:change-info>
              <dc:creator>Julia Ringo</dc:creator>
              <dc:date>2023-10-20T15:43:00</dc:date>
            </office:change-info>
            <text:p text:style-name="Text_20_body"><text:span text:style-name="T1">,</text:span></text:p>
          </text:deletion>
        </text:changed-region>
        <text:changed-region xml:id="ct94919480033312" text:id="ct94919480033312">
          <text:insertion>
            <office:change-info>
              <dc:creator>Julia Ringo</dc:creator>
              <dc:date>2023-10-20T15:45:00</dc:date>
            </office:change-info>
          </text:insertion>
        </text:changed-region>
        <text:changed-region xml:id="ct94919480046000" text:id="ct94919480046000">
          <text:insertion>
            <office:change-info>
              <dc:creator>Julia Ringo</dc:creator>
              <dc:date>2023-10-20T15:45:00</dc:date>
            </office:change-info>
          </text:insertion>
        </text:changed-region>
        <text:changed-region xml:id="ct94919480054160" text:id="ct94919480054160">
          <text:deletion>
            <office:change-info>
              <dc:creator>Julia Ringo</dc:creator>
              <dc:date>2023-10-05T13:15:00</dc:date>
            </office:change-info>
            <text:p text:style-name="Text_20_body"><text:span text:style-name="T1"><text:s/>— </text:span></text:p>
          </text:deletion>
        </text:changed-region>
        <text:changed-region xml:id="ct94919480060640" text:id="ct94919480060640">
          <text:insertion>
            <office:change-info>
              <dc:creator>Julia Ringo</dc:creator>
              <dc:date>2023-10-05T13:15:00</dc:date>
            </office:change-info>
          </text:insertion>
        </text:changed-region>
        <text:changed-region xml:id="ct94919480061600" text:id="ct94919480061600">
          <text:deletion>
            <office:change-info>
              <dc:creator>Julia Ringo</dc:creator>
              <dc:date>2023-10-05T13:15:00</dc:date>
            </office:change-info>
            <text:p text:style-name="Text_20_body"><text:span text:style-name="T1"><text:s/>— </text:span></text:p>
          </text:deletion>
        </text:changed-region>
        <text:changed-region xml:id="ct94919480062224" text:id="ct94919480062224">
          <text:insertion>
            <office:change-info>
              <dc:creator>Julia Ringo</dc:creator>
              <dc:date>2023-10-05T13:15:00</dc:date>
            </office:change-info>
          </text:insertion>
        </text:changed-region>
        <text:changed-region xml:id="ct94919480070304" text:id="ct94919480070304">
          <text:insertion>
            <office:change-info>
              <dc:creator>Julia Ringo</dc:creator>
              <dc:date>2023-10-20T15:45:00</dc:date>
            </office:change-info>
          </text:insertion>
        </text:changed-region>
        <text:changed-region xml:id="ct94919480047488" text:id="ct94919480047488">
          <text:deletion>
            <office:change-info>
              <dc:creator>Julia Ringo</dc:creator>
              <dc:date>2023-10-10T11:08:00</dc:date>
            </office:change-info>
            <text:p text:style-name="Text_20_body"><text:span text:style-name="T1">…</text:span></text:p>
          </text:deletion>
        </text:changed-region>
        <text:changed-region xml:id="ct94919473695408" text:id="ct94919473695408">
          <text:insertion>
            <office:change-info>
              <dc:creator>Julia Ringo</dc:creator>
              <dc:date>2023-10-10T11:08:00</dc:date>
            </office:change-info>
          </text:insertion>
        </text:changed-region>
        <text:changed-region xml:id="ct94919480076784" text:id="ct94919480076784">
          <text:deletion>
            <office:change-info>
              <dc:creator>Julia Ringo</dc:creator>
              <dc:date>2023-10-10T11:08:00</dc:date>
            </office:change-info>
            <text:p text:style-name="Text_20_body"><text:span text:style-name="T1">…</text:span></text:p>
          </text:deletion>
        </text:changed-region>
        <text:changed-region xml:id="ct94919480077744" text:id="ct94919480077744">
          <text:insertion>
            <office:change-info>
              <dc:creator>Julia Ringo</dc:creator>
              <dc:date>2023-10-10T11:08:00</dc:date>
            </office:change-info>
          </text:insertion>
        </text:changed-region>
        <text:changed-region xml:id="ct94919480078032" text:id="ct94919480078032">
          <text:deletion>
            <office:change-info>
              <dc:creator>Julia Ringo</dc:creator>
              <dc:date>2023-10-20T15:45:00</dc:date>
            </office:change-info>
            <text:p text:style-name="Text_20_body"><text:span text:style-name="T1"><text:s/></text:span></text:p>
          </text:deletion>
        </text:changed-region>
        <text:changed-region xml:id="ct94919480074912" text:id="ct94919480074912">
          <text:insertion>
            <office:change-info>
              <dc:creator>Julia Ringo</dc:creator>
              <dc:date>2023-10-20T15:46:00</dc:date>
            </office:change-info>
          </text:insertion>
        </text:changed-region>
        <text:changed-region xml:id="ct94919480007296" text:id="ct94919480007296">
          <text:deletion>
            <office:change-info>
              <dc:creator>Julia Ringo</dc:creator>
              <dc:date>2023-10-05T13:15:00</dc:date>
            </office:change-info>
            <text:p text:style-name="Text_20_body"><text:span text:style-name="T1"><text:s/>— </text:span></text:p>
          </text:deletion>
        </text:changed-region>
        <text:changed-region xml:id="ct94919480103872" text:id="ct94919480103872">
          <text:insertion>
            <office:change-info>
              <dc:creator>Julia Ringo</dc:creator>
              <dc:date>2023-10-05T13:15:00</dc:date>
            </office:change-info>
          </text:insertion>
        </text:changed-region>
        <text:changed-region xml:id="ct94919480093760" text:id="ct94919480093760">
          <text:insertion>
            <office:change-info>
              <dc:creator>Julia Ringo</dc:creator>
              <dc:date>2023-10-20T15:46:00</dc:date>
            </office:change-info>
          </text:insertion>
        </text:changed-region>
        <text:changed-region xml:id="ct94919480104160" text:id="ct94919480104160">
          <text:deletion>
            <office:change-info>
              <dc:creator>Julia Ringo</dc:creator>
              <dc:date>2023-10-05T13:15:00</dc:date>
            </office:change-info>
            <text:p text:style-name="Text_20_body"><text:span text:style-name="T1"><text:s/>— </text:span></text:p>
          </text:deletion>
        </text:changed-region>
        <text:changed-region xml:id="ct94919480095760" text:id="ct94919480095760">
          <text:insertion>
            <office:change-info>
              <dc:creator>Julia Ringo</dc:creator>
              <dc:date>2023-10-05T13:15:00</dc:date>
            </office:change-info>
          </text:insertion>
        </text:changed-region>
        <text:changed-region xml:id="ct94919480131920" text:id="ct94919480131920">
          <text:insertion>
            <office:change-info>
              <dc:creator>Julia Ringo</dc:creator>
              <dc:date>2023-10-20T15:46:00</dc:date>
            </office:change-info>
          </text:insertion>
        </text:changed-region>
        <text:changed-region xml:id="ct94919480132880" text:id="ct94919480132880">
          <text:deletion>
            <office:change-info>
              <dc:creator>Julia Ringo</dc:creator>
              <dc:date>2023-10-10T11:08:00</dc:date>
            </office:change-info>
            <text:p text:style-name="Text_20_body"><text:span text:style-name="T1">…</text:span></text:p>
          </text:deletion>
        </text:changed-region>
        <text:changed-region xml:id="ct94919480133840" text:id="ct94919480133840">
          <text:insertion>
            <office:change-info>
              <dc:creator>Julia Ringo</dc:creator>
              <dc:date>2023-10-10T11:08:00</dc:date>
            </office:change-info>
          </text:insertion>
        </text:changed-region>
        <text:changed-region xml:id="ct94919480132208" text:id="ct94919480132208">
          <text:insertion>
            <office:change-info>
              <dc:creator>Julia Ringo</dc:creator>
              <dc:date>2023-10-20T15:47:00</dc:date>
            </office:change-info>
          </text:insertion>
        </text:changed-region>
        <text:changed-region xml:id="ct94919480132496" text:id="ct94919480132496">
          <text:deletion>
            <office:change-info>
              <dc:creator>Julia Ringo</dc:creator>
              <dc:date>2023-10-20T15:47:00</dc:date>
            </office:change-info>
            <text:p text:style-name="Text_20_body"><text:span text:style-name="T1">,</text:span></text:p>
          </text:deletion>
        </text:changed-region>
        <text:changed-region xml:id="ct94919480141952" text:id="ct94919480141952">
          <text:insertion>
            <office:change-info>
              <dc:creator>Julia Ringo</dc:creator>
              <dc:date>2023-10-20T15:47:00</dc:date>
            </office:change-info>
          </text:insertion>
        </text:changed-region>
        <text:changed-region xml:id="ct94919479937600" text:id="ct94919479937600">
          <text:format-change>
            <office:change-info>
              <dc:creator>Julia Ringo</dc:creator>
              <dc:date>2023-10-20T15:47:00</dc:date>
            </office:change-info>
          </text:format-change>
        </text:changed-region>
        <text:changed-region xml:id="ct94919480150416" text:id="ct94919480150416">
          <text:insertion>
            <office:change-info>
              <dc:creator>Julia Ringo</dc:creator>
              <dc:date>2023-10-20T15:47:00</dc:date>
            </office:change-info>
          </text:insertion>
        </text:changed-region>
        <text:changed-region xml:id="ct94919480154544" text:id="ct94919480154544">
          <text:insertion>
            <office:change-info>
              <dc:creator>Julia Ringo</dc:creator>
              <dc:date>2023-10-20T15:47:00</dc:date>
            </office:change-info>
          </text:insertion>
        </text:changed-region>
        <text:changed-region xml:id="ct94919480155504" text:id="ct94919480155504">
          <text:deletion>
            <office:change-info>
              <dc:creator>Julia Ringo</dc:creator>
              <dc:date>2023-10-05T13:15:00</dc:date>
            </office:change-info>
            <text:p text:style-name="Text_20_body"><text:span text:style-name="T1"><text:s/>— </text:span></text:p>
          </text:deletion>
        </text:changed-region>
        <text:changed-region xml:id="ct94919480157808" text:id="ct94919480157808">
          <text:insertion>
            <office:change-info>
              <dc:creator>Julia Ringo</dc:creator>
              <dc:date>2023-10-05T13:15:00</dc:date>
            </office:change-info>
          </text:insertion>
        </text:changed-region>
        <text:changed-region xml:id="ct94919480154832" text:id="ct94919480154832">
          <text:insertion>
            <office:change-info>
              <dc:creator>Julia Ringo</dc:creator>
              <dc:date>2023-10-20T15:47:00</dc:date>
            </office:change-info>
          </text:insertion>
        </text:changed-region>
        <text:changed-region xml:id="ct94919480135568" text:id="ct94919480135568">
          <text:deletion>
            <office:change-info>
              <dc:creator>Julia Ringo</dc:creator>
              <dc:date>2023-10-10T11:08:00</dc:date>
            </office:change-info>
            <text:p text:style-name="Text_20_body"><text:span text:style-name="T1">…</text:span></text:p>
          </text:deletion>
        </text:changed-region>
        <text:changed-region xml:id="ct94919474259904" text:id="ct94919474259904">
          <text:insertion>
            <office:change-info>
              <dc:creator>Julia Ringo</dc:creator>
              <dc:date>2023-10-10T11:08:00</dc:date>
            </office:change-info>
          </text:insertion>
        </text:changed-region>
        <text:changed-region xml:id="ct94919480170048" text:id="ct94919480170048">
          <text:insertion>
            <office:change-info>
              <dc:creator>Julia Ringo</dc:creator>
              <dc:date>2023-10-20T15:47:00</dc:date>
            </office:change-info>
          </text:insertion>
        </text:changed-region>
        <text:changed-region xml:id="ct94919480131584" text:id="ct94919480131584">
          <text:deletion>
            <office:change-info>
              <dc:creator>Julia Ringo</dc:creator>
              <dc:date>2023-10-05T13:15:00</dc:date>
            </office:change-info>
            <text:p text:style-name="Text_20_body"><text:span text:style-name="T1"><text:s/>— </text:span></text:p>
          </text:deletion>
        </text:changed-region>
        <text:changed-region xml:id="ct94919480154016" text:id="ct94919480154016">
          <text:insertion>
            <office:change-info>
              <dc:creator>Julia Ringo</dc:creator>
              <dc:date>2023-10-05T13:15:00</dc:date>
            </office:change-info>
          </text:insertion>
        </text:changed-region>
        <text:changed-region xml:id="ct94919480178016" text:id="ct94919480178016">
          <text:insertion>
            <office:change-info>
              <dc:creator>Julia Ringo</dc:creator>
              <dc:date>2023-10-20T15:48:00</dc:date>
            </office:change-info>
          </text:insertion>
        </text:changed-region>
        <text:changed-region xml:id="ct94919480181472" text:id="ct94919480181472">
          <text:insertion>
            <office:change-info>
              <dc:creator>Julia Ringo</dc:creator>
              <dc:date>2023-10-20T15:48:00</dc:date>
            </office:change-info>
          </text:insertion>
        </text:changed-region>
        <text:changed-region xml:id="ct94919474265664" text:id="ct94919474265664">
          <text:deletion>
            <office:change-info>
              <dc:creator>Julia Ringo</dc:creator>
              <dc:date>2023-10-20T15:48:00</dc:date>
            </office:change-info>
            <text:p text:style-name="Text_20_body"><text:span text:style-name="T1">,</text:span></text:p>
          </text:deletion>
        </text:changed-region>
        <text:changed-region xml:id="ct94919480188224" text:id="ct94919480188224">
          <text:deletion>
            <office:change-info>
              <dc:creator>Julia Ringo</dc:creator>
              <dc:date>2023-10-10T11:08:00</dc:date>
            </office:change-info>
            <text:p text:style-name="Text_20_body"><text:span text:style-name="T1">…</text:span></text:p>
          </text:deletion>
        </text:changed-region>
        <text:changed-region xml:id="ct94919480188848" text:id="ct94919480188848">
          <text:insertion>
            <office:change-info>
              <dc:creator>Julia Ringo</dc:creator>
              <dc:date>2023-10-10T11:08:00</dc:date>
            </office:change-info>
          </text:insertion>
        </text:changed-region>
        <text:changed-region xml:id="ct94919480180800" text:id="ct94919480180800">
          <text:deletion>
            <office:change-info>
              <dc:creator>Julia Ringo</dc:creator>
              <dc:date>2023-10-05T13:15:00</dc:date>
            </office:change-info>
            <text:p text:style-name="Text_20_body"><text:span text:style-name="T1"><text:s/>— </text:span></text:p>
          </text:deletion>
        </text:changed-region>
        <text:changed-region xml:id="ct94919480192304" text:id="ct94919480192304">
          <text:insertion>
            <office:change-info>
              <dc:creator>Julia Ringo</dc:creator>
              <dc:date>2023-10-05T13:15:00</dc:date>
            </office:change-info>
          </text:insertion>
        </text:changed-region>
        <text:changed-region xml:id="ct94919480192592" text:id="ct94919480192592">
          <text:insertion>
            <office:change-info>
              <dc:creator>Julia Ringo</dc:creator>
              <dc:date>2023-10-20T15:48:00</dc:date>
            </office:change-info>
          </text:insertion>
        </text:changed-region>
        <text:changed-region xml:id="ct94919480189952" text:id="ct94919480189952">
          <text:deletion>
            <office:change-info>
              <dc:creator>Julia Ringo</dc:creator>
              <dc:date>2023-10-05T13:15:00</dc:date>
            </office:change-info>
            <text:p text:style-name="Text_20_body"><text:span text:style-name="T1"><text:s/>— </text:span></text:p>
          </text:deletion>
        </text:changed-region>
        <text:changed-region xml:id="ct94919479180496" text:id="ct94919479180496">
          <text:insertion>
            <office:change-info>
              <dc:creator>Julia Ringo</dc:creator>
              <dc:date>2023-10-05T13:15:00</dc:date>
            </office:change-info>
          </text:insertion>
        </text:changed-region>
        <text:changed-region xml:id="ct94919479182176" text:id="ct94919479182176">
          <text:insertion>
            <office:change-info>
              <dc:creator>Julia Ringo</dc:creator>
              <dc:date>2023-10-20T15:48:00</dc:date>
            </office:change-info>
          </text:insertion>
        </text:changed-region>
        <text:changed-region xml:id="ct94919479183936" text:id="ct94919479183936">
          <text:insertion>
            <office:change-info>
              <dc:creator>Julia Ringo</dc:creator>
              <dc:date>2023-10-20T15:48:00</dc:date>
            </office:change-info>
          </text:insertion>
        </text:changed-region>
        <text:changed-region xml:id="ct94919479184224" text:id="ct94919479184224">
          <text:deletion>
            <office:change-info>
              <dc:creator>Julia Ringo</dc:creator>
              <dc:date>2023-10-20T15:48:00</dc:date>
            </office:change-info>
            <text:p text:style-name="Text_20_body"><text:span text:style-name="T1">.</text:span></text:p>
          </text:deletion>
        </text:changed-region>
        <text:changed-region xml:id="ct94919479183520" text:id="ct94919479183520">
          <text:insertion>
            <office:change-info>
              <dc:creator>Julia Ringo</dc:creator>
              <dc:date>2023-10-20T15:48:00</dc:date>
            </office:change-info>
          </text:insertion>
        </text:changed-region>
        <text:changed-region xml:id="ct94919479193168" text:id="ct94919479193168">
          <text:insertion>
            <office:change-info>
              <dc:creator>Julia Ringo</dc:creator>
              <dc:date>2023-10-20T15:48:00</dc:date>
            </office:change-info>
          </text:insertion>
        </text:changed-region>
        <text:changed-region xml:id="ct94919479198304" text:id="ct94919479198304">
          <text:insertion>
            <office:change-info>
              <dc:creator>Julia Ringo</dc:creator>
              <dc:date>2023-10-20T15:48:00</dc:date>
            </office:change-info>
          </text:insertion>
        </text:changed-region>
        <text:changed-region xml:id="ct94919480183856" text:id="ct94919480183856">
          <text:insertion>
            <office:change-info>
              <dc:creator>Julia Ringo</dc:creator>
              <dc:date>2023-10-20T15:48:00</dc:date>
            </office:change-info>
          </text:insertion>
        </text:changed-region>
        <text:changed-region xml:id="ct94919480113440" text:id="ct94919480113440">
          <text:deletion>
            <office:change-info>
              <dc:creator>Julia Ringo</dc:creator>
              <dc:date>2023-10-20T15:48:00</dc:date>
            </office:change-info>
            <text:p text:style-name="Text_20_body"><text:span text:style-name="T1">i</text:span></text:p>
          </text:deletion>
        </text:changed-region>
        <text:changed-region xml:id="ct94919474273152" text:id="ct94919474273152">
          <text:deletion>
            <office:change-info>
              <dc:creator>Julia Ringo</dc:creator>
              <dc:date>2023-10-10T11:08:00</dc:date>
            </office:change-info>
            <text:p text:style-name="Text_20_body"><text:span text:style-name="T1">…</text:span></text:p>
          </text:deletion>
        </text:changed-region>
        <text:changed-region xml:id="ct94919479198928" text:id="ct94919479198928">
          <text:insertion>
            <office:change-info>
              <dc:creator>Julia Ringo</dc:creator>
              <dc:date>2023-10-10T11:08:00</dc:date>
            </office:change-info>
          </text:insertion>
        </text:changed-region>
        <text:changed-region xml:id="ct94919479199216" text:id="ct94919479199216">
          <text:deletion>
            <office:change-info>
              <dc:creator>Julia Ringo</dc:creator>
              <dc:date>2023-10-20T15:48:00</dc:date>
            </office:change-info>
            <text:p text:style-name="Text_20_body"><text:span text:style-name="T1"><text:s/></text:span></text:p>
          </text:deletion>
        </text:changed-region>
        <text:changed-region xml:id="ct94919479201152" text:id="ct94919479201152">
          <text:insertion>
            <office:change-info>
              <dc:creator>Julia Ringo</dc:creator>
              <dc:date>2023-10-20T15:48:00</dc:date>
            </office:change-info>
          </text:insertion>
        </text:changed-region>
        <text:changed-region xml:id="ct94919479204416" text:id="ct94919479204416">
          <text:deletion>
            <office:change-info>
              <dc:creator>Julia Ringo</dc:creator>
              <dc:date>2023-10-10T11:08:00</dc:date>
            </office:change-info>
            <text:p text:style-name="Text_20_body"><text:span text:style-name="T1">…</text:span></text:p>
          </text:deletion>
        </text:changed-region>
        <text:changed-region xml:id="ct94919479206096" text:id="ct94919479206096">
          <text:insertion>
            <office:change-info>
              <dc:creator>Julia Ringo</dc:creator>
              <dc:date>2023-10-10T11:08:00</dc:date>
            </office:change-info>
          </text:insertion>
        </text:changed-region>
        <text:changed-region xml:id="ct94919479200288" text:id="ct94919479200288">
          <text:insertion>
            <office:change-info>
              <dc:creator>Julia Ringo</dc:creator>
              <dc:date>2023-10-20T15:49:00</dc:date>
            </office:change-info>
          </text:insertion>
        </text:changed-region>
        <text:changed-region xml:id="ct94919474275456" text:id="ct94919474275456">
          <text:insertion>
            <office:change-info>
              <dc:creator>Julia Ringo</dc:creator>
              <dc:date>2023-10-20T15:49:00</dc:date>
            </office:change-info>
          </text:insertion>
        </text:changed-region>
        <text:changed-region xml:id="ct94919480269968" text:id="ct94919480269968">
          <text:deletion>
            <office:change-info>
              <dc:creator>Julia Ringo</dc:creator>
              <dc:date>2023-10-10T11:08:00</dc:date>
            </office:change-info>
            <text:p text:style-name="Text_20_body"><text:span text:style-name="T1">…</text:span></text:p>
          </text:deletion>
        </text:changed-region>
        <text:changed-region xml:id="ct94919480270928" text:id="ct94919480270928">
          <text:insertion>
            <office:change-info>
              <dc:creator>Julia Ringo</dc:creator>
              <dc:date>2023-10-10T11:08:00</dc:date>
            </office:change-info>
          </text:insertion>
        </text:changed-region>
        <text:changed-region xml:id="ct94919479200736" text:id="ct94919479200736">
          <text:deletion>
            <office:change-info>
              <dc:creator>Julia Ringo</dc:creator>
              <dc:date>2023-10-10T11:08:00</dc:date>
            </office:change-info>
            <text:p text:style-name="Text_20_body"><text:span text:style-name="T1">…</text:span></text:p>
          </text:deletion>
        </text:changed-region>
        <text:changed-region xml:id="ct94919479185968" text:id="ct94919479185968">
          <text:insertion>
            <office:change-info>
              <dc:creator>Julia Ringo</dc:creator>
              <dc:date>2023-10-10T11:08:00</dc:date>
            </office:change-info>
          </text:insertion>
        </text:changed-region>
        <text:changed-region xml:id="ct94919480145888" text:id="ct94919480145888">
          <text:deletion>
            <office:change-info>
              <dc:creator>Julia Ringo</dc:creator>
              <dc:date>2023-10-20T15:49:00</dc:date>
            </office:change-info>
            <text:p text:style-name="Text_20_body"><text:span text:style-name="T1"><text:s/></text:span></text:p>
          </text:deletion>
        </text:changed-region>
        <text:changed-region xml:id="ct94919479182992" text:id="ct94919479182992">
          <text:insertion>
            <office:change-info>
              <dc:creator>Julia Ringo</dc:creator>
              <dc:date>2023-10-20T15:50:00</dc:date>
            </office:change-info>
          </text:insertion>
        </text:changed-region>
        <text:changed-region xml:id="ct94919480281792" text:id="ct94919480281792">
          <text:deletion>
            <office:change-info>
              <dc:creator>Julia Ringo</dc:creator>
              <dc:date>2023-10-20T15:50:00</dc:date>
            </office:change-info>
            <text:p text:style-name="Text_20_body"><text:span text:style-name="T1">-</text:span></text:p>
          </text:deletion>
        </text:changed-region>
        <text:changed-region xml:id="ct94919480300048" text:id="ct94919480300048">
          <text:deletion>
            <office:change-info>
              <dc:creator>Julia Ringo</dc:creator>
              <dc:date>2023-10-20T16:07:00</dc:date>
            </office:change-info>
            <text:p text:style-name="Text_20_body"><text:span text:style-name="T1">15 </text:span></text:p>
          </text:deletion>
        </text:changed-region>
        <text:changed-region xml:id="ct94919480301008" text:id="ct94919480301008">
          <text:insertion>
            <office:change-info>
              <dc:creator>Julia Ringo</dc:creator>
              <dc:date>2023-10-20T16:07:00</dc:date>
            </office:change-info>
          </text:insertion>
        </text:changed-region>
        <text:changed-region xml:id="ct94919480298128" text:id="ct94919480298128">
          <text:insertion>
            <office:change-info>
              <dc:creator>Julia Ringo</dc:creator>
              <dc:date>2023-10-20T16:08:00</dc:date>
            </office:change-info>
          </text:insertion>
        </text:changed-region>
        <text:changed-region xml:id="ct94919480297760" text:id="ct94919480297760">
          <text:deletion>
            <office:change-info>
              <dc:creator>Julia Ringo</dc:creator>
              <dc:date>2023-10-20T16:08:00</dc:date>
            </office:change-info>
            <text:p text:style-name="Text_20_body"><text:span text:style-name="T1">20 </text:span></text:p>
          </text:deletion>
        </text:changed-region>
        <text:changed-region xml:id="ct94919480314480" text:id="ct94919480314480">
          <text:insertion>
            <office:change-info>
              <dc:creator>Julia Ringo</dc:creator>
              <dc:date>2023-10-20T16:08:00</dc:date>
            </office:change-info>
          </text:insertion>
        </text:changed-region>
        <text:changed-region xml:id="ct94919480326160" text:id="ct94919480326160">
          <text:deletion>
            <office:change-info>
              <dc:creator>Julia Ringo</dc:creator>
              <dc:date>2023-10-10T11:08:00</dc:date>
            </office:change-info>
            <text:p text:style-name="Text_20_body"><text:span text:style-name="T1">…</text:span></text:p>
          </text:deletion>
        </text:changed-region>
        <text:changed-region xml:id="ct94919480326784" text:id="ct94919480326784">
          <text:insertion>
            <office:change-info>
              <dc:creator>Julia Ringo</dc:creator>
              <dc:date>2023-10-10T11:08:00</dc:date>
            </office:change-info>
          </text:insertion>
        </text:changed-region>
        <text:changed-region xml:id="ct94919480327072" text:id="ct94919480327072">
          <text:deletion>
            <office:change-info>
              <dc:creator>Julia Ringo</dc:creator>
              <dc:date>2023-10-20T16:08:00</dc:date>
            </office:change-info>
            <text:p text:style-name="Text_20_body"><text:span text:style-name="T1"><text:s/></text:span></text:p>
          </text:deletion>
        </text:changed-region>
        <text:changed-region xml:id="ct94919480328032" text:id="ct94919480328032">
          <text:deletion>
            <office:change-info>
              <dc:creator>Julia Ringo</dc:creator>
              <dc:date>2023-10-10T11:08:00</dc:date>
            </office:change-info>
            <text:p text:style-name="Text_20_body"><text:span text:style-name="T1">…</text:span></text:p>
          </text:deletion>
        </text:changed-region>
        <text:changed-region xml:id="ct94919480329328" text:id="ct94919480329328">
          <text:insertion>
            <office:change-info>
              <dc:creator>Julia Ringo</dc:creator>
              <dc:date>2023-10-10T11:08:00</dc:date>
            </office:change-info>
          </text:insertion>
        </text:changed-region>
        <text:changed-region xml:id="ct94919480328800" text:id="ct94919480328800">
          <text:deletion>
            <office:change-info>
              <dc:creator>Julia Ringo</dc:creator>
              <dc:date>2023-10-10T11:08:00</dc:date>
            </office:change-info>
            <text:p text:style-name="Text_20_body"><text:span text:style-name="T1">…</text:span></text:p>
          </text:deletion>
        </text:changed-region>
        <text:changed-region xml:id="ct94919480334800" text:id="ct94919480334800">
          <text:insertion>
            <office:change-info>
              <dc:creator>Julia Ringo</dc:creator>
              <dc:date>2023-10-10T11:08:00</dc:date>
            </office:change-info>
          </text:insertion>
        </text:changed-region>
        <text:changed-region xml:id="ct94919480337936" text:id="ct94919480337936">
          <text:insertion>
            <office:change-info>
              <dc:creator>Julia Ringo</dc:creator>
              <dc:date>2023-10-20T16:08:00</dc:date>
            </office:change-info>
          </text:insertion>
        </text:changed-region>
        <text:changed-region xml:id="ct94919480338224" text:id="ct94919480338224">
          <text:deletion>
            <office:change-info>
              <dc:creator>Julia Ringo</dc:creator>
              <dc:date>2023-10-20T16:08:00</dc:date>
            </office:change-info>
            <text:p text:style-name="Text_20_body"><text:span text:style-name="T1">?</text:span></text:p>
          </text:deletion>
        </text:changed-region>
        <text:changed-region xml:id="ct94919480336400" text:id="ct94919480336400">
          <text:insertion>
            <office:change-info>
              <dc:creator>Julia Ringo</dc:creator>
              <dc:date>2023-10-20T16:09:00</dc:date>
            </office:change-info>
          </text:insertion>
        </text:changed-region>
        <text:changed-region xml:id="ct94919480325824" text:id="ct94919480325824">
          <text:deletion>
            <office:change-info>
              <dc:creator>Julia Ringo</dc:creator>
              <dc:date>2023-10-10T11:08:00</dc:date>
            </office:change-info>
            <text:p text:style-name="Text_20_body"><text:span text:style-name="T1">…</text:span></text:p>
          </text:deletion>
        </text:changed-region>
        <text:changed-region xml:id="ct94919480334464" text:id="ct94919480334464">
          <text:deletion>
            <office:change-info>
              <dc:creator>Julia Ringo</dc:creator>
              <dc:date>2023-10-20T16:09:00</dc:date>
            </office:change-info>
            <text:p text:style-name="Text_20_body"><text:span text:style-name="T1">“</text:span></text:p>
          </text:deletion>
        </text:changed-region>
        <text:changed-region xml:id="ct94919474303680" text:id="ct94919474303680">
          <text:insertion>
            <office:change-info>
              <dc:creator>Julia Ringo</dc:creator>
              <dc:date>2023-10-20T16:09:00</dc:date>
            </office:change-info>
          </text:insertion>
        </text:changed-region>
        <text:changed-region xml:id="ct94919480349360" text:id="ct94919480349360">
          <text:insertion>
            <office:change-info>
              <dc:creator>Julia Ringo</dc:creator>
              <dc:date>2023-10-20T16:09:00</dc:date>
            </office:change-info>
          </text:insertion>
        </text:changed-region>
        <text:changed-region xml:id="ct94919480349648" text:id="ct94919480349648">
          <text:deletion>
            <office:change-info>
              <dc:creator>Julia Ringo</dc:creator>
              <dc:date>2023-10-20T16:09:00</dc:date>
            </office:change-info>
            <text:p text:style-name="Text_20_body"><text:span text:style-name="T1"><text:s/></text:span></text:p>
          </text:deletion>
        </text:changed-region>
        <text:changed-region xml:id="ct94919480355360" text:id="ct94919480355360">
          <text:insertion>
            <office:change-info>
              <dc:creator>Julia Ringo</dc:creator>
              <dc:date>2023-10-20T16:09:00</dc:date>
            </office:change-info>
          </text:insertion>
        </text:changed-region>
        <text:changed-region xml:id="ct94919480356320" text:id="ct94919480356320">
          <text:deletion>
            <office:change-info>
              <dc:creator>Julia Ringo</dc:creator>
              <dc:date>2023-10-20T16:09:00</dc:date>
            </office:change-info>
            <text:p text:style-name="Text_20_body"><text:span text:style-name="T1">up </text:span></text:p>
          </text:deletion>
        </text:changed-region>
        <text:changed-region xml:id="ct94919480326448" text:id="ct94919480326448">
          <text:deletion>
            <office:change-info>
              <dc:creator>Julia Ringo</dc:creator>
              <dc:date>2023-10-05T13:15:00</dc:date>
            </office:change-info>
            <text:p text:style-name="Text_20_body"><text:span text:style-name="T1"><text:s/>— </text:span></text:p>
          </text:deletion>
        </text:changed-region>
        <text:changed-region xml:id="ct94919480355648" text:id="ct94919480355648">
          <text:insertion>
            <office:change-info>
              <dc:creator>Julia Ringo</dc:creator>
              <dc:date>2023-10-05T13:15:00</dc:date>
            </office:change-info>
          </text:insertion>
        </text:changed-region>
        <text:changed-region xml:id="ct94919480360304" text:id="ct94919480360304">
          <text:deletion>
            <office:change-info>
              <dc:creator>Julia Ringo</dc:creator>
              <dc:date>2023-10-10T11:08:00</dc:date>
            </office:change-info>
            <text:p text:style-name="Text_20_body"><text:span text:style-name="T1">…</text:span></text:p>
          </text:deletion>
        </text:changed-region>
        <text:changed-region xml:id="ct94919480361264" text:id="ct94919480361264">
          <text:insertion>
            <office:change-info>
              <dc:creator>Julia Ringo</dc:creator>
              <dc:date>2023-10-10T11:08:00</dc:date>
            </office:change-info>
          </text:insertion>
        </text:changed-region>
        <text:changed-region xml:id="ct94919480361552" text:id="ct94919480361552">
          <text:deletion>
            <office:change-info>
              <dc:creator>Julia Ringo</dc:creator>
              <dc:date>2023-10-20T16:09:00</dc:date>
            </office:change-info>
            <text:p text:style-name="Text_20_body"><text:span text:style-name="T1"><text:s/></text:span></text:p>
          </text:deletion>
        </text:changed-region>
        <text:changed-region xml:id="ct94919480355936" text:id="ct94919480355936">
          <text:insertion>
            <office:change-info>
              <dc:creator>Julia Ringo</dc:creator>
              <dc:date>2023-10-20T16:09:00</dc:date>
            </office:change-info>
          </text:insertion>
        </text:changed-region>
        <text:changed-region xml:id="ct94919480370992" text:id="ct94919480370992">
          <text:insertion>
            <office:change-info>
              <dc:creator>Julia Ringo</dc:creator>
              <dc:date>2023-10-20T16:09:00</dc:date>
            </office:change-info>
          </text:insertion>
        </text:changed-region>
        <text:changed-region xml:id="ct94919480371280" text:id="ct94919480371280">
          <text:deletion>
            <office:change-info>
              <dc:creator>Julia Ringo</dc:creator>
              <dc:date>2023-10-20T16:09:00</dc:date>
            </office:change-info>
            <text:p text:style-name="Text_20_body"><text:span text:style-name="T1">.</text:span></text:p>
          </text:deletion>
        </text:changed-region>
        <text:changed-region xml:id="ct94919480372912" text:id="ct94919480372912">
          <text:insertion>
            <office:change-info>
              <dc:creator>Julia Ringo</dc:creator>
              <dc:date>2023-10-20T16:09:00</dc:date>
            </office:change-info>
          </text:insertion>
        </text:changed-region>
        <text:changed-region xml:id="ct94919480373200" text:id="ct94919480373200">
          <text:deletion>
            <office:change-info>
              <dc:creator>Julia Ringo</dc:creator>
              <dc:date>2023-10-20T16:09:00</dc:date>
            </office:change-info>
            <text:p text:style-name="Text_20_body"><text:span text:style-name="T1">A</text:span></text:p>
          </text:deletion>
        </text:changed-region>
        <text:changed-region xml:id="ct94919480372048" text:id="ct94919480372048">
          <text:insertion>
            <office:change-info>
              <dc:creator>Julia Ringo</dc:creator>
              <dc:date>2023-10-20T16:09:00</dc:date>
            </office:change-info>
          </text:insertion>
        </text:changed-region>
        <text:changed-region xml:id="ct94919480378672" text:id="ct94919480378672">
          <text:insertion>
            <office:change-info>
              <dc:creator>Julia Ringo</dc:creator>
              <dc:date>2023-10-20T16:09:00</dc:date>
            </office:change-info>
          </text:insertion>
        </text:changed-region>
        <text:changed-region xml:id="ct94919474328448" text:id="ct94919474328448">
          <text:deletion>
            <office:change-info>
              <dc:creator>Julia Ringo</dc:creator>
              <dc:date>2023-10-20T16:09:00</dc:date>
            </office:change-info>
            <text:p text:style-name="Text_20_body"><text:span text:style-name="T1"><text:s/></text:span></text:p>
          </text:deletion>
        </text:changed-region>
        <text:changed-region xml:id="ct94919480378000" text:id="ct94919480378000">
          <text:insertion>
            <office:change-info>
              <dc:creator>Julia Ringo</dc:creator>
              <dc:date>2023-10-20T16:10:00</dc:date>
            </office:change-info>
          </text:insertion>
        </text:changed-region>
        <text:changed-region xml:id="ct94919480363984" text:id="ct94919480363984">
          <text:deletion>
            <office:change-info>
              <dc:creator>Julia Ringo</dc:creator>
              <dc:date>2023-10-20T16:10:00</dc:date>
            </office:change-info>
            <text:p text:style-name="Text_20_body"><text:span text:style-name="T1">being </text:span></text:p>
          </text:deletion>
        </text:changed-region>
        <text:changed-region xml:id="ct94919474330816" text:id="ct94919474330816">
          <text:deletion>
            <office:change-info>
              <dc:creator>Julia Ringo</dc:creator>
              <dc:date>2023-10-20T16:10:00</dc:date>
            </office:change-info>
            <text:p text:style-name="Text_20_body"><text:span text:style-name="T1">,</text:span></text:p>
          </text:deletion>
        </text:changed-region>
        <text:changed-region xml:id="ct94919480391936" text:id="ct94919480391936">
          <text:insertion>
            <office:change-info>
              <dc:creator>Julia Ringo</dc:creator>
              <dc:date>2023-10-20T16:10:00</dc:date>
            </office:change-info>
          </text:insertion>
        </text:changed-region>
        <text:changed-region xml:id="ct94919474333120" text:id="ct94919474333120">
          <text:deletion>
            <office:change-info>
              <dc:creator>Julia Ringo</dc:creator>
              <dc:date>2023-10-20T16:10:00</dc:date>
            </office:change-info>
            <text:p text:style-name="Text_20_body"><text:span text:style-name="T1"><text:s/></text:span></text:p>
          </text:deletion>
        </text:changed-region>
        <text:changed-region xml:id="ct94919480395536" text:id="ct94919480395536">
          <text:insertion>
            <office:change-info>
              <dc:creator>Julia Ringo</dc:creator>
              <dc:date>2023-10-20T16:10:00</dc:date>
            </office:change-info>
          </text:insertion>
        </text:changed-region>
        <text:changed-region xml:id="ct94919480380112" text:id="ct94919480380112">
          <text:deletion>
            <office:change-info>
              <dc:creator>Julia Ringo</dc:creator>
              <dc:date>2023-10-20T16:10:00</dc:date>
            </office:change-info>
            <text:p text:style-name="Text_20_body"><text:span text:style-name="T1">,</text:span></text:p>
          </text:deletion>
        </text:changed-region>
        <text:changed-region xml:id="ct94919480405216" text:id="ct94919480405216">
          <text:insertion>
            <office:change-info>
              <dc:creator>Julia Ringo</dc:creator>
              <dc:date>2023-10-20T16:10:00</dc:date>
            </office:change-info>
          </text:insertion>
        </text:changed-region>
        <text:changed-region xml:id="ct94919480393344" text:id="ct94919480393344">
          <text:deletion>
            <office:change-info>
              <dc:creator>Julia Ringo</dc:creator>
              <dc:date>2023-10-10T11:08:00</dc:date>
            </office:change-info>
            <text:p text:style-name="Text_20_body"><text:span text:style-name="T1">…</text:span></text:p>
          </text:deletion>
        </text:changed-region>
        <text:changed-region xml:id="ct94919480419824" text:id="ct94919480419824">
          <text:insertion>
            <office:change-info>
              <dc:creator>Julia Ringo</dc:creator>
              <dc:date>2023-10-10T11:08:00</dc:date>
            </office:change-info>
          </text:insertion>
        </text:changed-region>
        <text:changed-region xml:id="ct94919480420112" text:id="ct94919480420112">
          <text:deletion>
            <office:change-info>
              <dc:creator>Julia Ringo</dc:creator>
              <dc:date>2023-10-20T17:08:00</dc:date>
            </office:change-info>
            <text:p text:style-name="Text_20_body"><text:span text:style-name="T1"><text:s/></text:span></text:p>
          </text:deletion>
        </text:changed-region>
        <text:changed-region xml:id="ct94919480420400" text:id="ct94919480420400">
          <text:deletion>
            <office:change-info>
              <dc:creator>Julia Ringo</dc:creator>
              <dc:date>2023-10-20T17:08:00</dc:date>
            </office:change-info>
            <text:p text:style-name="Text_20_body"><text:span text:style-name="T1">had been</text:span></text:p>
          </text:deletion>
        </text:changed-region>
        <text:changed-region xml:id="ct94919480421360" text:id="ct94919480421360">
          <text:insertion>
            <office:change-info>
              <dc:creator>Julia Ringo</dc:creator>
              <dc:date>2023-10-20T17:08:00</dc:date>
            </office:change-info>
          </text:insertion>
        </text:changed-region>
        <text:changed-region xml:id="ct94919480420688" text:id="ct94919480420688">
          <text:deletion>
            <office:change-info>
              <dc:creator>Julia Ringo</dc:creator>
              <dc:date>2023-10-20T17:08:00</dc:date>
            </office:change-info>
            <text:p text:style-name="Text_20_body"><text:span text:style-name="T1">the motion of</text:span></text:p>
          </text:deletion>
        </text:changed-region>
        <text:changed-region xml:id="ct94919480420976" text:id="ct94919480420976">
          <text:insertion>
            <office:change-info>
              <dc:creator>Julia Ringo</dc:creator>
              <dc:date>2023-10-20T17:08:00</dc:date>
            </office:change-info>
          </text:insertion>
        </text:changed-region>
        <text:changed-region xml:id="ct94919480428240" text:id="ct94919480428240">
          <text:insertion>
            <office:change-info>
              <dc:creator>Julia Ringo</dc:creator>
              <dc:date>2023-10-20T17:08:00</dc:date>
            </office:change-info>
          </text:insertion>
        </text:changed-region>
        <text:changed-region xml:id="ct94919480429872" text:id="ct94919480429872">
          <text:insertion>
            <office:change-info>
              <dc:creator>Julia Ringo</dc:creator>
              <dc:date>2023-10-20T17:08:00</dc:date>
            </office:change-info>
          </text:insertion>
        </text:changed-region>
        <text:changed-region xml:id="ct94919480430160" text:id="ct94919480430160">
          <text:deletion>
            <office:change-info>
              <dc:creator>Julia Ringo</dc:creator>
              <dc:date>2023-10-20T17:08:00</dc:date>
            </office:change-info>
            <text:p text:style-name="Text_20_body"><text:span text:style-name="T1">20</text:span></text:p>
          </text:deletion>
        </text:changed-region>
        <text:changed-region xml:id="ct94919480431840" text:id="ct94919480431840">
          <text:deletion>
            <office:change-info>
              <dc:creator>Julia Ringo</dc:creator>
              <dc:date>2023-10-20T17:08:00</dc:date>
            </office:change-info>
            <text:p text:style-name="Text_20_body"><text:span text:style-name="T1">90 </text:span></text:p>
          </text:deletion>
        </text:changed-region>
        <text:changed-region xml:id="ct94919480427568" text:id="ct94919480427568">
          <text:insertion>
            <office:change-info>
              <dc:creator>Julia Ringo</dc:creator>
              <dc:date>2023-10-20T17:08:00</dc:date>
            </office:change-info>
          </text:insertion>
        </text:changed-region>
        <text:changed-region xml:id="ct94919480438896" text:id="ct94919480438896">
          <text:deletion>
            <office:change-info>
              <dc:creator>Julia Ringo</dc:creator>
              <dc:date>2023-10-20T17:09:00</dc:date>
            </office:change-info>
            <text:p text:style-name="Text_20_body"><text:span text:style-name="T1"><text:s/>even past 90 degrees</text:span></text:p>
          </text:deletion>
        </text:changed-region>
        <text:changed-region xml:id="ct94919480439856" text:id="ct94919480439856">
          <text:deletion>
            <office:change-info>
              <dc:creator>Julia Ringo</dc:creator>
              <dc:date>2023-10-20T17:14:00</dc:date>
            </office:change-info>
            <text:p text:style-name="Text_20_body"><text:span text:style-name="T1">previously </text:span></text:p>
          </text:deletion>
        </text:changed-region>
        <text:changed-region xml:id="ct94919480440816" text:id="ct94919480440816">
          <text:insertion>
            <office:change-info>
              <dc:creator>Julia Ringo</dc:creator>
              <dc:date>2023-10-20T17:14:00</dc:date>
            </office:change-info>
          </text:insertion>
        </text:changed-region>
        <text:changed-region xml:id="ct94919480417472" text:id="ct94919480417472">
          <text:deletion>
            <office:change-info>
              <dc:creator>Julia Ringo</dc:creator>
              <dc:date>2023-10-20T17:14:00</dc:date>
            </office:change-info>
            <text:p text:style-name="Text_20_body"><text:span text:style-name="T1">20 </text:span></text:p>
          </text:deletion>
        </text:changed-region>
        <text:changed-region xml:id="ct94919480427856" text:id="ct94919480427856">
          <text:insertion>
            <office:change-info>
              <dc:creator>Julia Ringo</dc:creator>
              <dc:date>2023-10-20T17:14:00</dc:date>
            </office:change-info>
          </text:insertion>
        </text:changed-region>
        <text:changed-region xml:id="ct94919480439184" text:id="ct94919480439184">
          <text:deletion>
            <office:change-info>
              <dc:creator>Julia Ringo</dc:creator>
              <dc:date>2023-10-20T17:14:00</dc:date>
            </office:change-info>
            <text:p text:style-name="Text_20_body"><text:span text:style-name="T1"><text:s/>a</text:span></text:p>
          </text:deletion>
        </text:changed-region>
        <text:changed-region xml:id="ct94919480440480" text:id="ct94919480440480">
          <text:deletion>
            <office:change-info>
              <dc:creator>Julia Ringo</dc:creator>
              <dc:date>2023-10-20T17:14:00</dc:date>
            </office:change-info>
            <text:p text:style-name="Text_20_body"><text:span text:style-name="T1">90 </text:span></text:p>
          </text:deletion>
        </text:changed-region>
        <text:changed-region xml:id="ct94919480450032" text:id="ct94919480450032">
          <text:insertion>
            <office:change-info>
              <dc:creator>Julia Ringo</dc:creator>
              <dc:date>2023-10-20T17:14:00</dc:date>
            </office:change-info>
          </text:insertion>
        </text:changed-region>
        <text:changed-region xml:id="ct94919480450320" text:id="ct94919480450320">
          <text:deletion>
            <office:change-info>
              <dc:creator>Julia Ringo</dc:creator>
              <dc:date>2023-10-20T17:14:00</dc:date>
            </office:change-info>
            <text:p text:style-name="Text_20_body"><text:span text:style-name="T1">degree roll</text:span></text:p>
          </text:deletion>
        </text:changed-region>
        <text:changed-region xml:id="ct94919480432128" text:id="ct94919480432128">
          <text:insertion>
            <office:change-info>
              <dc:creator>Julia Ringo</dc:creator>
              <dc:date>2023-10-20T17:14:00</dc:date>
            </office:change-info>
          </text:insertion>
        </text:changed-region>
        <text:changed-region xml:id="ct94919480439472" text:id="ct94919480439472">
          <text:deletion>
            <office:change-info>
              <dc:creator>Julia Ringo</dc:creator>
              <dc:date>2023-10-20T17:14:00</dc:date>
            </office:change-info>
            <text:p text:style-name="Text_20_body"><text:span text:style-name="T1">,</text:span></text:p>
          </text:deletion>
        </text:changed-region>
        <text:changed-region xml:id="ct94919480462960" text:id="ct94919480462960">
          <text:deletion>
            <office:change-info>
              <dc:creator>Julia Ringo</dc:creator>
              <dc:date>2023-10-10T11:08:00</dc:date>
            </office:change-info>
            <text:p text:style-name="Text_20_body"><text:span text:style-name="T1">…</text:span></text:p>
          </text:deletion>
        </text:changed-region>
        <text:changed-region xml:id="ct94919480463920" text:id="ct94919480463920">
          <text:insertion>
            <office:change-info>
              <dc:creator>Julia Ringo</dc:creator>
              <dc:date>2023-10-10T11:08:00</dc:date>
            </office:change-info>
          </text:insertion>
        </text:changed-region>
        <text:changed-region xml:id="ct94919473498064" text:id="ct94919473498064">
          <text:deletion>
            <office:change-info>
              <dc:creator>Julia Ringo</dc:creator>
              <dc:date>2023-10-20T17:15:00</dc:date>
            </office:change-info>
            <text:p text:style-name="Text_20_body"><text:span text:style-name="T1">end </text:span></text:p>
          </text:deletion>
        </text:changed-region>
        <text:changed-region xml:id="ct94919480452752" text:id="ct94919480452752">
          <text:insertion>
            <office:change-info>
              <dc:creator>Julia Ringo</dc:creator>
              <dc:date>2023-10-20T17:15:00</dc:date>
            </office:change-info>
          </text:insertion>
        </text:changed-region>
        <text:changed-region xml:id="ct94919480468048" text:id="ct94919480468048">
          <text:deletion>
            <office:change-info>
              <dc:creator>Julia Ringo</dc:creator>
              <dc:date>2023-10-20T17:15:00</dc:date>
            </office:change-info>
            <text:p text:style-name="Text_20_body"><text:span text:style-name="T1">would </text:span></text:p>
          </text:deletion>
        </text:changed-region>
        <text:changed-region xml:id="ct94919480469680" text:id="ct94919480469680">
          <text:insertion>
            <office:change-info>
              <dc:creator>Julia Ringo</dc:creator>
              <dc:date>2023-10-20T17:15:00</dc:date>
            </office:change-info>
          </text:insertion>
        </text:changed-region>
        <text:changed-region xml:id="ct94919480462624" text:id="ct94919480462624">
          <text:deletion>
            <office:change-info>
              <dc:creator>Julia Ringo</dc:creator>
              <dc:date>2023-10-20T17:15:00</dc:date>
            </office:change-info>
            <text:p text:style-name="Text_20_body"><text:span text:style-name="T1">that </text:span></text:p>
          </text:deletion>
        </text:changed-region>
        <text:changed-region xml:id="ct94919480464688" text:id="ct94919480464688">
          <text:insertion>
            <office:change-info>
              <dc:creator>Julia Ringo</dc:creator>
              <dc:date>2023-10-20T17:15:00</dc:date>
            </office:change-info>
          </text:insertion>
        </text:changed-region>
        <text:changed-region xml:id="ct94919480486096" text:id="ct94919480486096">
          <text:insertion>
            <office:change-info>
              <dc:creator>Julia Ringo</dc:creator>
              <dc:date>2023-10-20T17:15:00</dc:date>
            </office:change-info>
          </text:insertion>
        </text:changed-region>
        <text:changed-region xml:id="ct94919480486384" text:id="ct94919480486384">
          <text:deletion>
            <office:change-info>
              <dc:creator>Julia Ringo</dc:creator>
              <dc:date>2023-10-20T17:15:00</dc:date>
            </office:change-info>
            <text:p text:style-name="Text_20_body"><text:span text:style-name="T1">,</text:span></text:p>
          </text:deletion>
        </text:changed-region>
        <text:changed-region xml:id="ct94919480487680" text:id="ct94919480487680">
          <text:insertion>
            <office:change-info>
              <dc:creator>Julia Ringo</dc:creator>
              <dc:date>2023-10-20T17:15:00</dc:date>
            </office:change-info>
          </text:insertion>
        </text:changed-region>
        <text:changed-region xml:id="ct94919473553664" text:id="ct94919473553664">
          <text:deletion>
            <office:change-info>
              <dc:creator>Julia Ringo</dc:creator>
              <dc:date>2023-10-20T17:15:00</dc:date>
            </office:change-info>
            <text:p text:style-name="Text_20_body"><text:span text:style-name="T1">d</text:span></text:p>
          </text:deletion>
        </text:changed-region>
        <text:changed-region xml:id="ct94919480487376" text:id="ct94919480487376">
          <text:insertion>
            <office:change-info>
              <dc:creator>Julia Ringo</dc:creator>
              <dc:date>2023-10-20T17:16:00</dc:date>
            </office:change-info>
          </text:insertion>
        </text:changed-region>
        <text:changed-region xml:id="ct94919480494304" text:id="ct94919480494304">
          <text:deletion>
            <office:change-info>
              <dc:creator>Julia Ringo</dc:creator>
              <dc:date>2023-10-05T13:15:00</dc:date>
            </office:change-info>
            <text:p text:style-name="Text_20_body"><text:span text:style-name="T1"><text:s/>— </text:span></text:p>
          </text:deletion>
        </text:changed-region>
        <text:changed-region xml:id="ct94919480495264" text:id="ct94919480495264">
          <text:insertion>
            <office:change-info>
              <dc:creator>Julia Ringo</dc:creator>
              <dc:date>2023-10-05T13:15:00</dc:date>
            </office:change-info>
          </text:insertion>
        </text:changed-region>
        <text:changed-region xml:id="ct94919480496224" text:id="ct94919480496224">
          <text:deletion>
            <office:change-info>
              <dc:creator>Julia Ringo</dc:creator>
              <dc:date>2023-10-05T13:15:00</dc:date>
            </office:change-info>
            <text:p text:style-name="Text_20_body"><text:span text:style-name="T1"><text:s/>— </text:span></text:p>
          </text:deletion>
        </text:changed-region>
        <text:changed-region xml:id="ct94919480497504" text:id="ct94919480497504">
          <text:insertion>
            <office:change-info>
              <dc:creator>Julia Ringo</dc:creator>
              <dc:date>2023-10-05T13:15:00</dc:date>
            </office:change-info>
          </text:insertion>
        </text:changed-region>
        <text:changed-region xml:id="ct94919480496832" text:id="ct94919480496832">
          <text:deletion>
            <office:change-info>
              <dc:creator>Julia Ringo</dc:creator>
              <dc:date>2023-10-20T17:16:00</dc:date>
            </office:change-info>
            <text:p text:style-name="Text_20_body"><text:span text:style-name="T1">,</text:span></text:p>
          </text:deletion>
        </text:changed-region>
        <text:changed-region xml:id="ct94919480507584" text:id="ct94919480507584">
          <text:insertion>
            <office:change-info>
              <dc:creator>Julia Ringo</dc:creator>
              <dc:date>2023-10-20T17:16:00</dc:date>
            </office:change-info>
          </text:insertion>
        </text:changed-region>
        <text:changed-region xml:id="ct94919480509216" text:id="ct94919480509216">
          <text:insertion>
            <office:change-info>
              <dc:creator>Julia Ringo</dc:creator>
              <dc:date>2023-10-20T17:16:00</dc:date>
            </office:change-info>
          </text:insertion>
        </text:changed-region>
        <text:changed-region xml:id="ct94919480507872" text:id="ct94919480507872">
          <text:insertion>
            <office:change-info>
              <dc:creator>Julia Ringo</dc:creator>
              <dc:date>2023-10-20T17:16:00</dc:date>
            </office:change-info>
          </text:insertion>
        </text:changed-region>
        <text:changed-region xml:id="ct94919480510656" text:id="ct94919480510656">
          <text:deletion>
            <office:change-info>
              <dc:creator>Julia Ringo</dc:creator>
              <dc:date>2023-10-05T13:15:00</dc:date>
            </office:change-info>
            <text:p text:style-name="Text_20_body"><text:span text:style-name="T1"><text:s/>— </text:span></text:p>
          </text:deletion>
        </text:changed-region>
        <text:changed-region xml:id="ct94919480516704" text:id="ct94919480516704">
          <text:insertion>
            <office:change-info>
              <dc:creator>Julia Ringo</dc:creator>
              <dc:date>2023-10-05T13:15:00</dc:date>
            </office:change-info>
          </text:insertion>
        </text:changed-region>
        <text:changed-region xml:id="ct94919480527728" text:id="ct94919480527728">
          <text:insertion>
            <office:change-info>
              <dc:creator>Julia Ringo</dc:creator>
              <dc:date>2023-10-20T17:16:00</dc:date>
            </office:change-info>
          </text:insertion>
        </text:changed-region>
        <text:changed-region xml:id="ct94919480529360" text:id="ct94919480529360">
          <text:insertion>
            <office:change-info>
              <dc:creator>Julia Ringo</dc:creator>
              <dc:date>2023-10-20T17:17:00</dc:date>
            </office:change-info>
          </text:insertion>
        </text:changed-region>
        <text:changed-region xml:id="ct94919480529648" text:id="ct94919480529648">
          <text:deletion>
            <office:change-info>
              <dc:creator>Julia Ringo</dc:creator>
              <dc:date>2023-10-20T17:17:00</dc:date>
            </office:change-info>
            <text:p text:style-name="Text_20_body"><text:span text:style-name="T1">,</text:span></text:p>
          </text:deletion>
        </text:changed-region>
        <text:changed-region xml:id="ct94919480531280" text:id="ct94919480531280">
          <text:insertion>
            <office:change-info>
              <dc:creator>Julia Ringo</dc:creator>
              <dc:date>2023-10-20T17:17:00</dc:date>
            </office:change-info>
          </text:insertion>
        </text:changed-region>
        <text:changed-region xml:id="ct94919473603168" text:id="ct94919473603168">
          <text:deletion>
            <office:change-info>
              <dc:creator>Julia Ringo</dc:creator>
              <dc:date>2023-10-20T17:17:00</dc:date>
            </office:change-info>
            <text:p text:style-name="Text_20_body"><text:span text:style-name="T1">l</text:span></text:p>
          </text:deletion>
        </text:changed-region>
        <text:changed-region xml:id="ct94919480518144" text:id="ct94919480518144">
          <text:deletion>
            <office:change-info>
              <dc:creator>Julia Ringo</dc:creator>
              <dc:date>2023-10-20T17:17:00</dc:date>
            </office:change-info>
            <text:p text:style-name="Text_20_body"><text:span text:style-name="T1">, repeating it</text:span></text:p>
          </text:deletion>
        </text:changed-region>
        <text:changed-region xml:id="ct94919480530608" text:id="ct94919480530608">
          <text:insertion>
            <office:change-info>
              <dc:creator>Julia Ringo</dc:creator>
              <dc:date>2023-10-20T17:17:00</dc:date>
            </office:change-info>
          </text:insertion>
        </text:changed-region>
        <text:changed-region xml:id="ct94919480528688" text:id="ct94919480528688">
          <text:deletion>
            <office:change-info>
              <dc:creator>Julia Ringo</dc:creator>
              <dc:date>2023-10-20T17:17:00</dc:date>
            </office:change-info>
            <text:p text:style-name="Text_20_body"><text:span text:style-name="T1"><text:s/>Hemi needed</text:span></text:p>
          </text:deletion>
        </text:changed-region>
        <text:changed-region xml:id="ct94919480532720" text:id="ct94919480532720">
          <text:deletion>
            <office:change-info>
              <dc:creator>Julia Ringo</dc:creator>
              <dc:date>2023-10-05T13:15:00</dc:date>
            </office:change-info>
            <text:p text:style-name="Text_20_body"><text:span text:style-name="T1"><text:s/>— </text:span></text:p>
          </text:deletion>
        </text:changed-region>
        <text:changed-region xml:id="ct94919480530896" text:id="ct94919480530896">
          <text:insertion>
            <office:change-info>
              <dc:creator>Julia Ringo</dc:creator>
              <dc:date>2023-10-05T13:15:00</dc:date>
            </office:change-info>
          </text:insertion>
        </text:changed-region>
        <text:changed-region xml:id="ct94919480550992" text:id="ct94919480550992">
          <text:insertion>
            <office:change-info>
              <dc:creator>Julia Ringo</dc:creator>
              <dc:date>2023-10-20T17:17:00</dc:date>
            </office:change-info>
          </text:insertion>
        </text:changed-region>
        <text:changed-region xml:id="ct94919480528976" text:id="ct94919480528976">
          <text:insertion>
            <office:change-info>
              <dc:creator>Julia Ringo</dc:creator>
              <dc:date>2023-10-20T17:54:00</dc:date>
            </office:change-info>
          </text:insertion>
        </text:changed-region>
        <text:changed-region xml:id="ct94919480551904" text:id="ct94919480551904">
          <text:insertion>
            <office:change-info>
              <dc:creator>Julia Ringo</dc:creator>
              <dc:date>2023-10-20T17:54:00</dc:date>
            </office:change-info>
          </text:insertion>
        </text:changed-region>
        <text:changed-region xml:id="ct94919480563120" text:id="ct94919480563120">
          <text:insertion>
            <office:change-info>
              <dc:creator>Julia Ringo</dc:creator>
              <dc:date>2023-10-20T17:58:00</dc:date>
            </office:change-info>
          </text:insertion>
        </text:changed-region>
        <text:changed-region xml:id="ct94919480565456" text:id="ct94919480565456">
          <text:deletion>
            <office:change-info>
              <dc:creator>Julia Ringo</dc:creator>
              <dc:date>2023-10-20T18:01:00</dc:date>
            </office:change-info>
            <text:p text:style-name="Text_20_body"><text:span text:style-name="T1">,</text:span></text:p>
          </text:deletion>
        </text:changed-region>
        <text:changed-region xml:id="ct94919480565744" text:id="ct94919480565744">
          <text:insertion>
            <office:change-info>
              <dc:creator>Julia Ringo</dc:creator>
              <dc:date>2023-10-20T18:01:00</dc:date>
            </office:change-info>
          </text:insertion>
        </text:changed-region>
        <text:changed-region xml:id="ct94919480562816" text:id="ct94919480562816">
          <text:insertion>
            <office:change-info>
              <dc:creator>Julia Ringo</dc:creator>
              <dc:date>2023-10-20T18:01:00</dc:date>
            </office:change-info>
          </text:insertion>
        </text:changed-region>
        <text:changed-region xml:id="ct94919480576544" text:id="ct94919480576544">
          <text:insertion>
            <office:change-info>
              <dc:creator>Julia Ringo</dc:creator>
              <dc:date>2023-10-20T18:01:00</dc:date>
            </office:change-info>
          </text:insertion>
        </text:changed-region>
        <text:changed-region xml:id="ct94919480558560" text:id="ct94919480558560">
          <text:insertion>
            <office:change-info>
              <dc:creator>Julia Ringo</dc:creator>
              <dc:date>2023-10-20T18:01:00</dc:date>
            </office:change-info>
          </text:insertion>
        </text:changed-region>
        <text:changed-region xml:id="ct94919480427232" text:id="ct94919480427232">
          <text:deletion>
            <office:change-info>
              <dc:creator>Julia Ringo</dc:creator>
              <dc:date>2023-10-05T13:15:00</dc:date>
            </office:change-info>
            <text:p text:style-name="Text_20_body"><text:span text:style-name="T1"><text:s/>— </text:span></text:p>
          </text:deletion>
        </text:changed-region>
        <text:changed-region xml:id="ct94919480558848" text:id="ct94919480558848">
          <text:insertion>
            <office:change-info>
              <dc:creator>Julia Ringo</dc:creator>
              <dc:date>2023-10-05T13:15:00</dc:date>
            </office:change-info>
          </text:insertion>
        </text:changed-region>
        <text:changed-region xml:id="ct94919480585472" text:id="ct94919480585472">
          <text:insertion>
            <office:change-info>
              <dc:creator>Julia Ringo</dc:creator>
              <dc:date>2023-10-20T18:02:00</dc:date>
            </office:change-info>
          </text:insertion>
        </text:changed-region>
        <text:changed-region xml:id="ct94919480585760" text:id="ct94919480585760">
          <text:deletion>
            <office:change-info>
              <dc:creator>Julia Ringo</dc:creator>
              <dc:date>2023-10-20T18:02:00</dc:date>
            </office:change-info>
            <text:p text:style-name="Text_20_body"><text:span text:style-name="T1">re</text:span></text:p>
          </text:deletion>
        </text:changed-region>
        <text:changed-region xml:id="ct94919473661344" text:id="ct94919473661344">
          <text:insertion>
            <office:change-info>
              <dc:creator>Julia Ringo</dc:creator>
              <dc:date>2023-10-20T18:03:00</dc:date>
            </office:change-info>
          </text:insertion>
        </text:changed-region>
        <text:changed-region xml:id="ct94919473668256" text:id="ct94919473668256">
          <text:deletion>
            <office:change-info>
              <dc:creator>Julia Ringo</dc:creator>
              <dc:date>2023-10-20T18:03:00</dc:date>
            </office:change-info>
            <text:p text:style-name="Text_20_body"><text:span text:style-name="T1">e</text:span></text:p>
          </text:deletion>
        </text:changed-region>
        <text:changed-region xml:id="ct94919480591152" text:id="ct94919480591152">
          <text:deletion>
            <office:change-info>
              <dc:creator>Julia Ringo</dc:creator>
              <dc:date>2023-10-20T18:03:00</dc:date>
            </office:change-info>
            <text:p text:style-name="Text_20_body"><text:span text:style-name="T1">to </text:span></text:p>
          </text:deletion>
        </text:changed-region>
        <text:changed-region xml:id="ct94919473659040" text:id="ct94919473659040">
          <text:insertion>
            <office:change-info>
              <dc:creator>Julia Ringo</dc:creator>
              <dc:date>2023-10-20T18:03:00</dc:date>
            </office:change-info>
          </text:insertion>
        </text:changed-region>
        <text:changed-region xml:id="ct94919480584800" text:id="ct94919480584800">
          <text:deletion>
            <office:change-info>
              <dc:creator>Julia Ringo</dc:creator>
              <dc:date>2023-10-20T18:03:00</dc:date>
            </office:change-info>
            <text:p text:style-name="Text_20_body"><text:span text:style-name="T1">;</text:span></text:p>
          </text:deletion>
        </text:changed-region>
        <text:changed-region xml:id="ct94919480592144" text:id="ct94919480592144">
          <text:insertion>
            <office:change-info>
              <dc:creator>Julia Ringo</dc:creator>
              <dc:date>2023-10-20T18:03:00</dc:date>
            </office:change-info>
          </text:insertion>
        </text:changed-region>
        <text:changed-region xml:id="ct94919480607024" text:id="ct94919480607024">
          <text:deletion>
            <office:change-info>
              <dc:creator>Julia Ringo</dc:creator>
              <dc:date>2023-10-20T18:03:00</dc:date>
            </office:change-info>
            <text:p text:style-name="Text_20_body"><text:span text:style-name="T1"><text:s/>though</text:span></text:p>
          </text:deletion>
        </text:changed-region>
        <text:changed-region xml:id="ct94919480608096" text:id="ct94919480608096">
          <text:deletion>
            <office:change-info>
              <dc:creator>Julia Ringo</dc:creator>
              <dc:date>2023-10-05T13:15:00</dc:date>
            </office:change-info>
            <text:p text:style-name="Text_20_body"><text:span text:style-name="T1"><text:s/>— </text:span></text:p>
          </text:deletion>
        </text:changed-region>
        <text:changed-region xml:id="ct94919480609552" text:id="ct94919480609552">
          <text:insertion>
            <office:change-info>
              <dc:creator>Julia Ringo</dc:creator>
              <dc:date>2023-10-05T13:15:00</dc:date>
            </office:change-info>
          </text:insertion>
        </text:changed-region>
        <text:changed-region xml:id="ct94919480618848" text:id="ct94919480618848">
          <text:deletion>
            <office:change-info>
              <dc:creator>Julia Ringo</dc:creator>
              <dc:date>2023-10-10T11:08:00</dc:date>
            </office:change-info>
            <text:p text:style-name="Text_20_body"><text:span text:style-name="T1">…</text:span></text:p>
          </text:deletion>
        </text:changed-region>
        <text:changed-region xml:id="ct94919480610928" text:id="ct94919480610928">
          <text:insertion>
            <office:change-info>
              <dc:creator>Julia Ringo</dc:creator>
              <dc:date>2023-10-10T11:08:00</dc:date>
            </office:change-info>
          </text:insertion>
        </text:changed-region>
        <text:changed-region xml:id="ct94919480619136" text:id="ct94919480619136">
          <text:deletion>
            <office:change-info>
              <dc:creator>Julia Ringo</dc:creator>
              <dc:date>2023-10-20T18:04:00</dc:date>
            </office:change-info>
            <text:p text:style-name="Text_20_body"><text:span text:style-name="T1"><text:s/></text:span></text:p>
          </text:deletion>
        </text:changed-region>
        <text:changed-region xml:id="ct94919480629664" text:id="ct94919480629664">
          <text:insertion>
            <office:change-info>
              <dc:creator>Julia Ringo</dc:creator>
              <dc:date>2023-10-20T18:05:00</dc:date>
            </office:change-info>
          </text:insertion>
        </text:changed-region>
        <text:changed-region xml:id="ct94919480595968" text:id="ct94919480595968">
          <text:deletion>
            <office:change-info>
              <dc:creator>Julia Ringo</dc:creator>
              <dc:date>2023-10-20T18:06:00</dc:date>
            </office:change-info>
            <text:p text:style-name="Text_20_body"><text:span text:style-name="T1">,</text:span></text:p>
          </text:deletion>
        </text:changed-region>
        <text:changed-region xml:id="ct94919480623696" text:id="ct94919480623696">
          <text:insertion>
            <office:change-info>
              <dc:creator>Julia Ringo</dc:creator>
              <dc:date>2023-10-20T18:06:00</dc:date>
            </office:change-info>
          </text:insertion>
        </text:changed-region>
        <text:changed-region xml:id="ct94919480654736" text:id="ct94919480654736">
          <text:deletion>
            <office:change-info>
              <dc:creator>Julia Ringo</dc:creator>
              <dc:date>2023-10-05T13:15:00</dc:date>
            </office:change-info>
            <text:p text:style-name="Text_20_body"><text:span text:style-name="T1"><text:s/>— </text:span></text:p>
          </text:deletion>
        </text:changed-region>
        <text:changed-region xml:id="ct94919480655696" text:id="ct94919480655696">
          <text:insertion>
            <office:change-info>
              <dc:creator>Julia Ringo</dc:creator>
              <dc:date>2023-10-05T13:15:00</dc:date>
            </office:change-info>
          </text:insertion>
        </text:changed-region>
        <text:changed-region xml:id="ct94919480657888" text:id="ct94919480657888">
          <text:insertion>
            <office:change-info>
              <dc:creator>Julia Ringo</dc:creator>
              <dc:date>2023-10-20T18:07:00</dc:date>
            </office:change-info>
          </text:insertion>
        </text:changed-region>
        <text:changed-region xml:id="ct94919480658176" text:id="ct94919480658176">
          <text:deletion>
            <office:change-info>
              <dc:creator>Julia Ringo</dc:creator>
              <dc:date>2023-10-20T18:07:00</dc:date>
            </office:change-info>
            <text:p text:style-name="Text_20_body"><text:span text:style-name="T1">;</text:span></text:p>
          </text:deletion>
        </text:changed-region>
        <text:changed-region xml:id="ct94919473708576" text:id="ct94919473708576">
          <text:deletion>
            <office:change-info>
              <dc:creator>Julia Ringo</dc:creator>
              <dc:date>2023-10-20T18:07:00</dc:date>
            </office:change-info>
            <text:p text:style-name="Text_20_body"><text:span text:style-name="T1">3000 </text:span></text:p>
          </text:deletion>
        </text:changed-region>
        <text:changed-region xml:id="ct94919480659776" text:id="ct94919480659776">
          <text:insertion>
            <office:change-info>
              <dc:creator>Julia Ringo</dc:creator>
              <dc:date>2023-10-20T18:07:00</dc:date>
            </office:change-info>
          </text:insertion>
        </text:changed-region>
        <text:changed-region xml:id="ct94919480655984" text:id="ct94919480655984">
          <text:deletion>
            <office:change-info>
              <dc:creator>Julia Ringo</dc:creator>
              <dc:date>2023-10-20T18:09:00</dc:date>
            </office:change-info>
            <text:p text:style-name="Text_20_body"><text:span text:style-name="T1">at the same time </text:span></text:p>
          </text:deletion>
        </text:changed-region>
        <text:changed-region xml:id="ct94919480660544" text:id="ct94919480660544">
          <text:insertion>
            <office:change-info>
              <dc:creator>Julia Ringo</dc:creator>
              <dc:date>2023-10-20T18:09:00</dc:date>
            </office:change-info>
          </text:insertion>
        </text:changed-region>
        <text:changed-region xml:id="ct94919480661168" text:id="ct94919480661168">
          <text:deletion>
            <office:change-info>
              <dc:creator>Julia Ringo</dc:creator>
              <dc:date>2023-10-20T18:12:00</dc:date>
            </office:change-info>
            <text:p text:style-name="Text_20_body"><text:span text:style-name="T1">,</text:span></text:p>
          </text:deletion>
        </text:changed-region>
        <text:changed-region xml:id="ct94919480662320" text:id="ct94919480662320">
          <text:insertion>
            <office:change-info>
              <dc:creator>Julia Ringo</dc:creator>
              <dc:date>2023-10-20T18:09:00</dc:date>
            </office:change-info>
          </text:insertion>
        </text:changed-region>
        <text:changed-region xml:id="ct94919474270336" text:id="ct94919474270336">
          <text:deletion>
            <office:change-info>
              <dc:creator>Julia Ringo</dc:creator>
              <dc:date>2023-10-20T18:12:00</dc:date>
            </office:change-info>
            <text:p text:style-name="Text_20_body"><text:span text:style-name="T1">,</text:span></text:p>
          </text:deletion>
        </text:changed-region>
        <text:changed-region xml:id="ct94919480686480" text:id="ct94919480686480">
          <text:insertion>
            <office:change-info>
              <dc:creator>Julia Ringo</dc:creator>
              <dc:date>2023-10-20T18:12:00</dc:date>
            </office:change-info>
          </text:insertion>
        </text:changed-region>
        <text:changed-region xml:id="ct94919480687440" text:id="ct94919480687440">
          <text:deletion>
            <office:change-info>
              <dc:creator>Julia Ringo</dc:creator>
              <dc:date>2023-10-05T13:15:00</dc:date>
            </office:change-info>
            <text:p text:style-name="Text_20_body"><text:span text:style-name="T1"><text:s/>— </text:span></text:p>
          </text:deletion>
        </text:changed-region>
        <text:changed-region xml:id="ct94919480688704" text:id="ct94919480688704">
          <text:insertion>
            <office:change-info>
              <dc:creator>Julia Ringo</dc:creator>
              <dc:date>2023-10-05T13:15:00</dc:date>
            </office:change-info>
          </text:insertion>
        </text:changed-region>
        <text:changed-region xml:id="ct94919480690848" text:id="ct94919480690848">
          <text:deletion>
            <office:change-info>
              <dc:creator>Julia Ringo</dc:creator>
              <dc:date>2023-10-05T13:15:00</dc:date>
            </office:change-info>
            <text:p text:style-name="Text_20_body"><text:span text:style-name="T1"><text:s/>— </text:span></text:p>
          </text:deletion>
        </text:changed-region>
        <text:changed-region xml:id="ct94919480692320" text:id="ct94919480692320">
          <text:insertion>
            <office:change-info>
              <dc:creator>Julia Ringo</dc:creator>
              <dc:date>2023-10-05T13:15:00</dc:date>
            </office:change-info>
          </text:insertion>
        </text:changed-region>
        <text:changed-region xml:id="ct94919480647200" text:id="ct94919480647200">
          <text:deletion>
            <office:change-info>
              <dc:creator>Julia Ringo</dc:creator>
              <dc:date>2023-10-05T13:15:00</dc:date>
            </office:change-info>
            <text:p text:style-name="Text_20_body"><text:span text:style-name="T1"><text:s/>— </text:span></text:p>
          </text:deletion>
        </text:changed-region>
        <text:changed-region xml:id="ct94919480704256" text:id="ct94919480704256">
          <text:insertion>
            <office:change-info>
              <dc:creator>Julia Ringo</dc:creator>
              <dc:date>2023-10-05T13:15:00</dc:date>
            </office:change-info>
          </text:insertion>
        </text:changed-region>
        <text:changed-region xml:id="ct94919480705216" text:id="ct94919480705216">
          <text:deletion>
            <office:change-info>
              <dc:creator>Julia Ringo</dc:creator>
              <dc:date>2023-10-05T13:15:00</dc:date>
            </office:change-info>
            <text:p text:style-name="Text_20_body"><text:span text:style-name="T1"><text:s/>— </text:span></text:p>
          </text:deletion>
        </text:changed-region>
        <text:changed-region xml:id="ct94919480706960" text:id="ct94919480706960">
          <text:insertion>
            <office:change-info>
              <dc:creator>Julia Ringo</dc:creator>
              <dc:date>2023-10-05T13:15:00</dc:date>
            </office:change-info>
          </text:insertion>
        </text:changed-region>
        <text:changed-region xml:id="ct94919474309440" text:id="ct94919474309440">
          <text:insertion>
            <office:change-info>
              <dc:creator>Julia Ringo</dc:creator>
              <dc:date>2023-10-20T18:13:00</dc:date>
            </office:change-info>
          </text:insertion>
        </text:changed-region>
        <text:changed-region xml:id="ct94919480724320" text:id="ct94919480724320">
          <text:deletion>
            <office:change-info>
              <dc:creator>Julia Ringo</dc:creator>
              <dc:date>2023-10-05T13:15:00</dc:date>
            </office:change-info>
            <text:p text:style-name="Text_20_body"><text:span text:style-name="T1"><text:s/>— </text:span></text:p>
          </text:deletion>
        </text:changed-region>
        <text:changed-region xml:id="ct94919480725280" text:id="ct94919480725280">
          <text:insertion>
            <office:change-info>
              <dc:creator>Julia Ringo</dc:creator>
              <dc:date>2023-10-05T13:15:00</dc:date>
            </office:change-info>
          </text:insertion>
        </text:changed-region>
        <text:changed-region xml:id="ct94919480688992" text:id="ct94919480688992">
          <text:deletion>
            <office:change-info>
              <dc:creator>Julia Ringo</dc:creator>
              <dc:date>2023-10-05T13:15:00</dc:date>
            </office:change-info>
            <text:p text:style-name="Text_20_body"><text:span text:style-name="T1"><text:s/>— </text:span></text:p>
          </text:deletion>
        </text:changed-region>
        <text:changed-region xml:id="ct94919474323264" text:id="ct94919474323264">
          <text:insertion>
            <office:change-info>
              <dc:creator>Julia Ringo</dc:creator>
              <dc:date>2023-10-05T13:15:00</dc:date>
            </office:change-info>
          </text:insertion>
        </text:changed-region>
        <text:changed-region xml:id="ct94919480742064" text:id="ct94919480742064">
          <text:deletion>
            <office:change-info>
              <dc:creator>Julia Ringo</dc:creator>
              <dc:date>2023-10-10T11:08:00</dc:date>
            </office:change-info>
            <text:p text:style-name="Text_20_body"><text:span text:style-name="T1">…</text:span></text:p>
          </text:deletion>
        </text:changed-region>
        <text:changed-region xml:id="ct94919480743024" text:id="ct94919480743024">
          <text:insertion>
            <office:change-info>
              <dc:creator>Julia Ringo</dc:creator>
              <dc:date>2023-10-10T11:08:00</dc:date>
            </office:change-info>
          </text:insertion>
        </text:changed-region>
        <text:changed-region xml:id="ct94919480743312" text:id="ct94919480743312">
          <text:deletion>
            <office:change-info>
              <dc:creator>Julia Ringo</dc:creator>
              <dc:date>2023-10-20T18:14:00</dc:date>
            </office:change-info>
            <text:p text:style-name="Text_20_body"><text:span text:style-name="T1"><text:s/></text:span></text:p>
          </text:deletion>
        </text:changed-region>
        <text:changed-region xml:id="ct94919480743936" text:id="ct94919480743936">
          <text:deletion>
            <office:change-info>
              <dc:creator>Julia Ringo</dc:creator>
              <dc:date>2023-10-20T18:14:00</dc:date>
            </office:change-info>
            <text:p text:style-name="Text_20_body"><text:span text:style-name="T1"><text:s/></text:span></text:p>
          </text:deletion>
        </text:changed-region>
        <text:changed-region xml:id="ct94919480762880" text:id="ct94919480762880">
          <text:deletion>
            <office:change-info>
              <dc:creator>Julia Ringo</dc:creator>
              <dc:date>2023-10-05T13:15:00</dc:date>
            </office:change-info>
            <text:p text:style-name="Text_20_body"><text:span text:style-name="T1"><text:s/>— </text:span></text:p>
          </text:deletion>
        </text:changed-region>
        <text:changed-region xml:id="ct94919473485920" text:id="ct94919473485920">
          <text:insertion>
            <office:change-info>
              <dc:creator>Julia Ringo</dc:creator>
              <dc:date>2023-10-05T13:15:00</dc:date>
            </office:change-info>
          </text:insertion>
        </text:changed-region>
        <text:changed-region xml:id="ct94919480768928" text:id="ct94919480768928">
          <text:deletion>
            <office:change-info>
              <dc:creator>Julia Ringo</dc:creator>
              <dc:date>2023-10-05T13:15:00</dc:date>
            </office:change-info>
            <text:p text:style-name="Text_20_body"><text:span text:style-name="T1"><text:s/>— </text:span></text:p>
          </text:deletion>
        </text:changed-region>
        <text:changed-region xml:id="ct94919480770720" text:id="ct94919480770720">
          <text:insertion>
            <office:change-info>
              <dc:creator>Julia Ringo</dc:creator>
              <dc:date>2023-10-05T13:15:00</dc:date>
            </office:change-info>
          </text:insertion>
        </text:changed-region>
        <text:changed-region xml:id="ct94919480783760" text:id="ct94919480783760">
          <text:deletion>
            <office:change-info>
              <dc:creator>Julia Ringo</dc:creator>
              <dc:date>2023-10-10T11:08:00</dc:date>
            </office:change-info>
            <text:p text:style-name="Text_20_body"><text:span text:style-name="T1">…</text:span></text:p>
          </text:deletion>
        </text:changed-region>
        <text:changed-region xml:id="ct94919473518224" text:id="ct94919473518224">
          <text:deletion>
            <office:change-info>
              <dc:creator>Julia Ringo</dc:creator>
              <dc:date>2023-10-20T18:15:00</dc:date>
            </office:change-info>
            <text:p text:style-name="Text_20_body"><text:span text:style-name="T1">. </text:span></text:p>
          </text:deletion>
        </text:changed-region>
        <text:changed-region xml:id="ct94919480784720" text:id="ct94919480784720">
          <text:insertion>
            <office:change-info>
              <dc:creator>Julia Ringo</dc:creator>
              <dc:date>2023-10-10T11:08:00</dc:date>
            </office:change-info>
          </text:insertion>
        </text:changed-region>
        <text:changed-region xml:id="ct94919480786016" text:id="ct94919480786016">
          <text:insertion>
            <office:change-info>
              <dc:creator>Julia Ringo</dc:creator>
              <dc:date>2023-10-20T18:15:00</dc:date>
            </office:change-info>
          </text:insertion>
        </text:changed-region>
        <text:changed-region xml:id="ct94919480785488" text:id="ct94919480785488">
          <text:deletion>
            <office:change-info>
              <dc:creator>Julia Ringo</dc:creator>
              <dc:date>2023-10-20T18:15:00</dc:date>
            </office:change-info>
            <text:p text:style-name="Text_20_body"><text:span text:style-name="T1">30 </text:span></text:p>
          </text:deletion>
        </text:changed-region>
        <text:changed-region xml:id="ct94919480791488" text:id="ct94919480791488">
          <text:insertion>
            <office:change-info>
              <dc:creator>Julia Ringo</dc:creator>
              <dc:date>2023-10-20T18:15:00</dc:date>
            </office:change-info>
          </text:insertion>
        </text:changed-region>
        <text:changed-region xml:id="ct94919480795760" text:id="ct94919480795760">
          <text:insertion>
            <office:change-info>
              <dc:creator>Julia Ringo</dc:creator>
              <dc:date>2023-10-20T18:16:00</dc:date>
            </office:change-info>
          </text:insertion>
        </text:changed-region>
        <text:changed-region xml:id="ct94919480796384" text:id="ct94919480796384">
          <text:deletion>
            <office:change-info>
              <dc:creator>Julia Ringo</dc:creator>
              <dc:date>2023-10-10T11:08:00</dc:date>
            </office:change-info>
            <text:p text:style-name="Text_20_body"><text:span text:style-name="T1">…</text:span></text:p>
          </text:deletion>
        </text:changed-region>
        <text:changed-region xml:id="ct94919480797344" text:id="ct94919480797344">
          <text:insertion>
            <office:change-info>
              <dc:creator>Julia Ringo</dc:creator>
              <dc:date>2023-10-10T11:08:00</dc:date>
            </office:change-info>
          </text:insertion>
        </text:changed-region>
        <text:changed-region xml:id="ct94919480798592" text:id="ct94919480798592">
          <text:deletion>
            <office:change-info>
              <dc:creator>Julia Ringo</dc:creator>
              <dc:date>2023-10-10T11:08:00</dc:date>
            </office:change-info>
            <text:p text:style-name="Text_20_body"><text:span text:style-name="T1">…</text:span></text:p>
          </text:deletion>
        </text:changed-region>
        <text:changed-region xml:id="ct94919480797632" text:id="ct94919480797632">
          <text:insertion>
            <office:change-info>
              <dc:creator>Julia Ringo</dc:creator>
              <dc:date>2023-10-10T11:08:00</dc:date>
            </office:change-info>
          </text:insertion>
        </text:changed-region>
        <text:changed-region xml:id="ct94919480805744" text:id="ct94919480805744">
          <text:insertion>
            <office:change-info>
              <dc:creator>Julia Ringo</dc:creator>
              <dc:date>2023-10-20T18:17:00</dc:date>
            </office:change-info>
          </text:insertion>
        </text:changed-region>
        <text:changed-region xml:id="ct94919480810752" text:id="ct94919480810752">
          <text:insertion>
            <office:change-info>
              <dc:creator>Julia Ringo</dc:creator>
              <dc:date>2023-10-20T18:17:00</dc:date>
            </office:change-info>
          </text:insertion>
        </text:changed-region>
        <text:changed-region xml:id="ct94919480811040" text:id="ct94919480811040">
          <text:deletion>
            <office:change-info>
              <dc:creator>Julia Ringo</dc:creator>
              <dc:date>2023-10-20T18:17:00</dc:date>
            </office:change-info>
            <text:p text:style-name="Text_20_body"><text:span text:style-name="T1">..,</text:span></text:p>
          </text:deletion>
        </text:changed-region>
        <text:changed-region xml:id="ct94919480815088" text:id="ct94919480815088">
          <text:insertion>
            <office:change-info>
              <dc:creator>Julia Ringo</dc:creator>
              <dc:date>2023-10-20T18:18:00</dc:date>
            </office:change-info>
          </text:insertion>
        </text:changed-region>
        <text:changed-region xml:id="ct94919473626208" text:id="ct94919473626208">
          <text:deletion>
            <office:change-info>
              <dc:creator>Julia Ringo</dc:creator>
              <dc:date>2023-10-20T18:18:00</dc:date>
            </office:change-info>
            <text:p text:style-name="Text_20_body"><text:span text:style-name="T1">,</text:span></text:p>
          </text:deletion>
        </text:changed-region>
        <text:changed-region xml:id="ct94919480816048" text:id="ct94919480816048">
          <text:insertion>
            <office:change-info>
              <dc:creator>Julia Ringo</dc:creator>
              <dc:date>2023-10-20T18:18:00</dc:date>
            </office:change-info>
          </text:insertion>
        </text:changed-region>
        <text:changed-region xml:id="ct94919480816336" text:id="ct94919480816336">
          <text:deletion>
            <office:change-info>
              <dc:creator>Julia Ringo</dc:creator>
              <dc:date>2023-10-20T18:18:00</dc:date>
            </office:change-info>
            <text:p text:style-name="Text_20_body"><text:span text:style-name="T1">w</text:span></text:p>
          </text:deletion>
        </text:changed-region>
        <text:changed-region xml:id="ct94919480815376" text:id="ct94919480815376">
          <text:insertion>
            <office:change-info>
              <dc:creator>Julia Ringo</dc:creator>
              <dc:date>2023-10-20T18:18:00</dc:date>
            </office:change-info>
          </text:insertion>
        </text:changed-region>
        <text:changed-region xml:id="ct94919480815664" text:id="ct94919480815664">
          <text:deletion>
            <office:change-info>
              <dc:creator>Julia Ringo</dc:creator>
              <dc:date>2023-10-20T18:18:00</dc:date>
            </office:change-info>
            <text:p text:style-name="Text_20_body"><text:span text:style-name="T1">..</text:span></text:p>
          </text:deletion>
        </text:changed-region>
        <text:changed-region xml:id="ct94919480821472" text:id="ct94919480821472">
          <text:insertion>
            <office:change-info>
              <dc:creator>Julia Ringo</dc:creator>
              <dc:date>2023-10-20T18:18:00</dc:date>
            </office:change-info>
          </text:insertion>
        </text:changed-region>
        <text:changed-region xml:id="ct94919480806512" text:id="ct94919480806512">
          <text:deletion>
            <office:change-info>
              <dc:creator>Julia Ringo</dc:creator>
              <dc:date>2023-10-05T13:15:00</dc:date>
            </office:change-info>
            <text:p text:style-name="Text_20_body"><text:span text:style-name="T1"><text:s/>— </text:span></text:p>
          </text:deletion>
        </text:changed-region>
        <text:changed-region xml:id="ct94919480827088" text:id="ct94919480827088">
          <text:insertion>
            <office:change-info>
              <dc:creator>Julia Ringo</dc:creator>
              <dc:date>2023-10-05T13:15:00</dc:date>
            </office:change-info>
          </text:insertion>
        </text:changed-region>
        <text:changed-region xml:id="ct94919480800704" text:id="ct94919480800704">
          <text:insertion>
            <office:change-info>
              <dc:creator>Julia Ringo</dc:creator>
              <dc:date>2023-10-20T18:18:00</dc:date>
            </office:change-info>
          </text:insertion>
        </text:changed-region>
        <text:changed-region xml:id="ct94919480810416" text:id="ct94919480810416">
          <text:deletion>
            <office:change-info>
              <dc:creator>Julia Ringo</dc:creator>
              <dc:date>2023-10-10T11:08:00</dc:date>
            </office:change-info>
            <text:p text:style-name="Text_20_body"><text:span text:style-name="T1">…</text:span></text:p>
          </text:deletion>
        </text:changed-region>
        <text:changed-region xml:id="ct94919480827376" text:id="ct94919480827376">
          <text:insertion>
            <office:change-info>
              <dc:creator>Julia Ringo</dc:creator>
              <dc:date>2023-10-10T11:08:00</dc:date>
            </office:change-info>
          </text:insertion>
        </text:changed-region>
        <text:changed-region xml:id="ct94919480827664" text:id="ct94919480827664">
          <text:deletion>
            <office:change-info>
              <dc:creator>Julia Ringo</dc:creator>
              <dc:date>2023-10-20T18:18:00</dc:date>
            </office:change-info>
            <text:p text:style-name="Text_20_body"><text:span text:style-name="T1"><text:s/></text:span></text:p>
          </text:deletion>
        </text:changed-region>
        <text:changed-region xml:id="ct94919473702896" text:id="ct94919473702896">
          <text:deletion>
            <office:change-info>
              <dc:creator>Julia Ringo</dc:creator>
              <dc:date>2023-10-10T11:08:00</dc:date>
            </office:change-info>
            <text:p text:style-name="Text_20_body"><text:span text:style-name="T1">…</text:span></text:p>
          </text:deletion>
        </text:changed-region>
        <text:changed-region xml:id="ct94919480834176" text:id="ct94919480834176">
          <text:insertion>
            <office:change-info>
              <dc:creator>Julia Ringo</dc:creator>
              <dc:date>2023-10-10T11:08:00</dc:date>
            </office:change-info>
          </text:insertion>
        </text:changed-region>
        <text:changed-region xml:id="ct94919480829840" text:id="ct94919480829840">
          <text:deletion>
            <office:change-info>
              <dc:creator>Julia Ringo</dc:creator>
              <dc:date>2023-10-10T11:08:00</dc:date>
            </office:change-info>
            <text:p text:style-name="Text_20_body"><text:span text:style-name="T1">…</text:span></text:p>
          </text:deletion>
        </text:changed-region>
        <text:changed-region xml:id="ct94919480839456" text:id="ct94919480839456">
          <text:insertion>
            <office:change-info>
              <dc:creator>Julia Ringo</dc:creator>
              <dc:date>2023-10-10T11:08:00</dc:date>
            </office:change-info>
          </text:insertion>
        </text:changed-region>
        <text:changed-region xml:id="ct94919480839744" text:id="ct94919480839744">
          <text:deletion>
            <office:change-info>
              <dc:creator>Julia Ringo</dc:creator>
              <dc:date>2023-10-20T18:18:00</dc:date>
            </office:change-info>
            <text:p text:style-name="Text_20_body"><text:span text:style-name="T1"><text:s/></text:span></text:p>
          </text:deletion>
        </text:changed-region>
        <text:changed-region xml:id="ct94919480843040" text:id="ct94919480843040">
          <text:insertion>
            <office:change-info>
              <dc:creator>Julia Ringo</dc:creator>
              <dc:date>2023-10-20T18:18:00</dc:date>
            </office:change-info>
          </text:insertion>
        </text:changed-region>
        <text:changed-region xml:id="ct94919480847600" text:id="ct94919480847600">
          <text:insertion>
            <office:change-info>
              <dc:creator>Julia Ringo</dc:creator>
              <dc:date>2023-10-20T18:19:00</dc:date>
            </office:change-info>
          </text:insertion>
        </text:changed-region>
        <text:changed-region xml:id="ct94919480847888" text:id="ct94919480847888">
          <text:deletion>
            <office:change-info>
              <dc:creator>Julia Ringo</dc:creator>
              <dc:date>2023-10-20T18:19:00</dc:date>
            </office:change-info>
            <text:p text:style-name="Text_20_body"><text:span text:style-name="T1">,</text:span></text:p>
          </text:deletion>
        </text:changed-region>
        <text:changed-region xml:id="ct94919480849184" text:id="ct94919480849184">
          <text:insertion>
            <office:change-info>
              <dc:creator>Julia Ringo</dc:creator>
              <dc:date>2023-10-20T18:19:00</dc:date>
            </office:change-info>
          </text:insertion>
        </text:changed-region>
        <text:changed-region xml:id="ct94919480849472" text:id="ct94919480849472">
          <text:deletion>
            <office:change-info>
              <dc:creator>Julia Ringo</dc:creator>
              <dc:date>2023-10-20T18:19:00</dc:date>
            </office:change-info>
            <text:p text:style-name="Text_20_body"><text:span text:style-name="T1">l</text:span></text:p>
          </text:deletion>
        </text:changed-region>
        <text:changed-region xml:id="ct94919480848176" text:id="ct94919480848176">
          <text:insertion>
            <office:change-info>
              <dc:creator>Julia Ringo</dc:creator>
              <dc:date>2023-10-20T18:19:00</dc:date>
            </office:change-info>
          </text:insertion>
        </text:changed-region>
        <text:changed-region xml:id="ct94919480848464" text:id="ct94919480848464">
          <text:deletion>
            <office:change-info>
              <dc:creator>Julia Ringo</dc:creator>
              <dc:date>2023-10-20T18:19:00</dc:date>
            </office:change-info>
            <text:p text:style-name="Text_20_body"><text:span text:style-name="T1">,</text:span></text:p>
          </text:deletion>
        </text:changed-region>
        <text:changed-region xml:id="ct94919480848752" text:id="ct94919480848752">
          <text:deletion>
            <office:change-info>
              <dc:creator>Julia Ringo</dc:creator>
              <dc:date>2023-10-20T18:19:00</dc:date>
            </office:change-info>
            <text:p text:style-name="Text_20_body"><text:span text:style-name="T1">he added.</text:span></text:p>
          </text:deletion>
        </text:changed-region>
        <text:changed-region xml:id="ct94919480856768" text:id="ct94919480856768">
          <text:insertion>
            <office:change-info>
              <dc:creator>Julia Ringo</dc:creator>
              <dc:date>2023-10-20T18:19:00</dc:date>
            </office:change-info>
          </text:insertion>
        </text:changed-region>
        <text:changed-region xml:id="ct94919480859888" text:id="ct94919480859888">
          <text:insertion>
            <office:change-info>
              <dc:creator>Julia Ringo</dc:creator>
              <dc:date>2023-10-20T18:19:00</dc:date>
            </office:change-info>
          </text:insertion>
        </text:changed-region>
        <text:changed-region xml:id="ct94919473494144" text:id="ct94919473494144">
          <text:insertion>
            <office:change-info>
              <dc:creator>Julia Ringo</dc:creator>
              <dc:date>2023-10-20T18:19:00</dc:date>
            </office:change-info>
          </text:insertion>
        </text:changed-region>
        <text:changed-region xml:id="ct94919480812480" text:id="ct94919480812480">
          <text:insertion>
            <office:change-info>
              <dc:creator>Julia Ringo</dc:creator>
              <dc:date>2023-10-20T18:20:00</dc:date>
            </office:change-info>
          </text:insertion>
        </text:changed-region>
        <text:changed-region xml:id="ct94919480883664" text:id="ct94919480883664">
          <text:deletion>
            <office:change-info>
              <dc:creator>Julia Ringo</dc:creator>
              <dc:date>2023-10-05T13:15:00</dc:date>
            </office:change-info>
            <text:p text:style-name="Text_20_body"><text:span text:style-name="T1"><text:s/>— </text:span></text:p>
          </text:deletion>
        </text:changed-region>
        <text:changed-region xml:id="ct94919480885072" text:id="ct94919480885072">
          <text:insertion>
            <office:change-info>
              <dc:creator>Julia Ringo</dc:creator>
              <dc:date>2023-10-05T13:15:00</dc:date>
            </office:change-info>
          </text:insertion>
        </text:changed-region>
        <text:changed-region xml:id="ct94919480886544" text:id="ct94919480886544">
          <text:deletion>
            <office:change-info>
              <dc:creator>Julia Ringo</dc:creator>
              <dc:date>2023-10-20T18:20:00</dc:date>
            </office:change-info>
            <text:p text:style-name="Text_20_body"><text:span text:style-name="T1">100 </text:span></text:p>
          </text:deletion>
        </text:changed-region>
        <text:changed-region xml:id="ct94919480887168" text:id="ct94919480887168">
          <text:insertion>
            <office:change-info>
              <dc:creator>Julia Ringo</dc:creator>
              <dc:date>2023-10-20T18:20:00</dc:date>
            </office:change-info>
          </text:insertion>
        </text:changed-region>
        <text:changed-region xml:id="ct94919473606048" text:id="ct94919473606048">
          <text:insertion>
            <office:change-info>
              <dc:creator>Julia Ringo</dc:creator>
              <dc:date>2023-10-20T18:20:00</dc:date>
            </office:change-info>
          </text:insertion>
        </text:changed-region>
        <text:changed-region xml:id="ct94919480888608" text:id="ct94919480888608">
          <text:deletion>
            <office:change-info>
              <dc:creator>Julia Ringo</dc:creator>
              <dc:date>2023-10-20T18:20:00</dc:date>
            </office:change-info>
            <text:p text:style-name="Text_20_body"><text:span text:style-name="T1">w</text:span></text:p>
          </text:deletion>
        </text:changed-region>
        <text:changed-region xml:id="ct94919480884400" text:id="ct94919480884400">
          <text:deletion>
            <office:change-info>
              <dc:creator>Julia Ringo</dc:creator>
              <dc:date>2023-10-20T18:20:00</dc:date>
            </office:change-info>
            <text:p text:style-name="Text_20_body"><text:span text:style-name="T1">,</text:span></text:p>
          </text:deletion>
        </text:changed-region>
        <text:changed-region xml:id="ct94919480880576" text:id="ct94919480880576">
          <text:deletion>
            <office:change-info>
              <dc:creator>Julia Ringo</dc:creator>
              <dc:date>2023-10-20T18:20:00</dc:date>
            </office:change-info>
            <text:p text:style-name="Text_20_body"><text:span text:style-name="T1">200 </text:span></text:p>
          </text:deletion>
        </text:changed-region>
        <text:changed-region xml:id="ct94919473568528" text:id="ct94919473568528">
          <text:insertion>
            <office:change-info>
              <dc:creator>Julia Ringo</dc:creator>
              <dc:date>2023-10-20T18:20:00</dc:date>
            </office:change-info>
          </text:insertion>
        </text:changed-region>
        <text:changed-region xml:id="ct94919480908672" text:id="ct94919480908672">
          <text:insertion>
            <office:change-info>
              <dc:creator>Julia Ringo</dc:creator>
              <dc:date>2023-10-20T18:20:00</dc:date>
            </office:change-info>
          </text:insertion>
        </text:changed-region>
        <text:changed-region xml:id="ct94919480908960" text:id="ct94919480908960">
          <text:deletion>
            <office:change-info>
              <dc:creator>Julia Ringo</dc:creator>
              <dc:date>2023-10-20T18:20:00</dc:date>
            </office:change-info>
            <text:p text:style-name="Text_20_body"><text:span text:style-name="T1">,</text:span></text:p>
          </text:deletion>
        </text:changed-region>
        <text:changed-region xml:id="ct94919480880864" text:id="ct94919480880864">
          <text:insertion>
            <office:change-info>
              <dc:creator>Julia Ringo</dc:creator>
              <dc:date>2023-10-20T18:20:00</dc:date>
            </office:change-info>
          </text:insertion>
        </text:changed-region>
        <text:changed-region xml:id="ct94919480912736" text:id="ct94919480912736">
          <text:deletion>
            <office:change-info>
              <dc:creator>Julia Ringo</dc:creator>
              <dc:date>2023-10-20T18:20:00</dc:date>
            </office:change-info>
            <text:p text:style-name="Text_20_body"><text:span text:style-name="T1">200 </text:span></text:p>
          </text:deletion>
        </text:changed-region>
        <text:changed-region xml:id="ct94919480913696" text:id="ct94919480913696">
          <text:insertion>
            <office:change-info>
              <dc:creator>Julia Ringo</dc:creator>
              <dc:date>2023-10-20T18:20:00</dc:date>
            </office:change-info>
          </text:insertion>
        </text:changed-region>
        <text:changed-region xml:id="ct94919480913024" text:id="ct94919480913024">
          <text:insertion>
            <office:change-info>
              <dc:creator>Julia Ringo</dc:creator>
              <dc:date>2023-10-20T18:21:00</dc:date>
            </office:change-info>
          </text:insertion>
        </text:changed-region>
        <text:changed-region xml:id="ct94919473679776" text:id="ct94919473679776">
          <text:deletion>
            <office:change-info>
              <dc:creator>Julia Ringo</dc:creator>
              <dc:date>2023-10-20T18:21:00</dc:date>
            </office:change-info>
            <text:p text:style-name="Text_20_body"><text:span text:style-name="T1">w</text:span></text:p>
          </text:deletion>
        </text:changed-region>
        <text:changed-region xml:id="ct94919480913312" text:id="ct94919480913312">
          <text:insertion>
            <office:change-info>
              <dc:creator>Julia Ringo</dc:creator>
              <dc:date>2023-10-20T18:21:00</dc:date>
            </office:change-info>
          </text:insertion>
        </text:changed-region>
        <text:changed-region xml:id="ct94919480924672" text:id="ct94919480924672">
          <text:insertion>
            <office:change-info>
              <dc:creator>Julia Ringo</dc:creator>
              <dc:date>2023-10-20T18:22:00</dc:date>
            </office:change-info>
          </text:insertion>
        </text:changed-region>
        <text:changed-region xml:id="ct94919480929424" text:id="ct94919480929424">
          <text:insertion>
            <office:change-info>
              <dc:creator>Julia Ringo</dc:creator>
              <dc:date>2023-10-20T18:22:00</dc:date>
            </office:change-info>
          </text:insertion>
        </text:changed-region>
        <text:changed-region xml:id="ct94919480905984" text:id="ct94919480905984">
          <text:deletion>
            <office:change-info>
              <dc:creator>Julia Ringo</dc:creator>
              <dc:date>2023-10-05T13:15:00</dc:date>
            </office:change-info>
            <text:p text:style-name="Text_20_body"><text:span text:style-name="T1"><text:s/>— </text:span></text:p>
          </text:deletion>
        </text:changed-region>
        <text:changed-region xml:id="ct94919480934464" text:id="ct94919480934464">
          <text:insertion>
            <office:change-info>
              <dc:creator>Julia Ringo</dc:creator>
              <dc:date>2023-10-05T13:15:00</dc:date>
            </office:change-info>
          </text:insertion>
        </text:changed-region>
        <text:changed-region xml:id="ct94919480940240" text:id="ct94919480940240">
          <text:insertion>
            <office:change-info>
              <dc:creator>Julia Ringo</dc:creator>
              <dc:date>2023-10-20T18:34:00</dc:date>
            </office:change-info>
          </text:insertion>
        </text:changed-region>
        <text:changed-region xml:id="ct94919480940528" text:id="ct94919480940528">
          <text:deletion>
            <office:change-info>
              <dc:creator>Julia Ringo</dc:creator>
              <dc:date>2023-10-20T18:34:00</dc:date>
            </office:change-info>
            <text:p text:style-name="Text_20_body"><text:span text:style-name="T1">,</text:span></text:p>
          </text:deletion>
        </text:changed-region>
        <text:changed-region xml:id="ct94919480941488" text:id="ct94919480941488">
          <text:insertion>
            <office:change-info>
              <dc:creator>Julia Ringo</dc:creator>
              <dc:date>2023-10-20T18:34:00</dc:date>
            </office:change-info>
          </text:insertion>
        </text:changed-region>
        <text:changed-region xml:id="ct94919474473024" text:id="ct94919474473024">
          <text:deletion>
            <office:change-info>
              <dc:creator>Julia Ringo</dc:creator>
              <dc:date>2023-10-20T18:34:00</dc:date>
            </office:change-info>
            <text:p text:style-name="Text_20_body"><text:span text:style-name="T1">w</text:span></text:p>
          </text:deletion>
        </text:changed-region>
        <text:changed-region xml:id="ct94919480943120" text:id="ct94919480943120">
          <text:insertion>
            <office:change-info>
              <dc:creator>Julia Ringo</dc:creator>
              <dc:date>2023-10-20T18:34:00</dc:date>
            </office:change-info>
          </text:insertion>
        </text:changed-region>
        <text:changed-region xml:id="ct94919480940816" text:id="ct94919480940816">
          <text:insertion>
            <office:change-info>
              <dc:creator>Julia Ringo</dc:creator>
              <dc:date>2023-10-20T18:34:00</dc:date>
            </office:change-info>
          </text:insertion>
        </text:changed-region>
        <text:changed-region xml:id="ct94919480944560" text:id="ct94919480944560">
          <text:deletion>
            <office:change-info>
              <dc:creator>Julia Ringo</dc:creator>
              <dc:date>2023-10-20T18:34:00</dc:date>
            </office:change-info>
            <text:p text:style-name="Text_20_body"><text:span text:style-name="T1"><text:s/></text:span></text:p>
          </text:deletion>
        </text:changed-region>
        <text:changed-region xml:id="ct94919480952240" text:id="ct94919480952240">
          <text:insertion>
            <office:change-info>
              <dc:creator>Julia Ringo</dc:creator>
              <dc:date>2023-10-20T18:34:00</dc:date>
            </office:change-info>
          </text:insertion>
        </text:changed-region>
        <text:changed-region xml:id="ct94919480952528" text:id="ct94919480952528">
          <text:insertion>
            <office:change-info>
              <dc:creator>Julia Ringo</dc:creator>
              <dc:date>2023-10-20T18:34:00</dc:date>
            </office:change-info>
          </text:insertion>
        </text:changed-region>
        <text:changed-region xml:id="ct94919480963088" text:id="ct94919480963088">
          <text:insertion>
            <office:change-info>
              <dc:creator>Julia Ringo</dc:creator>
              <dc:date>2023-10-20T18:34:00</dc:date>
            </office:change-info>
          </text:insertion>
        </text:changed-region>
        <text:changed-region xml:id="ct94919480963376" text:id="ct94919480963376">
          <text:deletion>
            <office:change-info>
              <dc:creator>Julia Ringo</dc:creator>
              <dc:date>2023-10-20T18:34:00</dc:date>
            </office:change-info>
            <text:p text:style-name="Text_20_body"><text:span text:style-name="T1">,</text:span></text:p>
          </text:deletion>
        </text:changed-region>
        <text:changed-region xml:id="ct94919480964336" text:id="ct94919480964336">
          <text:insertion>
            <office:change-info>
              <dc:creator>Julia Ringo</dc:creator>
              <dc:date>2023-10-20T18:34:00</dc:date>
            </office:change-info>
          </text:insertion>
        </text:changed-region>
        <text:changed-region xml:id="ct94919474451536" text:id="ct94919474451536">
          <text:deletion>
            <office:change-info>
              <dc:creator>Julia Ringo</dc:creator>
              <dc:date>2023-10-20T18:34:00</dc:date>
            </office:change-info>
            <text:p text:style-name="Text_20_body"><text:span text:style-name="T1">t</text:span></text:p>
          </text:deletion>
        </text:changed-region>
        <text:changed-region xml:id="ct94919480954496" text:id="ct94919480954496">
          <text:deletion>
            <office:change-info>
              <dc:creator>Julia Ringo</dc:creator>
              <dc:date>2023-10-10T11:08:00</dc:date>
            </office:change-info>
            <text:p text:style-name="Text_20_body"><text:span text:style-name="T1">…</text:span></text:p>
          </text:deletion>
        </text:changed-region>
        <text:changed-region xml:id="ct94919480963664" text:id="ct94919480963664">
          <text:insertion>
            <office:change-info>
              <dc:creator>Julia Ringo</dc:creator>
              <dc:date>2023-10-10T11:08:00</dc:date>
            </office:change-info>
          </text:insertion>
        </text:changed-region>
        <text:changed-region xml:id="ct94919480963952" text:id="ct94919480963952">
          <text:deletion>
            <office:change-info>
              <dc:creator>Julia Ringo</dc:creator>
              <dc:date>2023-10-20T18:35:00</dc:date>
            </office:change-info>
            <text:p text:style-name="Text_20_body"><text:span text:style-name="T1"><text:s/></text:span></text:p>
          </text:deletion>
        </text:changed-region>
        <text:changed-region xml:id="ct94919480970080" text:id="ct94919480970080">
          <text:insertion>
            <office:change-info>
              <dc:creator>Julia Ringo</dc:creator>
              <dc:date>2023-10-20T18:35:00</dc:date>
            </office:change-info>
          </text:insertion>
        </text:changed-region>
        <text:changed-region xml:id="ct94919480971040" text:id="ct94919480971040">
          <text:deletion>
            <office:change-info>
              <dc:creator>Julia Ringo</dc:creator>
              <dc:date>2023-10-05T13:15:00</dc:date>
            </office:change-info>
            <text:p text:style-name="Text_20_body"><text:span text:style-name="T1"><text:s/>— </text:span></text:p>
          </text:deletion>
        </text:changed-region>
        <text:changed-region xml:id="ct94919480972704" text:id="ct94919480972704">
          <text:insertion>
            <office:change-info>
              <dc:creator>Julia Ringo</dc:creator>
              <dc:date>2023-10-05T13:15:00</dc:date>
            </office:change-info>
          </text:insertion>
        </text:changed-region>
        <text:changed-region xml:id="ct94919480980240" text:id="ct94919480980240">
          <text:deletion>
            <office:change-info>
              <dc:creator>Julia Ringo</dc:creator>
              <dc:date>2023-10-05T13:15:00</dc:date>
            </office:change-info>
            <text:p text:style-name="Text_20_body"><text:span text:style-name="T1"><text:s/>— </text:span></text:p>
          </text:deletion>
        </text:changed-region>
        <text:changed-region xml:id="ct94919480974144" text:id="ct94919480974144">
          <text:insertion>
            <office:change-info>
              <dc:creator>Julia Ringo</dc:creator>
              <dc:date>2023-10-05T13:15:00</dc:date>
            </office:change-info>
          </text:insertion>
        </text:changed-region>
        <text:changed-region xml:id="ct94919480981824" text:id="ct94919480981824">
          <text:insertion>
            <office:change-info>
              <dc:creator>Julia Ringo</dc:creator>
              <dc:date>2023-10-20T18:35:00</dc:date>
            </office:change-info>
          </text:insertion>
        </text:changed-region>
        <text:changed-region xml:id="ct94919480982112" text:id="ct94919480982112">
          <text:deletion>
            <office:change-info>
              <dc:creator>Julia Ringo</dc:creator>
              <dc:date>2023-10-20T18:35:00</dc:date>
            </office:change-info>
            <text:p text:style-name="Text_20_body"><text:span text:style-name="T1">t</text:span></text:p>
          </text:deletion>
        </text:changed-region>
        <text:changed-region xml:id="ct94919480993712" text:id="ct94919480993712">
          <text:deletion>
            <office:change-info>
              <dc:creator>Julia Ringo</dc:creator>
              <dc:date>2023-10-20T18:35:00</dc:date>
            </office:change-info>
            <text:p text:style-name="Text_20_body"><text:span text:style-name="T1">20 </text:span></text:p>
          </text:deletion>
        </text:changed-region>
        <text:changed-region xml:id="ct94919480994336" text:id="ct94919480994336">
          <text:insertion>
            <office:change-info>
              <dc:creator>Julia Ringo</dc:creator>
              <dc:date>2023-10-20T18:35:00</dc:date>
            </office:change-info>
          </text:insertion>
        </text:changed-region>
        <text:changed-region xml:id="ct94919480993040" text:id="ct94919480993040">
          <text:deletion>
            <office:change-info>
              <dc:creator>Julia Ringo</dc:creator>
              <dc:date>2023-10-05T13:15:00</dc:date>
            </office:change-info>
            <text:p text:style-name="Text_20_body"><text:span text:style-name="T1"><text:s/>— </text:span></text:p>
          </text:deletion>
        </text:changed-region>
        <text:changed-region xml:id="ct94919480999584" text:id="ct94919480999584">
          <text:insertion>
            <office:change-info>
              <dc:creator>Julia Ringo</dc:creator>
              <dc:date>2023-10-05T13:15:00</dc:date>
            </office:change-info>
          </text:insertion>
        </text:changed-region>
        <text:changed-region xml:id="ct94919481009232" text:id="ct94919481009232">
          <text:insertion>
            <office:change-info>
              <dc:creator>Julia Ringo</dc:creator>
              <dc:date>2023-10-20T18:36:00</dc:date>
            </office:change-info>
          </text:insertion>
        </text:changed-region>
        <text:changed-region xml:id="ct94919481009520" text:id="ct94919481009520">
          <text:deletion>
            <office:change-info>
              <dc:creator>Julia Ringo</dc:creator>
              <dc:date>2023-10-20T18:36:00</dc:date>
            </office:change-info>
            <text:p text:style-name="Text_20_body"><text:span text:style-name="T1">-</text:span></text:p>
          </text:deletion>
        </text:changed-region>
        <text:changed-region xml:id="ct94919481008560" text:id="ct94919481008560">
          <text:insertion>
            <office:change-info>
              <dc:creator>Julia Ringo</dc:creator>
              <dc:date>2023-10-20T18:36:00</dc:date>
            </office:change-info>
          </text:insertion>
        </text:changed-region>
        <text:changed-region xml:id="ct94919481008848" text:id="ct94919481008848">
          <text:deletion>
            <office:change-info>
              <dc:creator>Julia Ringo</dc:creator>
              <dc:date>2023-10-20T18:36:00</dc:date>
            </office:change-info>
            <text:p text:style-name="Text_20_body"><text:span text:style-name="T1">,</text:span></text:p>
          </text:deletion>
        </text:changed-region>
        <text:changed-region xml:id="ct94919481012688" text:id="ct94919481012688">
          <text:deletion>
            <office:change-info>
              <dc:creator>Julia Ringo</dc:creator>
              <dc:date>2023-10-10T11:08:00</dc:date>
            </office:change-info>
            <text:p text:style-name="Text_20_body"><text:span text:style-name="T1">…</text:span></text:p>
          </text:deletion>
        </text:changed-region>
        <text:changed-region xml:id="ct94919481010864" text:id="ct94919481010864">
          <text:insertion>
            <office:change-info>
              <dc:creator>Julia Ringo</dc:creator>
              <dc:date>2023-10-10T11:08:00</dc:date>
            </office:change-info>
          </text:insertion>
        </text:changed-region>
        <text:changed-region xml:id="ct94919481021488" text:id="ct94919481021488">
          <text:deletion>
            <office:change-info>
              <dc:creator>Julia Ringo</dc:creator>
              <dc:date>2023-10-05T13:15:00</dc:date>
            </office:change-info>
            <text:p text:style-name="Text_20_body"><text:span text:style-name="T1"><text:s/>— </text:span></text:p>
          </text:deletion>
        </text:changed-region>
        <text:changed-region xml:id="ct94919481022448" text:id="ct94919481022448">
          <text:insertion>
            <office:change-info>
              <dc:creator>Julia Ringo</dc:creator>
              <dc:date>2023-10-05T13:15:00</dc:date>
            </office:change-info>
          </text:insertion>
        </text:changed-region>
        <text:changed-region xml:id="ct94919481024288" text:id="ct94919481024288">
          <text:deletion>
            <office:change-info>
              <dc:creator>Julia Ringo</dc:creator>
              <dc:date>2023-10-20T18:36:00</dc:date>
            </office:change-info>
            <text:p text:style-name="Text_20_body"><text:span text:style-name="T1">200 </text:span></text:p>
          </text:deletion>
        </text:changed-region>
        <text:changed-region xml:id="ct94919481025248" text:id="ct94919481025248">
          <text:insertion>
            <office:change-info>
              <dc:creator>Julia Ringo</dc:creator>
              <dc:date>2023-10-20T18:36:00</dc:date>
            </office:change-info>
          </text:insertion>
        </text:changed-region>
        <text:changed-region xml:id="ct94919481011152" text:id="ct94919481011152">
          <text:deletion>
            <office:change-info>
              <dc:creator>Julia Ringo</dc:creator>
              <dc:date>2023-10-05T13:15:00</dc:date>
            </office:change-info>
            <text:p text:style-name="Text_20_body"><text:span text:style-name="T1"><text:s/>— </text:span></text:p>
          </text:deletion>
        </text:changed-region>
        <text:changed-region xml:id="ct94919481021776" text:id="ct94919481021776">
          <text:insertion>
            <office:change-info>
              <dc:creator>Julia Ringo</dc:creator>
              <dc:date>2023-10-05T13:15:00</dc:date>
            </office:change-info>
          </text:insertion>
        </text:changed-region>
        <text:changed-region xml:id="ct94919481026352" text:id="ct94919481026352">
          <text:deletion>
            <office:change-info>
              <dc:creator>Julia Ringo</dc:creator>
              <dc:date>2023-10-20T18:36:00</dc:date>
            </office:change-info>
            <text:p text:style-name="Text_20_body"><text:span text:style-name="T1">15 </text:span></text:p>
          </text:deletion>
        </text:changed-region>
        <text:changed-region xml:id="ct94919474603568" text:id="ct94919474603568">
          <text:insertion>
            <office:change-info>
              <dc:creator>Julia Ringo</dc:creator>
              <dc:date>2023-10-20T18:36:00</dc:date>
            </office:change-info>
          </text:insertion>
        </text:changed-region>
        <text:changed-region xml:id="ct94919481044480" text:id="ct94919481044480">
          <text:insertion>
            <office:change-info>
              <dc:creator>Julia Ringo</dc:creator>
              <dc:date>2023-10-20T18:37:00</dc:date>
            </office:change-info>
          </text:insertion>
        </text:changed-region>
        <text:changed-region xml:id="ct94919481052256" text:id="ct94919481052256">
          <text:insertion>
            <office:change-info>
              <dc:creator>Julia Ringo</dc:creator>
              <dc:date>2023-10-20T18:37:00</dc:date>
            </office:change-info>
          </text:insertion>
        </text:changed-region>
        <text:changed-region xml:id="ct94919481052544" text:id="ct94919481052544">
          <text:deletion>
            <office:change-info>
              <dc:creator>Julia Ringo</dc:creator>
              <dc:date>2023-10-20T18:37:00</dc:date>
            </office:change-info>
            <text:p text:style-name="Text_20_body"><text:span text:style-name="T1"><text:s/></text:span></text:p>
          </text:deletion>
        </text:changed-region>
        <text:changed-region xml:id="ct94919481053504" text:id="ct94919481053504">
          <text:deletion>
            <office:change-info>
              <dc:creator>Julia Ringo</dc:creator>
              <dc:date>2023-10-20T18:37:00</dc:date>
            </office:change-info>
            <text:p text:style-name="Text_20_body"><text:span text:style-name="T1">,</text:span></text:p>
          </text:deletion>
        </text:changed-region>
        <text:changed-region xml:id="ct94919481054736" text:id="ct94919481054736">
          <text:deletion>
            <office:change-info>
              <dc:creator>Julia Ringo</dc:creator>
              <dc:date>2023-10-05T13:15:00</dc:date>
            </office:change-info>
            <text:p text:style-name="Text_20_body"><text:span text:style-name="T1"><text:s/>— </text:span></text:p>
          </text:deletion>
        </text:changed-region>
        <text:changed-region xml:id="ct94919481055696" text:id="ct94919481055696">
          <text:insertion>
            <office:change-info>
              <dc:creator>Julia Ringo</dc:creator>
              <dc:date>2023-10-05T13:15:00</dc:date>
            </office:change-info>
          </text:insertion>
        </text:changed-region>
        <text:changed-region xml:id="ct94919480988336" text:id="ct94919480988336">
          <text:deletion>
            <office:change-info>
              <dc:creator>Julia Ringo</dc:creator>
              <dc:date>2023-10-05T13:15:00</dc:date>
            </office:change-info>
            <text:p text:style-name="Text_20_body"><text:span text:style-name="T1"><text:s/>— </text:span></text:p>
          </text:deletion>
        </text:changed-region>
        <text:changed-region xml:id="ct94919481051920" text:id="ct94919481051920">
          <text:insertion>
            <office:change-info>
              <dc:creator>Julia Ringo</dc:creator>
              <dc:date>2023-10-05T13:15:00</dc:date>
            </office:change-info>
          </text:insertion>
        </text:changed-region>
        <text:changed-region xml:id="ct94919481054064" text:id="ct94919481054064">
          <text:deletion>
            <office:change-info>
              <dc:creator>Julia Ringo</dc:creator>
              <dc:date>2023-10-05T13:15:00</dc:date>
            </office:change-info>
            <text:p text:style-name="Text_20_body"><text:span text:style-name="T1"><text:s/>— </text:span></text:p>
          </text:deletion>
        </text:changed-region>
        <text:changed-region xml:id="ct94919481055024" text:id="ct94919481055024">
          <text:insertion>
            <office:change-info>
              <dc:creator>Julia Ringo</dc:creator>
              <dc:date>2023-10-05T13:15:00</dc:date>
            </office:change-info>
          </text:insertion>
        </text:changed-region>
        <text:changed-region xml:id="ct94919481062848" text:id="ct94919481062848">
          <text:insertion>
            <office:change-info>
              <dc:creator>Julia Ringo</dc:creator>
              <dc:date>2023-10-20T18:37:00</dc:date>
            </office:change-info>
          </text:insertion>
        </text:changed-region>
        <text:changed-region xml:id="ct94919481071296" text:id="ct94919481071296">
          <text:insertion>
            <office:change-info>
              <dc:creator>Julia Ringo</dc:creator>
              <dc:date>2023-10-20T18:37:00</dc:date>
            </office:change-info>
          </text:insertion>
        </text:changed-region>
        <text:changed-region xml:id="ct94919481071584" text:id="ct94919481071584">
          <text:deletion>
            <office:change-info>
              <dc:creator>Julia Ringo</dc:creator>
              <dc:date>2023-10-20T18:37:00</dc:date>
            </office:change-info>
            <text:p text:style-name="Text_20_body"><text:span text:style-name="T1">.</text:span></text:p>
          </text:deletion>
        </text:changed-region>
        <text:changed-region xml:id="ct94919481073408" text:id="ct94919481073408">
          <text:deletion>
            <office:change-info>
              <dc:creator>Julia Ringo</dc:creator>
              <dc:date>2023-10-10T11:08:00</dc:date>
            </office:change-info>
            <text:p text:style-name="Text_20_body"><text:span text:style-name="T1">…</text:span></text:p>
          </text:deletion>
        </text:changed-region>
        <text:changed-region xml:id="ct94919481074032" text:id="ct94919481074032">
          <text:insertion>
            <office:change-info>
              <dc:creator>Julia Ringo</dc:creator>
              <dc:date>2023-10-10T11:08:00</dc:date>
            </office:change-info>
          </text:insertion>
        </text:changed-region>
        <text:changed-region xml:id="ct94919481074320" text:id="ct94919481074320">
          <text:deletion>
            <office:change-info>
              <dc:creator>Julia Ringo</dc:creator>
              <dc:date>2023-10-20T18:37:00</dc:date>
            </office:change-info>
            <text:p text:style-name="Text_20_body"><text:span text:style-name="T1"><text:s/></text:span></text:p>
          </text:deletion>
        </text:changed-region>
        <text:changed-region xml:id="ct94919481047120" text:id="ct94919481047120">
          <text:deletion>
            <office:change-info>
              <dc:creator>Julia Ringo</dc:creator>
              <dc:date>2023-10-10T11:08:00</dc:date>
            </office:change-info>
            <text:p text:style-name="Text_20_body"><text:span text:style-name="T1">…</text:span></text:p>
          </text:deletion>
        </text:changed-region>
        <text:changed-region xml:id="ct94919474542752" text:id="ct94919474542752">
          <text:insertion>
            <office:change-info>
              <dc:creator>Julia Ringo</dc:creator>
              <dc:date>2023-10-10T11:08:00</dc:date>
            </office:change-info>
          </text:insertion>
        </text:changed-region>
        <text:changed-region xml:id="ct94919481092944" text:id="ct94919481092944">
          <text:deletion>
            <office:change-info>
              <dc:creator>Julia Ringo</dc:creator>
              <dc:date>2023-10-05T13:15:00</dc:date>
            </office:change-info>
            <text:p text:style-name="Text_20_body"><text:span text:style-name="T2"><text:s/>— </text:span></text:p>
          </text:deletion>
        </text:changed-region>
        <text:changed-region xml:id="ct94919481093968" text:id="ct94919481093968">
          <text:insertion>
            <office:change-info>
              <dc:creator>Julia Ringo</dc:creator>
              <dc:date>2023-10-05T13:15:00</dc:date>
            </office:change-info>
          </text:insertion>
        </text:changed-region>
        <text:changed-region xml:id="ct94919481094592" text:id="ct94919481094592">
          <text:deletion>
            <office:change-info>
              <dc:creator>Julia Ringo</dc:creator>
              <dc:date>2023-10-05T13:15:00</dc:date>
            </office:change-info>
            <text:p text:style-name="Text_20_body"><text:span text:style-name="T1"><text:s/>— </text:span></text:p>
          </text:deletion>
        </text:changed-region>
        <text:changed-region xml:id="ct94919481095552" text:id="ct94919481095552">
          <text:insertion>
            <office:change-info>
              <dc:creator>Julia Ringo</dc:creator>
              <dc:date>2023-10-05T13:15:00</dc:date>
            </office:change-info>
          </text:insertion>
        </text:changed-region>
        <text:changed-region xml:id="ct94919474760032" text:id="ct94919474760032">
          <text:deletion>
            <office:change-info>
              <dc:creator>Julia Ringo</dc:creator>
              <dc:date>2023-10-10T11:08:00</dc:date>
            </office:change-info>
            <text:p text:style-name="Text_20_body"><text:span text:style-name="T1">…</text:span></text:p>
          </text:deletion>
        </text:changed-region>
        <text:changed-region xml:id="ct94919481095216" text:id="ct94919481095216">
          <text:insertion>
            <office:change-info>
              <dc:creator>Julia Ringo</dc:creator>
              <dc:date>2023-10-10T11:08:00</dc:date>
            </office:change-info>
          </text:insertion>
        </text:changed-region>
        <text:changed-region xml:id="ct94919481056800" text:id="ct94919481056800">
          <text:deletion>
            <office:change-info>
              <dc:creator>Julia Ringo</dc:creator>
              <dc:date>2023-10-20T18:38:00</dc:date>
            </office:change-info>
            <text:p text:style-name="Text_20_body"><text:span text:style-name="T1"><text:s/></text:span></text:p>
          </text:deletion>
        </text:changed-region>
        <text:changed-region xml:id="ct94919481102032" text:id="ct94919481102032">
          <text:insertion>
            <office:change-info>
              <dc:creator>Julia Ringo</dc:creator>
              <dc:date>2023-10-20T18:38:00</dc:date>
            </office:change-info>
          </text:insertion>
        </text:changed-region>
        <text:changed-region xml:id="ct94919474402544" text:id="ct94919474402544">
          <text:deletion>
            <office:change-info>
              <dc:creator>Julia Ringo</dc:creator>
              <dc:date>2023-10-20T18:38:00</dc:date>
            </office:change-info>
            <text:p text:style-name="Text_20_body"><text:span text:style-name="T1">s</text:span></text:p>
          </text:deletion>
        </text:changed-region>
        <text:changed-region xml:id="ct94919481096656" text:id="ct94919481096656">
          <text:deletion>
            <office:change-info>
              <dc:creator>Julia Ringo</dc:creator>
              <dc:date>2023-10-05T13:15:00</dc:date>
            </office:change-info>
            <text:p text:style-name="Text_20_body"><text:span text:style-name="T1"><text:s/>— </text:span></text:p>
          </text:deletion>
        </text:changed-region>
        <text:changed-region xml:id="ct94919474747920" text:id="ct94919474747920">
          <text:insertion>
            <office:change-info>
              <dc:creator>Julia Ringo</dc:creator>
              <dc:date>2023-10-05T13:15:00</dc:date>
            </office:change-info>
          </text:insertion>
        </text:changed-region>
        <text:changed-region xml:id="ct94919481103360" text:id="ct94919481103360">
          <text:deletion>
            <office:change-info>
              <dc:creator>Julia Ringo</dc:creator>
              <dc:date>2023-10-05T13:15:00</dc:date>
            </office:change-info>
            <text:p text:style-name="Text_20_body"><text:span text:style-name="T1"><text:s/>— </text:span></text:p>
          </text:deletion>
        </text:changed-region>
        <text:changed-region xml:id="ct94919481096944" text:id="ct94919481096944">
          <text:insertion>
            <office:change-info>
              <dc:creator>Julia Ringo</dc:creator>
              <dc:date>2023-10-05T13:15:00</dc:date>
            </office:change-info>
          </text:insertion>
        </text:changed-region>
        <text:changed-region xml:id="ct94919479569504" text:id="ct94919479569504">
          <text:deletion>
            <office:change-info>
              <dc:creator>Julia Ringo</dc:creator>
              <dc:date>2023-10-20T18:40:00</dc:date>
            </office:change-info>
            <text:p text:style-name="Text_20_body"><text:span text:style-name="T1"><text:s/></text:span></text:p>
          </text:deletion>
        </text:changed-region>
        <text:changed-region xml:id="ct94919481073696" text:id="ct94919481073696">
          <text:deletion>
            <office:change-info>
              <dc:creator>Julia Ringo</dc:creator>
              <dc:date>2023-10-20T18:40:00</dc:date>
            </office:change-info>
            <text:p text:style-name="Text_20_body"><text:span text:style-name="T1">,</text:span></text:p>
          </text:deletion>
        </text:changed-region>
        <text:changed-region xml:id="ct94919481126800" text:id="ct94919481126800">
          <text:insertion>
            <office:change-info>
              <dc:creator>Julia Ringo</dc:creator>
              <dc:date>2023-10-20T18:41:00</dc:date>
            </office:change-info>
          </text:insertion>
        </text:changed-region>
        <text:changed-region xml:id="ct94919481127088" text:id="ct94919481127088">
          <text:deletion>
            <office:change-info>
              <dc:creator>Julia Ringo</dc:creator>
              <dc:date>2023-10-20T18:41:00</dc:date>
            </office:change-info>
            <text:p text:style-name="Text_20_body"><text:span text:style-name="T1">,</text:span></text:p>
          </text:deletion>
        </text:changed-region>
        <text:changed-region xml:id="ct94919481128720" text:id="ct94919481128720">
          <text:insertion>
            <office:change-info>
              <dc:creator>Julia Ringo</dc:creator>
              <dc:date>2023-10-20T18:41:00</dc:date>
            </office:change-info>
          </text:insertion>
        </text:changed-region>
        <text:changed-region xml:id="ct94919481129008" text:id="ct94919481129008">
          <text:deletion>
            <office:change-info>
              <dc:creator>Julia Ringo</dc:creator>
              <dc:date>2023-10-20T18:41:00</dc:date>
            </office:change-info>
            <text:p text:style-name="Text_20_body"><text:span text:style-name="T1">r</text:span></text:p>
          </text:deletion>
        </text:changed-region>
        <text:changed-region xml:id="ct94919481127856" text:id="ct94919481127856">
          <text:deletion>
            <office:change-info>
              <dc:creator>Julia Ringo</dc:creator>
              <dc:date>2023-10-05T13:15:00</dc:date>
            </office:change-info>
            <text:p text:style-name="Text_20_body"><text:span text:style-name="T1"><text:s/>— </text:span></text:p>
          </text:deletion>
        </text:changed-region>
        <text:changed-region xml:id="ct94919481134480" text:id="ct94919481134480">
          <text:insertion>
            <office:change-info>
              <dc:creator>Julia Ringo</dc:creator>
              <dc:date>2023-10-05T13:15:00</dc:date>
            </office:change-info>
          </text:insertion>
        </text:changed-region>
        <text:changed-region xml:id="ct94919481134144" text:id="ct94919481134144">
          <text:deletion>
            <office:change-info>
              <dc:creator>Julia Ringo</dc:creator>
              <dc:date>2023-10-10T11:08:00</dc:date>
            </office:change-info>
            <text:p text:style-name="Text_20_body"><text:span text:style-name="T1">…</text:span></text:p>
          </text:deletion>
        </text:changed-region>
        <text:changed-region xml:id="ct94919481138608" text:id="ct94919481138608">
          <text:insertion>
            <office:change-info>
              <dc:creator>Julia Ringo</dc:creator>
              <dc:date>2023-10-10T11:08:00</dc:date>
            </office:change-info>
          </text:insertion>
        </text:changed-region>
        <text:changed-region xml:id="ct94919481140240" text:id="ct94919481140240">
          <text:insertion>
            <office:change-info>
              <dc:creator>Julia Ringo</dc:creator>
              <dc:date>2023-10-20T18:41:00</dc:date>
            </office:change-info>
          </text:insertion>
        </text:changed-region>
        <text:changed-region xml:id="ct94919481140528" text:id="ct94919481140528">
          <text:deletion>
            <office:change-info>
              <dc:creator>Julia Ringo</dc:creator>
              <dc:date>2023-10-20T18:41:00</dc:date>
            </office:change-info>
            <text:p text:style-name="Text_20_body"><text:span text:style-name="T1">,</text:span></text:p>
          </text:deletion>
        </text:changed-region>
        <text:changed-region xml:id="ct94919481147120" text:id="ct94919481147120">
          <text:insertion>
            <office:change-info>
              <dc:creator>Julia Ringo</dc:creator>
              <dc:date>2023-10-20T18:41:00</dc:date>
            </office:change-info>
          </text:insertion>
        </text:changed-region>
        <text:changed-region xml:id="ct94919481148416" text:id="ct94919481148416">
          <text:insertion>
            <office:change-info>
              <dc:creator>Julia Ringo</dc:creator>
              <dc:date>2023-10-20T18:41:00</dc:date>
            </office:change-info>
          </text:insertion>
        </text:changed-region>
        <text:changed-region xml:id="ct94919481148704" text:id="ct94919481148704">
          <text:deletion>
            <office:change-info>
              <dc:creator>Julia Ringo</dc:creator>
              <dc:date>2023-10-20T18:41:00</dc:date>
            </office:change-info>
            <text:p text:style-name="Text_20_body"><text:span text:style-name="T1">,</text:span></text:p>
          </text:deletion>
        </text:changed-region>
        <text:changed-region xml:id="ct94919481150336" text:id="ct94919481150336">
          <text:insertion>
            <office:change-info>
              <dc:creator>Julia Ringo</dc:creator>
              <dc:date>2023-10-20T18:41:00</dc:date>
            </office:change-info>
          </text:insertion>
        </text:changed-region>
        <text:changed-region xml:id="ct94919481150624" text:id="ct94919481150624">
          <text:deletion>
            <office:change-info>
              <dc:creator>Julia Ringo</dc:creator>
              <dc:date>2023-10-20T18:41:00</dc:date>
            </office:change-info>
            <text:p text:style-name="Text_20_body"><text:span text:style-name="T1">n</text:span></text:p>
          </text:deletion>
        </text:changed-region>
        <text:changed-region xml:id="ct94919481147888" text:id="ct94919481147888">
          <text:deletion>
            <office:change-info>
              <dc:creator>Julia Ringo</dc:creator>
              <dc:date>2023-10-05T13:15:00</dc:date>
            </office:change-info>
            <text:p text:style-name="Text_20_body"><text:span text:style-name="T1"><text:s/>— </text:span></text:p>
          </text:deletion>
        </text:changed-region>
        <text:changed-region xml:id="ct94919481148992" text:id="ct94919481148992">
          <text:insertion>
            <office:change-info>
              <dc:creator>Julia Ringo</dc:creator>
              <dc:date>2023-10-05T13:15:00</dc:date>
            </office:change-info>
          </text:insertion>
        </text:changed-region>
        <text:changed-region xml:id="ct94919481149280" text:id="ct94919481149280">
          <text:deletion>
            <office:change-info>
              <dc:creator>Julia Ringo</dc:creator>
              <dc:date>2023-10-05T13:15:00</dc:date>
            </office:change-info>
            <text:p text:style-name="Text_20_body"><text:span text:style-name="T1"><text:s/>— </text:span></text:p>
          </text:deletion>
        </text:changed-region>
        <text:changed-region xml:id="ct94919481157104" text:id="ct94919481157104">
          <text:insertion>
            <office:change-info>
              <dc:creator>Julia Ringo</dc:creator>
              <dc:date>2023-10-05T13:15:00</dc:date>
            </office:change-info>
          </text:insertion>
        </text:changed-region>
        <text:changed-region xml:id="ct94919481123296" text:id="ct94919481123296">
          <text:deletion>
            <office:change-info>
              <dc:creator>Julia Ringo</dc:creator>
              <dc:date>2023-10-05T13:15:00</dc:date>
            </office:change-info>
            <text:p text:style-name="Text_20_body"><text:span text:style-name="T1"><text:s/>— </text:span></text:p>
          </text:deletion>
        </text:changed-region>
        <text:changed-region xml:id="ct94919481149568" text:id="ct94919481149568">
          <text:insertion>
            <office:change-info>
              <dc:creator>Julia Ringo</dc:creator>
              <dc:date>2023-10-05T13:15:00</dc:date>
            </office:change-info>
          </text:insertion>
        </text:changed-region>
        <text:changed-region xml:id="ct94919481167968" text:id="ct94919481167968">
          <text:deletion>
            <office:change-info>
              <dc:creator>Julia Ringo</dc:creator>
              <dc:date>2023-10-20T18:42:00</dc:date>
            </office:change-info>
            <text:p text:style-name="Text_20_body"><text:span text:style-name="T1">,</text:span></text:p>
          </text:deletion>
        </text:changed-region>
        <text:changed-region xml:id="ct94919481135584" text:id="ct94919481135584">
          <text:deletion>
            <office:change-info>
              <dc:creator>Julia Ringo</dc:creator>
              <dc:date>2023-10-20T18:42:00</dc:date>
            </office:change-info>
            <text:p text:style-name="Text_20_body"><text:span text:style-name="T1">15 </text:span></text:p>
          </text:deletion>
        </text:changed-region>
        <text:changed-region xml:id="ct94919481172752" text:id="ct94919481172752">
          <text:insertion>
            <office:change-info>
              <dc:creator>Julia Ringo</dc:creator>
              <dc:date>2023-10-20T18:42:00</dc:date>
            </office:change-info>
          </text:insertion>
        </text:changed-region>
        <text:changed-region xml:id="ct94919481173712" text:id="ct94919481173712">
          <text:deletion>
            <office:change-info>
              <dc:creator>Julia Ringo</dc:creator>
              <dc:date>2023-10-10T11:08:00</dc:date>
            </office:change-info>
            <text:p text:style-name="Text_20_body"><text:span text:style-name="T1">…</text:span></text:p>
          </text:deletion>
        </text:changed-region>
        <text:changed-region xml:id="ct94919481174336" text:id="ct94919481174336">
          <text:insertion>
            <office:change-info>
              <dc:creator>Julia Ringo</dc:creator>
              <dc:date>2023-10-10T11:08:00</dc:date>
            </office:change-info>
          </text:insertion>
        </text:changed-region>
        <text:changed-region xml:id="ct94919481175632" text:id="ct94919481175632">
          <text:deletion>
            <office:change-info>
              <dc:creator>Julia Ringo</dc:creator>
              <dc:date>2023-10-20T18:42:00</dc:date>
            </office:change-info>
            <text:p text:style-name="Text_20_body"><text:span text:style-name="T1">15 </text:span></text:p>
          </text:deletion>
        </text:changed-region>
        <text:changed-region xml:id="ct94919481176256" text:id="ct94919481176256">
          <text:insertion>
            <office:change-info>
              <dc:creator>Julia Ringo</dc:creator>
              <dc:date>2023-10-20T18:42:00</dc:date>
            </office:change-info>
          </text:insertion>
        </text:changed-region>
        <text:changed-region xml:id="ct94919474503280" text:id="ct94919474503280">
          <text:insertion>
            <office:change-info>
              <dc:creator>Julia Ringo</dc:creator>
              <dc:date>2023-10-20T18:42:00</dc:date>
            </office:change-info>
          </text:insertion>
        </text:changed-region>
        <text:changed-region xml:id="ct94919481175920" text:id="ct94919481175920">
          <text:deletion>
            <office:change-info>
              <dc:creator>Julia Ringo</dc:creator>
              <dc:date>2023-10-20T18:42:00</dc:date>
            </office:change-info>
            <text:p text:style-name="Text_20_body"><text:span text:style-name="T1">,</text:span></text:p>
          </text:deletion>
        </text:changed-region>
        <text:changed-region xml:id="ct94919474463600" text:id="ct94919474463600">
          <text:deletion>
            <office:change-info>
              <dc:creator>Julia Ringo</dc:creator>
              <dc:date>2023-10-05T13:15:00</dc:date>
            </office:change-info>
            <text:p text:style-name="Text_20_body"><text:span text:style-name="T1"><text:s/>— </text:span></text:p>
          </text:deletion>
        </text:changed-region>
        <text:changed-region xml:id="ct94919481187984" text:id="ct94919481187984">
          <text:insertion>
            <office:change-info>
              <dc:creator>Julia Ringo</dc:creator>
              <dc:date>2023-10-05T13:15:00</dc:date>
            </office:change-info>
          </text:insertion>
        </text:changed-region>
        <text:changed-region xml:id="ct94919481190416" text:id="ct94919481190416">
          <text:insertion>
            <office:change-info>
              <dc:creator>Julia Ringo</dc:creator>
              <dc:date>2023-10-20T18:42:00</dc:date>
            </office:change-info>
          </text:insertion>
        </text:changed-region>
        <text:changed-region xml:id="ct94919481190704" text:id="ct94919481190704">
          <text:deletion>
            <office:change-info>
              <dc:creator>Julia Ringo</dc:creator>
              <dc:date>2023-10-20T18:42:00</dc:date>
            </office:change-info>
            <text:p text:style-name="Text_20_body"><text:span text:style-name="T1"><text:s/></text:span></text:p>
          </text:deletion>
        </text:changed-region>
        <text:changed-region xml:id="ct94919481191664" text:id="ct94919481191664">
          <text:deletion>
            <office:change-info>
              <dc:creator>Julia Ringo</dc:creator>
              <dc:date>2023-10-20T18:42:00</dc:date>
            </office:change-info>
            <text:p text:style-name="Text_20_body"><text:span text:style-name="T1">, he thought to himself</text:span></text:p>
          </text:deletion>
        </text:changed-region>
        <text:changed-region xml:id="ct94919481130112" text:id="ct94919481130112">
          <text:deletion>
            <office:change-info>
              <dc:creator>Julia Ringo</dc:creator>
              <dc:date>2023-10-20T18:43:00</dc:date>
            </office:change-info>
            <text:p text:style-name="Text_20_body"><text:span text:style-name="T1">,</text:span></text:p>
          </text:deletion>
        </text:changed-region>
        <text:changed-region xml:id="ct94919481189984" text:id="ct94919481189984">
          <text:deletion>
            <office:change-info>
              <dc:creator>Julia Ringo</dc:creator>
              <dc:date>2023-10-05T13:15:00</dc:date>
            </office:change-info>
            <text:p text:style-name="Text_20_body"><text:span text:style-name="T1"><text:s/>— </text:span></text:p>
          </text:deletion>
        </text:changed-region>
        <text:changed-region xml:id="ct94919481187648" text:id="ct94919481187648">
          <text:insertion>
            <office:change-info>
              <dc:creator>Julia Ringo</dc:creator>
              <dc:date>2023-10-05T13:15:00</dc:date>
            </office:change-info>
          </text:insertion>
        </text:changed-region>
        <text:changed-region xml:id="ct94919481164736" text:id="ct94919481164736">
          <text:deletion>
            <office:change-info>
              <dc:creator>Julia Ringo</dc:creator>
              <dc:date>2023-10-20T18:43:00</dc:date>
            </office:change-info>
            <text:p text:style-name="Text_20_body"><text:span text:style-name="T1">re</text:span></text:p>
          </text:deletion>
        </text:changed-region>
        <text:changed-region xml:id="ct94919481193808" text:id="ct94919481193808">
          <text:deletion>
            <office:change-info>
              <dc:creator>Julia Ringo</dc:creator>
              <dc:date>2023-10-20T18:43:00</dc:date>
            </office:change-info>
            <text:p text:style-name="Text_20_body"><text:span text:style-name="T1">with his job </text:span></text:p>
          </text:deletion>
        </text:changed-region>
        <text:changed-region xml:id="ct94919481203792" text:id="ct94919481203792">
          <text:deletion>
            <office:change-info>
              <dc:creator>Julia Ringo</dc:creator>
              <dc:date>2023-10-05T13:15:00</dc:date>
            </office:change-info>
            <text:p text:style-name="Text_20_body"><text:span text:style-name="T1"><text:s/>— </text:span></text:p>
          </text:deletion>
        </text:changed-region>
        <text:changed-region xml:id="ct94919481204752" text:id="ct94919481204752">
          <text:insertion>
            <office:change-info>
              <dc:creator>Julia Ringo</dc:creator>
              <dc:date>2023-10-05T13:15:00</dc:date>
            </office:change-info>
          </text:insertion>
        </text:changed-region>
        <text:changed-region xml:id="ct94919481200432" text:id="ct94919481200432">
          <text:deletion>
            <office:change-info>
              <dc:creator>Julia Ringo</dc:creator>
              <dc:date>2023-10-20T18:43:00</dc:date>
            </office:change-info>
            <text:p text:style-name="Text_20_body"><text:span text:style-name="T1">having been </text:span></text:p>
          </text:deletion>
        </text:changed-region>
        <text:changed-region xml:id="ct94919481204080" text:id="ct94919481204080">
          <text:insertion>
            <office:change-info>
              <dc:creator>Julia Ringo</dc:creator>
              <dc:date>2023-10-20T18:43:00</dc:date>
            </office:change-info>
          </text:insertion>
        </text:changed-region>
        <text:changed-region xml:id="ct94919481204368" text:id="ct94919481204368">
          <text:deletion>
            <office:change-info>
              <dc:creator>Julia Ringo</dc:creator>
              <dc:date>2023-10-20T18:43:00</dc:date>
            </office:change-info>
            <text:p text:style-name="Text_20_body"><text:span text:style-name="T1">ed</text:span></text:p>
          </text:deletion>
        </text:changed-region>
        <text:changed-region xml:id="ct94919481194096" text:id="ct94919481194096">
          <text:deletion>
            <office:change-info>
              <dc:creator>Julia Ringo</dc:creator>
              <dc:date>2023-10-20T20:26:00</dc:date>
            </office:change-info>
            <text:p text:style-name="Text_20_body"><text:span text:style-name="T1">would try</text:span></text:p>
          </text:deletion>
        </text:changed-region>
        <text:changed-region xml:id="ct94919481200720" text:id="ct94919481200720">
          <text:insertion>
            <office:change-info>
              <dc:creator>Julia Ringo</dc:creator>
              <dc:date>2023-10-20T20:26:00</dc:date>
            </office:change-info>
          </text:insertion>
        </text:changed-region>
        <text:changed-region xml:id="ct94919481215856" text:id="ct94919481215856">
          <text:deletion>
            <office:change-info>
              <dc:creator>Julia Ringo</dc:creator>
              <dc:date>2023-10-20T20:26:00</dc:date>
            </office:change-info>
            <text:p text:style-name="Text_20_body"><text:span text:style-name="T1">15 </text:span></text:p>
          </text:deletion>
        </text:changed-region>
        <text:changed-region xml:id="ct94919481216816" text:id="ct94919481216816">
          <text:insertion>
            <office:change-info>
              <dc:creator>Julia Ringo</dc:creator>
              <dc:date>2023-10-20T20:26:00</dc:date>
            </office:change-info>
          </text:insertion>
        </text:changed-region>
        <text:changed-region xml:id="ct94919481216144" text:id="ct94919481216144">
          <text:insertion>
            <office:change-info>
              <dc:creator>Julia Ringo</dc:creator>
              <dc:date>2023-10-20T20:26:00</dc:date>
            </office:change-info>
          </text:insertion>
        </text:changed-region>
        <text:changed-region xml:id="ct94919481216432" text:id="ct94919481216432">
          <text:deletion>
            <office:change-info>
              <dc:creator>Julia Ringo</dc:creator>
              <dc:date>2023-10-05T13:15:00</dc:date>
            </office:change-info>
            <text:p text:style-name="Text_20_body"><text:span text:style-name="T1"><text:s/>— </text:span></text:p>
          </text:deletion>
        </text:changed-region>
        <text:changed-region xml:id="ct94919481221616" text:id="ct94919481221616">
          <text:insertion>
            <office:change-info>
              <dc:creator>Julia Ringo</dc:creator>
              <dc:date>2023-10-05T13:15:00</dc:date>
            </office:change-info>
          </text:insertion>
        </text:changed-region>
        <text:changed-region xml:id="ct94919481223248" text:id="ct94919481223248">
          <text:insertion>
            <office:change-info>
              <dc:creator>Julia Ringo</dc:creator>
              <dc:date>2023-10-20T20:27:00</dc:date>
            </office:change-info>
          </text:insertion>
        </text:changed-region>
        <text:changed-region xml:id="ct94919481221904" text:id="ct94919481221904">
          <text:insertion>
            <office:change-info>
              <dc:creator>Julia Ringo</dc:creator>
              <dc:date>2023-10-20T20:28:00</dc:date>
            </office:change-info>
          </text:insertion>
        </text:changed-region>
        <text:changed-region xml:id="ct94919481211504" text:id="ct94919481211504">
          <text:deletion>
            <office:change-info>
              <dc:creator>Julia Ringo</dc:creator>
              <dc:date>2023-10-20T20:28:00</dc:date>
            </office:change-info>
            <text:p text:style-name="Text_20_body"><text:span text:style-name="T1"><text:s/></text:span></text:p>
          </text:deletion>
        </text:changed-region>
        <text:changed-region xml:id="ct94919481232032" text:id="ct94919481232032">
          <text:insertion>
            <office:change-info>
              <dc:creator>Julia Ringo</dc:creator>
              <dc:date>2023-10-20T20:29:00</dc:date>
            </office:change-info>
          </text:insertion>
        </text:changed-region>
        <text:changed-region xml:id="ct94919476434048" text:id="ct94919476434048">
          <text:deletion>
            <office:change-info>
              <dc:creator>Julia Ringo</dc:creator>
              <dc:date>2023-10-20T20:29:00</dc:date>
            </office:change-info>
            <text:p text:style-name="Text_20_body"><text:span text:style-name="T1">they </text:span></text:p>
          </text:deletion>
        </text:changed-region>
        <text:changed-region xml:id="ct94919481234976" text:id="ct94919481234976">
          <text:insertion>
            <office:change-info>
              <dc:creator>Julia Ringo</dc:creator>
              <dc:date>2023-10-20T20:29:00</dc:date>
            </office:change-info>
          </text:insertion>
        </text:changed-region>
        <text:changed-region xml:id="ct94919481237424" text:id="ct94919481237424">
          <text:deletion>
            <office:change-info>
              <dc:creator>Julia Ringo</dc:creator>
              <dc:date>2023-10-05T13:15:00</dc:date>
            </office:change-info>
            <text:p text:style-name="Text_20_body"><text:span text:style-name="T1"><text:s/>— </text:span></text:p>
          </text:deletion>
        </text:changed-region>
        <text:changed-region xml:id="ct94919481244144" text:id="ct94919481244144">
          <text:insertion>
            <office:change-info>
              <dc:creator>Julia Ringo</dc:creator>
              <dc:date>2023-10-05T13:15:00</dc:date>
            </office:change-info>
          </text:insertion>
        </text:changed-region>
        <text:changed-region xml:id="ct94919476289664" text:id="ct94919476289664">
          <text:insertion>
            <office:change-info>
              <dc:creator>Julia Ringo</dc:creator>
              <dc:date>2023-10-20T20:29:00</dc:date>
            </office:change-info>
          </text:insertion>
        </text:changed-region>
        <text:changed-region xml:id="ct94919481247936" text:id="ct94919481247936">
          <text:deletion>
            <office:change-info>
              <dc:creator>Julia Ringo</dc:creator>
              <dc:date>2023-10-10T11:08:00</dc:date>
            </office:change-info>
            <text:p text:style-name="Text_20_body"><text:span text:style-name="T1">…</text:span></text:p>
          </text:deletion>
        </text:changed-region>
        <text:changed-region xml:id="ct94919481248896" text:id="ct94919481248896">
          <text:insertion>
            <office:change-info>
              <dc:creator>Julia Ringo</dc:creator>
              <dc:date>2023-10-10T11:08:00</dc:date>
            </office:change-info>
          </text:insertion>
        </text:changed-region>
        <text:changed-region xml:id="ct94919481249504" text:id="ct94919481249504">
          <text:insertion>
            <office:change-info>
              <dc:creator>Julia Ringo</dc:creator>
              <dc:date>2023-10-20T20:30:00</dc:date>
            </office:change-info>
          </text:insertion>
        </text:changed-region>
        <text:changed-region xml:id="ct94919481251136" text:id="ct94919481251136">
          <text:deletion>
            <office:change-info>
              <dc:creator>Julia Ringo</dc:creator>
              <dc:date>2023-10-20T20:30:00</dc:date>
            </office:change-info>
            <text:p text:style-name="Text_20_body"><text:span text:style-name="T1">‘</text:span></text:p>
          </text:deletion>
        </text:changed-region>
        <text:changed-region xml:id="ct94919481253216" text:id="ct94919481253216">
          <text:insertion>
            <office:change-info>
              <dc:creator>Julia Ringo</dc:creator>
              <dc:date>2023-10-20T20:30:00</dc:date>
            </office:change-info>
          </text:insertion>
        </text:changed-region>
        <text:changed-region xml:id="ct94919474013088" text:id="ct94919474013088">
          <text:deletion>
            <office:change-info>
              <dc:creator>Julia Ringo</dc:creator>
              <dc:date>2023-10-20T20:30:00</dc:date>
            </office:change-info>
            <text:p text:style-name="Text_20_body"><text:span text:style-name="T1">’</text:span></text:p>
          </text:deletion>
        </text:changed-region>
        <text:changed-region xml:id="ct94919481254176" text:id="ct94919481254176">
          <text:deletion>
            <office:change-info>
              <dc:creator>Julia Ringo</dc:creator>
              <dc:date>2023-10-20T20:30:00</dc:date>
            </office:change-info>
            <text:p text:style-name="Text_20_body"><text:span text:style-name="T1">96 </text:span></text:p>
          </text:deletion>
        </text:changed-region>
        <text:changed-region xml:id="ct94919481255136" text:id="ct94919481255136">
          <text:insertion>
            <office:change-info>
              <dc:creator>Julia Ringo</dc:creator>
              <dc:date>2023-10-20T20:30:00</dc:date>
            </office:change-info>
          </text:insertion>
        </text:changed-region>
        <text:changed-region xml:id="ct94919481237712" text:id="ct94919481237712">
          <text:deletion>
            <office:change-info>
              <dc:creator>Julia Ringo</dc:creator>
              <dc:date>2023-10-10T11:08:00</dc:date>
            </office:change-info>
            <text:p text:style-name="Text_20_body"><text:span text:style-name="T1">…</text:span></text:p>
          </text:deletion>
        </text:changed-region>
        <text:changed-region xml:id="ct94919481254464" text:id="ct94919481254464">
          <text:insertion>
            <office:change-info>
              <dc:creator>Julia Ringo</dc:creator>
              <dc:date>2023-10-10T11:08:00</dc:date>
            </office:change-info>
          </text:insertion>
        </text:changed-region>
        <text:changed-region xml:id="ct94919481254752" text:id="ct94919481254752">
          <text:deletion>
            <office:change-info>
              <dc:creator>Julia Ringo</dc:creator>
              <dc:date>2023-10-10T11:08:00</dc:date>
            </office:change-info>
            <text:p text:style-name="Text_20_body"><text:span text:style-name="T1">…</text:span></text:p>
          </text:deletion>
        </text:changed-region>
        <text:changed-region xml:id="ct94919481252880" text:id="ct94919481252880">
          <text:insertion>
            <office:change-info>
              <dc:creator>Julia Ringo</dc:creator>
              <dc:date>2023-10-10T11:08:00</dc:date>
            </office:change-info>
          </text:insertion>
        </text:changed-region>
        <text:changed-region xml:id="ct94919481264304" text:id="ct94919481264304">
          <text:insertion>
            <office:change-info>
              <dc:creator>Julia Ringo</dc:creator>
              <dc:date>2023-10-20T20:30:00</dc:date>
            </office:change-info>
          </text:insertion>
        </text:changed-region>
        <text:changed-region xml:id="ct94919481265936" text:id="ct94919481265936">
          <text:insertion>
            <office:change-info>
              <dc:creator>Julia Ringo</dc:creator>
              <dc:date>2023-10-20T20:30:00</dc:date>
            </office:change-info>
          </text:insertion>
        </text:changed-region>
        <text:changed-region xml:id="ct94919481266224" text:id="ct94919481266224">
          <text:deletion>
            <office:change-info>
              <dc:creator>Julia Ringo</dc:creator>
              <dc:date>2023-10-20T20:30:00</dc:date>
            </office:change-info>
            <text:p text:style-name="Text_20_body"><text:span text:style-name="T1">; </text:span></text:p>
          </text:deletion>
        </text:changed-region>
        <text:changed-region xml:id="ct94919481276736" text:id="ct94919481276736">
          <text:insertion>
            <office:change-info>
              <dc:creator>Julia Ringo</dc:creator>
              <dc:date>2023-10-20T20:31:00</dc:date>
            </office:change-info>
          </text:insertion>
        </text:changed-region>
        <text:changed-region xml:id="ct94919481122960" text:id="ct94919481122960">
          <text:deletion>
            <office:change-info>
              <dc:creator>Julia Ringo</dc:creator>
              <dc:date>2023-10-20T20:31:00</dc:date>
            </office:change-info>
            <text:p text:style-name="Text_20_body"><text:span text:style-name="T1">it </text:span></text:p>
          </text:deletion>
        </text:changed-region>
        <text:changed-region xml:id="ct94919481250128" text:id="ct94919481250128">
          <text:insertion>
            <office:change-info>
              <dc:creator>Julia Ringo</dc:creator>
              <dc:date>2023-10-20T20:31:00</dc:date>
            </office:change-info>
          </text:insertion>
        </text:changed-region>
        <text:changed-region xml:id="ct94919481277696" text:id="ct94919481277696">
          <text:deletion>
            <office:change-info>
              <dc:creator>Julia Ringo</dc:creator>
              <dc:date>2023-10-20T20:31:00</dc:date>
            </office:change-info>
            <text:p text:style-name="Text_20_body"><text:span text:style-name="T1">it </text:span></text:p>
          </text:deletion>
        </text:changed-region>
        <text:changed-region xml:id="ct94919481279616" text:id="ct94919481279616">
          <text:insertion>
            <office:change-info>
              <dc:creator>Julia Ringo</dc:creator>
              <dc:date>2023-10-20T20:31:00</dc:date>
            </office:change-info>
          </text:insertion>
        </text:changed-region>
        <text:changed-region xml:id="ct94919481279904" text:id="ct94919481279904">
          <text:deletion>
            <office:change-info>
              <dc:creator>Julia Ringo</dc:creator>
              <dc:date>2023-10-20T20:31:00</dc:date>
            </office:change-info>
            <text:p text:style-name="Text_20_body"><text:span text:style-name="T1">20 </text:span></text:p>
          </text:deletion>
        </text:changed-region>
        <text:changed-region xml:id="ct94919481094256" text:id="ct94919481094256">
          <text:insertion>
            <office:change-info>
              <dc:creator>Julia Ringo</dc:creator>
              <dc:date>2023-10-20T20:33:00</dc:date>
            </office:change-info>
          </text:insertion>
        </text:changed-region>
        <text:changed-region xml:id="ct94919481292672" text:id="ct94919481292672">
          <text:insertion>
            <office:change-info>
              <dc:creator>Julia Ringo</dc:creator>
              <dc:date>2023-10-20T20:34:00</dc:date>
            </office:change-info>
          </text:insertion>
        </text:changed-region>
        <text:changed-region xml:id="ct94919481292960" text:id="ct94919481292960">
          <text:deletion>
            <office:change-info>
              <dc:creator>Julia Ringo</dc:creator>
              <dc:date>2023-10-20T20:34:00</dc:date>
            </office:change-info>
            <text:p text:style-name="Text_20_body"><text:span text:style-name="T1">,</text:span></text:p>
          </text:deletion>
        </text:changed-region>
        <text:changed-region xml:id="ct94919481293584" text:id="ct94919481293584">
          <text:insertion>
            <office:change-info>
              <dc:creator>Julia Ringo</dc:creator>
              <dc:date>2023-10-20T20:34:00</dc:date>
            </office:change-info>
          </text:insertion>
        </text:changed-region>
        <text:changed-region xml:id="ct94919481293872" text:id="ct94919481293872">
          <text:deletion>
            <office:change-info>
              <dc:creator>Julia Ringo</dc:creator>
              <dc:date>2023-10-20T20:34:00</dc:date>
            </office:change-info>
            <text:p text:style-name="Text_20_body"><text:span text:style-name="T1">if</text:span></text:p>
          </text:deletion>
        </text:changed-region>
        <text:changed-region xml:id="ct94919481295504" text:id="ct94919481295504">
          <text:insertion>
            <office:change-info>
              <dc:creator>Julia Ringo</dc:creator>
              <dc:date>2023-10-20T20:34:00</dc:date>
            </office:change-info>
          </text:insertion>
        </text:changed-region>
        <text:changed-region xml:id="ct94919481187312" text:id="ct94919481187312">
          <text:deletion>
            <office:change-info>
              <dc:creator>Julia Ringo</dc:creator>
              <dc:date>2023-10-05T13:15:00</dc:date>
            </office:change-info>
            <text:p text:style-name="Text_20_body"><text:span text:style-name="T1"><text:s/>— </text:span></text:p>
          </text:deletion>
        </text:changed-region>
        <text:changed-region xml:id="ct94919481267328" text:id="ct94919481267328">
          <text:insertion>
            <office:change-info>
              <dc:creator>Julia Ringo</dc:creator>
              <dc:date>2023-10-05T13:15:00</dc:date>
            </office:change-info>
          </text:insertion>
        </text:changed-region>
        <text:changed-region xml:id="ct94919481296944" text:id="ct94919481296944">
          <text:deletion>
            <office:change-info>
              <dc:creator>Julia Ringo</dc:creator>
              <dc:date>2023-10-05T13:15:00</dc:date>
            </office:change-info>
            <text:p text:style-name="Text_20_body"><text:span text:style-name="T1"><text:s/>— </text:span></text:p>
          </text:deletion>
        </text:changed-region>
        <text:changed-region xml:id="ct94919481303328" text:id="ct94919481303328">
          <text:insertion>
            <office:change-info>
              <dc:creator>Julia Ringo</dc:creator>
              <dc:date>2023-10-05T13:15:00</dc:date>
            </office:change-info>
          </text:insertion>
        </text:changed-region>
        <text:changed-region xml:id="ct94919481303616" text:id="ct94919481303616">
          <text:insertion>
            <office:change-info>
              <dc:creator>Julia Ringo</dc:creator>
              <dc:date>2023-10-20T20:34:00</dc:date>
            </office:change-info>
          </text:insertion>
        </text:changed-region>
        <text:changed-region xml:id="ct94919481306720" text:id="ct94919481306720">
          <text:insertion>
            <office:change-info>
              <dc:creator>Julia Ringo</dc:creator>
              <dc:date>2023-10-20T20:34:00</dc:date>
            </office:change-info>
          </text:insertion>
        </text:changed-region>
        <text:changed-region xml:id="ct94919481215520" text:id="ct94919481215520">
          <text:deletion>
            <office:change-info>
              <dc:creator>Julia Ringo</dc:creator>
              <dc:date>2023-10-05T13:15:00</dc:date>
            </office:change-info>
            <text:p text:style-name="Text_20_body"><text:span text:style-name="T1"><text:s/>— </text:span></text:p>
          </text:deletion>
        </text:changed-region>
        <text:changed-region xml:id="ct94919474361904" text:id="ct94919474361904">
          <text:insertion>
            <office:change-info>
              <dc:creator>Julia Ringo</dc:creator>
              <dc:date>2023-10-05T13:15:00</dc:date>
            </office:change-info>
          </text:insertion>
        </text:changed-region>
        <text:changed-region xml:id="ct94919476540816" text:id="ct94919476540816">
          <text:deletion>
            <office:change-info>
              <dc:creator>Julia Ringo</dc:creator>
              <dc:date>2023-10-05T13:15:00</dc:date>
            </office:change-info>
            <text:p text:style-name="Text_20_body"><text:span text:style-name="T1"><text:s/>— </text:span></text:p>
          </text:deletion>
        </text:changed-region>
        <text:changed-region xml:id="ct94919481304576" text:id="ct94919481304576">
          <text:insertion>
            <office:change-info>
              <dc:creator>Julia Ringo</dc:creator>
              <dc:date>2023-10-05T13:15:00</dc:date>
            </office:change-info>
          </text:insertion>
        </text:changed-region>
        <text:changed-region xml:id="ct94919475887008" text:id="ct94919475887008">
          <text:deletion>
            <office:change-info>
              <dc:creator>Julia Ringo</dc:creator>
              <dc:date>2023-10-10T11:08:00</dc:date>
            </office:change-info>
            <text:p text:style-name="Text_20_body"><text:span text:style-name="T1">…</text:span></text:p>
          </text:deletion>
        </text:changed-region>
        <text:changed-region xml:id="ct94919474381808" text:id="ct94919474381808">
          <text:insertion>
            <office:change-info>
              <dc:creator>Julia Ringo</dc:creator>
              <dc:date>2023-10-10T11:08:00</dc:date>
            </office:change-info>
          </text:insertion>
        </text:changed-region>
        <text:changed-region xml:id="ct94919481217584" text:id="ct94919481217584">
          <text:deletion>
            <office:change-info>
              <dc:creator>Julia Ringo</dc:creator>
              <dc:date>2023-10-20T20:35:00</dc:date>
            </office:change-info>
            <text:p text:style-name="Text_20_body"><text:span text:style-name="T1"><text:s/></text:span></text:p>
          </text:deletion>
        </text:changed-region>
        <text:changed-region xml:id="ct94919481328096" text:id="ct94919481328096">
          <text:insertion>
            <office:change-info>
              <dc:creator>Julia Ringo</dc:creator>
              <dc:date>2023-10-20T20:35:00</dc:date>
            </office:change-info>
          </text:insertion>
        </text:changed-region>
        <text:changed-region xml:id="ct94919481328384" text:id="ct94919481328384">
          <text:deletion>
            <office:change-info>
              <dc:creator>Julia Ringo</dc:creator>
              <dc:date>2023-10-20T20:35:00</dc:date>
            </office:change-info>
            <text:p text:style-name="Text_20_body"><text:span text:style-name="T1">‘</text:span></text:p>
          </text:deletion>
        </text:changed-region>
        <text:changed-region xml:id="ct94919481329344" text:id="ct94919481329344">
          <text:insertion>
            <office:change-info>
              <dc:creator>Julia Ringo</dc:creator>
              <dc:date>2023-10-20T20:35:00</dc:date>
            </office:change-info>
          </text:insertion>
        </text:changed-region>
        <text:changed-region xml:id="ct94919481329632" text:id="ct94919481329632">
          <text:deletion>
            <office:change-info>
              <dc:creator>Julia Ringo</dc:creator>
              <dc:date>2023-10-20T20:35:00</dc:date>
            </office:change-info>
            <text:p text:style-name="Text_20_body"><text:span text:style-name="T1">’</text:span></text:p>
          </text:deletion>
        </text:changed-region>
        <text:changed-region xml:id="ct94919481336992" text:id="ct94919481336992">
          <text:insertion>
            <office:change-info>
              <dc:creator>Julia Ringo</dc:creator>
              <dc:date>2023-10-20T22:24:00</dc:date>
            </office:change-info>
          </text:insertion>
        </text:changed-region>
        <text:changed-region xml:id="ct94919481337280" text:id="ct94919481337280">
          <text:deletion>
            <office:change-info>
              <dc:creator>Julia Ringo</dc:creator>
              <dc:date>2023-10-20T22:24:00</dc:date>
            </office:change-info>
            <text:p text:style-name="Text_20_body"><text:span text:style-name="T1">depths the boat was</text:span></text:p>
          </text:deletion>
        </text:changed-region>
        <text:changed-region xml:id="ct94919481337568" text:id="ct94919481337568">
          <text:insertion>
            <office:change-info>
              <dc:creator>Julia Ringo</dc:creator>
              <dc:date>2023-10-20T22:24:00</dc:date>
            </office:change-info>
          </text:insertion>
        </text:changed-region>
        <text:changed-region xml:id="ct94919481339200" text:id="ct94919481339200">
          <text:insertion>
            <office:change-info>
              <dc:creator>Julia Ringo</dc:creator>
              <dc:date>2023-10-20T22:24:00</dc:date>
            </office:change-info>
          </text:insertion>
        </text:changed-region>
        <text:changed-region xml:id="ct94919481339488" text:id="ct94919481339488">
          <text:deletion>
            <office:change-info>
              <dc:creator>Julia Ringo</dc:creator>
              <dc:date>2023-10-20T22:24:00</dc:date>
            </office:change-info>
            <text:p text:style-name="Text_20_body"><text:span text:style-name="T1">le of</text:span></text:p>
          </text:deletion>
        </text:changed-region>
        <text:changed-region xml:id="ct94919481340448" text:id="ct94919481340448">
          <text:deletion>
            <office:change-info>
              <dc:creator>Julia Ringo</dc:creator>
              <dc:date>2023-10-20T22:24:00</dc:date>
            </office:change-info>
            <text:p text:style-name="Text_20_body"><text:span text:style-name="T1">,</text:span></text:p>
          </text:deletion>
        </text:changed-region>
        <text:changed-region xml:id="ct94919481310048" text:id="ct94919481310048">
          <text:deletion>
            <office:change-info>
              <dc:creator>Julia Ringo</dc:creator>
              <dc:date>2023-10-20T22:25:00</dc:date>
            </office:change-info>
            <text:p text:style-name="Text_20_body"><text:span text:style-name="T1">at the same time he </text:span></text:p>
          </text:deletion>
        </text:changed-region>
        <text:changed-region xml:id="ct94919481340112" text:id="ct94919481340112">
          <text:insertion>
            <office:change-info>
              <dc:creator>Julia Ringo</dc:creator>
              <dc:date>2023-10-20T22:25:00</dc:date>
            </office:change-info>
          </text:insertion>
        </text:changed-region>
        <text:changed-region xml:id="ct94919481331280" text:id="ct94919481331280">
          <text:deletion>
            <office:change-info>
              <dc:creator>Julia Ringo</dc:creator>
              <dc:date>2023-10-20T22:25:00</dc:date>
            </office:change-info>
            <text:p text:style-name="Text_20_body"><text:span text:style-name="T1">ed</text:span></text:p>
          </text:deletion>
        </text:changed-region>
        <text:changed-region xml:id="ct94919481338192" text:id="ct94919481338192">
          <text:deletion>
            <office:change-info>
              <dc:creator>Julia Ringo</dc:creator>
              <dc:date>2023-10-20T22:25:00</dc:date>
            </office:change-info>
            <text:p text:style-name="Text_20_body"><text:span text:style-name="T1">close </text:span></text:p>
          </text:deletion>
        </text:changed-region>
        <text:changed-region xml:id="ct94919481338896" text:id="ct94919481338896">
          <text:insertion>
            <office:change-info>
              <dc:creator>Julia Ringo</dc:creator>
              <dc:date>2023-10-20T22:25:00</dc:date>
            </office:change-info>
          </text:insertion>
        </text:changed-region>
        <text:changed-region xml:id="ct94919481341216" text:id="ct94919481341216">
          <text:insertion>
            <office:change-info>
              <dc:creator>Julia Ringo</dc:creator>
              <dc:date>2023-10-20T22:25:00</dc:date>
            </office:change-info>
          </text:insertion>
        </text:changed-region>
        <text:changed-region xml:id="ct94919481346928" text:id="ct94919481346928">
          <text:deletion>
            <office:change-info>
              <dc:creator>Julia Ringo</dc:creator>
              <dc:date>2023-10-05T13:15:00</dc:date>
            </office:change-info>
            <text:p text:style-name="Text_20_body"><text:span text:style-name="T1"><text:s/>— </text:span></text:p>
          </text:deletion>
        </text:changed-region>
        <text:changed-region xml:id="ct94919481353456" text:id="ct94919481353456">
          <text:insertion>
            <office:change-info>
              <dc:creator>Julia Ringo</dc:creator>
              <dc:date>2023-10-05T13:15:00</dc:date>
            </office:change-info>
          </text:insertion>
        </text:changed-region>
        <text:changed-region xml:id="ct94919481355984" text:id="ct94919481355984">
          <text:insertion>
            <office:change-info>
              <dc:creator>Julia Ringo</dc:creator>
              <dc:date>2023-10-20T22:25:00</dc:date>
            </office:change-info>
          </text:insertion>
        </text:changed-region>
        <text:changed-region xml:id="ct94919474768192" text:id="ct94919474768192">
          <text:deletion>
            <office:change-info>
              <dc:creator>Julia Ringo</dc:creator>
              <dc:date>2023-10-20T22:25:00</dc:date>
            </office:change-info>
            <text:p text:style-name="Text_20_body"><text:span text:style-name="T1">m</text:span></text:p>
          </text:deletion>
        </text:changed-region>
        <text:changed-region xml:id="ct94919481358608" text:id="ct94919481358608">
          <text:insertion>
            <office:change-info>
              <dc:creator>Julia Ringo</dc:creator>
              <dc:date>2023-10-20T22:25:00</dc:date>
            </office:change-info>
          </text:insertion>
        </text:changed-region>
        <text:changed-region xml:id="ct94919474747312" text:id="ct94919474747312">
          <text:deletion>
            <office:change-info>
              <dc:creator>Julia Ringo</dc:creator>
              <dc:date>2023-10-20T22:25:00</dc:date>
            </office:change-info>
            <text:p text:style-name="Text_20_body"><text:span text:style-name="T1">at</text:span></text:p>
          </text:deletion>
        </text:changed-region>
        <text:changed-region xml:id="ct94919481360688" text:id="ct94919481360688">
          <text:deletion>
            <office:change-info>
              <dc:creator>Julia Ringo</dc:creator>
              <dc:date>2023-10-20T22:25:00</dc:date>
            </office:change-info>
            <text:p text:style-name="Text_20_body"><text:span text:style-name="T1">at the moment</text:span></text:p>
          </text:deletion>
        </text:changed-region>
        <text:changed-region xml:id="ct94919481362096" text:id="ct94919481362096">
          <text:insertion>
            <office:change-info>
              <dc:creator>Julia Ringo</dc:creator>
              <dc:date>2023-10-20T22:25:00</dc:date>
            </office:change-info>
          </text:insertion>
        </text:changed-region>
        <text:changed-region xml:id="ct94919481348080" text:id="ct94919481348080">
          <text:deletion>
            <office:change-info>
              <dc:creator>Julia Ringo</dc:creator>
              <dc:date>2023-10-20T22:26:00</dc:date>
            </office:change-info>
            <text:p text:style-name="Text_20_body"><text:span text:style-name="T1">against that had to stand </text:span></text:p>
          </text:deletion>
        </text:changed-region>
        <text:changed-region xml:id="ct94919481331568" text:id="ct94919481331568">
          <text:insertion>
            <office:change-info>
              <dc:creator>Julia Ringo</dc:creator>
              <dc:date>2023-10-20T22:27:00</dc:date>
            </office:change-info>
          </text:insertion>
        </text:changed-region>
        <text:changed-region xml:id="ct94919481341504" text:id="ct94919481341504">
          <text:deletion>
            <office:change-info>
              <dc:creator>Julia Ringo</dc:creator>
              <dc:date>2023-10-20T22:26:00</dc:date>
            </office:change-info>
            <text:p text:style-name="Text_20_body"><text:span text:style-name="T1">, reinforced with the strength of the steel pressure hull</text:span></text:p>
          </text:deletion>
        </text:changed-region>
        <text:changed-region xml:id="ct94919481358272" text:id="ct94919481358272">
          <text:deletion>
            <office:change-info>
              <dc:creator>Julia Ringo</dc:creator>
              <dc:date>2023-10-20T22:27:00</dc:date>
            </office:change-info>
            <text:p text:style-name="Text_20_body"><text:span text:style-name="T1">100 </text:span></text:p>
          </text:deletion>
        </text:changed-region>
        <text:changed-region xml:id="ct94919481355312" text:id="ct94919481355312">
          <text:insertion>
            <office:change-info>
              <dc:creator>Julia Ringo</dc:creator>
              <dc:date>2023-10-20T22:27:00</dc:date>
            </office:change-info>
          </text:insertion>
        </text:changed-region>
        <text:changed-region xml:id="ct94919481375088" text:id="ct94919481375088">
          <text:insertion>
            <office:change-info>
              <dc:creator>Julia Ringo</dc:creator>
              <dc:date>2023-10-20T22:27:00</dc:date>
            </office:change-info>
          </text:insertion>
        </text:changed-region>
        <text:changed-region xml:id="ct94919481376048" text:id="ct94919481376048">
          <text:deletion>
            <office:change-info>
              <dc:creator>Julia Ringo</dc:creator>
              <dc:date>2023-10-20T22:27:00</dc:date>
            </office:change-info>
            <text:p text:style-name="Text_20_body"><text:span text:style-name="T1">that </text:span></text:p>
          </text:deletion>
        </text:changed-region>
        <text:changed-region xml:id="ct94919476391760" text:id="ct94919476391760">
          <text:insertion>
            <office:change-info>
              <dc:creator>Julia Ringo</dc:creator>
              <dc:date>2023-10-20T22:27:00</dc:date>
            </office:change-info>
          </text:insertion>
        </text:changed-region>
        <text:changed-region xml:id="ct94919481380208" text:id="ct94919481380208">
          <text:insertion>
            <office:change-info>
              <dc:creator>Julia Ringo</dc:creator>
              <dc:date>2023-10-20T22:27:00</dc:date>
            </office:change-info>
          </text:insertion>
        </text:changed-region>
        <text:changed-region xml:id="ct94919481382080" text:id="ct94919481382080">
          <text:deletion>
            <office:change-info>
              <dc:creator>Julia Ringo</dc:creator>
              <dc:date>2023-10-20T22:27:00</dc:date>
            </office:change-info>
            <text:p text:style-name="Text_20_body"><text:span text:style-name="T1">in a matter of seconds </text:span></text:p>
          </text:deletion>
        </text:changed-region>
        <text:changed-region xml:id="ct94919481384480" text:id="ct94919481384480">
          <text:insertion>
            <office:change-info>
              <dc:creator>Julia Ringo</dc:creator>
              <dc:date>2023-10-20T22:27:00</dc:date>
            </office:change-info>
          </text:insertion>
        </text:changed-region>
        <text:changed-region xml:id="ct94919474611280" text:id="ct94919474611280">
          <text:deletion>
            <office:change-info>
              <dc:creator>Julia Ringo</dc:creator>
              <dc:date>2023-10-20T22:27:00</dc:date>
            </office:change-info>
            <text:p text:style-name="Text_20_body"><text:span text:style-name="T1">at</text:span></text:p>
          </text:deletion>
        </text:changed-region>
        <text:changed-region xml:id="ct94919481385632" text:id="ct94919481385632">
          <text:deletion>
            <office:change-info>
              <dc:creator>Julia Ringo</dc:creator>
              <dc:date>2023-10-20T22:28:00</dc:date>
            </office:change-info>
            <text:p text:style-name="Text_20_body"><text:span text:style-name="T1">where </text:span></text:p>
          </text:deletion>
        </text:changed-region>
        <text:changed-region xml:id="ct94919481388448" text:id="ct94919481388448">
          <text:insertion>
            <office:change-info>
              <dc:creator>Julia Ringo</dc:creator>
              <dc:date>2023-10-20T22:28:00</dc:date>
            </office:change-info>
          </text:insertion>
        </text:changed-region>
        <text:changed-region xml:id="ct94919481309712" text:id="ct94919481309712">
          <text:format-change>
            <office:change-info>
              <dc:creator>Julia Ringo</dc:creator>
              <dc:date>2023-10-20T22:28:00</dc:date>
            </office:change-info>
          </text:format-change>
        </text:changed-region>
        <text:changed-region xml:id="ct94919481358896" text:id="ct94919481358896">
          <text:insertion>
            <office:change-info>
              <dc:creator>Julia Ringo</dc:creator>
              <dc:date>2023-10-20T22:28:00</dc:date>
            </office:change-info>
          </text:insertion>
        </text:changed-region>
        <text:changed-region xml:id="ct94919481390080" text:id="ct94919481390080">
          <text:insertion>
            <office:change-info>
              <dc:creator>Julia Ringo</dc:creator>
              <dc:date>2023-10-20T22:28:00</dc:date>
            </office:change-info>
          </text:insertion>
        </text:changed-region>
        <text:changed-region xml:id="ct94919481339776" text:id="ct94919481339776">
          <text:deletion>
            <office:change-info>
              <dc:creator>Julia Ringo</dc:creator>
              <dc:date>2023-10-20T22:28:00</dc:date>
            </office:change-info>
            <text:p text:style-name="Text_20_body"><text:span text:style-name="T1">,</text:span></text:p>
          </text:deletion>
        </text:changed-region>
        <text:changed-region xml:id="ct94919481390608" text:id="ct94919481390608">
          <text:insertion>
            <office:change-info>
              <dc:creator>Julia Ringo</dc:creator>
              <dc:date>2023-10-20T22:28:00</dc:date>
            </office:change-info>
          </text:insertion>
        </text:changed-region>
        <text:changed-region xml:id="ct94919481356272" text:id="ct94919481356272">
          <text:deletion>
            <office:change-info>
              <dc:creator>Julia Ringo</dc:creator>
              <dc:date>2023-10-20T22:28:00</dc:date>
            </office:change-info>
            <text:p text:style-name="Text_20_body"><text:span text:style-name="T1">i</text:span></text:p>
          </text:deletion>
        </text:changed-region>
        <text:changed-region xml:id="ct94919474509600" text:id="ct94919474509600">
          <text:insertion>
            <office:change-info>
              <dc:creator>Julia Ringo</dc:creator>
              <dc:date>2023-10-20T22:28:00</dc:date>
            </office:change-info>
          </text:insertion>
        </text:changed-region>
        <text:changed-region xml:id="ct94919481256240" text:id="ct94919481256240">
          <text:deletion>
            <office:change-info>
              <dc:creator>Julia Ringo</dc:creator>
              <dc:date>2023-10-20T22:28:00</dc:date>
            </office:change-info>
            <text:p text:style-name="Text_20_body"><text:span text:style-name="T1">,</text:span></text:p>
          </text:deletion>
        </text:changed-region>
        <text:changed-region xml:id="ct94919481378544" text:id="ct94919481378544">
          <text:deletion>
            <office:change-info>
              <dc:creator>Julia Ringo</dc:creator>
              <dc:date>2023-10-05T13:15:00</dc:date>
            </office:change-info>
            <text:p text:style-name="Text_20_body"><text:span text:style-name="T1"><text:s/>— </text:span></text:p>
          </text:deletion>
        </text:changed-region>
        <text:changed-region xml:id="ct94919481378832" text:id="ct94919481378832">
          <text:insertion>
            <office:change-info>
              <dc:creator>Julia Ringo</dc:creator>
              <dc:date>2023-10-05T13:15:00</dc:date>
            </office:change-info>
          </text:insertion>
        </text:changed-region>
        <text:changed-region xml:id="ct94919480199584" text:id="ct94919480199584">
          <text:deletion>
            <office:change-info>
              <dc:creator>Julia Ringo</dc:creator>
              <dc:date>2023-10-05T13:15:00</dc:date>
            </office:change-info>
            <text:p text:style-name="Text_20_body"><text:span text:style-name="T1"><text:s/>— </text:span></text:p>
          </text:deletion>
        </text:changed-region>
        <text:changed-region xml:id="ct94919480200544" text:id="ct94919480200544">
          <text:insertion>
            <office:change-info>
              <dc:creator>Julia Ringo</dc:creator>
              <dc:date>2023-10-05T13:15:00</dc:date>
            </office:change-info>
          </text:insertion>
        </text:changed-region>
        <text:changed-region xml:id="ct94919474469264" text:id="ct94919474469264">
          <text:insertion>
            <office:change-info>
              <dc:creator>Julia Ringo</dc:creator>
              <dc:date>2023-10-20T22:28:00</dc:date>
            </office:change-info>
          </text:insertion>
        </text:changed-region>
        <text:changed-region xml:id="ct94919481359184" text:id="ct94919481359184">
          <text:deletion>
            <office:change-info>
              <dc:creator>Julia Ringo</dc:creator>
              <dc:date>2023-10-20T22:28:00</dc:date>
            </office:change-info>
            <text:p text:style-name="Text_20_body"><text:span text:style-name="T1"><text:s/></text:span></text:p>
          </text:deletion>
        </text:changed-region>
        <text:changed-region xml:id="ct94919480212512" text:id="ct94919480212512">
          <text:insertion>
            <office:change-info>
              <dc:creator>Julia Ringo</dc:creator>
              <dc:date>2023-10-20T22:29:00</dc:date>
            </office:change-info>
          </text:insertion>
        </text:changed-region>
        <text:changed-region xml:id="ct94919480211312" text:id="ct94919480211312">
          <text:deletion>
            <office:change-info>
              <dc:creator>Julia Ringo</dc:creator>
              <dc:date>2023-10-05T13:15:00</dc:date>
            </office:change-info>
            <text:p text:style-name="Text_20_body"><text:span text:style-name="T1"><text:s/>— </text:span></text:p>
          </text:deletion>
        </text:changed-region>
        <text:changed-region xml:id="ct94919481359472" text:id="ct94919481359472">
          <text:insertion>
            <office:change-info>
              <dc:creator>Julia Ringo</dc:creator>
              <dc:date>2023-10-05T13:15:00</dc:date>
            </office:change-info>
          </text:insertion>
        </text:changed-region>
        <text:changed-region xml:id="ct94919480211600" text:id="ct94919480211600">
          <text:deletion>
            <office:change-info>
              <dc:creator>Julia Ringo</dc:creator>
              <dc:date>2023-10-05T13:15:00</dc:date>
            </office:change-info>
            <text:p text:style-name="Text_20_body"><text:span text:style-name="T1"><text:s/>— </text:span></text:p>
          </text:deletion>
        </text:changed-region>
        <text:changed-region xml:id="ct94919480212224" text:id="ct94919480212224">
          <text:insertion>
            <office:change-info>
              <dc:creator>Julia Ringo</dc:creator>
              <dc:date>2023-10-05T13:15:00</dc:date>
            </office:change-info>
          </text:insertion>
        </text:changed-region>
        <text:changed-region xml:id="ct94919480217984" text:id="ct94919480217984">
          <text:deletion>
            <office:change-info>
              <dc:creator>Julia Ringo</dc:creator>
              <dc:date>2023-10-20T22:29:00</dc:date>
            </office:change-info>
            <text:p text:style-name="Text_20_body"><text:span text:style-name="T1">,</text:span></text:p>
          </text:deletion>
        </text:changed-region>
        <text:changed-region xml:id="ct94919481264592" text:id="ct94919481264592">
          <text:deletion>
            <office:change-info>
              <dc:creator>Julia Ringo</dc:creator>
              <dc:date>2023-10-10T11:08:00</dc:date>
            </office:change-info>
            <text:p text:style-name="Text_20_body"><text:span text:style-name="T1">…</text:span></text:p>
          </text:deletion>
        </text:changed-region>
        <text:changed-region xml:id="ct94919474692672" text:id="ct94919474692672">
          <text:insertion>
            <office:change-info>
              <dc:creator>Julia Ringo</dc:creator>
              <dc:date>2023-10-10T11:08:00</dc:date>
            </office:change-info>
          </text:insertion>
        </text:changed-region>
        <text:changed-region xml:id="ct94919480226032" text:id="ct94919480226032">
          <text:deletion>
            <office:change-info>
              <dc:creator>Julia Ringo</dc:creator>
              <dc:date>2023-10-05T13:15:00</dc:date>
            </office:change-info>
            <text:p text:style-name="Text_20_body"><text:span text:style-name="T1"><text:s/>— </text:span></text:p>
          </text:deletion>
        </text:changed-region>
        <text:changed-region xml:id="ct94919480226992" text:id="ct94919480226992">
          <text:insertion>
            <office:change-info>
              <dc:creator>Julia Ringo</dc:creator>
              <dc:date>2023-10-05T13:15:00</dc:date>
            </office:change-info>
          </text:insertion>
        </text:changed-region>
        <text:changed-region xml:id="ct94919480228848" text:id="ct94919480228848">
          <text:insertion>
            <office:change-info>
              <dc:creator>Julia Ringo</dc:creator>
              <dc:date>2023-10-20T22:29:00</dc:date>
            </office:change-info>
          </text:insertion>
        </text:changed-region>
        <text:changed-region xml:id="ct94919480229136" text:id="ct94919480229136">
          <text:deletion>
            <office:change-info>
              <dc:creator>Julia Ringo</dc:creator>
              <dc:date>2023-10-20T22:29:00</dc:date>
            </office:change-info>
            <text:p text:style-name="Text_20_body"><text:span text:style-name="T1">u</text:span></text:p>
          </text:deletion>
        </text:changed-region>
        <text:changed-region xml:id="ct94919480217648" text:id="ct94919480217648">
          <text:deletion>
            <office:change-info>
              <dc:creator>Julia Ringo</dc:creator>
              <dc:date>2023-10-10T11:08:00</dc:date>
            </office:change-info>
            <text:p text:style-name="Text_20_body"><text:span text:style-name="T1">…</text:span></text:p>
          </text:deletion>
        </text:changed-region>
        <text:changed-region xml:id="ct94919474631408" text:id="ct94919474631408">
          <text:insertion>
            <office:change-info>
              <dc:creator>Julia Ringo</dc:creator>
              <dc:date>2023-10-10T11:08:00</dc:date>
            </office:change-info>
          </text:insertion>
        </text:changed-region>
        <text:changed-region xml:id="ct94919481386256" text:id="ct94919481386256">
          <text:deletion>
            <office:change-info>
              <dc:creator>Julia Ringo</dc:creator>
              <dc:date>2023-10-20T22:29:00</dc:date>
            </office:change-info>
            <text:p text:style-name="Text_20_body"><text:span text:style-name="T1"><text:s/></text:span></text:p>
          </text:deletion>
        </text:changed-region>
        <text:changed-region xml:id="ct94919480237088" text:id="ct94919480237088">
          <text:insertion>
            <office:change-info>
              <dc:creator>Julia Ringo</dc:creator>
              <dc:date>2023-10-20T22:29:00</dc:date>
            </office:change-info>
          </text:insertion>
        </text:changed-region>
        <text:changed-region xml:id="ct94919480240208" text:id="ct94919480240208">
          <text:insertion>
            <office:change-info>
              <dc:creator>Julia Ringo</dc:creator>
              <dc:date>2023-10-20T22:29:00</dc:date>
            </office:change-info>
          </text:insertion>
        </text:changed-region>
        <text:changed-region xml:id="ct94919480246768" text:id="ct94919480246768">
          <text:insertion>
            <office:change-info>
              <dc:creator>Julia Ringo</dc:creator>
              <dc:date>2023-10-20T22:30:00</dc:date>
            </office:change-info>
          </text:insertion>
        </text:changed-region>
        <text:changed-region xml:id="ct94919480250224" text:id="ct94919480250224">
          <text:insertion>
            <office:change-info>
              <dc:creator>Julia Ringo</dc:creator>
              <dc:date>2023-10-20T22:30:00</dc:date>
            </office:change-info>
          </text:insertion>
        </text:changed-region>
        <text:changed-region xml:id="ct94919480255264" text:id="ct94919480255264">
          <text:deletion>
            <office:change-info>
              <dc:creator>Julia Ringo</dc:creator>
              <dc:date>2023-10-05T13:15:00</dc:date>
            </office:change-info>
            <text:p text:style-name="Text_20_body"><text:span text:style-name="T1"><text:s/>— </text:span></text:p>
          </text:deletion>
        </text:changed-region>
        <text:changed-region xml:id="ct94919480256224" text:id="ct94919480256224">
          <text:insertion>
            <office:change-info>
              <dc:creator>Julia Ringo</dc:creator>
              <dc:date>2023-10-05T13:15:00</dc:date>
            </office:change-info>
          </text:insertion>
        </text:changed-region>
        <text:changed-region xml:id="ct94919480257296" text:id="ct94919480257296">
          <text:deletion>
            <office:change-info>
              <dc:creator>Julia Ringo</dc:creator>
              <dc:date>2023-10-10T11:08:00</dc:date>
            </office:change-info>
            <text:p text:style-name="Text_20_body"><text:span text:style-name="T1">…</text:span></text:p>
          </text:deletion>
        </text:changed-region>
        <text:changed-region xml:id="ct94919480258816" text:id="ct94919480258816">
          <text:insertion>
            <office:change-info>
              <dc:creator>Julia Ringo</dc:creator>
              <dc:date>2023-10-10T11:08:00</dc:date>
            </office:change-info>
          </text:insertion>
        </text:changed-region>
        <text:changed-region xml:id="ct94919480259104" text:id="ct94919480259104">
          <text:deletion>
            <office:change-info>
              <dc:creator>Julia Ringo</dc:creator>
              <dc:date>2023-10-20T22:30:00</dc:date>
            </office:change-info>
            <text:p text:style-name="Text_20_body"><text:span text:style-name="T1"><text:s/></text:span></text:p>
          </text:deletion>
        </text:changed-region>
        <text:changed-region xml:id="ct94919481543536" text:id="ct94919481543536">
          <text:deletion>
            <office:change-info>
              <dc:creator>Julia Ringo</dc:creator>
              <dc:date>2023-10-20T22:30:00</dc:date>
            </office:change-info>
            <text:p text:style-name="Text_20_body"><text:span text:style-name="T1">15 </text:span></text:p>
          </text:deletion>
        </text:changed-region>
        <text:changed-region xml:id="ct94919481543824" text:id="ct94919481543824">
          <text:insertion>
            <office:change-info>
              <dc:creator>Julia Ringo</dc:creator>
              <dc:date>2023-10-20T22:30:00</dc:date>
            </office:change-info>
          </text:insertion>
        </text:changed-region>
        <text:changed-region xml:id="ct94919481545456" text:id="ct94919481545456">
          <text:insertion>
            <office:change-info>
              <dc:creator>Julia Ringo</dc:creator>
              <dc:date>2023-10-20T22:30:00</dc:date>
            </office:change-info>
          </text:insertion>
        </text:changed-region>
        <text:changed-region xml:id="ct94919481547760" text:id="ct94919481547760">
          <text:insertion>
            <office:change-info>
              <dc:creator>Julia Ringo</dc:creator>
              <dc:date>2023-10-20T22:30:00</dc:date>
            </office:change-info>
          </text:insertion>
        </text:changed-region>
        <text:changed-region xml:id="ct94919481548720" text:id="ct94919481548720">
          <text:deletion>
            <office:change-info>
              <dc:creator>Julia Ringo</dc:creator>
              <dc:date>2023-10-20T22:30:00</dc:date>
            </office:change-info>
            <text:p text:style-name="Text_20_body"><text:span text:style-name="T1">,</text:span></text:p>
          </text:deletion>
        </text:changed-region>
        <text:changed-region xml:id="ct94919474478464" text:id="ct94919474478464">
          <text:insertion>
            <office:change-info>
              <dc:creator>Julia Ringo</dc:creator>
              <dc:date>2023-10-20T22:31:00</dc:date>
            </office:change-info>
          </text:insertion>
        </text:changed-region>
        <text:changed-region xml:id="ct94919474424432" text:id="ct94919474424432">
          <text:deletion>
            <office:change-info>
              <dc:creator>Julia Ringo</dc:creator>
              <dc:date>2023-10-20T22:31:00</dc:date>
            </office:change-info>
            <text:p text:style-name="Text_20_body"><text:span text:style-name="T1">,</text:span></text:p>
          </text:deletion>
        </text:changed-region>
        <text:changed-region xml:id="ct94919481555264" text:id="ct94919481555264">
          <text:insertion>
            <office:change-info>
              <dc:creator>Julia Ringo</dc:creator>
              <dc:date>2023-10-20T22:31:00</dc:date>
            </office:change-info>
          </text:insertion>
        </text:changed-region>
        <text:changed-region xml:id="ct94919481548048" text:id="ct94919481548048">
          <text:deletion>
            <office:change-info>
              <dc:creator>Julia Ringo</dc:creator>
              <dc:date>2023-10-20T22:31:00</dc:date>
            </office:change-info>
            <text:p text:style-name="Text_20_body"><text:span text:style-name="T1">i</text:span></text:p>
          </text:deletion>
        </text:changed-region>
        <text:changed-region xml:id="ct94919481564336" text:id="ct94919481564336">
          <text:insertion>
            <office:change-info>
              <dc:creator>Julia Ringo</dc:creator>
              <dc:date>2023-10-20T22:31:00</dc:date>
            </office:change-info>
          </text:insertion>
        </text:changed-region>
        <text:changed-region xml:id="ct94919480228064" text:id="ct94919480228064">
          <text:insertion>
            <office:change-info>
              <dc:creator>Julia Ringo</dc:creator>
              <dc:date>2023-10-20T22:31:00</dc:date>
            </office:change-info>
          </text:insertion>
        </text:changed-region>
        <text:changed-region xml:id="ct94919481567696" text:id="ct94919481567696">
          <text:insertion>
            <office:change-info>
              <dc:creator>Julia Ringo</dc:creator>
              <dc:date>2023-10-20T22:31:00</dc:date>
            </office:change-info>
          </text:insertion>
        </text:changed-region>
        <text:changed-region xml:id="ct94919481575888" text:id="ct94919481575888">
          <text:insertion>
            <office:change-info>
              <dc:creator>Julia Ringo</dc:creator>
              <dc:date>2023-10-20T22:31:00</dc:date>
            </office:change-info>
          </text:insertion>
        </text:changed-region>
        <text:changed-region xml:id="ct94919481576512" text:id="ct94919481576512">
          <text:deletion>
            <office:change-info>
              <dc:creator>Julia Ringo</dc:creator>
              <dc:date>2023-10-05T13:15:00</dc:date>
            </office:change-info>
            <text:p text:style-name="Text_20_body"><text:span text:style-name="T1"><text:s/>— </text:span></text:p>
          </text:deletion>
        </text:changed-region>
        <text:changed-region xml:id="ct94919481577472" text:id="ct94919481577472">
          <text:insertion>
            <office:change-info>
              <dc:creator>Julia Ringo</dc:creator>
              <dc:date>2023-10-05T13:15:00</dc:date>
            </office:change-info>
          </text:insertion>
        </text:changed-region>
        <text:changed-region xml:id="ct94919481583216" text:id="ct94919481583216">
          <text:insertion>
            <office:change-info>
              <dc:creator>Julia Ringo</dc:creator>
              <dc:date>2023-10-20T22:32:00</dc:date>
            </office:change-info>
          </text:insertion>
        </text:changed-region>
        <text:changed-region xml:id="ct94919481583504" text:id="ct94919481583504">
          <text:deletion>
            <office:change-info>
              <dc:creator>Julia Ringo</dc:creator>
              <dc:date>2023-10-20T22:32:00</dc:date>
            </office:change-info>
            <text:p text:style-name="Text_20_body"><text:span text:style-name="T1"><text:s/></text:span></text:p>
          </text:deletion>
        </text:changed-region>
        <text:changed-region xml:id="ct94919481591792" text:id="ct94919481591792">
          <text:format-change>
            <office:change-info>
              <dc:creator>Julia Ringo</dc:creator>
              <dc:date>2023-10-20T22:32:00</dc:date>
            </office:change-info>
          </text:format-change>
        </text:changed-region>
        <text:changed-region xml:id="ct94919481594384" text:id="ct94919481594384">
          <text:deletion>
            <office:change-info>
              <dc:creator>Julia Ringo</dc:creator>
              <dc:date>2023-10-05T13:15:00</dc:date>
            </office:change-info>
            <text:p text:style-name="Text_20_body"><text:span text:style-name="T1"><text:s/>— </text:span></text:p>
          </text:deletion>
        </text:changed-region>
        <text:changed-region xml:id="ct94919481595344" text:id="ct94919481595344">
          <text:insertion>
            <office:change-info>
              <dc:creator>Julia Ringo</dc:creator>
              <dc:date>2023-10-05T13:15:00</dc:date>
            </office:change-info>
          </text:insertion>
        </text:changed-region>
        <text:changed-region xml:id="ct94919480258032" text:id="ct94919480258032">
          <text:deletion>
            <office:change-info>
              <dc:creator>Julia Ringo</dc:creator>
              <dc:date>2023-10-20T22:32:00</dc:date>
            </office:change-info>
            <text:p text:style-name="Text_20_body"><text:span text:style-name="T1">200 </text:span></text:p>
          </text:deletion>
        </text:changed-region>
        <text:changed-region xml:id="ct94919481594672" text:id="ct94919481594672">
          <text:insertion>
            <office:change-info>
              <dc:creator>Julia Ringo</dc:creator>
              <dc:date>2023-10-20T22:32:00</dc:date>
            </office:change-info>
          </text:insertion>
        </text:changed-region>
        <text:changed-region xml:id="ct94919473430352" text:id="ct94919473430352">
          <text:deletion>
            <office:change-info>
              <dc:creator>Julia Ringo</dc:creator>
              <dc:date>2023-10-05T13:15:00</dc:date>
            </office:change-info>
            <text:p text:style-name="Text_20_body"><text:span text:style-name="T1"><text:s/>— </text:span></text:p>
          </text:deletion>
        </text:changed-region>
        <text:changed-region xml:id="ct94919481612624" text:id="ct94919481612624">
          <text:insertion>
            <office:change-info>
              <dc:creator>Julia Ringo</dc:creator>
              <dc:date>2023-10-05T13:15:00</dc:date>
            </office:change-info>
          </text:insertion>
        </text:changed-region>
        <text:changed-region xml:id="ct94919481612912" text:id="ct94919481612912">
          <text:deletion>
            <office:change-info>
              <dc:creator>Julia Ringo</dc:creator>
              <dc:date>2023-10-05T13:15:00</dc:date>
            </office:change-info>
            <text:p text:style-name="Text_20_body"><text:span text:style-name="T1"><text:s/>— </text:span></text:p>
          </text:deletion>
        </text:changed-region>
        <text:changed-region xml:id="ct94919481614288" text:id="ct94919481614288">
          <text:insertion>
            <office:change-info>
              <dc:creator>Julia Ringo</dc:creator>
              <dc:date>2023-10-05T13:15:00</dc:date>
            </office:change-info>
          </text:insertion>
        </text:changed-region>
        <text:changed-region xml:id="ct94919481616592" text:id="ct94919481616592">
          <text:deletion>
            <office:change-info>
              <dc:creator>Julia Ringo</dc:creator>
              <dc:date>2023-10-05T13:15:00</dc:date>
            </office:change-info>
            <text:p text:style-name="Text_20_body"><text:span text:style-name="T1"><text:s/>— </text:span></text:p>
          </text:deletion>
        </text:changed-region>
        <text:changed-region xml:id="ct94919481617552" text:id="ct94919481617552">
          <text:insertion>
            <office:change-info>
              <dc:creator>Julia Ringo</dc:creator>
              <dc:date>2023-10-05T13:15:00</dc:date>
            </office:change-info>
          </text:insertion>
        </text:changed-region>
        <text:changed-region xml:id="ct94919481594960" text:id="ct94919481594960">
          <text:insertion>
            <office:change-info>
              <dc:creator>Julia Ringo</dc:creator>
              <dc:date>2023-10-20T22:33:00</dc:date>
            </office:change-info>
          </text:insertion>
        </text:changed-region>
        <text:changed-region xml:id="ct94919481625712" text:id="ct94919481625712">
          <text:insertion>
            <office:change-info>
              <dc:creator>Julia Ringo</dc:creator>
              <dc:date>2023-10-20T22:33:00</dc:date>
            </office:change-info>
          </text:insertion>
        </text:changed-region>
        <text:changed-region xml:id="ct94919481614576" text:id="ct94919481614576">
          <text:deletion>
            <office:change-info>
              <dc:creator>Julia Ringo</dc:creator>
              <dc:date>2023-10-20T22:33:00</dc:date>
            </office:change-info>
            <text:p text:style-name="Text_20_body"><text:span text:style-name="T1">,</text:span></text:p>
          </text:deletion>
        </text:changed-region>
        <text:changed-region xml:id="ct94919481600240" text:id="ct94919481600240">
          <text:deletion>
            <office:change-info>
              <dc:creator>Julia Ringo</dc:creator>
              <dc:date>2023-10-20T22:34:00</dc:date>
            </office:change-info>
            <text:p text:style-name="Text_20_body"><text:span text:style-name="T1">immediately </text:span></text:p>
          </text:deletion>
        </text:changed-region>
        <text:changed-region xml:id="ct94919481632032" text:id="ct94919481632032">
          <text:insertion>
            <office:change-info>
              <dc:creator>Julia Ringo</dc:creator>
              <dc:date>2023-10-20T22:34:00</dc:date>
            </office:change-info>
          </text:insertion>
        </text:changed-region>
        <text:changed-region xml:id="ct94919481632992" text:id="ct94919481632992">
          <text:deletion>
            <office:change-info>
              <dc:creator>Julia Ringo</dc:creator>
              <dc:date>2023-10-20T22:34:00</dc:date>
            </office:change-info>
            <text:p text:style-name="Text_20_body"><text:span text:style-name="T1">experience </text:span></text:p>
          </text:deletion>
        </text:changed-region>
        <text:changed-region xml:id="ct94919481634432" text:id="ct94919481634432">
          <text:deletion>
            <office:change-info>
              <dc:creator>Julia Ringo</dc:creator>
              <dc:date>2023-10-20T22:34:00</dc:date>
            </office:change-info>
            <text:p text:style-name="Text_20_body"><text:span text:style-name="T1">short </text:span></text:p>
          </text:deletion>
        </text:changed-region>
        <text:changed-region xml:id="ct94919481635392" text:id="ct94919481635392">
          <text:insertion>
            <office:change-info>
              <dc:creator>Julia Ringo</dc:creator>
              <dc:date>2023-10-20T22:34:00</dc:date>
            </office:change-info>
          </text:insertion>
        </text:changed-region>
        <text:changed-region xml:id="ct94919473432144" text:id="ct94919473432144">
          <text:insertion>
            <office:change-info>
              <dc:creator>Julia Ringo</dc:creator>
              <dc:date>2023-10-20T22:34:00</dc:date>
            </office:change-info>
          </text:insertion>
        </text:changed-region>
        <text:changed-region xml:id="ct94919481632320" text:id="ct94919481632320">
          <text:deletion>
            <office:change-info>
              <dc:creator>Julia Ringo</dc:creator>
              <dc:date>2023-10-20T22:34:00</dc:date>
            </office:change-info>
            <text:p text:style-name="Text_20_body"><text:span text:style-name="T1">C</text:span></text:p>
          </text:deletion>
        </text:changed-region>
        <text:changed-region xml:id="ct94919481634096" text:id="ct94919481634096">
          <text:deletion>
            <office:change-info>
              <dc:creator>Julia Ringo</dc:creator>
              <dc:date>2023-10-05T13:15:00</dc:date>
            </office:change-info>
            <text:p text:style-name="Text_20_body"><text:span text:style-name="T1"><text:s/>— </text:span></text:p>
          </text:deletion>
        </text:changed-region>
        <text:changed-region xml:id="ct94919481641392" text:id="ct94919481641392">
          <text:insertion>
            <office:change-info>
              <dc:creator>Julia Ringo</dc:creator>
              <dc:date>2023-10-05T13:15:00</dc:date>
            </office:change-info>
          </text:insertion>
        </text:changed-region>
        <text:changed-region xml:id="ct94919481642352" text:id="ct94919481642352">
          <text:deletion>
            <office:change-info>
              <dc:creator>Julia Ringo</dc:creator>
              <dc:date>2023-10-05T13:15:00</dc:date>
            </office:change-info>
            <text:p text:style-name="Text_20_body"><text:span text:style-name="T1"><text:s/>— </text:span></text:p>
          </text:deletion>
        </text:changed-region>
        <text:changed-region xml:id="ct94919481643312" text:id="ct94919481643312">
          <text:insertion>
            <office:change-info>
              <dc:creator>Julia Ringo</dc:creator>
              <dc:date>2023-10-05T13:15:00</dc:date>
            </office:change-info>
          </text:insertion>
        </text:changed-region>
        <text:changed-region xml:id="ct94919474634208" text:id="ct94919474634208">
          <text:deletion>
            <office:change-info>
              <dc:creator>Julia Ringo</dc:creator>
              <dc:date>2023-10-05T13:15:00</dc:date>
            </office:change-info>
            <text:p text:style-name="Text_20_body"><text:span text:style-name="T1"><text:s/>— </text:span></text:p>
          </text:deletion>
        </text:changed-region>
        <text:changed-region xml:id="ct94919474647136" text:id="ct94919474647136">
          <text:insertion>
            <office:change-info>
              <dc:creator>Julia Ringo</dc:creator>
              <dc:date>2023-10-05T13:15:00</dc:date>
            </office:change-info>
          </text:insertion>
        </text:changed-region>
        <text:changed-region xml:id="ct94919481632608" text:id="ct94919481632608">
          <text:deletion>
            <office:change-info>
              <dc:creator>Julia Ringo</dc:creator>
              <dc:date>2023-10-05T13:15:00</dc:date>
            </office:change-info>
            <text:p text:style-name="Text_20_body"><text:span text:style-name="T1"><text:s/>— </text:span></text:p>
          </text:deletion>
        </text:changed-region>
        <text:changed-region xml:id="ct94919481642640" text:id="ct94919481642640">
          <text:insertion>
            <office:change-info>
              <dc:creator>Julia Ringo</dc:creator>
              <dc:date>2023-10-05T13:15:00</dc:date>
            </office:change-info>
          </text:insertion>
        </text:changed-region>
        <text:changed-region xml:id="ct94919474580192" text:id="ct94919474580192">
          <text:deletion>
            <office:change-info>
              <dc:creator>Julia Ringo</dc:creator>
              <dc:date>2023-10-05T13:15:00</dc:date>
            </office:change-info>
            <text:p text:style-name="Text_20_body"><text:span text:style-name="T1"><text:s/>— </text:span></text:p>
          </text:deletion>
        </text:changed-region>
        <text:changed-region xml:id="ct94919481641680" text:id="ct94919481641680">
          <text:insertion>
            <office:change-info>
              <dc:creator>Julia Ringo</dc:creator>
              <dc:date>2023-10-05T13:15:00</dc:date>
            </office:change-info>
          </text:insertion>
        </text:changed-region>
        <text:changed-region xml:id="ct94919481660880" text:id="ct94919481660880">
          <text:deletion>
            <office:change-info>
              <dc:creator>Julia Ringo</dc:creator>
              <dc:date>2023-10-20T22:35:00</dc:date>
            </office:change-info>
            <text:p text:style-name="Text_20_body"><text:span text:style-name="T1">tightly-bound </text:span></text:p>
          </text:deletion>
        </text:changed-region>
        <text:changed-region xml:id="ct94919481665344" text:id="ct94919481665344">
          <text:insertion>
            <office:change-info>
              <dc:creator>Julia Ringo</dc:creator>
              <dc:date>2023-10-20T22:36:00</dc:date>
            </office:change-info>
          </text:insertion>
        </text:changed-region>
        <text:changed-region xml:id="ct94919481670784" text:id="ct94919481670784">
          <text:insertion>
            <office:change-info>
              <dc:creator>Julia Ringo</dc:creator>
              <dc:date>2023-10-20T22:36:00</dc:date>
            </office:change-info>
          </text:insertion>
        </text:changed-region>
        <text:changed-region xml:id="ct94919481671072" text:id="ct94919481671072">
          <text:deletion>
            <office:change-info>
              <dc:creator>Julia Ringo</dc:creator>
              <dc:date>2023-10-05T13:15:00</dc:date>
            </office:change-info>
            <text:p text:style-name="Text_20_body"><text:span text:style-name="T1"><text:s/>— </text:span></text:p>
          </text:deletion>
        </text:changed-region>
        <text:changed-region xml:id="ct94919481672032" text:id="ct94919481672032">
          <text:insertion>
            <office:change-info>
              <dc:creator>Julia Ringo</dc:creator>
              <dc:date>2023-10-05T13:15:00</dc:date>
            </office:change-info>
          </text:insertion>
        </text:changed-region>
        <text:changed-region xml:id="ct94919481672656" text:id="ct94919481672656">
          <text:deletion>
            <office:change-info>
              <dc:creator>Julia Ringo</dc:creator>
              <dc:date>2023-10-05T13:15:00</dc:date>
            </office:change-info>
            <text:p text:style-name="Text_20_body"><text:span text:style-name="T1"><text:s/>— </text:span></text:p>
          </text:deletion>
        </text:changed-region>
        <text:changed-region xml:id="ct94919481673616" text:id="ct94919481673616">
          <text:insertion>
            <office:change-info>
              <dc:creator>Julia Ringo</dc:creator>
              <dc:date>2023-10-05T13:15:00</dc:date>
            </office:change-info>
          </text:insertion>
        </text:changed-region>
        <text:changed-region xml:id="ct94919481618656" text:id="ct94919481618656">
          <text:deletion>
            <office:change-info>
              <dc:creator>Julia Ringo</dc:creator>
              <dc:date>2023-10-20T22:36:00</dc:date>
            </office:change-info>
            <text:p text:style-name="Text_20_body"><text:span text:style-name="T1">15 </text:span></text:p>
          </text:deletion>
        </text:changed-region>
        <text:changed-region xml:id="ct94919481671360" text:id="ct94919481671360">
          <text:insertion>
            <office:change-info>
              <dc:creator>Julia Ringo</dc:creator>
              <dc:date>2023-10-20T22:36:00</dc:date>
            </office:change-info>
          </text:insertion>
        </text:changed-region>
        <text:changed-region xml:id="ct94919481686448" text:id="ct94919481686448">
          <text:insertion>
            <office:change-info>
              <dc:creator>Julia Ringo</dc:creator>
              <dc:date>2023-10-21T07:10:00</dc:date>
            </office:change-info>
          </text:insertion>
        </text:changed-region>
        <text:changed-region xml:id="ct94919481686736" text:id="ct94919481686736">
          <text:deletion>
            <office:change-info>
              <dc:creator>Julia Ringo</dc:creator>
              <dc:date>2023-10-21T07:10:00</dc:date>
            </office:change-info>
            <text:p text:style-name="Text_20_body"><text:span text:style-name="T1">.</text:span></text:p>
          </text:deletion>
        </text:changed-region>
        <text:changed-region xml:id="ct94919481689184" text:id="ct94919481689184">
          <text:insertion>
            <office:change-info>
              <dc:creator>Julia Ringo</dc:creator>
              <dc:date>2023-10-21T07:10:00</dc:date>
            </office:change-info>
          </text:insertion>
        </text:changed-region>
        <text:changed-region xml:id="ct94919481689792" text:id="ct94919481689792">
          <text:deletion>
            <office:change-info>
              <dc:creator>Julia Ringo</dc:creator>
              <dc:date>2023-10-05T13:15:00</dc:date>
            </office:change-info>
            <text:p text:style-name="Text_20_body"><text:span text:style-name="T1"><text:s/>— </text:span></text:p>
          </text:deletion>
        </text:changed-region>
        <text:changed-region xml:id="ct94919481690752" text:id="ct94919481690752">
          <text:insertion>
            <office:change-info>
              <dc:creator>Julia Ringo</dc:creator>
              <dc:date>2023-10-05T13:15:00</dc:date>
            </office:change-info>
          </text:insertion>
        </text:changed-region>
        <text:changed-region xml:id="ct94919481696368" text:id="ct94919481696368">
          <text:insertion>
            <office:change-info>
              <dc:creator>Julia Ringo</dc:creator>
              <dc:date>2023-10-21T07:11:00</dc:date>
            </office:change-info>
          </text:insertion>
        </text:changed-region>
        <text:changed-region xml:id="ct94919481700080" text:id="ct94919481700080">
          <text:insertion>
            <office:change-info>
              <dc:creator>Julia Ringo</dc:creator>
              <dc:date>2023-10-21T07:11:00</dc:date>
            </office:change-info>
          </text:insertion>
        </text:changed-region>
        <text:changed-region xml:id="ct94919481703200" text:id="ct94919481703200">
          <text:insertion>
            <office:change-info>
              <dc:creator>Julia Ringo</dc:creator>
              <dc:date>2023-10-21T07:11:00</dc:date>
            </office:change-info>
          </text:insertion>
        </text:changed-region>
        <text:changed-region xml:id="ct94919481692192" text:id="ct94919481692192">
          <text:deletion>
            <office:change-info>
              <dc:creator>Julia Ringo</dc:creator>
              <dc:date>2023-10-21T07:11:00</dc:date>
            </office:change-info>
            <text:p text:style-name="Text_20_body"><text:span text:style-name="T1">24 </text:span></text:p>
          </text:deletion>
        </text:changed-region>
        <text:changed-region xml:id="ct94919481707136" text:id="ct94919481707136">
          <text:insertion>
            <office:change-info>
              <dc:creator>Julia Ringo</dc:creator>
              <dc:date>2023-10-21T07:11:00</dc:date>
            </office:change-info>
          </text:insertion>
        </text:changed-region>
        <text:changed-region xml:id="ct94919481661984" text:id="ct94919481661984">
          <text:deletion>
            <office:change-info>
              <dc:creator>Julia Ringo</dc:creator>
              <dc:date>2023-10-05T13:15:00</dc:date>
            </office:change-info>
            <text:p text:style-name="Text_20_body"><text:span text:style-name="T1"><text:s/>— </text:span></text:p>
          </text:deletion>
        </text:changed-region>
        <text:changed-region xml:id="ct94919481711680" text:id="ct94919481711680">
          <text:insertion>
            <office:change-info>
              <dc:creator>Julia Ringo</dc:creator>
              <dc:date>2023-10-05T13:15:00</dc:date>
            </office:change-info>
          </text:insertion>
        </text:changed-region>
        <text:changed-region xml:id="ct94919481713984" text:id="ct94919481713984">
          <text:format-change>
            <office:change-info>
              <dc:creator>Julia Ringo</dc:creator>
              <dc:date>2023-10-21T07:11:00</dc:date>
            </office:change-info>
          </text:format-change>
        </text:changed-region>
        <text:changed-region xml:id="ct94919481713312" text:id="ct94919481713312">
          <text:insertion>
            <office:change-info>
              <dc:creator>Julia Ringo</dc:creator>
              <dc:date>2023-10-21T07:12:00</dc:date>
            </office:change-info>
          </text:insertion>
        </text:changed-region>
        <text:changed-region xml:id="ct94919481723648" text:id="ct94919481723648">
          <text:insertion>
            <office:change-info>
              <dc:creator>Julia Ringo</dc:creator>
              <dc:date>2023-10-21T07:12:00</dc:date>
            </office:change-info>
          </text:insertion>
        </text:changed-region>
        <text:changed-region xml:id="ct94919481718160" text:id="ct94919481718160">
          <text:deletion>
            <office:change-info>
              <dc:creator>Julia Ringo</dc:creator>
              <dc:date>2023-10-10T11:08:00</dc:date>
            </office:change-info>
            <text:p text:style-name="Text_20_body"><text:span text:style-name="T1">…</text:span></text:p>
          </text:deletion>
        </text:changed-region>
        <text:changed-region xml:id="ct94919481713600" text:id="ct94919481713600">
          <text:insertion>
            <office:change-info>
              <dc:creator>Julia Ringo</dc:creator>
              <dc:date>2023-10-10T11:08:00</dc:date>
            </office:change-info>
          </text:insertion>
        </text:changed-region>
        <text:changed-region xml:id="ct94919475838272" text:id="ct94919475838272">
          <text:deletion>
            <office:change-info>
              <dc:creator>Julia Ringo</dc:creator>
              <dc:date>2023-10-21T07:12:00</dc:date>
            </office:change-info>
            <text:p text:style-name="Text_20_body"><text:span text:style-name="T1"><text:s/></text:span></text:p>
          </text:deletion>
        </text:changed-region>
        <text:changed-region xml:id="ct94919480247872" text:id="ct94919480247872">
          <text:deletion>
            <office:change-info>
              <dc:creator>Julia Ringo</dc:creator>
              <dc:date>2023-10-10T11:08:00</dc:date>
            </office:change-info>
            <text:p text:style-name="Text_20_body"><text:span text:style-name="T1">…</text:span></text:p>
          </text:deletion>
        </text:changed-region>
        <text:changed-region xml:id="ct94919481736928" text:id="ct94919481736928">
          <text:insertion>
            <office:change-info>
              <dc:creator>Julia Ringo</dc:creator>
              <dc:date>2023-10-10T11:08:00</dc:date>
            </office:change-info>
          </text:insertion>
        </text:changed-region>
        <text:changed-region xml:id="ct94919481741200" text:id="ct94919481741200">
          <text:insertion>
            <office:change-info>
              <dc:creator>Julia Ringo</dc:creator>
              <dc:date>2023-10-21T07:12:00</dc:date>
            </office:change-info>
          </text:insertion>
        </text:changed-region>
        <text:changed-region xml:id="ct94919481741488" text:id="ct94919481741488">
          <text:deletion>
            <office:change-info>
              <dc:creator>Julia Ringo</dc:creator>
              <dc:date>2023-10-21T07:12:00</dc:date>
            </office:change-info>
            <text:p text:style-name="First_20_Paragraph"><text:span text:style-name="T1">6</text:span></text:p>
          </text:deletion>
        </text:changed-region>
        <text:changed-region xml:id="ct94919481743120" text:id="ct94919481743120">
          <text:insertion>
            <office:change-info>
              <dc:creator>Julia Ringo</dc:creator>
              <dc:date>2023-10-21T07:12:00</dc:date>
            </office:change-info>
          </text:insertion>
        </text:changed-region>
        <text:changed-region xml:id="ct94919481747376" text:id="ct94919481747376">
          <text:format-change>
            <office:change-info>
              <dc:creator>Julia Ringo</dc:creator>
              <dc:date>2023-10-21T07:13:00</dc:date>
            </office:change-info>
          </text:format-change>
        </text:changed-region>
        <text:changed-region xml:id="ct94919481742480" text:id="ct94919481742480">
          <text:insertion>
            <office:change-info>
              <dc:creator>Julia Ringo</dc:creator>
              <dc:date>2023-10-21T07:13:00</dc:date>
            </office:change-info>
          </text:insertion>
        </text:changed-region>
        <text:changed-region xml:id="ct94919476379664" text:id="ct94919476379664">
          <text:deletion>
            <office:change-info>
              <dc:creator>Julia Ringo</dc:creator>
              <dc:date>2023-10-21T07:13:00</dc:date>
            </office:change-info>
            <text:p text:style-name="Text_20_body"><text:span text:style-name="T1">n open </text:span></text:p>
          </text:deletion>
        </text:changed-region>
        <text:changed-region xml:id="ct94919481745408" text:id="ct94919481745408">
          <text:insertion>
            <office:change-info>
              <dc:creator>Julia Ringo</dc:creator>
              <dc:date>2023-10-21T07:13:00</dc:date>
            </office:change-info>
          </text:insertion>
        </text:changed-region>
        <text:changed-region xml:id="ct94919481756176" text:id="ct94919481756176">
          <text:deletion>
            <office:change-info>
              <dc:creator>Julia Ringo</dc:creator>
              <dc:date>2023-10-21T07:13:00</dc:date>
            </office:change-info>
            <text:p text:style-name="Text_20_body"><text:span text:style-name="T1"><text:s/>behind</text:span></text:p>
          </text:deletion>
        </text:changed-region>
        <text:changed-region xml:id="ct94919481738368" text:id="ct94919481738368">
          <text:insertion>
            <office:change-info>
              <dc:creator>Julia Ringo</dc:creator>
              <dc:date>2023-10-21T07:14:00</dc:date>
            </office:change-info>
          </text:insertion>
        </text:changed-region>
        <text:changed-region xml:id="ct94919476300096" text:id="ct94919476300096">
          <text:deletion>
            <office:change-info>
              <dc:creator>Julia Ringo</dc:creator>
              <dc:date>2023-10-21T07:14:00</dc:date>
            </office:change-info>
            <text:p text:style-name="Text_20_body"><text:span text:style-name="T1">;</text:span></text:p>
          </text:deletion>
        </text:changed-region>
        <text:changed-region xml:id="ct94919481734096" text:id="ct94919481734096">
          <text:deletion>
            <office:change-info>
              <dc:creator>Julia Ringo</dc:creator>
              <dc:date>2023-10-21T07:14:00</dc:date>
            </office:change-info>
            <text:p text:style-name="Text_20_body"><text:span text:style-name="T1">,</text:span></text:p>
          </text:deletion>
        </text:changed-region>
        <text:changed-region xml:id="ct94919481758352" text:id="ct94919481758352">
          <text:deletion>
            <office:change-info>
              <dc:creator>Julia Ringo</dc:creator>
              <dc:date>2023-10-21T07:14:00</dc:date>
            </office:change-info>
            <text:p text:style-name="Text_20_body"><text:span text:style-name="T1">the </text:span></text:p>
          </text:deletion>
        </text:changed-region>
        <text:changed-region xml:id="ct94919476079456" text:id="ct94919476079456">
          <text:insertion>
            <office:change-info>
              <dc:creator>Julia Ringo</dc:creator>
              <dc:date>2023-10-21T07:14:00</dc:date>
            </office:change-info>
          </text:insertion>
        </text:changed-region>
        <text:changed-region xml:id="ct94919481766176" text:id="ct94919481766176">
          <text:insertion>
            <office:change-info>
              <dc:creator>Julia Ringo</dc:creator>
              <dc:date>2023-10-21T07:14:00</dc:date>
            </office:change-info>
          </text:insertion>
        </text:changed-region>
        <text:changed-region xml:id="ct94919481766464" text:id="ct94919481766464">
          <text:deletion>
            <office:change-info>
              <dc:creator>Julia Ringo</dc:creator>
              <dc:date>2023-10-21T07:14:00</dc:date>
            </office:change-info>
            <text:p text:style-name="Text_20_body"><text:span text:style-name="T1">3</text:span></text:p>
          </text:deletion>
        </text:changed-region>
        <text:changed-region xml:id="ct94919481764544" text:id="ct94919481764544">
          <text:insertion>
            <office:change-info>
              <dc:creator>Julia Ringo</dc:creator>
              <dc:date>2023-10-21T07:14:00</dc:date>
            </office:change-info>
          </text:insertion>
        </text:changed-region>
        <text:changed-region xml:id="ct94919481742768" text:id="ct94919481742768">
          <text:insertion>
            <office:change-info>
              <dc:creator>Julia Ringo</dc:creator>
              <dc:date>2023-10-21T07:15:00</dc:date>
            </office:change-info>
          </text:insertion>
        </text:changed-region>
        <text:changed-region xml:id="ct94919476092848" text:id="ct94919476092848">
          <text:insertion>
            <office:change-info>
              <dc:creator>Julia Ringo</dc:creator>
              <dc:date>2023-10-21T07:15:00</dc:date>
            </office:change-info>
          </text:insertion>
        </text:changed-region>
        <text:changed-region xml:id="ct94919481781824" text:id="ct94919481781824">
          <text:insertion>
            <office:change-info>
              <dc:creator>Julia Ringo</dc:creator>
              <dc:date>2023-10-21T07:15:00</dc:date>
            </office:change-info>
          </text:insertion>
        </text:changed-region>
        <text:changed-region xml:id="ct94919481782112" text:id="ct94919481782112">
          <text:deletion>
            <office:change-info>
              <dc:creator>Julia Ringo</dc:creator>
              <dc:date>2023-10-21T07:15:00</dc:date>
            </office:change-info>
            <text:p text:style-name="Text_20_body"><text:span text:style-name="T1">,</text:span></text:p>
          </text:deletion>
        </text:changed-region>
        <text:changed-region xml:id="ct94919481780816" text:id="ct94919481780816">
          <text:insertion>
            <office:change-info>
              <dc:creator>Julia Ringo</dc:creator>
              <dc:date>2023-10-21T07:15:00</dc:date>
            </office:change-info>
          </text:insertion>
        </text:changed-region>
        <text:changed-region xml:id="ct94919481784064" text:id="ct94919481784064">
          <text:deletion>
            <office:change-info>
              <dc:creator>Julia Ringo</dc:creator>
              <dc:date>2023-10-05T13:15:00</dc:date>
            </office:change-info>
            <text:p text:style-name="Text_20_body"><text:span text:style-name="T1"><text:s/>— </text:span></text:p>
          </text:deletion>
        </text:changed-region>
        <text:changed-region xml:id="ct94919481790736" text:id="ct94919481790736">
          <text:insertion>
            <office:change-info>
              <dc:creator>Julia Ringo</dc:creator>
              <dc:date>2023-10-05T13:15:00</dc:date>
            </office:change-info>
          </text:insertion>
        </text:changed-region>
        <text:changed-region xml:id="ct94919481794192" text:id="ct94919481794192">
          <text:insertion>
            <office:change-info>
              <dc:creator>Julia Ringo</dc:creator>
              <dc:date>2023-10-21T07:15:00</dc:date>
            </office:change-info>
          </text:insertion>
        </text:changed-region>
        <text:changed-region xml:id="ct94919481795488" text:id="ct94919481795488">
          <text:insertion>
            <office:change-info>
              <dc:creator>Julia Ringo</dc:creator>
              <dc:date>2023-10-21T07:15:00</dc:date>
            </office:change-info>
          </text:insertion>
        </text:changed-region>
        <text:changed-region xml:id="ct94919481795776" text:id="ct94919481795776">
          <text:deletion>
            <office:change-info>
              <dc:creator>Julia Ringo</dc:creator>
              <dc:date>2023-10-21T07:15:00</dc:date>
            </office:change-info>
            <text:p text:style-name="Text_20_body"><text:span text:style-name="T1">S</text:span></text:p>
          </text:deletion>
        </text:changed-region>
        <text:changed-region xml:id="ct94919481796400" text:id="ct94919481796400">
          <text:deletion>
            <office:change-info>
              <dc:creator>Julia Ringo</dc:creator>
              <dc:date>2023-10-05T13:15:00</dc:date>
            </office:change-info>
            <text:p text:style-name="Text_20_body"><text:span text:style-name="T1"><text:s/>— </text:span></text:p>
          </text:deletion>
        </text:changed-region>
        <text:changed-region xml:id="ct94919481797024" text:id="ct94919481797024">
          <text:insertion>
            <office:change-info>
              <dc:creator>Julia Ringo</dc:creator>
              <dc:date>2023-10-05T13:15:00</dc:date>
            </office:change-info>
          </text:insertion>
        </text:changed-region>
        <text:changed-region xml:id="ct94919481800000" text:id="ct94919481800000">
          <text:insertion>
            <office:change-info>
              <dc:creator>Julia Ringo</dc:creator>
              <dc:date>2023-10-21T07:15:00</dc:date>
            </office:change-info>
          </text:insertion>
        </text:changed-region>
        <text:changed-region xml:id="ct94919481797648" text:id="ct94919481797648">
          <text:insertion>
            <office:change-info>
              <dc:creator>Julia Ringo</dc:creator>
              <dc:date>2023-10-21T07:16:00</dc:date>
            </office:change-info>
          </text:insertion>
        </text:changed-region>
        <text:changed-region xml:id="ct94919481747072" text:id="ct94919481747072">
          <text:deletion>
            <office:change-info>
              <dc:creator>Julia Ringo</dc:creator>
              <dc:date>2023-10-21T07:16:00</dc:date>
            </office:change-info>
            <text:p text:style-name="Text_20_body"><text:span text:style-name="T1">the </text:span></text:p>
          </text:deletion>
        </text:changed-region>
        <text:changed-region xml:id="ct94919474189664" text:id="ct94919474189664">
          <text:insertion>
            <office:change-info>
              <dc:creator>Julia Ringo</dc:creator>
              <dc:date>2023-10-21T07:16:00</dc:date>
            </office:change-info>
          </text:insertion>
        </text:changed-region>
        <text:changed-region xml:id="ct94919481815888" text:id="ct94919481815888">
          <text:insertion>
            <office:change-info>
              <dc:creator>Julia Ringo</dc:creator>
              <dc:date>2023-10-21T07:16:00</dc:date>
            </office:change-info>
          </text:insertion>
        </text:changed-region>
        <text:changed-region xml:id="ct94919481817904" text:id="ct94919481817904">
          <text:insertion>
            <office:change-info>
              <dc:creator>Julia Ringo</dc:creator>
              <dc:date>2023-10-21T07:16:00</dc:date>
            </office:change-info>
          </text:insertion>
        </text:changed-region>
        <text:changed-region xml:id="ct94919481818864" text:id="ct94919481818864">
          <text:deletion>
            <office:change-info>
              <dc:creator>Julia Ringo</dc:creator>
              <dc:date>2023-10-10T11:08:00</dc:date>
            </office:change-info>
            <text:p text:style-name="Text_20_body"><text:span text:style-name="T1">…</text:span></text:p>
          </text:deletion>
        </text:changed-region>
        <text:changed-region xml:id="ct94919481819824" text:id="ct94919481819824">
          <text:insertion>
            <office:change-info>
              <dc:creator>Julia Ringo</dc:creator>
              <dc:date>2023-10-10T11:08:00</dc:date>
            </office:change-info>
          </text:insertion>
        </text:changed-region>
        <text:changed-region xml:id="ct94919474400896" text:id="ct94919474400896">
          <text:deletion>
            <office:change-info>
              <dc:creator>Julia Ringo</dc:creator>
              <dc:date>2023-10-21T07:16:00</dc:date>
            </office:change-info>
            <text:p text:style-name="Text_20_body"><text:span text:style-name="T1"><text:s/></text:span></text:p>
          </text:deletion>
        </text:changed-region>
        <text:changed-region xml:id="ct94919481791024" text:id="ct94919481791024">
          <text:deletion>
            <office:change-info>
              <dc:creator>Julia Ringo</dc:creator>
              <dc:date>2023-10-21T07:16:00</dc:date>
            </office:change-info>
            <text:p text:style-name="Text_20_body"><text:span text:style-name="T1">,</text:span></text:p>
          </text:deletion>
        </text:changed-region>
        <text:changed-region xml:id="ct94919481828656" text:id="ct94919481828656">
          <text:deletion>
            <office:change-info>
              <dc:creator>Julia Ringo</dc:creator>
              <dc:date>2023-10-21T07:17:00</dc:date>
            </office:change-info>
            <text:p text:style-name="Text_20_body"><text:span text:style-name="T1">20 </text:span></text:p>
          </text:deletion>
        </text:changed-region>
        <text:changed-region xml:id="ct94919481830624" text:id="ct94919481830624">
          <text:insertion>
            <office:change-info>
              <dc:creator>Julia Ringo</dc:creator>
              <dc:date>2023-10-21T07:17:00</dc:date>
            </office:change-info>
          </text:insertion>
        </text:changed-region>
        <text:changed-region xml:id="ct94919481832288" text:id="ct94919481832288">
          <text:insertion>
            <office:change-info>
              <dc:creator>Julia Ringo</dc:creator>
              <dc:date>2023-10-21T07:17:00</dc:date>
            </office:change-info>
          </text:insertion>
        </text:changed-region>
        <text:changed-region xml:id="ct94919481834272" text:id="ct94919481834272">
          <text:deletion>
            <office:change-info>
              <dc:creator>Julia Ringo</dc:creator>
              <dc:date>2023-10-21T07:17:00</dc:date>
            </office:change-info>
            <text:p text:style-name="Text_20_body"><text:span text:style-name="T1">u</text:span></text:p>
          </text:deletion>
        </text:changed-region>
        <text:changed-region xml:id="ct94919481833872" text:id="ct94919481833872">
          <text:insertion>
            <office:change-info>
              <dc:creator>Julia Ringo</dc:creator>
              <dc:date>2023-10-21T07:17:00</dc:date>
            </office:change-info>
          </text:insertion>
        </text:changed-region>
        <text:changed-region xml:id="ct94919481846928" text:id="ct94919481846928">
          <text:insertion>
            <office:change-info>
              <dc:creator>Julia Ringo</dc:creator>
              <dc:date>2023-10-21T07:17:00</dc:date>
            </office:change-info>
          </text:insertion>
        </text:changed-region>
        <text:changed-region xml:id="ct94919481847216" text:id="ct94919481847216">
          <text:deletion>
            <office:change-info>
              <dc:creator>Julia Ringo</dc:creator>
              <dc:date>2023-10-21T07:17:00</dc:date>
            </office:change-info>
            <text:p text:style-name="Text_20_body"><text:span text:style-name="T1">‘</text:span></text:p>
          </text:deletion>
        </text:changed-region>
        <text:changed-region xml:id="ct94919481848176" text:id="ct94919481848176">
          <text:insertion>
            <office:change-info>
              <dc:creator>Julia Ringo</dc:creator>
              <dc:date>2023-10-21T07:17:00</dc:date>
            </office:change-info>
          </text:insertion>
        </text:changed-region>
        <text:changed-region xml:id="ct94919474597744" text:id="ct94919474597744">
          <text:deletion>
            <office:change-info>
              <dc:creator>Julia Ringo</dc:creator>
              <dc:date>2023-10-21T07:17:00</dc:date>
            </office:change-info>
            <text:p text:style-name="Text_20_body"><text:span text:style-name="T1">’</text:span></text:p>
          </text:deletion>
        </text:changed-region>
        <text:changed-region xml:id="ct94919481849136" text:id="ct94919481849136">
          <text:deletion>
            <office:change-info>
              <dc:creator>Julia Ringo</dc:creator>
              <dc:date>2023-10-05T13:15:00</dc:date>
            </office:change-info>
            <text:p text:style-name="Text_20_body"><text:span text:style-name="T1"><text:s/>— </text:span></text:p>
          </text:deletion>
        </text:changed-region>
        <text:changed-region xml:id="ct94919481850096" text:id="ct94919481850096">
          <text:insertion>
            <office:change-info>
              <dc:creator>Julia Ringo</dc:creator>
              <dc:date>2023-10-05T13:15:00</dc:date>
            </office:change-info>
          </text:insertion>
        </text:changed-region>
        <text:changed-region xml:id="ct94919481853216" text:id="ct94919481853216">
          <text:insertion>
            <office:change-info>
              <dc:creator>Julia Ringo</dc:creator>
              <dc:date>2023-10-21T07:18:00</dc:date>
            </office:change-info>
          </text:insertion>
        </text:changed-region>
        <text:changed-region xml:id="ct94919481853504" text:id="ct94919481853504">
          <text:deletion>
            <office:change-info>
              <dc:creator>Julia Ringo</dc:creator>
              <dc:date>2023-10-21T07:18:00</dc:date>
            </office:change-info>
            <text:p text:style-name="Text_20_body"><text:span text:style-name="T1">-</text:span></text:p>
          </text:deletion>
        </text:changed-region>
        <text:changed-region xml:id="ct94919481856544" text:id="ct94919481856544">
          <text:insertion>
            <office:change-info>
              <dc:creator>Julia Ringo</dc:creator>
              <dc:date>2023-10-21T07:18:00</dc:date>
            </office:change-info>
          </text:insertion>
        </text:changed-region>
        <text:changed-region xml:id="ct94919481858224" text:id="ct94919481858224">
          <text:deletion>
            <office:change-info>
              <dc:creator>Julia Ringo</dc:creator>
              <dc:date>2023-10-21T07:18:00</dc:date>
            </office:change-info>
            <text:p text:style-name="Text_20_body"><text:span text:style-name="T1">the work of </text:span></text:p>
          </text:deletion>
        </text:changed-region>
        <text:changed-region xml:id="ct94919481832576" text:id="ct94919481832576">
          <text:insertion>
            <office:change-info>
              <dc:creator>Julia Ringo</dc:creator>
              <dc:date>2023-10-21T07:19:00</dc:date>
            </office:change-info>
          </text:insertion>
        </text:changed-region>
        <text:changed-region xml:id="ct94919481856208" text:id="ct94919481856208">
          <text:insertion>
            <office:change-info>
              <dc:creator>Julia Ringo</dc:creator>
              <dc:date>2023-10-21T07:19:00</dc:date>
            </office:change-info>
          </text:insertion>
        </text:changed-region>
        <text:changed-region xml:id="ct94919481700848" text:id="ct94919481700848">
          <text:insertion>
            <office:change-info>
              <dc:creator>Julia Ringo</dc:creator>
              <dc:date>2023-10-21T07:19:00</dc:date>
            </office:change-info>
          </text:insertion>
        </text:changed-region>
        <text:changed-region xml:id="ct94919481882352" text:id="ct94919481882352">
          <text:insertion>
            <office:change-info>
              <dc:creator>Julia Ringo</dc:creator>
              <dc:date>2023-10-21T07:20:00</dc:date>
            </office:change-info>
          </text:insertion>
        </text:changed-region>
        <text:changed-region xml:id="ct94919481849712" text:id="ct94919481849712">
          <text:deletion>
            <office:change-info>
              <dc:creator>Julia Ringo</dc:creator>
              <dc:date>2023-10-10T11:08:00</dc:date>
            </office:change-info>
            <text:p text:style-name="Text_20_body"><text:span text:style-name="T1">…</text:span></text:p>
          </text:deletion>
        </text:changed-region>
        <text:changed-region xml:id="ct94919481890352" text:id="ct94919481890352">
          <text:insertion>
            <office:change-info>
              <dc:creator>Julia Ringo</dc:creator>
              <dc:date>2023-10-10T11:08:00</dc:date>
            </office:change-info>
          </text:insertion>
        </text:changed-region>
        <text:changed-region xml:id="ct94919481890640" text:id="ct94919481890640">
          <text:deletion>
            <office:change-info>
              <dc:creator>Julia Ringo</dc:creator>
              <dc:date>2023-10-21T07:20:00</dc:date>
            </office:change-info>
            <text:p text:style-name="Text_20_body"><text:span text:style-name="T1"><text:s/></text:span></text:p>
          </text:deletion>
        </text:changed-region>
        <text:changed-region xml:id="ct94919481894576" text:id="ct94919481894576">
          <text:insertion>
            <office:change-info>
              <dc:creator>Julia Ringo</dc:creator>
              <dc:date>2023-10-21T07:20:00</dc:date>
            </office:change-info>
          </text:insertion>
        </text:changed-region>
        <text:changed-region xml:id="ct94919481898032" text:id="ct94919481898032">
          <text:deletion>
            <office:change-info>
              <dc:creator>Julia Ringo</dc:creator>
              <dc:date>2023-10-21T07:22:00</dc:date>
            </office:change-info>
            <text:p text:style-name="Text_20_body"><text:span text:style-name="T1">in front</text:span></text:p>
          </text:deletion>
        </text:changed-region>
        <text:changed-region xml:id="ct94919481898992" text:id="ct94919481898992">
          <text:insertion>
            <office:change-info>
              <dc:creator>Julia Ringo</dc:creator>
              <dc:date>2023-10-21T07:22:00</dc:date>
            </office:change-info>
          </text:insertion>
        </text:changed-region>
        <text:changed-region xml:id="ct94919481901680" text:id="ct94919481901680">
          <text:insertion>
            <office:change-info>
              <dc:creator>Julia Ringo</dc:creator>
              <dc:date>2023-10-21T07:22:00</dc:date>
            </office:change-info>
          </text:insertion>
        </text:changed-region>
        <text:changed-region xml:id="ct94919481905264" text:id="ct94919481905264">
          <text:insertion>
            <office:change-info>
              <dc:creator>Julia Ringo</dc:creator>
              <dc:date>2023-10-21T07:23:00</dc:date>
            </office:change-info>
          </text:insertion>
        </text:changed-region>
        <text:changed-region xml:id="ct94919481903712" text:id="ct94919481903712">
          <text:deletion>
            <office:change-info>
              <dc:creator>Julia Ringo</dc:creator>
              <dc:date>2023-10-21T07:23:00</dc:date>
            </office:change-info>
            <text:p text:style-name="Text_20_body"><text:span text:style-name="T1">that were </text:span></text:p>
          </text:deletion>
        </text:changed-region>
        <text:changed-region xml:id="ct94919481907008" text:id="ct94919481907008">
          <text:insertion>
            <office:change-info>
              <dc:creator>Julia Ringo</dc:creator>
              <dc:date>2023-10-21T07:23:00</dc:date>
            </office:change-info>
          </text:insertion>
        </text:changed-region>
        <text:changed-region xml:id="ct94919481903296" text:id="ct94919481903296">
          <text:insertion>
            <office:change-info>
              <dc:creator>Julia Ringo</dc:creator>
              <dc:date>2023-10-21T07:23:00</dc:date>
            </office:change-info>
          </text:insertion>
        </text:changed-region>
        <text:changed-region xml:id="ct94919481898320" text:id="ct94919481898320">
          <text:deletion>
            <office:change-info>
              <dc:creator>Julia Ringo</dc:creator>
              <dc:date>2023-10-21T07:23:00</dc:date>
            </office:change-info>
            <text:p text:style-name="Text_20_body"><text:span text:style-name="T1"><text:s/>had risen up</text:span></text:p>
          </text:deletion>
        </text:changed-region>
        <text:changed-region xml:id="ct94919481891744" text:id="ct94919481891744">
          <text:deletion>
            <office:change-info>
              <dc:creator>Julia Ringo</dc:creator>
              <dc:date>2023-10-05T13:15:00</dc:date>
            </office:change-info>
            <text:p text:style-name="Text_20_body"><text:span text:style-name="T1"><text:s/>— </text:span></text:p>
          </text:deletion>
        </text:changed-region>
        <text:changed-region xml:id="ct94919481904000" text:id="ct94919481904000">
          <text:insertion>
            <office:change-info>
              <dc:creator>Julia Ringo</dc:creator>
              <dc:date>2023-10-05T13:15:00</dc:date>
            </office:change-info>
          </text:insertion>
        </text:changed-region>
        <text:changed-region xml:id="ct94919481916224" text:id="ct94919481916224">
          <text:deletion>
            <office:change-info>
              <dc:creator>Julia Ringo</dc:creator>
              <dc:date>2023-10-21T07:24:00</dc:date>
            </office:change-info>
            <text:p text:style-name="Text_20_body"><text:span text:style-name="T1">the </text:span></text:p>
          </text:deletion>
        </text:changed-region>
        <text:changed-region xml:id="ct94919481917920" text:id="ct94919481917920">
          <text:deletion>
            <office:change-info>
              <dc:creator>Julia Ringo</dc:creator>
              <dc:date>2023-10-21T07:24:00</dc:date>
            </office:change-info>
            <text:p text:style-name="Text_20_body"><text:span text:style-name="T1">cost </text:span></text:p>
          </text:deletion>
        </text:changed-region>
        <text:changed-region xml:id="ct94919474712880" text:id="ct94919474712880">
          <text:deletion>
            <office:change-info>
              <dc:creator>Julia Ringo</dc:creator>
              <dc:date>2023-10-05T13:15:00</dc:date>
            </office:change-info>
            <text:p text:style-name="Text_20_body"><text:span text:style-name="T1"><text:s/>— </text:span></text:p>
          </text:deletion>
        </text:changed-region>
        <text:changed-region xml:id="ct94919481920144" text:id="ct94919481920144">
          <text:insertion>
            <office:change-info>
              <dc:creator>Julia Ringo</dc:creator>
              <dc:date>2023-10-05T13:15:00</dc:date>
            </office:change-info>
          </text:insertion>
        </text:changed-region>
        <text:changed-region xml:id="ct94919481922640" text:id="ct94919481922640">
          <text:insertion>
            <office:change-info>
              <dc:creator>Julia Ringo</dc:creator>
              <dc:date>2023-10-21T07:24:00</dc:date>
            </office:change-info>
          </text:insertion>
        </text:changed-region>
        <text:changed-region xml:id="ct94919481904288" text:id="ct94919481904288">
          <text:deletion>
            <office:change-info>
              <dc:creator>Julia Ringo</dc:creator>
              <dc:date>2023-10-21T07:24:00</dc:date>
            </office:change-info>
            <text:p text:style-name="Text_20_body"><text:span text:style-name="T1"><text:s/></text:span></text:p>
          </text:deletion>
        </text:changed-region>
        <text:changed-region xml:id="ct94919481877536" text:id="ct94919481877536">
          <text:deletion>
            <office:change-info>
              <dc:creator>Julia Ringo</dc:creator>
              <dc:date>2023-10-21T07:24:00</dc:date>
            </office:change-info>
            <text:p text:style-name="Text_20_body"><text:span text:style-name="T1">Captain </text:span></text:p>
          </text:deletion>
        </text:changed-region>
        <text:changed-region xml:id="ct94919474713312" text:id="ct94919474713312">
          <text:insertion>
            <office:change-info>
              <dc:creator>Julia Ringo</dc:creator>
              <dc:date>2023-10-21T07:25:00</dc:date>
            </office:change-info>
          </text:insertion>
        </text:changed-region>
        <text:changed-region xml:id="ct94919481898608" text:id="ct94919481898608">
          <text:deletion>
            <office:change-info>
              <dc:creator>Julia Ringo</dc:creator>
              <dc:date>2023-10-21T07:25:00</dc:date>
            </office:change-info>
            <text:p text:style-name="Text_20_body"><text:span text:style-name="T1">the </text:span></text:p>
          </text:deletion>
        </text:changed-region>
        <text:changed-region xml:id="ct94919481932880" text:id="ct94919481932880">
          <text:deletion>
            <office:change-info>
              <dc:creator>Julia Ringo</dc:creator>
              <dc:date>2023-10-21T07:25:00</dc:date>
            </office:change-info>
            <text:p text:style-name="Text_20_body"><text:span text:style-name="T1"><text:s/>of Stilt City</text:span></text:p>
          </text:deletion>
        </text:changed-region>
        <text:changed-region xml:id="ct94919474718944" text:id="ct94919474718944">
          <text:insertion>
            <office:change-info>
              <dc:creator>Julia Ringo</dc:creator>
              <dc:date>2023-10-21T07:25:00</dc:date>
            </office:change-info>
          </text:insertion>
        </text:changed-region>
        <text:changed-region xml:id="ct94919481939840" text:id="ct94919481939840">
          <text:insertion>
            <office:change-info>
              <dc:creator>Julia Ringo</dc:creator>
              <dc:date>2023-10-21T07:26:00</dc:date>
            </office:change-info>
          </text:insertion>
        </text:changed-region>
        <text:changed-region xml:id="ct94919481945232" text:id="ct94919481945232">
          <text:insertion>
            <office:change-info>
              <dc:creator>Julia Ringo</dc:creator>
              <dc:date>2023-10-21T07:26:00</dc:date>
            </office:change-info>
          </text:insertion>
        </text:changed-region>
        <text:changed-region xml:id="ct94919481947248" text:id="ct94919481947248">
          <text:deletion>
            <office:change-info>
              <dc:creator>Julia Ringo</dc:creator>
              <dc:date>2023-10-21T07:26:00</dc:date>
            </office:change-info>
            <text:p text:style-name="Text_20_body"><text:span text:style-name="T1">H</text:span></text:p>
          </text:deletion>
        </text:changed-region>
        <text:changed-region xml:id="ct94919481948912" text:id="ct94919481948912">
          <text:deletion>
            <office:change-info>
              <dc:creator>Julia Ringo</dc:creator>
              <dc:date>2023-10-05T13:15:00</dc:date>
            </office:change-info>
            <text:p text:style-name="Text_20_body"><text:span text:style-name="T1"><text:s/>— </text:span></text:p>
          </text:deletion>
        </text:changed-region>
        <text:changed-region xml:id="ct94919481857360" text:id="ct94919481857360">
          <text:insertion>
            <office:change-info>
              <dc:creator>Julia Ringo</dc:creator>
              <dc:date>2023-10-05T13:15:00</dc:date>
            </office:change-info>
          </text:insertion>
        </text:changed-region>
        <text:changed-region xml:id="ct94919481961232" text:id="ct94919481961232">
          <text:insertion>
            <office:change-info>
              <dc:creator>Julia Ringo</dc:creator>
              <dc:date>2023-10-21T07:27:00</dc:date>
            </office:change-info>
          </text:insertion>
        </text:changed-region>
        <text:changed-region xml:id="ct94919481901968" text:id="ct94919481901968">
          <text:deletion>
            <office:change-info>
              <dc:creator>Julia Ringo</dc:creator>
              <dc:date>2023-10-21T07:27:00</dc:date>
            </office:change-info>
            <text:p text:style-name="Text_20_body"><text:span text:style-name="T1">-</text:span></text:p>
          </text:deletion>
        </text:changed-region>
        <text:changed-region xml:id="ct94919481944448" text:id="ct94919481944448">
          <text:insertion>
            <office:change-info>
              <dc:creator>Julia Ringo</dc:creator>
              <dc:date>2023-10-21T07:26:00</dc:date>
            </office:change-info>
          </text:insertion>
        </text:changed-region>
        <text:changed-region xml:id="ct94919481933984" text:id="ct94919481933984">
          <text:deletion>
            <office:change-info>
              <dc:creator>Julia Ringo</dc:creator>
              <dc:date>2023-10-21T07:26:00</dc:date>
            </office:change-info>
            <text:p text:style-name="Text_20_body"><text:span text:style-name="T1">-</text:span></text:p>
          </text:deletion>
        </text:changed-region>
        <text:changed-region xml:id="ct94919481962864" text:id="ct94919481962864">
          <text:insertion>
            <office:change-info>
              <dc:creator>Julia Ringo</dc:creator>
              <dc:date>2023-10-21T07:27:00</dc:date>
            </office:change-info>
          </text:insertion>
        </text:changed-region>
        <text:changed-region xml:id="ct94919481963152" text:id="ct94919481963152">
          <text:deletion>
            <office:change-info>
              <dc:creator>Julia Ringo</dc:creator>
              <dc:date>2023-10-21T07:27:00</dc:date>
            </office:change-info>
            <text:p text:style-name="Text_20_body"><text:span text:style-name="T1"><text:s/>residents </text:span></text:p>
          </text:deletion>
        </text:changed-region>
        <text:changed-region xml:id="ct94919481946352" text:id="ct94919481946352">
          <text:deletion>
            <office:change-info>
              <dc:creator>Julia Ringo</dc:creator>
              <dc:date>2023-10-05T13:15:00</dc:date>
            </office:change-info>
            <text:p text:style-name="Text_20_body"><text:span text:style-name="T1"><text:s/>— </text:span></text:p>
          </text:deletion>
        </text:changed-region>
        <text:changed-region xml:id="ct94919481961520" text:id="ct94919481961520">
          <text:insertion>
            <office:change-info>
              <dc:creator>Julia Ringo</dc:creator>
              <dc:date>2023-10-05T13:15:00</dc:date>
            </office:change-info>
          </text:insertion>
        </text:changed-region>
        <text:changed-region xml:id="ct94919481944896" text:id="ct94919481944896">
          <text:deletion>
            <office:change-info>
              <dc:creator>Julia Ringo</dc:creator>
              <dc:date>2023-10-21T07:27:00</dc:date>
            </office:change-info>
            <text:p text:style-name="Text_20_body"><text:span text:style-name="T1">and</text:span></text:p>
          </text:deletion>
        </text:changed-region>
        <text:changed-region xml:id="ct94919481973616" text:id="ct94919481973616">
          <text:insertion>
            <office:change-info>
              <dc:creator>Julia Ringo</dc:creator>
              <dc:date>2023-10-21T07:27:00</dc:date>
            </office:change-info>
          </text:insertion>
        </text:changed-region>
        <text:changed-region xml:id="ct94919481975248" text:id="ct94919481975248">
          <text:insertion>
            <office:change-info>
              <dc:creator>Julia Ringo</dc:creator>
              <dc:date>2023-10-21T07:27:00</dc:date>
            </office:change-info>
          </text:insertion>
        </text:changed-region>
        <text:changed-region xml:id="ct94919481976208" text:id="ct94919481976208">
          <text:deletion>
            <office:change-info>
              <dc:creator>Julia Ringo</dc:creator>
              <dc:date>2023-10-21T07:27:00</dc:date>
            </office:change-info>
            <text:p text:style-name="Text_20_body"><text:span text:style-name="T1">then </text:span></text:p>
          </text:deletion>
        </text:changed-region>
        <text:changed-region xml:id="ct94919481973904" text:id="ct94919481973904">
          <text:insertion>
            <office:change-info>
              <dc:creator>Julia Ringo</dc:creator>
              <dc:date>2023-10-21T07:28:00</dc:date>
            </office:change-info>
          </text:insertion>
        </text:changed-region>
        <text:changed-region xml:id="ct94919481984368" text:id="ct94919481984368">
          <text:insertion>
            <office:change-info>
              <dc:creator>Julia Ringo</dc:creator>
              <dc:date>2023-10-21T07:28:00</dc:date>
            </office:change-info>
          </text:insertion>
        </text:changed-region>
        <text:changed-region xml:id="ct94919481984656" text:id="ct94919481984656">
          <text:deletion>
            <office:change-info>
              <dc:creator>Julia Ringo</dc:creator>
              <dc:date>2023-10-21T07:28:00</dc:date>
            </office:change-info>
            <text:p text:style-name="Text_20_body"><text:span text:style-name="T1">‘</text:span></text:p>
          </text:deletion>
        </text:changed-region>
        <text:changed-region xml:id="ct94919481985616" text:id="ct94919481985616">
          <text:insertion>
            <office:change-info>
              <dc:creator>Julia Ringo</dc:creator>
              <dc:date>2023-10-21T07:28:00</dc:date>
            </office:change-info>
          </text:insertion>
        </text:changed-region>
        <text:changed-region xml:id="ct94919481985904" text:id="ct94919481985904">
          <text:deletion>
            <office:change-info>
              <dc:creator>Julia Ringo</dc:creator>
              <dc:date>2023-10-21T07:28:00</dc:date>
            </office:change-info>
            <text:p text:style-name="Text_20_body"><text:span text:style-name="T1">’</text:span></text:p>
          </text:deletion>
        </text:changed-region>
        <text:changed-region xml:id="ct94919481987536" text:id="ct94919481987536">
          <text:insertion>
            <office:change-info>
              <dc:creator>Julia Ringo</dc:creator>
              <dc:date>2023-10-21T07:28:00</dc:date>
            </office:change-info>
          </text:insertion>
        </text:changed-region>
        <text:changed-region xml:id="ct94919473457568" text:id="ct94919473457568">
          <text:deletion>
            <office:change-info>
              <dc:creator>Julia Ringo</dc:creator>
              <dc:date>2023-10-21T07:28:00</dc:date>
            </office:change-info>
            <text:p text:style-name="Text_20_body"><text:span text:style-name="T1"><text:s/></text:span></text:p>
          </text:deletion>
        </text:changed-region>
        <text:changed-region xml:id="ct94919481849424" text:id="ct94919481849424">
          <text:deletion>
            <office:change-info>
              <dc:creator>Julia Ringo</dc:creator>
              <dc:date>2023-10-05T13:15:00</dc:date>
            </office:change-info>
            <text:p text:style-name="Text_20_body"><text:span text:style-name="T1"><text:s/>— </text:span></text:p>
          </text:deletion>
        </text:changed-region>
        <text:changed-region xml:id="ct94919481990032" text:id="ct94919481990032">
          <text:insertion>
            <office:change-info>
              <dc:creator>Julia Ringo</dc:creator>
              <dc:date>2023-10-05T13:15:00</dc:date>
            </office:change-info>
          </text:insertion>
        </text:changed-region>
        <text:changed-region xml:id="ct94919481986192" text:id="ct94919481986192">
          <text:deletion>
            <office:change-info>
              <dc:creator>Julia Ringo</dc:creator>
              <dc:date>2023-10-21T07:28:00</dc:date>
            </office:change-info>
            <text:p text:style-name="Text_20_body"><text:span text:style-name="T1">10 </text:span></text:p>
          </text:deletion>
        </text:changed-region>
        <text:changed-region xml:id="ct94919481986480" text:id="ct94919481986480">
          <text:insertion>
            <office:change-info>
              <dc:creator>Julia Ringo</dc:creator>
              <dc:date>2023-10-21T07:28:00</dc:date>
            </office:change-info>
          </text:insertion>
        </text:changed-region>
        <text:changed-region xml:id="ct94919481987248" text:id="ct94919481987248">
          <text:deletion>
            <office:change-info>
              <dc:creator>Julia Ringo</dc:creator>
              <dc:date>2023-10-05T13:15:00</dc:date>
            </office:change-info>
            <text:p text:style-name="Text_20_body"><text:span text:style-name="T1"><text:s/>— </text:span></text:p>
          </text:deletion>
        </text:changed-region>
        <text:changed-region xml:id="ct94919482003360" text:id="ct94919482003360">
          <text:insertion>
            <office:change-info>
              <dc:creator>Julia Ringo</dc:creator>
              <dc:date>2023-10-05T13:15:00</dc:date>
            </office:change-info>
          </text:insertion>
        </text:changed-region>
        <text:changed-region xml:id="ct94919482005328" text:id="ct94919482005328">
          <text:deletion>
            <office:change-info>
              <dc:creator>Julia Ringo</dc:creator>
              <dc:date>2023-10-05T13:15:00</dc:date>
            </office:change-info>
            <text:p text:style-name="Text_20_body"><text:span text:style-name="T1"><text:s/>— </text:span></text:p>
          </text:deletion>
        </text:changed-region>
        <text:changed-region xml:id="ct94919482006288" text:id="ct94919482006288">
          <text:insertion>
            <office:change-info>
              <dc:creator>Julia Ringo</dc:creator>
              <dc:date>2023-10-05T13:15:00</dc:date>
            </office:change-info>
          </text:insertion>
        </text:changed-region>
        <text:changed-region xml:id="ct94919482007248" text:id="ct94919482007248">
          <text:insertion>
            <office:change-info>
              <dc:creator>Julia Ringo</dc:creator>
              <dc:date>2023-10-21T07:28:00</dc:date>
            </office:change-info>
          </text:insertion>
        </text:changed-region>
        <text:changed-region xml:id="ct94919482022496" text:id="ct94919482022496">
          <text:insertion>
            <office:change-info>
              <dc:creator>Julia Ringo</dc:creator>
              <dc:date>2023-10-21T07:29:00</dc:date>
            </office:change-info>
          </text:insertion>
        </text:changed-region>
        <text:changed-region xml:id="ct94919482022784" text:id="ct94919482022784">
          <text:deletion>
            <office:change-info>
              <dc:creator>Julia Ringo</dc:creator>
              <dc:date>2023-10-21T07:29:00</dc:date>
            </office:change-info>
            <text:p text:style-name="Text_20_body"><text:span text:style-name="T1">,</text:span></text:p>
          </text:deletion>
        </text:changed-region>
        <text:changed-region xml:id="ct94919482023744" text:id="ct94919482023744">
          <text:insertion>
            <office:change-info>
              <dc:creator>Julia Ringo</dc:creator>
              <dc:date>2023-10-21T07:29:00</dc:date>
            </office:change-info>
          </text:insertion>
        </text:changed-region>
        <text:changed-region xml:id="ct94919473386640" text:id="ct94919473386640">
          <text:deletion>
            <office:change-info>
              <dc:creator>Julia Ringo</dc:creator>
              <dc:date>2023-10-21T07:29:00</dc:date>
            </office:change-info>
            <text:p text:style-name="Text_20_body"><text:span text:style-name="T1">w</text:span></text:p>
          </text:deletion>
        </text:changed-region>
        <text:changed-region xml:id="ct94919482023072" text:id="ct94919482023072">
          <text:insertion>
            <office:change-info>
              <dc:creator>Julia Ringo</dc:creator>
              <dc:date>2023-10-21T07:29:00</dc:date>
            </office:change-info>
          </text:insertion>
        </text:changed-region>
        <text:changed-region xml:id="ct94919482024848" text:id="ct94919482024848">
          <text:deletion>
            <office:change-info>
              <dc:creator>Julia Ringo</dc:creator>
              <dc:date>2023-10-05T13:15:00</dc:date>
            </office:change-info>
            <text:p text:style-name="Text_20_body"><text:span text:style-name="T1"><text:s/>— </text:span></text:p>
          </text:deletion>
        </text:changed-region>
        <text:changed-region xml:id="ct94919482034352" text:id="ct94919482034352">
          <text:insertion>
            <office:change-info>
              <dc:creator>Julia Ringo</dc:creator>
              <dc:date>2023-10-05T13:15:00</dc:date>
            </office:change-info>
          </text:insertion>
        </text:changed-region>
        <text:changed-region xml:id="ct94919482025136" text:id="ct94919482025136">
          <text:deletion>
            <office:change-info>
              <dc:creator>Julia Ringo</dc:creator>
              <dc:date>2023-10-10T11:08:00</dc:date>
            </office:change-info>
            <text:p text:style-name="Text_20_body"><text:span text:style-name="T1">…</text:span></text:p>
          </text:deletion>
        </text:changed-region>
        <text:changed-region xml:id="ct94919482036128" text:id="ct94919482036128">
          <text:insertion>
            <office:change-info>
              <dc:creator>Julia Ringo</dc:creator>
              <dc:date>2023-10-10T11:08:00</dc:date>
            </office:change-info>
          </text:insertion>
        </text:changed-region>
        <text:changed-region xml:id="ct94919482036752" text:id="ct94919482036752">
          <text:deletion>
            <office:change-info>
              <dc:creator>Julia Ringo</dc:creator>
              <dc:date>2023-10-21T07:29:00</dc:date>
            </office:change-info>
            <text:p text:style-name="Text_20_body"><text:span text:style-name="T1">”</text:span></text:p>
          </text:deletion>
        </text:changed-region>
        <text:changed-region xml:id="ct94919473388912" text:id="ct94919473388912">
          <text:deletion>
            <office:change-info>
              <dc:creator>Julia Ringo</dc:creator>
              <dc:date>2023-10-10T11:08:00</dc:date>
            </office:change-info>
            <text:p text:style-name="Text_20_body"><text:span text:style-name="T1">…</text:span></text:p>
          </text:deletion>
        </text:changed-region>
        <text:changed-region xml:id="ct94919482040208" text:id="ct94919482040208">
          <text:insertion>
            <office:change-info>
              <dc:creator>Julia Ringo</dc:creator>
              <dc:date>2023-10-10T11:08:00</dc:date>
            </office:change-info>
          </text:insertion>
        </text:changed-region>
        <text:changed-region xml:id="ct94919482041840" text:id="ct94919482041840">
          <text:insertion>
            <office:change-info>
              <dc:creator>Julia Ringo</dc:creator>
              <dc:date>2023-10-21T07:29:00</dc:date>
            </office:change-info>
          </text:insertion>
        </text:changed-region>
        <text:changed-region xml:id="ct94919482039536" text:id="ct94919482039536">
          <text:insertion>
            <office:change-info>
              <dc:creator>Julia Ringo</dc:creator>
              <dc:date>2023-10-21T07:29:00</dc:date>
            </office:change-info>
          </text:insertion>
        </text:changed-region>
        <text:changed-region xml:id="ct94919482043280" text:id="ct94919482043280">
          <text:deletion>
            <office:change-info>
              <dc:creator>Julia Ringo</dc:creator>
              <dc:date>2023-10-21T07:29:00</dc:date>
            </office:change-info>
            <text:p text:style-name="Text_20_body"><text:span text:style-name="T1">,</text:span></text:p>
          </text:deletion>
        </text:changed-region>
        <text:changed-region xml:id="ct94919482049328" text:id="ct94919482049328">
          <text:insertion>
            <office:change-info>
              <dc:creator>Julia Ringo</dc:creator>
              <dc:date>2023-10-21T07:29:00</dc:date>
            </office:change-info>
          </text:insertion>
        </text:changed-region>
        <text:changed-region xml:id="ct94919482039824" text:id="ct94919482039824">
          <text:insertion>
            <office:change-info>
              <dc:creator>Julia Ringo</dc:creator>
              <dc:date>2023-10-21T07:30:00</dc:date>
            </office:change-info>
          </text:insertion>
        </text:changed-region>
        <text:changed-region xml:id="ct94919482041312" text:id="ct94919482041312">
          <text:deletion>
            <office:change-info>
              <dc:creator>Julia Ringo</dc:creator>
              <dc:date>2023-10-21T07:30:00</dc:date>
            </office:change-info>
            <text:p text:style-name="Text_20_body"><text:span text:style-name="T1">S</text:span></text:p>
          </text:deletion>
        </text:changed-region>
        <text:changed-region xml:id="ct94919482059936" text:id="ct94919482059936">
          <text:insertion>
            <office:change-info>
              <dc:creator>Julia Ringo</dc:creator>
              <dc:date>2023-10-21T07:30:00</dc:date>
            </office:change-info>
          </text:insertion>
        </text:changed-region>
        <text:changed-region xml:id="ct94919473381056" text:id="ct94919473381056">
          <text:insertion>
            <office:change-info>
              <dc:creator>Julia Ringo</dc:creator>
              <dc:date>2023-10-21T07:30:00</dc:date>
            </office:change-info>
          </text:insertion>
        </text:changed-region>
        <text:changed-region xml:id="ct94919482064352" text:id="ct94919482064352">
          <text:deletion>
            <office:change-info>
              <dc:creator>Julia Ringo</dc:creator>
              <dc:date>2023-10-21T07:30:00</dc:date>
            </office:change-info>
            <text:p text:style-name="Text_20_body"><text:span text:style-name="T1">.”</text:span></text:p>
          </text:deletion>
        </text:changed-region>
        <text:changed-region xml:id="ct94919482071296" text:id="ct94919482071296">
          <text:insertion>
            <office:change-info>
              <dc:creator>Julia Ringo</dc:creator>
              <dc:date>2023-10-21T07:30:00</dc:date>
            </office:change-info>
          </text:insertion>
        </text:changed-region>
        <text:changed-region xml:id="ct94919482061184" text:id="ct94919482061184">
          <text:deletion>
            <office:change-info>
              <dc:creator>Julia Ringo</dc:creator>
              <dc:date>2023-10-21T07:31:00</dc:date>
            </office:change-info>
            <text:p text:style-name="Text_20_body"><text:span text:style-name="T1">l</text:span></text:p>
          </text:deletion>
        </text:changed-region>
        <text:changed-region xml:id="ct94919482086208" text:id="ct94919482086208">
          <text:deletion>
            <office:change-info>
              <dc:creator>Julia Ringo</dc:creator>
              <dc:date>2023-10-05T13:15:00</dc:date>
            </office:change-info>
            <text:p text:style-name="Text_20_body"><text:span text:style-name="T1"><text:s/>— </text:span></text:p>
          </text:deletion>
        </text:changed-region>
        <text:changed-region xml:id="ct94919482087168" text:id="ct94919482087168">
          <text:insertion>
            <office:change-info>
              <dc:creator>Julia Ringo</dc:creator>
              <dc:date>2023-10-05T13:15:00</dc:date>
            </office:change-info>
          </text:insertion>
        </text:changed-region>
        <text:changed-region xml:id="ct94919482088128" text:id="ct94919482088128">
          <text:deletion>
            <office:change-info>
              <dc:creator>Julia Ringo</dc:creator>
              <dc:date>2023-10-05T13:15:00</dc:date>
            </office:change-info>
            <text:p text:style-name="Text_20_body"><text:span text:style-name="T1"><text:s/>— </text:span></text:p>
          </text:deletion>
        </text:changed-region>
        <text:changed-region xml:id="ct94919482089792" text:id="ct94919482089792">
          <text:insertion>
            <office:change-info>
              <dc:creator>Julia Ringo</dc:creator>
              <dc:date>2023-10-05T13:15:00</dc:date>
            </office:change-info>
          </text:insertion>
        </text:changed-region>
        <text:changed-region xml:id="ct94919473383280" text:id="ct94919473383280">
          <text:insertion>
            <office:change-info>
              <dc:creator>Julia Ringo</dc:creator>
              <dc:date>2023-10-21T07:31:00</dc:date>
            </office:change-info>
          </text:insertion>
        </text:changed-region>
        <text:changed-region xml:id="ct94919482113472" text:id="ct94919482113472">
          <text:deletion>
            <office:change-info>
              <dc:creator>Julia Ringo</dc:creator>
              <dc:date>2023-10-05T13:15:00</dc:date>
            </office:change-info>
            <text:p text:style-name="Text_20_body"><text:span text:style-name="T1"><text:s/>— </text:span></text:p>
          </text:deletion>
        </text:changed-region>
        <text:changed-region xml:id="ct94919482114096" text:id="ct94919482114096">
          <text:insertion>
            <office:change-info>
              <dc:creator>Julia Ringo</dc:creator>
              <dc:date>2023-10-05T13:15:00</dc:date>
            </office:change-info>
          </text:insertion>
        </text:changed-region>
        <text:changed-region xml:id="ct94919482064640" text:id="ct94919482064640">
          <text:insertion>
            <office:change-info>
              <dc:creator>Julia Ringo</dc:creator>
              <dc:date>2023-10-21T07:32:00</dc:date>
            </office:change-info>
          </text:insertion>
        </text:changed-region>
        <text:changed-region xml:id="ct94919482123776" text:id="ct94919482123776">
          <text:insertion>
            <office:change-info>
              <dc:creator>Julia Ringo</dc:creator>
              <dc:date>2023-10-21T07:32:00</dc:date>
            </office:change-info>
          </text:insertion>
        </text:changed-region>
        <text:changed-region xml:id="ct94919482118096" text:id="ct94919482118096">
          <text:insertion>
            <office:change-info>
              <dc:creator>Julia Ringo</dc:creator>
              <dc:date>2023-10-21T07:32:00</dc:date>
            </office:change-info>
          </text:insertion>
        </text:changed-region>
        <text:changed-region xml:id="ct94919473315456" text:id="ct94919473315456">
          <text:format-change>
            <office:change-info>
              <dc:creator>Julia Ringo</dc:creator>
              <dc:date>2023-10-21T07:33:00</dc:date>
            </office:change-info>
          </text:format-change>
        </text:changed-region>
        <text:changed-region xml:id="ct94919482141584" text:id="ct94919482141584">
          <text:insertion>
            <office:change-info>
              <dc:creator>Julia Ringo</dc:creator>
              <dc:date>2023-10-21T07:33:00</dc:date>
            </office:change-info>
          </text:insertion>
        </text:changed-region>
        <text:changed-region xml:id="ct94919482108000" text:id="ct94919482108000">
          <text:deletion>
            <office:change-info>
              <dc:creator>Julia Ringo</dc:creator>
              <dc:date>2023-10-21T07:33:00</dc:date>
            </office:change-info>
            <text:p text:style-name="Text_20_body"><text:span text:style-name="T1">-</text:span></text:p>
          </text:deletion>
        </text:changed-region>
        <text:changed-region xml:id="ct94919482139296" text:id="ct94919482139296">
          <text:insertion>
            <office:change-info>
              <dc:creator>Julia Ringo</dc:creator>
              <dc:date>2023-10-21T07:33:00</dc:date>
            </office:change-info>
          </text:insertion>
        </text:changed-region>
        <text:changed-region xml:id="ct94919482113760" text:id="ct94919482113760">
          <text:deletion>
            <office:change-info>
              <dc:creator>Julia Ringo</dc:creator>
              <dc:date>2023-10-21T07:33:00</dc:date>
            </office:change-info>
            <text:p text:style-name="Text_20_body"><text:span text:style-name="T1">-</text:span></text:p>
          </text:deletion>
        </text:changed-region>
        <text:changed-region xml:id="ct94919482149520" text:id="ct94919482149520">
          <text:insertion>
            <office:change-info>
              <dc:creator>Julia Ringo</dc:creator>
              <dc:date>2023-10-21T07:34:00</dc:date>
            </office:change-info>
          </text:insertion>
        </text:changed-region>
        <text:changed-region xml:id="ct94919482121440" text:id="ct94919482121440">
          <text:insertion>
            <office:change-info>
              <dc:creator>Julia Ringo</dc:creator>
              <dc:date>2023-10-21T07:34:00</dc:date>
            </office:change-info>
          </text:insertion>
        </text:changed-region>
        <text:changed-region xml:id="ct94919482117040" text:id="ct94919482117040">
          <text:insertion>
            <office:change-info>
              <dc:creator>Julia Ringo</dc:creator>
              <dc:date>2023-10-21T07:34:00</dc:date>
            </office:change-info>
          </text:insertion>
        </text:changed-region>
        <text:changed-region xml:id="ct94919482160944" text:id="ct94919482160944">
          <text:insertion>
            <office:change-info>
              <dc:creator>Julia Ringo</dc:creator>
              <dc:date>2023-10-21T07:34:00</dc:date>
            </office:change-info>
          </text:insertion>
        </text:changed-region>
        <text:changed-region xml:id="ct94919482163056" text:id="ct94919482163056">
          <text:insertion>
            <office:change-info>
              <dc:creator>Julia Ringo</dc:creator>
              <dc:date>2023-10-21T07:34:00</dc:date>
            </office:change-info>
          </text:insertion>
        </text:changed-region>
        <text:changed-region xml:id="ct94919482170976" text:id="ct94919482170976">
          <text:insertion>
            <office:change-info>
              <dc:creator>Julia Ringo</dc:creator>
              <dc:date>2023-10-21T07:35:00</dc:date>
            </office:change-info>
          </text:insertion>
        </text:changed-region>
        <text:changed-region xml:id="ct94919482171264" text:id="ct94919482171264">
          <text:deletion>
            <office:change-info>
              <dc:creator>Julia Ringo</dc:creator>
              <dc:date>2023-10-21T07:35:00</dc:date>
            </office:change-info>
            <text:p text:style-name="Text_20_body"><text:span text:style-name="T1">D</text:span></text:p>
          </text:deletion>
        </text:changed-region>
        <text:changed-region xml:id="ct94919482172896" text:id="ct94919482172896">
          <text:insertion>
            <office:change-info>
              <dc:creator>Julia Ringo</dc:creator>
              <dc:date>2023-10-21T07:35:00</dc:date>
            </office:change-info>
          </text:insertion>
        </text:changed-region>
        <text:changed-region xml:id="ct94919476472400" text:id="ct94919476472400">
          <text:deletion>
            <office:change-info>
              <dc:creator>Julia Ringo</dc:creator>
              <dc:date>2023-10-21T07:35:00</dc:date>
            </office:change-info>
            <text:p text:style-name="Text_20_body"><text:span text:style-name="T1">B</text:span></text:p>
          </text:deletion>
        </text:changed-region>
        <text:changed-region xml:id="ct94919482171552" text:id="ct94919482171552">
          <text:insertion>
            <office:change-info>
              <dc:creator>Julia Ringo</dc:creator>
              <dc:date>2023-10-21T07:35:00</dc:date>
            </office:change-info>
          </text:insertion>
        </text:changed-region>
        <text:changed-region xml:id="ct94919482183888" text:id="ct94919482183888">
          <text:insertion>
            <office:change-info>
              <dc:creator>Julia Ringo</dc:creator>
              <dc:date>2023-10-21T07:35:00</dc:date>
            </office:change-info>
          </text:insertion>
        </text:changed-region>
        <text:changed-region xml:id="ct94919482188304" text:id="ct94919482188304">
          <text:deletion>
            <office:change-info>
              <dc:creator>Julia Ringo</dc:creator>
              <dc:date>2023-10-10T11:08:00</dc:date>
            </office:change-info>
            <text:p text:style-name="Text_20_body"><text:span text:style-name="T1">…</text:span></text:p>
          </text:deletion>
        </text:changed-region>
        <text:changed-region xml:id="ct94919482188928" text:id="ct94919482188928">
          <text:insertion>
            <office:change-info>
              <dc:creator>Julia Ringo</dc:creator>
              <dc:date>2023-10-10T11:08:00</dc:date>
            </office:change-info>
          </text:insertion>
        </text:changed-region>
        <text:changed-region xml:id="ct94919482192384" text:id="ct94919482192384">
          <text:insertion>
            <office:change-info>
              <dc:creator>Julia Ringo</dc:creator>
              <dc:date>2023-10-21T07:35:00</dc:date>
            </office:change-info>
          </text:insertion>
        </text:changed-region>
        <text:changed-region xml:id="ct94919482192672" text:id="ct94919482192672">
          <text:deletion>
            <office:change-info>
              <dc:creator>Julia Ringo</dc:creator>
              <dc:date>2023-10-21T07:35:00</dc:date>
            </office:change-info>
            <text:p text:style-name="Text_20_body"><text:span text:style-name="T1">,</text:span></text:p>
          </text:deletion>
        </text:changed-region>
        <text:changed-region xml:id="ct94919482201792" text:id="ct94919482201792">
          <text:insertion>
            <office:change-info>
              <dc:creator>Julia Ringo</dc:creator>
              <dc:date>2023-10-21T07:35:00</dc:date>
            </office:change-info>
          </text:insertion>
        </text:changed-region>
        <text:changed-region xml:id="ct94919482202752" text:id="ct94919482202752">
          <text:deletion>
            <office:change-info>
              <dc:creator>Julia Ringo</dc:creator>
              <dc:date>2023-10-21T07:36:00</dc:date>
            </office:change-info>
            <text:p text:style-name="Text_20_body"><text:span text:style-name="T1">,</text:span></text:p>
          </text:deletion>
        </text:changed-region>
        <text:changed-region xml:id="ct94919482202416" text:id="ct94919482202416">
          <text:insertion>
            <office:change-info>
              <dc:creator>Julia Ringo</dc:creator>
              <dc:date>2023-10-21T07:36:00</dc:date>
            </office:change-info>
          </text:insertion>
        </text:changed-region>
        <text:changed-region xml:id="ct94919482211584" text:id="ct94919482211584">
          <text:deletion>
            <office:change-info>
              <dc:creator>Julia Ringo</dc:creator>
              <dc:date>2023-10-21T07:36:00</dc:date>
            </office:change-info>
            <text:p text:style-name="Text_20_body"><text:span text:style-name="T1">Captain </text:span></text:p>
          </text:deletion>
        </text:changed-region>
        <text:changed-region xml:id="ct94919482174144" text:id="ct94919482174144">
          <text:format-change>
            <office:change-info>
              <dc:creator>Julia Ringo</dc:creator>
              <dc:date>2023-10-21T07:36:00</dc:date>
            </office:change-info>
          </text:format-change>
        </text:changed-region>
        <text:changed-region xml:id="ct94919482218496" text:id="ct94919482218496">
          <text:insertion>
            <office:change-info>
              <dc:creator>Julia Ringo</dc:creator>
              <dc:date>2023-10-21T07:36:00</dc:date>
            </office:change-info>
          </text:insertion>
        </text:changed-region>
        <text:changed-region xml:id="ct94919482219456" text:id="ct94919482219456">
          <text:deletion>
            <office:change-info>
              <dc:creator>Julia Ringo</dc:creator>
              <dc:date>2023-10-05T13:15:00</dc:date>
            </office:change-info>
            <text:p text:style-name="Text_20_body"><text:span text:style-name="T1"><text:s/>— </text:span></text:p>
          </text:deletion>
        </text:changed-region>
        <text:changed-region xml:id="ct94919482220416" text:id="ct94919482220416">
          <text:insertion>
            <office:change-info>
              <dc:creator>Julia Ringo</dc:creator>
              <dc:date>2023-10-05T13:15:00</dc:date>
            </office:change-info>
          </text:insertion>
        </text:changed-region>
        <text:changed-region xml:id="ct94919482221040" text:id="ct94919482221040">
          <text:deletion>
            <office:change-info>
              <dc:creator>Julia Ringo</dc:creator>
              <dc:date>2023-10-05T13:15:00</dc:date>
            </office:change-info>
            <text:p text:style-name="Text_20_body"><text:span text:style-name="T1"><text:s/>— </text:span></text:p>
          </text:deletion>
        </text:changed-region>
        <text:changed-region xml:id="ct94919482222752" text:id="ct94919482222752">
          <text:insertion>
            <office:change-info>
              <dc:creator>Julia Ringo</dc:creator>
              <dc:date>2023-10-05T13:15:00</dc:date>
            </office:change-info>
          </text:insertion>
        </text:changed-region>
        <text:changed-region xml:id="ct94919476452528" text:id="ct94919476452528">
          <text:insertion>
            <office:change-info>
              <dc:creator>Julia Ringo</dc:creator>
              <dc:date>2023-10-21T07:36:00</dc:date>
            </office:change-info>
          </text:insertion>
        </text:changed-region>
        <text:changed-region xml:id="ct94919482231248" text:id="ct94919482231248">
          <text:insertion>
            <office:change-info>
              <dc:creator>Julia Ringo</dc:creator>
              <dc:date>2023-10-21T07:36:00</dc:date>
            </office:change-info>
          </text:insertion>
        </text:changed-region>
        <text:changed-region xml:id="ct94919482231536" text:id="ct94919482231536">
          <text:deletion>
            <office:change-info>
              <dc:creator>Julia Ringo</dc:creator>
              <dc:date>2023-10-21T07:36:00</dc:date>
            </office:change-info>
            <text:p text:style-name="Text_20_body"><text:span text:style-name="T1">s</text:span></text:p>
          </text:deletion>
        </text:changed-region>
        <text:changed-region xml:id="ct94919482236096" text:id="ct94919482236096">
          <text:insertion>
            <office:change-info>
              <dc:creator>Julia Ringo</dc:creator>
              <dc:date>2023-10-21T07:36:00</dc:date>
            </office:change-info>
          </text:insertion>
        </text:changed-region>
        <text:changed-region xml:id="ct94919473285152" text:id="ct94919473285152">
          <text:deletion>
            <office:change-info>
              <dc:creator>Julia Ringo</dc:creator>
              <dc:date>2023-10-21T07:36:00</dc:date>
            </office:change-info>
            <text:p text:style-name="Text_20_body"><text:span text:style-name="T1">D</text:span></text:p>
          </text:deletion>
        </text:changed-region>
        <text:changed-region xml:id="ct94919482237728" text:id="ct94919482237728">
          <text:insertion>
            <office:change-info>
              <dc:creator>Julia Ringo</dc:creator>
              <dc:date>2023-10-21T07:36:00</dc:date>
            </office:change-info>
          </text:insertion>
        </text:changed-region>
        <text:changed-region xml:id="ct94919482238016" text:id="ct94919482238016">
          <text:deletion>
            <office:change-info>
              <dc:creator>Julia Ringo</dc:creator>
              <dc:date>2023-10-21T07:36:00</dc:date>
            </office:change-info>
            <text:p text:style-name="Text_20_body"><text:span text:style-name="T1">B</text:span></text:p>
          </text:deletion>
        </text:changed-region>
        <text:changed-region xml:id="ct94919482239648" text:id="ct94919482239648">
          <text:insertion>
            <office:change-info>
              <dc:creator>Julia Ringo</dc:creator>
              <dc:date>2023-10-21T07:37:00</dc:date>
            </office:change-info>
          </text:insertion>
        </text:changed-region>
        <text:changed-region xml:id="ct94919482240608" text:id="ct94919482240608">
          <text:deletion>
            <office:change-info>
              <dc:creator>Julia Ringo</dc:creator>
              <dc:date>2023-10-05T13:15:00</dc:date>
            </office:change-info>
            <text:p text:style-name="Text_20_body"><text:span text:style-name="T1"><text:s/>— </text:span></text:p>
          </text:deletion>
        </text:changed-region>
        <text:changed-region xml:id="ct94919482241568" text:id="ct94919482241568">
          <text:insertion>
            <office:change-info>
              <dc:creator>Julia Ringo</dc:creator>
              <dc:date>2023-10-05T13:15:00</dc:date>
            </office:change-info>
          </text:insertion>
        </text:changed-region>
        <text:changed-region xml:id="ct94919482206544" text:id="ct94919482206544">
          <text:deletion>
            <office:change-info>
              <dc:creator>Julia Ringo</dc:creator>
              <dc:date>2023-10-10T11:08:00</dc:date>
            </office:change-info>
            <text:p text:style-name="Text_20_body"><text:span text:style-name="T1">…</text:span></text:p>
          </text:deletion>
        </text:changed-region>
        <text:changed-region xml:id="ct94919482241232" text:id="ct94919482241232">
          <text:insertion>
            <office:change-info>
              <dc:creator>Julia Ringo</dc:creator>
              <dc:date>2023-10-10T11:08:00</dc:date>
            </office:change-info>
          </text:insertion>
        </text:changed-region>
        <text:changed-region xml:id="ct94919482239936" text:id="ct94919482239936">
          <text:insertion>
            <office:change-info>
              <dc:creator>Julia Ringo</dc:creator>
              <dc:date>2023-10-21T07:37:00</dc:date>
            </office:change-info>
          </text:insertion>
        </text:changed-region>
        <text:changed-region xml:id="ct94919482242672" text:id="ct94919482242672">
          <text:deletion>
            <office:change-info>
              <dc:creator>Julia Ringo</dc:creator>
              <dc:date>2023-10-21T07:37:00</dc:date>
            </office:change-info>
            <text:p text:style-name="Text_20_body"><text:span text:style-name="T1">,</text:span></text:p>
          </text:deletion>
        </text:changed-region>
        <text:changed-region xml:id="ct94919482267920" text:id="ct94919482267920">
          <text:insertion>
            <office:change-info>
              <dc:creator>Julia Ringo</dc:creator>
              <dc:date>2023-10-21T07:37:00</dc:date>
            </office:change-info>
          </text:insertion>
        </text:changed-region>
        <text:changed-region xml:id="ct94919474792336" text:id="ct94919474792336">
          <text:deletion>
            <office:change-info>
              <dc:creator>Julia Ringo</dc:creator>
              <dc:date>2023-10-21T07:37:00</dc:date>
            </office:change-info>
            <text:p text:style-name="Text_20_body"><text:span text:style-name="T1">;</text:span></text:p>
          </text:deletion>
        </text:changed-region>
        <text:changed-region xml:id="ct94919482271040" text:id="ct94919482271040">
          <text:insertion>
            <office:change-info>
              <dc:creator>Julia Ringo</dc:creator>
              <dc:date>2023-10-21T07:37:00</dc:date>
            </office:change-info>
          </text:insertion>
        </text:changed-region>
        <text:changed-region xml:id="ct94919473454080" text:id="ct94919473454080">
          <text:deletion>
            <office:change-info>
              <dc:creator>Julia Ringo</dc:creator>
              <dc:date>2023-10-10T11:08:00</dc:date>
            </office:change-info>
            <text:p text:style-name="Text_20_body"><text:span text:style-name="T1">…</text:span></text:p>
          </text:deletion>
        </text:changed-region>
        <text:changed-region xml:id="ct94919482272000" text:id="ct94919482272000">
          <text:insertion>
            <office:change-info>
              <dc:creator>Julia Ringo</dc:creator>
              <dc:date>2023-10-10T11:08:00</dc:date>
            </office:change-info>
          </text:insertion>
        </text:changed-region>
        <text:changed-region xml:id="ct94919482272960" text:id="ct94919482272960">
          <text:deletion>
            <office:change-info>
              <dc:creator>Julia Ringo</dc:creator>
              <dc:date>2023-10-10T11:08:00</dc:date>
            </office:change-info>
            <text:p text:style-name="Text_20_body"><text:span text:style-name="T1">…</text:span></text:p>
          </text:deletion>
        </text:changed-region>
        <text:changed-region xml:id="ct94919482273248" text:id="ct94919482273248">
          <text:insertion>
            <office:change-info>
              <dc:creator>Julia Ringo</dc:creator>
              <dc:date>2023-10-10T11:08:00</dc:date>
            </office:change-info>
          </text:insertion>
        </text:changed-region>
        <text:changed-region xml:id="ct94919482273536" text:id="ct94919482273536">
          <text:deletion>
            <office:change-info>
              <dc:creator>Julia Ringo</dc:creator>
              <dc:date>2023-10-21T07:37:00</dc:date>
            </office:change-info>
            <text:p text:style-name="Text_20_body"><text:span text:style-name="T1"><text:s/></text:span></text:p>
          </text:deletion>
        </text:changed-region>
        <text:changed-region xml:id="ct94919482273824" text:id="ct94919482273824">
          <text:deletion>
            <office:change-info>
              <dc:creator>Julia Ringo</dc:creator>
              <dc:date>2023-10-05T13:15:00</dc:date>
            </office:change-info>
            <text:p text:style-name="Text_20_body"><text:span text:style-name="T1"><text:s/>— </text:span></text:p>
          </text:deletion>
        </text:changed-region>
        <text:changed-region xml:id="ct94919482281168" text:id="ct94919482281168">
          <text:insertion>
            <office:change-info>
              <dc:creator>Julia Ringo</dc:creator>
              <dc:date>2023-10-05T13:15:00</dc:date>
            </office:change-info>
          </text:insertion>
        </text:changed-region>
        <text:changed-region xml:id="ct94919482286304" text:id="ct94919482286304">
          <text:deletion>
            <office:change-info>
              <dc:creator>Julia Ringo</dc:creator>
              <dc:date>2023-10-05T13:15:00</dc:date>
            </office:change-info>
            <text:p text:style-name="Text_20_body"><text:span text:style-name="T1"><text:s/>— </text:span></text:p>
          </text:deletion>
        </text:changed-region>
        <text:changed-region xml:id="ct94919482286928" text:id="ct94919482286928">
          <text:insertion>
            <office:change-info>
              <dc:creator>Julia Ringo</dc:creator>
              <dc:date>2023-10-05T13:15:00</dc:date>
            </office:change-info>
          </text:insertion>
        </text:changed-region>
        <text:changed-region xml:id="ct94919482287216" text:id="ct94919482287216">
          <text:insertion>
            <office:change-info>
              <dc:creator>Julia Ringo</dc:creator>
              <dc:date>2023-10-21T07:38:00</dc:date>
            </office:change-info>
          </text:insertion>
        </text:changed-region>
        <text:changed-region xml:id="ct94919482184656" text:id="ct94919482184656">
          <text:deletion>
            <office:change-info>
              <dc:creator>Julia Ringo</dc:creator>
              <dc:date>2023-10-21T07:38:00</dc:date>
            </office:change-info>
            <text:p text:style-name="Text_20_body"><text:span text:style-name="T1">S</text:span></text:p>
          </text:deletion>
        </text:changed-region>
        <text:changed-region xml:id="ct94919482302080" text:id="ct94919482302080">
          <text:insertion>
            <office:change-info>
              <dc:creator>Julia Ringo</dc:creator>
              <dc:date>2023-10-21T07:38:00</dc:date>
            </office:change-info>
          </text:insertion>
        </text:changed-region>
        <text:changed-region xml:id="ct94919482286592" text:id="ct94919482286592">
          <text:deletion>
            <office:change-info>
              <dc:creator>Julia Ringo</dc:creator>
              <dc:date>2023-10-21T07:38:00</dc:date>
            </office:change-info>
            <text:p text:style-name="Text_20_body"><text:span text:style-name="T1"><text:s/></text:span></text:p>
          </text:deletion>
        </text:changed-region>
        <text:changed-region xml:id="ct94919474053856" text:id="ct94919474053856">
          <text:insertion>
            <office:change-info>
              <dc:creator>Julia Ringo</dc:creator>
              <dc:date>2023-10-21T07:38:00</dc:date>
            </office:change-info>
          </text:insertion>
        </text:changed-region>
        <text:changed-region xml:id="ct94919482318960" text:id="ct94919482318960">
          <text:deletion>
            <office:change-info>
              <dc:creator>Julia Ringo</dc:creator>
              <dc:date>2023-10-21T07:38:00</dc:date>
            </office:change-info>
            <text:p text:style-name="Text_20_body"><text:span text:style-name="T1">,</text:span></text:p>
          </text:deletion>
        </text:changed-region>
        <text:changed-region xml:id="ct94919482050432" text:id="ct94919482050432">
          <text:insertion>
            <office:change-info>
              <dc:creator>Julia Ringo</dc:creator>
              <dc:date>2023-10-21T07:38:00</dc:date>
            </office:change-info>
          </text:insertion>
        </text:changed-region>
        <text:changed-region xml:id="ct94919482327232" text:id="ct94919482327232">
          <text:deletion>
            <office:change-info>
              <dc:creator>Julia Ringo</dc:creator>
              <dc:date>2023-10-21T07:38:00</dc:date>
            </office:change-info>
            <text:p text:style-name="Text_20_body"><text:span text:style-name="T1">.</text:span></text:p>
          </text:deletion>
        </text:changed-region>
        <text:changed-region xml:id="ct94919482328192" text:id="ct94919482328192">
          <text:insertion>
            <office:change-info>
              <dc:creator>Julia Ringo</dc:creator>
              <dc:date>2023-10-21T07:39:00</dc:date>
            </office:change-info>
          </text:insertion>
        </text:changed-region>
        <text:changed-region xml:id="ct94919482328480" text:id="ct94919482328480">
          <text:deletion>
            <office:change-info>
              <dc:creator>Julia Ringo</dc:creator>
              <dc:date>2023-10-21T07:39:00</dc:date>
            </office:change-info>
            <text:p text:style-name="Text_20_body"><text:span text:style-name="T1">T</text:span></text:p>
          </text:deletion>
        </text:changed-region>
        <text:changed-region xml:id="ct94919482323056" text:id="ct94919482323056">
          <text:insertion>
            <office:change-info>
              <dc:creator>Julia Ringo</dc:creator>
              <dc:date>2023-10-21T07:39:00</dc:date>
            </office:change-info>
          </text:insertion>
        </text:changed-region>
        <text:changed-region xml:id="ct94919482324880" text:id="ct94919482324880">
          <text:deletion>
            <office:change-info>
              <dc:creator>Julia Ringo</dc:creator>
              <dc:date>2023-10-05T13:15:00</dc:date>
            </office:change-info>
            <text:p text:style-name="Text_20_body"><text:span text:style-name="T1"><text:s/>— </text:span></text:p>
          </text:deletion>
        </text:changed-region>
        <text:changed-region xml:id="ct94919482337024" text:id="ct94919482337024">
          <text:insertion>
            <office:change-info>
              <dc:creator>Julia Ringo</dc:creator>
              <dc:date>2023-10-05T13:15:00</dc:date>
            </office:change-info>
          </text:insertion>
        </text:changed-region>
        <text:changed-region xml:id="ct94919482338896" text:id="ct94919482338896">
          <text:insertion>
            <office:change-info>
              <dc:creator>Julia Ringo</dc:creator>
              <dc:date>2023-10-21T07:39:00</dc:date>
            </office:change-info>
          </text:insertion>
        </text:changed-region>
        <text:changed-region xml:id="ct94919482339184" text:id="ct94919482339184">
          <text:deletion>
            <office:change-info>
              <dc:creator>Julia Ringo</dc:creator>
              <dc:date>2023-10-21T07:39:00</dc:date>
            </office:change-info>
            <text:p text:style-name="Text_20_body"><text:span text:style-name="T1"><text:s/></text:span></text:p>
          </text:deletion>
        </text:changed-region>
        <text:changed-region xml:id="ct94919482340144" text:id="ct94919482340144">
          <text:deletion>
            <office:change-info>
              <dc:creator>Julia Ringo</dc:creator>
              <dc:date>2023-10-05T13:15:00</dc:date>
            </office:change-info>
            <text:p text:style-name="Text_20_body"><text:span text:style-name="T1"><text:s/>— </text:span></text:p>
          </text:deletion>
        </text:changed-region>
        <text:changed-region xml:id="ct94919482340768" text:id="ct94919482340768">
          <text:insertion>
            <office:change-info>
              <dc:creator>Julia Ringo</dc:creator>
              <dc:date>2023-10-05T13:15:00</dc:date>
            </office:change-info>
          </text:insertion>
        </text:changed-region>
        <text:changed-region xml:id="ct94919482346848" text:id="ct94919482346848">
          <text:insertion>
            <office:change-info>
              <dc:creator>Julia Ringo</dc:creator>
              <dc:date>2023-10-21T07:39:00</dc:date>
            </office:change-info>
          </text:insertion>
        </text:changed-region>
        <text:changed-region xml:id="ct94919474052848" text:id="ct94919474052848">
          <text:deletion>
            <office:change-info>
              <dc:creator>Julia Ringo</dc:creator>
              <dc:date>2023-10-21T07:39:00</dc:date>
            </office:change-info>
            <text:p text:style-name="Text_20_body"><text:span text:style-name="T1"><text:s/>he was owed</text:span></text:p>
          </text:deletion>
        </text:changed-region>
        <text:changed-region xml:id="ct94919482343248" text:id="ct94919482343248">
          <text:insertion>
            <office:change-info>
              <dc:creator>Julia Ringo</dc:creator>
              <dc:date>2023-10-21T07:39:00</dc:date>
            </office:change-info>
          </text:insertion>
        </text:changed-region>
        <text:changed-region xml:id="ct94919482338576" text:id="ct94919482338576">
          <text:insertion>
            <office:change-info>
              <dc:creator>Julia Ringo</dc:creator>
              <dc:date>2023-10-21T07:40:00</dc:date>
            </office:change-info>
          </text:insertion>
        </text:changed-region>
        <text:changed-region xml:id="ct94919482369776" text:id="ct94919482369776">
          <text:insertion>
            <office:change-info>
              <dc:creator>Julia Ringo</dc:creator>
              <dc:date>2023-10-21T07:40:00</dc:date>
            </office:change-info>
          </text:insertion>
        </text:changed-region>
        <text:changed-region xml:id="ct94919482370064" text:id="ct94919482370064">
          <text:deletion>
            <office:change-info>
              <dc:creator>Julia Ringo</dc:creator>
              <dc:date>2023-10-21T07:40:00</dc:date>
            </office:change-info>
            <text:p text:style-name="Text_20_body"><text:span text:style-name="T1">-</text:span></text:p>
          </text:deletion>
        </text:changed-region>
        <text:changed-region xml:id="ct94919482380432" text:id="ct94919482380432">
          <text:insertion>
            <office:change-info>
              <dc:creator>Julia Ringo</dc:creator>
              <dc:date>2023-10-21T07:40:00</dc:date>
            </office:change-info>
          </text:insertion>
        </text:changed-region>
        <text:changed-region xml:id="ct94919473337488" text:id="ct94919473337488">
          <text:deletion>
            <office:change-info>
              <dc:creator>Julia Ringo</dc:creator>
              <dc:date>2023-10-21T07:40:00</dc:date>
            </office:change-info>
            <text:p text:style-name="Text_20_body"><text:span text:style-name="T1">‘</text:span></text:p>
          </text:deletion>
        </text:changed-region>
        <text:changed-region xml:id="ct94919482381392" text:id="ct94919482381392">
          <text:insertion>
            <office:change-info>
              <dc:creator>Julia Ringo</dc:creator>
              <dc:date>2023-10-21T07:40:00</dc:date>
            </office:change-info>
          </text:insertion>
        </text:changed-region>
        <text:changed-region xml:id="ct94919482381680" text:id="ct94919482381680">
          <text:deletion>
            <office:change-info>
              <dc:creator>Julia Ringo</dc:creator>
              <dc:date>2023-10-21T07:40:00</dc:date>
            </office:change-info>
            <text:p text:style-name="Text_20_body"><text:span text:style-name="T1">’</text:span></text:p>
          </text:deletion>
        </text:changed-region>
        <text:changed-region xml:id="ct94919482380720" text:id="ct94919482380720">
          <text:insertion>
            <office:change-info>
              <dc:creator>Julia Ringo</dc:creator>
              <dc:date>2023-10-21T07:40:00</dc:date>
            </office:change-info>
          </text:insertion>
        </text:changed-region>
        <text:changed-region xml:id="ct94919482390192" text:id="ct94919482390192">
          <text:insertion>
            <office:change-info>
              <dc:creator>Julia Ringo</dc:creator>
              <dc:date>2023-10-21T07:40:00</dc:date>
            </office:change-info>
          </text:insertion>
        </text:changed-region>
        <text:changed-region xml:id="ct94919482397904" text:id="ct94919482397904">
          <text:insertion>
            <office:change-info>
              <dc:creator>Julia Ringo</dc:creator>
              <dc:date>2023-10-21T07:40:00</dc:date>
            </office:change-info>
          </text:insertion>
        </text:changed-region>
        <text:changed-region xml:id="ct94919482401152" text:id="ct94919482401152">
          <text:insertion>
            <office:change-info>
              <dc:creator>Julia Ringo</dc:creator>
              <dc:date>2023-10-21T07:40:00</dc:date>
            </office:change-info>
          </text:insertion>
        </text:changed-region>
        <text:changed-region xml:id="ct94919482402560" text:id="ct94919482402560">
          <text:insertion>
            <office:change-info>
              <dc:creator>Julia Ringo</dc:creator>
              <dc:date>2023-10-21T07:41:00</dc:date>
            </office:change-info>
          </text:insertion>
        </text:changed-region>
        <text:changed-region xml:id="ct94919482399088" text:id="ct94919482399088">
          <text:deletion>
            <office:change-info>
              <dc:creator>Julia Ringo</dc:creator>
              <dc:date>2023-10-21T07:41:00</dc:date>
            </office:change-info>
            <text:p text:style-name="Text_20_body"><text:span text:style-name="T1">,</text:span></text:p>
          </text:deletion>
        </text:changed-region>
        <text:changed-region xml:id="ct94919482318624" text:id="ct94919482318624">
          <text:insertion>
            <office:change-info>
              <dc:creator>Julia Ringo</dc:creator>
              <dc:date>2023-10-21T07:42:00</dc:date>
            </office:change-info>
          </text:insertion>
        </text:changed-region>
        <text:changed-region xml:id="ct94919482449136" text:id="ct94919482449136">
          <text:deletion>
            <office:change-info>
              <dc:creator>Julia Ringo</dc:creator>
              <dc:date>2023-10-21T07:42:00</dc:date>
            </office:change-info>
            <text:p text:style-name="Text_20_body"><text:span text:style-name="T1">they </text:span></text:p>
          </text:deletion>
        </text:changed-region>
        <text:changed-region xml:id="ct94919482450656" text:id="ct94919482450656">
          <text:insertion>
            <office:change-info>
              <dc:creator>Julia Ringo</dc:creator>
              <dc:date>2023-10-21T07:42:00</dc:date>
            </office:change-info>
          </text:insertion>
        </text:changed-region>
        <text:changed-region xml:id="ct94919482451616" text:id="ct94919482451616">
          <text:deletion>
            <office:change-info>
              <dc:creator>Julia Ringo</dc:creator>
              <dc:date>2023-10-21T07:42:00</dc:date>
            </office:change-info>
            <text:p text:style-name="Text_20_body"><text:span text:style-name="T1">they </text:span></text:p>
          </text:deletion>
        </text:changed-region>
        <text:changed-region xml:id="ct94919482453184" text:id="ct94919482453184">
          <text:insertion>
            <office:change-info>
              <dc:creator>Julia Ringo</dc:creator>
              <dc:date>2023-10-21T07:42:00</dc:date>
            </office:change-info>
          </text:insertion>
        </text:changed-region>
        <text:changed-region xml:id="ct94919482455488" text:id="ct94919482455488">
          <text:deletion>
            <office:change-info>
              <dc:creator>Julia Ringo</dc:creator>
              <dc:date>2023-10-21T07:42:00</dc:date>
            </office:change-info>
            <text:p text:style-name="Text_20_body"><text:span text:style-name="T1">they </text:span></text:p>
          </text:deletion>
        </text:changed-region>
        <text:changed-region xml:id="ct94919482457840" text:id="ct94919482457840">
          <text:insertion>
            <office:change-info>
              <dc:creator>Julia Ringo</dc:creator>
              <dc:date>2023-10-21T07:42:00</dc:date>
            </office:change-info>
          </text:insertion>
        </text:changed-region>
        <text:changed-region xml:id="ct94919482459472" text:id="ct94919482459472">
          <text:deletion>
            <office:change-info>
              <dc:creator>Julia Ringo</dc:creator>
              <dc:date>2023-10-05T13:15:00</dc:date>
            </office:change-info>
            <text:p text:style-name="Text_20_body"><text:span text:style-name="T2"><text:s/>— </text:span></text:p>
          </text:deletion>
        </text:changed-region>
        <text:changed-region xml:id="ct94919482461440" text:id="ct94919482461440">
          <text:insertion>
            <office:change-info>
              <dc:creator>Julia Ringo</dc:creator>
              <dc:date>2023-10-05T13:15:00</dc:date>
            </office:change-info>
          </text:insertion>
        </text:changed-region>
        <text:changed-region xml:id="ct94919473348928" text:id="ct94919473348928">
          <text:deletion>
            <office:change-info>
              <dc:creator>Julia Ringo</dc:creator>
              <dc:date>2023-10-05T13:15:00</dc:date>
            </office:change-info>
            <text:p text:style-name="Text_20_body"><text:span text:style-name="T1"><text:s/>— </text:span></text:p>
          </text:deletion>
        </text:changed-region>
        <text:changed-region xml:id="ct94919482464224" text:id="ct94919482464224">
          <text:insertion>
            <office:change-info>
              <dc:creator>Julia Ringo</dc:creator>
              <dc:date>2023-10-05T13:15:00</dc:date>
            </office:change-info>
          </text:insertion>
        </text:changed-region>
        <text:changed-region xml:id="ct94919482457168" text:id="ct94919482457168">
          <text:insertion>
            <office:change-info>
              <dc:creator>Julia Ringo</dc:creator>
              <dc:date>2023-10-21T07:43:00</dc:date>
            </office:change-info>
          </text:insertion>
        </text:changed-region>
        <text:changed-region xml:id="ct94919482468848" text:id="ct94919482468848">
          <text:insertion>
            <office:change-info>
              <dc:creator>Julia Ringo</dc:creator>
              <dc:date>2023-10-21T07:43:00</dc:date>
            </office:change-info>
          </text:insertion>
        </text:changed-region>
        <text:changed-region xml:id="ct94919482457456" text:id="ct94919482457456">
          <text:insertion>
            <office:change-info>
              <dc:creator>Julia Ringo</dc:creator>
              <dc:date>2023-10-21T07:43:00</dc:date>
            </office:change-info>
          </text:insertion>
        </text:changed-region>
        <text:changed-region xml:id="ct94919482491232" text:id="ct94919482491232">
          <text:insertion>
            <office:change-info>
              <dc:creator>Julia Ringo</dc:creator>
              <dc:date>2023-10-21T07:43:00</dc:date>
            </office:change-info>
          </text:insertion>
        </text:changed-region>
        <text:changed-region xml:id="ct94919482463920" text:id="ct94919482463920">
          <text:deletion>
            <office:change-info>
              <dc:creator>Julia Ringo</dc:creator>
              <dc:date>2023-10-05T13:15:00</dc:date>
            </office:change-info>
            <text:p text:style-name="Text_20_body"><text:span text:style-name="T1"><text:s/>— </text:span></text:p>
          </text:deletion>
        </text:changed-region>
        <text:changed-region xml:id="ct94919482406048" text:id="ct94919482406048">
          <text:insertion>
            <office:change-info>
              <dc:creator>Julia Ringo</dc:creator>
              <dc:date>2023-10-05T13:15:00</dc:date>
            </office:change-info>
          </text:insertion>
        </text:changed-region>
        <text:changed-region xml:id="ct94919482493792" text:id="ct94919482493792">
          <text:deletion>
            <office:change-info>
              <dc:creator>Julia Ringo</dc:creator>
              <dc:date>2023-10-05T13:15:00</dc:date>
            </office:change-info>
            <text:p text:style-name="Text_20_body"><text:span text:style-name="T1"><text:s/>— </text:span></text:p>
          </text:deletion>
        </text:changed-region>
        <text:changed-region xml:id="ct94919482506704" text:id="ct94919482506704">
          <text:insertion>
            <office:change-info>
              <dc:creator>Julia Ringo</dc:creator>
              <dc:date>2023-10-05T13:15:00</dc:date>
            </office:change-info>
          </text:insertion>
        </text:changed-region>
        <text:changed-region xml:id="ct94919482507664" text:id="ct94919482507664">
          <text:deletion>
            <office:change-info>
              <dc:creator>Julia Ringo</dc:creator>
              <dc:date>2023-10-21T07:43:00</dc:date>
            </office:change-info>
            <text:p text:style-name="Text_20_body"><text:span text:style-name="T1">,</text:span></text:p>
          </text:deletion>
        </text:changed-region>
        <text:changed-region xml:id="ct94919473355088" text:id="ct94919473355088">
          <text:deletion>
            <office:change-info>
              <dc:creator>Julia Ringo</dc:creator>
              <dc:date>2023-10-05T13:15:00</dc:date>
            </office:change-info>
            <text:p text:style-name="Text_20_body"><text:span text:style-name="T1"><text:s/>— </text:span></text:p>
          </text:deletion>
        </text:changed-region>
        <text:changed-region xml:id="ct94919482507952" text:id="ct94919482507952">
          <text:insertion>
            <office:change-info>
              <dc:creator>Julia Ringo</dc:creator>
              <dc:date>2023-10-05T13:15:00</dc:date>
            </office:change-info>
          </text:insertion>
        </text:changed-region>
        <text:changed-region xml:id="ct94919482445584" text:id="ct94919482445584">
          <text:insertion>
            <office:change-info>
              <dc:creator>Julia Ringo</dc:creator>
              <dc:date>2023-10-21T07:44:00</dc:date>
            </office:change-info>
          </text:insertion>
        </text:changed-region>
        <text:changed-region xml:id="ct94919482518992" text:id="ct94919482518992">
          <text:deletion>
            <office:change-info>
              <dc:creator>Julia Ringo</dc:creator>
              <dc:date>2023-10-21T07:44:00</dc:date>
            </office:change-info>
            <text:p text:style-name="Text_20_body"><text:span text:style-name="T1">,</text:span></text:p>
          </text:deletion>
        </text:changed-region>
        <text:changed-region xml:id="ct94919482528752" text:id="ct94919482528752">
          <text:insertion>
            <office:change-info>
              <dc:creator>Julia Ringo</dc:creator>
              <dc:date>2023-10-21T07:44:00</dc:date>
            </office:change-info>
          </text:insertion>
        </text:changed-region>
        <text:changed-region xml:id="ct94919482530048" text:id="ct94919482530048">
          <text:insertion>
            <office:change-info>
              <dc:creator>Julia Ringo</dc:creator>
              <dc:date>2023-10-21T07:44:00</dc:date>
            </office:change-info>
          </text:insertion>
        </text:changed-region>
        <text:changed-region xml:id="ct94919482535088" text:id="ct94919482535088">
          <text:insertion>
            <office:change-info>
              <dc:creator>Julia Ringo</dc:creator>
              <dc:date>2023-10-21T07:44:00</dc:date>
            </office:change-info>
          </text:insertion>
        </text:changed-region>
        <text:changed-region xml:id="ct94919482493456" text:id="ct94919482493456">
          <text:deletion>
            <office:change-info>
              <dc:creator>Julia Ringo</dc:creator>
              <dc:date>2023-10-05T13:15:00</dc:date>
            </office:change-info>
            <text:p text:style-name="Text_20_body"><text:span text:style-name="T1"><text:s/>— </text:span></text:p>
          </text:deletion>
        </text:changed-region>
        <text:changed-region xml:id="ct94919482531056" text:id="ct94919482531056">
          <text:insertion>
            <office:change-info>
              <dc:creator>Julia Ringo</dc:creator>
              <dc:date>2023-10-05T13:15:00</dc:date>
            </office:change-info>
          </text:insertion>
        </text:changed-region>
        <text:changed-region xml:id="ct94919482532352" text:id="ct94919482532352">
          <text:insertion>
            <office:change-info>
              <dc:creator>Julia Ringo</dc:creator>
              <dc:date>2023-10-21T07:44:00</dc:date>
            </office:change-info>
          </text:insertion>
        </text:changed-region>
        <text:changed-region xml:id="ct94919482534800" text:id="ct94919482534800">
          <text:insertion>
            <office:change-info>
              <dc:creator>Julia Ringo</dc:creator>
              <dc:date>2023-10-21T07:44:00</dc:date>
            </office:change-info>
          </text:insertion>
        </text:changed-region>
        <text:changed-region xml:id="ct94919482519280" text:id="ct94919482519280">
          <text:deletion>
            <office:change-info>
              <dc:creator>Julia Ringo</dc:creator>
              <dc:date>2023-10-21T07:44:00</dc:date>
            </office:change-info>
            <text:p text:style-name="Text_20_body"><text:span text:style-name="T1">, w</text:span></text:p>
          </text:deletion>
        </text:changed-region>
        <text:changed-region xml:id="ct94919473363936" text:id="ct94919473363936">
          <text:insertion>
            <office:change-info>
              <dc:creator>Julia Ringo</dc:creator>
              <dc:date>2023-10-21T07:45:00</dc:date>
            </office:change-info>
          </text:insertion>
        </text:changed-region>
        <text:changed-region xml:id="ct94919482562496" text:id="ct94919482562496">
          <text:deletion>
            <office:change-info>
              <dc:creator>Julia Ringo</dc:creator>
              <dc:date>2023-10-21T07:45:00</dc:date>
            </office:change-info>
            <text:p text:style-name="Text_20_body"><text:span text:style-name="T1"><text:s/>though</text:span></text:p>
          </text:deletion>
        </text:changed-region>
        <text:changed-region xml:id="ct94919482566400" text:id="ct94919482566400">
          <text:insertion>
            <office:change-info>
              <dc:creator>Julia Ringo</dc:creator>
              <dc:date>2023-10-21T07:45:00</dc:date>
            </office:change-info>
          </text:insertion>
        </text:changed-region>
        <text:changed-region xml:id="ct94919482578480" text:id="ct94919482578480">
          <text:deletion>
            <office:change-info>
              <dc:creator>Julia Ringo</dc:creator>
              <dc:date>2023-10-21T07:45:00</dc:date>
            </office:change-info>
            <text:p text:style-name="Text_20_body"><text:span text:style-name="T1"><text:s/></text:span></text:p>
          </text:deletion>
        </text:changed-region>
        <text:changed-region xml:id="ct94919482530336" text:id="ct94919482530336">
          <text:deletion>
            <office:change-info>
              <dc:creator>Julia Ringo</dc:creator>
              <dc:date>2023-10-05T13:15:00</dc:date>
            </office:change-info>
            <text:p text:style-name="Text_20_body"><text:span text:style-name="T1"><text:s/>— </text:span></text:p>
          </text:deletion>
        </text:changed-region>
        <text:changed-region xml:id="ct94919482557712" text:id="ct94919482557712">
          <text:insertion>
            <office:change-info>
              <dc:creator>Julia Ringo</dc:creator>
              <dc:date>2023-10-05T13:15:00</dc:date>
            </office:change-info>
          </text:insertion>
        </text:changed-region>
        <text:changed-region xml:id="ct94919482569408" text:id="ct94919482569408">
          <text:insertion>
            <office:change-info>
              <dc:creator>Julia Ringo</dc:creator>
              <dc:date>2023-10-21T07:46:00</dc:date>
            </office:change-info>
          </text:insertion>
        </text:changed-region>
        <text:changed-region xml:id="ct94919482600976" text:id="ct94919482600976">
          <text:insertion>
            <office:change-info>
              <dc:creator>Julia Ringo</dc:creator>
              <dc:date>2023-10-21T07:46:00</dc:date>
            </office:change-info>
          </text:insertion>
        </text:changed-region>
        <text:changed-region xml:id="ct94919482602272" text:id="ct94919482602272">
          <text:insertion>
            <office:change-info>
              <dc:creator>Julia Ringo</dc:creator>
              <dc:date>2023-10-21T07:46:00</dc:date>
            </office:change-info>
          </text:insertion>
        </text:changed-region>
        <text:changed-region xml:id="ct94919482601744" text:id="ct94919482601744">
          <text:insertion>
            <office:change-info>
              <dc:creator>Julia Ringo</dc:creator>
              <dc:date>2023-10-21T07:46:00</dc:date>
            </office:change-info>
          </text:insertion>
        </text:changed-region>
        <text:changed-region xml:id="ct94919482607408" text:id="ct94919482607408">
          <text:deletion>
            <office:change-info>
              <dc:creator>Julia Ringo</dc:creator>
              <dc:date>2023-10-05T13:15:00</dc:date>
            </office:change-info>
            <text:p text:style-name="Text_20_body"><text:span text:style-name="T1"><text:s/>— </text:span></text:p>
          </text:deletion>
        </text:changed-region>
        <text:changed-region xml:id="ct94919482608368" text:id="ct94919482608368">
          <text:insertion>
            <office:change-info>
              <dc:creator>Julia Ringo</dc:creator>
              <dc:date>2023-10-05T13:15:00</dc:date>
            </office:change-info>
          </text:insertion>
        </text:changed-region>
        <text:changed-region xml:id="ct94919482590432" text:id="ct94919482590432">
          <text:insertion>
            <office:change-info>
              <dc:creator>Julia Ringo</dc:creator>
              <dc:date>2023-10-21T07:46:00</dc:date>
            </office:change-info>
          </text:insertion>
        </text:changed-region>
        <text:changed-region xml:id="ct94919482607696" text:id="ct94919482607696">
          <text:deletion>
            <office:change-info>
              <dc:creator>Julia Ringo</dc:creator>
              <dc:date>2023-10-21T07:46:00</dc:date>
            </office:change-info>
            <text:p text:style-name="Text_20_body"><text:span text:style-name="T1">..,</text:span></text:p>
          </text:deletion>
        </text:changed-region>
        <text:changed-region xml:id="ct94919473360288" text:id="ct94919473360288">
          <text:deletion>
            <office:change-info>
              <dc:creator>Julia Ringo</dc:creator>
              <dc:date>2023-10-05T13:15:00</dc:date>
            </office:change-info>
            <text:p text:style-name="Text_20_body"><text:span text:style-name="T1"><text:s/>— </text:span></text:p>
          </text:deletion>
        </text:changed-region>
        <text:changed-region xml:id="ct94919476611952" text:id="ct94919476611952">
          <text:insertion>
            <office:change-info>
              <dc:creator>Julia Ringo</dc:creator>
              <dc:date>2023-10-05T13:15:00</dc:date>
            </office:change-info>
          </text:insertion>
        </text:changed-region>
        <text:changed-region xml:id="ct94919482650816" text:id="ct94919482650816">
          <text:deletion>
            <office:change-info>
              <dc:creator>Julia Ringo</dc:creator>
              <dc:date>2023-10-21T07:48:00</dc:date>
            </office:change-info>
            <text:p text:style-name="Text_20_body"><text:span text:style-name="T1">15 </text:span></text:p>
          </text:deletion>
        </text:changed-region>
        <text:changed-region xml:id="ct94919482651440" text:id="ct94919482651440">
          <text:insertion>
            <office:change-info>
              <dc:creator>Julia Ringo</dc:creator>
              <dc:date>2023-10-21T07:48:00</dc:date>
            </office:change-info>
          </text:insertion>
        </text:changed-region>
        <text:changed-region xml:id="ct94919482650144" text:id="ct94919482650144">
          <text:insertion>
            <office:change-info>
              <dc:creator>Julia Ringo</dc:creator>
              <dc:date>2023-10-21T07:48:00</dc:date>
            </office:change-info>
          </text:insertion>
        </text:changed-region>
        <text:changed-region xml:id="ct94919482650432" text:id="ct94919482650432">
          <text:insertion>
            <office:change-info>
              <dc:creator>Julia Ringo</dc:creator>
              <dc:date>2023-10-21T07:48:00</dc:date>
            </office:change-info>
          </text:insertion>
        </text:changed-region>
        <text:changed-region xml:id="ct94919482651104" text:id="ct94919482651104">
          <text:deletion>
            <office:change-info>
              <dc:creator>Julia Ringo</dc:creator>
              <dc:date>2023-10-05T13:15:00</dc:date>
            </office:change-info>
            <text:p text:style-name="Text_20_body"><text:span text:style-name="T1"><text:s/>— </text:span></text:p>
          </text:deletion>
        </text:changed-region>
        <text:changed-region xml:id="ct94919482646112" text:id="ct94919482646112">
          <text:insertion>
            <office:change-info>
              <dc:creator>Julia Ringo</dc:creator>
              <dc:date>2023-10-05T13:15:00</dc:date>
            </office:change-info>
          </text:insertion>
        </text:changed-region>
        <text:changed-region xml:id="ct94919482664448" text:id="ct94919482664448">
          <text:insertion>
            <office:change-info>
              <dc:creator>Julia Ringo</dc:creator>
              <dc:date>2023-10-21T07:48:00</dc:date>
            </office:change-info>
          </text:insertion>
        </text:changed-region>
        <text:changed-region xml:id="ct94919482664736" text:id="ct94919482664736">
          <text:deletion>
            <office:change-info>
              <dc:creator>Julia Ringo</dc:creator>
              <dc:date>2023-10-21T07:48:00</dc:date>
            </office:change-info>
            <text:p text:style-name="Text_20_body"><text:span text:style-name="T1">50 </text:span></text:p>
          </text:deletion>
        </text:changed-region>
        <text:changed-region xml:id="ct94919482665696" text:id="ct94919482665696">
          <text:insertion>
            <office:change-info>
              <dc:creator>Julia Ringo</dc:creator>
              <dc:date>2023-10-21T07:48:00</dc:date>
            </office:change-info>
          </text:insertion>
        </text:changed-region>
        <text:changed-region xml:id="ct94919482666320" text:id="ct94919482666320">
          <text:deletion>
            <office:change-info>
              <dc:creator>Julia Ringo</dc:creator>
              <dc:date>2023-10-05T13:15:00</dc:date>
            </office:change-info>
            <text:p text:style-name="Text_20_body"><text:span text:style-name="T1"><text:s/>— </text:span></text:p>
          </text:deletion>
        </text:changed-region>
        <text:changed-region xml:id="ct94919482667792" text:id="ct94919482667792">
          <text:insertion>
            <office:change-info>
              <dc:creator>Julia Ringo</dc:creator>
              <dc:date>2023-10-05T13:15:00</dc:date>
            </office:change-info>
          </text:insertion>
        </text:changed-region>
        <text:changed-region xml:id="ct94919476619056" text:id="ct94919476619056">
          <text:insertion>
            <office:change-info>
              <dc:creator>Julia Ringo</dc:creator>
              <dc:date>2023-10-21T07:48:00</dc:date>
            </office:change-info>
          </text:insertion>
        </text:changed-region>
        <text:changed-region xml:id="ct94919482676096" text:id="ct94919482676096">
          <text:insertion>
            <office:change-info>
              <dc:creator>Julia Ringo</dc:creator>
              <dc:date>2023-10-21T07:48:00</dc:date>
            </office:change-info>
          </text:insertion>
        </text:changed-region>
        <text:changed-region xml:id="ct94919482679552" text:id="ct94919482679552">
          <text:insertion>
            <office:change-info>
              <dc:creator>Julia Ringo</dc:creator>
              <dc:date>2023-10-21T07:48:00</dc:date>
            </office:change-info>
          </text:insertion>
        </text:changed-region>
        <text:changed-region xml:id="ct94919482693456" text:id="ct94919482693456">
          <text:insertion>
            <office:change-info>
              <dc:creator>Julia Ringo</dc:creator>
              <dc:date>2023-10-21T07:49:00</dc:date>
            </office:change-info>
          </text:insertion>
        </text:changed-region>
        <text:changed-region xml:id="ct94919482693744" text:id="ct94919482693744">
          <text:deletion>
            <office:change-info>
              <dc:creator>Julia Ringo</dc:creator>
              <dc:date>2023-10-21T07:49:00</dc:date>
            </office:change-info>
            <text:p text:style-name="Text_20_body"><text:span text:style-name="T1">.</text:span></text:p>
          </text:deletion>
        </text:changed-region>
        <text:changed-region xml:id="ct94919482644624" text:id="ct94919482644624">
          <text:deletion>
            <office:change-info>
              <dc:creator>Julia Ringo</dc:creator>
              <dc:date>2023-10-05T13:15:00</dc:date>
            </office:change-info>
            <text:p text:style-name="Text_20_body"><text:span text:style-name="T1"><text:s/>— </text:span></text:p>
          </text:deletion>
        </text:changed-region>
        <text:changed-region xml:id="ct94919482692784" text:id="ct94919482692784">
          <text:insertion>
            <office:change-info>
              <dc:creator>Julia Ringo</dc:creator>
              <dc:date>2023-10-05T13:15:00</dc:date>
            </office:change-info>
          </text:insertion>
        </text:changed-region>
        <text:changed-region xml:id="ct94919476623488" text:id="ct94919476623488">
          <text:insertion>
            <office:change-info>
              <dc:creator>Julia Ringo</dc:creator>
              <dc:date>2023-10-21T07:49:00</dc:date>
            </office:change-info>
          </text:insertion>
        </text:changed-region>
        <text:changed-region xml:id="ct94919482703520" text:id="ct94919482703520">
          <text:deletion>
            <office:change-info>
              <dc:creator>Julia Ringo</dc:creator>
              <dc:date>2023-10-21T07:49:00</dc:date>
            </office:change-info>
            <text:p text:style-name="Text_20_body"><text:span text:style-name="T1"><text:s/>and</text:span></text:p>
          </text:deletion>
        </text:changed-region>
        <text:changed-region xml:id="ct94919482707584" text:id="ct94919482707584">
          <text:insertion>
            <office:change-info>
              <dc:creator>Julia Ringo</dc:creator>
              <dc:date>2023-10-21T07:49:00</dc:date>
            </office:change-info>
          </text:insertion>
        </text:changed-region>
        <text:changed-region xml:id="ct94919482603712" text:id="ct94919482603712">
          <text:deletion>
            <office:change-info>
              <dc:creator>Julia Ringo</dc:creator>
              <dc:date>2023-10-21T07:49:00</dc:date>
            </office:change-info>
            <text:p text:style-name="Text_20_body"><text:span text:style-name="T1">,</text:span></text:p>
          </text:deletion>
        </text:changed-region>
        <text:changed-region xml:id="ct94919482706656" text:id="ct94919482706656">
          <text:insertion>
            <office:change-info>
              <dc:creator>Julia Ringo</dc:creator>
              <dc:date>2023-10-21T07:50:00</dc:date>
            </office:change-info>
          </text:insertion>
        </text:changed-region>
        <text:changed-region xml:id="ct94919482707280" text:id="ct94919482707280">
          <text:format-change>
            <office:change-info>
              <dc:creator>Julia Ringo</dc:creator>
              <dc:date>2023-10-21T07:50:00</dc:date>
            </office:change-info>
          </text:format-change>
        </text:changed-region>
        <text:changed-region xml:id="ct94919482715408" text:id="ct94919482715408">
          <text:insertion>
            <office:change-info>
              <dc:creator>Julia Ringo</dc:creator>
              <dc:date>2023-10-21T07:50:00</dc:date>
            </office:change-info>
          </text:insertion>
        </text:changed-region>
        <text:changed-region xml:id="ct94919482717648" text:id="ct94919482717648">
          <text:insertion>
            <office:change-info>
              <dc:creator>Julia Ringo</dc:creator>
              <dc:date>2023-10-21T07:50:00</dc:date>
            </office:change-info>
          </text:insertion>
        </text:changed-region>
        <text:changed-region xml:id="ct94919482706240" text:id="ct94919482706240">
          <text:deletion>
            <office:change-info>
              <dc:creator>Julia Ringo</dc:creator>
              <dc:date>2023-10-21T07:50:00</dc:date>
            </office:change-info>
            <text:p text:style-name="Text_20_body"><text:span text:style-name="T1"><text:s/>above</text:span></text:p>
          </text:deletion>
        </text:changed-region>
        <text:changed-region xml:id="ct94919482711904" text:id="ct94919482711904">
          <text:insertion>
            <office:change-info>
              <dc:creator>Julia Ringo</dc:creator>
              <dc:date>2023-10-21T07:51:00</dc:date>
            </office:change-info>
          </text:insertion>
        </text:changed-region>
        <text:changed-region xml:id="ct94919482713264" text:id="ct94919482713264">
          <text:insertion>
            <office:change-info>
              <dc:creator>Julia Ringo</dc:creator>
              <dc:date>2023-10-21T07:51:00</dc:date>
            </office:change-info>
          </text:insertion>
        </text:changed-region>
        <text:changed-region xml:id="ct94919482716640" text:id="ct94919482716640">
          <text:deletion>
            <office:change-info>
              <dc:creator>Julia Ringo</dc:creator>
              <dc:date>2023-10-21T07:51:00</dc:date>
            </office:change-info>
            <text:p text:style-name="Text_20_body"><text:span text:style-name="T1">,</text:span></text:p>
          </text:deletion>
        </text:changed-region>
        <text:changed-region xml:id="ct94919482706944" text:id="ct94919482706944">
          <text:deletion>
            <office:change-info>
              <dc:creator>Julia Ringo</dc:creator>
              <dc:date>2023-10-05T13:15:00</dc:date>
            </office:change-info>
            <text:p text:style-name="Text_20_body"><text:span text:style-name="T1"><text:s/>— </text:span></text:p>
          </text:deletion>
        </text:changed-region>
        <text:changed-region xml:id="ct94919482742224" text:id="ct94919482742224">
          <text:insertion>
            <office:change-info>
              <dc:creator>Julia Ringo</dc:creator>
              <dc:date>2023-10-05T13:15:00</dc:date>
            </office:change-info>
          </text:insertion>
        </text:changed-region>
        <text:changed-region xml:id="ct94919482745680" text:id="ct94919482745680">
          <text:insertion>
            <office:change-info>
              <dc:creator>Julia Ringo</dc:creator>
              <dc:date>2023-10-21T07:52:00</dc:date>
            </office:change-info>
          </text:insertion>
        </text:changed-region>
        <text:changed-region xml:id="ct94919482745968" text:id="ct94919482745968">
          <text:deletion>
            <office:change-info>
              <dc:creator>Julia Ringo</dc:creator>
              <dc:date>2023-10-21T07:52:00</dc:date>
            </office:change-info>
            <text:p text:style-name="Text_20_body"><text:span text:style-name="T1">,</text:span></text:p>
          </text:deletion>
        </text:changed-region>
        <text:changed-region xml:id="ct94919482746256" text:id="ct94919482746256">
          <text:deletion>
            <office:change-info>
              <dc:creator>Julia Ringo</dc:creator>
              <dc:date>2023-10-21T07:52:00</dc:date>
            </office:change-info>
            <text:p text:style-name="Text_20_body"><text:span text:style-name="T1">. He</text:span></text:p>
          </text:deletion>
        </text:changed-region>
        <text:changed-region xml:id="ct94919482747216" text:id="ct94919482747216">
          <text:insertion>
            <office:change-info>
              <dc:creator>Julia Ringo</dc:creator>
              <dc:date>2023-10-21T07:52:00</dc:date>
            </office:change-info>
          </text:insertion>
        </text:changed-region>
        <text:changed-region xml:id="ct94919482748368" text:id="ct94919482748368">
          <text:deletion>
            <office:change-info>
              <dc:creator>Julia Ringo</dc:creator>
              <dc:date>2023-10-21T07:52:00</dc:date>
            </office:change-info>
            <text:p text:style-name="Text_20_body"><text:span text:style-name="T1">so they could get</text:span></text:p>
          </text:deletion>
        </text:changed-region>
        <text:changed-region xml:id="ct94919482750176" text:id="ct94919482750176">
          <text:insertion>
            <office:change-info>
              <dc:creator>Julia Ringo</dc:creator>
              <dc:date>2023-10-21T07:52:00</dc:date>
            </office:change-info>
          </text:insertion>
        </text:changed-region>
        <text:changed-region xml:id="ct94919476636688" text:id="ct94919476636688">
          <text:deletion>
            <office:change-info>
              <dc:creator>Julia Ringo</dc:creator>
              <dc:date>2023-10-21T07:52:00</dc:date>
            </office:change-info>
            <text:p text:style-name="Text_20_body"><text:span text:style-name="T1">20 </text:span></text:p>
          </text:deletion>
        </text:changed-region>
        <text:changed-region xml:id="ct94919476639648" text:id="ct94919476639648">
          <text:insertion>
            <office:change-info>
              <dc:creator>Julia Ringo</dc:creator>
              <dc:date>2023-10-21T07:52:00</dc:date>
            </office:change-info>
          </text:insertion>
        </text:changed-region>
        <text:changed-region xml:id="ct94919482756656" text:id="ct94919482756656">
          <text:insertion>
            <office:change-info>
              <dc:creator>Julia Ringo</dc:creator>
              <dc:date>2023-10-21T07:52:00</dc:date>
            </office:change-info>
          </text:insertion>
        </text:changed-region>
        <text:changed-region xml:id="ct94919482758592" text:id="ct94919482758592">
          <text:insertion>
            <office:change-info>
              <dc:creator>Julia Ringo</dc:creator>
              <dc:date>2023-10-21T07:52:00</dc:date>
            </office:change-info>
          </text:insertion>
        </text:changed-region>
        <text:changed-region xml:id="ct94919482759552" text:id="ct94919482759552">
          <text:deletion>
            <office:change-info>
              <dc:creator>Julia Ringo</dc:creator>
              <dc:date>2023-10-05T13:15:00</dc:date>
            </office:change-info>
            <text:p text:style-name="Text_20_body"><text:span text:style-name="T1"><text:s/>— </text:span></text:p>
          </text:deletion>
        </text:changed-region>
        <text:changed-region xml:id="ct94919482760896" text:id="ct94919482760896">
          <text:insertion>
            <office:change-info>
              <dc:creator>Julia Ringo</dc:creator>
              <dc:date>2023-10-05T13:15:00</dc:date>
            </office:change-info>
          </text:insertion>
        </text:changed-region>
        <text:changed-region xml:id="ct94919482761520" text:id="ct94919482761520">
          <text:deletion>
            <office:change-info>
              <dc:creator>Julia Ringo</dc:creator>
              <dc:date>2023-10-21T07:52:00</dc:date>
            </office:change-info>
            <text:p text:style-name="Text_20_body"><text:span text:style-name="T1">50 </text:span></text:p>
          </text:deletion>
        </text:changed-region>
        <text:changed-region xml:id="ct94919482762480" text:id="ct94919482762480">
          <text:insertion>
            <office:change-info>
              <dc:creator>Julia Ringo</dc:creator>
              <dc:date>2023-10-21T07:52:00</dc:date>
            </office:change-info>
          </text:insertion>
        </text:changed-region>
        <text:changed-region xml:id="ct94919482764112" text:id="ct94919482764112">
          <text:insertion>
            <office:change-info>
              <dc:creator>Julia Ringo</dc:creator>
              <dc:date>2023-10-21T07:52:00</dc:date>
            </office:change-info>
          </text:insertion>
        </text:changed-region>
        <text:changed-region xml:id="ct94919482751280" text:id="ct94919482751280">
          <text:deletion>
            <office:change-info>
              <dc:creator>Julia Ringo</dc:creator>
              <dc:date>2023-10-21T07:52:00</dc:date>
            </office:change-info>
            <text:p text:style-name="Text_20_body"><text:span text:style-name="T1">15 </text:span></text:p>
          </text:deletion>
        </text:changed-region>
        <text:changed-region xml:id="ct94919476643424" text:id="ct94919476643424">
          <text:insertion>
            <office:change-info>
              <dc:creator>Julia Ringo</dc:creator>
              <dc:date>2023-10-21T07:52:00</dc:date>
            </office:change-info>
          </text:insertion>
        </text:changed-region>
        <text:changed-region xml:id="ct94919482742992" text:id="ct94919482742992">
          <text:deletion>
            <office:change-info>
              <dc:creator>Julia Ringo</dc:creator>
              <dc:date>2023-10-05T13:15:00</dc:date>
            </office:change-info>
            <text:p text:style-name="Text_20_body"><text:span text:style-name="T1"><text:s/>— </text:span></text:p>
          </text:deletion>
        </text:changed-region>
        <text:changed-region xml:id="ct94919482765552" text:id="ct94919482765552">
          <text:insertion>
            <office:change-info>
              <dc:creator>Julia Ringo</dc:creator>
              <dc:date>2023-10-05T13:15:00</dc:date>
            </office:change-info>
          </text:insertion>
        </text:changed-region>
        <text:changed-region xml:id="ct94919482288256" text:id="ct94919482288256">
          <text:insertion>
            <office:change-info>
              <dc:creator>Julia Ringo</dc:creator>
              <dc:date>2023-10-21T07:53:00</dc:date>
            </office:change-info>
          </text:insertion>
        </text:changed-region>
        <text:changed-region xml:id="ct94919482779808" text:id="ct94919482779808">
          <text:insertion>
            <office:change-info>
              <dc:creator>Julia Ringo</dc:creator>
              <dc:date>2023-10-21T07:54:00</dc:date>
            </office:change-info>
          </text:insertion>
        </text:changed-region>
        <text:changed-region xml:id="ct94919482759216" text:id="ct94919482759216">
          <text:deletion>
            <office:change-info>
              <dc:creator>Julia Ringo</dc:creator>
              <dc:date>2023-10-21T07:54:00</dc:date>
            </office:change-info>
            <text:p text:style-name="Text_20_body"><text:span text:style-name="T1">,</text:span></text:p>
          </text:deletion>
        </text:changed-region>
        <text:changed-region xml:id="ct94919482780096" text:id="ct94919482780096">
          <text:deletion>
            <office:change-info>
              <dc:creator>Julia Ringo</dc:creator>
              <dc:date>2023-10-21T07:54:00</dc:date>
            </office:change-info>
            <text:p text:style-name="Text_20_body"><text:span text:style-name="T1"><text:s/>to the men sitting at the controls of her boat</text:span></text:p>
          </text:deletion>
        </text:changed-region>
        <text:changed-region xml:id="ct94919476651040" text:id="ct94919476651040">
          <text:deletion>
            <office:change-info>
              <dc:creator>Julia Ringo</dc:creator>
              <dc:date>2023-10-05T13:15:00</dc:date>
            </office:change-info>
            <text:p text:style-name="Text_20_body"><text:span text:style-name="T1"><text:s/>— </text:span></text:p>
          </text:deletion>
        </text:changed-region>
        <text:changed-region xml:id="ct94919482781056" text:id="ct94919482781056">
          <text:insertion>
            <office:change-info>
              <dc:creator>Julia Ringo</dc:creator>
              <dc:date>2023-10-05T13:15:00</dc:date>
            </office:change-info>
          </text:insertion>
        </text:changed-region>
        <text:changed-region xml:id="ct94919482743280" text:id="ct94919482743280">
          <text:insertion>
            <office:change-info>
              <dc:creator>Julia Ringo</dc:creator>
              <dc:date>2023-10-21T07:54:00</dc:date>
            </office:change-info>
          </text:insertion>
        </text:changed-region>
        <text:changed-region xml:id="ct94919482782496" text:id="ct94919482782496">
          <text:deletion>
            <office:change-info>
              <dc:creator>Julia Ringo</dc:creator>
              <dc:date>2023-10-21T07:54:00</dc:date>
            </office:change-info>
            <text:p text:style-name="Text_20_body"><text:span text:style-name="T1">,</text:span></text:p>
          </text:deletion>
        </text:changed-region>
        <text:changed-region xml:id="ct94919482780384" text:id="ct94919482780384">
          <text:deletion>
            <office:change-info>
              <dc:creator>Julia Ringo</dc:creator>
              <dc:date>2023-10-21T07:54:00</dc:date>
            </office:change-info>
            <text:p text:style-name="Text_20_body"><text:span text:style-name="T1">,</text:span></text:p>
          </text:deletion>
        </text:changed-region>
        <text:changed-region xml:id="ct94919482658256" text:id="ct94919482658256">
          <text:deletion>
            <office:change-info>
              <dc:creator>Julia Ringo</dc:creator>
              <dc:date>2023-10-21T07:54:00</dc:date>
            </office:change-info>
            <text:p text:style-name="Text_20_body"><text:span text:style-name="T1">20 </text:span></text:p>
          </text:deletion>
        </text:changed-region>
        <text:changed-region xml:id="ct94919482791040" text:id="ct94919482791040">
          <text:insertion>
            <office:change-info>
              <dc:creator>Julia Ringo</dc:creator>
              <dc:date>2023-10-21T07:54:00</dc:date>
            </office:change-info>
          </text:insertion>
        </text:changed-region>
        <text:changed-region xml:id="ct94919482793152" text:id="ct94919482793152">
          <text:format-change>
            <office:change-info>
              <dc:creator>Julia Ringo</dc:creator>
              <dc:date>2023-10-21T07:54:00</dc:date>
            </office:change-info>
          </text:format-change>
        </text:changed-region>
        <text:changed-region xml:id="ct94919482751568" text:id="ct94919482751568">
          <text:insertion>
            <office:change-info>
              <dc:creator>Julia Ringo</dc:creator>
              <dc:date>2023-10-21T07:55:00</dc:date>
            </office:change-info>
          </text:insertion>
        </text:changed-region>
        <text:changed-region xml:id="ct94919482797616" text:id="ct94919482797616">
          <text:deletion>
            <office:change-info>
              <dc:creator>Julia Ringo</dc:creator>
              <dc:date>2023-10-21T07:55:00</dc:date>
            </office:change-info>
            <text:p text:style-name="Text_20_body"><text:span text:style-name="T1">,</text:span></text:p>
          </text:deletion>
        </text:changed-region>
        <text:changed-region xml:id="ct94919482798240" text:id="ct94919482798240">
          <text:insertion>
            <office:change-info>
              <dc:creator>Julia Ringo</dc:creator>
              <dc:date>2023-10-21T07:55:00</dc:date>
            </office:change-info>
          </text:insertion>
        </text:changed-region>
        <text:changed-region xml:id="ct94919476660176" text:id="ct94919476660176">
          <text:deletion>
            <office:change-info>
              <dc:creator>Julia Ringo</dc:creator>
              <dc:date>2023-10-21T07:55:00</dc:date>
            </office:change-info>
            <text:p text:style-name="Text_20_body"><text:span text:style-name="T1">w</text:span></text:p>
          </text:deletion>
        </text:changed-region>
        <text:changed-region xml:id="ct94919482803376" text:id="ct94919482803376">
          <text:insertion>
            <office:change-info>
              <dc:creator>Julia Ringo</dc:creator>
              <dc:date>2023-10-21T07:55:00</dc:date>
            </office:change-info>
          </text:insertion>
        </text:changed-region>
        <text:changed-region xml:id="ct94919482782160" text:id="ct94919482782160">
          <text:deletion>
            <office:change-info>
              <dc:creator>Julia Ringo</dc:creator>
              <dc:date>2023-10-21T07:55:00</dc:date>
            </office:change-info>
            <text:p text:style-name="Text_20_body"><text:span text:style-name="T1">t</text:span></text:p>
          </text:deletion>
        </text:changed-region>
        <text:changed-region xml:id="ct94919482748032" text:id="ct94919482748032">
          <text:deletion>
            <office:change-info>
              <dc:creator>Julia Ringo</dc:creator>
              <dc:date>2023-10-05T13:15:00</dc:date>
            </office:change-info>
            <text:p text:style-name="Text_20_body"><text:span text:style-name="T1"><text:s/>— </text:span></text:p>
          </text:deletion>
        </text:changed-region>
        <text:changed-region xml:id="ct94919482812192" text:id="ct94919482812192">
          <text:insertion>
            <office:change-info>
              <dc:creator>Julia Ringo</dc:creator>
              <dc:date>2023-10-05T13:15:00</dc:date>
            </office:change-info>
          </text:insertion>
        </text:changed-region>
        <text:changed-region xml:id="ct94919482794592" text:id="ct94919482794592">
          <text:deletion>
            <office:change-info>
              <dc:creator>Julia Ringo</dc:creator>
              <dc:date>2023-10-21T07:55:00</dc:date>
            </office:change-info>
            <text:p text:style-name="Text_20_body"><text:span text:style-name="T1">15 </text:span></text:p>
          </text:deletion>
        </text:changed-region>
        <text:changed-region xml:id="ct94919482780672" text:id="ct94919482780672">
          <text:insertion>
            <office:change-info>
              <dc:creator>Julia Ringo</dc:creator>
              <dc:date>2023-10-21T07:55:00</dc:date>
            </office:change-info>
          </text:insertion>
        </text:changed-region>
        <text:changed-region xml:id="ct94919476654224" text:id="ct94919476654224">
          <text:deletion>
            <office:change-info>
              <dc:creator>Julia Ringo</dc:creator>
              <dc:date>2023-10-21T07:55:00</dc:date>
            </office:change-info>
            <text:p text:style-name="Text_20_body"><text:span text:style-name="T1">50 </text:span></text:p>
          </text:deletion>
        </text:changed-region>
        <text:changed-region xml:id="ct94919482820320" text:id="ct94919482820320">
          <text:insertion>
            <office:change-info>
              <dc:creator>Julia Ringo</dc:creator>
              <dc:date>2023-10-21T07:55:00</dc:date>
            </office:change-info>
          </text:insertion>
        </text:changed-region>
        <text:changed-region xml:id="ct94919476667472" text:id="ct94919476667472">
          <text:insertion>
            <office:change-info>
              <dc:creator>Julia Ringo</dc:creator>
              <dc:date>2023-10-21T07:55:00</dc:date>
            </office:change-info>
          </text:insertion>
        </text:changed-region>
        <text:changed-region xml:id="ct94919476650384" text:id="ct94919476650384">
          <text:deletion>
            <office:change-info>
              <dc:creator>Julia Ringo</dc:creator>
              <dc:date>2023-10-21T07:55:00</dc:date>
            </office:change-info>
            <text:p text:style-name="Text_20_body"><text:span text:style-name="T1">S</text:span></text:p>
          </text:deletion>
        </text:changed-region>
        <text:changed-region xml:id="ct94919482832448" text:id="ct94919482832448">
          <text:deletion>
            <office:change-info>
              <dc:creator>Julia Ringo</dc:creator>
              <dc:date>2023-10-21T07:56:00</dc:date>
            </office:change-info>
            <text:p text:style-name="Text_20_body"><text:span text:style-name="T1">50 </text:span></text:p>
          </text:deletion>
        </text:changed-region>
        <text:changed-region xml:id="ct94919476669568" text:id="ct94919476669568">
          <text:insertion>
            <office:change-info>
              <dc:creator>Julia Ringo</dc:creator>
              <dc:date>2023-10-21T07:56:00</dc:date>
            </office:change-info>
          </text:insertion>
        </text:changed-region>
        <text:changed-region xml:id="ct94919482833408" text:id="ct94919482833408">
          <text:deletion>
            <office:change-info>
              <dc:creator>Julia Ringo</dc:creator>
              <dc:date>2023-10-21T07:56:00</dc:date>
            </office:change-info>
            <text:p text:style-name="Text_20_body"><text:span text:style-name="T1">60 </text:span></text:p>
          </text:deletion>
        </text:changed-region>
        <text:changed-region xml:id="ct94919482834368" text:id="ct94919482834368">
          <text:insertion>
            <office:change-info>
              <dc:creator>Julia Ringo</dc:creator>
              <dc:date>2023-10-21T07:56:00</dc:date>
            </office:change-info>
          </text:insertion>
        </text:changed-region>
        <text:changed-region xml:id="ct94919482835328" text:id="ct94919482835328">
          <text:deletion>
            <office:change-info>
              <dc:creator>Julia Ringo</dc:creator>
              <dc:date>2023-10-21T07:56:00</dc:date>
            </office:change-info>
            <text:p text:style-name="Text_20_body"><text:span text:style-name="T1">200 </text:span></text:p>
          </text:deletion>
        </text:changed-region>
        <text:changed-region xml:id="ct94919482836288" text:id="ct94919482836288">
          <text:insertion>
            <office:change-info>
              <dc:creator>Julia Ringo</dc:creator>
              <dc:date>2023-10-21T07:56:00</dc:date>
            </office:change-info>
          </text:insertion>
        </text:changed-region>
        <text:changed-region xml:id="ct94919482837248" text:id="ct94919482837248">
          <text:deletion>
            <office:change-info>
              <dc:creator>Julia Ringo</dc:creator>
              <dc:date>2023-10-21T07:56:00</dc:date>
            </office:change-info>
            <text:p text:style-name="Text_20_body"><text:span text:style-name="T1">200 </text:span></text:p>
          </text:deletion>
        </text:changed-region>
        <text:changed-region xml:id="ct94919482838208" text:id="ct94919482838208">
          <text:insertion>
            <office:change-info>
              <dc:creator>Julia Ringo</dc:creator>
              <dc:date>2023-10-21T07:56:00</dc:date>
            </office:change-info>
          </text:insertion>
        </text:changed-region>
        <text:changed-region xml:id="ct94919482833696" text:id="ct94919482833696">
          <text:insertion>
            <office:change-info>
              <dc:creator>Julia Ringo</dc:creator>
              <dc:date>2023-10-21T07:56:00</dc:date>
            </office:change-info>
          </text:insertion>
        </text:changed-region>
        <text:changed-region xml:id="ct94919482846992" text:id="ct94919482846992">
          <text:insertion>
            <office:change-info>
              <dc:creator>Julia Ringo</dc:creator>
              <dc:date>2023-10-21T07:56:00</dc:date>
            </office:change-info>
          </text:insertion>
        </text:changed-region>
        <text:changed-region xml:id="ct94919482761184" text:id="ct94919482761184">
          <text:deletion>
            <office:change-info>
              <dc:creator>Julia Ringo</dc:creator>
              <dc:date>2023-10-10T11:08:00</dc:date>
            </office:change-info>
            <text:p text:style-name="Text_20_body"><text:span text:style-name="T1">…</text:span></text:p>
          </text:deletion>
        </text:changed-region>
        <text:changed-region xml:id="ct94919482850784" text:id="ct94919482850784">
          <text:insertion>
            <office:change-info>
              <dc:creator>Julia Ringo</dc:creator>
              <dc:date>2023-10-10T11:08:00</dc:date>
            </office:change-info>
          </text:insertion>
        </text:changed-region>
        <text:changed-region xml:id="ct94919482739200" text:id="ct94919482739200">
          <text:deletion>
            <office:change-info>
              <dc:creator>Julia Ringo</dc:creator>
              <dc:date>2023-10-05T13:15:00</dc:date>
            </office:change-info>
            <text:p text:style-name="Text_20_body"><text:span text:style-name="T1"><text:s/>— </text:span></text:p>
          </text:deletion>
        </text:changed-region>
        <text:changed-region xml:id="ct94919482854880" text:id="ct94919482854880">
          <text:insertion>
            <office:change-info>
              <dc:creator>Julia Ringo</dc:creator>
              <dc:date>2023-10-05T13:15:00</dc:date>
            </office:change-info>
          </text:insertion>
        </text:changed-region>
        <text:changed-region xml:id="ct94919476677952" text:id="ct94919476677952">
          <text:deletion>
            <office:change-info>
              <dc:creator>Julia Ringo</dc:creator>
              <dc:date>2023-10-10T11:08:00</dc:date>
            </office:change-info>
            <text:p text:style-name="Text_20_body"><text:span text:style-name="T1">…</text:span></text:p>
          </text:deletion>
        </text:changed-region>
        <text:changed-region xml:id="ct94919482862512" text:id="ct94919482862512">
          <text:insertion>
            <office:change-info>
              <dc:creator>Julia Ringo</dc:creator>
              <dc:date>2023-10-10T11:08:00</dc:date>
            </office:change-info>
          </text:insertion>
        </text:changed-region>
        <text:changed-region xml:id="ct94919482870528" text:id="ct94919482870528">
          <text:insertion>
            <office:change-info>
              <dc:creator>Julia Ringo</dc:creator>
              <dc:date>2023-10-21T07:57:00</dc:date>
            </office:change-info>
          </text:insertion>
        </text:changed-region>
        <text:changed-region xml:id="ct94919482870816" text:id="ct94919482870816">
          <text:deletion>
            <office:change-info>
              <dc:creator>Julia Ringo</dc:creator>
              <dc:date>2023-10-21T07:57:00</dc:date>
            </office:change-info>
            <text:p text:style-name="Text_20_body"><text:span text:style-name="T1">a</text:span></text:p>
          </text:deletion>
        </text:changed-region>
        <text:changed-region xml:id="ct94919482872048" text:id="ct94919482872048">
          <text:insertion>
            <office:change-info>
              <dc:creator>Julia Ringo</dc:creator>
              <dc:date>2023-10-21T07:57:00</dc:date>
            </office:change-info>
          </text:insertion>
        </text:changed-region>
        <text:changed-region xml:id="ct94919482871376" text:id="ct94919482871376">
          <text:insertion>
            <office:change-info>
              <dc:creator>Julia Ringo</dc:creator>
              <dc:date>2023-10-21T07:57:00</dc:date>
            </office:change-info>
          </text:insertion>
        </text:changed-region>
        <text:changed-region xml:id="ct94919482871664" text:id="ct94919482871664">
          <text:deletion>
            <office:change-info>
              <dc:creator>Julia Ringo</dc:creator>
              <dc:date>2023-10-21T07:57:00</dc:date>
            </office:change-info>
            <text:p text:style-name="Text_20_body"><text:span text:style-name="T1">.</text:span></text:p>
          </text:deletion>
        </text:changed-region>
        <text:changed-region xml:id="ct94919482876848" text:id="ct94919482876848">
          <text:deletion>
            <office:change-info>
              <dc:creator>Julia Ringo</dc:creator>
              <dc:date>2023-10-21T07:57:00</dc:date>
            </office:change-info>
            <text:p text:style-name="Text_20_body"><text:span text:style-name="T1">her guess </text:span></text:p>
          </text:deletion>
        </text:changed-region>
        <text:changed-region xml:id="ct94919482833984" text:id="ct94919482833984">
          <text:insertion>
            <office:change-info>
              <dc:creator>Julia Ringo</dc:creator>
              <dc:date>2023-10-21T07:57:00</dc:date>
            </office:change-info>
          </text:insertion>
        </text:changed-region>
        <text:changed-region xml:id="ct94919482881456" text:id="ct94919482881456">
          <text:deletion>
            <office:change-info>
              <dc:creator>Julia Ringo</dc:creator>
              <dc:date>2023-10-21T07:57:00</dc:date>
            </office:change-info>
            <text:p text:style-name="Text_20_body"><text:span text:style-name="T1"><text:s/></text:span></text:p>
          </text:deletion>
        </text:changed-region>
        <text:changed-region xml:id="ct94919482881744" text:id="ct94919482881744">
          <text:insertion>
            <office:change-info>
              <dc:creator>Julia Ringo</dc:creator>
              <dc:date>2023-10-21T07:57:00</dc:date>
            </office:change-info>
          </text:insertion>
        </text:changed-region>
        <text:changed-region xml:id="ct94919482885536" text:id="ct94919482885536">
          <text:insertion>
            <office:change-info>
              <dc:creator>Julia Ringo</dc:creator>
              <dc:date>2023-10-21T07:57:00</dc:date>
            </office:change-info>
          </text:insertion>
        </text:changed-region>
        <text:changed-region xml:id="ct94919482886496" text:id="ct94919482886496">
          <text:deletion>
            <office:change-info>
              <dc:creator>Julia Ringo</dc:creator>
              <dc:date>2023-10-21T07:57:00</dc:date>
            </office:change-info>
            <text:p text:style-name="Text_20_body"><text:span text:style-name="T1">,</text:span></text:p>
          </text:deletion>
        </text:changed-region>
        <text:changed-region xml:id="ct94919482888736" text:id="ct94919482888736">
          <text:insertion>
            <office:change-info>
              <dc:creator>Julia Ringo</dc:creator>
              <dc:date>2023-10-21T07:57:00</dc:date>
            </office:change-info>
          </text:insertion>
        </text:changed-region>
        <text:changed-region xml:id="ct94919482890512" text:id="ct94919482890512">
          <text:format-change>
            <office:change-info>
              <dc:creator>Julia Ringo</dc:creator>
              <dc:date>2023-10-21T07:58:00</dc:date>
            </office:change-info>
          </text:format-change>
        </text:changed-region>
        <text:changed-region xml:id="ct94919482867792" text:id="ct94919482867792">
          <text:deletion>
            <office:change-info>
              <dc:creator>Julia Ringo</dc:creator>
              <dc:date>2023-10-21T07:58:00</dc:date>
            </office:change-info>
            <text:p text:style-name="First_20_Paragraph"><text:span text:style-name="T1">20 </text:span></text:p>
          </text:deletion>
        </text:changed-region>
        <text:changed-region xml:id="ct94919476671584" text:id="ct94919476671584">
          <text:insertion>
            <office:change-info>
              <dc:creator>Julia Ringo</dc:creator>
              <dc:date>2023-10-21T07:58:00</dc:date>
            </office:change-info>
          </text:insertion>
        </text:changed-region>
        <text:changed-region xml:id="ct94919482910416" text:id="ct94919482910416">
          <text:deletion>
            <office:change-info>
              <dc:creator>Julia Ringo</dc:creator>
              <dc:date>2023-10-21T07:58:00</dc:date>
            </office:change-info>
            <text:p text:style-name="First_20_Paragraph"><text:span text:style-name="T1">15 </text:span></text:p>
          </text:deletion>
        </text:changed-region>
        <text:changed-region xml:id="ct94919482911376" text:id="ct94919482911376">
          <text:insertion>
            <office:change-info>
              <dc:creator>Julia Ringo</dc:creator>
              <dc:date>2023-10-21T07:58:00</dc:date>
            </office:change-info>
          </text:insertion>
        </text:changed-region>
        <text:changed-region xml:id="ct94919482897520" text:id="ct94919482897520">
          <text:insertion>
            <office:change-info>
              <dc:creator>Julia Ringo</dc:creator>
              <dc:date>2023-10-21T08:35:00</dc:date>
            </office:change-info>
          </text:insertion>
        </text:changed-region>
        <text:changed-region xml:id="ct94919476691888" text:id="ct94919476691888">
          <text:deletion>
            <office:change-info>
              <dc:creator>Julia Ringo</dc:creator>
              <dc:date>2023-10-21T08:35:00</dc:date>
            </office:change-info>
            <text:p text:style-name="Text_20_body"><text:span text:style-name="T1">20 </text:span></text:p>
          </text:deletion>
        </text:changed-region>
        <text:changed-region xml:id="ct94919482914064" text:id="ct94919482914064">
          <text:insertion>
            <office:change-info>
              <dc:creator>Julia Ringo</dc:creator>
              <dc:date>2023-10-21T08:35:00</dc:date>
            </office:change-info>
          </text:insertion>
        </text:changed-region>
        <text:changed-region xml:id="ct94919476695200" text:id="ct94919476695200">
          <text:insertion>
            <office:change-info>
              <dc:creator>Julia Ringo</dc:creator>
              <dc:date>2023-10-21T08:35:00</dc:date>
            </office:change-info>
          </text:insertion>
        </text:changed-region>
        <text:changed-region xml:id="ct94919482926736" text:id="ct94919482926736">
          <text:deletion>
            <office:change-info>
              <dc:creator>Julia Ringo</dc:creator>
              <dc:date>2023-10-21T08:35:00</dc:date>
            </office:change-info>
            <text:p text:style-name="Text_20_body"><text:span text:style-name="T1"><text:s/>and</text:span></text:p>
          </text:deletion>
        </text:changed-region>
        <text:changed-region xml:id="ct94919482927696" text:id="ct94919482927696">
          <text:deletion>
            <office:change-info>
              <dc:creator>Julia Ringo</dc:creator>
              <dc:date>2023-10-21T08:35:00</dc:date>
            </office:change-info>
            <text:p text:style-name="Text_20_body"><text:span text:style-name="T1">the </text:span></text:p>
          </text:deletion>
        </text:changed-region>
        <text:changed-region xml:id="ct94919482928992" text:id="ct94919482928992">
          <text:insertion>
            <office:change-info>
              <dc:creator>Julia Ringo</dc:creator>
              <dc:date>2023-10-21T08:35:00</dc:date>
            </office:change-info>
          </text:insertion>
        </text:changed-region>
        <text:changed-region xml:id="ct94919476695488" text:id="ct94919476695488">
          <text:insertion>
            <office:change-info>
              <dc:creator>Julia Ringo</dc:creator>
              <dc:date>2023-10-21T08:36:00</dc:date>
            </office:change-info>
          </text:insertion>
        </text:changed-region>
        <text:changed-region xml:id="ct94919476698336" text:id="ct94919476698336">
          <text:deletion>
            <office:change-info>
              <dc:creator>Julia Ringo</dc:creator>
              <dc:date>2023-10-21T10:06:00</dc:date>
            </office:change-info>
            <text:p text:style-name="Text_20_body"><text:span text:style-name="T1">,</text:span></text:p>
          </text:deletion>
        </text:changed-region>
        <text:changed-region xml:id="ct94919482952160" text:id="ct94919482952160">
          <text:insertion>
            <office:change-info>
              <dc:creator>Julia Ringo</dc:creator>
              <dc:date>2023-10-21T10:06:00</dc:date>
            </office:change-info>
          </text:insertion>
        </text:changed-region>
        <text:changed-region xml:id="ct94919482955616" text:id="ct94919482955616">
          <text:insertion>
            <office:change-info>
              <dc:creator>Julia Ringo</dc:creator>
              <dc:date>2023-10-21T10:06:00</dc:date>
            </office:change-info>
          </text:insertion>
        </text:changed-region>
        <text:changed-region xml:id="ct94919482956576" text:id="ct94919482956576">
          <text:insertion>
            <office:change-info>
              <dc:creator>Julia Ringo</dc:creator>
              <dc:date>2023-10-21T10:06:00</dc:date>
            </office:change-info>
          </text:insertion>
        </text:changed-region>
        <text:changed-region xml:id="ct94919482955904" text:id="ct94919482955904">
          <text:insertion>
            <office:change-info>
              <dc:creator>Julia Ringo</dc:creator>
              <dc:date>2023-10-21T10:07:00</dc:date>
            </office:change-info>
          </text:insertion>
        </text:changed-region>
        <text:changed-region xml:id="ct94919482956192" text:id="ct94919482956192">
          <text:deletion>
            <office:change-info>
              <dc:creator>Julia Ringo</dc:creator>
              <dc:date>2023-10-21T10:07:00</dc:date>
            </office:change-info>
            <text:p text:style-name="Text_20_body"><text:span text:style-name="T1"><text:s/>that followed every meal. </text:span></text:p>
          </text:deletion>
        </text:changed-region>
        <text:changed-region xml:id="ct94919482965248" text:id="ct94919482965248">
          <text:insertion>
            <office:change-info>
              <dc:creator>Julia Ringo</dc:creator>
              <dc:date>2023-10-21T10:07:00</dc:date>
            </office:change-info>
          </text:insertion>
        </text:changed-region>
        <text:changed-region xml:id="ct94919476703424" text:id="ct94919476703424">
          <text:deletion>
            <office:change-info>
              <dc:creator>Julia Ringo</dc:creator>
              <dc:date>2023-10-21T10:07:00</dc:date>
            </office:change-info>
            <text:p text:style-name="Text_20_body"><text:span text:style-name="T1">,</text:span></text:p>
          </text:deletion>
        </text:changed-region>
        <text:changed-region xml:id="ct94919482966208" text:id="ct94919482966208">
          <text:insertion>
            <office:change-info>
              <dc:creator>Julia Ringo</dc:creator>
              <dc:date>2023-10-21T10:07:00</dc:date>
            </office:change-info>
          </text:insertion>
        </text:changed-region>
        <text:changed-region xml:id="ct94919482966496" text:id="ct94919482966496">
          <text:deletion>
            <office:change-info>
              <dc:creator>Julia Ringo</dc:creator>
              <dc:date>2023-10-21T10:07:00</dc:date>
            </office:change-info>
            <text:p text:style-name="Text_20_body"><text:span text:style-name="T1">w</text:span></text:p>
          </text:deletion>
        </text:changed-region>
        <text:changed-region xml:id="ct94919482966784" text:id="ct94919482966784">
          <text:insertion>
            <office:change-info>
              <dc:creator>Julia Ringo</dc:creator>
              <dc:date>2023-10-21T10:07:00</dc:date>
            </office:change-info>
          </text:insertion>
        </text:changed-region>
        <text:changed-region xml:id="ct94919482967072" text:id="ct94919482967072">
          <text:deletion>
            <office:change-info>
              <dc:creator>Julia Ringo</dc:creator>
              <dc:date>2023-10-21T10:07:00</dc:date>
            </office:change-info>
            <text:p text:style-name="Text_20_body"><text:span text:style-name="T1">just </text:span></text:p>
          </text:deletion>
        </text:changed-region>
        <text:changed-region xml:id="ct94919482974656" text:id="ct94919482974656">
          <text:insertion>
            <office:change-info>
              <dc:creator>Julia Ringo</dc:creator>
              <dc:date>2023-10-21T10:07:00</dc:date>
            </office:change-info>
          </text:insertion>
        </text:changed-region>
        <text:changed-region xml:id="ct94919482982352" text:id="ct94919482982352">
          <text:insertion>
            <office:change-info>
              <dc:creator>Julia Ringo</dc:creator>
              <dc:date>2023-10-21T10:07:00</dc:date>
            </office:change-info>
          </text:insertion>
        </text:changed-region>
        <text:changed-region xml:id="ct94919482983312" text:id="ct94919482983312">
          <text:deletion>
            <office:change-info>
              <dc:creator>Julia Ringo</dc:creator>
              <dc:date>2023-10-05T13:15:00</dc:date>
            </office:change-info>
            <text:p text:style-name="Text_20_body"><text:span text:style-name="T1"><text:s/>— </text:span></text:p>
          </text:deletion>
        </text:changed-region>
        <text:changed-region xml:id="ct94919482984272" text:id="ct94919482984272">
          <text:insertion>
            <office:change-info>
              <dc:creator>Julia Ringo</dc:creator>
              <dc:date>2023-10-05T13:15:00</dc:date>
            </office:change-info>
          </text:insertion>
        </text:changed-region>
        <text:changed-region xml:id="ct94919482992720" text:id="ct94919482992720">
          <text:insertion>
            <office:change-info>
              <dc:creator>Julia Ringo</dc:creator>
              <dc:date>2023-10-21T10:08:00</dc:date>
            </office:change-info>
          </text:insertion>
        </text:changed-region>
        <text:changed-region xml:id="ct94919482993008" text:id="ct94919482993008">
          <text:deletion>
            <office:change-info>
              <dc:creator>Julia Ringo</dc:creator>
              <dc:date>2023-10-21T10:08:00</dc:date>
            </office:change-info>
            <text:p text:style-name="Text_20_body"><text:span text:style-name="T1">,</text:span></text:p>
          </text:deletion>
        </text:changed-region>
        <text:changed-region xml:id="ct94919482994640" text:id="ct94919482994640">
          <text:insertion>
            <office:change-info>
              <dc:creator>Julia Ringo</dc:creator>
              <dc:date>2023-10-21T10:08:00</dc:date>
            </office:change-info>
          </text:insertion>
        </text:changed-region>
        <text:changed-region xml:id="ct94919476712288" text:id="ct94919476712288">
          <text:deletion>
            <office:change-info>
              <dc:creator>Julia Ringo</dc:creator>
              <dc:date>2023-10-21T10:08:00</dc:date>
            </office:change-info>
            <text:p text:style-name="Text_20_body"><text:span text:style-name="T1">w</text:span></text:p>
          </text:deletion>
        </text:changed-region>
        <text:changed-region xml:id="ct94919482994256" text:id="ct94919482994256">
          <text:insertion>
            <office:change-info>
              <dc:creator>Julia Ringo</dc:creator>
              <dc:date>2023-10-21T10:09:00</dc:date>
            </office:change-info>
          </text:insertion>
        </text:changed-region>
        <text:changed-region xml:id="ct94919483005296" text:id="ct94919483005296">
          <text:deletion>
            <office:change-info>
              <dc:creator>Julia Ringo</dc:creator>
              <dc:date>2023-10-21T10:09:00</dc:date>
            </office:change-info>
            <text:p text:style-name="Text_20_body"><text:span text:style-name="T1">15 </text:span></text:p>
          </text:deletion>
        </text:changed-region>
        <text:changed-region xml:id="ct94919483010512" text:id="ct94919483010512">
          <text:insertion>
            <office:change-info>
              <dc:creator>Julia Ringo</dc:creator>
              <dc:date>2023-10-21T10:09:00</dc:date>
            </office:change-info>
          </text:insertion>
        </text:changed-region>
        <text:changed-region xml:id="ct94919483012336" text:id="ct94919483012336">
          <text:deletion>
            <office:change-info>
              <dc:creator>Julia Ringo</dc:creator>
              <dc:date>2023-10-21T10:09:00</dc:date>
            </office:change-info>
            <text:p text:style-name="Text_20_body"><text:span text:style-name="T1">-</text:span></text:p>
          </text:deletion>
        </text:changed-region>
        <text:changed-region xml:id="ct94919483005584" text:id="ct94919483005584">
          <text:insertion>
            <office:change-info>
              <dc:creator>Julia Ringo</dc:creator>
              <dc:date>2023-10-21T10:09:00</dc:date>
            </office:change-info>
          </text:insertion>
        </text:changed-region>
        <text:changed-region xml:id="ct94919483008080" text:id="ct94919483008080">
          <text:deletion>
            <office:change-info>
              <dc:creator>Julia Ringo</dc:creator>
              <dc:date>2023-10-21T10:10:00</dc:date>
            </office:change-info>
            <text:p text:style-name="Text_20_body"><text:span text:style-name="T1">So e</text:span></text:p>
          </text:deletion>
        </text:changed-region>
        <text:changed-region xml:id="ct94919483023968" text:id="ct94919483023968">
          <text:insertion>
            <office:change-info>
              <dc:creator>Julia Ringo</dc:creator>
              <dc:date>2023-10-21T10:10:00</dc:date>
            </office:change-info>
          </text:insertion>
        </text:changed-region>
        <text:changed-region xml:id="ct94919483024592" text:id="ct94919483024592">
          <text:deletion>
            <office:change-info>
              <dc:creator>Julia Ringo</dc:creator>
              <dc:date>2023-10-21T10:10:00</dc:date>
            </office:change-info>
            <text:p text:style-name="Text_20_body"><text:span text:style-name="T1">20 </text:span></text:p>
          </text:deletion>
        </text:changed-region>
        <text:changed-region xml:id="ct94919483025552" text:id="ct94919483025552">
          <text:insertion>
            <office:change-info>
              <dc:creator>Julia Ringo</dc:creator>
              <dc:date>2023-10-21T10:10:00</dc:date>
            </office:change-info>
          </text:insertion>
        </text:changed-region>
        <text:changed-region xml:id="ct94919476715616" text:id="ct94919476715616">
          <text:insertion>
            <office:change-info>
              <dc:creator>Julia Ringo</dc:creator>
              <dc:date>2023-10-21T10:10:00</dc:date>
            </office:change-info>
          </text:insertion>
        </text:changed-region>
        <text:changed-region xml:id="ct94919483028256" text:id="ct94919483028256">
          <text:deletion>
            <office:change-info>
              <dc:creator>Julia Ringo</dc:creator>
              <dc:date>2023-10-05T13:15:00</dc:date>
            </office:change-info>
            <text:p text:style-name="Text_20_body"><text:span text:style-name="T1"><text:s/>— </text:span></text:p>
          </text:deletion>
        </text:changed-region>
        <text:changed-region xml:id="ct94919483029216" text:id="ct94919483029216">
          <text:insertion>
            <office:change-info>
              <dc:creator>Julia Ringo</dc:creator>
              <dc:date>2023-10-05T13:15:00</dc:date>
            </office:change-info>
          </text:insertion>
        </text:changed-region>
        <text:changed-region xml:id="ct94919483024880" text:id="ct94919483024880">
          <text:insertion>
            <office:change-info>
              <dc:creator>Julia Ringo</dc:creator>
              <dc:date>2023-10-21T10:10:00</dc:date>
            </office:change-info>
          </text:insertion>
        </text:changed-region>
        <text:changed-region xml:id="ct94919483030320" text:id="ct94919483030320">
          <text:deletion>
            <office:change-info>
              <dc:creator>Julia Ringo</dc:creator>
              <dc:date>2023-10-21T10:10:00</dc:date>
            </office:change-info>
            <text:p text:style-name="Text_20_body"><text:span text:style-name="T1">,</text:span></text:p>
          </text:deletion>
        </text:changed-region>
        <text:changed-region xml:id="ct94919483036704" text:id="ct94919483036704">
          <text:deletion>
            <office:change-info>
              <dc:creator>Julia Ringo</dc:creator>
              <dc:date>2023-10-21T10:10:00</dc:date>
            </office:change-info>
            <text:p text:style-name="Text_20_body"><text:span text:style-name="T1">again </text:span></text:p>
          </text:deletion>
        </text:changed-region>
        <text:changed-region xml:id="ct94919483037664" text:id="ct94919483037664">
          <text:insertion>
            <office:change-info>
              <dc:creator>Julia Ringo</dc:creator>
              <dc:date>2023-10-21T10:10:00</dc:date>
            </office:change-info>
          </text:insertion>
        </text:changed-region>
        <text:changed-region xml:id="ct94919483037952" text:id="ct94919483037952">
          <text:insertion>
            <office:change-info>
              <dc:creator>Julia Ringo</dc:creator>
              <dc:date>2023-10-21T10:10:00</dc:date>
            </office:change-info>
          </text:insertion>
        </text:changed-region>
        <text:changed-region xml:id="ct94919483012000" text:id="ct94919483012000">
          <text:deletion>
            <office:change-info>
              <dc:creator>Julia Ringo</dc:creator>
              <dc:date>2023-10-10T11:08:00</dc:date>
            </office:change-info>
            <text:p text:style-name="Text_20_body"><text:span text:style-name="T1">…</text:span></text:p>
          </text:deletion>
        </text:changed-region>
        <text:changed-region xml:id="ct94919476724144" text:id="ct94919476724144">
          <text:insertion>
            <office:change-info>
              <dc:creator>Julia Ringo</dc:creator>
              <dc:date>2023-10-10T11:08:00</dc:date>
            </office:change-info>
          </text:insertion>
        </text:changed-region>
        <text:changed-region xml:id="ct94919476727280" text:id="ct94919476727280">
          <text:deletion>
            <office:change-info>
              <dc:creator>Julia Ringo</dc:creator>
              <dc:date>2023-10-21T10:11:00</dc:date>
            </office:change-info>
            <text:p text:style-name="Text_20_body"><text:span text:style-name="T1"><text:s/></text:span></text:p>
          </text:deletion>
        </text:changed-region>
        <text:changed-region xml:id="ct94919483042032" text:id="ct94919483042032">
          <text:insertion>
            <office:change-info>
              <dc:creator>Julia Ringo</dc:creator>
              <dc:date>2023-10-21T10:11:00</dc:date>
            </office:change-info>
          </text:insertion>
        </text:changed-region>
        <text:changed-region xml:id="ct94919483058256" text:id="ct94919483058256">
          <text:insertion>
            <office:change-info>
              <dc:creator>Julia Ringo</dc:creator>
              <dc:date>2023-10-21T10:11:00</dc:date>
            </office:change-info>
          </text:insertion>
        </text:changed-region>
        <text:changed-region xml:id="ct94919483059888" text:id="ct94919483059888">
          <text:insertion>
            <office:change-info>
              <dc:creator>Julia Ringo</dc:creator>
              <dc:date>2023-10-21T10:11:00</dc:date>
            </office:change-info>
          </text:insertion>
        </text:changed-region>
        <text:changed-region xml:id="ct94919483060176" text:id="ct94919483060176">
          <text:deletion>
            <office:change-info>
              <dc:creator>Julia Ringo</dc:creator>
              <dc:date>2023-10-21T10:11:00</dc:date>
            </office:change-info>
            <text:p text:style-name="Text_20_body"><text:span text:style-name="T1">a</text:span></text:p>
          </text:deletion>
        </text:changed-region>
        <text:changed-region xml:id="ct94919483061808" text:id="ct94919483061808">
          <text:insertion>
            <office:change-info>
              <dc:creator>Julia Ringo</dc:creator>
              <dc:date>2023-10-21T10:11:00</dc:date>
            </office:change-info>
          </text:insertion>
        </text:changed-region>
        <text:changed-region xml:id="ct94919483059216" text:id="ct94919483059216">
          <text:deletion>
            <office:change-info>
              <dc:creator>Julia Ringo</dc:creator>
              <dc:date>2023-10-05T13:15:00</dc:date>
            </office:change-info>
            <text:p text:style-name="Text_20_body"><text:span text:style-name="T1"><text:s/>— </text:span></text:p>
          </text:deletion>
        </text:changed-region>
        <text:changed-region xml:id="ct94919483067952" text:id="ct94919483067952">
          <text:insertion>
            <office:change-info>
              <dc:creator>Julia Ringo</dc:creator>
              <dc:date>2023-10-05T13:15:00</dc:date>
            </office:change-info>
          </text:insertion>
        </text:changed-region>
        <text:changed-region xml:id="ct94919483068912" text:id="ct94919483068912">
          <text:insertion>
            <office:change-info>
              <dc:creator>Julia Ringo</dc:creator>
              <dc:date>2023-10-21T10:11:00</dc:date>
            </office:change-info>
          </text:insertion>
        </text:changed-region>
        <text:changed-region xml:id="ct94919483069872" text:id="ct94919483069872">
          <text:deletion>
            <office:change-info>
              <dc:creator>Julia Ringo</dc:creator>
              <dc:date>2023-10-21T10:11:00</dc:date>
            </office:change-info>
            <text:p text:style-name="Text_20_body"><text:span text:style-name="T1"><text:s/>though</text:span></text:p>
          </text:deletion>
        </text:changed-region>
        <text:changed-region xml:id="ct94919483038576" text:id="ct94919483038576">
          <text:deletion>
            <office:change-info>
              <dc:creator>Julia Ringo</dc:creator>
              <dc:date>2023-10-10T11:08:00</dc:date>
            </office:change-info>
            <text:p text:style-name="Text_20_body"><text:span text:style-name="T1">…</text:span></text:p>
          </text:deletion>
        </text:changed-region>
        <text:changed-region xml:id="ct94919476734816" text:id="ct94919476734816">
          <text:insertion>
            <office:change-info>
              <dc:creator>Julia Ringo</dc:creator>
              <dc:date>2023-10-10T11:08:00</dc:date>
            </office:change-info>
          </text:insertion>
        </text:changed-region>
        <text:changed-region xml:id="ct94919483077024" text:id="ct94919483077024">
          <text:insertion>
            <office:change-info>
              <dc:creator>Julia Ringo</dc:creator>
              <dc:date>2023-10-21T10:11:00</dc:date>
            </office:change-info>
          </text:insertion>
        </text:changed-region>
        <text:changed-region xml:id="ct94919483059504" text:id="ct94919483059504">
          <text:insertion>
            <office:change-info>
              <dc:creator>Julia Ringo</dc:creator>
              <dc:date>2023-10-21T10:11:00</dc:date>
            </office:change-info>
          </text:insertion>
        </text:changed-region>
        <text:changed-region xml:id="ct94919483081296" text:id="ct94919483081296">
          <text:deletion>
            <office:change-info>
              <dc:creator>Julia Ringo</dc:creator>
              <dc:date>2023-10-21T10:12:00</dc:date>
            </office:change-info>
            <text:p text:style-name="Text_20_body"><text:span text:style-name="T1"><text:s/>from Bastian</text:span></text:p>
          </text:deletion>
        </text:changed-region>
        <text:changed-region xml:id="ct94919483091136" text:id="ct94919483091136">
          <text:insertion>
            <office:change-info>
              <dc:creator>Julia Ringo</dc:creator>
              <dc:date>2023-10-21T10:12:00</dc:date>
            </office:change-info>
          </text:insertion>
        </text:changed-region>
        <text:changed-region xml:id="ct94919483085088" text:id="ct94919483085088">
          <text:deletion>
            <office:change-info>
              <dc:creator>Julia Ringo</dc:creator>
              <dc:date>2023-10-05T13:15:00</dc:date>
            </office:change-info>
            <text:p text:style-name="Text_20_body"><text:span text:style-name="T1"><text:s/>— </text:span></text:p>
          </text:deletion>
        </text:changed-region>
        <text:changed-region xml:id="ct94919483070976" text:id="ct94919483070976">
          <text:insertion>
            <office:change-info>
              <dc:creator>Julia Ringo</dc:creator>
              <dc:date>2023-10-05T13:15:00</dc:date>
            </office:change-info>
          </text:insertion>
        </text:changed-region>
        <text:changed-region xml:id="ct94919483081584" text:id="ct94919483081584">
          <text:deletion>
            <office:change-info>
              <dc:creator>Julia Ringo</dc:creator>
              <dc:date>2023-10-05T13:15:00</dc:date>
            </office:change-info>
            <text:p text:style-name="Text_20_body"><text:span text:style-name="T1"><text:s/>— </text:span></text:p>
          </text:deletion>
        </text:changed-region>
        <text:changed-region xml:id="ct94919483083152" text:id="ct94919483083152">
          <text:insertion>
            <office:change-info>
              <dc:creator>Julia Ringo</dc:creator>
              <dc:date>2023-10-21T10:12:00</dc:date>
            </office:change-info>
          </text:insertion>
        </text:changed-region>
        <text:changed-region xml:id="ct94919483083440" text:id="ct94919483083440">
          <text:deletion>
            <office:change-info>
              <dc:creator>Julia Ringo</dc:creator>
              <dc:date>2023-10-21T10:12:00</dc:date>
            </office:change-info>
            <text:p text:style-name="Text_20_body"><text:span text:style-name="T1">Cassandra </text:span></text:p>
          </text:deletion>
        </text:changed-region>
        <text:changed-region xml:id="ct94919483092416" text:id="ct94919483092416">
          <text:insertion>
            <office:change-info>
              <dc:creator>Julia Ringo</dc:creator>
              <dc:date>2023-10-21T10:12:00</dc:date>
            </office:change-info>
          </text:insertion>
        </text:changed-region>
        <text:changed-region xml:id="ct94919483071264" text:id="ct94919483071264">
          <text:insertion>
            <office:change-info>
              <dc:creator>Julia Ringo</dc:creator>
              <dc:date>2023-10-21T10:12:00</dc:date>
            </office:change-info>
          </text:insertion>
        </text:changed-region>
        <text:changed-region xml:id="ct94919483085376" text:id="ct94919483085376">
          <text:deletion>
            <office:change-info>
              <dc:creator>Julia Ringo</dc:creator>
              <dc:date>2023-10-21T10:13:00</dc:date>
            </office:change-info>
            <text:p text:style-name="Text_20_body"><text:span text:style-name="T1">sound of the </text:span></text:p>
          </text:deletion>
        </text:changed-region>
        <text:changed-region xml:id="ct94919483113296" text:id="ct94919483113296">
          <text:deletion>
            <office:change-info>
              <dc:creator>Julia Ringo</dc:creator>
              <dc:date>2023-10-05T13:15:00</dc:date>
            </office:change-info>
            <text:p text:style-name="Text_20_body"><text:span text:style-name="T1"><text:s/>— </text:span></text:p>
          </text:deletion>
        </text:changed-region>
        <text:changed-region xml:id="ct94919483113920" text:id="ct94919483113920">
          <text:insertion>
            <office:change-info>
              <dc:creator>Julia Ringo</dc:creator>
              <dc:date>2023-10-05T13:15:00</dc:date>
            </office:change-info>
          </text:insertion>
        </text:changed-region>
        <text:changed-region xml:id="ct94919476721728" text:id="ct94919476721728">
          <text:deletion>
            <office:change-info>
              <dc:creator>Julia Ringo</dc:creator>
              <dc:date>2023-10-21T10:13:00</dc:date>
            </office:change-info>
            <text:p text:style-name="Text_20_body"><text:span text:style-name="T1">1000</text:span></text:p>
          </text:deletion>
        </text:changed-region>
        <text:changed-region xml:id="ct94919483038864" text:id="ct94919483038864">
          <text:insertion>
            <office:change-info>
              <dc:creator>Julia Ringo</dc:creator>
              <dc:date>2023-10-21T10:13:00</dc:date>
            </office:change-info>
          </text:insertion>
        </text:changed-region>
        <text:changed-region xml:id="ct94919476730592" text:id="ct94919476730592">
          <text:insertion>
            <office:change-info>
              <dc:creator>Julia Ringo</dc:creator>
              <dc:date>2023-10-21T10:13:00</dc:date>
            </office:change-info>
          </text:insertion>
        </text:changed-region>
        <text:changed-region xml:id="ct94919483128896" text:id="ct94919483128896">
          <text:deletion>
            <office:change-info>
              <dc:creator>Julia Ringo</dc:creator>
              <dc:date>2023-10-21T10:13:00</dc:date>
            </office:change-info>
            <text:p text:style-name="Text_20_body"><text:span text:style-name="T1"><text:s/></text:span></text:p>
          </text:deletion>
        </text:changed-region>
        <text:changed-region xml:id="ct94919483129184" text:id="ct94919483129184">
          <text:insertion>
            <office:change-info>
              <dc:creator>Julia Ringo</dc:creator>
              <dc:date>2023-10-21T10:13:00</dc:date>
            </office:change-info>
          </text:insertion>
        </text:changed-region>
        <text:changed-region xml:id="ct94919483134640" text:id="ct94919483134640">
          <text:insertion>
            <office:change-info>
              <dc:creator>Julia Ringo</dc:creator>
              <dc:date>2023-10-21T10:13:00</dc:date>
            </office:change-info>
          </text:insertion>
        </text:changed-region>
        <text:changed-region xml:id="ct94919476750912" text:id="ct94919476750912">
          <text:deletion>
            <office:change-info>
              <dc:creator>Julia Ringo</dc:creator>
              <dc:date>2023-10-21T10:13:00</dc:date>
            </office:change-info>
            <text:p text:style-name="Text_20_body"><text:span text:style-name="T1">;</text:span></text:p>
          </text:deletion>
        </text:changed-region>
        <text:changed-region xml:id="ct94919483116528" text:id="ct94919483116528">
          <text:deletion>
            <office:change-info>
              <dc:creator>Julia Ringo</dc:creator>
              <dc:date>2023-10-21T10:15:00</dc:date>
            </office:change-info>
            <text:p text:style-name="Text_20_body"><text:span text:style-name="T1">did </text:span></text:p>
          </text:deletion>
        </text:changed-region>
        <text:changed-region xml:id="ct94919483119536" text:id="ct94919483119536">
          <text:insertion>
            <office:change-info>
              <dc:creator>Julia Ringo</dc:creator>
              <dc:date>2023-10-21T10:15:00</dc:date>
            </office:change-info>
          </text:insertion>
        </text:changed-region>
        <text:changed-region xml:id="ct94919483137248" text:id="ct94919483137248">
          <text:insertion>
            <office:change-info>
              <dc:creator>Julia Ringo</dc:creator>
              <dc:date>2023-10-21T10:15:00</dc:date>
            </office:change-info>
          </text:insertion>
        </text:changed-region>
        <text:changed-region xml:id="ct94919483130368" text:id="ct94919483130368">
          <text:deletion>
            <office:change-info>
              <dc:creator>Julia Ringo</dc:creator>
              <dc:date>2023-10-21T10:15:00</dc:date>
            </office:change-info>
            <text:p text:style-name="Text_20_body"><text:span text:style-name="T1"><text:s/></text:span></text:p>
          </text:deletion>
        </text:changed-region>
        <text:changed-region xml:id="ct94919483159280" text:id="ct94919483159280">
          <text:deletion>
            <office:change-info>
              <dc:creator>Julia Ringo</dc:creator>
              <dc:date>2023-10-21T10:16:00</dc:date>
            </office:change-info>
            <text:p text:style-name="Text_20_body"><text:span text:style-name="T1">was </text:span></text:p>
          </text:deletion>
        </text:changed-region>
        <text:changed-region xml:id="ct94919483160576" text:id="ct94919483160576">
          <text:insertion>
            <office:change-info>
              <dc:creator>Julia Ringo</dc:creator>
              <dc:date>2023-10-21T10:16:00</dc:date>
            </office:change-info>
          </text:insertion>
        </text:changed-region>
        <text:changed-region xml:id="ct94919483160864" text:id="ct94919483160864">
          <text:deletion>
            <office:change-info>
              <dc:creator>Julia Ringo</dc:creator>
              <dc:date>2023-10-21T10:16:00</dc:date>
            </office:change-info>
            <text:p text:style-name="Text_20_body"><text:span text:style-name="T1">eling</text:span></text:p>
          </text:deletion>
        </text:changed-region>
        <text:changed-region xml:id="ct94919483161488" text:id="ct94919483161488">
          <text:deletion>
            <office:change-info>
              <dc:creator>Julia Ringo</dc:creator>
              <dc:date>2023-10-21T10:16:00</dc:date>
            </office:change-info>
            <text:p text:style-name="Text_20_body"><text:span text:style-name="T1">10</text:span></text:p>
          </text:deletion>
        </text:changed-region>
        <text:changed-region xml:id="ct94919483163008" text:id="ct94919483163008">
          <text:insertion>
            <office:change-info>
              <dc:creator>Julia Ringo</dc:creator>
              <dc:date>2023-10-21T10:16:00</dc:date>
            </office:change-info>
          </text:insertion>
        </text:changed-region>
        <text:changed-region xml:id="ct94919483163968" text:id="ct94919483163968">
          <text:deletion>
            <office:change-info>
              <dc:creator>Julia Ringo</dc:creator>
              <dc:date>2023-10-21T10:16:00</dc:date>
            </office:change-info>
            <text:p text:style-name="Text_20_body"><text:span text:style-name="T1">20</text:span></text:p>
          </text:deletion>
        </text:changed-region>
        <text:changed-region xml:id="ct94919483164928" text:id="ct94919483164928">
          <text:insertion>
            <office:change-info>
              <dc:creator>Julia Ringo</dc:creator>
              <dc:date>2023-10-21T10:16:00</dc:date>
            </office:change-info>
          </text:insertion>
        </text:changed-region>
        <text:changed-region xml:id="ct94919483167248" text:id="ct94919483167248">
          <text:insertion>
            <office:change-info>
              <dc:creator>Julia Ringo</dc:creator>
              <dc:date>2023-10-21T10:16:00</dc:date>
            </office:change-info>
          </text:insertion>
        </text:changed-region>
        <text:changed-region xml:id="ct94919483170288" text:id="ct94919483170288">
          <text:insertion>
            <office:change-info>
              <dc:creator>Julia Ringo</dc:creator>
              <dc:date>2023-10-21T10:16:00</dc:date>
            </office:change-info>
          </text:insertion>
        </text:changed-region>
        <text:changed-region xml:id="ct94919483172592" text:id="ct94919483172592">
          <text:deletion>
            <office:change-info>
              <dc:creator>Julia Ringo</dc:creator>
              <dc:date>2023-10-05T13:15:00</dc:date>
            </office:change-info>
            <text:p text:style-name="Text_20_body"><text:span text:style-name="T1"><text:s/>— </text:span></text:p>
          </text:deletion>
        </text:changed-region>
        <text:changed-region xml:id="ct94919483174864" text:id="ct94919483174864">
          <text:insertion>
            <office:change-info>
              <dc:creator>Julia Ringo</dc:creator>
              <dc:date>2023-10-05T13:15:00</dc:date>
            </office:change-info>
          </text:insertion>
        </text:changed-region>
        <text:changed-region xml:id="ct94919483175824" text:id="ct94919483175824">
          <text:deletion>
            <office:change-info>
              <dc:creator>Julia Ringo</dc:creator>
              <dc:date>2023-10-05T13:15:00</dc:date>
            </office:change-info>
            <text:p text:style-name="Text_20_body"><text:span text:style-name="T1"><text:s/>— </text:span></text:p>
          </text:deletion>
        </text:changed-region>
        <text:changed-region xml:id="ct94919483177648" text:id="ct94919483177648">
          <text:insertion>
            <office:change-info>
              <dc:creator>Julia Ringo</dc:creator>
              <dc:date>2023-10-05T13:15:00</dc:date>
            </office:change-info>
          </text:insertion>
        </text:changed-region>
        <text:changed-region xml:id="ct94919483179280" text:id="ct94919483179280">
          <text:insertion>
            <office:change-info>
              <dc:creator>Julia Ringo</dc:creator>
              <dc:date>2023-10-21T10:16:00</dc:date>
            </office:change-info>
          </text:insertion>
        </text:changed-region>
        <text:changed-region xml:id="ct94919483181184" text:id="ct94919483181184">
          <text:deletion>
            <office:change-info>
              <dc:creator>Julia Ringo</dc:creator>
              <dc:date>2023-10-21T10:17:00</dc:date>
            </office:change-info>
            <text:p text:style-name="Text_20_body"><text:span text:style-name="T1">reflected back </text:span></text:p>
          </text:deletion>
        </text:changed-region>
        <text:changed-region xml:id="ct94919476762688" text:id="ct94919476762688">
          <text:insertion>
            <office:change-info>
              <dc:creator>Julia Ringo</dc:creator>
              <dc:date>2023-10-21T10:17:00</dc:date>
            </office:change-info>
          </text:insertion>
        </text:changed-region>
        <text:changed-region xml:id="ct94919476766688" text:id="ct94919476766688">
          <text:deletion>
            <office:change-info>
              <dc:creator>Julia Ringo</dc:creator>
              <dc:date>2023-10-21T10:17:00</dc:date>
            </office:change-info>
            <text:p text:style-name="Text_20_body"><text:span text:style-name="T1"><text:s/>that</text:span></text:p>
          </text:deletion>
        </text:changed-region>
        <text:changed-region xml:id="ct94919483185296" text:id="ct94919483185296">
          <text:deletion>
            <office:change-info>
              <dc:creator>Julia Ringo</dc:creator>
              <dc:date>2023-10-21T10:17:00</dc:date>
            </office:change-info>
            <text:p text:style-name="Text_20_body"><text:span text:style-name="T1">was more and more appearing</text:span></text:p>
          </text:deletion>
        </text:changed-region>
        <text:changed-region xml:id="ct94919483186544" text:id="ct94919483186544">
          <text:insertion>
            <office:change-info>
              <dc:creator>Julia Ringo</dc:creator>
              <dc:date>2023-10-21T10:17:00</dc:date>
            </office:change-info>
          </text:insertion>
        </text:changed-region>
        <text:changed-region xml:id="ct94919483188000" text:id="ct94919483188000">
          <text:deletion>
            <office:change-info>
              <dc:creator>Julia Ringo</dc:creator>
              <dc:date>2023-10-21T10:17:00</dc:date>
            </office:change-info>
            <text:p text:style-name="Text_20_body"><text:span text:style-name="T1"><text:s/>to make one’s way across</text:span></text:p>
          </text:deletion>
        </text:changed-region>
        <text:changed-region xml:id="ct94919483155440" text:id="ct94919483155440">
          <text:deletion>
            <office:change-info>
              <dc:creator>Julia Ringo</dc:creator>
              <dc:date>2023-10-05T13:15:00</dc:date>
            </office:change-info>
            <text:p text:style-name="Text_20_body"><text:span text:style-name="T1"><text:s/>— </text:span></text:p>
          </text:deletion>
        </text:changed-region>
        <text:changed-region xml:id="ct94919476755216" text:id="ct94919476755216">
          <text:insertion>
            <office:change-info>
              <dc:creator>Julia Ringo</dc:creator>
              <dc:date>2023-10-05T13:15:00</dc:date>
            </office:change-info>
          </text:insertion>
        </text:changed-region>
        <text:changed-region xml:id="ct94919483161152" text:id="ct94919483161152">
          <text:deletion>
            <office:change-info>
              <dc:creator>Julia Ringo</dc:creator>
              <dc:date>2023-10-05T13:15:00</dc:date>
            </office:change-info>
            <text:p text:style-name="Text_20_body"><text:span text:style-name="T1"><text:s/>— </text:span></text:p>
          </text:deletion>
        </text:changed-region>
        <text:changed-region xml:id="ct94919483184880" text:id="ct94919483184880">
          <text:insertion>
            <office:change-info>
              <dc:creator>Julia Ringo</dc:creator>
              <dc:date>2023-10-05T13:15:00</dc:date>
            </office:change-info>
          </text:insertion>
        </text:changed-region>
        <text:changed-region xml:id="ct94919476753936" text:id="ct94919476753936">
          <text:format-change>
            <office:change-info>
              <dc:creator>Julia Ringo</dc:creator>
              <dc:date>2023-10-21T10:18:00</dc:date>
            </office:change-info>
          </text:format-change>
        </text:changed-region>
        <text:changed-region xml:id="ct94919483212304" text:id="ct94919483212304">
          <text:insertion>
            <office:change-info>
              <dc:creator>Julia Ringo</dc:creator>
              <dc:date>2023-10-21T10:18:00</dc:date>
            </office:change-info>
          </text:insertion>
        </text:changed-region>
        <text:changed-region xml:id="ct94919483007744" text:id="ct94919483007744">
          <text:deletion>
            <office:change-info>
              <dc:creator>Julia Ringo</dc:creator>
              <dc:date>2023-10-05T13:15:00</dc:date>
            </office:change-info>
            <text:p text:style-name="Text_20_body"><text:span text:style-name="T1"><text:s/>— </text:span></text:p>
          </text:deletion>
        </text:changed-region>
        <text:changed-region xml:id="ct94919476768640" text:id="ct94919476768640">
          <text:insertion>
            <office:change-info>
              <dc:creator>Julia Ringo</dc:creator>
              <dc:date>2023-10-05T13:15:00</dc:date>
            </office:change-info>
          </text:insertion>
        </text:changed-region>
        <text:changed-region xml:id="ct94919483220656" text:id="ct94919483220656">
          <text:deletion>
            <office:change-info>
              <dc:creator>Julia Ringo</dc:creator>
              <dc:date>2023-10-05T13:15:00</dc:date>
            </office:change-info>
            <text:p text:style-name="Text_20_body"><text:span text:style-name="T1"><text:s/>— </text:span></text:p>
          </text:deletion>
        </text:changed-region>
        <text:changed-region xml:id="ct94919483221616" text:id="ct94919483221616">
          <text:insertion>
            <office:change-info>
              <dc:creator>Julia Ringo</dc:creator>
              <dc:date>2023-10-05T13:15:00</dc:date>
            </office:change-info>
          </text:insertion>
        </text:changed-region>
        <text:changed-region xml:id="ct94919483223248" text:id="ct94919483223248">
          <text:insertion>
            <office:change-info>
              <dc:creator>Julia Ringo</dc:creator>
              <dc:date>2023-10-21T10:20:00</dc:date>
            </office:change-info>
          </text:insertion>
        </text:changed-region>
        <text:changed-region xml:id="ct94919483224208" text:id="ct94919483224208">
          <text:deletion>
            <office:change-info>
              <dc:creator>Julia Ringo</dc:creator>
              <dc:date>2023-10-21T10:20:00</dc:date>
            </office:change-info>
            <text:p text:style-name="Text_20_body"><text:span text:style-name="T1">s</text:span></text:p>
          </text:deletion>
        </text:changed-region>
        <text:changed-region xml:id="ct94919476773744" text:id="ct94919476773744">
          <text:deletion>
            <office:change-info>
              <dc:creator>Julia Ringo</dc:creator>
              <dc:date>2023-10-21T10:21:00</dc:date>
            </office:change-info>
            <text:p text:style-name="Text_20_body"><text:span text:style-name="T1">would come</text:span></text:p>
          </text:deletion>
        </text:changed-region>
        <text:changed-region xml:id="ct94919476763568" text:id="ct94919476763568">
          <text:insertion>
            <office:change-info>
              <dc:creator>Julia Ringo</dc:creator>
              <dc:date>2023-10-21T10:21:00</dc:date>
            </office:change-info>
          </text:insertion>
        </text:changed-region>
        <text:changed-region xml:id="ct94919483186832" text:id="ct94919483186832">
          <text:deletion>
            <office:change-info>
              <dc:creator>Julia Ringo</dc:creator>
              <dc:date>2023-10-21T10:21:00</dc:date>
            </office:change-info>
            <text:p text:style-name="Text_20_body"><text:span text:style-name="T1">would </text:span></text:p>
          </text:deletion>
        </text:changed-region>
        <text:changed-region xml:id="ct94919483221904" text:id="ct94919483221904">
          <text:insertion>
            <office:change-info>
              <dc:creator>Julia Ringo</dc:creator>
              <dc:date>2023-10-21T10:21:00</dc:date>
            </office:change-info>
          </text:insertion>
        </text:changed-region>
        <text:changed-region xml:id="ct94919483222944" text:id="ct94919483222944">
          <text:deletion>
            <office:change-info>
              <dc:creator>Julia Ringo</dc:creator>
              <dc:date>2023-10-21T10:21:00</dc:date>
            </office:change-info>
            <text:p text:style-name="Text_20_body"><text:span text:style-name="T1">would </text:span></text:p>
          </text:deletion>
        </text:changed-region>
        <text:changed-region xml:id="ct94919483236368" text:id="ct94919483236368">
          <text:insertion>
            <office:change-info>
              <dc:creator>Julia Ringo</dc:creator>
              <dc:date>2023-10-21T10:21:00</dc:date>
            </office:change-info>
          </text:insertion>
        </text:changed-region>
        <text:changed-region xml:id="ct94919483237328" text:id="ct94919483237328">
          <text:deletion>
            <office:change-info>
              <dc:creator>Julia Ringo</dc:creator>
              <dc:date>2023-10-21T10:21:00</dc:date>
            </office:change-info>
            <text:p text:style-name="Text_20_body"><text:span text:style-name="T1">would be</text:span></text:p>
          </text:deletion>
        </text:changed-region>
        <text:changed-region xml:id="ct94919483238288" text:id="ct94919483238288">
          <text:insertion>
            <office:change-info>
              <dc:creator>Julia Ringo</dc:creator>
              <dc:date>2023-10-21T10:21:00</dc:date>
            </office:change-info>
          </text:insertion>
        </text:changed-region>
        <text:changed-region xml:id="ct94919483239248" text:id="ct94919483239248">
          <text:deletion>
            <office:change-info>
              <dc:creator>Julia Ringo</dc:creator>
              <dc:date>2023-10-21T10:21:00</dc:date>
            </office:change-info>
            <text:p text:style-name="Text_20_body"><text:span text:style-name="T1">would </text:span></text:p>
          </text:deletion>
        </text:changed-region>
        <text:changed-region xml:id="ct94919483240880" text:id="ct94919483240880">
          <text:insertion>
            <office:change-info>
              <dc:creator>Julia Ringo</dc:creator>
              <dc:date>2023-10-21T10:21:00</dc:date>
            </office:change-info>
          </text:insertion>
        </text:changed-region>
        <text:changed-region xml:id="ct94919483242512" text:id="ct94919483242512">
          <text:insertion>
            <office:change-info>
              <dc:creator>Julia Ringo</dc:creator>
              <dc:date>2023-10-21T10:21:00</dc:date>
            </office:change-info>
          </text:insertion>
        </text:changed-region>
        <text:changed-region xml:id="ct94919483243472" text:id="ct94919483243472">
          <text:deletion>
            <office:change-info>
              <dc:creator>Julia Ringo</dc:creator>
              <dc:date>2023-10-21T10:21:00</dc:date>
            </office:change-info>
            <text:p text:style-name="Text_20_body"><text:span text:style-name="T1">would </text:span></text:p>
          </text:deletion>
        </text:changed-region>
        <text:changed-region xml:id="ct94919483245104" text:id="ct94919483245104">
          <text:insertion>
            <office:change-info>
              <dc:creator>Julia Ringo</dc:creator>
              <dc:date>2023-10-21T10:21:00</dc:date>
            </office:change-info>
          </text:insertion>
        </text:changed-region>
        <text:changed-region xml:id="ct94919483245728" text:id="ct94919483245728">
          <text:deletion>
            <office:change-info>
              <dc:creator>Julia Ringo</dc:creator>
              <dc:date>2023-10-21T10:21:00</dc:date>
            </office:change-info>
            <text:p text:style-name="Text_20_body"><text:span text:style-name="T1">would </text:span></text:p>
          </text:deletion>
        </text:changed-region>
        <text:changed-region xml:id="ct94919483248096" text:id="ct94919483248096">
          <text:insertion>
            <office:change-info>
              <dc:creator>Julia Ringo</dc:creator>
              <dc:date>2023-10-21T10:21:00</dc:date>
            </office:change-info>
          </text:insertion>
        </text:changed-region>
        <text:changed-region xml:id="ct94919483250496" text:id="ct94919483250496">
          <text:insertion>
            <office:change-info>
              <dc:creator>Julia Ringo</dc:creator>
              <dc:date>2023-10-21T10:21:00</dc:date>
            </office:change-info>
          </text:insertion>
        </text:changed-region>
        <text:changed-region xml:id="ct94919483251728" text:id="ct94919483251728">
          <text:insertion>
            <office:change-info>
              <dc:creator>Julia Ringo</dc:creator>
              <dc:date>2023-10-21T10:21:00</dc:date>
            </office:change-info>
          </text:insertion>
        </text:changed-region>
        <text:changed-region xml:id="ct94919483255824" text:id="ct94919483255824">
          <text:deletion>
            <office:change-info>
              <dc:creator>Julia Ringo</dc:creator>
              <dc:date>2023-10-21T10:22:00</dc:date>
            </office:change-info>
            <text:p text:style-name="Text_20_body"><text:span text:style-name="T1">would </text:span></text:p>
          </text:deletion>
        </text:changed-region>
        <text:changed-region xml:id="ct94919483253392" text:id="ct94919483253392">
          <text:deletion>
            <office:change-info>
              <dc:creator>Julia Ringo</dc:creator>
              <dc:date>2023-10-21T10:22:00</dc:date>
            </office:change-info>
            <text:p text:style-name="Text_20_body"><text:span text:style-name="T1">gh</text:span></text:p>
          </text:deletion>
        </text:changed-region>
        <text:changed-region xml:id="ct94919483257072" text:id="ct94919483257072">
          <text:insertion>
            <office:change-info>
              <dc:creator>Julia Ringo</dc:creator>
              <dc:date>2023-10-21T10:22:00</dc:date>
            </office:change-info>
          </text:insertion>
        </text:changed-region>
        <text:changed-region xml:id="ct94919476793104" text:id="ct94919476793104">
          <text:deletion>
            <office:change-info>
              <dc:creator>Julia Ringo</dc:creator>
              <dc:date>2023-10-21T10:22:00</dc:date>
            </office:change-info>
            <text:p text:style-name="Text_20_body"><text:span text:style-name="T1"><text:s/>with astonishing clarity</text:span></text:p>
          </text:deletion>
        </text:changed-region>
        <text:changed-region xml:id="ct94919483187136" text:id="ct94919483187136">
          <text:deletion>
            <office:change-info>
              <dc:creator>Julia Ringo</dc:creator>
              <dc:date>2023-10-21T10:22:00</dc:date>
            </office:change-info>
            <text:p text:style-name="Text_20_body"><text:span text:style-name="T1">in the past</text:span></text:p>
          </text:deletion>
        </text:changed-region>
        <text:changed-region xml:id="ct94919476787376" text:id="ct94919476787376">
          <text:insertion>
            <office:change-info>
              <dc:creator>Julia Ringo</dc:creator>
              <dc:date>2023-10-21T10:22:00</dc:date>
            </office:change-info>
          </text:insertion>
        </text:changed-region>
        <text:changed-region xml:id="ct94919483258512" text:id="ct94919483258512">
          <text:format-change>
            <office:change-info>
              <dc:creator>Julia Ringo</dc:creator>
              <dc:date>2023-10-21T10:22:00</dc:date>
            </office:change-info>
          </text:format-change>
        </text:changed-region>
        <text:changed-region xml:id="ct94919483222192" text:id="ct94919483222192">
          <text:insertion>
            <office:change-info>
              <dc:creator>Julia Ringo</dc:creator>
              <dc:date>2023-10-21T10:23:00</dc:date>
            </office:change-info>
          </text:insertion>
        </text:changed-region>
        <text:changed-region xml:id="ct94919483185600" text:id="ct94919483185600">
          <text:insertion>
            <office:change-info>
              <dc:creator>Julia Ringo</dc:creator>
              <dc:date>2023-10-21T10:23:00</dc:date>
            </office:change-info>
          </text:insertion>
        </text:changed-region>
        <text:changed-region xml:id="ct94919483241168" text:id="ct94919483241168">
          <text:deletion>
            <office:change-info>
              <dc:creator>Julia Ringo</dc:creator>
              <dc:date>2023-10-21T10:23:00</dc:date>
            </office:change-info>
            <text:p text:style-name="Text_20_body"><text:span text:style-name="T1">;</text:span></text:p>
          </text:deletion>
        </text:changed-region>
        <text:changed-region xml:id="ct94919483134304" text:id="ct94919483134304">
          <text:deletion>
            <office:change-info>
              <dc:creator>Julia Ringo</dc:creator>
              <dc:date>2023-10-21T10:23:00</dc:date>
            </office:change-info>
            <text:p text:style-name="Text_20_body"><text:span text:style-name="T1">was capable of</text:span></text:p>
          </text:deletion>
        </text:changed-region>
        <text:changed-region xml:id="ct94919476800464" text:id="ct94919476800464">
          <text:insertion>
            <office:change-info>
              <dc:creator>Julia Ringo</dc:creator>
              <dc:date>2023-10-21T10:23:00</dc:date>
            </office:change-info>
          </text:insertion>
        </text:changed-region>
        <text:changed-region xml:id="ct94919483244240" text:id="ct94919483244240">
          <text:deletion>
            <office:change-info>
              <dc:creator>Julia Ringo</dc:creator>
              <dc:date>2023-10-21T10:23:00</dc:date>
            </office:change-info>
            <text:p text:style-name="Text_20_body"><text:span text:style-name="T1">ing</text:span></text:p>
          </text:deletion>
        </text:changed-region>
        <text:changed-region xml:id="ct94919483285472" text:id="ct94919483285472">
          <text:insertion>
            <office:change-info>
              <dc:creator>Julia Ringo</dc:creator>
              <dc:date>2023-10-21T10:23:00</dc:date>
            </office:change-info>
          </text:insertion>
        </text:changed-region>
        <text:changed-region xml:id="ct94919483285760" text:id="ct94919483285760">
          <text:deletion>
            <office:change-info>
              <dc:creator>Julia Ringo</dc:creator>
              <dc:date>2023-10-21T10:23:00</dc:date>
            </office:change-info>
            <text:p text:style-name="Text_20_body"><text:span text:style-name="T1">owing</text:span></text:p>
          </text:deletion>
        </text:changed-region>
        <text:changed-region xml:id="ct94919483284800" text:id="ct94919483284800">
          <text:insertion>
            <office:change-info>
              <dc:creator>Julia Ringo</dc:creator>
              <dc:date>2023-10-21T10:23:00</dc:date>
            </office:change-info>
          </text:insertion>
        </text:changed-region>
        <text:changed-region xml:id="ct94919483253680" text:id="ct94919483253680">
          <text:deletion>
            <office:change-info>
              <dc:creator>Julia Ringo</dc:creator>
              <dc:date>2023-10-10T11:08:00</dc:date>
            </office:change-info>
            <text:p text:style-name="Text_20_body"><text:span text:style-name="T1">…</text:span></text:p>
          </text:deletion>
        </text:changed-region>
        <text:changed-region xml:id="ct94919483293200" text:id="ct94919483293200">
          <text:insertion>
            <office:change-info>
              <dc:creator>Julia Ringo</dc:creator>
              <dc:date>2023-10-10T11:08:00</dc:date>
            </office:change-info>
          </text:insertion>
        </text:changed-region>
        <text:changed-region xml:id="ct94919483293488" text:id="ct94919483293488">
          <text:deletion>
            <office:change-info>
              <dc:creator>Julia Ringo</dc:creator>
              <dc:date>2023-10-21T10:23:00</dc:date>
            </office:change-info>
            <text:p text:style-name="Text_20_body"><text:span text:style-name="T1"><text:s/></text:span></text:p>
          </text:deletion>
        </text:changed-region>
        <text:changed-region xml:id="ct94919483297280" text:id="ct94919483297280">
          <text:insertion>
            <office:change-info>
              <dc:creator>Julia Ringo</dc:creator>
              <dc:date>2023-10-21T10:23:00</dc:date>
            </office:change-info>
          </text:insertion>
        </text:changed-region>
        <text:changed-region xml:id="ct94919476804656" text:id="ct94919476804656">
          <text:deletion>
            <office:change-info>
              <dc:creator>Julia Ringo</dc:creator>
              <dc:date>2023-10-21T10:23:00</dc:date>
            </office:change-info>
            <text:p text:style-name="Text_20_body"><text:span text:style-name="T1">H</text:span></text:p>
          </text:deletion>
        </text:changed-region>
        <text:changed-region xml:id="ct94919483297904" text:id="ct94919483297904">
          <text:insertion>
            <office:change-info>
              <dc:creator>Julia Ringo</dc:creator>
              <dc:date>2023-10-21T10:24:00</dc:date>
            </office:change-info>
          </text:insertion>
        </text:changed-region>
        <text:changed-region xml:id="ct94919483298192" text:id="ct94919483298192">
          <text:deletion>
            <office:change-info>
              <dc:creator>Julia Ringo</dc:creator>
              <dc:date>2023-10-21T10:24:00</dc:date>
            </office:change-info>
            <text:p text:style-name="Text_20_body"><text:span text:style-name="T1">ds</text:span></text:p>
          </text:deletion>
        </text:changed-region>
        <text:changed-region xml:id="ct94919483298816" text:id="ct94919483298816">
          <text:deletion>
            <office:change-info>
              <dc:creator>Julia Ringo</dc:creator>
              <dc:date>2023-10-21T10:24:00</dc:date>
            </office:change-info>
            <text:p text:style-name="Text_20_body"><text:span text:style-name="T1">wards</text:span></text:p>
          </text:deletion>
        </text:changed-region>
        <text:changed-region xml:id="ct94919476798544" text:id="ct94919476798544">
          <text:deletion>
            <office:change-info>
              <dc:creator>Julia Ringo</dc:creator>
              <dc:date>2023-10-10T11:08:00</dc:date>
            </office:change-info>
            <text:p text:style-name="Text_20_body"><text:span text:style-name="T2">…</text:span></text:p>
          </text:deletion>
        </text:changed-region>
        <text:changed-region xml:id="ct94919483184496" text:id="ct94919483184496">
          <text:insertion>
            <office:change-info>
              <dc:creator>Julia Ringo</dc:creator>
              <dc:date>2023-10-10T11:08:00</dc:date>
            </office:change-info>
          </text:insertion>
        </text:changed-region>
        <text:changed-region xml:id="ct94919483256112" text:id="ct94919483256112">
          <text:deletion>
            <office:change-info>
              <dc:creator>Julia Ringo</dc:creator>
              <dc:date>2023-10-21T10:24:00</dc:date>
            </office:change-info>
            <text:p text:style-name="Text_20_body"><text:span text:style-name="T1"><text:s/></text:span></text:p>
          </text:deletion>
        </text:changed-region>
        <text:changed-region xml:id="ct94919483300256" text:id="ct94919483300256">
          <text:deletion>
            <office:change-info>
              <dc:creator>Julia Ringo</dc:creator>
              <dc:date>2023-10-05T13:15:00</dc:date>
            </office:change-info>
            <text:p text:style-name="Text_20_body"><text:span text:style-name="T1"><text:s/>— </text:span></text:p>
          </text:deletion>
        </text:changed-region>
        <text:changed-region xml:id="ct94919483309568" text:id="ct94919483309568">
          <text:insertion>
            <office:change-info>
              <dc:creator>Julia Ringo</dc:creator>
              <dc:date>2023-10-05T13:15:00</dc:date>
            </office:change-info>
          </text:insertion>
        </text:changed-region>
        <text:changed-region xml:id="ct94919476815056" text:id="ct94919476815056">
          <text:deletion>
            <office:change-info>
              <dc:creator>Julia Ringo</dc:creator>
              <dc:date>2023-10-21T10:24:00</dc:date>
            </office:change-info>
            <text:p text:style-name="Text_20_body"><text:span text:style-name="T1"><text:s/></text:span></text:p>
          </text:deletion>
        </text:changed-region>
        <text:changed-region xml:id="ct94919483298480" text:id="ct94919483298480">
          <text:deletion>
            <office:change-info>
              <dc:creator>Julia Ringo</dc:creator>
              <dc:date>2023-10-05T13:15:00</dc:date>
            </office:change-info>
            <text:p text:style-name="Text_20_body"><text:span text:style-name="T1"><text:s/>— </text:span></text:p>
          </text:deletion>
        </text:changed-region>
        <text:changed-region xml:id="ct94919483182960" text:id="ct94919483182960">
          <text:insertion>
            <office:change-info>
              <dc:creator>Julia Ringo</dc:creator>
              <dc:date>2023-10-05T13:15:00</dc:date>
            </office:change-info>
          </text:insertion>
        </text:changed-region>
        <text:changed-region xml:id="ct94919483310192" text:id="ct94919483310192">
          <text:deletion>
            <office:change-info>
              <dc:creator>Julia Ringo</dc:creator>
              <dc:date>2023-10-10T11:08:00</dc:date>
            </office:change-info>
            <text:p text:style-name="Text_20_body"><text:span text:style-name="T2">…</text:span></text:p>
          </text:deletion>
        </text:changed-region>
        <text:changed-region xml:id="ct94919483310480" text:id="ct94919483310480">
          <text:insertion>
            <office:change-info>
              <dc:creator>Julia Ringo</dc:creator>
              <dc:date>2023-10-10T11:08:00</dc:date>
            </office:change-info>
          </text:insertion>
        </text:changed-region>
        <text:changed-region xml:id="ct94919483329488" text:id="ct94919483329488">
          <text:insertion>
            <office:change-info>
              <dc:creator>Julia Ringo</dc:creator>
              <dc:date>2023-10-21T10:24:00</dc:date>
            </office:change-info>
          </text:insertion>
        </text:changed-region>
        <text:changed-region xml:id="ct94919483331104" text:id="ct94919483331104">
          <text:insertion>
            <office:change-info>
              <dc:creator>Julia Ringo</dc:creator>
              <dc:date>2023-10-21T10:25:00</dc:date>
            </office:change-info>
          </text:insertion>
        </text:changed-region>
        <text:changed-region xml:id="ct94919483331392" text:id="ct94919483331392">
          <text:deletion>
            <office:change-info>
              <dc:creator>Julia Ringo</dc:creator>
              <dc:date>2023-10-21T10:25:00</dc:date>
            </office:change-info>
            <text:p text:style-name="Text_20_body"><text:span text:style-name="T1">O</text:span></text:p>
          </text:deletion>
        </text:changed-region>
        <text:changed-region xml:id="ct94919483332352" text:id="ct94919483332352">
          <text:deletion>
            <office:change-info>
              <dc:creator>Julia Ringo</dc:creator>
              <dc:date>2023-10-10T11:08:00</dc:date>
            </office:change-info>
            <text:p text:style-name="Text_20_body"><text:span text:style-name="T1">…</text:span></text:p>
          </text:deletion>
        </text:changed-region>
        <text:changed-region xml:id="ct94919483332976" text:id="ct94919483332976">
          <text:insertion>
            <office:change-info>
              <dc:creator>Julia Ringo</dc:creator>
              <dc:date>2023-10-10T11:08:00</dc:date>
            </office:change-info>
          </text:insertion>
        </text:changed-region>
        <text:changed-region xml:id="ct94919483333936" text:id="ct94919483333936">
          <text:insertion>
            <office:change-info>
              <dc:creator>Julia Ringo</dc:creator>
              <dc:date>2023-10-21T10:25:00</dc:date>
            </office:change-info>
          </text:insertion>
        </text:changed-region>
        <text:changed-region xml:id="ct94919483334224" text:id="ct94919483334224">
          <text:deletion>
            <office:change-info>
              <dc:creator>Julia Ringo</dc:creator>
              <dc:date>2023-10-21T10:25:00</dc:date>
            </office:change-info>
            <text:p text:style-name="Text_20_body"><text:span text:style-name="T1"><text:s/>A</text:span></text:p>
          </text:deletion>
        </text:changed-region>
        <text:changed-region xml:id="ct94919476823248" text:id="ct94919476823248">
          <text:deletion>
            <office:change-info>
              <dc:creator>Julia Ringo</dc:creator>
              <dc:date>2023-10-05T13:15:00</dc:date>
            </office:change-info>
            <text:p text:style-name="Text_20_body"><text:span text:style-name="T1"><text:s/>— </text:span></text:p>
          </text:deletion>
        </text:changed-region>
        <text:changed-region xml:id="ct94919476822800" text:id="ct94919476822800">
          <text:insertion>
            <office:change-info>
              <dc:creator>Julia Ringo</dc:creator>
              <dc:date>2023-10-05T13:15:00</dc:date>
            </office:change-info>
          </text:insertion>
        </text:changed-region>
        <text:changed-region xml:id="ct94919483330768" text:id="ct94919483330768">
          <text:deletion>
            <office:change-info>
              <dc:creator>Julia Ringo</dc:creator>
              <dc:date>2023-10-05T13:15:00</dc:date>
            </office:change-info>
            <text:p text:style-name="Text_20_body"><text:span text:style-name="T1"><text:s/>— </text:span></text:p>
          </text:deletion>
        </text:changed-region>
        <text:changed-region xml:id="ct94919476826048" text:id="ct94919476826048">
          <text:insertion>
            <office:change-info>
              <dc:creator>Julia Ringo</dc:creator>
              <dc:date>2023-10-05T13:15:00</dc:date>
            </office:change-info>
          </text:insertion>
        </text:changed-region>
        <text:changed-region xml:id="ct94919483355664" text:id="ct94919483355664">
          <text:format-change>
            <office:change-info>
              <dc:creator>Julia Ringo</dc:creator>
              <dc:date>2023-10-21T10:25:00</dc:date>
            </office:change-info>
          </text:format-change>
        </text:changed-region>
        <text:changed-region xml:id="ct94919483356624" text:id="ct94919483356624">
          <text:deletion>
            <office:change-info>
              <dc:creator>Julia Ringo</dc:creator>
              <dc:date>2023-10-21T10:26:00</dc:date>
            </office:change-info>
            <text:p text:style-name="Text_20_body"><text:span text:style-name="T1">an </text:span></text:p>
          </text:deletion>
        </text:changed-region>
        <text:changed-region xml:id="ct94919483370032" text:id="ct94919483370032">
          <text:insertion>
            <office:change-info>
              <dc:creator>Julia Ringo</dc:creator>
              <dc:date>2023-10-21T10:26:00</dc:date>
            </office:change-info>
          </text:insertion>
        </text:changed-region>
        <text:changed-region xml:id="ct94919483371152" text:id="ct94919483371152">
          <text:deletion>
            <office:change-info>
              <dc:creator>Julia Ringo</dc:creator>
              <dc:date>2023-10-21T10:26:00</dc:date>
            </office:change-info>
            <text:p text:style-name="Text_20_body"><text:span text:style-name="T1">amount of </text:span></text:p>
          </text:deletion>
        </text:changed-region>
        <text:changed-region xml:id="ct94919483373296" text:id="ct94919483373296">
          <text:deletion>
            <office:change-info>
              <dc:creator>Julia Ringo</dc:creator>
              <dc:date>2023-10-21T10:26:00</dc:date>
            </office:change-info>
            <text:p text:style-name="Text_20_body"><text:span text:style-name="T1">he had </text:span></text:p>
          </text:deletion>
        </text:changed-region>
        <text:changed-region xml:id="ct94919483358736" text:id="ct94919483358736">
          <text:deletion>
            <office:change-info>
              <dc:creator>Julia Ringo</dc:creator>
              <dc:date>2023-10-21T10:26:00</dc:date>
            </office:change-info>
            <text:p text:style-name="Text_20_body"><text:span text:style-name="T1">Captain </text:span></text:p>
          </text:deletion>
        </text:changed-region>
        <text:changed-region xml:id="ct94919476828704" text:id="ct94919476828704">
          <text:deletion>
            <office:change-info>
              <dc:creator>Julia Ringo</dc:creator>
              <dc:date>2023-10-05T13:15:00</dc:date>
            </office:change-info>
            <text:p text:style-name="Text_20_body"><text:span text:style-name="T1"><text:s/>— </text:span></text:p>
          </text:deletion>
        </text:changed-region>
        <text:changed-region xml:id="ct94919483370736" text:id="ct94919483370736">
          <text:insertion>
            <office:change-info>
              <dc:creator>Julia Ringo</dc:creator>
              <dc:date>2023-10-21T10:27:00</dc:date>
            </office:change-info>
          </text:insertion>
        </text:changed-region>
        <text:changed-region xml:id="ct94919483349248" text:id="ct94919483349248">
          <text:deletion>
            <office:change-info>
              <dc:creator>Julia Ringo</dc:creator>
              <dc:date>2023-10-21T10:27:00</dc:date>
            </office:change-info>
            <text:p text:style-name="Text_20_body"><text:span text:style-name="T1">t</text:span></text:p>
          </text:deletion>
        </text:changed-region>
        <text:changed-region xml:id="ct94919483256560" text:id="ct94919483256560">
          <text:deletion>
            <office:change-info>
              <dc:creator>Julia Ringo</dc:creator>
              <dc:date>2023-10-05T13:15:00</dc:date>
            </office:change-info>
            <text:p text:style-name="Text_20_body"><text:span text:style-name="T1"><text:s/>— </text:span></text:p>
          </text:deletion>
        </text:changed-region>
        <text:changed-region xml:id="ct94919483385776" text:id="ct94919483385776">
          <text:insertion>
            <office:change-info>
              <dc:creator>Julia Ringo</dc:creator>
              <dc:date>2023-10-05T13:15:00</dc:date>
            </office:change-info>
          </text:insertion>
        </text:changed-region>
        <text:changed-region xml:id="ct94919483372672" text:id="ct94919483372672">
          <text:deletion>
            <office:change-info>
              <dc:creator>Julia Ringo</dc:creator>
              <dc:date>2023-10-21T10:37:00</dc:date>
            </office:change-info>
            <text:p text:style-name="Text_20_body"><text:span text:style-name="T1">see </text:span></text:p>
          </text:deletion>
        </text:changed-region>
        <text:changed-region xml:id="ct94919483257968" text:id="ct94919483257968">
          <text:insertion>
            <office:change-info>
              <dc:creator>Julia Ringo</dc:creator>
              <dc:date>2023-10-21T10:37:00</dc:date>
            </office:change-info>
          </text:insertion>
        </text:changed-region>
        <text:changed-region xml:id="ct94919476830736" text:id="ct94919476830736">
          <text:deletion>
            <office:change-info>
              <dc:creator>Julia Ringo</dc:creator>
              <dc:date>2023-10-05T13:15:00</dc:date>
            </office:change-info>
            <text:p text:style-name="Text_20_body"><text:span text:style-name="T1"><text:s/>— </text:span></text:p>
          </text:deletion>
        </text:changed-region>
        <text:changed-region xml:id="ct94919483305584" text:id="ct94919483305584">
          <text:insertion>
            <office:change-info>
              <dc:creator>Julia Ringo</dc:creator>
              <dc:date>2023-10-05T13:15:00</dc:date>
            </office:change-info>
          </text:insertion>
        </text:changed-region>
        <text:changed-region xml:id="ct94919483399264" text:id="ct94919483399264">
          <text:deletion>
            <office:change-info>
              <dc:creator>Julia Ringo</dc:creator>
              <dc:date>2023-10-21T10:37:00</dc:date>
            </office:change-info>
            <text:p text:style-name="Text_20_body"><text:span text:style-name="T1">silently </text:span></text:p>
          </text:deletion>
        </text:changed-region>
        <text:changed-region xml:id="ct94919483400224" text:id="ct94919483400224">
          <text:insertion>
            <office:change-info>
              <dc:creator>Julia Ringo</dc:creator>
              <dc:date>2023-10-21T10:37:00</dc:date>
            </office:change-info>
          </text:insertion>
        </text:changed-region>
        <text:changed-region xml:id="ct94919483387344" text:id="ct94919483387344">
          <text:insertion>
            <office:change-info>
              <dc:creator>Julia Ringo</dc:creator>
              <dc:date>2023-10-21T10:38:00</dc:date>
            </office:change-info>
          </text:insertion>
        </text:changed-region>
        <text:changed-region xml:id="ct94919483402672" text:id="ct94919483402672">
          <text:deletion>
            <office:change-info>
              <dc:creator>Julia Ringo</dc:creator>
              <dc:date>2023-10-21T10:38:00</dc:date>
            </office:change-info>
            <text:p text:style-name="Text_20_body"><text:span text:style-name="T1">she heard </text:span></text:p>
          </text:deletion>
        </text:changed-region>
        <text:changed-region xml:id="ct94919483326656" text:id="ct94919483326656">
          <text:deletion>
            <office:change-info>
              <dc:creator>Julia Ringo</dc:creator>
              <dc:date>2023-10-21T10:38:00</dc:date>
            </office:change-info>
            <text:p text:style-name="Text_20_body"><text:span text:style-name="T1">make </text:span></text:p>
          </text:deletion>
        </text:changed-region>
        <text:changed-region xml:id="ct94919483401328" text:id="ct94919483401328">
          <text:deletion>
            <office:change-info>
              <dc:creator>Julia Ringo</dc:creator>
              <dc:date>2023-10-21T10:38:00</dc:date>
            </office:change-info>
            <text:p text:style-name="Text_20_body"><text:span text:style-name="T1">ments</text:span></text:p>
          </text:deletion>
        </text:changed-region>
        <text:changed-region xml:id="ct94919483409392" text:id="ct94919483409392">
          <text:deletion>
            <office:change-info>
              <dc:creator>Julia Ringo</dc:creator>
              <dc:date>2023-10-21T10:38:00</dc:date>
            </office:change-info>
            <text:p text:style-name="Text_20_body"><text:span text:style-name="T1">to </text:span></text:p>
          </text:deletion>
        </text:changed-region>
        <text:changed-region xml:id="ct94919476832176" text:id="ct94919476832176">
          <text:deletion>
            <office:change-info>
              <dc:creator>Julia Ringo</dc:creator>
              <dc:date>2023-10-21T10:40:00</dc:date>
            </office:change-info>
            <text:p text:style-name="Text_20_body"><text:span text:style-name="T1">every time it happened </text:span></text:p>
          </text:deletion>
        </text:changed-region>
        <text:changed-region xml:id="ct94919476834576" text:id="ct94919476834576">
          <text:insertion>
            <office:change-info>
              <dc:creator>Julia Ringo</dc:creator>
              <dc:date>2023-10-21T10:40:00</dc:date>
            </office:change-info>
          </text:insertion>
        </text:changed-region>
        <text:changed-region xml:id="ct94919483413952" text:id="ct94919483413952">
          <text:deletion>
            <office:change-info>
              <dc:creator>Julia Ringo</dc:creator>
              <dc:date>2023-10-21T10:40:00</dc:date>
            </office:change-info>
            <text:p text:style-name="Text_20_body"><text:span text:style-name="T1">were </text:span></text:p>
          </text:deletion>
        </text:changed-region>
        <text:changed-region xml:id="ct94919483415296" text:id="ct94919483415296">
          <text:deletion>
            <office:change-info>
              <dc:creator>Julia Ringo</dc:creator>
              <dc:date>2023-10-21T10:40:00</dc:date>
            </office:change-info>
            <text:p text:style-name="Text_20_body"><text:span text:style-name="T1">and </text:span></text:p>
          </text:deletion>
        </text:changed-region>
        <text:changed-region xml:id="ct94919483416416" text:id="ct94919483416416">
          <text:insertion>
            <office:change-info>
              <dc:creator>Julia Ringo</dc:creator>
              <dc:date>2023-10-21T10:40:00</dc:date>
            </office:change-info>
          </text:insertion>
        </text:changed-region>
        <text:changed-region xml:id="ct94919476852016" text:id="ct94919476852016">
          <text:insertion>
            <office:change-info>
              <dc:creator>Julia Ringo</dc:creator>
              <dc:date>2023-10-21T10:40:00</dc:date>
            </office:change-info>
          </text:insertion>
        </text:changed-region>
        <text:changed-region xml:id="ct94919483419056" text:id="ct94919483419056">
          <text:deletion>
            <office:change-info>
              <dc:creator>Julia Ringo</dc:creator>
              <dc:date>2023-10-21T10:40:00</dc:date>
            </office:change-info>
            <text:p text:style-name="Text_20_body"><text:span text:style-name="T1">ed longer</text:span></text:p>
          </text:deletion>
        </text:changed-region>
        <text:changed-region xml:id="ct94919483368656" text:id="ct94919483368656">
          <text:deletion>
            <office:change-info>
              <dc:creator>Julia Ringo</dc:creator>
              <dc:date>2023-10-21T10:41:00</dc:date>
            </office:change-info>
            <text:p text:style-name="Text_20_body"><text:span text:style-name="T1">Cassandra </text:span></text:p>
          </text:deletion>
        </text:changed-region>
        <text:changed-region xml:id="ct94919483414464" text:id="ct94919483414464">
          <text:insertion>
            <office:change-info>
              <dc:creator>Julia Ringo</dc:creator>
              <dc:date>2023-10-21T10:41:00</dc:date>
            </office:change-info>
          </text:insertion>
        </text:changed-region>
        <text:changed-region xml:id="ct94919483415584" text:id="ct94919483415584">
          <text:deletion>
            <office:change-info>
              <dc:creator>Julia Ringo</dc:creator>
              <dc:date>2023-10-21T10:41:00</dc:date>
            </office:change-info>
            <text:p text:style-name="Text_20_body"><text:span text:style-name="T1">and let her get some rest</text:span></text:p>
          </text:deletion>
        </text:changed-region>
        <text:changed-region xml:id="ct94919483412016" text:id="ct94919483412016">
          <text:deletion>
            <office:change-info>
              <dc:creator>Julia Ringo</dc:creator>
              <dc:date>2023-10-05T13:15:00</dc:date>
            </office:change-info>
            <text:p text:style-name="Text_20_body"><text:span text:style-name="T1"><text:s/>— </text:span></text:p>
          </text:deletion>
        </text:changed-region>
        <text:changed-region xml:id="ct94919476845376" text:id="ct94919476845376">
          <text:insertion>
            <office:change-info>
              <dc:creator>Julia Ringo</dc:creator>
              <dc:date>2023-10-05T13:15:00</dc:date>
            </office:change-info>
          </text:insertion>
        </text:changed-region>
        <text:changed-region xml:id="ct94919483413200" text:id="ct94919483413200">
          <text:deletion>
            <office:change-info>
              <dc:creator>Julia Ringo</dc:creator>
              <dc:date>2023-10-05T13:15:00</dc:date>
            </office:change-info>
            <text:p text:style-name="Text_20_body"><text:span text:style-name="T1"><text:s/>— </text:span></text:p>
          </text:deletion>
        </text:changed-region>
        <text:changed-region xml:id="ct94919483401616" text:id="ct94919483401616">
          <text:insertion>
            <office:change-info>
              <dc:creator>Julia Ringo</dc:creator>
              <dc:date>2023-10-05T13:15:00</dc:date>
            </office:change-info>
          </text:insertion>
        </text:changed-region>
        <text:changed-region xml:id="ct94919476839376" text:id="ct94919476839376">
          <text:deletion>
            <office:change-info>
              <dc:creator>Julia Ringo</dc:creator>
              <dc:date>2023-10-05T13:15:00</dc:date>
            </office:change-info>
            <text:p text:style-name="Text_20_body"><text:span text:style-name="T1"><text:s/>— </text:span></text:p>
          </text:deletion>
        </text:changed-region>
        <text:changed-region xml:id="ct94919476854864" text:id="ct94919476854864">
          <text:insertion>
            <office:change-info>
              <dc:creator>Julia Ringo</dc:creator>
              <dc:date>2023-10-05T13:15:00</dc:date>
            </office:change-info>
          </text:insertion>
        </text:changed-region>
        <text:changed-region xml:id="ct94919483431024" text:id="ct94919483431024">
          <text:insertion>
            <office:change-info>
              <dc:creator>Julia Ringo</dc:creator>
              <dc:date>2023-10-21T10:42:00</dc:date>
            </office:change-info>
          </text:insertion>
        </text:changed-region>
        <text:changed-region xml:id="ct94919483387632" text:id="ct94919483387632">
          <text:insertion>
            <office:change-info>
              <dc:creator>Julia Ringo</dc:creator>
              <dc:date>2023-10-21T10:42:00</dc:date>
            </office:change-info>
          </text:insertion>
        </text:changed-region>
        <text:changed-region xml:id="ct94919483439376" text:id="ct94919483439376">
          <text:insertion>
            <office:change-info>
              <dc:creator>Julia Ringo</dc:creator>
              <dc:date>2023-10-21T10:42:00</dc:date>
            </office:change-info>
          </text:insertion>
        </text:changed-region>
        <text:changed-region xml:id="ct94919483414880" text:id="ct94919483414880">
          <text:deletion>
            <office:change-info>
              <dc:creator>Julia Ringo</dc:creator>
              <dc:date>2023-10-21T10:42:00</dc:date>
            </office:change-info>
            <text:p text:style-name="Text_20_body"><text:span text:style-name="T1">,</text:span></text:p>
          </text:deletion>
        </text:changed-region>
        <text:changed-region xml:id="ct94919483444752" text:id="ct94919483444752">
          <text:insertion>
            <office:change-info>
              <dc:creator>Julia Ringo</dc:creator>
              <dc:date>2023-10-21T10:42:00</dc:date>
            </office:change-info>
          </text:insertion>
        </text:changed-region>
        <text:changed-region xml:id="ct94919476864864" text:id="ct94919476864864">
          <text:deletion>
            <office:change-info>
              <dc:creator>Julia Ringo</dc:creator>
              <dc:date>2023-10-21T10:42:00</dc:date>
            </office:change-info>
            <text:p text:style-name="Text_20_body"><text:span text:style-name="T1">i</text:span></text:p>
          </text:deletion>
        </text:changed-region>
        <text:changed-region xml:id="ct94919483412912" text:id="ct94919483412912">
          <text:deletion>
            <office:change-info>
              <dc:creator>Julia Ringo</dc:creator>
              <dc:date>2023-10-10T11:08:00</dc:date>
            </office:change-info>
            <text:p text:style-name="Text_20_body"><text:span text:style-name="T1">…</text:span></text:p>
          </text:deletion>
        </text:changed-region>
        <text:changed-region xml:id="ct94919483417936" text:id="ct94919483417936">
          <text:insertion>
            <office:change-info>
              <dc:creator>Julia Ringo</dc:creator>
              <dc:date>2023-10-10T11:08:00</dc:date>
            </office:change-info>
          </text:insertion>
        </text:changed-region>
        <text:changed-region xml:id="ct94919483401904" text:id="ct94919483401904">
          <text:deletion>
            <office:change-info>
              <dc:creator>Julia Ringo</dc:creator>
              <dc:date>2023-10-21T10:42:00</dc:date>
            </office:change-info>
            <text:p text:style-name="Text_20_body"><text:span text:style-name="T1"><text:s/></text:span></text:p>
          </text:deletion>
        </text:changed-region>
        <text:changed-region xml:id="ct94919483455232" text:id="ct94919483455232">
          <text:insertion>
            <office:change-info>
              <dc:creator>Julia Ringo</dc:creator>
              <dc:date>2023-10-21T10:42:00</dc:date>
            </office:change-info>
          </text:insertion>
        </text:changed-region>
        <text:changed-region xml:id="ct94919483444416" text:id="ct94919483444416">
          <text:deletion>
            <office:change-info>
              <dc:creator>Julia Ringo</dc:creator>
              <dc:date>2023-10-05T13:15:00</dc:date>
            </office:change-info>
            <text:p text:style-name="Text_20_body"><text:span text:style-name="T1"><text:s/>— </text:span></text:p>
          </text:deletion>
        </text:changed-region>
        <text:changed-region xml:id="ct94919483464592" text:id="ct94919483464592">
          <text:insertion>
            <office:change-info>
              <dc:creator>Julia Ringo</dc:creator>
              <dc:date>2023-10-05T13:15:00</dc:date>
            </office:change-info>
          </text:insertion>
        </text:changed-region>
        <text:changed-region xml:id="ct94919483465888" text:id="ct94919483465888">
          <text:insertion>
            <office:change-info>
              <dc:creator>Julia Ringo</dc:creator>
              <dc:date>2023-10-21T10:51:00</dc:date>
            </office:change-info>
          </text:insertion>
        </text:changed-region>
        <text:changed-region xml:id="ct94919483464880" text:id="ct94919483464880">
          <text:insertion>
            <office:change-info>
              <dc:creator>Julia Ringo</dc:creator>
              <dc:date>2023-10-21T10:51:00</dc:date>
            </office:change-info>
          </text:insertion>
        </text:changed-region>
        <text:changed-region xml:id="ct94919483466848" text:id="ct94919483466848">
          <text:deletion>
            <office:change-info>
              <dc:creator>Julia Ringo</dc:creator>
              <dc:date>2023-10-21T10:51:00</dc:date>
            </office:change-info>
            <text:p text:style-name="Text_20_body"><text:span text:style-name="T1">doubtful </text:span></text:p>
          </text:deletion>
        </text:changed-region>
        <text:changed-region xml:id="ct94919483471888" text:id="ct94919483471888">
          <text:insertion>
            <office:change-info>
              <dc:creator>Julia Ringo</dc:creator>
              <dc:date>2023-10-21T10:51:00</dc:date>
            </office:change-info>
          </text:insertion>
        </text:changed-region>
        <text:changed-region xml:id="ct94919483472176" text:id="ct94919483472176">
          <text:deletion>
            <office:change-info>
              <dc:creator>Julia Ringo</dc:creator>
              <dc:date>2023-10-21T10:51:00</dc:date>
            </office:change-info>
            <text:p text:style-name="Text_20_body"><text:span text:style-name="T1">express </text:span></text:p>
          </text:deletion>
        </text:changed-region>
        <text:changed-region xml:id="ct94919483473136" text:id="ct94919483473136">
          <text:insertion>
            <office:change-info>
              <dc:creator>Julia Ringo</dc:creator>
              <dc:date>2023-10-21T10:51:00</dc:date>
            </office:change-info>
          </text:insertion>
        </text:changed-region>
        <text:changed-region xml:id="ct94919483474096" text:id="ct94919483474096">
          <text:deletion>
            <office:change-info>
              <dc:creator>Julia Ringo</dc:creator>
              <dc:date>2023-10-21T10:51:00</dc:date>
            </office:change-info>
            <text:p text:style-name="Text_20_body"><text:span text:style-name="T1"><text:s/>verbally</text:span></text:p>
          </text:deletion>
        </text:changed-region>
        <text:changed-region xml:id="ct94919476873360" text:id="ct94919476873360">
          <text:insertion>
            <office:change-info>
              <dc:creator>Julia Ringo</dc:creator>
              <dc:date>2023-10-21T10:52:00</dc:date>
            </office:change-info>
          </text:insertion>
        </text:changed-region>
        <text:changed-region xml:id="ct94919483475200" text:id="ct94919483475200">
          <text:deletion>
            <office:change-info>
              <dc:creator>Julia Ringo</dc:creator>
              <dc:date>2023-10-21T10:52:00</dc:date>
            </office:change-info>
            <text:p text:style-name="Text_20_body"><text:span text:style-name="T1">more </text:span></text:p>
          </text:deletion>
        </text:changed-region>
        <text:changed-region xml:id="ct94919483485168" text:id="ct94919483485168">
          <text:insertion>
            <office:change-info>
              <dc:creator>Julia Ringo</dc:creator>
              <dc:date>2023-10-21T10:52:00</dc:date>
            </office:change-info>
          </text:insertion>
        </text:changed-region>
        <text:changed-region xml:id="ct94919483489104" text:id="ct94919483489104">
          <text:format-change>
            <office:change-info>
              <dc:creator>Julia Ringo</dc:creator>
              <dc:date>2023-10-21T10:52:00</dc:date>
            </office:change-info>
          </text:format-change>
        </text:changed-region>
        <text:changed-region xml:id="ct94919476771344" text:id="ct94919476771344">
          <text:insertion>
            <office:change-info>
              <dc:creator>Julia Ringo</dc:creator>
              <dc:date>2023-10-21T10:53:00</dc:date>
            </office:change-info>
          </text:insertion>
        </text:changed-region>
        <text:changed-region xml:id="ct94919483504800" text:id="ct94919483504800">
          <text:insertion>
            <office:change-info>
              <dc:creator>Julia Ringo</dc:creator>
              <dc:date>2023-10-21T10:53:00</dc:date>
            </office:change-info>
          </text:insertion>
        </text:changed-region>
        <text:changed-region xml:id="ct94919483505088" text:id="ct94919483505088">
          <text:deletion>
            <office:change-info>
              <dc:creator>Julia Ringo</dc:creator>
              <dc:date>2023-10-21T10:53:00</dc:date>
            </office:change-info>
            <text:p text:style-name="Text_20_body"><text:span text:style-name="T1">,</text:span></text:p>
          </text:deletion>
        </text:changed-region>
        <text:changed-region xml:id="ct94919483506384" text:id="ct94919483506384">
          <text:insertion>
            <office:change-info>
              <dc:creator>Julia Ringo</dc:creator>
              <dc:date>2023-10-21T10:53:00</dc:date>
            </office:change-info>
          </text:insertion>
        </text:changed-region>
        <text:changed-region xml:id="ct94919483506672" text:id="ct94919483506672">
          <text:deletion>
            <office:change-info>
              <dc:creator>Julia Ringo</dc:creator>
              <dc:date>2023-10-21T10:53:00</dc:date>
            </office:change-info>
            <text:p text:style-name="Text_20_body"><text:span text:style-name="T1">w</text:span></text:p>
          </text:deletion>
        </text:changed-region>
        <text:changed-region xml:id="ct94919483456000" text:id="ct94919483456000">
          <text:deletion>
            <office:change-info>
              <dc:creator>Julia Ringo</dc:creator>
              <dc:date>2023-10-10T11:08:00</dc:date>
            </office:change-info>
            <text:p text:style-name="Text_20_body"><text:span text:style-name="T1">…</text:span></text:p>
          </text:deletion>
        </text:changed-region>
        <text:changed-region xml:id="ct94919483505712" text:id="ct94919483505712">
          <text:insertion>
            <office:change-info>
              <dc:creator>Julia Ringo</dc:creator>
              <dc:date>2023-10-10T11:08:00</dc:date>
            </office:change-info>
          </text:insertion>
        </text:changed-region>
        <text:changed-region xml:id="ct94919483488240" text:id="ct94919483488240">
          <text:deletion>
            <office:change-info>
              <dc:creator>Julia Ringo</dc:creator>
              <dc:date>2023-10-05T13:15:00</dc:date>
            </office:change-info>
            <text:p text:style-name="Text_20_body"><text:span text:style-name="T1"><text:s/>— </text:span></text:p>
          </text:deletion>
        </text:changed-region>
        <text:changed-region xml:id="ct94919483514976" text:id="ct94919483514976">
          <text:insertion>
            <office:change-info>
              <dc:creator>Julia Ringo</dc:creator>
              <dc:date>2023-10-05T13:15:00</dc:date>
            </office:change-info>
          </text:insertion>
        </text:changed-region>
        <text:changed-region xml:id="ct94919483522992" text:id="ct94919483522992">
          <text:insertion>
            <office:change-info>
              <dc:creator>Julia Ringo</dc:creator>
              <dc:date>2023-10-21T10:53:00</dc:date>
            </office:change-info>
          </text:insertion>
        </text:changed-region>
        <text:changed-region xml:id="ct94919483529808" text:id="ct94919483529808">
          <text:insertion>
            <office:change-info>
              <dc:creator>Julia Ringo</dc:creator>
              <dc:date>2023-10-21T10:54:00</dc:date>
            </office:change-info>
          </text:insertion>
        </text:changed-region>
        <text:changed-region xml:id="ct94919483532928" text:id="ct94919483532928">
          <text:insertion>
            <office:change-info>
              <dc:creator>Julia Ringo</dc:creator>
              <dc:date>2023-10-21T10:54:00</dc:date>
            </office:change-info>
          </text:insertion>
        </text:changed-region>
        <text:changed-region xml:id="ct94919483533504" text:id="ct94919483533504">
          <text:deletion>
            <office:change-info>
              <dc:creator>Julia Ringo</dc:creator>
              <dc:date>2023-10-21T10:54:00</dc:date>
            </office:change-info>
            <text:p text:style-name="Text_20_body"><text:span text:style-name="T1">around </text:span></text:p>
          </text:deletion>
        </text:changed-region>
        <text:changed-region xml:id="ct94919483533216" text:id="ct94919483533216">
          <text:insertion>
            <office:change-info>
              <dc:creator>Julia Ringo</dc:creator>
              <dc:date>2023-10-21T10:54:00</dc:date>
            </office:change-info>
          </text:insertion>
        </text:changed-region>
        <text:changed-region xml:id="ct94919483543872" text:id="ct94919483543872">
          <text:deletion>
            <office:change-info>
              <dc:creator>Julia Ringo</dc:creator>
              <dc:date>2023-10-21T10:54:00</dc:date>
            </office:change-info>
            <text:p text:style-name="Text_20_body"><text:span text:style-name="T1">they moved towards </text:span></text:p>
          </text:deletion>
        </text:changed-region>
        <text:changed-region xml:id="ct94919483545504" text:id="ct94919483545504">
          <text:insertion>
            <office:change-info>
              <dc:creator>Julia Ringo</dc:creator>
              <dc:date>2023-10-21T10:54:00</dc:date>
            </office:change-info>
          </text:insertion>
        </text:changed-region>
        <text:changed-region xml:id="ct94919476888176" text:id="ct94919476888176">
          <text:insertion>
            <office:change-info>
              <dc:creator>Julia Ringo</dc:creator>
              <dc:date>2023-10-21T10:55:00</dc:date>
            </office:change-info>
          </text:insertion>
        </text:changed-region>
        <text:changed-region xml:id="ct94919483560720" text:id="ct94919483560720">
          <text:deletion>
            <office:change-info>
              <dc:creator>Julia Ringo</dc:creator>
              <dc:date>2023-10-21T11:09:00</dc:date>
            </office:change-info>
            <text:p text:style-name="Text_20_body"><text:span text:style-name="T1">was </text:span></text:p>
          </text:deletion>
        </text:changed-region>
        <text:changed-region xml:id="ct94919483562352" text:id="ct94919483562352">
          <text:insertion>
            <office:change-info>
              <dc:creator>Julia Ringo</dc:creator>
              <dc:date>2023-10-21T11:09:00</dc:date>
            </office:change-info>
          </text:insertion>
        </text:changed-region>
        <text:changed-region xml:id="ct94919476891840" text:id="ct94919476891840">
          <text:deletion>
            <office:change-info>
              <dc:creator>Julia Ringo</dc:creator>
              <dc:date>2023-10-21T11:09:00</dc:date>
            </office:change-info>
            <text:p text:style-name="Text_20_body"><text:span text:style-name="T1">ing </text:span></text:p>
          </text:deletion>
        </text:changed-region>
        <text:changed-region xml:id="ct94919483570080" text:id="ct94919483570080">
          <text:insertion>
            <office:change-info>
              <dc:creator>Julia Ringo</dc:creator>
              <dc:date>2023-10-21T11:10:00</dc:date>
            </office:change-info>
          </text:insertion>
        </text:changed-region>
        <text:changed-region xml:id="ct94919483573728" text:id="ct94919483573728">
          <text:insertion>
            <office:change-info>
              <dc:creator>Julia Ringo</dc:creator>
              <dc:date>2023-10-21T11:10:00</dc:date>
            </office:change-info>
          </text:insertion>
        </text:changed-region>
        <text:changed-region xml:id="ct94919483570368" text:id="ct94919483570368">
          <text:deletion>
            <office:change-info>
              <dc:creator>Julia Ringo</dc:creator>
              <dc:date>2023-10-05T13:15:00</dc:date>
            </office:change-info>
            <text:p text:style-name="Text_20_body"><text:span text:style-name="T1"><text:s/>— </text:span></text:p>
          </text:deletion>
        </text:changed-region>
        <text:changed-region xml:id="ct94919483581216" text:id="ct94919483581216">
          <text:insertion>
            <office:change-info>
              <dc:creator>Julia Ringo</dc:creator>
              <dc:date>2023-10-05T13:15:00</dc:date>
            </office:change-info>
          </text:insertion>
        </text:changed-region>
        <text:changed-region xml:id="ct94919483583712" text:id="ct94919483583712">
          <text:deletion>
            <office:change-info>
              <dc:creator>Julia Ringo</dc:creator>
              <dc:date>2023-10-21T11:10:00</dc:date>
            </office:change-info>
            <text:p text:style-name="Text_20_body"><text:span text:style-name="T1">to be able to</text:span></text:p>
          </text:deletion>
        </text:changed-region>
        <text:changed-region xml:id="ct94919483584672" text:id="ct94919483584672">
          <text:insertion>
            <office:change-info>
              <dc:creator>Julia Ringo</dc:creator>
              <dc:date>2023-10-21T11:10:00</dc:date>
            </office:change-info>
          </text:insertion>
        </text:changed-region>
        <text:changed-region xml:id="ct94919476895376" text:id="ct94919476895376">
          <text:insertion>
            <office:change-info>
              <dc:creator>Julia Ringo</dc:creator>
              <dc:date>2023-10-21T11:11:00</dc:date>
            </office:change-info>
          </text:insertion>
        </text:changed-region>
        <text:changed-region xml:id="ct94919483582848" text:id="ct94919483582848">
          <text:insertion>
            <office:change-info>
              <dc:creator>Julia Ringo</dc:creator>
              <dc:date>2023-10-21T11:11:00</dc:date>
            </office:change-info>
          </text:insertion>
        </text:changed-region>
        <text:changed-region xml:id="ct94919483583136" text:id="ct94919483583136">
          <text:deletion>
            <office:change-info>
              <dc:creator>Julia Ringo</dc:creator>
              <dc:date>2023-10-21T11:11:00</dc:date>
            </office:change-info>
            <text:p text:style-name="Text_20_body"><text:span text:style-name="T1">u</text:span></text:p>
          </text:deletion>
        </text:changed-region>
        <text:changed-region xml:id="ct94919483583424" text:id="ct94919483583424">
          <text:deletion>
            <office:change-info>
              <dc:creator>Julia Ringo</dc:creator>
              <dc:date>2023-10-21T11:11:00</dc:date>
            </office:change-info>
            <text:p text:style-name="Text_20_body"><text:span text:style-name="T1">would </text:span></text:p>
          </text:deletion>
        </text:changed-region>
        <text:changed-region xml:id="ct94919476899648" text:id="ct94919476899648">
          <text:insertion>
            <office:change-info>
              <dc:creator>Julia Ringo</dc:creator>
              <dc:date>2023-10-21T11:11:00</dc:date>
            </office:change-info>
          </text:insertion>
        </text:changed-region>
        <text:changed-region xml:id="ct94919481413776" text:id="ct94919481413776">
          <text:insertion>
            <office:change-info>
              <dc:creator>Julia Ringo</dc:creator>
              <dc:date>2023-10-21T11:11:00</dc:date>
            </office:change-info>
          </text:insertion>
        </text:changed-region>
        <text:changed-region xml:id="ct94919483575536" text:id="ct94919483575536">
          <text:insertion>
            <office:change-info>
              <dc:creator>Julia Ringo</dc:creator>
              <dc:date>2023-10-21T11:11:00</dc:date>
            </office:change-info>
          </text:insertion>
        </text:changed-region>
        <text:changed-region xml:id="ct94919481416336" text:id="ct94919481416336">
          <text:insertion>
            <office:change-info>
              <dc:creator>Julia Ringo</dc:creator>
              <dc:date>2023-10-21T11:11:00</dc:date>
            </office:change-info>
          </text:insertion>
        </text:changed-region>
        <text:changed-region xml:id="ct94919481411680" text:id="ct94919481411680">
          <text:insertion>
            <office:change-info>
              <dc:creator>Julia Ringo</dc:creator>
              <dc:date>2023-10-21T11:12:00</dc:date>
            </office:change-info>
          </text:insertion>
        </text:changed-region>
        <text:changed-region xml:id="ct94919481434208" text:id="ct94919481434208">
          <text:insertion>
            <office:change-info>
              <dc:creator>Julia Ringo</dc:creator>
              <dc:date>2023-10-21T11:11:00</dc:date>
            </office:change-info>
          </text:insertion>
        </text:changed-region>
        <text:changed-region xml:id="ct94919481434496" text:id="ct94919481434496">
          <text:deletion>
            <office:change-info>
              <dc:creator>Julia Ringo</dc:creator>
              <dc:date>2023-10-21T11:11:00</dc:date>
            </office:change-info>
            <text:p text:style-name="Text_20_body"><text:span text:style-name="T1">-</text:span></text:p>
          </text:deletion>
        </text:changed-region>
        <text:changed-region xml:id="ct94919481436240" text:id="ct94919481436240">
          <text:insertion>
            <office:change-info>
              <dc:creator>Julia Ringo</dc:creator>
              <dc:date>2023-10-21T11:12:00</dc:date>
            </office:change-info>
          </text:insertion>
        </text:changed-region>
        <text:changed-region xml:id="ct94919476904608" text:id="ct94919476904608">
          <text:deletion>
            <office:change-info>
              <dc:creator>Julia Ringo</dc:creator>
              <dc:date>2023-10-21T11:12:00</dc:date>
            </office:change-info>
            <text:p text:style-name="Text_20_body"><text:span text:style-name="T1">ing</text:span></text:p>
          </text:deletion>
        </text:changed-region>
        <text:changed-region xml:id="ct94919481414512" text:id="ct94919481414512">
          <text:deletion>
            <office:change-info>
              <dc:creator>Julia Ringo</dc:creator>
              <dc:date>2023-10-21T11:12:00</dc:date>
            </office:change-info>
            <text:p text:style-name="Text_20_body"><text:span text:style-name="T1">the </text:span></text:p>
          </text:deletion>
        </text:changed-region>
        <text:changed-region xml:id="ct94919481412480" text:id="ct94919481412480">
          <text:insertion>
            <office:change-info>
              <dc:creator>Julia Ringo</dc:creator>
              <dc:date>2023-10-21T11:12:00</dc:date>
            </office:change-info>
          </text:insertion>
        </text:changed-region>
        <text:changed-region xml:id="ct94919481417632" text:id="ct94919481417632">
          <text:deletion>
            <office:change-info>
              <dc:creator>Julia Ringo</dc:creator>
              <dc:date>2023-10-05T13:15:00</dc:date>
            </office:change-info>
            <text:p text:style-name="Text_20_body"><text:span text:style-name="T1"><text:s/>— </text:span></text:p>
          </text:deletion>
        </text:changed-region>
        <text:changed-region xml:id="ct94919483571152" text:id="ct94919483571152">
          <text:insertion>
            <office:change-info>
              <dc:creator>Julia Ringo</dc:creator>
              <dc:date>2023-10-05T13:15:00</dc:date>
            </office:change-info>
          </text:insertion>
        </text:changed-region>
        <text:changed-region xml:id="ct94919483159904" text:id="ct94919483159904">
          <text:insertion>
            <office:change-info>
              <dc:creator>Julia Ringo</dc:creator>
              <dc:date>2023-10-21T11:13:00</dc:date>
            </office:change-info>
          </text:insertion>
        </text:changed-region>
        <text:changed-region xml:id="ct94919481465776" text:id="ct94919481465776">
          <text:deletion>
            <office:change-info>
              <dc:creator>Julia Ringo</dc:creator>
              <dc:date>2023-10-21T11:13:00</dc:date>
            </office:change-info>
            <text:p text:style-name="Text_20_body"><text:span text:style-name="T1">face of the </text:span></text:p>
          </text:deletion>
        </text:changed-region>
        <text:changed-region xml:id="ct94919481414064" text:id="ct94919481414064">
          <text:insertion>
            <office:change-info>
              <dc:creator>Julia Ringo</dc:creator>
              <dc:date>2023-10-21T11:13:00</dc:date>
            </office:change-info>
          </text:insertion>
        </text:changed-region>
        <text:changed-region xml:id="ct94919483568736" text:id="ct94919483568736">
          <text:deletion>
            <office:change-info>
              <dc:creator>Julia Ringo</dc:creator>
              <dc:date>2023-10-21T11:13:00</dc:date>
            </office:change-info>
            <text:p text:style-name="Text_20_body"><text:span text:style-name="T1">returned to</text:span></text:p>
          </text:deletion>
        </text:changed-region>
        <text:changed-region xml:id="ct94919481413328" text:id="ct94919481413328">
          <text:insertion>
            <office:change-info>
              <dc:creator>Julia Ringo</dc:creator>
              <dc:date>2023-10-21T11:13:00</dc:date>
            </office:change-info>
          </text:insertion>
        </text:changed-region>
        <text:changed-region xml:id="ct94919481482832" text:id="ct94919481482832">
          <text:deletion>
            <office:change-info>
              <dc:creator>Julia Ringo</dc:creator>
              <dc:date>2023-10-05T13:15:00</dc:date>
            </office:change-info>
            <text:p text:style-name="Text_20_body"><text:span text:style-name="T1"><text:s/>— </text:span></text:p>
          </text:deletion>
        </text:changed-region>
        <text:changed-region xml:id="ct94919476910672" text:id="ct94919476910672">
          <text:insertion>
            <office:change-info>
              <dc:creator>Julia Ringo</dc:creator>
              <dc:date>2023-10-05T13:15:00</dc:date>
            </office:change-info>
          </text:insertion>
        </text:changed-region>
        <text:changed-region xml:id="ct94919483574016" text:id="ct94919483574016">
          <text:deletion>
            <office:change-info>
              <dc:creator>Julia Ringo</dc:creator>
              <dc:date>2023-10-21T11:14:00</dc:date>
            </office:change-info>
            <text:p text:style-name="Text_20_body"><text:span text:style-name="T1">that </text:span></text:p>
          </text:deletion>
        </text:changed-region>
        <text:changed-region xml:id="ct94919476912736" text:id="ct94919476912736">
          <text:insertion>
            <office:change-info>
              <dc:creator>Julia Ringo</dc:creator>
              <dc:date>2023-10-21T11:14:00</dc:date>
            </office:change-info>
          </text:insertion>
        </text:changed-region>
        <text:changed-region xml:id="ct94919481486368" text:id="ct94919481486368">
          <text:deletion>
            <office:change-info>
              <dc:creator>Julia Ringo</dc:creator>
              <dc:date>2023-10-21T11:14:00</dc:date>
            </office:change-info>
            <text:p text:style-name="Text_20_body"><text:span text:style-name="T1">s</text:span></text:p>
          </text:deletion>
        </text:changed-region>
        <text:changed-region xml:id="ct94919481415888" text:id="ct94919481415888">
          <text:deletion>
            <office:change-info>
              <dc:creator>Julia Ringo</dc:creator>
              <dc:date>2023-10-05T13:15:00</dc:date>
            </office:change-info>
            <text:p text:style-name="Text_20_body"><text:span text:style-name="T1"><text:s/>— </text:span></text:p>
          </text:deletion>
        </text:changed-region>
        <text:changed-region xml:id="ct94919481485696" text:id="ct94919481485696">
          <text:insertion>
            <office:change-info>
              <dc:creator>Julia Ringo</dc:creator>
              <dc:date>2023-10-05T13:15:00</dc:date>
            </office:change-info>
          </text:insertion>
        </text:changed-region>
        <text:changed-region xml:id="ct94919481491504" text:id="ct94919481491504">
          <text:insertion>
            <office:change-info>
              <dc:creator>Julia Ringo</dc:creator>
              <dc:date>2023-10-21T11:14:00</dc:date>
            </office:change-info>
          </text:insertion>
        </text:changed-region>
        <text:changed-region xml:id="ct94919481496640" text:id="ct94919481496640">
          <text:deletion>
            <office:change-info>
              <dc:creator>Julia Ringo</dc:creator>
              <dc:date>2023-10-05T13:15:00</dc:date>
            </office:change-info>
            <text:p text:style-name="Text_20_body"><text:span text:style-name="T1"><text:s/>— </text:span></text:p>
          </text:deletion>
        </text:changed-region>
        <text:changed-region xml:id="ct94919481497600" text:id="ct94919481497600">
          <text:insertion>
            <office:change-info>
              <dc:creator>Julia Ringo</dc:creator>
              <dc:date>2023-10-05T13:15:00</dc:date>
            </office:change-info>
          </text:insertion>
        </text:changed-region>
        <text:changed-region xml:id="ct94919481498304" text:id="ct94919481498304">
          <text:deletion>
            <office:change-info>
              <dc:creator>Julia Ringo</dc:creator>
              <dc:date>2023-10-10T11:08:00</dc:date>
            </office:change-info>
            <text:p text:style-name="Text_20_body"><text:span text:style-name="T1">…</text:span></text:p>
          </text:deletion>
        </text:changed-region>
        <text:changed-region xml:id="ct94919481499424" text:id="ct94919481499424">
          <text:insertion>
            <office:change-info>
              <dc:creator>Julia Ringo</dc:creator>
              <dc:date>2023-10-10T11:08:00</dc:date>
            </office:change-info>
          </text:insertion>
        </text:changed-region>
        <text:changed-region xml:id="ct94919481506624" text:id="ct94919481506624">
          <text:deletion>
            <office:change-info>
              <dc:creator>Julia Ringo</dc:creator>
              <dc:date>2023-10-05T13:15:00</dc:date>
            </office:change-info>
            <text:p text:style-name="Text_20_body"><text:span text:style-name="T1"><text:s/>— </text:span></text:p>
          </text:deletion>
        </text:changed-region>
        <text:changed-region xml:id="ct94919483569024" text:id="ct94919483569024">
          <text:insertion>
            <office:change-info>
              <dc:creator>Julia Ringo</dc:creator>
              <dc:date>2023-10-05T13:15:00</dc:date>
            </office:change-info>
          </text:insertion>
        </text:changed-region>
        <text:changed-region xml:id="ct94919476920320" text:id="ct94919476920320">
          <text:insertion>
            <office:change-info>
              <dc:creator>Julia Ringo</dc:creator>
              <dc:date>2023-10-21T11:14:00</dc:date>
            </office:change-info>
          </text:insertion>
        </text:changed-region>
        <text:changed-region xml:id="ct94919481508064" text:id="ct94919481508064">
          <text:deletion>
            <office:change-info>
              <dc:creator>Julia Ringo</dc:creator>
              <dc:date>2023-10-05T13:15:00</dc:date>
            </office:change-info>
            <text:p text:style-name="Text_20_body"><text:span text:style-name="T1"><text:s/>— </text:span></text:p>
          </text:deletion>
        </text:changed-region>
        <text:changed-region xml:id="ct94919481485984" text:id="ct94919481485984">
          <text:insertion>
            <office:change-info>
              <dc:creator>Julia Ringo</dc:creator>
              <dc:date>2023-10-05T13:15:00</dc:date>
            </office:change-info>
          </text:insertion>
        </text:changed-region>
        <text:changed-region xml:id="ct94919476925488" text:id="ct94919476925488">
          <text:deletion>
            <office:change-info>
              <dc:creator>Julia Ringo</dc:creator>
              <dc:date>2023-10-21T11:14:00</dc:date>
            </office:change-info>
            <text:p text:style-name="Text_20_body"><text:span text:style-name="T1">did </text:span></text:p>
          </text:deletion>
        </text:changed-region>
        <text:changed-region xml:id="ct94919481520144" text:id="ct94919481520144">
          <text:insertion>
            <office:change-info>
              <dc:creator>Julia Ringo</dc:creator>
              <dc:date>2023-10-21T11:15:00</dc:date>
            </office:change-info>
          </text:insertion>
        </text:changed-region>
        <text:changed-region xml:id="ct94919483560384" text:id="ct94919483560384">
          <text:insertion>
            <office:change-info>
              <dc:creator>Julia Ringo</dc:creator>
              <dc:date>2023-10-21T11:15:00</dc:date>
            </office:change-info>
          </text:insertion>
        </text:changed-region>
        <text:changed-region xml:id="ct94919481527744" text:id="ct94919481527744">
          <text:deletion>
            <office:change-info>
              <dc:creator>Julia Ringo</dc:creator>
              <dc:date>2023-10-21T11:15:00</dc:date>
            </office:change-info>
            <text:p text:style-name="Text_20_body"><text:span text:style-name="T1">supporting </text:span></text:p>
          </text:deletion>
        </text:changed-region>
        <text:changed-region xml:id="ct94919481514320" text:id="ct94919481514320">
          <text:deletion>
            <office:change-info>
              <dc:creator>Julia Ringo</dc:creator>
              <dc:date>2023-10-05T13:15:00</dc:date>
            </office:change-info>
            <text:p text:style-name="Text_20_body"><text:span text:style-name="T1"><text:s/>— </text:span></text:p>
          </text:deletion>
        </text:changed-region>
        <text:changed-region xml:id="ct94919481522208" text:id="ct94919481522208">
          <text:insertion>
            <office:change-info>
              <dc:creator>Julia Ringo</dc:creator>
              <dc:date>2023-10-05T13:15:00</dc:date>
            </office:change-info>
          </text:insertion>
        </text:changed-region>
        <text:changed-region xml:id="ct94919481523104" text:id="ct94919481523104">
          <text:deletion>
            <office:change-info>
              <dc:creator>Julia Ringo</dc:creator>
              <dc:date>2023-10-05T13:15:00</dc:date>
            </office:change-info>
            <text:p text:style-name="Text_20_body"><text:span text:style-name="T1"><text:s/>— </text:span></text:p>
          </text:deletion>
        </text:changed-region>
        <text:changed-region xml:id="ct94919481524048" text:id="ct94919481524048">
          <text:insertion>
            <office:change-info>
              <dc:creator>Julia Ringo</dc:creator>
              <dc:date>2023-10-05T13:15:00</dc:date>
            </office:change-info>
          </text:insertion>
        </text:changed-region>
        <text:changed-region xml:id="ct94919481540464" text:id="ct94919481540464">
          <text:insertion>
            <office:change-info>
              <dc:creator>Julia Ringo</dc:creator>
              <dc:date>2023-10-21T11:15:00</dc:date>
            </office:change-info>
          </text:insertion>
        </text:changed-region>
        <text:changed-region xml:id="ct94919483859792" text:id="ct94919483859792">
          <text:deletion>
            <office:change-info>
              <dc:creator>Julia Ringo</dc:creator>
              <dc:date>2023-10-21T11:15:00</dc:date>
            </office:change-info>
            <text:p text:style-name="Text_20_body"><text:span text:style-name="T1">that were least coated with rust </text:span></text:p>
          </text:deletion>
        </text:changed-region>
        <text:changed-region xml:id="ct94919483860752" text:id="ct94919483860752">
          <text:deletion>
            <office:change-info>
              <dc:creator>Julia Ringo</dc:creator>
              <dc:date>2023-10-21T11:15:00</dc:date>
            </office:change-info>
            <text:p text:style-name="Text_20_body"><text:span text:style-name="T1"><text:s/></text:span></text:p>
          </text:deletion>
        </text:changed-region>
        <text:changed-region xml:id="ct94919483861376" text:id="ct94919483861376">
          <text:deletion>
            <office:change-info>
              <dc:creator>Julia Ringo</dc:creator>
              <dc:date>2023-10-21T11:15:00</dc:date>
            </office:change-info>
            <text:p text:style-name="Text_20_body"><text:span text:style-name="T1">25 </text:span></text:p>
          </text:deletion>
        </text:changed-region>
        <text:changed-region xml:id="ct94919483862336" text:id="ct94919483862336">
          <text:insertion>
            <office:change-info>
              <dc:creator>Julia Ringo</dc:creator>
              <dc:date>2023-10-21T11:15:00</dc:date>
            </office:change-info>
          </text:insertion>
        </text:changed-region>
        <text:changed-region xml:id="ct94919483863296" text:id="ct94919483863296">
          <text:deletion>
            <office:change-info>
              <dc:creator>Julia Ringo</dc:creator>
              <dc:date>2023-10-21T11:15:00</dc:date>
            </office:change-info>
            <text:p text:style-name="Text_20_body"><text:span text:style-name="T1">300 </text:span></text:p>
          </text:deletion>
        </text:changed-region>
        <text:changed-region xml:id="ct94919483864256" text:id="ct94919483864256">
          <text:insertion>
            <office:change-info>
              <dc:creator>Julia Ringo</dc:creator>
              <dc:date>2023-10-21T11:15:00</dc:date>
            </office:change-info>
          </text:insertion>
        </text:changed-region>
        <text:changed-region xml:id="ct94919481511840" text:id="ct94919481511840">
          <text:deletion>
            <office:change-info>
              <dc:creator>Julia Ringo</dc:creator>
              <dc:date>2023-10-21T11:16:00</dc:date>
            </office:change-info>
            <text:p text:style-name="Text_20_body"><text:span text:style-name="T1">would enable any</text:span></text:p>
          </text:deletion>
        </text:changed-region>
        <text:changed-region xml:id="ct94919481519808" text:id="ct94919481519808">
          <text:insertion>
            <office:change-info>
              <dc:creator>Julia Ringo</dc:creator>
              <dc:date>2023-10-21T11:16:00</dc:date>
            </office:change-info>
          </text:insertion>
        </text:changed-region>
        <text:changed-region xml:id="ct94919476934096" text:id="ct94919476934096">
          <text:deletion>
            <office:change-info>
              <dc:creator>Julia Ringo</dc:creator>
              <dc:date>2023-10-21T11:16:00</dc:date>
            </office:change-info>
            <text:p text:style-name="Text_20_body"><text:span text:style-name="T1"><text:s/>to understand how it worked, and thus handle it safely</text:span></text:p>
          </text:deletion>
        </text:changed-region>
        <text:changed-region xml:id="ct94919483868336" text:id="ct94919483868336">
          <text:insertion>
            <office:change-info>
              <dc:creator>Julia Ringo</dc:creator>
              <dc:date>2023-10-21T11:16:00</dc:date>
            </office:change-info>
          </text:insertion>
        </text:changed-region>
        <text:changed-region xml:id="ct94919481423440" text:id="ct94919481423440">
          <text:deletion>
            <office:change-info>
              <dc:creator>Julia Ringo</dc:creator>
              <dc:date>2023-10-21T11:17:00</dc:date>
            </office:change-info>
            <text:p text:style-name="Text_20_body"><text:span text:style-name="T1">From </text:span></text:p>
          </text:deletion>
        </text:changed-region>
        <text:changed-region xml:id="ct94919481523520" text:id="ct94919481523520">
          <text:insertion>
            <office:change-info>
              <dc:creator>Julia Ringo</dc:creator>
              <dc:date>2023-10-21T11:17:00</dc:date>
            </office:change-info>
          </text:insertion>
        </text:changed-region>
        <text:changed-region xml:id="ct94919483882864" text:id="ct94919483882864">
          <text:insertion>
            <office:change-info>
              <dc:creator>Julia Ringo</dc:creator>
              <dc:date>2023-10-21T11:17:00</dc:date>
            </office:change-info>
          </text:insertion>
        </text:changed-region>
        <text:changed-region xml:id="ct94919483877552" text:id="ct94919483877552">
          <text:deletion>
            <office:change-info>
              <dc:creator>Julia Ringo</dc:creator>
              <dc:date>2023-10-21T11:21:00</dc:date>
            </office:change-info>
            <text:p text:style-name="Text_20_body"><text:span text:style-name="T1">50 </text:span></text:p>
          </text:deletion>
        </text:changed-region>
        <text:changed-region xml:id="ct94919483881856" text:id="ct94919483881856">
          <text:insertion>
            <office:change-info>
              <dc:creator>Julia Ringo</dc:creator>
              <dc:date>2023-10-21T11:21:00</dc:date>
            </office:change-info>
          </text:insertion>
        </text:changed-region>
        <text:changed-region xml:id="ct94919483888000" text:id="ct94919483888000">
          <text:insertion>
            <office:change-info>
              <dc:creator>Julia Ringo</dc:creator>
              <dc:date>2023-10-21T11:21:00</dc:date>
            </office:change-info>
          </text:insertion>
        </text:changed-region>
        <text:changed-region xml:id="ct94919481512128" text:id="ct94919481512128">
          <text:insertion>
            <office:change-info>
              <dc:creator>Julia Ringo</dc:creator>
              <dc:date>2023-10-21T11:21:00</dc:date>
            </office:change-info>
          </text:insertion>
        </text:changed-region>
        <text:changed-region xml:id="ct94919483882144" text:id="ct94919483882144">
          <text:deletion>
            <office:change-info>
              <dc:creator>Julia Ringo</dc:creator>
              <dc:date>2023-10-21T11:21:00</dc:date>
            </office:change-info>
            <text:p text:style-name="Text_20_body"><text:span text:style-name="T1">gathered together </text:span></text:p>
          </text:deletion>
        </text:changed-region>
        <text:changed-region xml:id="ct94919483896560" text:id="ct94919483896560">
          <text:deletion>
            <office:change-info>
              <dc:creator>Julia Ringo</dc:creator>
              <dc:date>2023-10-21T11:22:00</dc:date>
            </office:change-info>
            <text:p text:style-name="Text_20_body"><text:span text:style-name="T1">of </text:span></text:p>
          </text:deletion>
        </text:changed-region>
        <text:changed-region xml:id="ct94919483898528" text:id="ct94919483898528">
          <text:format-change>
            <office:change-info>
              <dc:creator>Julia Ringo</dc:creator>
              <dc:date>2023-10-21T11:22:00</dc:date>
            </office:change-info>
          </text:format-change>
        </text:changed-region>
        <text:changed-region xml:id="ct94919476947408" text:id="ct94919476947408">
          <text:insertion>
            <office:change-info>
              <dc:creator>Julia Ringo</dc:creator>
              <dc:date>2023-10-21T11:22:00</dc:date>
            </office:change-info>
          </text:insertion>
        </text:changed-region>
        <text:changed-region xml:id="ct94919483862960" text:id="ct94919483862960">
          <text:format-change>
            <office:change-info>
              <dc:creator>Julia Ringo</dc:creator>
              <dc:date>2023-10-21T11:22:00</dc:date>
            </office:change-info>
          </text:format-change>
        </text:changed-region>
        <text:changed-region xml:id="ct94919483895216" text:id="ct94919483895216">
          <text:insertion>
            <office:change-info>
              <dc:creator>Julia Ringo</dc:creator>
              <dc:date>2023-10-21T11:22:00</dc:date>
            </office:change-info>
          </text:insertion>
        </text:changed-region>
        <text:changed-region xml:id="ct94919483895664" text:id="ct94919483895664">
          <text:deletion>
            <office:change-info>
              <dc:creator>Julia Ringo</dc:creator>
              <dc:date>2023-10-05T13:15:00</dc:date>
            </office:change-info>
            <text:p text:style-name="Text_20_body"><text:span text:style-name="T1"><text:s/>— </text:span></text:p>
          </text:deletion>
        </text:changed-region>
        <text:changed-region xml:id="ct94919483893888" text:id="ct94919483893888">
          <text:insertion>
            <office:change-info>
              <dc:creator>Julia Ringo</dc:creator>
              <dc:date>2023-10-05T13:15:00</dc:date>
            </office:change-info>
          </text:insertion>
        </text:changed-region>
        <text:changed-region xml:id="ct94919476951616" text:id="ct94919476951616">
          <text:insertion>
            <office:change-info>
              <dc:creator>Julia Ringo</dc:creator>
              <dc:date>2023-10-21T11:22:00</dc:date>
            </office:change-info>
          </text:insertion>
        </text:changed-region>
        <text:changed-region xml:id="ct94919483899488" text:id="ct94919483899488">
          <text:insertion>
            <office:change-info>
              <dc:creator>Julia Ringo</dc:creator>
              <dc:date>2023-10-21T11:23:00</dc:date>
            </office:change-info>
          </text:insertion>
        </text:changed-region>
        <text:changed-region xml:id="ct94919483935312" text:id="ct94919483935312">
          <text:deletion>
            <office:change-info>
              <dc:creator>Julia Ringo</dc:creator>
              <dc:date>2023-10-21T11:23:00</dc:date>
            </office:change-info>
            <text:p text:style-name="Text_20_body"><text:span text:style-name="T1">was </text:span></text:p>
          </text:deletion>
        </text:changed-region>
        <text:changed-region xml:id="ct94919483936272" text:id="ct94919483936272">
          <text:insertion>
            <office:change-info>
              <dc:creator>Julia Ringo</dc:creator>
              <dc:date>2023-10-21T11:23:00</dc:date>
            </office:change-info>
          </text:insertion>
        </text:changed-region>
        <text:changed-region xml:id="ct94919483946880" text:id="ct94919483946880">
          <text:insertion>
            <office:change-info>
              <dc:creator>Julia Ringo</dc:creator>
              <dc:date>2023-10-21T11:23:00</dc:date>
            </office:change-info>
          </text:insertion>
        </text:changed-region>
        <text:changed-region xml:id="ct94919483947168" text:id="ct94919483947168">
          <text:deletion>
            <office:change-info>
              <dc:creator>Julia Ringo</dc:creator>
              <dc:date>2023-10-21T11:23:00</dc:date>
            </office:change-info>
            <text:p text:style-name="Text_20_body"><text:span text:style-name="T1">.</text:span></text:p>
          </text:deletion>
        </text:changed-region>
        <text:changed-region xml:id="ct94919483953312" text:id="ct94919483953312">
          <text:insertion>
            <office:change-info>
              <dc:creator>Julia Ringo</dc:creator>
              <dc:date>2023-10-21T11:23:00</dc:date>
            </office:change-info>
          </text:insertion>
        </text:changed-region>
        <text:changed-region xml:id="ct94919483959456" text:id="ct94919483959456">
          <text:insertion>
            <office:change-info>
              <dc:creator>Julia Ringo</dc:creator>
              <dc:date>2023-10-21T11:32:00</dc:date>
            </office:change-info>
          </text:insertion>
        </text:changed-region>
        <text:changed-region xml:id="ct94919483969680" text:id="ct94919483969680">
          <text:insertion>
            <office:change-info>
              <dc:creator>Julia Ringo</dc:creator>
              <dc:date>2023-10-21T11:33:00</dc:date>
            </office:change-info>
          </text:insertion>
        </text:changed-region>
        <text:changed-region xml:id="ct94919483956768" text:id="ct94919483956768">
          <text:format-change>
            <office:change-info>
              <dc:creator>Julia Ringo</dc:creator>
              <dc:date>2023-10-21T11:33:00</dc:date>
            </office:change-info>
          </text:format-change>
        </text:changed-region>
        <text:changed-region xml:id="ct94919483974576" text:id="ct94919483974576">
          <text:deletion>
            <office:change-info>
              <dc:creator>Julia Ringo</dc:creator>
              <dc:date>2023-10-21T11:33:00</dc:date>
            </office:change-info>
            <text:p text:style-name="Text_20_body"><text:span text:style-name="T1">It was o</text:span></text:p>
          </text:deletion>
        </text:changed-region>
        <text:changed-region xml:id="ct94919483975536" text:id="ct94919483975536">
          <text:insertion>
            <office:change-info>
              <dc:creator>Julia Ringo</dc:creator>
              <dc:date>2023-10-21T11:33:00</dc:date>
            </office:change-info>
          </text:insertion>
        </text:changed-region>
        <text:changed-region xml:id="ct94919483977168" text:id="ct94919483977168">
          <text:insertion>
            <office:change-info>
              <dc:creator>Julia Ringo</dc:creator>
              <dc:date>2023-10-21T11:33:00</dc:date>
            </office:change-info>
          </text:insertion>
        </text:changed-region>
        <text:changed-region xml:id="ct94919483978128" text:id="ct94919483978128">
          <text:deletion>
            <office:change-info>
              <dc:creator>Julia Ringo</dc:creator>
              <dc:date>2023-10-21T11:33:00</dc:date>
            </office:change-info>
            <text:p text:style-name="Text_20_body"><text:span text:style-name="T1">that </text:span></text:p>
          </text:deletion>
        </text:changed-region>
        <text:changed-region xml:id="ct94919483980976" text:id="ct94919483980976">
          <text:insertion>
            <office:change-info>
              <dc:creator>Julia Ringo</dc:creator>
              <dc:date>2023-10-21T11:40:00</dc:date>
            </office:change-info>
          </text:insertion>
        </text:changed-region>
        <text:changed-region xml:id="ct94919476960944" text:id="ct94919476960944">
          <text:deletion>
            <office:change-info>
              <dc:creator>Julia Ringo</dc:creator>
              <dc:date>2023-10-21T11:40:00</dc:date>
            </office:change-info>
            <text:p text:style-name="Text_20_body"><text:span text:style-name="T1"><text:s/>with </text:span></text:p>
          </text:deletion>
        </text:changed-region>
        <text:changed-region xml:id="ct94919476958048" text:id="ct94919476958048">
          <text:insertion>
            <office:change-info>
              <dc:creator>Julia Ringo</dc:creator>
              <dc:date>2023-10-21T11:40:00</dc:date>
            </office:change-info>
          </text:insertion>
        </text:changed-region>
        <text:changed-region xml:id="ct94919483973232" text:id="ct94919483973232">
          <text:insertion>
            <office:change-info>
              <dc:creator>Julia Ringo</dc:creator>
              <dc:date>2023-10-21T11:40:00</dc:date>
            </office:change-info>
          </text:insertion>
        </text:changed-region>
        <text:changed-region xml:id="ct94919484011920" text:id="ct94919484011920">
          <text:insertion>
            <office:change-info>
              <dc:creator>Julia Ringo</dc:creator>
              <dc:date>2023-10-21T11:41:00</dc:date>
            </office:change-info>
          </text:insertion>
        </text:changed-region>
        <text:changed-region xml:id="ct94919484012208" text:id="ct94919484012208">
          <text:deletion>
            <office:change-info>
              <dc:creator>Julia Ringo</dc:creator>
              <dc:date>2023-10-05T13:15:00</dc:date>
            </office:change-info>
            <text:p text:style-name="Text_20_body"><text:span text:style-name="T1"><text:s/>— </text:span></text:p>
          </text:deletion>
        </text:changed-region>
        <text:changed-region xml:id="ct94919483899776" text:id="ct94919483899776">
          <text:insertion>
            <office:change-info>
              <dc:creator>Julia Ringo</dc:creator>
              <dc:date>2023-10-05T13:15:00</dc:date>
            </office:change-info>
          </text:insertion>
        </text:changed-region>
        <text:changed-region xml:id="ct94919481076704" text:id="ct94919481076704">
          <text:insertion>
            <office:change-info>
              <dc:creator>Julia Ringo</dc:creator>
              <dc:date>2023-10-21T11:41:00</dc:date>
            </office:change-info>
          </text:insertion>
        </text:changed-region>
        <text:changed-region xml:id="ct94919481078000" text:id="ct94919481078000">
          <text:deletion>
            <office:change-info>
              <dc:creator>Julia Ringo</dc:creator>
              <dc:date>2023-10-05T13:15:00</dc:date>
            </office:change-info>
            <text:p text:style-name="Text_20_body"><text:span text:style-name="T1"><text:s/>— </text:span></text:p>
          </text:deletion>
        </text:changed-region>
        <text:changed-region xml:id="ct94919481079232" text:id="ct94919481079232">
          <text:insertion>
            <office:change-info>
              <dc:creator>Julia Ringo</dc:creator>
              <dc:date>2023-10-05T13:15:00</dc:date>
            </office:change-info>
          </text:insertion>
        </text:changed-region>
        <text:changed-region xml:id="ct94919481081280" text:id="ct94919481081280">
          <text:insertion>
            <office:change-info>
              <dc:creator>Julia Ringo</dc:creator>
              <dc:date>2023-10-21T11:41:00</dc:date>
            </office:change-info>
          </text:insertion>
        </text:changed-region>
        <text:changed-region xml:id="ct94919481083344" text:id="ct94919481083344">
          <text:deletion>
            <office:change-info>
              <dc:creator>Julia Ringo</dc:creator>
              <dc:date>2023-10-10T11:08:00</dc:date>
            </office:change-info>
            <text:p text:style-name="Text_20_body"><text:span text:style-name="T1">…</text:span></text:p>
          </text:deletion>
        </text:changed-region>
        <text:changed-region xml:id="ct94919481084464" text:id="ct94919481084464">
          <text:insertion>
            <office:change-info>
              <dc:creator>Julia Ringo</dc:creator>
              <dc:date>2023-10-10T11:08:00</dc:date>
            </office:change-info>
          </text:insertion>
        </text:changed-region>
        <text:changed-region xml:id="ct94919484012496" text:id="ct94919484012496">
          <text:deletion>
            <office:change-info>
              <dc:creator>Julia Ringo</dc:creator>
              <dc:date>2023-10-21T11:41:00</dc:date>
            </office:change-info>
            <text:p text:style-name="Text_20_body"><text:span text:style-name="T1">100 </text:span></text:p>
          </text:deletion>
        </text:changed-region>
        <text:changed-region xml:id="ct94919484012784" text:id="ct94919484012784">
          <text:insertion>
            <office:change-info>
              <dc:creator>Julia Ringo</dc:creator>
              <dc:date>2023-10-21T11:41:00</dc:date>
            </office:change-info>
          </text:insertion>
        </text:changed-region>
        <text:changed-region xml:id="ct94919481074944" text:id="ct94919481074944">
          <text:deletion>
            <office:change-info>
              <dc:creator>Julia Ringo</dc:creator>
              <dc:date>2023-10-05T13:15:00</dc:date>
            </office:change-info>
            <text:p text:style-name="Text_20_body"><text:span text:style-name="T1"><text:s/>— </text:span></text:p>
          </text:deletion>
        </text:changed-region>
        <text:changed-region xml:id="ct94919481080112" text:id="ct94919481080112">
          <text:insertion>
            <office:change-info>
              <dc:creator>Julia Ringo</dc:creator>
              <dc:date>2023-10-05T13:15:00</dc:date>
            </office:change-info>
          </text:insertion>
        </text:changed-region>
        <text:changed-region xml:id="ct94919481076400" text:id="ct94919481076400">
          <text:deletion>
            <office:change-info>
              <dc:creator>Julia Ringo</dc:creator>
              <dc:date>2023-10-21T11:41:00</dc:date>
            </office:change-info>
            <text:p text:style-name="Text_20_body"><text:span text:style-name="T1">70</text:span></text:p>
          </text:deletion>
        </text:changed-region>
        <text:changed-region xml:id="ct94919484050656" text:id="ct94919484050656">
          <text:insertion>
            <office:change-info>
              <dc:creator>Julia Ringo</dc:creator>
              <dc:date>2023-10-21T11:41:00</dc:date>
            </office:change-info>
          </text:insertion>
        </text:changed-region>
        <text:changed-region xml:id="ct94919481084048" text:id="ct94919481084048">
          <text:deletion>
            <office:change-info>
              <dc:creator>Julia Ringo</dc:creator>
              <dc:date>2023-10-05T13:15:00</dc:date>
            </office:change-info>
            <text:p text:style-name="Text_20_body"><text:span text:style-name="T1"><text:s/>— </text:span></text:p>
          </text:deletion>
        </text:changed-region>
        <text:changed-region xml:id="ct94919481080400" text:id="ct94919481080400">
          <text:insertion>
            <office:change-info>
              <dc:creator>Julia Ringo</dc:creator>
              <dc:date>2023-10-05T13:15:00</dc:date>
            </office:change-info>
          </text:insertion>
        </text:changed-region>
        <text:changed-region xml:id="ct94919484059344" text:id="ct94919484059344">
          <text:insertion>
            <office:change-info>
              <dc:creator>Julia Ringo</dc:creator>
              <dc:date>2023-10-21T11:42:00</dc:date>
            </office:change-info>
          </text:insertion>
        </text:changed-region>
        <text:changed-region xml:id="ct94919484059632" text:id="ct94919484059632">
          <text:deletion>
            <office:change-info>
              <dc:creator>Julia Ringo</dc:creator>
              <dc:date>2023-10-21T11:42:00</dc:date>
            </office:change-info>
            <text:p text:style-name="Text_20_body"><text:span text:style-name="T1">a</text:span></text:p>
          </text:deletion>
        </text:changed-region>
        <text:changed-region xml:id="ct94919484060592" text:id="ct94919484060592">
          <text:insertion>
            <office:change-info>
              <dc:creator>Julia Ringo</dc:creator>
              <dc:date>2023-10-21T11:42:00</dc:date>
            </office:change-info>
          </text:insertion>
        </text:changed-region>
        <text:changed-region xml:id="ct94919483977792" text:id="ct94919483977792">
          <text:deletion>
            <office:change-info>
              <dc:creator>Julia Ringo</dc:creator>
              <dc:date>2023-10-10T11:08:00</dc:date>
            </office:change-info>
            <text:p text:style-name="Text_20_body"><text:span text:style-name="T1">…</text:span></text:p>
          </text:deletion>
        </text:changed-region>
        <text:changed-region xml:id="ct94919484073360" text:id="ct94919484073360">
          <text:insertion>
            <office:change-info>
              <dc:creator>Julia Ringo</dc:creator>
              <dc:date>2023-10-10T11:08:00</dc:date>
            </office:change-info>
          </text:insertion>
        </text:changed-region>
        <text:changed-region xml:id="ct94919484073648" text:id="ct94919484073648">
          <text:deletion>
            <office:change-info>
              <dc:creator>Julia Ringo</dc:creator>
              <dc:date>2023-10-21T11:42:00</dc:date>
            </office:change-info>
            <text:p text:style-name="Text_20_body"><text:span text:style-name="T1"><text:s/></text:span></text:p>
          </text:deletion>
        </text:changed-region>
        <text:changed-region xml:id="ct94919484086512" text:id="ct94919484086512">
          <text:insertion>
            <office:change-info>
              <dc:creator>Julia Ringo</dc:creator>
              <dc:date>2023-10-21T11:43:00</dc:date>
            </office:change-info>
          </text:insertion>
        </text:changed-region>
        <text:changed-region xml:id="ct94919476980816" text:id="ct94919476980816">
          <text:insertion>
            <office:change-info>
              <dc:creator>Julia Ringo</dc:creator>
              <dc:date>2023-10-21T11:43:00</dc:date>
            </office:change-info>
          </text:insertion>
        </text:changed-region>
        <text:changed-region xml:id="ct94919484096496" text:id="ct94919484096496">
          <text:deletion>
            <office:change-info>
              <dc:creator>Julia Ringo</dc:creator>
              <dc:date>2023-10-21T11:43:00</dc:date>
            </office:change-info>
            <text:p text:style-name="Text_20_body"><text:span text:style-name="T1">,</text:span></text:p>
          </text:deletion>
        </text:changed-region>
        <text:changed-region xml:id="ct94919484100768" text:id="ct94919484100768">
          <text:insertion>
            <office:change-info>
              <dc:creator>Julia Ringo</dc:creator>
              <dc:date>2023-10-21T11:43:00</dc:date>
            </office:change-info>
          </text:insertion>
        </text:changed-region>
        <text:changed-region xml:id="ct94919484101056" text:id="ct94919484101056">
          <text:deletion>
            <office:change-info>
              <dc:creator>Julia Ringo</dc:creator>
              <dc:date>2023-10-21T11:43:00</dc:date>
            </office:change-info>
            <text:p text:style-name="Text_20_body"><text:span text:style-name="T1">,</text:span></text:p>
          </text:deletion>
        </text:changed-region>
        <text:changed-region xml:id="ct94919484102688" text:id="ct94919484102688">
          <text:insertion>
            <office:change-info>
              <dc:creator>Julia Ringo</dc:creator>
              <dc:date>2023-10-21T11:43:00</dc:date>
            </office:change-info>
          </text:insertion>
        </text:changed-region>
        <text:changed-region xml:id="ct94919484102976" text:id="ct94919484102976">
          <text:deletion>
            <office:change-info>
              <dc:creator>Julia Ringo</dc:creator>
              <dc:date>2023-10-21T11:43:00</dc:date>
            </office:change-info>
            <text:p text:style-name="Text_20_body"><text:span text:style-name="T1">w</text:span></text:p>
          </text:deletion>
        </text:changed-region>
        <text:changed-region xml:id="ct94919484101824" text:id="ct94919484101824">
          <text:insertion>
            <office:change-info>
              <dc:creator>Julia Ringo</dc:creator>
              <dc:date>2023-10-21T11:43:00</dc:date>
            </office:change-info>
          </text:insertion>
        </text:changed-region>
        <text:changed-region xml:id="ct94919484102112" text:id="ct94919484102112">
          <text:deletion>
            <office:change-info>
              <dc:creator>Julia Ringo</dc:creator>
              <dc:date>2023-10-10T11:08:00</dc:date>
            </office:change-info>
            <text:p text:style-name="Text_20_body"><text:span text:style-name="T1">…</text:span></text:p>
          </text:deletion>
        </text:changed-region>
        <text:changed-region xml:id="ct94919484102400" text:id="ct94919484102400">
          <text:insertion>
            <office:change-info>
              <dc:creator>Julia Ringo</dc:creator>
              <dc:date>2023-10-10T11:08:00</dc:date>
            </office:change-info>
          </text:insertion>
        </text:changed-region>
        <text:changed-region xml:id="ct94919476986064" text:id="ct94919476986064">
          <text:insertion>
            <office:change-info>
              <dc:creator>Julia Ringo</dc:creator>
              <dc:date>2023-10-21T11:43:00</dc:date>
            </office:change-info>
          </text:insertion>
        </text:changed-region>
        <text:changed-region xml:id="ct94919484113632" text:id="ct94919484113632">
          <text:deletion>
            <office:change-info>
              <dc:creator>Julia Ringo</dc:creator>
              <dc:date>2023-10-21T11:43:00</dc:date>
            </office:change-info>
            <text:p text:style-name="Text_20_body"><text:span text:style-name="T1"><text:s/>that </text:span></text:p>
          </text:deletion>
        </text:changed-region>
        <text:changed-region xml:id="ct94919484114992" text:id="ct94919484114992">
          <text:insertion>
            <office:change-info>
              <dc:creator>Julia Ringo</dc:creator>
              <dc:date>2023-10-21T11:43:00</dc:date>
            </office:change-info>
          </text:insertion>
        </text:changed-region>
        <text:changed-region xml:id="ct94919484120128" text:id="ct94919484120128">
          <text:format-change>
            <office:change-info>
              <dc:creator>Julia Ringo</dc:creator>
              <dc:date>2023-10-21T11:44:00</dc:date>
            </office:change-info>
          </text:format-change>
        </text:changed-region>
        <text:changed-region xml:id="ct94919484121760" text:id="ct94919484121760">
          <text:insertion>
            <office:change-info>
              <dc:creator>Julia Ringo</dc:creator>
              <dc:date>2023-10-21T11:44:00</dc:date>
            </office:change-info>
          </text:insertion>
        </text:changed-region>
        <text:changed-region xml:id="ct94919484109600" text:id="ct94919484109600">
          <text:insertion>
            <office:change-info>
              <dc:creator>Julia Ringo</dc:creator>
              <dc:date>2023-10-21T11:44:00</dc:date>
            </office:change-info>
          </text:insertion>
        </text:changed-region>
        <text:changed-region xml:id="ct94919484139392" text:id="ct94919484139392">
          <text:insertion>
            <office:change-info>
              <dc:creator>Julia Ringo</dc:creator>
              <dc:date>2023-10-21T11:45:00</dc:date>
            </office:change-info>
          </text:insertion>
        </text:changed-region>
        <text:changed-region xml:id="ct94919481433536" text:id="ct94919481433536">
          <text:deletion>
            <office:change-info>
              <dc:creator>Julia Ringo</dc:creator>
              <dc:date>2023-10-21T11:45:00</dc:date>
            </office:change-info>
            <text:p text:style-name="Text_20_body"><text:span text:style-name="T1">,</text:span></text:p>
          </text:deletion>
        </text:changed-region>
        <text:changed-region xml:id="ct94919484170368" text:id="ct94919484170368">
          <text:insertion>
            <office:change-info>
              <dc:creator>Julia Ringo</dc:creator>
              <dc:date>2023-10-21T11:46:00</dc:date>
            </office:change-info>
          </text:insertion>
        </text:changed-region>
        <text:changed-region xml:id="ct94919484176368" text:id="ct94919484176368">
          <text:deletion>
            <office:change-info>
              <dc:creator>Julia Ringo</dc:creator>
              <dc:date>2023-10-21T11:46:00</dc:date>
            </office:change-info>
            <text:p text:style-name="Text_20_body"><text:span text:style-name="T1">,</text:span></text:p>
          </text:deletion>
        </text:changed-region>
        <text:changed-region xml:id="ct94919484179344" text:id="ct94919484179344">
          <text:deletion>
            <office:change-info>
              <dc:creator>Julia Ringo</dc:creator>
              <dc:date>2023-10-21T11:46:00</dc:date>
            </office:change-info>
            <text:p text:style-name="Text_20_body"><text:span text:style-name="T1">,</text:span></text:p>
          </text:deletion>
        </text:changed-region>
        <text:changed-region xml:id="ct94919484183808" text:id="ct94919484183808">
          <text:deletion>
            <office:change-info>
              <dc:creator>Julia Ringo</dc:creator>
              <dc:date>2023-10-21T11:46:00</dc:date>
            </office:change-info>
            <text:p text:style-name="Text_20_body"><text:span text:style-name="T1">,</text:span></text:p>
          </text:deletion>
        </text:changed-region>
        <text:changed-region xml:id="ct94919484180016" text:id="ct94919484180016">
          <text:insertion>
            <office:change-info>
              <dc:creator>Julia Ringo</dc:creator>
              <dc:date>2023-10-21T11:50:00</dc:date>
            </office:change-info>
          </text:insertion>
        </text:changed-region>
        <text:changed-region xml:id="ct94919484192864" text:id="ct94919484192864">
          <text:insertion>
            <office:change-info>
              <dc:creator>Julia Ringo</dc:creator>
              <dc:date>2023-10-21T11:50:00</dc:date>
            </office:change-info>
          </text:insertion>
        </text:changed-region>
        <text:changed-region xml:id="ct94919484193152" text:id="ct94919484193152">
          <text:deletion>
            <office:change-info>
              <dc:creator>Julia Ringo</dc:creator>
              <dc:date>2023-10-21T11:50:00</dc:date>
            </office:change-info>
            <text:p text:style-name="Text_20_body"><text:span text:style-name="T1">‘</text:span></text:p>
          </text:deletion>
        </text:changed-region>
        <text:changed-region xml:id="ct94919484194784" text:id="ct94919484194784">
          <text:insertion>
            <office:change-info>
              <dc:creator>Julia Ringo</dc:creator>
              <dc:date>2023-10-21T11:50:00</dc:date>
            </office:change-info>
          </text:insertion>
        </text:changed-region>
        <text:changed-region xml:id="ct94919476999088" text:id="ct94919476999088">
          <text:deletion>
            <office:change-info>
              <dc:creator>Julia Ringo</dc:creator>
              <dc:date>2023-10-21T11:50:00</dc:date>
            </office:change-info>
            <text:p text:style-name="Text_20_body"><text:span text:style-name="T1">’</text:span></text:p>
          </text:deletion>
        </text:changed-region>
        <text:changed-region xml:id="ct94919484195744" text:id="ct94919484195744">
          <text:deletion>
            <office:change-info>
              <dc:creator>Julia Ringo</dc:creator>
              <dc:date>2023-10-21T11:50:00</dc:date>
            </office:change-info>
            <text:p text:style-name="Text_20_body"><text:span text:style-name="T1">then </text:span></text:p>
          </text:deletion>
        </text:changed-region>
        <text:changed-region xml:id="ct94919484171024" text:id="ct94919484171024">
          <text:deletion>
            <office:change-info>
              <dc:creator>Julia Ringo</dc:creator>
              <dc:date>2023-10-05T13:15:00</dc:date>
            </office:change-info>
            <text:p text:style-name="Text_20_body"><text:span text:style-name="T1"><text:s/>— </text:span></text:p>
          </text:deletion>
        </text:changed-region>
        <text:changed-region xml:id="ct94919484195072" text:id="ct94919484195072">
          <text:insertion>
            <office:change-info>
              <dc:creator>Julia Ringo</dc:creator>
              <dc:date>2023-10-05T13:15:00</dc:date>
            </office:change-info>
          </text:insertion>
        </text:changed-region>
        <text:changed-region xml:id="ct94919484197184" text:id="ct94919484197184">
          <text:deletion>
            <office:change-info>
              <dc:creator>Julia Ringo</dc:creator>
              <dc:date>2023-10-05T13:15:00</dc:date>
            </office:change-info>
            <text:p text:style-name="Text_20_body"><text:span text:style-name="T1"><text:s/>— </text:span></text:p>
          </text:deletion>
        </text:changed-region>
        <text:changed-region xml:id="ct94919484183328" text:id="ct94919484183328">
          <text:insertion>
            <office:change-info>
              <dc:creator>Julia Ringo</dc:creator>
              <dc:date>2023-10-05T13:15:00</dc:date>
            </office:change-info>
          </text:insertion>
        </text:changed-region>
        <text:changed-region xml:id="ct94919484207600" text:id="ct94919484207600">
          <text:insertion>
            <office:change-info>
              <dc:creator>Julia Ringo</dc:creator>
              <dc:date>2023-10-21T11:50:00</dc:date>
            </office:change-info>
          </text:insertion>
        </text:changed-region>
        <text:changed-region xml:id="ct94919484152464" text:id="ct94919484152464">
          <text:deletion>
            <office:change-info>
              <dc:creator>Julia Ringo</dc:creator>
              <dc:date>2023-10-10T11:08:00</dc:date>
            </office:change-info>
            <text:p text:style-name="Text_20_body"><text:span text:style-name="T1">…</text:span></text:p>
          </text:deletion>
        </text:changed-region>
        <text:changed-region xml:id="ct94919484212208" text:id="ct94919484212208">
          <text:insertion>
            <office:change-info>
              <dc:creator>Julia Ringo</dc:creator>
              <dc:date>2023-10-10T11:08:00</dc:date>
            </office:change-info>
          </text:insertion>
        </text:changed-region>
        <text:changed-region xml:id="ct94919477006656" text:id="ct94919477006656">
          <text:deletion>
            <office:change-info>
              <dc:creator>Julia Ringo</dc:creator>
              <dc:date>2023-10-21T11:50:00</dc:date>
            </office:change-info>
            <text:p text:style-name="Text_20_body"><text:span text:style-name="T1"><text:s/></text:span></text:p>
          </text:deletion>
        </text:changed-region>
        <text:changed-region xml:id="ct94919484218112" text:id="ct94919484218112">
          <text:deletion>
            <office:change-info>
              <dc:creator>Julia Ringo</dc:creator>
              <dc:date>2023-10-05T13:15:00</dc:date>
            </office:change-info>
            <text:p text:style-name="Text_20_body"><text:span text:style-name="T1"><text:s/>— </text:span></text:p>
          </text:deletion>
        </text:changed-region>
        <text:changed-region xml:id="ct94919484219072" text:id="ct94919484219072">
          <text:insertion>
            <office:change-info>
              <dc:creator>Julia Ringo</dc:creator>
              <dc:date>2023-10-05T13:15:00</dc:date>
            </office:change-info>
          </text:insertion>
        </text:changed-region>
        <text:changed-region xml:id="ct94919484221296" text:id="ct94919484221296">
          <text:insertion>
            <office:change-info>
              <dc:creator>Julia Ringo</dc:creator>
              <dc:date>2023-10-21T11:55:00</dc:date>
            </office:change-info>
          </text:insertion>
        </text:changed-region>
        <text:changed-region xml:id="ct94919484223600" text:id="ct94919484223600">
          <text:deletion>
            <office:change-info>
              <dc:creator>Julia Ringo</dc:creator>
              <dc:date>2023-10-05T13:15:00</dc:date>
            </office:change-info>
            <text:p text:style-name="Text_20_body"><text:span text:style-name="T1"><text:s/>— </text:span></text:p>
          </text:deletion>
        </text:changed-region>
        <text:changed-region xml:id="ct94919484224560" text:id="ct94919484224560">
          <text:insertion>
            <office:change-info>
              <dc:creator>Julia Ringo</dc:creator>
              <dc:date>2023-10-05T13:15:00</dc:date>
            </office:change-info>
          </text:insertion>
        </text:changed-region>
        <text:changed-region xml:id="ct94919484223104" text:id="ct94919484223104">
          <text:format-change>
            <office:change-info>
              <dc:creator>Julia Ringo</dc:creator>
              <dc:date>2023-10-21T11:55:00</dc:date>
            </office:change-info>
          </text:format-change>
        </text:changed-region>
        <text:changed-region xml:id="ct94919484221008" text:id="ct94919484221008">
          <text:insertion>
            <office:change-info>
              <dc:creator>Julia Ringo</dc:creator>
              <dc:date>2023-10-21T11:55:00</dc:date>
            </office:change-info>
          </text:insertion>
        </text:changed-region>
        <text:changed-region xml:id="ct94919484196848" text:id="ct94919484196848">
          <text:deletion>
            <office:change-info>
              <dc:creator>Julia Ringo</dc:creator>
              <dc:date>2023-10-10T11:08:00</dc:date>
            </office:change-info>
            <text:p text:style-name="Text_20_body"><text:span text:style-name="T1">…</text:span></text:p>
          </text:deletion>
        </text:changed-region>
        <text:changed-region xml:id="ct94919484224224" text:id="ct94919484224224">
          <text:insertion>
            <office:change-info>
              <dc:creator>Julia Ringo</dc:creator>
              <dc:date>2023-10-10T11:08:00</dc:date>
            </office:change-info>
          </text:insertion>
        </text:changed-region>
        <text:changed-region xml:id="ct94919477013872" text:id="ct94919477013872">
          <text:deletion>
            <office:change-info>
              <dc:creator>Julia Ringo</dc:creator>
              <dc:date>2023-10-21T11:55:00</dc:date>
            </office:change-info>
            <text:p text:style-name="Text_20_body"><text:span text:style-name="T1"><text:s/></text:span></text:p>
          </text:deletion>
        </text:changed-region>
        <text:changed-region xml:id="ct94919484182208" text:id="ct94919484182208">
          <text:deletion>
            <office:change-info>
              <dc:creator>Julia Ringo</dc:creator>
              <dc:date>2023-10-10T11:08:00</dc:date>
            </office:change-info>
            <text:p text:style-name="Text_20_body"><text:span text:style-name="T1">…</text:span></text:p>
          </text:deletion>
        </text:changed-region>
        <text:changed-region xml:id="ct94919484265904" text:id="ct94919484265904">
          <text:insertion>
            <office:change-info>
              <dc:creator>Julia Ringo</dc:creator>
              <dc:date>2023-10-10T11:08:00</dc:date>
            </office:change-info>
          </text:insertion>
        </text:changed-region>
        <text:changed-region xml:id="ct94919484266672" text:id="ct94919484266672">
          <text:deletion>
            <office:change-info>
              <dc:creator>Julia Ringo</dc:creator>
              <dc:date>2023-10-21T11:56:00</dc:date>
            </office:change-info>
            <text:p text:style-name="Text_20_body"><text:span text:style-name="T1">25 </text:span></text:p>
          </text:deletion>
        </text:changed-region>
        <text:changed-region xml:id="ct94919484273392" text:id="ct94919484273392">
          <text:insertion>
            <office:change-info>
              <dc:creator>Julia Ringo</dc:creator>
              <dc:date>2023-10-21T11:56:00</dc:date>
            </office:change-info>
          </text:insertion>
        </text:changed-region>
        <text:changed-region xml:id="ct94919484279008" text:id="ct94919484279008">
          <text:insertion>
            <office:change-info>
              <dc:creator>Julia Ringo</dc:creator>
              <dc:date>2023-10-21T11:56:00</dc:date>
            </office:change-info>
          </text:insertion>
        </text:changed-region>
        <text:changed-region xml:id="ct94919484279632" text:id="ct94919484279632">
          <text:deletion>
            <office:change-info>
              <dc:creator>Julia Ringo</dc:creator>
              <dc:date>2023-10-21T11:59:00</dc:date>
            </office:change-info>
            <text:p text:style-name="Text_20_body"><text:span text:style-name="T1">is capable of</text:span></text:p>
          </text:deletion>
        </text:changed-region>
        <text:changed-region xml:id="ct94919484280256" text:id="ct94919484280256">
          <text:insertion>
            <office:change-info>
              <dc:creator>Julia Ringo</dc:creator>
              <dc:date>2023-10-21T11:59:00</dc:date>
            </office:change-info>
          </text:insertion>
        </text:changed-region>
        <text:changed-region xml:id="ct94919484281216" text:id="ct94919484281216">
          <text:deletion>
            <office:change-info>
              <dc:creator>Julia Ringo</dc:creator>
              <dc:date>2023-10-21T11:56:00</dc:date>
            </office:change-info>
            <text:p text:style-name="Text_20_body"><text:span text:style-name="T1">doing </text:span></text:p>
          </text:deletion>
        </text:changed-region>
        <text:changed-region xml:id="ct94919484279920" text:id="ct94919484279920">
          <text:insertion>
            <office:change-info>
              <dc:creator>Julia Ringo</dc:creator>
              <dc:date>2023-10-21T12:00:00</dc:date>
            </office:change-info>
          </text:insertion>
        </text:changed-region>
        <text:changed-region xml:id="ct94919476982608" text:id="ct94919476982608">
          <text:deletion>
            <office:change-info>
              <dc:creator>Julia Ringo</dc:creator>
              <dc:date>2023-10-10T11:08:00</dc:date>
            </office:change-info>
            <text:p text:style-name="Text_20_body"><text:span text:style-name="T1">…</text:span></text:p>
          </text:deletion>
        </text:changed-region>
        <text:changed-region xml:id="ct94919476982896" text:id="ct94919476982896">
          <text:insertion>
            <office:change-info>
              <dc:creator>Julia Ringo</dc:creator>
              <dc:date>2023-10-10T11:08:00</dc:date>
            </office:change-info>
          </text:insertion>
        </text:changed-region>
        <text:changed-region xml:id="ct94919484295040" text:id="ct94919484295040">
          <text:insertion>
            <office:change-info>
              <dc:creator>Julia Ringo</dc:creator>
              <dc:date>2023-10-21T12:00:00</dc:date>
            </office:change-info>
          </text:insertion>
        </text:changed-region>
        <text:changed-region xml:id="ct94919484298496" text:id="ct94919484298496">
          <text:deletion>
            <office:change-info>
              <dc:creator>Julia Ringo</dc:creator>
              <dc:date>2023-10-21T12:00:00</dc:date>
            </office:change-info>
            <text:p text:style-name="Text_20_body"><text:span text:style-name="T1">,</text:span></text:p>
          </text:deletion>
        </text:changed-region>
        <text:changed-region xml:id="ct94919484300416" text:id="ct94919484300416">
          <text:insertion>
            <office:change-info>
              <dc:creator>Julia Ringo</dc:creator>
              <dc:date>2023-10-21T12:00:00</dc:date>
            </office:change-info>
          </text:insertion>
        </text:changed-region>
        <text:changed-region xml:id="ct94919484071152" text:id="ct94919484071152">
          <text:deletion>
            <office:change-info>
              <dc:creator>Julia Ringo</dc:creator>
              <dc:date>2023-10-05T13:15:00</dc:date>
            </office:change-info>
            <text:p text:style-name="Text_20_body"><text:span text:style-name="T1"><text:s/>— </text:span></text:p>
          </text:deletion>
        </text:changed-region>
        <text:changed-region xml:id="ct94919484303056" text:id="ct94919484303056">
          <text:insertion>
            <office:change-info>
              <dc:creator>Julia Ringo</dc:creator>
              <dc:date>2023-10-05T13:15:00</dc:date>
            </office:change-info>
          </text:insertion>
        </text:changed-region>
        <text:changed-region xml:id="ct94919484299616" text:id="ct94919484299616">
          <text:deletion>
            <office:change-info>
              <dc:creator>Julia Ringo</dc:creator>
              <dc:date>2023-10-21T12:01:00</dc:date>
            </office:change-info>
            <text:p text:style-name="Text_20_body"><text:span text:style-name="T1">30 </text:span></text:p>
          </text:deletion>
        </text:changed-region>
        <text:changed-region xml:id="ct94919484299968" text:id="ct94919484299968">
          <text:insertion>
            <office:change-info>
              <dc:creator>Julia Ringo</dc:creator>
              <dc:date>2023-10-21T12:01:00</dc:date>
            </office:change-info>
          </text:insertion>
        </text:changed-region>
        <text:changed-region xml:id="ct94919484301040" text:id="ct94919484301040">
          <text:deletion>
            <office:change-info>
              <dc:creator>Julia Ringo</dc:creator>
              <dc:date>2023-10-05T13:15:00</dc:date>
            </office:change-info>
            <text:p text:style-name="Text_20_body"><text:span text:style-name="T1"><text:s/>— </text:span></text:p>
          </text:deletion>
        </text:changed-region>
        <text:changed-region xml:id="ct94919484302000" text:id="ct94919484302000">
          <text:insertion>
            <office:change-info>
              <dc:creator>Julia Ringo</dc:creator>
              <dc:date>2023-10-05T13:15:00</dc:date>
            </office:change-info>
          </text:insertion>
        </text:changed-region>
        <text:changed-region xml:id="ct94919484302768" text:id="ct94919484302768">
          <text:deletion>
            <office:change-info>
              <dc:creator>Julia Ringo</dc:creator>
              <dc:date>2023-10-21T12:01:00</dc:date>
            </office:change-info>
            <text:p text:style-name="Text_20_body"><text:span text:style-name="T1">e</text:span></text:p>
          </text:deletion>
        </text:changed-region>
        <text:changed-region xml:id="ct94919477025536" text:id="ct94919477025536">
          <text:insertion>
            <office:change-info>
              <dc:creator>Julia Ringo</dc:creator>
              <dc:date>2023-10-21T12:01:00</dc:date>
            </office:change-info>
          </text:insertion>
        </text:changed-region>
        <text:changed-region xml:id="ct94919484312704" text:id="ct94919484312704">
          <text:deletion>
            <office:change-info>
              <dc:creator>Julia Ringo</dc:creator>
              <dc:date>2023-10-21T12:01:00</dc:date>
            </office:change-info>
            <text:p text:style-name="Text_20_body"><text:span text:style-name="T1">30 </text:span></text:p>
          </text:deletion>
        </text:changed-region>
        <text:changed-region xml:id="ct94919484295808" text:id="ct94919484295808">
          <text:insertion>
            <office:change-info>
              <dc:creator>Julia Ringo</dc:creator>
              <dc:date>2023-10-21T12:01:00</dc:date>
            </office:change-info>
          </text:insertion>
        </text:changed-region>
        <text:changed-region xml:id="ct94919484322784" text:id="ct94919484322784">
          <text:format-change>
            <office:change-info>
              <dc:creator>Julia Ringo</dc:creator>
              <dc:date>2023-10-21T12:01:00</dc:date>
            </office:change-info>
          </text:format-change>
        </text:changed-region>
        <text:changed-region xml:id="ct94919484296096" text:id="ct94919484296096">
          <text:insertion>
            <office:change-info>
              <dc:creator>Julia Ringo</dc:creator>
              <dc:date>2023-10-21T12:02:00</dc:date>
            </office:change-info>
          </text:insertion>
        </text:changed-region>
        <text:changed-region xml:id="ct94919484337200" text:id="ct94919484337200">
          <text:deletion>
            <office:change-info>
              <dc:creator>Julia Ringo</dc:creator>
              <dc:date>2023-10-21T12:03:00</dc:date>
            </office:change-info>
            <text:p text:style-name="Text_20_body"><text:span text:style-name="T1">that </text:span></text:p>
          </text:deletion>
        </text:changed-region>
        <text:changed-region xml:id="ct94919484339136" text:id="ct94919484339136">
          <text:insertion>
            <office:change-info>
              <dc:creator>Julia Ringo</dc:creator>
              <dc:date>2023-10-21T12:03:00</dc:date>
            </office:change-info>
          </text:insertion>
        </text:changed-region>
        <text:changed-region xml:id="ct94919484339760" text:id="ct94919484339760">
          <text:deletion>
            <office:change-info>
              <dc:creator>Julia Ringo</dc:creator>
              <dc:date>2023-10-21T12:03:00</dc:date>
            </office:change-info>
            <text:p text:style-name="Text_20_body"><text:span text:style-name="T1">have into their </text:span></text:p>
          </text:deletion>
        </text:changed-region>
        <text:changed-region xml:id="ct94919477035984" text:id="ct94919477035984">
          <text:insertion>
            <office:change-info>
              <dc:creator>Julia Ringo</dc:creator>
              <dc:date>2023-10-21T12:07:00</dc:date>
            </office:change-info>
          </text:insertion>
        </text:changed-region>
        <text:changed-region xml:id="ct94919484338784" text:id="ct94919484338784">
          <text:deletion>
            <office:change-info>
              <dc:creator>Julia Ringo</dc:creator>
              <dc:date>2023-10-21T12:07:00</dc:date>
            </office:change-info>
            <text:p text:style-name="Text_20_body"><text:span text:style-name="T1"><text:s/></text:span></text:p>
          </text:deletion>
        </text:changed-region>
        <text:changed-region xml:id="ct94919478745056" text:id="ct94919478745056">
          <text:insertion>
            <office:change-info>
              <dc:creator>Julia Ringo</dc:creator>
              <dc:date>2023-10-21T12:08:00</dc:date>
            </office:change-info>
          </text:insertion>
        </text:changed-region>
        <text:changed-region xml:id="ct94919477867168" text:id="ct94919477867168">
          <text:deletion>
            <office:change-info>
              <dc:creator>Julia Ringo</dc:creator>
              <dc:date>2023-10-21T12:15:00</dc:date>
            </office:change-info>
            <text:p text:style-name="Text_20_body"><text:span text:style-name="T1"><text:s/>inside of the hatch</text:span></text:p>
          </text:deletion>
        </text:changed-region>
        <text:changed-region xml:id="ct94919479220432" text:id="ct94919479220432">
          <text:insertion>
            <office:change-info>
              <dc:creator>Julia Ringo</dc:creator>
              <dc:date>2023-10-21T12:15:00</dc:date>
            </office:change-info>
          </text:insertion>
        </text:changed-region>
        <text:changed-region xml:id="ct94919478976176" text:id="ct94919478976176">
          <text:deletion>
            <office:change-info>
              <dc:creator>Julia Ringo</dc:creator>
              <dc:date>2023-10-21T12:15:00</dc:date>
            </office:change-info>
            <text:p text:style-name="Text_20_body"><text:span text:style-name="T1">. The ledge was </text:span></text:p>
          </text:deletion>
        </text:changed-region>
        <text:changed-region xml:id="ct94919478732016" text:id="ct94919478732016">
          <text:deletion>
            <office:change-info>
              <dc:creator>Julia Ringo</dc:creator>
              <dc:date>2023-10-21T12:16:00</dc:date>
            </office:change-info>
            <text:p text:style-name="Text_20_body"><text:span text:style-name="T1">to be</text:span></text:p>
          </text:deletion>
        </text:changed-region>
        <text:changed-region xml:id="ct94919478698528" text:id="ct94919478698528">
          <text:insertion>
            <office:change-info>
              <dc:creator>Julia Ringo</dc:creator>
              <dc:date>2023-10-21T12:16:00</dc:date>
            </office:change-info>
          </text:insertion>
        </text:changed-region>
        <text:changed-region xml:id="ct94919477040752" text:id="ct94919477040752">
          <text:deletion>
            <office:change-info>
              <dc:creator>Julia Ringo</dc:creator>
              <dc:date>2023-10-05T13:15:00</dc:date>
            </office:change-info>
            <text:p text:style-name="Text_20_body"><text:span text:style-name="T1"><text:s/>— </text:span></text:p>
          </text:deletion>
        </text:changed-region>
        <text:changed-region xml:id="ct94919477039360" text:id="ct94919477039360">
          <text:insertion>
            <office:change-info>
              <dc:creator>Julia Ringo</dc:creator>
              <dc:date>2023-10-05T13:15:00</dc:date>
            </office:change-info>
          </text:insertion>
        </text:changed-region>
        <text:changed-region xml:id="ct94919478733744" text:id="ct94919478733744">
          <text:insertion>
            <office:change-info>
              <dc:creator>Julia Ringo</dc:creator>
              <dc:date>2023-10-21T12:16:00</dc:date>
            </office:change-info>
          </text:insertion>
        </text:changed-region>
        <text:changed-region xml:id="ct94919479164544" text:id="ct94919479164544">
          <text:deletion>
            <office:change-info>
              <dc:creator>Julia Ringo</dc:creator>
              <dc:date>2023-10-21T12:16:00</dc:date>
            </office:change-info>
            <text:p text:style-name="Text_20_body"><text:span text:style-name="T1"><text:s/>with </text:span></text:p>
          </text:deletion>
        </text:changed-region>
        <text:changed-region xml:id="ct94919478980016" text:id="ct94919478980016">
          <text:insertion>
            <office:change-info>
              <dc:creator>Julia Ringo</dc:creator>
              <dc:date>2023-10-21T12:16:00</dc:date>
            </office:change-info>
          </text:insertion>
        </text:changed-region>
        <text:changed-region xml:id="ct94919478149840" text:id="ct94919478149840">
          <text:insertion>
            <office:change-info>
              <dc:creator>Julia Ringo</dc:creator>
              <dc:date>2023-10-21T12:18:00</dc:date>
            </office:change-info>
          </text:insertion>
        </text:changed-region>
        <text:changed-region xml:id="ct94919479361152" text:id="ct94919479361152">
          <text:deletion>
            <office:change-info>
              <dc:creator>Julia Ringo</dc:creator>
              <dc:date>2023-10-21T12:18:00</dc:date>
            </office:change-info>
            <text:p text:style-name="Text_20_body"><text:span text:style-name="T1">50 </text:span></text:p>
          </text:deletion>
        </text:changed-region>
        <text:changed-region xml:id="ct94919478466416" text:id="ct94919478466416">
          <text:insertion>
            <office:change-info>
              <dc:creator>Julia Ringo</dc:creator>
              <dc:date>2023-10-21T12:18:00</dc:date>
            </office:change-info>
          </text:insertion>
        </text:changed-region>
        <text:changed-region xml:id="ct94919478223792" text:id="ct94919478223792">
          <text:insertion>
            <office:change-info>
              <dc:creator>Julia Ringo</dc:creator>
              <dc:date>2023-10-21T12:19:00</dc:date>
            </office:change-info>
          </text:insertion>
        </text:changed-region>
        <text:changed-region xml:id="ct94919478417248" text:id="ct94919478417248">
          <text:deletion>
            <office:change-info>
              <dc:creator>Julia Ringo</dc:creator>
              <dc:date>2023-10-10T11:08:00</dc:date>
            </office:change-info>
            <text:p text:style-name="Text_20_body"><text:span text:style-name="T1">…</text:span></text:p>
          </text:deletion>
        </text:changed-region>
        <text:changed-region xml:id="ct94919478663472" text:id="ct94919478663472">
          <text:insertion>
            <office:change-info>
              <dc:creator>Julia Ringo</dc:creator>
              <dc:date>2023-10-10T11:08:00</dc:date>
            </office:change-info>
          </text:insertion>
        </text:changed-region>
        <text:changed-region xml:id="ct94919478015280" text:id="ct94919478015280">
          <text:deletion>
            <office:change-info>
              <dc:creator>Julia Ringo</dc:creator>
              <dc:date>2023-10-21T12:19:00</dc:date>
            </office:change-info>
            <text:p text:style-name="Text_20_body"><text:span text:style-name="T1"><text:s/></text:span></text:p>
          </text:deletion>
        </text:changed-region>
        <text:changed-region xml:id="ct94919479230544" text:id="ct94919479230544">
          <text:insertion>
            <office:change-info>
              <dc:creator>Julia Ringo</dc:creator>
              <dc:date>2023-10-21T12:19:00</dc:date>
            </office:change-info>
          </text:insertion>
        </text:changed-region>
        <text:changed-region xml:id="ct94919478858096" text:id="ct94919478858096">
          <text:deletion>
            <office:change-info>
              <dc:creator>Julia Ringo</dc:creator>
              <dc:date>2023-10-05T13:15:00</dc:date>
            </office:change-info>
            <text:p text:style-name="Text_20_body"><text:span text:style-name="T2"><text:s/>— </text:span></text:p>
          </text:deletion>
        </text:changed-region>
        <text:changed-region xml:id="ct94919479345968" text:id="ct94919479345968">
          <text:insertion>
            <office:change-info>
              <dc:creator>Julia Ringo</dc:creator>
              <dc:date>2023-10-05T13:15:00</dc:date>
            </office:change-info>
          </text:insertion>
        </text:changed-region>
        <text:changed-region xml:id="ct94919479110480" text:id="ct94919479110480">
          <text:insertion>
            <office:change-info>
              <dc:creator>Julia Ringo</dc:creator>
              <dc:date>2023-10-21T12:19:00</dc:date>
            </office:change-info>
          </text:insertion>
        </text:changed-region>
        <text:changed-region xml:id="ct94919479003968" text:id="ct94919479003968">
          <text:deletion>
            <office:change-info>
              <dc:creator>Julia Ringo</dc:creator>
              <dc:date>2023-10-05T13:15:00</dc:date>
            </office:change-info>
            <text:p text:style-name="Text_20_body"><text:span text:style-name="T1"><text:s/>— </text:span></text:p>
          </text:deletion>
        </text:changed-region>
        <text:changed-region xml:id="ct94919479333296" text:id="ct94919479333296">
          <text:deletion>
            <office:change-info>
              <dc:creator>Julia Ringo</dc:creator>
              <dc:date>2023-10-21T12:19:00</dc:date>
            </office:change-info>
            <text:p text:style-name="Text_20_body"><text:span text:style-name="T1"><text:s/>that was entirely unnatural for a submarine</text:span></text:p>
          </text:deletion>
        </text:changed-region>
        <text:changed-region xml:id="ct94919479346416" text:id="ct94919479346416">
          <text:insertion>
            <office:change-info>
              <dc:creator>Julia Ringo</dc:creator>
              <dc:date>2023-10-05T13:15:00</dc:date>
            </office:change-info>
          </text:insertion>
        </text:changed-region>
        <text:changed-region xml:id="ct94919479025056" text:id="ct94919479025056">
          <text:insertion>
            <office:change-info>
              <dc:creator>Julia Ringo</dc:creator>
              <dc:date>2023-10-21T12:19:00</dc:date>
            </office:change-info>
          </text:insertion>
        </text:changed-region>
        <text:changed-region xml:id="ct94919477059632" text:id="ct94919477059632">
          <text:insertion>
            <office:change-info>
              <dc:creator>Julia Ringo</dc:creator>
              <dc:date>2023-10-21T12:19:00</dc:date>
            </office:change-info>
          </text:insertion>
        </text:changed-region>
        <text:changed-region xml:id="ct94919479731888" text:id="ct94919479731888">
          <text:deletion>
            <office:change-info>
              <dc:creator>Julia Ringo</dc:creator>
              <dc:date>2023-10-05T13:15:00</dc:date>
            </office:change-info>
            <text:p text:style-name="Text_20_body"><text:span text:style-name="T1"><text:s/>— </text:span></text:p>
          </text:deletion>
        </text:changed-region>
        <text:changed-region xml:id="ct94919479753360" text:id="ct94919479753360">
          <text:insertion>
            <office:change-info>
              <dc:creator>Julia Ringo</dc:creator>
              <dc:date>2023-10-05T13:15:00</dc:date>
            </office:change-info>
          </text:insertion>
        </text:changed-region>
        <text:changed-region xml:id="ct94919480153680" text:id="ct94919480153680">
          <text:insertion>
            <office:change-info>
              <dc:creator>Julia Ringo</dc:creator>
              <dc:date>2023-10-21T12:27:00</dc:date>
            </office:change-info>
          </text:insertion>
        </text:changed-region>
        <text:changed-region xml:id="ct94919479202944" text:id="ct94919479202944">
          <text:deletion>
            <office:change-info>
              <dc:creator>Julia Ringo</dc:creator>
              <dc:date>2023-10-10T11:08:00</dc:date>
            </office:change-info>
            <text:p text:style-name="Text_20_body"><text:span text:style-name="T1">…</text:span></text:p>
          </text:deletion>
        </text:changed-region>
        <text:changed-region xml:id="ct94919479204000" text:id="ct94919479204000">
          <text:insertion>
            <office:change-info>
              <dc:creator>Julia Ringo</dc:creator>
              <dc:date>2023-10-10T11:08:00</dc:date>
            </office:change-info>
          </text:insertion>
        </text:changed-region>
        <text:changed-region xml:id="ct94919480314144" text:id="ct94919480314144">
          <text:deletion>
            <office:change-info>
              <dc:creator>Julia Ringo</dc:creator>
              <dc:date>2023-10-05T13:15:00</dc:date>
            </office:change-info>
            <text:p text:style-name="Text_20_body"><text:span text:style-name="T1"><text:s/>— </text:span></text:p>
          </text:deletion>
        </text:changed-region>
        <text:changed-region xml:id="ct94919480451088" text:id="ct94919480451088">
          <text:insertion>
            <office:change-info>
              <dc:creator>Julia Ringo</dc:creator>
              <dc:date>2023-10-05T13:15:00</dc:date>
            </office:change-info>
          </text:insertion>
        </text:changed-region>
        <text:changed-region xml:id="ct94919480528352" text:id="ct94919480528352">
          <text:insertion>
            <office:change-info>
              <dc:creator>Julia Ringo</dc:creator>
              <dc:date>2023-10-21T12:28:00</dc:date>
            </office:change-info>
          </text:insertion>
        </text:changed-region>
        <text:changed-region xml:id="ct94919480690416" text:id="ct94919480690416">
          <text:format-change>
            <office:change-info>
              <dc:creator>Julia Ringo</dc:creator>
              <dc:date>2023-10-21T12:28:00</dc:date>
            </office:change-info>
          </text:format-change>
        </text:changed-region>
        <text:changed-region xml:id="ct94919480741728" text:id="ct94919480741728">
          <text:deletion>
            <office:change-info>
              <dc:creator>Julia Ringo</dc:creator>
              <dc:date>2023-10-05T13:15:00</dc:date>
            </office:change-info>
            <text:p text:style-name="Text_20_body"><text:span text:style-name="T1"><text:s/>— </text:span></text:p>
          </text:deletion>
        </text:changed-region>
        <text:changed-region xml:id="ct94919480626656" text:id="ct94919480626656">
          <text:insertion>
            <office:change-info>
              <dc:creator>Julia Ringo</dc:creator>
              <dc:date>2023-10-21T12:28:00</dc:date>
            </office:change-info>
          </text:insertion>
        </text:changed-region>
        <text:changed-region xml:id="ct94919480743600" text:id="ct94919480743600">
          <text:deletion>
            <office:change-info>
              <dc:creator>Julia Ringo</dc:creator>
              <dc:date>2023-10-05T13:15:00</dc:date>
            </office:change-info>
            <text:p text:style-name="Text_20_body"><text:span text:style-name="T1"><text:s/>— </text:span></text:p>
          </text:deletion>
        </text:changed-region>
        <text:changed-region xml:id="ct94919480904832" text:id="ct94919480904832">
          <text:insertion>
            <office:change-info>
              <dc:creator>Julia Ringo</dc:creator>
              <dc:date>2023-10-21T12:28:00</dc:date>
            </office:change-info>
          </text:insertion>
        </text:changed-region>
        <text:changed-region xml:id="ct94919480914464" text:id="ct94919480914464">
          <text:insertion>
            <office:change-info>
              <dc:creator>Julia Ringo</dc:creator>
              <dc:date>2023-10-21T12:28:00</dc:date>
            </office:change-info>
          </text:insertion>
        </text:changed-region>
        <text:changed-region xml:id="ct94919481387248" text:id="ct94919481387248">
          <text:deletion>
            <office:change-info>
              <dc:creator>Julia Ringo</dc:creator>
              <dc:date>2023-10-05T13:15:00</dc:date>
            </office:change-info>
            <text:p text:style-name="Text_20_body"><text:span text:style-name="T1"><text:s/>— </text:span></text:p>
          </text:deletion>
        </text:changed-region>
        <text:changed-region xml:id="ct94919480229904" text:id="ct94919480229904">
          <text:insertion>
            <office:change-info>
              <dc:creator>Julia Ringo</dc:creator>
              <dc:date>2023-10-05T13:15:00</dc:date>
            </office:change-info>
          </text:insertion>
        </text:changed-region>
        <text:changed-region xml:id="ct94919481900672" text:id="ct94919481900672">
          <text:insertion>
            <office:change-info>
              <dc:creator>Julia Ringo</dc:creator>
              <dc:date>2023-10-21T13:12:00</dc:date>
            </office:change-info>
          </text:insertion>
        </text:changed-region>
        <text:changed-region xml:id="ct94919482141168" text:id="ct94919482141168">
          <text:insertion>
            <office:change-info>
              <dc:creator>Julia Ringo</dc:creator>
              <dc:date>2023-10-21T13:12:00</dc:date>
            </office:change-info>
          </text:insertion>
        </text:changed-region>
        <text:changed-region xml:id="ct94919482206208" text:id="ct94919482206208">
          <text:deletion>
            <office:change-info>
              <dc:creator>Julia Ringo</dc:creator>
              <dc:date>2023-10-21T13:12:00</dc:date>
            </office:change-info>
            <text:p text:style-name="Text_20_body"><text:span text:style-name="T1">;</text:span></text:p>
          </text:deletion>
        </text:changed-region>
        <text:changed-region xml:id="ct94919482213456" text:id="ct94919482213456">
          <text:insertion>
            <office:change-info>
              <dc:creator>Julia Ringo</dc:creator>
              <dc:date>2023-10-21T13:12:00</dc:date>
            </office:change-info>
          </text:insertion>
        </text:changed-region>
        <text:changed-region xml:id="ct94919482444432" text:id="ct94919482444432">
          <text:insertion>
            <office:change-info>
              <dc:creator>Julia Ringo</dc:creator>
              <dc:date>2023-10-21T13:12:00</dc:date>
            </office:change-info>
          </text:insertion>
        </text:changed-region>
        <text:changed-region xml:id="ct94919482445248" text:id="ct94919482445248">
          <text:deletion>
            <office:change-info>
              <dc:creator>Julia Ringo</dc:creator>
              <dc:date>2023-10-21T13:12:00</dc:date>
            </office:change-info>
            <text:p text:style-name="Text_20_body"><text:span text:style-name="T1">,</text:span></text:p>
          </text:deletion>
        </text:changed-region>
        <text:changed-region xml:id="ct94919482693072" text:id="ct94919482693072">
          <text:insertion>
            <office:change-info>
              <dc:creator>Julia Ringo</dc:creator>
              <dc:date>2023-10-21T13:12:00</dc:date>
            </office:change-info>
          </text:insertion>
        </text:changed-region>
        <text:changed-region xml:id="ct94919482715696" text:id="ct94919482715696">
          <text:insertion>
            <office:change-info>
              <dc:creator>Julia Ringo</dc:creator>
              <dc:date>2023-10-21T13:12:00</dc:date>
            </office:change-info>
          </text:insertion>
        </text:changed-region>
        <text:changed-region xml:id="ct94919482927984" text:id="ct94919482927984">
          <text:deletion>
            <office:change-info>
              <dc:creator>Julia Ringo</dc:creator>
              <dc:date>2023-10-21T13:12:00</dc:date>
            </office:change-info>
            <text:p text:style-name="Text_20_body"><text:span text:style-name="T1">,</text:span></text:p>
          </text:deletion>
        </text:changed-region>
        <text:changed-region xml:id="ct94919483011664" text:id="ct94919483011664">
          <text:deletion>
            <office:change-info>
              <dc:creator>Julia Ringo</dc:creator>
              <dc:date>2023-10-05T13:15:00</dc:date>
            </office:change-info>
            <text:p text:style-name="Text_20_body"><text:span text:style-name="T1"><text:s/>— </text:span></text:p>
          </text:deletion>
        </text:changed-region>
        <text:changed-region xml:id="ct94919483007408" text:id="ct94919483007408">
          <text:insertion>
            <office:change-info>
              <dc:creator>Julia Ringo</dc:creator>
              <dc:date>2023-10-05T13:15:00</dc:date>
            </office:change-info>
          </text:insertion>
        </text:changed-region>
        <text:changed-region xml:id="ct94919483084752" text:id="ct94919483084752">
          <text:deletion>
            <office:change-info>
              <dc:creator>Julia Ringo</dc:creator>
              <dc:date>2023-10-05T13:15:00</dc:date>
            </office:change-info>
            <text:p text:style-name="Text_20_body"><text:span text:style-name="T1"><text:s/>— </text:span></text:p>
          </text:deletion>
        </text:changed-region>
        <text:changed-region xml:id="ct94919483092704" text:id="ct94919483092704">
          <text:insertion>
            <office:change-info>
              <dc:creator>Julia Ringo</dc:creator>
              <dc:date>2023-10-05T13:15:00</dc:date>
            </office:change-info>
          </text:insertion>
        </text:changed-region>
        <text:changed-region xml:id="ct94919478793568" text:id="ct94919478793568">
          <text:insertion>
            <office:change-info>
              <dc:creator>Julia Ringo</dc:creator>
              <dc:date>2023-10-21T13:13:00</dc:date>
            </office:change-info>
          </text:insertion>
        </text:changed-region>
        <text:changed-region xml:id="ct94919478422416" text:id="ct94919478422416">
          <text:insertion>
            <office:change-info>
              <dc:creator>Julia Ringo</dc:creator>
              <dc:date>2023-10-21T13:13:00</dc:date>
            </office:change-info>
          </text:insertion>
        </text:changed-region>
        <text:changed-region xml:id="ct94919478329120" text:id="ct94919478329120">
          <text:deletion>
            <office:change-info>
              <dc:creator>Julia Ringo</dc:creator>
              <dc:date>2023-10-21T13:13:00</dc:date>
            </office:change-info>
            <text:p text:style-name="Text_20_body"><text:span text:style-name="T1">,</text:span></text:p>
          </text:deletion>
        </text:changed-region>
        <text:changed-region xml:id="ct94919477942928" text:id="ct94919477942928">
          <text:insertion>
            <office:change-info>
              <dc:creator>Julia Ringo</dc:creator>
              <dc:date>2023-10-21T13:13:00</dc:date>
            </office:change-info>
          </text:insertion>
        </text:changed-region>
        <text:changed-region xml:id="ct94919478133280" text:id="ct94919478133280">
          <text:deletion>
            <office:change-info>
              <dc:creator>Julia Ringo</dc:creator>
              <dc:date>2023-10-21T13:13:00</dc:date>
            </office:change-info>
            <text:p text:style-name="Text_20_body"><text:span text:style-name="T1">t</text:span></text:p>
          </text:deletion>
        </text:changed-region>
        <text:changed-region xml:id="ct94919478853280" text:id="ct94919478853280">
          <text:deletion>
            <office:change-info>
              <dc:creator>Julia Ringo</dc:creator>
              <dc:date>2023-10-10T11:08:00</dc:date>
            </office:change-info>
            <text:p text:style-name="Text_20_body"><text:span text:style-name="T1">…</text:span></text:p>
          </text:deletion>
        </text:changed-region>
        <text:changed-region xml:id="ct94919477992288" text:id="ct94919477992288">
          <text:insertion>
            <office:change-info>
              <dc:creator>Julia Ringo</dc:creator>
              <dc:date>2023-10-10T11:08:00</dc:date>
            </office:change-info>
          </text:insertion>
        </text:changed-region>
        <text:changed-region xml:id="ct94919478837568" text:id="ct94919478837568">
          <text:insertion>
            <office:change-info>
              <dc:creator>Julia Ringo</dc:creator>
              <dc:date>2023-10-21T13:13:00</dc:date>
            </office:change-info>
          </text:insertion>
        </text:changed-region>
        <text:changed-region xml:id="ct94919478674768" text:id="ct94919478674768">
          <text:deletion>
            <office:change-info>
              <dc:creator>Julia Ringo</dc:creator>
              <dc:date>2023-10-10T11:08:00</dc:date>
            </office:change-info>
            <text:p text:style-name="Text_20_body"><text:span text:style-name="T1">…</text:span></text:p>
          </text:deletion>
        </text:changed-region>
        <text:changed-region xml:id="ct94919478874512" text:id="ct94919478874512">
          <text:insertion>
            <office:change-info>
              <dc:creator>Julia Ringo</dc:creator>
              <dc:date>2023-10-10T11:08:00</dc:date>
            </office:change-info>
          </text:insertion>
        </text:changed-region>
        <text:changed-region xml:id="ct94919479174336" text:id="ct94919479174336">
          <text:deletion>
            <office:change-info>
              <dc:creator>Julia Ringo</dc:creator>
              <dc:date>2023-10-21T14:34:00</dc:date>
            </office:change-info>
            <text:p text:style-name="Text_20_body"><text:span text:style-name="T1"><text:s/></text:span></text:p>
          </text:deletion>
        </text:changed-region>
        <text:changed-region xml:id="ct94919480006432" text:id="ct94919480006432">
          <text:insertion>
            <office:change-info>
              <dc:creator>Julia Ringo</dc:creator>
              <dc:date>2023-10-21T14:34:00</dc:date>
            </office:change-info>
          </text:insertion>
        </text:changed-region>
        <text:changed-region xml:id="ct94919479937136" text:id="ct94919479937136">
          <text:deletion>
            <office:change-info>
              <dc:creator>Julia Ringo</dc:creator>
              <dc:date>2023-10-05T13:15:00</dc:date>
            </office:change-info>
            <text:p text:style-name="Text_20_body"><text:span text:style-name="T1"><text:s/>— </text:span></text:p>
          </text:deletion>
        </text:changed-region>
        <text:changed-region xml:id="ct94919479204704" text:id="ct94919479204704">
          <text:insertion>
            <office:change-info>
              <dc:creator>Julia Ringo</dc:creator>
              <dc:date>2023-10-05T13:15:00</dc:date>
            </office:change-info>
          </text:insertion>
        </text:changed-region>
        <text:changed-region xml:id="ct94919479201440" text:id="ct94919479201440">
          <text:deletion>
            <office:change-info>
              <dc:creator>Julia Ringo</dc:creator>
              <dc:date>2023-10-10T11:08:00</dc:date>
            </office:change-info>
            <text:p text:style-name="Text_20_body"><text:span text:style-name="T1">…</text:span></text:p>
          </text:deletion>
        </text:changed-region>
        <text:changed-region xml:id="ct94919480145552" text:id="ct94919480145552">
          <text:insertion>
            <office:change-info>
              <dc:creator>Julia Ringo</dc:creator>
              <dc:date>2023-10-10T11:08:00</dc:date>
            </office:change-info>
          </text:insertion>
        </text:changed-region>
        <text:changed-region xml:id="ct94919480872576" text:id="ct94919480872576">
          <text:insertion>
            <office:change-info>
              <dc:creator>Julia Ringo</dc:creator>
              <dc:date>2023-10-21T14:34:00</dc:date>
            </office:change-info>
          </text:insertion>
        </text:changed-region>
        <text:changed-region xml:id="ct94919480047152" text:id="ct94919480047152">
          <text:insertion>
            <office:change-info>
              <dc:creator>Julia Ringo</dc:creator>
              <dc:date>2023-10-21T14:34:00</dc:date>
            </office:change-info>
          </text:insertion>
        </text:changed-region>
        <text:changed-region xml:id="ct94919481355600" text:id="ct94919481355600">
          <text:deletion>
            <office:change-info>
              <dc:creator>Julia Ringo</dc:creator>
              <dc:date>2023-10-21T14:34:00</dc:date>
            </office:change-info>
            <text:p text:style-name="Text_20_body"><text:span text:style-name="T1">,</text:span></text:p>
          </text:deletion>
        </text:changed-region>
        <text:changed-region xml:id="ct94919480199248" text:id="ct94919480199248">
          <text:insertion>
            <office:change-info>
              <dc:creator>Julia Ringo</dc:creator>
              <dc:date>2023-10-21T14:35:00</dc:date>
            </office:change-info>
          </text:insertion>
        </text:changed-region>
        <text:changed-region xml:id="ct94919481384064" text:id="ct94919481384064">
          <text:deletion>
            <office:change-info>
              <dc:creator>Julia Ringo</dc:creator>
              <dc:date>2023-10-21T14:34:00</dc:date>
            </office:change-info>
            <text:p text:style-name="Text_20_body"><text:span text:style-name="T1">t</text:span></text:p>
          </text:deletion>
        </text:changed-region>
        <text:changed-region xml:id="ct94919474611568" text:id="ct94919474611568">
          <text:insertion>
            <office:change-info>
              <dc:creator>Julia Ringo</dc:creator>
              <dc:date>2023-10-21T14:35:00</dc:date>
            </office:change-info>
          </text:insertion>
        </text:changed-region>
        <text:changed-region xml:id="ct94919481385920" text:id="ct94919481385920">
          <text:deletion>
            <office:change-info>
              <dc:creator>Julia Ringo</dc:creator>
              <dc:date>2023-10-21T14:35:00</dc:date>
            </office:change-info>
            <text:p text:style-name="Text_20_body"><text:span text:style-name="T1">,</text:span></text:p>
          </text:deletion>
        </text:changed-region>
        <text:changed-region xml:id="ct94919481249792" text:id="ct94919481249792">
          <text:insertion>
            <office:change-info>
              <dc:creator>Julia Ringo</dc:creator>
              <dc:date>2023-10-21T14:35:00</dc:date>
            </office:change-info>
          </text:insertion>
        </text:changed-region>
        <text:changed-region xml:id="ct94919479937888" text:id="ct94919479937888">
          <text:deletion>
            <office:change-info>
              <dc:creator>Julia Ringo</dc:creator>
              <dc:date>2023-10-21T14:35:00</dc:date>
            </office:change-info>
            <text:p text:style-name="Text_20_body"><text:span text:style-name="T1">t</text:span></text:p>
          </text:deletion>
        </text:changed-region>
        <text:changed-region xml:id="ct94919481906480" text:id="ct94919481906480">
          <text:insertion>
            <office:change-info>
              <dc:creator>Julia Ringo</dc:creator>
              <dc:date>2023-10-21T14:35:00</dc:date>
            </office:change-info>
          </text:insertion>
        </text:changed-region>
        <text:changed-region xml:id="ct94919482080704" text:id="ct94919482080704">
          <text:insertion>
            <office:change-info>
              <dc:creator>Julia Ringo</dc:creator>
              <dc:date>2023-10-21T14:35:00</dc:date>
            </office:change-info>
          </text:insertion>
        </text:changed-region>
        <text:changed-region xml:id="ct94919483248384" text:id="ct94919483248384">
          <text:insertion>
            <office:change-info>
              <dc:creator>Julia Ringo</dc:creator>
              <dc:date>2023-10-21T14:35:00</dc:date>
            </office:change-info>
          </text:insertion>
        </text:changed-region>
        <text:changed-region xml:id="ct94919483070640" text:id="ct94919483070640">
          <text:insertion>
            <office:change-info>
              <dc:creator>Julia Ringo</dc:creator>
              <dc:date>2023-10-21T14:35:00</dc:date>
            </office:change-info>
          </text:insertion>
        </text:changed-region>
        <text:changed-region xml:id="ct94919483029984" text:id="ct94919483029984">
          <text:deletion>
            <office:change-info>
              <dc:creator>Julia Ringo</dc:creator>
              <dc:date>2023-10-21T14:35:00</dc:date>
            </office:change-info>
            <text:p text:style-name="Text_20_body"><text:span text:style-name="T1">n</text:span></text:p>
          </text:deletion>
        </text:changed-region>
        <text:changed-region xml:id="ct94919483038240" text:id="ct94919483038240">
          <text:deletion>
            <office:change-info>
              <dc:creator>Julia Ringo</dc:creator>
              <dc:date>2023-10-05T13:15:00</dc:date>
            </office:change-info>
            <text:p text:style-name="Text_20_body"><text:span text:style-name="T1"><text:s/>— </text:span></text:p>
          </text:deletion>
        </text:changed-region>
        <text:changed-region xml:id="ct94919482376592" text:id="ct94919482376592">
          <text:insertion>
            <office:change-info>
              <dc:creator>Julia Ringo</dc:creator>
              <dc:date>2023-10-05T13:15:00</dc:date>
            </office:change-info>
          </text:insertion>
        </text:changed-region>
        <text:changed-region xml:id="ct94919483387008" text:id="ct94919483387008">
          <text:deletion>
            <office:change-info>
              <dc:creator>Julia Ringo</dc:creator>
              <dc:date>2023-10-05T13:15:00</dc:date>
            </office:change-info>
            <text:p text:style-name="Text_20_body"><text:span text:style-name="T1"><text:s/>— </text:span></text:p>
          </text:deletion>
        </text:changed-region>
        <text:changed-region xml:id="ct94919483439040" text:id="ct94919483439040">
          <text:insertion>
            <office:change-info>
              <dc:creator>Julia Ringo</dc:creator>
              <dc:date>2023-10-21T14:35:00</dc:date>
            </office:change-info>
          </text:insertion>
        </text:changed-region>
        <text:changed-region xml:id="ct94919478387952" text:id="ct94919478387952">
          <text:insertion>
            <office:change-info>
              <dc:creator>Julia Ringo</dc:creator>
              <dc:date>2023-10-21T14:35:00</dc:date>
            </office:change-info>
          </text:insertion>
        </text:changed-region>
        <text:changed-region xml:id="ct94919478936576" text:id="ct94919478936576">
          <text:insertion>
            <office:change-info>
              <dc:creator>Julia Ringo</dc:creator>
              <dc:date>2023-10-21T14:36:00</dc:date>
            </office:change-info>
          </text:insertion>
        </text:changed-region>
        <text:changed-region xml:id="ct94919477741840" text:id="ct94919477741840">
          <text:deletion>
            <office:change-info>
              <dc:creator>Julia Ringo</dc:creator>
              <dc:date>2023-10-05T13:15:00</dc:date>
            </office:change-info>
            <text:p text:style-name="Text_20_body"><text:span text:style-name="T1"><text:s/>— </text:span></text:p>
          </text:deletion>
        </text:changed-region>
        <text:changed-region xml:id="ct94919478889120" text:id="ct94919478889120">
          <text:insertion>
            <office:change-info>
              <dc:creator>Julia Ringo</dc:creator>
              <dc:date>2023-10-05T13:15:00</dc:date>
            </office:change-info>
          </text:insertion>
        </text:changed-region>
        <text:changed-region xml:id="ct94919477867968" text:id="ct94919477867968">
          <text:deletion>
            <office:change-info>
              <dc:creator>Julia Ringo</dc:creator>
              <dc:date>2023-10-10T11:08:00</dc:date>
            </office:change-info>
            <text:p text:style-name="Text_20_body"><text:span text:style-name="T1">…</text:span></text:p>
          </text:deletion>
        </text:changed-region>
        <text:changed-region xml:id="ct94919479340272" text:id="ct94919479340272">
          <text:insertion>
            <office:change-info>
              <dc:creator>Julia Ringo</dc:creator>
              <dc:date>2023-10-10T11:08:00</dc:date>
            </office:change-info>
          </text:insertion>
        </text:changed-region>
        <text:changed-region xml:id="ct94919479677456" text:id="ct94919479677456">
          <text:insertion>
            <office:change-info>
              <dc:creator>Julia Ringo</dc:creator>
              <dc:date>2023-10-21T14:37:00</dc:date>
            </office:change-info>
          </text:insertion>
        </text:changed-region>
        <text:changed-region xml:id="ct94919479587568" text:id="ct94919479587568">
          <text:deletion>
            <office:change-info>
              <dc:creator>Julia Ringo</dc:creator>
              <dc:date>2023-10-21T14:37:00</dc:date>
            </office:change-info>
            <text:p text:style-name="Text_20_body"><text:span text:style-name="T1">1.3</text:span></text:p>
          </text:deletion>
        </text:changed-region>
        <text:changed-region xml:id="ct94919480723984" text:id="ct94919480723984">
          <text:insertion>
            <office:change-info>
              <dc:creator>Julia Ringo</dc:creator>
              <dc:date>2023-10-21T14:36:00</dc:date>
            </office:change-info>
          </text:insertion>
        </text:changed-region>
        <text:changed-region xml:id="ct94919480771488" text:id="ct94919480771488">
          <text:deletion>
            <office:change-info>
              <dc:creator>Julia Ringo</dc:creator>
              <dc:date>2023-10-21T14:37:00</dc:date>
            </office:change-info>
            <text:p text:style-name="Text_20_body"><text:span text:style-name="T1">sure </text:span></text:p>
          </text:deletion>
        </text:changed-region>
        <text:changed-region xml:id="ct94919480833840" text:id="ct94919480833840">
          <text:insertion>
            <office:change-info>
              <dc:creator>Julia Ringo</dc:creator>
              <dc:date>2023-10-21T14:37:00</dc:date>
            </office:change-info>
          </text:insertion>
        </text:changed-region>
        <text:changed-region xml:id="ct94919480708544" text:id="ct94919480708544">
          <text:deletion>
            <office:change-info>
              <dc:creator>Julia Ringo</dc:creator>
              <dc:date>2023-10-10T11:08:00</dc:date>
            </office:change-info>
            <text:p text:style-name="Text_20_body"><text:span text:style-name="T1">…</text:span></text:p>
          </text:deletion>
        </text:changed-region>
        <text:changed-region xml:id="ct94919482242960" text:id="ct94919482242960">
          <text:insertion>
            <office:change-info>
              <dc:creator>Julia Ringo</dc:creator>
              <dc:date>2023-10-10T11:08:00</dc:date>
            </office:change-info>
          </text:insertion>
        </text:changed-region>
        <text:changed-region xml:id="ct94919482569072" text:id="ct94919482569072">
          <text:insertion>
            <office:change-info>
              <dc:creator>Julia Ringo</dc:creator>
              <dc:date>2023-10-21T14:37:00</dc:date>
            </office:change-info>
          </text:insertion>
        </text:changed-region>
        <text:changed-region xml:id="ct94919483318592" text:id="ct94919483318592">
          <text:insertion>
            <office:change-info>
              <dc:creator>Julia Ringo</dc:creator>
              <dc:date>2023-10-21T14:37:00</dc:date>
            </office:change-info>
          </text:insertion>
        </text:changed-region>
        <text:changed-region xml:id="ct94919483309856" text:id="ct94919483309856">
          <text:deletion>
            <office:change-info>
              <dc:creator>Julia Ringo</dc:creator>
              <dc:date>2023-10-21T14:37:00</dc:date>
            </office:change-info>
            <text:p text:style-name="Text_20_body"><text:span text:style-name="T1">,</text:span></text:p>
          </text:deletion>
        </text:changed-region>
        <text:changed-region xml:id="ct94919481855872" text:id="ct94919481855872">
          <text:insertion>
            <office:change-info>
              <dc:creator>Julia Ringo</dc:creator>
              <dc:date>2023-10-21T14:37:00</dc:date>
            </office:change-info>
          </text:insertion>
        </text:changed-region>
        <text:changed-region xml:id="ct94919476987840" text:id="ct94919476987840">
          <text:deletion>
            <office:change-info>
              <dc:creator>Julia Ringo</dc:creator>
              <dc:date>2023-10-21T14:37:00</dc:date>
            </office:change-info>
            <text:p text:style-name="Text_20_body"><text:span text:style-name="T1">s</text:span></text:p>
          </text:deletion>
        </text:changed-region>
        <text:changed-region xml:id="ct94919480677104" text:id="ct94919480677104">
          <text:insertion>
            <office:change-info>
              <dc:creator>Julia Ringo</dc:creator>
              <dc:date>2023-10-21T14:37:00</dc:date>
            </office:change-info>
          </text:insertion>
        </text:changed-region>
        <text:changed-region xml:id="ct94919481054352" text:id="ct94919481054352">
          <text:deletion>
            <office:change-info>
              <dc:creator>Julia Ringo</dc:creator>
              <dc:date>2023-10-21T14:37:00</dc:date>
            </office:change-info>
            <text:p text:style-name="Text_20_body"><text:span text:style-name="T1">2.3</text:span></text:p>
          </text:deletion>
        </text:changed-region>
        <text:changed-region xml:id="ct94919481919728" text:id="ct94919481919728">
          <text:insertion>
            <office:change-info>
              <dc:creator>Julia Ringo</dc:creator>
              <dc:date>2023-10-21T14:38:00</dc:date>
            </office:change-info>
          </text:insertion>
        </text:changed-region>
        <text:changed-region xml:id="ct94919481904848" text:id="ct94919481904848">
          <text:deletion>
            <office:change-info>
              <dc:creator>Julia Ringo</dc:creator>
              <dc:date>2023-10-21T14:38:00</dc:date>
            </office:change-info>
            <text:p text:style-name="Text_20_body"><text:span text:style-name="T1">left </text:span></text:p>
          </text:deletion>
        </text:changed-region>
        <text:changed-region xml:id="ct94919481919200" text:id="ct94919481919200">
          <text:insertion>
            <office:change-info>
              <dc:creator>Julia Ringo</dc:creator>
              <dc:date>2023-10-21T14:38:00</dc:date>
            </office:change-info>
          </text:insertion>
        </text:changed-region>
        <text:changed-region xml:id="ct94919482924880" text:id="ct94919482924880">
          <text:deletion>
            <office:change-info>
              <dc:creator>Julia Ringo</dc:creator>
              <dc:date>2023-10-21T14:38:00</dc:date>
            </office:change-info>
            <text:p text:style-name="Text_20_body"><text:span text:style-name="T1">20 </text:span></text:p>
          </text:deletion>
        </text:changed-region>
        <text:changed-region xml:id="ct94919481933648" text:id="ct94919481933648">
          <text:insertion>
            <office:change-info>
              <dc:creator>Julia Ringo</dc:creator>
              <dc:date>2023-10-21T14:38:00</dc:date>
            </office:change-info>
          </text:insertion>
        </text:changed-region>
        <text:changed-region xml:id="ct94919482493120" text:id="ct94919482493120">
          <text:insertion>
            <office:change-info>
              <dc:creator>Julia Ringo</dc:creator>
              <dc:date>2023-10-21T14:38:00</dc:date>
            </office:change-info>
          </text:insertion>
        </text:changed-region>
        <text:changed-region xml:id="ct94919483010800" text:id="ct94919483010800">
          <text:deletion>
            <office:change-info>
              <dc:creator>Julia Ringo</dc:creator>
              <dc:date>2023-10-21T14:38:00</dc:date>
            </office:change-info>
            <text:p text:style-name="Text_20_body"><text:span text:style-name="T1">ing</text:span></text:p>
          </text:deletion>
        </text:changed-region>
        <text:changed-region xml:id="ct94919483024256" text:id="ct94919483024256">
          <text:deletion>
            <office:change-info>
              <dc:creator>Julia Ringo</dc:creator>
              <dc:date>2023-10-05T13:15:00</dc:date>
            </office:change-info>
            <text:p text:style-name="Text_20_body"><text:span text:style-name="T1"><text:s/>— </text:span></text:p>
          </text:deletion>
        </text:changed-region>
        <text:changed-region xml:id="ct94919482750944" text:id="ct94919482750944">
          <text:insertion>
            <office:change-info>
              <dc:creator>Julia Ringo</dc:creator>
              <dc:date>2023-10-05T13:15:00</dc:date>
            </office:change-info>
          </text:insertion>
        </text:changed-region>
        <text:changed-region xml:id="ct94919482887088" text:id="ct94919482887088">
          <text:insertion>
            <office:change-info>
              <dc:creator>Julia Ringo</dc:creator>
              <dc:date>2023-10-21T14:38:00</dc:date>
            </office:change-info>
          </text:insertion>
        </text:changed-region>
        <text:changed-region xml:id="ct94919480710496" text:id="ct94919480710496">
          <text:insertion>
            <office:change-info>
              <dc:creator>Julia Ringo</dc:creator>
              <dc:date>2023-10-21T14:38:00</dc:date>
            </office:change-info>
          </text:insertion>
        </text:changed-region>
        <text:changed-region xml:id="ct94919482890176" text:id="ct94919482890176">
          <text:format-change>
            <office:change-info>
              <dc:creator>Julia Ringo</dc:creator>
              <dc:date>2023-10-21T14:38:00</dc:date>
            </office:change-info>
          </text:format-change>
        </text:changed-region>
        <text:changed-region xml:id="ct94919478728960" text:id="ct94919478728960">
          <text:insertion>
            <office:change-info>
              <dc:creator>Julia Ringo</dc:creator>
              <dc:date>2023-10-21T14:39:00</dc:date>
            </office:change-info>
          </text:insertion>
        </text:changed-region>
        <text:changed-region xml:id="ct94919473517104" text:id="ct94919473517104">
          <text:format-change>
            <office:change-info>
              <dc:creator>Julia Ringo</dc:creator>
              <dc:date>2023-10-21T14:38:00</dc:date>
            </office:change-info>
          </text:format-change>
        </text:changed-region>
        <text:changed-region xml:id="ct94919473660192" text:id="ct94919473660192">
          <text:deletion>
            <office:change-info>
              <dc:creator>Julia Ringo</dc:creator>
              <dc:date>2023-10-21T14:39:00</dc:date>
            </office:change-info>
            <text:p text:style-name="Text_20_body"><text:span text:style-name="T1"><text:s/>out</text:span></text:p>
          </text:deletion>
        </text:changed-region>
        <text:changed-region xml:id="ct94919473616992" text:id="ct94919473616992">
          <text:deletion>
            <office:change-info>
              <dc:creator>Julia Ringo</dc:creator>
              <dc:date>2023-10-21T14:39:00</dc:date>
            </office:change-info>
            <text:p text:style-name="Text_20_body"><text:span text:style-name="T1">,</text:span></text:p>
          </text:deletion>
        </text:changed-region>
        <text:changed-region xml:id="ct94919473445312" text:id="ct94919473445312">
          <text:deletion>
            <office:change-info>
              <dc:creator>Julia Ringo</dc:creator>
              <dc:date>2023-10-21T14:39:00</dc:date>
            </office:change-info>
            <text:p text:style-name="Text_20_body"><text:span text:style-name="T1">to a degree that gave</text:span></text:p>
          </text:deletion>
        </text:changed-region>
        <text:changed-region xml:id="ct94919473401184" text:id="ct94919473401184">
          <text:insertion>
            <office:change-info>
              <dc:creator>Julia Ringo</dc:creator>
              <dc:date>2023-10-21T14:39:00</dc:date>
            </office:change-info>
          </text:insertion>
        </text:changed-region>
        <text:changed-region xml:id="ct94919476627152" text:id="ct94919476627152">
          <text:deletion>
            <office:change-info>
              <dc:creator>Julia Ringo</dc:creator>
              <dc:date>2023-10-21T14:39:00</dc:date>
            </office:change-info>
            <text:p text:style-name="Text_20_body"><text:span text:style-name="T1">some </text:span></text:p>
          </text:deletion>
        </text:changed-region>
        <text:changed-region xml:id="ct94919476689872" text:id="ct94919476689872">
          <text:insertion>
            <office:change-info>
              <dc:creator>Julia Ringo</dc:creator>
              <dc:date>2023-10-21T14:39:00</dc:date>
            </office:change-info>
          </text:insertion>
        </text:changed-region>
        <text:changed-region xml:id="ct94919476793536" text:id="ct94919476793536">
          <text:insertion>
            <office:change-info>
              <dc:creator>Julia Ringo</dc:creator>
              <dc:date>2023-10-21T14:39:00</dc:date>
            </office:change-info>
          </text:insertion>
        </text:changed-region>
        <text:changed-region xml:id="ct94919482092864" text:id="ct94919482092864">
          <text:insertion>
            <office:change-info>
              <dc:creator>Julia Ringo</dc:creator>
              <dc:date>2023-10-21T14:39:00</dc:date>
            </office:change-info>
          </text:insertion>
        </text:changed-region>
        <text:changed-region xml:id="ct94919478295360" text:id="ct94919478295360">
          <text:insertion>
            <office:change-info>
              <dc:creator>Julia Ringo</dc:creator>
              <dc:date>2023-10-21T14:39:00</dc:date>
            </office:change-info>
          </text:insertion>
        </text:changed-region>
        <text:changed-region xml:id="ct94919483092080" text:id="ct94919483092080">
          <text:format-change>
            <office:change-info>
              <dc:creator>Julia Ringo</dc:creator>
              <dc:date>2023-10-21T14:39:00</dc:date>
            </office:change-info>
          </text:format-change>
        </text:changed-region>
        <text:changed-region xml:id="ct94919481293248" text:id="ct94919481293248">
          <text:deletion>
            <office:change-info>
              <dc:creator>Julia Ringo</dc:creator>
              <dc:date>2023-10-21T14:39:00</dc:date>
            </office:change-info>
            <text:p text:style-name="Text_20_body"><text:span text:style-name="T1">,</text:span></text:p>
          </text:deletion>
        </text:changed-region>
        <text:changed-region xml:id="ct94919480095424" text:id="ct94919480095424">
          <text:insertion>
            <office:change-info>
              <dc:creator>Julia Ringo</dc:creator>
              <dc:date>2023-10-21T14:39:00</dc:date>
            </office:change-info>
          </text:insertion>
        </text:changed-region>
        <text:changed-region xml:id="ct94919476919088" text:id="ct94919476919088">
          <text:deletion>
            <office:change-info>
              <dc:creator>Julia Ringo</dc:creator>
              <dc:date>2023-10-21T14:39:00</dc:date>
            </office:change-info>
            <text:p text:style-name="Text_20_body"><text:span text:style-name="T1">30 </text:span></text:p>
          </text:deletion>
        </text:changed-region>
        <text:changed-region xml:id="ct94919473701088" text:id="ct94919473701088">
          <text:insertion>
            <office:change-info>
              <dc:creator>Julia Ringo</dc:creator>
              <dc:date>2023-10-21T14:39:00</dc:date>
            </office:change-info>
          </text:insertion>
        </text:changed-region>
        <text:changed-region xml:id="ct94919482837536" text:id="ct94919482837536">
          <text:insertion>
            <office:change-info>
              <dc:creator>Julia Ringo</dc:creator>
              <dc:date>2023-10-21T14:40:00</dc:date>
            </office:change-info>
          </text:insertion>
        </text:changed-region>
        <text:changed-region xml:id="ct94919482835616" text:id="ct94919482835616">
          <text:deletion>
            <office:change-info>
              <dc:creator>Julia Ringo</dc:creator>
              <dc:date>2023-10-10T11:08:00</dc:date>
            </office:change-info>
            <text:p text:style-name="Text_20_body"><text:span text:style-name="T1">…</text:span></text:p>
          </text:deletion>
        </text:changed-region>
        <text:changed-region xml:id="ct94919482867456" text:id="ct94919482867456">
          <text:insertion>
            <office:change-info>
              <dc:creator>Julia Ringo</dc:creator>
              <dc:date>2023-10-10T11:08:00</dc:date>
            </office:change-info>
          </text:insertion>
        </text:changed-region>
        <text:changed-region xml:id="ct94919477148688" text:id="ct94919477148688">
          <text:deletion>
            <office:change-info>
              <dc:creator>Julia Ringo</dc:creator>
              <dc:date>2023-10-21T14:40:00</dc:date>
            </office:change-info>
            <text:p text:style-name="Text_20_body"><text:span text:style-name="T1"><text:s/></text:span></text:p>
          </text:deletion>
        </text:changed-region>
        <text:changed-region xml:id="ct94919482867120" text:id="ct94919482867120">
          <text:insertion>
            <office:change-info>
              <dc:creator>Julia Ringo</dc:creator>
              <dc:date>2023-10-21T14:40:00</dc:date>
            </office:change-info>
          </text:insertion>
        </text:changed-region>
        <text:changed-region xml:id="ct94919482347664" text:id="ct94919482347664">
          <text:deletion>
            <office:change-info>
              <dc:creator>Julia Ringo</dc:creator>
              <dc:date>2023-10-05T13:15:00</dc:date>
            </office:change-info>
            <text:p text:style-name="Text_20_body"><text:span text:style-name="T1"><text:s/>— </text:span></text:p>
          </text:deletion>
        </text:changed-region>
        <text:changed-region xml:id="ct94919482837824" text:id="ct94919482837824">
          <text:insertion>
            <office:change-info>
              <dc:creator>Julia Ringo</dc:creator>
              <dc:date>2023-10-05T13:15:00</dc:date>
            </office:change-info>
          </text:insertion>
        </text:changed-region>
        <text:changed-region xml:id="ct94919483259600" text:id="ct94919483259600">
          <text:insertion>
            <office:change-info>
              <dc:creator>Julia Ringo</dc:creator>
              <dc:date>2023-10-21T14:40:00</dc:date>
            </office:change-info>
          </text:insertion>
        </text:changed-region>
        <text:changed-region xml:id="ct94919482467360" text:id="ct94919482467360">
          <text:deletion>
            <office:change-info>
              <dc:creator>Julia Ringo</dc:creator>
              <dc:date>2023-10-21T14:40:00</dc:date>
            </office:change-info>
            <text:p text:style-name="Text_20_body"><text:span text:style-name="T1">B</text:span></text:p>
          </text:deletion>
        </text:changed-region>
        <text:changed-region xml:id="ct94919483259888" text:id="ct94919483259888">
          <text:deletion>
            <office:change-info>
              <dc:creator>Julia Ringo</dc:creator>
              <dc:date>2023-10-10T11:08:00</dc:date>
            </office:change-info>
            <text:p text:style-name="Text_20_body"><text:span text:style-name="T1">…</text:span></text:p>
          </text:deletion>
        </text:changed-region>
        <text:changed-region xml:id="ct94919477154000" text:id="ct94919477154000">
          <text:insertion>
            <office:change-info>
              <dc:creator>Julia Ringo</dc:creator>
              <dc:date>2023-10-10T11:08:00</dc:date>
            </office:change-info>
          </text:insertion>
        </text:changed-region>
        <text:changed-region xml:id="ct94919483292384" text:id="ct94919483292384">
          <text:deletion>
            <office:change-info>
              <dc:creator>Julia Ringo</dc:creator>
              <dc:date>2023-10-05T13:15:00</dc:date>
            </office:change-info>
            <text:p text:style-name="Text_20_body"><text:span text:style-name="T1"><text:s/>— </text:span></text:p>
          </text:deletion>
        </text:changed-region>
        <text:changed-region xml:id="ct94919483333264" text:id="ct94919483333264">
          <text:insertion>
            <office:change-info>
              <dc:creator>Julia Ringo</dc:creator>
              <dc:date>2023-10-05T13:15:00</dc:date>
            </office:change-info>
          </text:insertion>
        </text:changed-region>
        <text:changed-region xml:id="ct94919483175488" text:id="ct94919483175488">
          <text:deletion>
            <office:change-info>
              <dc:creator>Julia Ringo</dc:creator>
              <dc:date>2023-10-21T14:40:00</dc:date>
            </office:change-info>
            <text:p text:style-name="Text_20_body"><text:span text:style-name="T1">15 </text:span></text:p>
          </text:deletion>
        </text:changed-region>
        <text:changed-region xml:id="ct94919483239808" text:id="ct94919483239808">
          <text:insertion>
            <office:change-info>
              <dc:creator>Julia Ringo</dc:creator>
              <dc:date>2023-10-21T14:40:00</dc:date>
            </office:change-info>
          </text:insertion>
        </text:changed-region>
        <text:changed-region xml:id="ct94919481521760" text:id="ct94919481521760">
          <text:deletion>
            <office:change-info>
              <dc:creator>Julia Ringo</dc:creator>
              <dc:date>2023-10-05T13:15:00</dc:date>
            </office:change-info>
            <text:p text:style-name="Text_20_body"><text:span text:style-name="T1"><text:s/>— </text:span></text:p>
          </text:deletion>
        </text:changed-region>
        <text:changed-region xml:id="ct94919483856528" text:id="ct94919483856528">
          <text:insertion>
            <office:change-info>
              <dc:creator>Julia Ringo</dc:creator>
              <dc:date>2023-10-05T13:15:00</dc:date>
            </office:change-info>
          </text:insertion>
        </text:changed-region>
        <text:changed-region xml:id="ct94919483856816" text:id="ct94919483856816">
          <text:deletion>
            <office:change-info>
              <dc:creator>Julia Ringo</dc:creator>
              <dc:date>2023-10-05T13:15:00</dc:date>
            </office:change-info>
            <text:p text:style-name="Text_20_body"><text:span text:style-name="T1"><text:s/>— </text:span></text:p>
          </text:deletion>
        </text:changed-region>
        <text:changed-region xml:id="ct94919483859120" text:id="ct94919483859120">
          <text:insertion>
            <office:change-info>
              <dc:creator>Julia Ringo</dc:creator>
              <dc:date>2023-10-05T13:15:00</dc:date>
            </office:change-info>
          </text:insertion>
        </text:changed-region>
        <text:changed-region xml:id="ct94919483859408" text:id="ct94919483859408">
          <text:deletion>
            <office:change-info>
              <dc:creator>Julia Ringo</dc:creator>
              <dc:date>2023-10-21T14:40:00</dc:date>
            </office:change-info>
            <text:p text:style-name="Text_20_body"><text:span text:style-name="T1">‘</text:span></text:p>
          </text:deletion>
        </text:changed-region>
        <text:changed-region xml:id="ct94919483898816" text:id="ct94919483898816">
          <text:insertion>
            <office:change-info>
              <dc:creator>Julia Ringo</dc:creator>
              <dc:date>2023-10-21T14:40:00</dc:date>
            </office:change-info>
          </text:insertion>
        </text:changed-region>
        <text:changed-region xml:id="ct94919479288896" text:id="ct94919479288896">
          <text:insertion>
            <office:change-info>
              <dc:creator>Julia Ringo</dc:creator>
              <dc:date>2023-10-21T14:41:00</dc:date>
            </office:change-info>
          </text:insertion>
        </text:changed-region>
        <text:changed-region xml:id="ct94919479725760" text:id="ct94919479725760">
          <text:deletion>
            <office:change-info>
              <dc:creator>Julia Ringo</dc:creator>
              <dc:date>2023-10-05T13:15:00</dc:date>
            </office:change-info>
            <text:p text:style-name="Text_20_body"><text:span text:style-name="T1"><text:s/>— </text:span></text:p>
          </text:deletion>
        </text:changed-region>
        <text:changed-region xml:id="ct94919479726048" text:id="ct94919479726048">
          <text:insertion>
            <office:change-info>
              <dc:creator>Julia Ringo</dc:creator>
              <dc:date>2023-10-05T13:15:00</dc:date>
            </office:change-info>
          </text:insertion>
        </text:changed-region>
        <text:changed-region xml:id="ct94919484298784" text:id="ct94919484298784">
          <text:insertion>
            <office:change-info>
              <dc:creator>Julia Ringo</dc:creator>
              <dc:date>2023-10-21T14:41:00</dc:date>
            </office:change-info>
          </text:insertion>
        </text:changed-region>
        <text:changed-region xml:id="ct94919483863584" text:id="ct94919483863584">
          <text:deletion>
            <office:change-info>
              <dc:creator>Julia Ringo</dc:creator>
              <dc:date>2023-10-05T13:15:00</dc:date>
            </office:change-info>
            <text:p text:style-name="Text_20_body"><text:span text:style-name="T1"><text:s/>— </text:span></text:p>
          </text:deletion>
        </text:changed-region>
        <text:changed-region xml:id="ct94919482835904" text:id="ct94919482835904">
          <text:insertion>
            <office:change-info>
              <dc:creator>Julia Ringo</dc:creator>
              <dc:date>2023-10-05T13:15:00</dc:date>
            </office:change-info>
          </text:insertion>
        </text:changed-region>
        <text:changed-region xml:id="ct94919481744416" text:id="ct94919481744416">
          <text:deletion>
            <office:change-info>
              <dc:creator>Julia Ringo</dc:creator>
              <dc:date>2023-10-21T14:41:00</dc:date>
            </office:change-info>
            <text:p text:style-name="Text_20_body"><text:span text:style-name="T1">50 </text:span></text:p>
          </text:deletion>
        </text:changed-region>
        <text:changed-region xml:id="ct94919481379744" text:id="ct94919481379744">
          <text:insertion>
            <office:change-info>
              <dc:creator>Julia Ringo</dc:creator>
              <dc:date>2023-10-21T14:41:00</dc:date>
            </office:change-info>
          </text:insertion>
        </text:changed-region>
        <text:changed-region xml:id="ct94919480611712" text:id="ct94919480611712">
          <text:insertion>
            <office:change-info>
              <dc:creator>Julia Ringo</dc:creator>
              <dc:date>2023-10-21T14:41:00</dc:date>
            </office:change-info>
          </text:insertion>
        </text:changed-region>
        <text:changed-region xml:id="ct94919480925776" text:id="ct94919480925776">
          <text:deletion>
            <office:change-info>
              <dc:creator>Julia Ringo</dc:creator>
              <dc:date>2023-10-21T14:41:00</dc:date>
            </office:change-info>
            <text:p text:style-name="Text_20_body"><text:span text:style-name="T1">30 </text:span></text:p>
          </text:deletion>
        </text:changed-region>
        <text:changed-region xml:id="ct94919482288592" text:id="ct94919482288592">
          <text:insertion>
            <office:change-info>
              <dc:creator>Julia Ringo</dc:creator>
              <dc:date>2023-10-21T14:41:00</dc:date>
            </office:change-info>
          </text:insertion>
        </text:changed-region>
        <text:changed-region xml:id="ct94919477170880" text:id="ct94919477170880">
          <text:deletion>
            <office:change-info>
              <dc:creator>Julia Ringo</dc:creator>
              <dc:date>2023-10-21T14:41:00</dc:date>
            </office:change-info>
            <text:p text:style-name="Text_20_body"><text:span text:style-name="T1">50 </text:span></text:p>
          </text:deletion>
        </text:changed-region>
        <text:changed-region xml:id="ct94919483252512" text:id="ct94919483252512">
          <text:insertion>
            <office:change-info>
              <dc:creator>Julia Ringo</dc:creator>
              <dc:date>2023-10-21T14:41:00</dc:date>
            </office:change-info>
          </text:insertion>
        </text:changed-region>
        <text:changed-region xml:id="ct94919483979968" text:id="ct94919483979968">
          <text:insertion>
            <office:change-info>
              <dc:creator>Julia Ringo</dc:creator>
              <dc:date>2023-10-21T14:41:00</dc:date>
            </office:change-info>
          </text:insertion>
        </text:changed-region>
        <text:changed-region xml:id="ct94919484208368" text:id="ct94919484208368">
          <text:deletion>
            <office:change-info>
              <dc:creator>Julia Ringo</dc:creator>
              <dc:date>2023-10-05T13:15:00</dc:date>
            </office:change-info>
            <text:p text:style-name="Text_20_body"><text:span text:style-name="T1"><text:s/>— </text:span></text:p>
          </text:deletion>
        </text:changed-region>
        <text:changed-region xml:id="ct94919484217104" text:id="ct94919484217104">
          <text:insertion>
            <office:change-info>
              <dc:creator>Julia Ringo</dc:creator>
              <dc:date>2023-10-05T13:15:00</dc:date>
            </office:change-info>
          </text:insertion>
        </text:changed-region>
        <text:changed-region xml:id="ct94919484217808" text:id="ct94919484217808">
          <text:deletion>
            <office:change-info>
              <dc:creator>Julia Ringo</dc:creator>
              <dc:date>2023-10-05T13:15:00</dc:date>
            </office:change-info>
            <text:p text:style-name="Text_20_body"><text:span text:style-name="T1"><text:s/>— </text:span></text:p>
          </text:deletion>
        </text:changed-region>
        <text:changed-region xml:id="ct94919482237440" text:id="ct94919482237440">
          <text:insertion>
            <office:change-info>
              <dc:creator>Julia Ringo</dc:creator>
              <dc:date>2023-10-05T13:15:00</dc:date>
            </office:change-info>
          </text:insertion>
        </text:changed-region>
        <text:changed-region xml:id="ct94919477044528" text:id="ct94919477044528">
          <text:insertion>
            <office:change-info>
              <dc:creator>Julia Ringo</dc:creator>
              <dc:date>2023-10-21T14:41:00</dc:date>
            </office:change-info>
          </text:insertion>
        </text:changed-region>
        <text:changed-region xml:id="ct94919483247616" text:id="ct94919483247616">
          <text:insertion>
            <office:change-info>
              <dc:creator>Julia Ringo</dc:creator>
              <dc:date>2023-10-21T14:41:00</dc:date>
            </office:change-info>
          </text:insertion>
        </text:changed-region>
        <text:changed-region xml:id="ct94919479707328" text:id="ct94919479707328">
          <text:deletion>
            <office:change-info>
              <dc:creator>Julia Ringo</dc:creator>
              <dc:date>2023-10-05T13:15:00</dc:date>
            </office:change-info>
            <text:p text:style-name="Text_20_body"><text:span text:style-name="T1"><text:s/>— </text:span></text:p>
          </text:deletion>
        </text:changed-region>
        <text:changed-region xml:id="ct94919477176416" text:id="ct94919477176416">
          <text:insertion>
            <office:change-info>
              <dc:creator>Julia Ringo</dc:creator>
              <dc:date>2023-10-05T13:15:00</dc:date>
            </office:change-info>
          </text:insertion>
        </text:changed-region>
        <text:changed-region xml:id="ct94919481541712" text:id="ct94919481541712">
          <text:insertion>
            <office:change-info>
              <dc:creator>Julia Ringo</dc:creator>
              <dc:date>2023-10-21T14:42:00</dc:date>
            </office:change-info>
          </text:insertion>
        </text:changed-region>
        <text:changed-region xml:id="ct94919482603376" text:id="ct94919482603376">
          <text:deletion>
            <office:change-info>
              <dc:creator>Julia Ringo</dc:creator>
              <dc:date>2023-10-10T11:08:00</dc:date>
            </office:change-info>
            <text:p text:style-name="Text_20_body"><text:span text:style-name="T1">…</text:span></text:p>
          </text:deletion>
        </text:changed-region>
        <text:changed-region xml:id="ct94919481631024" text:id="ct94919481631024">
          <text:insertion>
            <office:change-info>
              <dc:creator>Julia Ringo</dc:creator>
              <dc:date>2023-10-10T11:08:00</dc:date>
            </office:change-info>
          </text:insertion>
        </text:changed-region>
        <text:changed-region xml:id="ct94919481544928" text:id="ct94919481544928">
          <text:insertion>
            <office:change-info>
              <dc:creator>Julia Ringo</dc:creator>
              <dc:date>2023-10-21T14:42:00</dc:date>
            </office:change-info>
          </text:insertion>
        </text:changed-region>
        <text:changed-region xml:id="ct94919481938496" text:id="ct94919481938496">
          <text:deletion>
            <office:change-info>
              <dc:creator>Julia Ringo</dc:creator>
              <dc:date>2023-10-21T14:42:00</dc:date>
            </office:change-info>
            <text:p text:style-name="Text_20_body"><text:span text:style-name="T1">-</text:span></text:p>
          </text:deletion>
        </text:changed-region>
        <text:changed-region xml:id="ct94919482388848" text:id="ct94919482388848">
          <text:insertion>
            <office:change-info>
              <dc:creator>Julia Ringo</dc:creator>
              <dc:date>2023-10-21T14:42:00</dc:date>
            </office:change-info>
          </text:insertion>
        </text:changed-region>
        <text:changed-region xml:id="ct94919483235024" text:id="ct94919483235024">
          <text:insertion>
            <office:change-info>
              <dc:creator>Julia Ringo</dc:creator>
              <dc:date>2023-10-21T14:42:00</dc:date>
            </office:change-info>
          </text:insertion>
        </text:changed-region>
        <text:changed-region xml:id="ct94919477182592" text:id="ct94919477182592">
          <text:deletion>
            <office:change-info>
              <dc:creator>Julia Ringo</dc:creator>
              <dc:date>2023-10-21T14:42:00</dc:date>
            </office:change-info>
            <text:p text:style-name="Text_20_body"><text:span text:style-name="T1">10 </text:span></text:p>
          </text:deletion>
        </text:changed-region>
        <text:changed-region xml:id="ct94919483178608" text:id="ct94919483178608">
          <text:insertion>
            <office:change-info>
              <dc:creator>Julia Ringo</dc:creator>
              <dc:date>2023-10-21T14:42:00</dc:date>
            </office:change-info>
          </text:insertion>
        </text:changed-region>
        <text:changed-region xml:id="ct94919482458800" text:id="ct94919482458800">
          <text:insertion>
            <office:change-info>
              <dc:creator>Julia Ringo</dc:creator>
              <dc:date>2023-10-21T14:42:00</dc:date>
            </office:change-info>
          </text:insertion>
        </text:changed-region>
        <text:changed-region xml:id="ct94919483178896" text:id="ct94919483178896">
          <text:insertion>
            <office:change-info>
              <dc:creator>Julia Ringo</dc:creator>
              <dc:date>2023-10-21T14:42:00</dc:date>
            </office:change-info>
          </text:insertion>
        </text:changed-region>
        <text:changed-region xml:id="ct94919482458464" text:id="ct94919482458464">
          <text:deletion>
            <office:change-info>
              <dc:creator>Julia Ringo</dc:creator>
              <dc:date>2023-10-21T14:42:00</dc:date>
            </office:change-info>
            <text:p text:style-name="Text_20_body"><text:span text:style-name="T1">1000 </text:span></text:p>
          </text:deletion>
        </text:changed-region>
        <text:changed-region xml:id="ct94919481939264" text:id="ct94919481939264">
          <text:insertion>
            <office:change-info>
              <dc:creator>Julia Ringo</dc:creator>
              <dc:date>2023-10-21T14:42:00</dc:date>
            </office:change-info>
          </text:insertion>
        </text:changed-region>
        <text:changed-region xml:id="ct94919481939552" text:id="ct94919481939552">
          <text:deletion>
            <office:change-info>
              <dc:creator>Julia Ringo</dc:creator>
              <dc:date>2023-10-05T13:15:00</dc:date>
            </office:change-info>
            <text:p text:style-name="Text_20_body"><text:span text:style-name="T1"><text:s/>— </text:span></text:p>
          </text:deletion>
        </text:changed-region>
        <text:changed-region xml:id="ct94919479067984" text:id="ct94919479067984">
          <text:insertion>
            <office:change-info>
              <dc:creator>Julia Ringo</dc:creator>
              <dc:date>2023-10-05T13:15:00</dc:date>
            </office:change-info>
          </text:insertion>
        </text:changed-region>
        <text:changed-region xml:id="ct94919481392176" text:id="ct94919481392176">
          <text:deletion>
            <office:change-info>
              <dc:creator>Julia Ringo</dc:creator>
              <dc:date>2023-10-21T14:42:00</dc:date>
            </office:change-info>
            <text:p text:style-name="Text_20_body"><text:span text:style-name="T1">40 </text:span></text:p>
          </text:deletion>
        </text:changed-region>
        <text:changed-region xml:id="ct94919479940944" text:id="ct94919479940944">
          <text:insertion>
            <office:change-info>
              <dc:creator>Julia Ringo</dc:creator>
              <dc:date>2023-10-21T14:42:00</dc:date>
            </office:change-info>
          </text:insertion>
        </text:changed-region>
        <text:changed-region xml:id="ct94919479068272" text:id="ct94919479068272">
          <text:insertion>
            <office:change-info>
              <dc:creator>Julia Ringo</dc:creator>
              <dc:date>2023-10-21T14:43:00</dc:date>
            </office:change-info>
          </text:insertion>
        </text:changed-region>
        <text:changed-region xml:id="ct94919481615328" text:id="ct94919481615328">
          <text:insertion>
            <office:change-info>
              <dc:creator>Julia Ringo</dc:creator>
              <dc:date>2023-10-21T14:43:00</dc:date>
            </office:change-info>
          </text:insertion>
        </text:changed-region>
        <text:changed-region xml:id="ct94919481669104" text:id="ct94919481669104">
          <text:deletion>
            <office:change-info>
              <dc:creator>Julia Ringo</dc:creator>
              <dc:date>2023-10-21T14:43:00</dc:date>
            </office:change-info>
            <text:p text:style-name="Text_20_body"><text:span text:style-name="T1">,</text:span></text:p>
          </text:deletion>
        </text:changed-region>
        <text:changed-region xml:id="ct94919482563616" text:id="ct94919482563616">
          <text:deletion>
            <office:change-info>
              <dc:creator>Julia Ringo</dc:creator>
              <dc:date>2023-10-21T14:43:00</dc:date>
            </office:change-info>
            <text:p text:style-name="Text_20_body"><text:span text:style-name="T1">45 </text:span></text:p>
          </text:deletion>
        </text:changed-region>
        <text:changed-region xml:id="ct94919477192944" text:id="ct94919477192944">
          <text:insertion>
            <office:change-info>
              <dc:creator>Julia Ringo</dc:creator>
              <dc:date>2023-10-21T14:43:00</dc:date>
            </office:change-info>
          </text:insertion>
        </text:changed-region>
        <text:changed-region xml:id="ct94919482533792" text:id="ct94919482533792">
          <text:insertion>
            <office:change-info>
              <dc:creator>Julia Ringo</dc:creator>
              <dc:date>2023-10-21T14:43:00</dc:date>
            </office:change-info>
          </text:insertion>
        </text:changed-region>
        <text:changed-region xml:id="ct94919482534080" text:id="ct94919482534080">
          <text:deletion>
            <office:change-info>
              <dc:creator>Julia Ringo</dc:creator>
              <dc:date>2023-10-21T14:43:00</dc:date>
            </office:change-info>
            <text:p text:style-name="Text_20_body"><text:span text:style-name="T1">,</text:span></text:p>
          </text:deletion>
        </text:changed-region>
        <text:changed-region xml:id="ct94919482534368" text:id="ct94919482534368">
          <text:deletion>
            <office:change-info>
              <dc:creator>Julia Ringo</dc:creator>
              <dc:date>2023-10-21T14:43:00</dc:date>
            </office:change-info>
            <text:p text:style-name="Text_20_body"><text:span text:style-name="T1">50</text:span></text:p>
          </text:deletion>
        </text:changed-region>
        <text:changed-region xml:id="ct94919482613984" text:id="ct94919482613984">
          <text:insertion>
            <office:change-info>
              <dc:creator>Julia Ringo</dc:creator>
              <dc:date>2023-10-21T14:43:00</dc:date>
            </office:change-info>
          </text:insertion>
        </text:changed-region>
        <text:changed-region xml:id="ct94919477196144" text:id="ct94919477196144">
          <text:insertion>
            <office:change-info>
              <dc:creator>Julia Ringo</dc:creator>
              <dc:date>2023-10-21T14:43:00</dc:date>
            </office:change-info>
          </text:insertion>
        </text:changed-region>
        <text:changed-region xml:id="ct94919483486544" text:id="ct94919483486544">
          <text:deletion>
            <office:change-info>
              <dc:creator>Julia Ringo</dc:creator>
              <dc:date>2023-10-21T14:43:00</dc:date>
            </office:change-info>
            <text:p text:style-name="Text_20_body"><text:span text:style-name="T1">‘</text:span></text:p>
          </text:deletion>
        </text:changed-region>
        <text:changed-region xml:id="ct94919481540032" text:id="ct94919481540032">
          <text:insertion>
            <office:change-info>
              <dc:creator>Julia Ringo</dc:creator>
              <dc:date>2023-10-21T14:43:00</dc:date>
            </office:change-info>
          </text:insertion>
        </text:changed-region>
        <text:changed-region xml:id="ct94919483486832" text:id="ct94919483486832">
          <text:deletion>
            <office:change-info>
              <dc:creator>Julia Ringo</dc:creator>
              <dc:date>2023-10-21T14:43:00</dc:date>
            </office:change-info>
            <text:p text:style-name="Text_20_body"><text:span text:style-name="T1">’</text:span></text:p>
          </text:deletion>
        </text:changed-region>
        <text:changed-region xml:id="ct94919479299264" text:id="ct94919479299264">
          <text:deletion>
            <office:change-info>
              <dc:creator>Julia Ringo</dc:creator>
              <dc:date>2023-10-05T13:15:00</dc:date>
            </office:change-info>
            <text:p text:style-name="Text_20_body"><text:span text:style-name="T1"><text:s/>— </text:span></text:p>
          </text:deletion>
        </text:changed-region>
        <text:changed-region xml:id="ct94919479414208" text:id="ct94919479414208">
          <text:insertion>
            <office:change-info>
              <dc:creator>Julia Ringo</dc:creator>
              <dc:date>2023-10-05T13:15:00</dc:date>
            </office:change-info>
          </text:insertion>
        </text:changed-region>
        <text:changed-region xml:id="ct94919478988400" text:id="ct94919478988400">
          <text:deletion>
            <office:change-info>
              <dc:creator>Julia Ringo</dc:creator>
              <dc:date>2023-10-10T11:08:00</dc:date>
            </office:change-info>
            <text:p text:style-name="Text_20_body"><text:span text:style-name="T1">…</text:span></text:p>
          </text:deletion>
        </text:changed-region>
        <text:changed-region xml:id="ct94919484073056" text:id="ct94919484073056">
          <text:insertion>
            <office:change-info>
              <dc:creator>Julia Ringo</dc:creator>
              <dc:date>2023-10-10T11:08:00</dc:date>
            </office:change-info>
          </text:insertion>
        </text:changed-region>
        <text:changed-region xml:id="ct94919483039216" text:id="ct94919483039216">
          <text:deletion>
            <office:change-info>
              <dc:creator>Julia Ringo</dc:creator>
              <dc:date>2023-10-21T14:43:00</dc:date>
            </office:change-info>
            <text:p text:style-name="Text_20_body"><text:span text:style-name="T1"><text:s/></text:span></text:p>
          </text:deletion>
        </text:changed-region>
        <text:changed-region xml:id="ct94919482963904" text:id="ct94919482963904">
          <text:insertion>
            <office:change-info>
              <dc:creator>Julia Ringo</dc:creator>
              <dc:date>2023-10-21T14:44:00</dc:date>
            </office:change-info>
          </text:insertion>
        </text:changed-region>
        <text:changed-region xml:id="ct94919481437808" text:id="ct94919481437808">
          <text:insertion>
            <office:change-info>
              <dc:creator>Julia Ringo</dc:creator>
              <dc:date>2023-10-21T14:44:00</dc:date>
            </office:change-info>
          </text:insertion>
        </text:changed-region>
        <text:changed-region xml:id="ct94919481438160" text:id="ct94919481438160">
          <text:deletion>
            <office:change-info>
              <dc:creator>Julia Ringo</dc:creator>
              <dc:date>2023-10-21T14:44:00</dc:date>
            </office:change-info>
            <text:p text:style-name="Text_20_body"><text:span text:style-name="T1">3</text:span></text:p>
          </text:deletion>
        </text:changed-region>
        <text:changed-region xml:id="ct94919479849776" text:id="ct94919479849776">
          <text:deletion>
            <office:change-info>
              <dc:creator>Julia Ringo</dc:creator>
              <dc:date>2023-10-05T13:15:00</dc:date>
            </office:change-info>
            <text:p text:style-name="Text_20_body"><text:span text:style-name="T1"><text:s/>— </text:span></text:p>
          </text:deletion>
        </text:changed-region>
        <text:changed-region xml:id="ct94919479850736" text:id="ct94919479850736">
          <text:insertion>
            <office:change-info>
              <dc:creator>Julia Ringo</dc:creator>
              <dc:date>2023-10-05T13:15:00</dc:date>
            </office:change-info>
          </text:insertion>
        </text:changed-region>
        <text:changed-region xml:id="ct94919479396288" text:id="ct94919479396288">
          <text:deletion>
            <office:change-info>
              <dc:creator>Julia Ringo</dc:creator>
              <dc:date>2023-10-21T14:44:00</dc:date>
            </office:change-info>
            <text:p text:style-name="Text_20_body"><text:span text:style-name="T1">30 </text:span></text:p>
          </text:deletion>
        </text:changed-region>
        <text:changed-region xml:id="ct94919480056160" text:id="ct94919480056160">
          <text:insertion>
            <office:change-info>
              <dc:creator>Julia Ringo</dc:creator>
              <dc:date>2023-10-21T14:44:00</dc:date>
            </office:change-info>
          </text:insertion>
        </text:changed-region>
        <text:changed-region xml:id="ct94919480088784" text:id="ct94919480088784">
          <text:insertion>
            <office:change-info>
              <dc:creator>Julia Ringo</dc:creator>
              <dc:date>2023-10-21T14:44:00</dc:date>
            </office:change-info>
          </text:insertion>
        </text:changed-region>
        <text:changed-region xml:id="ct94919481687504" text:id="ct94919481687504">
          <text:deletion>
            <office:change-info>
              <dc:creator>Julia Ringo</dc:creator>
              <dc:date>2023-10-10T11:08:00</dc:date>
            </office:change-info>
            <text:p text:style-name="Text_20_body"><text:span text:style-name="T1">…</text:span></text:p>
          </text:deletion>
        </text:changed-region>
        <text:changed-region xml:id="ct94919479851504" text:id="ct94919479851504">
          <text:insertion>
            <office:change-info>
              <dc:creator>Julia Ringo</dc:creator>
              <dc:date>2023-10-10T11:08:00</dc:date>
            </office:change-info>
          </text:insertion>
        </text:changed-region>
        <text:changed-region xml:id="ct94919480191968" text:id="ct94919480191968">
          <text:deletion>
            <office:change-info>
              <dc:creator>Julia Ringo</dc:creator>
              <dc:date>2023-10-10T11:08:00</dc:date>
            </office:change-info>
            <text:p text:style-name="Text_20_body"><text:span text:style-name="T1">…</text:span></text:p>
          </text:deletion>
        </text:changed-region>
        <text:changed-region xml:id="ct94919480648688" text:id="ct94919480648688">
          <text:insertion>
            <office:change-info>
              <dc:creator>Julia Ringo</dc:creator>
              <dc:date>2023-10-21T14:45:00</dc:date>
            </office:change-info>
          </text:insertion>
        </text:changed-region>
        <text:changed-region xml:id="ct94919480858208" text:id="ct94919480858208">
          <text:insertion>
            <office:change-info>
              <dc:creator>Julia Ringo</dc:creator>
              <dc:date>2023-10-21T14:46:00</dc:date>
            </office:change-info>
          </text:insertion>
        </text:changed-region>
        <text:changed-region xml:id="ct94919480859280" text:id="ct94919480859280">
          <text:deletion>
            <office:change-info>
              <dc:creator>Julia Ringo</dc:creator>
              <dc:date>2023-10-21T14:46:00</dc:date>
            </office:change-info>
            <text:p text:style-name="Text_20_body"><text:span text:style-name="T1">that </text:span></text:p>
          </text:deletion>
        </text:changed-region>
        <text:changed-region xml:id="ct94919480859568" text:id="ct94919480859568">
          <text:insertion>
            <office:change-info>
              <dc:creator>Julia Ringo</dc:creator>
              <dc:date>2023-10-21T14:46:00</dc:date>
            </office:change-info>
          </text:insertion>
        </text:changed-region>
        <text:changed-region xml:id="ct94919480881248" text:id="ct94919480881248">
          <text:insertion>
            <office:change-info>
              <dc:creator>Julia Ringo</dc:creator>
              <dc:date>2023-10-21T14:46:00</dc:date>
            </office:change-info>
          </text:insertion>
        </text:changed-region>
        <text:changed-region xml:id="ct94919481739984" text:id="ct94919481739984">
          <text:deletion>
            <office:change-info>
              <dc:creator>Julia Ringo</dc:creator>
              <dc:date>2023-10-10T11:08:00</dc:date>
            </office:change-info>
            <text:p text:style-name="Text_20_body"><text:span text:style-name="T1">…</text:span></text:p>
          </text:deletion>
        </text:changed-region>
        <text:changed-region xml:id="ct94919481788576" text:id="ct94919481788576">
          <text:insertion>
            <office:change-info>
              <dc:creator>Julia Ringo</dc:creator>
              <dc:date>2023-10-10T11:08:00</dc:date>
            </office:change-info>
          </text:insertion>
        </text:changed-region>
        <text:changed-region xml:id="ct94919481789536" text:id="ct94919481789536">
          <text:deletion>
            <office:change-info>
              <dc:creator>Julia Ringo</dc:creator>
              <dc:date>2023-10-10T11:08:00</dc:date>
            </office:change-info>
            <text:p text:style-name="Text_20_body"><text:span text:style-name="T1">…</text:span></text:p>
          </text:deletion>
        </text:changed-region>
        <text:changed-region xml:id="ct94919481892080" text:id="ct94919481892080">
          <text:insertion>
            <office:change-info>
              <dc:creator>Julia Ringo</dc:creator>
              <dc:date>2023-10-10T11:08:00</dc:date>
            </office:change-info>
          </text:insertion>
        </text:changed-region>
        <text:changed-region xml:id="ct94919481893040" text:id="ct94919481893040">
          <text:deletion>
            <office:change-info>
              <dc:creator>Julia Ringo</dc:creator>
              <dc:date>2023-10-10T11:08:00</dc:date>
            </office:change-info>
            <text:p text:style-name="Text_20_body"><text:span text:style-name="T1">…</text:span></text:p>
          </text:deletion>
        </text:changed-region>
        <text:changed-region xml:id="ct94919481896688" text:id="ct94919481896688">
          <text:insertion>
            <office:change-info>
              <dc:creator>Julia Ringo</dc:creator>
              <dc:date>2023-10-10T11:08:00</dc:date>
            </office:change-info>
          </text:insertion>
        </text:changed-region>
        <text:changed-region xml:id="ct94919482021872" text:id="ct94919482021872">
          <text:deletion>
            <office:change-info>
              <dc:creator>Julia Ringo</dc:creator>
              <dc:date>2023-10-10T11:08:00</dc:date>
            </office:change-info>
            <text:p text:style-name="Text_20_body"><text:span text:style-name="T1">…</text:span></text:p>
          </text:deletion>
        </text:changed-region>
        <text:changed-region xml:id="ct94919482039008" text:id="ct94919482039008">
          <text:insertion>
            <office:change-info>
              <dc:creator>Julia Ringo</dc:creator>
              <dc:date>2023-10-10T11:08:00</dc:date>
            </office:change-info>
          </text:insertion>
        </text:changed-region>
        <text:changed-region xml:id="ct94919482072832" text:id="ct94919482072832">
          <text:deletion>
            <office:change-info>
              <dc:creator>Julia Ringo</dc:creator>
              <dc:date>2023-10-21T14:46:00</dc:date>
            </office:change-info>
            <text:p text:style-name="Text_20_body"><text:span text:style-name="T1"><text:s/></text:span></text:p>
          </text:deletion>
        </text:changed-region>
        <text:changed-region xml:id="ct94919482074560" text:id="ct94919482074560">
          <text:deletion>
            <office:change-info>
              <dc:creator>Julia Ringo</dc:creator>
              <dc:date>2023-10-10T11:08:00</dc:date>
            </office:change-info>
            <text:p text:style-name="Text_20_body"><text:span text:style-name="T1">…</text:span></text:p>
          </text:deletion>
        </text:changed-region>
        <text:changed-region xml:id="ct94919481897424" text:id="ct94919481897424">
          <text:insertion>
            <office:change-info>
              <dc:creator>Julia Ringo</dc:creator>
              <dc:date>2023-10-10T11:08:00</dc:date>
            </office:change-info>
          </text:insertion>
        </text:changed-region>
        <text:changed-region xml:id="ct94919482020928" text:id="ct94919482020928">
          <text:deletion>
            <office:change-info>
              <dc:creator>Julia Ringo</dc:creator>
              <dc:date>2023-10-10T11:08:00</dc:date>
            </office:change-info>
            <text:p text:style-name="Text_20_body"><text:span text:style-name="T1">…</text:span></text:p>
          </text:deletion>
        </text:changed-region>
        <text:changed-region xml:id="ct94919477221088" text:id="ct94919477221088">
          <text:insertion>
            <office:change-info>
              <dc:creator>Julia Ringo</dc:creator>
              <dc:date>2023-10-10T11:08:00</dc:date>
            </office:change-info>
          </text:insertion>
        </text:changed-region>
        <text:changed-region xml:id="ct94919481789824" text:id="ct94919481789824">
          <text:deletion>
            <office:change-info>
              <dc:creator>Julia Ringo</dc:creator>
              <dc:date>2023-10-21T14:46:00</dc:date>
            </office:change-info>
            <text:p text:style-name="Text_20_body"><text:span text:style-name="T1"><text:s/></text:span></text:p>
          </text:deletion>
        </text:changed-region>
        <text:changed-region xml:id="ct94919481892688" text:id="ct94919481892688">
          <text:deletion>
            <office:change-info>
              <dc:creator>Julia Ringo</dc:creator>
              <dc:date>2023-10-10T11:08:00</dc:date>
            </office:change-info>
            <text:p text:style-name="Text_20_body"><text:span text:style-name="T1">…</text:span></text:p>
          </text:deletion>
        </text:changed-region>
        <text:changed-region xml:id="ct94919477207360" text:id="ct94919477207360">
          <text:insertion>
            <office:change-info>
              <dc:creator>Julia Ringo</dc:creator>
              <dc:date>2023-10-10T11:08:00</dc:date>
            </office:change-info>
          </text:insertion>
        </text:changed-region>
        <text:changed-region xml:id="ct94919482869136" text:id="ct94919482869136">
          <text:deletion>
            <office:change-info>
              <dc:creator>Julia Ringo</dc:creator>
              <dc:date>2023-10-10T11:08:00</dc:date>
            </office:change-info>
            <text:p text:style-name="Text_20_body"><text:span text:style-name="T1">…</text:span></text:p>
          </text:deletion>
        </text:changed-region>
        <text:changed-region xml:id="ct94919482882848" text:id="ct94919482882848">
          <text:insertion>
            <office:change-info>
              <dc:creator>Julia Ringo</dc:creator>
              <dc:date>2023-10-10T11:08:00</dc:date>
            </office:change-info>
          </text:insertion>
        </text:changed-region>
        <text:changed-region xml:id="ct94919483210960" text:id="ct94919483210960">
          <text:deletion>
            <office:change-info>
              <dc:creator>Julia Ringo</dc:creator>
              <dc:date>2023-10-05T13:15:00</dc:date>
            </office:change-info>
            <text:p text:style-name="Text_20_body"><text:span text:style-name="T1"><text:s/>— </text:span></text:p>
          </text:deletion>
        </text:changed-region>
        <text:changed-region xml:id="ct94919483211920" text:id="ct94919483211920">
          <text:insertion>
            <office:change-info>
              <dc:creator>Julia Ringo</dc:creator>
              <dc:date>2023-10-05T13:15:00</dc:date>
            </office:change-info>
          </text:insertion>
        </text:changed-region>
        <text:changed-region xml:id="ct94919482883952" text:id="ct94919482883952">
          <text:deletion>
            <office:change-info>
              <dc:creator>Julia Ringo</dc:creator>
              <dc:date>2023-10-05T13:15:00</dc:date>
            </office:change-info>
            <text:p text:style-name="Text_20_body"><text:span text:style-name="T1"><text:s/>— </text:span></text:p>
          </text:deletion>
        </text:changed-region>
        <text:changed-region xml:id="ct94919483210288" text:id="ct94919483210288">
          <text:insertion>
            <office:change-info>
              <dc:creator>Julia Ringo</dc:creator>
              <dc:date>2023-10-05T13:15:00</dc:date>
            </office:change-info>
          </text:insertion>
        </text:changed-region>
        <text:changed-region xml:id="ct94919483210576" text:id="ct94919483210576">
          <text:deletion>
            <office:change-info>
              <dc:creator>Julia Ringo</dc:creator>
              <dc:date>2023-10-10T11:08:00</dc:date>
            </office:change-info>
            <text:p text:style-name="Text_20_body"><text:span text:style-name="T2">…</text:span></text:p>
          </text:deletion>
        </text:changed-region>
        <text:changed-region xml:id="ct94919483211248" text:id="ct94919483211248">
          <text:deletion>
            <office:change-info>
              <dc:creator>Julia Ringo</dc:creator>
              <dc:date>2023-10-21T14:47:00</dc:date>
            </office:change-info>
            <text:p text:style-name="Text_20_body"><text:span text:style-name="T2">. </text:span></text:p>
          </text:deletion>
        </text:changed-region>
        <text:changed-region xml:id="ct94919484067648" text:id="ct94919484067648">
          <text:insertion>
            <office:change-info>
              <dc:creator>Julia Ringo</dc:creator>
              <dc:date>2023-10-10T11:08:00</dc:date>
            </office:change-info>
          </text:insertion>
        </text:changed-region>
        <text:changed-region xml:id="ct94919480874560" text:id="ct94919480874560">
          <text:deletion>
            <office:change-info>
              <dc:creator>Julia Ringo</dc:creator>
              <dc:date>2023-10-05T13:15:00</dc:date>
            </office:change-info>
            <text:p text:style-name="Text_20_body"><text:span text:style-name="T1"><text:s/>— </text:span></text:p>
          </text:deletion>
        </text:changed-region>
        <text:changed-region xml:id="ct94919482743968" text:id="ct94919482743968">
          <text:insertion>
            <office:change-info>
              <dc:creator>Julia Ringo</dc:creator>
              <dc:date>2023-10-05T13:15:00</dc:date>
            </office:change-info>
          </text:insertion>
        </text:changed-region>
        <text:changed-region xml:id="ct94919482745376" text:id="ct94919482745376">
          <text:deletion>
            <office:change-info>
              <dc:creator>Julia Ringo</dc:creator>
              <dc:date>2023-10-10T11:08:00</dc:date>
            </office:change-info>
            <text:p text:style-name="Text_20_body"><text:span text:style-name="T1">…</text:span></text:p>
          </text:deletion>
        </text:changed-region>
        <text:changed-region xml:id="ct94919484320576" text:id="ct94919484320576">
          <text:insertion>
            <office:change-info>
              <dc:creator>Julia Ringo</dc:creator>
              <dc:date>2023-10-10T11:08:00</dc:date>
            </office:change-info>
          </text:insertion>
        </text:changed-region>
        <text:changed-region xml:id="ct94919484320864" text:id="ct94919484320864">
          <text:deletion>
            <office:change-info>
              <dc:creator>Julia Ringo</dc:creator>
              <dc:date>2023-10-10T11:08:00</dc:date>
            </office:change-info>
            <text:p text:style-name="Text_20_body"><text:span text:style-name="T1">…</text:span></text:p>
          </text:deletion>
        </text:changed-region>
        <text:changed-region xml:id="ct94919480873216" text:id="ct94919480873216">
          <text:insertion>
            <office:change-info>
              <dc:creator>Julia Ringo</dc:creator>
              <dc:date>2023-10-10T11:08:00</dc:date>
            </office:change-info>
          </text:insertion>
        </text:changed-region>
        <text:changed-region xml:id="ct94919482744704" text:id="ct94919482744704">
          <text:deletion>
            <office:change-info>
              <dc:creator>Julia Ringo</dc:creator>
              <dc:date>2023-10-10T11:08:00</dc:date>
            </office:change-info>
            <text:p text:style-name="Text_20_body"><text:span text:style-name="T1">…</text:span></text:p>
          </text:deletion>
        </text:changed-region>
        <text:changed-region xml:id="ct94919480559872" text:id="ct94919480559872">
          <text:insertion>
            <office:change-info>
              <dc:creator>Julia Ringo</dc:creator>
              <dc:date>2023-10-10T11:08:00</dc:date>
            </office:change-info>
          </text:insertion>
        </text:changed-region>
        <text:changed-region xml:id="ct94919480602112" text:id="ct94919480602112">
          <text:insertion>
            <office:change-info>
              <dc:creator>Julia Ringo</dc:creator>
              <dc:date>2023-10-21T14:47:00</dc:date>
            </office:change-info>
          </text:insertion>
        </text:changed-region>
        <text:changed-region xml:id="ct94919481376336" text:id="ct94919481376336">
          <text:deletion>
            <office:change-info>
              <dc:creator>Julia Ringo</dc:creator>
              <dc:date>2023-10-10T11:08:00</dc:date>
            </office:change-info>
            <text:p text:style-name="Text_20_body"><text:span text:style-name="T1">…</text:span></text:p>
          </text:deletion>
        </text:changed-region>
        <text:changed-region xml:id="ct94919481378160" text:id="ct94919481378160">
          <text:insertion>
            <office:change-info>
              <dc:creator>Julia Ringo</dc:creator>
              <dc:date>2023-10-10T11:08:00</dc:date>
            </office:change-info>
          </text:insertion>
        </text:changed-region>
        <text:changed-region xml:id="ct94919477245888" text:id="ct94919477245888">
          <text:deletion>
            <office:change-info>
              <dc:creator>Julia Ringo</dc:creator>
              <dc:date>2023-10-21T14:47:00</dc:date>
            </office:change-info>
            <text:p text:style-name="Text_20_body"><text:span text:style-name="T1"><text:s/></text:span></text:p>
          </text:deletion>
        </text:changed-region>
        <text:changed-region xml:id="ct94919480990384" text:id="ct94919480990384">
          <text:deletion>
            <office:change-info>
              <dc:creator>Julia Ringo</dc:creator>
              <dc:date>2023-10-10T11:08:00</dc:date>
            </office:change-info>
            <text:p text:style-name="Text_20_body"><text:span text:style-name="T1">…</text:span></text:p>
          </text:deletion>
        </text:changed-region>
        <text:changed-region xml:id="ct94919480881840" text:id="ct94919480881840">
          <text:insertion>
            <office:change-info>
              <dc:creator>Julia Ringo</dc:creator>
              <dc:date>2023-10-10T11:08:00</dc:date>
            </office:change-info>
          </text:insertion>
        </text:changed-region>
        <text:changed-region xml:id="ct94919482744256" text:id="ct94919482744256">
          <text:insertion>
            <office:change-info>
              <dc:creator>Julia Ringo</dc:creator>
              <dc:date>2023-10-21T14:48:00</dc:date>
            </office:change-info>
          </text:insertion>
        </text:changed-region>
        <text:changed-region xml:id="ct94919479404640" text:id="ct94919479404640">
          <text:format-change>
            <office:change-info>
              <dc:creator>Julia Ringo</dc:creator>
              <dc:date>2023-10-21T14:48:00</dc:date>
            </office:change-info>
          </text:format-change>
        </text:changed-region>
        <text:changed-region xml:id="ct94919484215280" text:id="ct94919484215280">
          <text:deletion>
            <office:change-info>
              <dc:creator>Julia Ringo</dc:creator>
              <dc:date>2023-10-05T13:15:00</dc:date>
            </office:change-info>
            <text:p text:style-name="Text_20_body"><text:span text:style-name="T1"><text:s/>— </text:span></text:p>
          </text:deletion>
        </text:changed-region>
        <text:changed-region xml:id="ct94919483463056" text:id="ct94919483463056">
          <text:insertion>
            <office:change-info>
              <dc:creator>Julia Ringo</dc:creator>
              <dc:date>2023-10-05T13:15:00</dc:date>
            </office:change-info>
          </text:insertion>
        </text:changed-region>
        <text:changed-region xml:id="ct94919483463344" text:id="ct94919483463344">
          <text:deletion>
            <office:change-info>
              <dc:creator>Julia Ringo</dc:creator>
              <dc:date>2023-10-05T13:15:00</dc:date>
            </office:change-info>
            <text:p text:style-name="Text_20_body"><text:span text:style-name="T1"><text:s/>— </text:span></text:p>
          </text:deletion>
        </text:changed-region>
        <text:changed-region xml:id="ct94919479421520" text:id="ct94919479421520">
          <text:insertion>
            <office:change-info>
              <dc:creator>Julia Ringo</dc:creator>
              <dc:date>2023-10-05T13:15:00</dc:date>
            </office:change-info>
          </text:insertion>
        </text:changed-region>
        <text:changed-region xml:id="ct94919479312368" text:id="ct94919479312368">
          <text:deletion>
            <office:change-info>
              <dc:creator>Julia Ringo</dc:creator>
              <dc:date>2023-10-21T14:48:00</dc:date>
            </office:change-info>
            <text:p text:style-name="Text_20_body"><text:span text:style-name="T1">100 </text:span></text:p>
          </text:deletion>
        </text:changed-region>
        <text:changed-region xml:id="ct94919479860928" text:id="ct94919479860928">
          <text:insertion>
            <office:change-info>
              <dc:creator>Julia Ringo</dc:creator>
              <dc:date>2023-10-21T14:48:00</dc:date>
            </office:change-info>
          </text:insertion>
        </text:changed-region>
        <text:changed-region xml:id="ct94919482743632" text:id="ct94919482743632">
          <text:deletion>
            <office:change-info>
              <dc:creator>Julia Ringo</dc:creator>
              <dc:date>2023-10-05T13:15:00</dc:date>
            </office:change-info>
            <text:p text:style-name="Text_20_body"><text:span text:style-name="T1"><text:s/>— </text:span></text:p>
          </text:deletion>
        </text:changed-region>
        <text:changed-region xml:id="ct94919479421808" text:id="ct94919479421808">
          <text:insertion>
            <office:change-info>
              <dc:creator>Julia Ringo</dc:creator>
              <dc:date>2023-10-05T13:15:00</dc:date>
            </office:change-info>
          </text:insertion>
        </text:changed-region>
        <text:changed-region xml:id="ct94919480057808" text:id="ct94919480057808">
          <text:deletion>
            <office:change-info>
              <dc:creator>Julia Ringo</dc:creator>
              <dc:date>2023-10-05T13:15:00</dc:date>
            </office:change-info>
            <text:p text:style-name="Text_20_body"><text:span text:style-name="T1"><text:s/>— </text:span></text:p>
          </text:deletion>
        </text:changed-region>
        <text:changed-region xml:id="ct94919480058432" text:id="ct94919480058432">
          <text:insertion>
            <office:change-info>
              <dc:creator>Julia Ringo</dc:creator>
              <dc:date>2023-10-05T13:15:00</dc:date>
            </office:change-info>
          </text:insertion>
        </text:changed-region>
        <text:changed-region xml:id="ct94919480143136" text:id="ct94919480143136">
          <text:insertion>
            <office:change-info>
              <dc:creator>Julia Ringo</dc:creator>
              <dc:date>2023-10-21T14:48:00</dc:date>
            </office:change-info>
          </text:insertion>
        </text:changed-region>
        <text:changed-region xml:id="ct94919480406400" text:id="ct94919480406400">
          <text:insertion>
            <office:change-info>
              <dc:creator>Julia Ringo</dc:creator>
              <dc:date>2023-10-21T14:49:00</dc:date>
            </office:change-info>
          </text:insertion>
        </text:changed-region>
        <text:changed-region xml:id="ct94919480384704" text:id="ct94919480384704">
          <text:deletion>
            <office:change-info>
              <dc:creator>Julia Ringo</dc:creator>
              <dc:date>2023-10-21T14:49:00</dc:date>
            </office:change-info>
            <text:p text:style-name="Text_20_body"><text:span text:style-name="T1"><text:s/>on</text:span></text:p>
          </text:deletion>
        </text:changed-region>
        <text:changed-region xml:id="ct94919480407104" text:id="ct94919480407104">
          <text:deletion>
            <office:change-info>
              <dc:creator>Julia Ringo</dc:creator>
              <dc:date>2023-10-05T13:15:00</dc:date>
            </office:change-info>
            <text:p text:style-name="Text_20_body"><text:span text:style-name="T1"><text:s/>— </text:span></text:p>
          </text:deletion>
        </text:changed-region>
        <text:changed-region xml:id="ct94919477257904" text:id="ct94919477257904">
          <text:insertion>
            <office:change-info>
              <dc:creator>Julia Ringo</dc:creator>
              <dc:date>2023-10-05T13:15:00</dc:date>
            </office:change-info>
          </text:insertion>
        </text:changed-region>
        <text:changed-region xml:id="ct94919477259584" text:id="ct94919477259584">
          <text:deletion>
            <office:change-info>
              <dc:creator>Julia Ringo</dc:creator>
              <dc:date>2023-10-05T13:15:00</dc:date>
            </office:change-info>
            <text:p text:style-name="Text_20_body"><text:span text:style-name="T1"><text:s/>— </text:span></text:p>
          </text:deletion>
        </text:changed-region>
        <text:changed-region xml:id="ct94919477263040" text:id="ct94919477263040">
          <text:insertion>
            <office:change-info>
              <dc:creator>Julia Ringo</dc:creator>
              <dc:date>2023-10-05T13:15:00</dc:date>
            </office:change-info>
          </text:insertion>
        </text:changed-region>
        <text:changed-region xml:id="ct94919480523600" text:id="ct94919480523600">
          <text:deletion>
            <office:change-info>
              <dc:creator>Julia Ringo</dc:creator>
              <dc:date>2023-10-10T11:08:00</dc:date>
            </office:change-info>
            <text:p text:style-name="Text_20_body"><text:span text:style-name="T1">…</text:span></text:p>
          </text:deletion>
        </text:changed-region>
        <text:changed-region xml:id="ct94919479862032" text:id="ct94919479862032">
          <text:insertion>
            <office:change-info>
              <dc:creator>Julia Ringo</dc:creator>
              <dc:date>2023-10-10T11:08:00</dc:date>
            </office:change-info>
          </text:insertion>
        </text:changed-region>
        <text:changed-region xml:id="ct94919477254816" text:id="ct94919477254816">
          <text:deletion>
            <office:change-info>
              <dc:creator>Julia Ringo</dc:creator>
              <dc:date>2023-10-10T11:08:00</dc:date>
            </office:change-info>
            <text:p text:style-name="Text_20_body"><text:span text:style-name="T1">…</text:span></text:p>
          </text:deletion>
        </text:changed-region>
        <text:changed-region xml:id="ct94919480407728" text:id="ct94919480407728">
          <text:insertion>
            <office:change-info>
              <dc:creator>Julia Ringo</dc:creator>
              <dc:date>2023-10-10T11:08:00</dc:date>
            </office:change-info>
          </text:insertion>
        </text:changed-region>
        <text:changed-region xml:id="ct94919480911072" text:id="ct94919480911072">
          <text:insertion>
            <office:change-info>
              <dc:creator>Julia Ringo</dc:creator>
              <dc:date>2023-10-21T14:49:00</dc:date>
            </office:change-info>
          </text:insertion>
        </text:changed-region>
        <text:changed-region xml:id="ct94919480932784" text:id="ct94919480932784">
          <text:deletion>
            <office:change-info>
              <dc:creator>Julia Ringo</dc:creator>
              <dc:date>2023-10-21T14:49:00</dc:date>
            </office:change-info>
            <text:p text:style-name="Text_20_body"><text:span text:style-name="T1">,</text:span></text:p>
          </text:deletion>
        </text:changed-region>
        <text:changed-region xml:id="ct94919480484752" text:id="ct94919480484752">
          <text:insertion>
            <office:change-info>
              <dc:creator>Julia Ringo</dc:creator>
              <dc:date>2023-10-21T14:50:00</dc:date>
            </office:change-info>
          </text:insertion>
        </text:changed-region>
        <text:changed-region xml:id="ct94919481627968" text:id="ct94919481627968">
          <text:insertion>
            <office:change-info>
              <dc:creator>Julia Ringo</dc:creator>
              <dc:date>2023-10-21T14:50:00</dc:date>
            </office:change-info>
          </text:insertion>
        </text:changed-region>
        <text:changed-region xml:id="ct94919481704640" text:id="ct94919481704640">
          <text:insertion>
            <office:change-info>
              <dc:creator>Julia Ringo</dc:creator>
              <dc:date>2023-10-21T14:50:00</dc:date>
            </office:change-info>
          </text:insertion>
        </text:changed-region>
        <text:changed-region xml:id="ct94919481699136" text:id="ct94919481699136">
          <text:insertion>
            <office:change-info>
              <dc:creator>Julia Ringo</dc:creator>
              <dc:date>2023-10-21T14:51:00</dc:date>
            </office:change-info>
          </text:insertion>
        </text:changed-region>
        <text:changed-region xml:id="ct94919481792224" text:id="ct94919481792224">
          <text:deletion>
            <office:change-info>
              <dc:creator>Julia Ringo</dc:creator>
              <dc:date>2023-10-21T14:51:00</dc:date>
            </office:change-info>
            <text:p text:style-name="Text_20_body"><text:span text:style-name="T1">-</text:span></text:p>
          </text:deletion>
        </text:changed-region>
        <text:changed-region xml:id="ct94919482070784" text:id="ct94919482070784">
          <text:format-change>
            <office:change-info>
              <dc:creator>Julia Ringo</dc:creator>
              <dc:date>2023-10-21T14:51:00</dc:date>
            </office:change-info>
          </text:format-change>
        </text:changed-region>
        <text:changed-region xml:id="ct94919480408016" text:id="ct94919480408016">
          <text:format-change>
            <office:change-info>
              <dc:creator>Julia Ringo</dc:creator>
              <dc:date>2023-10-21T14:51:00</dc:date>
            </office:change-info>
          </text:format-change>
        </text:changed-region>
        <text:changed-region xml:id="ct94919482626064" text:id="ct94919482626064">
          <text:insertion>
            <office:change-info>
              <dc:creator>Julia Ringo</dc:creator>
              <dc:date>2023-10-21T14:51:00</dc:date>
            </office:change-info>
          </text:insertion>
        </text:changed-region>
        <text:changed-region xml:id="ct94919482368784" text:id="ct94919482368784">
          <text:deletion>
            <office:change-info>
              <dc:creator>Julia Ringo</dc:creator>
              <dc:date>2023-10-21T14:51:00</dc:date>
            </office:change-info>
            <text:p text:style-name="First_20_Paragraph"><text:span text:style-name="T1">-</text:span></text:p>
          </text:deletion>
        </text:changed-region>
        <text:changed-region xml:id="ct94919482627024" text:id="ct94919482627024">
          <text:deletion>
            <office:change-info>
              <dc:creator>Julia Ringo</dc:creator>
              <dc:date>2023-10-05T13:15:00</dc:date>
            </office:change-info>
            <text:p text:style-name="First_20_Paragraph"><text:span text:style-name="T1"><text:s/>— </text:span></text:p>
          </text:deletion>
        </text:changed-region>
        <text:changed-region xml:id="ct94919482681984" text:id="ct94919482681984">
          <text:insertion>
            <office:change-info>
              <dc:creator>Julia Ringo</dc:creator>
              <dc:date>2023-10-05T13:15:00</dc:date>
            </office:change-info>
          </text:insertion>
        </text:changed-region>
        <text:changed-region xml:id="ct94919482627312" text:id="ct94919482627312">
          <text:deletion>
            <office:change-info>
              <dc:creator>Julia Ringo</dc:creator>
              <dc:date>2023-10-21T14:52:00</dc:date>
            </office:change-info>
            <text:p text:style-name="First_20_Paragraph"><text:span text:style-name="T1">feels like they might be</text:span></text:p>
          </text:deletion>
        </text:changed-region>
        <text:changed-region xml:id="ct94919482852336" text:id="ct94919482852336">
          <text:insertion>
            <office:change-info>
              <dc:creator>Julia Ringo</dc:creator>
              <dc:date>2023-10-21T14:52:00</dc:date>
            </office:change-info>
          </text:insertion>
        </text:changed-region>
        <text:changed-region xml:id="ct94919482852640" text:id="ct94919482852640">
          <text:deletion>
            <office:change-info>
              <dc:creator>Julia Ringo</dc:creator>
              <dc:date>2023-10-21T14:52:00</dc:date>
            </office:change-info>
            <text:p text:style-name="First_20_Paragraph"><text:span text:style-name="T1">,</text:span></text:p>
          </text:deletion>
        </text:changed-region>
        <text:changed-region xml:id="ct94919477276624" text:id="ct94919477276624">
          <text:deletion>
            <office:change-info>
              <dc:creator>Julia Ringo</dc:creator>
              <dc:date>2023-10-21T14:52:00</dc:date>
            </office:change-info>
            <text:p text:style-name="First_20_Paragraph"><text:span text:style-name="T1">them </text:span></text:p>
          </text:deletion>
        </text:changed-region>
        <text:changed-region xml:id="ct94919483484016" text:id="ct94919483484016">
          <text:insertion>
            <office:change-info>
              <dc:creator>Julia Ringo</dc:creator>
              <dc:date>2023-10-21T14:52:00</dc:date>
            </office:change-info>
          </text:insertion>
        </text:changed-region>
        <text:changed-region xml:id="ct94919482852000" text:id="ct94919482852000">
          <text:insertion>
            <office:change-info>
              <dc:creator>Julia Ringo</dc:creator>
              <dc:date>2023-10-21T14:54:00</dc:date>
            </office:change-info>
          </text:insertion>
        </text:changed-region>
        <text:changed-region xml:id="ct94919480239792" text:id="ct94919480239792">
          <text:format-change>
            <office:change-info>
              <dc:creator>Julia Ringo</dc:creator>
              <dc:date>2023-10-21T14:55:00</dc:date>
            </office:change-info>
          </text:format-change>
        </text:changed-region>
        <text:changed-region xml:id="ct94919482268688" text:id="ct94919482268688">
          <text:format-change>
            <office:change-info>
              <dc:creator>Julia Ringo</dc:creator>
              <dc:date>2023-10-21T14:55:00</dc:date>
            </office:change-info>
          </text:format-change>
        </text:changed-region>
        <text:changed-region xml:id="ct94919482682272" text:id="ct94919482682272">
          <text:deletion>
            <office:change-info>
              <dc:creator>Julia Ringo</dc:creator>
              <dc:date>2023-10-05T13:15:00</dc:date>
            </office:change-info>
            <text:p text:style-name="Text_20_body"><text:span text:style-name="T1"><text:s/>— </text:span></text:p>
          </text:deletion>
        </text:changed-region>
        <text:changed-region xml:id="ct94919483079456" text:id="ct94919483079456">
          <text:insertion>
            <office:change-info>
              <dc:creator>Julia Ringo</dc:creator>
              <dc:date>2023-10-05T13:15:00</dc:date>
            </office:change-info>
          </text:insertion>
        </text:changed-region>
        <text:changed-region xml:id="ct94919483957472" text:id="ct94919483957472">
          <text:insertion>
            <office:change-info>
              <dc:creator>Julia Ringo</dc:creator>
              <dc:date>2023-10-21T14:55:00</dc:date>
            </office:change-info>
          </text:insertion>
        </text:changed-region>
        <text:changed-region xml:id="ct94919484353888" text:id="ct94919484353888">
          <text:deletion>
            <office:change-info>
              <dc:creator>Julia Ringo</dc:creator>
              <dc:date>2023-10-21T14:56:00</dc:date>
            </office:change-info>
            <text:p text:style-name="Text_20_body"><text:span text:style-name="T1">,</text:span></text:p>
          </text:deletion>
        </text:changed-region>
        <text:changed-region xml:id="ct94919479129776" text:id="ct94919479129776">
          <text:deletion>
            <office:change-info>
              <dc:creator>Julia Ringo</dc:creator>
              <dc:date>2023-10-21T14:56:00</dc:date>
            </office:change-info>
            <text:p text:style-name="Text_20_body"><text:span text:style-name="T1">n</text:span></text:p>
          </text:deletion>
        </text:changed-region>
        <text:changed-region xml:id="ct94919481001648" text:id="ct94919481001648">
          <text:deletion>
            <office:change-info>
              <dc:creator>Julia Ringo</dc:creator>
              <dc:date>2023-10-10T11:08:00</dc:date>
            </office:change-info>
            <text:p text:style-name="Text_20_body"><text:span text:style-name="T1">…</text:span></text:p>
          </text:deletion>
        </text:changed-region>
        <text:changed-region xml:id="ct94919480089552" text:id="ct94919480089552">
          <text:insertion>
            <office:change-info>
              <dc:creator>Julia Ringo</dc:creator>
              <dc:date>2023-10-10T11:08:00</dc:date>
            </office:change-info>
          </text:insertion>
        </text:changed-region>
        <text:changed-region xml:id="ct94919481002672" text:id="ct94919481002672">
          <text:deletion>
            <office:change-info>
              <dc:creator>Julia Ringo</dc:creator>
              <dc:date>2023-10-21T14:56:00</dc:date>
            </office:change-info>
            <text:p text:style-name="Text_20_body"><text:span text:style-name="T1"><text:s/></text:span></text:p>
          </text:deletion>
        </text:changed-region>
        <text:changed-region xml:id="ct94919481137264" text:id="ct94919481137264">
          <text:insertion>
            <office:change-info>
              <dc:creator>Julia Ringo</dc:creator>
              <dc:date>2023-10-21T14:56:00</dc:date>
            </office:change-info>
          </text:insertion>
        </text:changed-region>
        <text:changed-region xml:id="ct94919481138224" text:id="ct94919481138224">
          <text:deletion>
            <office:change-info>
              <dc:creator>Julia Ringo</dc:creator>
              <dc:date>2023-10-05T13:15:00</dc:date>
            </office:change-info>
            <text:p text:style-name="Text_20_body"><text:span text:style-name="T1"><text:s/>— </text:span></text:p>
          </text:deletion>
        </text:changed-region>
        <text:changed-region xml:id="ct94919481202432" text:id="ct94919481202432">
          <text:insertion>
            <office:change-info>
              <dc:creator>Julia Ringo</dc:creator>
              <dc:date>2023-10-05T13:15:00</dc:date>
            </office:change-info>
          </text:insertion>
        </text:changed-region>
        <text:changed-region xml:id="ct94919481201760" text:id="ct94919481201760">
          <text:insertion>
            <office:change-info>
              <dc:creator>Julia Ringo</dc:creator>
              <dc:date>2023-10-21T14:57:00</dc:date>
            </office:change-info>
          </text:insertion>
        </text:changed-region>
        <text:changed-region xml:id="ct94919482083680" text:id="ct94919482083680">
          <text:insertion>
            <office:change-info>
              <dc:creator>Julia Ringo</dc:creator>
              <dc:date>2023-10-21T14:57:00</dc:date>
            </office:change-info>
          </text:insertion>
        </text:changed-region>
        <text:changed-region xml:id="ct94919481846624" text:id="ct94919481846624">
          <text:deletion>
            <office:change-info>
              <dc:creator>Julia Ringo</dc:creator>
              <dc:date>2023-10-21T14:57:00</dc:date>
            </office:change-info>
            <text:p text:style-name="First_20_Paragraph"><text:span text:style-name="T2">‘</text:span></text:p>
          </text:deletion>
        </text:changed-region>
        <text:changed-region xml:id="ct94919482190704" text:id="ct94919482190704">
          <text:insertion>
            <office:change-info>
              <dc:creator>Julia Ringo</dc:creator>
              <dc:date>2023-10-21T14:57:00</dc:date>
            </office:change-info>
          </text:insertion>
        </text:changed-region>
        <text:changed-region xml:id="ct94919477292096" text:id="ct94919477292096">
          <text:deletion>
            <office:change-info>
              <dc:creator>Julia Ringo</dc:creator>
              <dc:date>2023-10-21T14:57:00</dc:date>
            </office:change-info>
            <text:p text:style-name="First_20_Paragraph"><text:span text:style-name="T2">’</text:span></text:p>
          </text:deletion>
        </text:changed-region>
        <text:changed-region xml:id="ct94919482617056" text:id="ct94919482617056">
          <text:insertion>
            <office:change-info>
              <dc:creator>Julia Ringo</dc:creator>
              <dc:date>2023-10-21T14:57:00</dc:date>
            </office:change-info>
          </text:insertion>
        </text:changed-region>
        <text:changed-region xml:id="ct94919482617344" text:id="ct94919482617344">
          <text:deletion>
            <office:change-info>
              <dc:creator>Julia Ringo</dc:creator>
              <dc:date>2023-10-21T14:57:00</dc:date>
            </office:change-info>
            <text:p text:style-name="First_20_Paragraph"><text:span text:style-name="T2"><text:s/>– </text:span></text:p>
          </text:deletion>
        </text:changed-region>
        <text:changed-region xml:id="ct94919482618416" text:id="ct94919482618416">
          <text:deletion>
            <office:change-info>
              <dc:creator>Julia Ringo</dc:creator>
              <dc:date>2023-10-21T14:58:00</dc:date>
            </office:change-info>
            <text:p text:style-name="First_20_Paragraph"><text:span text:style-name="T2">as </text:span></text:p>
          </text:deletion>
        </text:changed-region>
        <text:changed-region xml:id="ct94919482678880" text:id="ct94919482678880">
          <text:insertion>
            <office:change-info>
              <dc:creator>Julia Ringo</dc:creator>
              <dc:date>2023-10-21T14:58:00</dc:date>
            </office:change-info>
          </text:insertion>
        </text:changed-region>
        <text:changed-region xml:id="ct94919482083968" text:id="ct94919482083968">
          <text:insertion>
            <office:change-info>
              <dc:creator>Julia Ringo</dc:creator>
              <dc:date>2023-10-21T14:58:00</dc:date>
            </office:change-info>
          </text:insertion>
        </text:changed-region>
        <text:changed-region xml:id="ct94919481212992" text:id="ct94919481212992">
          <text:deletion>
            <office:change-info>
              <dc:creator>Julia Ringo</dc:creator>
              <dc:date>2023-10-21T14:58:00</dc:date>
            </office:change-info>
            <text:p text:style-name="Text_20_body"><text:span text:style-name="T2">‘</text:span></text:p>
          </text:deletion>
        </text:changed-region>
        <text:changed-region xml:id="ct94919480243600" text:id="ct94919480243600">
          <text:insertion>
            <office:change-info>
              <dc:creator>Julia Ringo</dc:creator>
              <dc:date>2023-10-21T14:58:00</dc:date>
            </office:change-info>
          </text:insertion>
        </text:changed-region>
        <text:changed-region xml:id="ct94919482701328" text:id="ct94919482701328">
          <text:deletion>
            <office:change-info>
              <dc:creator>Julia Ringo</dc:creator>
              <dc:date>2023-10-21T14:58:00</dc:date>
            </office:change-info>
            <text:p text:style-name="Text_20_body"><text:span text:style-name="T2">’</text:span></text:p>
          </text:deletion>
        </text:changed-region>
        <text:changed-region xml:id="ct94919482189696" text:id="ct94919482189696">
          <text:insertion>
            <office:change-info>
              <dc:creator>Julia Ringo</dc:creator>
              <dc:date>2023-10-21T14:58:00</dc:date>
            </office:change-info>
          </text:insertion>
        </text:changed-region>
        <text:changed-region xml:id="ct94919482191664" text:id="ct94919482191664">
          <text:insertion>
            <office:change-info>
              <dc:creator>Julia Ringo</dc:creator>
              <dc:date>2023-10-21T14:58:00</dc:date>
            </office:change-info>
          </text:insertion>
        </text:changed-region>
        <text:changed-region xml:id="ct94919481488144" text:id="ct94919481488144">
          <text:deletion>
            <office:change-info>
              <dc:creator>Julia Ringo</dc:creator>
              <dc:date>2023-10-21T14:58:00</dc:date>
            </office:change-info>
            <text:p text:style-name="Text_20_body"><text:span text:style-name="T2">money</text:span></text:p>
          </text:deletion>
        </text:changed-region>
        <text:changed-region xml:id="ct94919483516080" text:id="ct94919483516080">
          <text:insertion>
            <office:change-info>
              <dc:creator>Julia Ringo</dc:creator>
              <dc:date>2023-10-21T14:58:00</dc:date>
            </office:change-info>
          </text:insertion>
        </text:changed-region>
        <text:changed-region xml:id="ct94919484167984" text:id="ct94919484167984">
          <text:insertion>
            <office:change-info>
              <dc:creator>Julia Ringo</dc:creator>
              <dc:date>2023-10-21T14:59:00</dc:date>
            </office:change-info>
          </text:insertion>
        </text:changed-region>
        <text:changed-region xml:id="ct94919484168272" text:id="ct94919484168272">
          <text:insertion>
            <office:change-info>
              <dc:creator>Julia Ringo</dc:creator>
              <dc:date>2023-10-21T14:59:00</dc:date>
            </office:change-info>
          </text:insertion>
        </text:changed-region>
        <text:changed-region xml:id="ct94919484168560" text:id="ct94919484168560">
          <text:deletion>
            <office:change-info>
              <dc:creator>Julia Ringo</dc:creator>
              <dc:date>2023-10-05T13:15:00</dc:date>
            </office:change-info>
            <text:p text:style-name="Text_20_body"><text:span text:style-name="T2"><text:s/>— </text:span></text:p>
          </text:deletion>
        </text:changed-region>
        <text:changed-region xml:id="ct94919481488432" text:id="ct94919481488432">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3">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3">What comes after this phrase makes it clear that the first push of a needle is </text:span><text:span text:style-name="T5">not </text:span><text:span text:style-name="T3">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3">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3">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3">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3">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3">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3">“</text:span><text:span text:style-name="T3">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3">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3">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P8">Percy climbed back up the stairs to the third deck, moving towards the control room. As she passed Hemi at the sonar station, she told him she wanted to blow the tanks. He nodded, as if he had been expecting this. “What about the sub following us?” he asked.</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8">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8">Four of the thickest pipes led from the high-pressure air tanks to the main ballast tanks. These had large valves set in-line that could be opened or closed by turning a heavy hexagonal nut with a large wrench.</text:p>
      <text:p text:style-name="P8">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8">“I am ready to blow the tanks,” he said with some emphasis, aiming this statement up to the control room hatch forward and above him. “At your service, Sylvia.”</text:p>
      <text:p text:style-name="P8">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8">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8">“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8">“What is going wrong?” she shouted at Gregory. Her eyes scanned rapidly across the instruments. “Trim!” She started spinning open valves on the tank control panel, trying 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P8">“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8">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8">“The fuel oil ballast?” Percy asked Hemi. Though he could mean nothing else.</text:p>
      <text:p text:style-name="P8">“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8">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8">“OK, Hemi. Come up here. Keep her under control. I’ll blow the fuel ballast myself.”</text:p>
      <text:p text:style-name="P8">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8">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8">The nut slowly turned as she bore down all her weight on the end of the extended lever. One-quarter turn to the stop at the open position.</text:p>
      <text:p text:style-name="P8">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8">“Now… now are we rising?” Percy asked after a few minutes. But she was looking at the same gauges as everyone else. She could read them as well as anyone else.</text:p>
      <text:p text:style-name="P8">“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8">Hemi gave his pragmatic analysis: “The fuel ballast tanks are just not big enough to overcome half our forward main ballast being flooded.”</text:p>
      <text:p text:style-name="P8">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8">Owen, the youngest of the crew, stuck his head up through the hatch to the control room. “Captain Percy, Chips wants me to tell you that all the movement of the boat has split the cracks in the hull wider. The flooding in the cargo hold is getting worse. No, wait, she said to tell you this part exactly: ‘The fucking cargo hold of your shitty tub is flooding like a damned bitch in her first season of heat’ …was what she said.”</text:p>
      <text:p text:style-name="P8">“Her words exactly, huh?”</text:p>
      <text:p text:style-name="P8">“Under the dark part of the pit are the poison spikes,” said Gregory.</text:p>
      <text:p text:style-name="P8">Owen looked at Gregory with a specific question on his face, but asked a different one. “Can’t we surface, Captain?”</text:p>
      <text:p text:style-name="P8">“Go back and help Chips. Do anything she asks of you. Get the cargo hold patched and the flooding stopped.”</text:p>
      <text:p text:style-name="P8">“Alrighty.” Owen’s head disappeared back down below.</text:p>
      <text:p text:style-name="P8"> </text:p>
      <text:p text:style-name="P8">Captain Percy was running out of ideas. It was easy to make the decision to get to the surface at any cost while there still remained some levers to pull and options to choose between. But now there was nothing she could think of that could move them upward.</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P8">“One thousand meters, give or take. Essentially bottomless.”</text:p>
      <text:p text:style-name="P8">“Hmm.” She slipped down the ladder from the control room and stepped forward to the navigation table located just behind the sonar operator’s station.</text:p>
      <text:p text:style-name="P8">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p>
      <text:p text:style-name="Text_20_body"><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P8">She pulled down a magnifier that hung from the ceiling by a retractable line. She looked closely at the grease markings on the chart, and the depth markings around them. “Hemi… come down here.”</text:p>
      <text:p text:style-name="P8">Hemi’s bulk eased down the ladder from the control room. She pointed to a spot on the chart. “Figure out how to get us here — assuming we can hold the boat over the pit and squeeze every last watt from our batteries.”</text:p>
      <text:p text:style-name="P8">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p>
      <text:p text:style-name="P8">“If we can’t do it, it’s a fucking long way to the bottom.”</text:p>
      <text:p text:style-name="P8">“If I spend some time tracking our exact depth, speed, battery status, and most importantly how quickly we are gaining depth, then I can get a sense of our rate of, um…decline. I would then be better able to tell you what our chances are. I need a short span of time to do that.”</text:p>
      <text:p text:style-name="P8">“No chances Hemi. I just want you to figure out how to make those numbers add up so we can find the bottom with the boat intact, and not a mile under water.” She ascended to the control room.</text:p>
      <text:p text:style-name="P8"> </text:p>
      <text:p text:style-name="P8">Captain Percy gave Bastian and Gregory a new heading, and Bastian brought the sub limping around to it by gingerly applying some rudder.</text:p>
      <text:p text:style-name="P8">“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p>
      <text:p text:style-name="P8">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p>
      <text:p text:style-name="P8">“Hey Gregory, you ever think about what the fuck it must be like when a submarine goes down?”</text:p>
      <text:p text:style-name="P8">Gregory glanced at Bastian quickly, but returned his eyes to the controls.</text:p>
      <text:p text:style-name="P8">“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p>
      <text:p text:style-name="P8">“Shut the fuck up, Basti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P8">“But your stupid fucking point is that it takes a long time on a sub…”</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P8">“You are a motherfucker, Basti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P8">“Damn you, Bastian! Shut the fuck up!”</text:p>
      <text:p text:style-name="P8">“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P8">“OK,” Percy said to herself. “The only thing that matters right now: how fast are we sinking?”</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P8">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p>
      <text:p text:style-name="P8">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P8">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p>
      <text:p text:style-name="P8">And it did not matter that somewhere down there might be an actual bottom. For this sub, for their pursuing sub, for any submarine that Captain Percy had ever heard about, 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p>
      <text:p text:style-name="P8">Hemi came up into the control room with a clipboard and a pencil and leaned over the glowing red dials, raising the tiny lenses of his glasses with his fingers to bring them into sharper focus. He jotted readings off the dials onto his clipboard.</text:p>
      <text:p text:style-name="P8">Captain Percy fished her hand around among the joists that supported the pressure hull wall, and found a rumpled pack of cigarillos. She shook one out and lit it. “Are we going to make it Hemi?”</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P8">Percy sucked slowly on her cigarillo as she parsed Hemi’s assessment. “What you are really saying is that even though it looks fucking hopeless, there is still a goddamn chance.”</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P8">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P8">For a moment she thought she saw the needle writhe, like the flash of a small bait fish seen catching the sun in a shallow pool of water. But under more sharply focused eyes, the needle remained sitting comfortably on the “Bottomless” pi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P8">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rose back to show they were about ten meters from the bottom. It remained hovering at that level.</text:p>
      <text:p text:style-name="P8">“OK, Gregory, now the stupid part: give me a gentle dive plane down angle,” Percy said quietly.</text:p>
      <text:p text:style-name="Text_20_body"><text:span text:style-name="T1">“You want to go </text:span><text:span text:style-name="T2">down</text:span><text:span text:style-name="T1">?”</text:span></text:p>
      <text:p text:style-name="P8">“Down, Gregory. Right now. Take us to the sea floor.”</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P8">At the sound of the collision alarm Hemi came up through the hatch. His eyes passed over the gauges, taking in their situation. “Gently, Gregory,” he almost whispered.</text:p>
      <text:p text:style-name="P8">“Yes, gently,” added Percy, “as gentle as you’ve ever been, like you’re laying down a fevered child. Bastian, disengage the motor. Let’s use only what’s left of our forward momentum, and let our leaking boat take us down in whatever way she wants to.”</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P8">“Fuck me,” said Bastian. “Two hundred and forty-eight meters down, on the bottom. An undersea mountain. And we’ve landed on the top, like Noah crashing his ark into fucking Ararat.”</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P8">“…Regardless of the amount of time we need to spend here, being bottomed has the added bonus of rendering us nearly undetectable to active sonar. If the sub that rammed us is still searching for us, we will blend in with the bottom. They will likely assume we sank,” observed Hemi.</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P8">She found Chips waiting for her at the cargo hold bulkhead in the forward battery room on the bottom deck of the boat. Chips had a large wrench with her and as soon as Percy arrived she banged with it on the bulkhead. “Well Capt, it sounds fuckin’ hollow to me. Still air on the other side of the fuckin’ bulkhead at least.”</text:p>
      <text:p text:style-name="P8">Percy cranked open the hatch, the rusted sealing wheel squeaking painfully in her ears. The lights were out in the cargo hold, so they were looking into blackness. But the air smelled damp and they could hear many drips echoing in the huge empty space.</text:p>
      <text:p text:style-name="P8">Percy reached around and flipped on the lights. The white overheads glared. The steel grating of the floor led down a gentle slope and disappeared into an oily, black subterranean lake. A couple of empty wooden crates floated like lost Viking craft, accompanied by a film of black frothing grease that wafted by in patches like bergs among the ships. Any sound Percy and Chips made echoed back and forth from hull to hull over the water.</text:p>
      <text:p text:style-name="P8">“That’s the fuckin’ raw material of nightmares,” said Chips.</text:p>
      <text:p text:style-name="P8">“We probably did more damage to her when we pressed her bow into the sea floor — like levering apart the bones of a carcass. We don’t have much time before this whole hold is flooded — in which case we’ll never get off the fucking bottom. What do you need, Chips?”</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P8">Percy found Gregory and Bastian crawling into their bunks in crew quarters, having been released from control duty by Hemi. Their eyes were slitted and bleary and there was no grace in their attempt to climb into their racks.</text:p>
      <text:p text:style-name="P8">“Come on, you can’t fucking sleep yet. Get some coffee and then go find some portable bilge pumps. We need to get this boat pumped out, or you’ll never wake up from your little naps.”</text:p>
      <text:p text:style-name="P8">She left them groaning and headed to the galley, thinking coffee sounded like a good idea. There was a metal cup sitting upside down in the drying rack, a blue tin cup with the white flecks. The outside of it had been dipped in rubber for use on submarines. Even when well-washed, the cups always added a piquant taste of metal and oil to the coffee. The one in the dish rack was relatively clean, just retaining the usual semi-permanent brown ring stains.</text:p>
      <text:p text:style-name="P8">The coffee in the pot had been on the warmer for hours. Maybe days. She poured it into her cup and added a couple scoops of sugar. The taste was foul, like what she always imagined “sweet crude” must taste like. Her taste buds rebelled, but the rest of her body knew better, and she felt an immediate wash of relief from the fatigue beginning to plague her.</text:p>
      <text:p text:style-name="P8">Their situation was dire, but she was feeling better. If being flooded and bottomed had been the worst thing to happen today, she would have been upset. But somehow their relative safety right now compared to where they had been an hour before — when they were slowly sinking over a bottomless hole — made Percy feel surprisingly relaxed. Relaxed enough to enjoy a cup of burnt coffee, at least.</text:p>
      <text:p text:style-name="P8">Percy found another relatively clean tin cup behind the rails of the dish cabinet and filled it with coffee. She brought it to Hemi at the navigation station.</text:p>
      <text:p text:style-name="P8">Hemi took the cup and held it to his lips, blowing the acid smell off the surface. His glasses steamed up. “Does Chips have a handle on the leak?”</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P8">“Still’d rather be nowhere on the surface than sunk on the bottom of somewhere — in this case that ‘somewhere’ being a fucking rarely-charted and never-visited undersea mountain.”</text:p>
      <text:p text:style-name="P8">“We are in a situation where we need to overcome a whole series of challenges, each in order. I am just trying to get ahead of the problem.”</text:p>
      <text:p text:style-name="P8">“OK, Hemi, you do the thinking ahead. You let me know if I’m not considering something that impacts our future survivability. Otherwise, I need to focus on surviving our situation right now. And that currently means getting some of this foul black water out of my boat. Right?”</text:p>
      <text:p text:style-name="P8">Hemi nodded.</text:p>
      <text:p text:style-name="P8">“OK. Back to the cargo hold I go then.”</text:p>
      <text:p text:style-name="P8"> </text:p>
      <text:p text:style-name="P8">In the cargo hold, Bastian and Gregory were laying out the heavy cloth-covered hoses down the center of the space and hooking them up to portable electric bilge pumps the size of small refrigerators. Multiple black hoses and thick electrical cables snaked across the floor grating, making navigating the space treacherous.</text:p>
      <text:p text:style-name="P8">Owen had his own electric pump — a smaller one that pumped air — down at the edge of the black lake, and he was feeding an air hose to Chips,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p>
      <text:p text:style-name="P8">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 — fuck it — another brace too.”</text:p>
      <text:p text:style-name="P8">“Alright!” called the kid from the shore, where the water lapped at the toes of his boots. Owen was wearing the same greasy-slick rubber waders Chips had had on earlier. He selected some metal bits from a pile of scraps on the grating next to the welding rig and waded into the cloying bilge to hand them to Chips.</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healthy. </text:span><office:annotation office:name="__Annotation__2005_2956951863" loext:resolved="true"><dc:creator>Julia Ringo</dc:creator><dc:date>2023-10-10T12:55:00</dc:date><meta:creator-initials>JR</meta:creator-initials><text:p><text:span text:style-name="T3">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P8">She sipped her coffee and watched Chips dive again with the steel plates in one hand. More blue light from under the water. Percy had the idea to track down a meter stick and prop it in the water, so they could all see when the water started to lower. But then she thought better of it, considering the strong possibility of the water quickly rising over the top of the stick.</text:p>
      <text:p text:style-name="P8">Instead, she helped Gregory and Bastian get the bilge hoses connected to the trim tanks and set them cranking. The hoses inflated with the pressure of the water running up the gentle grade from the pumps. She could hear it sloshing into the empty trim tanks, and the sound of it echoed between the hull walls.</text:p>
      <text:p text:style-name="P8"> </text:p>
      <text:p text:style-name="P8">The next time Chips came up to find the patch piece she wanted from the scrap pile, Percy took the diving mask from her and waded into the water to inspect the damage personally. The water was the freezing and never-varying temperature of deep ocean water. It had picked up an unpleasant array of smells: a mix of petrochemicals and solvents, refuse, and old grease — the stuff that always contaminated a ship’s bilge — but that odor was strengthened to a nausea-inducing level by the sheer volume of water.</text:p>
      <text:p text:style-name="P8">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in a way that only high-tensile steel could be. But even steel could only be pushed so far without splitting.</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P8">With the extra bilge pumps running, Captain Percy let Gregory and Bastian stumble up to their racks for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 too.</text:p>
      <text:p text:style-name="P8">She needed to sleep more than anyone. But she knew she would not be able to. Maybe once they got to the surface, but that seemed far off now — both physically and temporally. She polished off cigarillo after cup of coffee after cigarillo. When Chips needed something, she was there, but mostly Chips had her own method and did not want help. When Chips disappeared below the surface the cargo hold became totally silent. Percy looked at her watch — time had fallen to its knees and crawled forward only with desperate and gasping heaves. It took her more than an hour to realize that the water level had receded a bit, leaving a greasy black line on the pressure hull to indicate its high-water mark.</text:p>
      <text:p text:style-name="P8">Percy allowed herself some small amount of hope.</text:p>
      <text:p text:style-name="Text_20_body"><text:span text:style-name="T1">The receding water level was everything. The boat did not need power or the high-pressure air system or a running motor to reach the surface — all she needed was that water level to recede; physics would take care of everything else. The way it was currently set, the boat </text:span><text:span text:style-name="T2">wanted</text:span><text:span text:style-name="T1"> to float. It was merely being pinned down by a massive black liquid weight.</text:span></text:p>
      <text:p text:style-name="P8">She waited for Chips to raise her head above the surface again. “Chips! The water level is dropping!” Percy shouted with one hand cupped to her mouth, pointing at the black line of grit marked on the pressure hull.</text:p>
      <text:p text:style-name="P8">“Ah fuckin’ sure. With the fuckin’ quilt of patches I’ve laid down it’s about fuckin’ time.”</text:p>
      <text:p text:style-name="P8">“I have to go up to the control room — there’s really no way to know when we’ll get buoyant again, and someone has to be there if we do.”</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P8">Owen did not say anything but resignedly rolled out of his rack to his feet, rubbed his eyes, and stumbled toward the cargo hold.</text:p>
      <text:p text:style-name="P8">Percy climbed to the control room and sat at one of the maneuvering stations with the familiar array of dials spread out in front of her. The readings had not changed at all since she last left them, for the obvious reason that the sub had not moved. She took in the reading from each gauge separately, adding it to her holistic picture of the situation her boat was in. But she was not learning anything new.</text:p>
      <text:p text:style-name="P8">It suddenly occurred to her that the gauges were the wrong place to look for more input about the status of the boat. She would know the boat was rising before any of the gauges showed it. The water was being drained out so slowly that it was not like the boat would just pop off the bottom. First she would feel the leveling of the slight incline it had taken on as it had settled into the bottom. The boat righting itself would be the first indication it was rising, and she would not need gauges to know that was happening.</text:p>
      <text:p text:style-name="P8">She returned to her feet, fished her control-room cigarillo pack from its nook in the wall, and lit up. With nothing important to look at, she started pacing back and forth. How long now? She looked at her watch, but realized immediately that that particular gauge was no longer important either.</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P8">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 “Good morning, motherfuckers! We have positive fucking buoyancy.”</text:p>
      <text:p text:style-name="P8"> </text:p>
      <text:p text:style-name="P8">The sensation of moving up instead of down felt oddly terrific—a relief in the change of environmental accelerations that only someone who has acutely attuned themselves to three-dimensional space would recognize.</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 — nothing like the violent rise that an emergency blow would elicit had the boat been functioning normally — but they were steadily moving upward.</text:span></text:p>
      <text:p text:style-name="P8">Hemi popped up in the control room and stood watching the gauges, smiling a quiet smile of intellectual and mechanical satisfaction.</text:p>
      <text:p text:style-name="P8">“Hemi, don’t just stand there like a giant fucking cow,” Percy said to him. “Sit at the controls and make sure nothing stupid happens.”</text:p>
      <text:p text:style-name="P8">Hemi lowered himself into the planes control chair, already turning the dive plane wheel to achieve a more controlled angle of rise.</text:p>
      <text:p text:style-name="P8">Percy balanced the trim tanks to keep them as level as possible. “Keep the bow slightly down, Hemi, otherwise all that water still in the cargo hold is going to wash right back to the engine room.”</text:p>
      <text:p text:style-name="P8">A banging and cursing came up to them from the crew quarters, and a second later Chips climbed into the control room, leaving a small puddle of black water at the base of the ladder and a thin trail of the foul stuff behind her as she stepped up to Percy. She was holding a length of steel bracing pipe in her hand.</text:p>
      <text:p text:style-name="P8">“Ya gaping and pustulated fucking asshole! Ya almost killed me! What fucking stupid idea came to your impenetrable head to blow the trim tanks with no warning? I was fuckin’ washed half-way down the fucking boat!”</text:p>
      <text:p text:style-name="P8">“Back off Chips. I gotta deal with surfacing my boat. We can talk about proper emergency procedures later,” Percy replied, trying to keep her voice calm.</text:p>
      <text:p text:style-name="P8">“Ya fuck yourself and your fucking proper procedures. I’m talking about my fucking life, you fucking swollen and carbuncled head of a syphilitic cock.” Chips raised the pipe and pointed it at Percy.</text:p>
      <text:p text:style-name="P8">Percy did not even look at Chips, instead keeping her eyes on the depth gauge, which showed the boat steadily coming shallower. “Put that pipe down, Chips.”</text:p>
      <text:p text:style-name="P8">Chips snapped. She rushed at Percy, swinging the piece of pipe in a long arc across the control room, just missing Hemi’s head but connecting with Percy’s stomach. Percy doubled over immediately and fell to the cold metal of the deck.</text:p>
      <text:p text:style-name="P8">Hemi was out of his seat a second later and had Chips’ forearms taut in his huge fists, like bracing on the cables of a massive suspension bridge.</text:p>
      <text:p text:style-name="P8">Percy was not down long. She got up to one knee before she fired Chips. “You’re off the boat,” she said quietly, between gasping breaths. “We get to a port, you take your gear with you when you get off, and never again befoul my boat with your black fungal attitude.”</text:p>
      <text:p text:style-name="P8">“Ya? Fuck you, you vegetatively stupid sow. I’ll fucking be asleep in my rack while your fucking rusting shithole of a boat sinks around you. I don’t fucking care anymore. I’d rather die than save your bulbous fucking ass one more time.”</text:p>
      <text:p text:style-name="P8">Hemi was steering Chips toward the hatch down out of the control room. He had to let her arms go for her to get down the ladder, though he kept the piece of pipe she had been holding. Hemi and Percy could hear her smashing and cursing her way forward to the crew quarters.</text:p>
      <text:p text:style-name="P8">“We all need rest, Sylvia,” said Hemi.</text:p>
      <text:p text:style-name="P8">“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true"><dc:creator>Julia Ringo</dc:creator><dc:date>2023-10-10T13:25:00</dc:date><meta:creator-initials>JR</meta:creator-initials><text:p><text:span text:style-name="T3">Did Chips say this?</text:span></text:p></office:annotation><text:span text:style-name="T1">And they would never get to a port without Chips’s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 then the other, as Captain Percy adjusted the trim of the tanks. But the boat rose straight up, more or less, since they did not have the motors running and it was being lifted by buoyancy alone.</text:span></text:p>
      <text:p text:style-name="P8">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hey let out a small cheer that echoed to the control room from the depths of the boat. They arrived moments later at the bottom of the ladder to the control room, obviously expecting to go out on deck.</text:p>
      <text:p text:style-name="P8">At first, Captain Percy was not even going to think about allowing that. Years of experience had reinforced the routine that the first action on surfacing a sub was to scan around with the periscope, if not the radar. There was always a chance that the only safe move would be to dive right back down. But she fought back this instinct: there was nothing on the surface that could be more dangerous than attempting to dive her damaged boat again. She looked down at her crew — minus Chips — and waved them up through the control room.</text:p>
      <text:p text:style-name="P8">Owen, with his scrawny youthful energy, led the way. He charged up the ladder, struggled with the tightly closed and somewhat rusted hatch-seal wheel for a moment before squeaking it open, and pushed the hatch up with a pop as the slight variation in pressure equalized.</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P8">It was a cool, breezy day. Gray clouds hung low overhead, and there was a mild chop on the water. Owen hopped over the fairing and down the rungs on the side of the sail to the main deck, where he ran up and down, shrieking like a small child.</text:p>
      <text:p text:style-name="P8">After a few minutes of just enjoying the surface air, Percy got back to the situation at hand. “Hemi, you were looking at the charts: who controls this part of the surface these days?” she asked.</text:p>
      <text:p text:style-name="P8">“Hmm. Perhaps the Western Federated Provinces? At least, they did the last time I looked at a Territorial Authorities map. But that was more than a year ago.”</text:p>
      <text:p text:style-name="P8">“Those assholes are bad fucking news, and have no tolerance for surface transports — even ones that have papers,” put in Bastian. “We should not stay here.”</text:p>
      <text:p text:style-name="P8">“We would be on our way right fucking now…if we had any fuel or power,” Percy said. “That lovely sound you hear of gentle waves smacking against our hull is the sound of a ship not moving. We’re dead in the water, and we’re still a bit fucked, folks.”</text:p>
      <text:p text:style-name="P8">“Owen!” she called down to the deck, “come back up here. We have to get back to work.” As he ran over and climbed back up the side of the sail, she laid out their next steps. “Hemi, get down to the navigation chart and see if there’s any hope of a place we could limp to with what little charge we have left on the battery.</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 — don’t tell them </text:span><text:span text:style-name="T2">anything</text:span><text:span text:style-name="T1">. Just come get me and I’ll try to gauge their reliability myself.”</text:span></text:p>
      <text:p text:style-name="P8">“Sure, Capt,” said Bastian.</text:p>
      <text:p text:style-name="P8">“Gregory…I’m starving. Want to see if you can get something going in the galley?”</text:p>
      <text:p text:style-name="P8">“Sounds good.”</text:p>
      <text:p text:style-name="P8">“And put a new pot of coffee on too. The shit in there now has been on that burner so long it looks like bunker fuel.”</text:p>
      <text:p text:style-name="P8">They climbed back down into the control room but left the hatch open, and for the next few hours a blessed breeze blew through, and occasional tendrils of sea air reached as far into the submarine as the crew quarters.</text:p>
      <text:p text:style-name="P8"> </text:p>
      <text:p text:style-name="P8">Inside, Captain Percy joined Hemi at the navigation table.</text:p>
      <text:p text:style-name="P8">“The most pressing problem,” said Hemi, not even waiting for her to ask, “is that the batteries are nearly entirely depleted. Even running extremely judiciously, we have a range of a few nautical miles at best.” He used a compass to draw a dotted line around their position, showing what was within range. It was a completely barren section of the chart in the middle of the ocean. It was nowhere.</text:p>
      <text:p text:style-name="P8">“Not even close, huh? Well, that just leaves us with the less-than-ideal option of accepting help from someone.”</text:p>
      <text:p text:style-name="P8">“Most folks who pass in these neglected waters are not much inclined to help those they do not know.”</text:p>
      <text:p text:style-name="P8">“We’ll just have to hope we don’t meet most folks then.”</text:p>
      <text:p text:style-name="P8">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 — both legitimate cargo haulers and smugglers. Those frequencies were also often monitored by Authority vessels that might be engaged in policing shipping and transport traffic through their territorial control areas.</text:p>
      <text:p text:style-name="P8">“Anything, Basti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 — basically all of them. If there were any ships out there, the signal would bounce back to the </text:span><text:span text:style-name="T2">Prospect</text:span><text:span text:style-name="T1"> and they would know its location. But any other ship in range could also detect the radar signal and know the precise location of the </text:span><text:span text:style-name="T2">Prospect</text:span><text:span text:style-name="T1">. Generally, when Percy used radar, her habit was to dive soon afterwards.</text:span></text:p>
      <text:p text:style-name="P8">In this case, she thought turning on the radar was worth the risk. But the radar sweep rolled twice around the display, showing a completely empty scope. There was nothing for miles in every direction. She left it scanning, eased herself into the sonar station chair, and tried to get comfortable.</text:p>
      <text:p text:style-name="Text_20_body"><text:span text:style-name="T1">For the next few hours, she chain-smoked and listened to the emptiness of the ocean around them on the passive sonar. It was a mind-numbing task, trying to pick out a signal from the muted hiss and rush that came to her from the choppy surface. She swept the sonar mics in a circle, covering every direction out from the </text:span><text:span text:style-name="T2">Prospect</text:span><text:span text:style-name="T1"> and 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P8">She called Hemi over. “Listen to this and tell me what you think it is.”</text:p>
      <text:p text:style-name="P8">Hemi had exceptional ears for sonar. He stood next to her and put the headphones on, and his eyes lost focus as he listened. The tips of his thick brown fingers rested on the top of the directional control wheel and eased it back and forth across the contact’s heading.</text:p>
      <text:p text:style-name="P8">“Very small surface craft, and moving… unusual though — and not just because it is tiny and in the deep ocean. It seems like it has almost no hull sound. I do not hear any wake running along it.”</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P8">“Even if it were a fucking canoe… at two miles away I should be able to see it.” There was nothing but unblemished gray fields in her scope. She double-checked the bearing with Hemi, shouting down to the sonar station below.</text:p>
      <text:p text:style-name="P8">She was pointed in the right direction, there was simply nothing there.</text:p>
      <text:p text:style-name="Text_20_body"><text:span text:style-name="T1">But she had a hunch. She felt confident about the sonar target. She was sure something </text:span><text:span text:style-name="T2">was</text:span><text:span text:style-name="T1"> there,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P8">Captain Percy put Bastian back in the rudder-throttle control seat. She gave him a heading toward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little gap of air between them and the zero mark. They would only get one shot at this.</text:p>
      <text:p text:style-name="P8"> </text:p>
      <text:p text:style-name="P8">They crept — two nautical miles an hour. After a quarter-hour or so, Hemi called up from sonar. “We got lucky, Sylvia. I am tracking something like an intercept course — the object is headed towards us at any rate. At our current speed there is no way we would ever have overtaken it if they were heading away from us. It is moving fairly quickly. But…” There was a gap, and Percy could hear him scratching a pencil on paper. “But we need to go slightly faster. Can you do four knots?”</text:p>
      <text:p text:style-name="P8">Percy sighed. It did not sound like much, but it was twice as much power consumption. “You heard the man, Bastian, give her a little fuckin’ gas.”</text:p>
      <text:p text:style-name="P8">There was a burning cigarette between Bastian’s bony fingers as they wrapped around the throttle stick and eased it slightly forward.</text:p>
      <text:p text:style-name="P8">A few minutes later, Hemi called up, “Good. We will be within a quarter mile of the object in a matter of minutes.”</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P8">“Sylvia!” called up Hemi. “They are gone. No detectable signal on the sonar.”</text:p>
      <text:p text:style-name="P8">“Stop the boat Bastian.” The electric motors were very quiet when running this slow, but she wanted Hemi to have total silence for listening. “What was the last range, Hemi?”</text:p>
      <text:p text:style-name="P8">“About five hundred meters. They are close. I have to assume they are just sitting idle out there. We could ping them?”</text:p>
      <text:p text:style-name="P8">“Ah, that would scare the fucking shit out of them. They might think we were armed and about to fire. We’re trying to make friends here. …I’m going to try ship-to-ship radio. We’re just close enough they might hear us, and the radio could be a little less threatening.”</text:p>
      <text:p text:style-name="P8">Percy reached over her head and flipped on the ship-to-ship radio. A device that was not actually a radio, it just acted like one. It used the sonar rig to push sound through the water to talk to other ships nearby. Five hundred meters was just about the limit of its range. Real radio transmissions were supposed to follow a set of protocols and rules, potentially enforced by agents of Authorities in their respective territories. Ship-to-ship had no rules other than an informal argot that had developed partially to obfuscate meaning for any other ship that might be listening, and had partially evolved from nautical cultural habit.</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P8">Percy hesitated, and then transmitted back, “Well, first let me state flat out that we’re nothing but a cargo sub — 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p>
      <text:p text:style-name="P8">Another moment passed. “Yeah. Well. These waters are empty because the Authorities running this territory right now are a bunch of tight-sphinctered class-A-holes who seem more interested in shooting down transports than letting any commerce commence. It’s a fucking bad place to be not moving and on the surface.”</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P8">“We’ll look for you — for something — off the port side. Out.”</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mini-sub’s sail, and the head of a man with yellow spiked hair emerged. His arms were still inside the sail, working controls, and he was standing propped on something inside so he could get his head and shoulders high enough above the fairing to see as he guided his craft alongside the </text:span><text:span text:style-name="T2">Prospect</text:span><text:span text:style-name="T1">.</text:span></text:p>
      <text:p text:style-name="P8">Bastian opened the hatch to a wet-storage locker on the deck and pulled out some large white rubber fenders that were flat and deflated after being subjected tofrom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p>
      <text:p text:style-name="Text_20_body"><text:span text:style-name="T1">“Toss a line!” the man in the mini-sub yelled as he let the engine run on idle and stepped over the fairing. He was wearing tall rubber boots as he ran up the washed deck of the small sub. The boots were pulled over leather pants that were originally probably black, but were now cracked and gray at the seams and </text:span><office:annotation office:name="__Annotation__2707_2956951863" loext:resolved="true"><dc:creator>Julia Ringo</dc:creator><dc:date>2023-10-10T13:57:00</dc:date><meta:creator-initials>JR</meta:creator-initials><text:p><text:span text:style-name="T4">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adjustable wrenches in various sizes, the finish on them beaten away, matte and rusting in places, from years of banging against each other like chimes. He wore a faded black denim vest from which the sleeves had been inexpertly removed,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P8">The man took the cigarette between his fingers and brought it to his lips to suck long and hard. “Ah fuck, thanks. I ran out a couple of days ago. I go by Shakes.” He held up his hand level in front of them and they could see it tremble slightly in the air. “Ya can see why.” Shakes looked at Hemi, standing just ahead of Percy with his black beard wafting in the breeze. “You the captain?”</text:p>
      <text:p text:style-name="P8">Hemi nodded toward Percy. She stuck out a grimy hand. “Captain Percy. Hemi here is my submersible giant and Deck Boss. The skinny one is Bastian.”</text:p>
      <text:p text:style-name="P8">“That the whole complement?”</text:p>
      <text:p text:style-name="P8">“Few more below.” Percy was still staring at the mini-sub. “That’s a hell of a fucked-up craft ya got there.”</text:p>
      <text:p text:style-name="P8">“Like it? I built it my fuckin’ self. Welded it together on the top of a mountain coffee farm from rotting scraps of metal. They had a bunch of land higher up where the coffee don’t grow, and it seemed like a good place to build a boat. It was. ’Cept it wasn’t a good place to launch a boat from. Getting it down to the water was way more difficult than the buildin’ of it.”</text:p>
      <text:p text:style-name="P8">“I could imagine,” said Hemi.</text:p>
      <text:p text:style-name="P8">“I’ve heard of this kind of thing,” said Percy. “The boat runs fast and just below the surface. Basically invisible to any kind of radar, and too quiet for most sonar. Good for… small shipments?”</text:p>
      <text:p text:style-name="P8">“Aye, ‘specialty shipments’ — when stuff has to be got somewhere fast with no fucking questions asked. Just not too much stuff. I also built in a few special modifications — this boat is the fastest and most versatile in its class!”</text:p>
      <text:p text:style-name="P8">Captain Percy looked at the rusting bulbous hulk alongside her boat and doubted there was any class of vessel that would accept it.</text:p>
      <text:p text:style-name="Text_20_body"><text:span text:style-name="T1">Shakes continued, “Most of these homemade jobs just run at the surface; I added some batteries and some trim tanks, and this here boat — the </text:span><text:span text:style-name="T2">Gnat</text:span><text:span text:style-name="T1"> is the name — can </text:span><text:span text:style-name="T2">dive</text:span><text:span text:style-name="T1">. Run a bit under water, just enough to get away from any curious onlookers.”</text:span></text:p>
      <text:p text:style-name="P8">“How deep?” asked Hemi.</text:p>
      <text:p text:style-name="P8">“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 he said, kicking the toe of his rubber boot against the hull of the </text:span><text:span text:style-name="T2">Prospect</text:span><text:span text:style-name="T1">.</text:span></text:p>
      <text:p text:style-name="P8">Percy frowned. “Welp, that’s an impressive submersible hobby you got there. But has anyone here got an idea how we’re going to get my boat moving? You ain’t carrying a load of diesel fuel, are you, Mr. Shakes?”</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 — 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P8">“Look, we aren’t the type to ask for help,” Percy said, “and I hate imposing on other folks’ business, just as I don’t want ’em imposing on mine, but you can see we’re more than a little desperate here. If you can see your way to allowing Hemi — and just Hemi — aboard to take some specs of your boat — see if you’re carrying anything he can use — we’ll make it up to you later…. At the current moment about all we can offer you is hot food.”</text:p>
      <text:p text:style-name="P8">Shakes eyes brightened at that. “Hrm. Well, I’ve been eatin’ nothing but cold chow straight from the can for a week now. A hot meal is maybe a stronger offer than you realize at the moment. Alright. This big guy, and him alone. And he don’t look at nothing I don’t want him to look at. And he don’t get answers to questions I don’t want to answer. No fucking pushin’, right?”</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P8">“Solo operators…nobody who is comfortable spending days or weeks at sea alone — eating fucking cold canned food no less — ever totally has their head screwed on right. Anyway, it doesn’t matter how pleasant a person he is. The question is, do you think there’s anything you can do with that boat that’s going to help us?”</text:p>
      <text:p text:style-name="P8">“I am not entirely hopeful. It is not much of a craft, and is not likely to have much in the way of resources aboard. Frankly, I am surprised he is not lost and dead in the water himself.”</text:p>
      <text:p text:style-name="P8">“Find us something, Hemi. But don’t do anything to set that tweaked motherfucker off while you’re over there.”</text:p>
      <text:p text:style-name="P8">“I shall be like a lamb among the lions.”</text:p>
      <text:p text:style-name="Text_20_body"><text:span text:style-name="T1">From the sail of the </text:span><text:span text:style-name="T2">Gnat</text:span><text:span text:style-name="T1">, Shakes’s head and arm popped up and gestured. “Come on over,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a dark and sagging color.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P8">Hemi had spent nearly his entire life among and inside filthy machines, but he had never seen anything where the grime lay down quite as thickly as this. There was literal garbage all over the deck; empty cans, candy wrappers, and various greasy machine parts all rolled back and forth with the swell. A big empty herring tin seemed intended to serve as an ashtray, but like it had been used mostly as a target for used butts — most of which had missed and lay scattered about.</text:p>
      <text:p text:style-name="P8">There were stacks of pornography — Shakes had not bothered to hide any of it. Or at least Hemi hoped that was true, because the stacks on display were of a class so deviant that Hemi could not imagine what Shakes would have found in need of hiding.</text:p>
      <text:p text:style-name="P8">In one space, recessed between the supports of the pressure hull, were columns of still unopened food cans. The labels had been peeled off and the contents written on them in grease pencil. Most appeared to contain some variety of highly salted pasta-and-sauce. In another recess was a bin with what must have been a hundred different types of puzzle games that all had the basic premise of requiring squares of color to be sorted alike. Every single last puzzle was solved.</text:p>
      <text:p text:style-name="P8">The controls to the sub were aligned with and partially inside of the sail. Hemi noted that the controls were airplane-style, with a single yoke that controlled both the angle and direction of the boat — a pretty sophisticated system for any submarine, but particularly a hand-built machine.</text:p>
      <text:p text:style-name="P8">The sail was the only place with enough headroom to stand upright. Or, at least, Shakes could stand upright there;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m. There was a thin heavily-stained mattress to one side, which Shakes was raising to lean against the pressure hull so there was enough room to pass the crates.</text:p>
      <text:p text:style-name="P8">“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 stuffed them into his cheek, and masticated them slowly.</text:p>
      <text:p text:style-name="P8">“Yes, the engines first, if you please.” Hemi squeezed past the crates and pulled a small notebook and pencil from an inside pocket of his tweed jacket. The engine was massive and took up the entire rear third of the boat. Now Hemi was genuinely impressed. “That’s a lot of engine for such a small vessel.”</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P8">The configuration was obvious to Hemi. The greasy steel drive shaft came straight from the back end of the diesel, ran along the centerline of the boat, and passed out through the stern, like a needle piercing an egg resting on its side.</text:p>
      <text:p text:style-name="P8">“But you said it has batteries, too. The boat can swim underwater?”</text:p>
      <text:p text:style-name="P8">“Sure. The direct-shaft drive means I’ve gotta have a transmission, of course. I worked with a mechanical genius who lived on the coffee farm to build this fancy-ass transmission that lets me switch over to that electric motor to drive. It’s a fuckin’ hassle, though, I try to avoid it, ‘cept in emergencies. I have to leave the controls and come back here to the engines, switch out the diesel, and manually engage the electric motor with these levers. And the electric motor is small — it’s slow, though fuckin’ silent as a sunken graveyard.”</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P8">“Eh, batteries, fuel, ballast tanks are all below these deck panels. You have to pull them up to get at them. Since I rarely use the electric motor, the batteries almost always have a full charge on them — as they do right now — if that helps somehow. Obviously not enough juice to power your giant fuckin’ washtub over there.”</text:p>
      <text:p text:style-name="P8">“No, not nearly. How much fuel do you have?”</text:p>
      <text:p text:style-name="P8">“Wellsir, this is how we check that…” Shakes slipped his finger through a metal ring atop a pipe that ran up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its length.</text:p>
      <text:p text:style-name="P8">Hemi winced as he caught an acrid whiff of petrochemicals. “You buy decent quality fuel oil, Captain Shakes?”</text:p>
      <text:p text:style-name="P8">“Ah well fuck, you know, I buy whatever I can get at the trading posts. I’m sure they’re sometimes selling me chunky bunker with the used oil from the cafeteria deep fryer dumped on top. But ain’t that what the fuckin’ fuel filter is for?” Shakes kicked at a rust-flaked cylinder mounted on a pipe that ran back toward the engine. “I consider it good quality fuel if I don’t hafta siphon water out of the bottom of the tank after a top-up.”</text:p>
      <text:p text:style-name="P8">“Indeed. And how long will that amount of fuel oil you have there last you?” Hemi asked, pointing the eraser side of his pencil at the dripping dipstick Shakes was still holding between them.</text:p>
      <text:p text:style-name="P8">“Maybe twelve hours’ worth left. Enough to get me where I’m fuckin’ going.”</text:p>
      <text:p text:style-name="P8">“Where are you going?”</text:p>
      <text:p text:style-name="P8">“I think I’m gonna keep that bit a’ information to myself for the moment.” Shakes set the dipstick back in its pipe.</text:p>
      <text:p text:style-name="P8">Hemi made a sound in his throat while he scribbled some calculations. He pointed to a gauge in front of the control yoke. “Is that the battery charge?”</text:p>
      <text:p text:style-name="P8">“Such as it is. That’s salvaged from tractor parts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where were </text:span><text:span text:style-name="T2">you</text:span><text:span text:style-name="T1"> guys headed, before the whole fuckin’ dead-ship thing?”</text:span></text:p>
      <text:p text:style-name="P8">Hemi did not look up from his work. “Captain Percy has been playing that particular piece of information close to her chest since we left the last port. I believe she has a line on our next job, but she has not yet shared details with me,” he said somewhat tentatively. He continued silently checking the status of the batteries while Shakes pulled a pack of cigarettes from his vest and lit one to chase down the flavor of the leaves he had been chomping on.</text:p>
      <text:p text:style-name="P8">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 </text:p>
      <text:p text:style-name="Text_20_body"><text:span text:style-name="T1">Shakes and Hemi came into the galley of the </text:span><text:span text:style-name="T2">Prospect</text:span><text:span text:style-name="T1">, where Captain Percy and Bastian were already crammed into the tight seating around the table. Gregory was at the stove, working a giant cast iron pan so heavy with frying rice that the wiry muscles of his arm bulged with the effort of shaking it.</text:span></text:p>
      <text:p text:style-name="P8">Gregory looked up when Hemi and Shakes came in. Hemi introduced Shakes.</text:p>
      <text:p text:style-name="P8">“Fuck yeah,” said Shakes, eyeing the pile of frying rice. “I ain’t eaten nothing but cold canned pasta for more than a week.”</text:p>
      <text:p text:style-name="P8">“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p>
      <text:p text:style-name="P8">“Are you putting that foul slimy-gray pickled cabbage in the rice again, Gregory?” asked Bastian. “You’ll be killing submariners if submariner’s food is that fucking real.”</text:p>
      <text:p text:style-name="P8">Gregory huffed. “My ol’ pap worked a submarine galley in the wars. He used to say, ‘If you can heat it, you can eat it.’ And this shit’s gonna be plenty fucking hot.” Gregory dumped in an entire container of the questionable pickled cabbage and stirred it around as the sound of frying drowned out any conversation.</text:p>
      <text:p text:style-name="P8">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bursting from the pressure of the hot liquid inside.</text:p>
      <text:p text:style-name="P8">Shakes grinned before plunging the tines of his fork into the yolk and letting it run into his rice. He then started working his way into his bowl with an uninterrupted shoveling motion of his fork from the bowl to his mouth.</text:p>
      <text:p text:style-name="P8">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P8">Their hunger got the better of any conversation for a few minutes as the mounds of rice, egg, and cabbage steadily vanished. Gregory served himself and sat down, and got back up a few minutes later to fry another egg for Owen when he arrived. A few minutes after that, he had to get up to make Shakes another egg. All told, every one of them had at least two servings and Owen and Shakes each ate three. Gregory never got to sit for more than a minute. And when no more eggs were demanded, he got up again to put coffee on.</text:p>
      <text:p text:style-name="P8">Between forkfuls of rice, Captain Percy tried to get an assessment of the situation on her boat. “Owen, have you been down in the cargo hold?” </text:p>
      <text:p text:style-name="P8">Owen nodded, his crop fully loaded. </text:p>
      <text:p text:style-name="P8">“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P8">“I can try. But, you know, it’s delicate work that I’m just starting to figure out. There’s a chance I could just make it worse — burn a hole right through the hull. If you’re asking me, I think you need Chips on it.”</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P8">“Sylvia,” Hemi said, not looking up from his food, “I really think you need to do what you can to get Chips back to working on those repairs.”</text:p>
      <text:p text:style-name="P8">She smacked her fist on the table and looked up, breathing through her nostrils. “Fuck.”</text:p>
      <text:p text:style-name="P8"> </text:p>
      <text:p text:style-name="P8">Owen took his coffee to go and headed for the cargo hold to try and reinforce Chips’ patches. When there was finally a cup of coffee in front of everyone remaining in the galley, and the empty bowls had been pushed into the middle of the table, Percy brought them to order. “Next agenda item: assuming we don’t fucking sink, how do we get my lady moving again?” She looked at Hemi.</text:p>
      <text:p text:style-name="P8">Hemi put his pencil down. “Perhaps in your time on the sea some of you have become familiar with the Angler fish? In some species,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hemselves to the female’s underside, and then fuse with her body, essentially becoming nothing more than a sperm organ for her.”</text:p>
      <text:p text:style-name="P8">“Hemi, let’s try stepping around the long-winded symbolism and get to the fucking point,” Percy said.</text:p>
      <text:p text:style-name="Text_20_body"><text:span text:style-name="T1">“Here is what I propose,” Hemi continued, unfazed. “The </text:span><text:span text:style-name="T2">Prospect</text:span><text:span text:style-name="T1"> has a hatch with a mating collar on the bottom side of the boat. Its normal intended use is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p>
      <text:p text:style-name="Text_20_body"><text:span text:style-name="T1">“Got it,” Percy interrupted. “And you think there’s enough juice left in the </text:span><text:span text:style-name="T2">Gnat</text:span><text:span text:style-name="T1"> for…what? How far could that possibly take us?”</text:span></text:p>
      <text:p text:style-name="P8">“How far do you want to go Sylvia?”</text:p>
      <text:p text:style-name="Text_20_body"><text:span text:style-name="T1">“Hold the fuck on a second,” Shakes cut in. “What exactly do I get out of your little biology lesson, Hemi? The fundamental pin of this here plan of yours is really me casting my lot in with you loser a-holes. Basically, you’re turning my boat into a reserve tank, and I’m donating all my fuel to you. And maybe even more fuckin’ ’gregiously than that: I’d be giving up the independent operator’s </text:span><text:span text:style-name="T2">sacred</text:span><text:span text:style-name="T1"> right to self-determination. Suddenly I’m demoted from captain of my own boat to rank-and-file in some back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 look. First: you are not going to be crew, you are our </text:span><text:span text:style-name="T2">guest</text:span><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 gentlemen, it is a downright fuckin’ doozy when it comes to potential profitability. You throw in with us right now,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pan text:style-name="T1">“Oh, I wasn’t judging,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P8">Shakes set his coffee mug down on the glass covering the chart and pulled down the retractable magnifier. He leaned over the chart and read the label of the feature Percy had pointed to. “It says, ‘deserted.’ That’s where your big fuckin’ score awaits, Captain Percy? A deserted island?”</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as ‘deserted.’ And it’s also why the assholes patrolling the water we’re currently in are particularly unfriendly dicks to good folks like ourselves in the business of shipping. Hence my </text:span><office:annotation office:name="__Annotation__3461_2956951863" loext:resolved="true"><dc:creator>Julia Ringo</dc:creator><dc:date>2023-10-18T13:15:00</dc:date><meta:creator-initials>JR</meta:creator-initials><text:p><text:span text:style-name="T3">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r assistance in that endeavor, Captain Shakes.”</text:span></text:p>
      <text:p text:style-name="P8">“Well, when you put it that way — that particularly profitable way, I mean…”</text:p>
      <text:p text:style-name="Text_20_body"><text:span text:style-name="T1">Hemi picked up a pair of calipers and measured the distance between the small grease-pencil x and the deserted island. “About 100 nautical miles…” he muttered,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P8">“I can pay you up front for the fuel we take from you today Captain Shakes,” said Percy, “and at the depot I’ll pay you your standard hull rate, plus refill your fuel oil. So it’s like you’re getting paid for a full shipping run just for accompanying us to the depot.”</text:p>
      <text:p text:style-name="Text_20_body"><text:span text:style-name="T1">“You mean </text:span><text:span text:style-name="T2">if</text:span><text:span text:style-name="T1"> you get into that there ‘highly profitable’ line though don’t ya? What if you find that fuckin’ line has dried up?”</text:span></text:p>
      <text:p text:style-name="P8">“In that case, we’ll have to work something else out that is within our means. You afraid of a little gambling Captain Shakes?”</text:p>
      <text:p text:style-name="P8">“What about my current load? This little fuckin’ adventure of yours is going to set me back a couple of days at least. What do I tell my current client?”</text:p>
      <text:p text:style-name="P8">“Where is your drop-off?”</text:p>
      <text:p text:style-name="P8">“Well, I was headed for the Longland Islands trading center. Refuel there, and then on to my drop-off destination a few days out beyond that.”</text:p>
      <text:p text:style-name="P8">“C’mon,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p>
      <text:p text:style-name="P8">Shakes considered the chart. There was no arguing with Bastian’s point.</text:p>
      <text:p text:style-name="Text_20_body"><text:span text:style-name="T1">“Plus, we will fit a nice mating collar onto the </text:span><text:span text:style-name="T2">Gnat</text:span><text:span text:style-name="T1">. You may find that to be of some use in the future,” said Hemi. “Think of it as a deluxe feature.”</text:span></text:p>
      <text:p text:style-name="P8">“And hot meals ’til we get to the depot,” added Gregory.</text:p>
      <text:p text:style-name="P8">Shakes glanced at Gregory with a look that suggested he might be bought cheap if the pay satisfied his stomach. “I need one other thing, though…I want you to keep a line open to me on any future job possibilities.”</text:p>
      <text:p text:style-name="P8">“What, like fuckin’ partners?” Percy bristled.</text:p>
      <text:p text:style-name="P8">“Fuck no. I work alone. But an operator has to have connections in this game. You’d be a big cheese for me, feeding me future prospects. That way I get long-term payoffs for my investment in your sorry-ass fuckin’ futures right now.”</text:p>
      <text:p text:style-name="P8">“Alright. Any job that seems suitable for a specialty cargo hauler like yourself, I will send your way with fuckin’ pleasure.”</text:p>
      <text:p text:style-name="P8">Shakes grinned. Now they were negotiating from a place he understood — most profit is future profit. “So, ah, Hemi, what exactly are ya going to do to my beautiful little boat?”</text:p>
      <text:p text:style-name="P8">“Well,” Hemi said, looking at Percy, “first, we need to rouse Chips. She is the only one on board who might know how to fit a mating collar that could work.”</text:p>
      <text:p text:style-name="Text_20_body"><text:span text:style-name="T1">Percy was grinding her teeth. “Alright, Fuck. Hemi, go see if you can rehire Chips on a </text:span><text:span text:style-name="T2">temporary</text:span><text:span text:style-name="T1"> and ad-fucking-hoc basis to do some of this welding we need. I don’t want to see her though. Tell her to stay the fuck out of my way or she’ll find herself swimming in the prop wash… once we’re moving again.”</text:span></text:p>
      <text:p text:style-name="P8"> </text:p>
      <text:p text:style-name="P8">Hemi loaded up another bowl of rice from the galley and led Shakes to the crew quarters, where they found Chips in her rack with the curtains drawn.</text:p>
      <text:p text:style-name="P8">“Chips,” Hemi addressed the curtain. “I brought you some food.”</text:p>
      <text:p text:style-name="P8">“Ah, fuck you and your gestures, Hem’,” came a muffled voice. “Go spoon it into that asshole you work for until she fuckin’ chokes on it.”</text:p>
      <text:p text:style-name="P8">“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 she is both sometimes mean and also not going to be the one to admit when she did something wrong.”</text:p>
      <text:p text:style-name="P8">“Spare me the fuckin’ you’re-both-so-fuckin’-alike speech, Hemi. Just fuck off.”</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 — she will not.”</text:span></text:p>
      <text:p text:style-name="P8">“So fuckin’ what? You think I give a shit?”</text:p>
      <text:p text:style-name="P8">“So, I do not believe you want to die out here,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p>
      <text:p text:style-name="P8">There was a silence. Then a small, filthy hand stuck out from behind the curtain. “Give me that food, I’m fucking starving.” Hemi put the warm bowl of rice into the hand, and it withdrew. The fork clinked for a minute, and then Chips opened the curtain a little. That was when she saw Shakes. “Who the fuck is that?”</text:p>
      <text:p text:style-name="P8">“I’m fuckin’ Shakes,” said Shakes.</text:p>
      <text:p text:style-name="Text_20_body"><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 — a small sub. I want to weld a mating collar onto the sail of his boat. It has to fit to the </text:span><text:span text:style-name="T2">Prospect’s</text:span><text:span text:style-name="T1"> belly mating collar. I want to attach his boat to the underside and run with it that way. This is another project we cannot do without you. Think you could rig something like that?”</text:span></text:p>
      <text:p text:style-name="P8">“Well,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 Captain Shakes?”</text:p>
      <text:p text:style-name="P8">“I’ve squeezed that boat through any number of tight places — narrow fuckin’ gaps pushing through Authority anti-sub fencing and the like. I’m as good a sub pilot as there ever fuckin’ was.”</text:p>
      <text:p text:style-name="Text_20_body"><text:span text:style-name="T1">“His boat, the </text:span><text:span text:style-name="T2">Gnat</text:span><text:span text:style-name="T1">, has a viewport in the sail. He should be able to see enough to execute the mating maneuver without the aid of sonar,” said Hemi.</text:span></text:p>
      <text:p text:style-name="P8">“A fuckin’ window on a submarine. Stupidest fuckin’ thing I ever heard. Fuckin’ crazy shit ya want to pull here. Look, Hem’, you’re right about me not wanting to die out here. Way I figure it is, to best push that priority forward, I gotta spend my time workin’ on my fucking patch in the cargo hold. I may in fact spend the rest of my short fuckin’ life working on that fuckin’ patch. I ain’t got time to be up there fuckin’ around with welding scrap steel onto what — and I’m just taking a wild fucking guess here — is some barely-afloat rusting sea-tractor.” She paused. “You might get Owen to do it.”</text:p>
      <text:p text:style-name="P8">“The kid?” asked Shakes. “Fuck that. If there’s welding to be done, I’ll weld my own boat.”</text:p>
      <text:p text:style-name="Text_20_body"><text:span text:style-name="T1">“She is right, though,” said Hemi. “The patch in the </text:span><text:span text:style-name="T2">Prospect</text:span><text:span text:style-name="T1"> needs more work. If it fails, it could take both boats down. Before you do go back to your patch, though,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 Hem’,” she said, clearly understanding that what Hemi actually meant was that she should instruct Shakes on how to do the job correctly. She swung down from her bunk, handing Hemi her empty food bowl. “And fuck you for workin’ around my bad mood by siccing me on a right mechanical challenge. Come on, </text:span><text:span text:style-name="T2">Captain</text:span><text:span text:style-name="T1"> Shakes, we’ll go find the fuckin’ kid and have a look at this boat of yours.”</text:span></text:p>
      <text:p text:style-name="P8">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 and Chips wants to keep working on the </text:span><text:span text:style-name="T2">Prospect’s</text:span><text:span text:style-name="T1"> patch.”</text:span></text:p>
      <text:p text:style-name="P8">“I’m glad she came to her fucking senses.”</text:p>
      <text:p text:style-name="P8">“Her senses had little to do with it.”</text:p>
      <text:p text:style-name="P8">Percy ignored that. “What’s next?”</text:p>
      <text:p text:style-name="P8">“I wanted to look at the chart and run my numbers again.”</text:p>
      <text:p text:style-name="P8">“Alright. We should put someone on radar; I don’t want any Authority craft sneaking up on us.”</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from which he had hung a hefty chain hoist. Gregory was down in the cargo hold, securing the end of the chain to the welding rig. When he had it ready, he gave Owen the thumbs up.</text:span></text:p>
      <text:p text:style-name="Text_20_body"><text:span text:style-name="T1">“Hey Gregory,” Owen called down to him, “while I’m hauling the welding rig up, take a look around: we still need the material for the mating collar. And get the gangway into position—I’ll need it to wheel this fucking thing across to the </text:span><text:span text:style-name="T2">Gnat</text:span><text:span text:style-name="T1">. Also get the long power cables for the welding rig, some heavy clamps, and a welding mask.” Owen looked across at the deck of the </text:span><text:span text:style-name="T2">Gnat</text:span><text:span text:style-name="T1">, where the chop washed over while Chips and Shakes drew lines on the top of the sail with a grease pencil. “Uh…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 as the lifting capabilities of the chain were both augmented and slowed by the wheels it looped through.</text:span></text:p>
      <text:p text:style-name="P8">When he finally got the welding rig suspended over the deck, he gave it a little kick, and when it swung back, he let the chain out and grabbed the rig as it touched the deck and tilted back toward the hole. This was actually a two-person job: a mistake would mean a ten-meter drop into the cargo hold, and probably being maimed or killed.</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 and 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hough. Shakes here built the sail fat enough across the beam that we can make the welds fuckin’ flat. Ya just need a piece of steel cylinder of the right diameter. C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 you have to weld it together out of overlapping curved pieces. But I think I might have a hunk of steel tube in the scrap pile left over from repairs to the mating collar on the </text:span><text:span text:style-name="T2">Prospect</text:span><text:span text:style-name="T1"> a while back. In that case we might — if you’re a fuckin’ lucky son-of-uh-ho-ar — have something exactly the right fucking diameter already.”</text:span></text:p>
      <text:p text:style-name="P8">Owen nodded. “And how’re the docking clamps going to be activated? They’re electro-magnetic, right?”</text:p>
      <text:p text:style-name="Text_20_body"><text:span text:style-name="T1">“Yeah,” said Shakes. “We’ll need to drill some through-hull fittings. That sucks, but it shouldn’t be too hard to make them watertight to thirty meters, which is what I usually call the depth limit of the </text:span><text:span text:style-name="T2">Gnat</text:span><text:span text:style-name="T1">. And if they do happen to leak…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s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Ugly-as-fuck is my other name,” said Shakes.</text:p>
      <text:p text:style-name="P8">“Listen to the kid, Capt’ Shakes. He’s gettin’ a fuckin’ touch for this stuff,” said Chips.</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I’ll get Gregory digging through that scrap steel, see if he can find that tube she was talkin’ about,” Owen said.</text:p>
      <text:p text:style-name="P8"> </text:p>
      <text:p text:style-name="Text_20_body"><text:span text:style-name="T1">This was going to be an extremely tough job. Not as tough, Owen reminded himself, as welding the pressure hull back together underwater, like Chips was currently doing, 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 by one like a nurse supporting a surgeon opening 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sometimes smacked against the sail and shot up right where Shakes was welding.</text:span></text:p>
      <text:p text:style-name="P8">Shakes stood astride his boat, lolling in the surface of the sea just as someone might stand on a mountaintop. He took a pinch of dried leaves from the pouch in his jacket pocket and stuck them between his teeth. He lit a cigarette and put it to his lips. He leveled the mask on his head and slipped the heavy welding gloves onto his hands. He picked up the torch and, standing straight up, opened his arms wide and closed his eyes. He took long slow breaths through lips gapped aside his cigarette, his breathing rattling a little with the spittle coming up to dismantle the leaves in his cheek. He cleared his mind and focused on his breathing. He felt the swell and rhythm of the ocean, the time marked out by the clink of the adjustable wrenches hanging from his belt. He called the gods of steady hands and perfect welds to him.</text:p>
      <text:p text:style-name="P8">He opened his eyes, spat the remaining half of the cigarette off into the ocean, leaned over, and flipped down the welding mask.</text:p>
      <text:p text:style-name="P8">And with a flash of blue arc, he proceeded to lay down the foulest, globbing booger-weld Owen had ever seen. Smoking masses of material built up on top of smoking masses, curled over and gooped around in carbon-coated black curves. Shakes gripped the welding stick fiercely, the muscles of his forearms tensed. The tip wavered back and forth across the line the weld was supposed to follow so that it looked like he might be trying to sign the work rather than repair it.</text:p>
      <text:p text:style-name="P8">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He knew that that starting and stopping like that was bad for a welder who wanted to make a clean, strong weld. But since Shakes’s welds were about the worst he’d ever seen, that seemed like the least of his problems. The hot welds steamed when the water ran over them, which Owen was pretty sure would not contribute to the strength of the weld.</text:p>
      <text:p text:style-name="P8">“You…built this boat?” Owen asked Shakes when he raised his head up for a break.</text:p>
      <text:p text:style-name="P8">“Aye fuckin’ ya. On a mountain top.”</text:p>
      <text:p text:style-name="P8">“And… it doesn’t leak… too much?”</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 hells ya. Look at how much material we welded into that thing! See, an engineer can build a thing to an exact fuckin’ spec and — if they’re a real right good fuckin’ engineer — 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 — 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 that’s what we’ll be fuckin’ doing fer sure, when once we got the </text:span><text:span text:style-name="T2">Gnat</text:span><text:span text:style-name="T1"> set up dragging under your boat over there. Why don’t you go tell that big Hemi guy we’re ready here.”</text:span></text:p>
      <text:p text:style-name="P8"> </text:p>
      <text:p text:style-name="Text_20_body"><text:span text:style-name="T1">Getting all the gear from the welding operation stowed back in the cargo hold took longer than expected. The chop was building a bit, which made doing anything aboard the </text:span><text:span text:style-name="T2">Gnat</text:span><text:span text:style-name="T1"> more difficult. Once Hemi saw all the odds and ends stowed below and checked the main cargo hatch seal, he went to the forward end of the cargo hold to see how Chips was coming along on her work. She was welding yet more scraps of metal patches over the still-leaking wound in the pressure hull. Thankfully, the water level was at least down enough that Chips was wading instead of swimming.</text:span></text:p>
      <text:p text:style-name="P8">Captain Percy came walking down the cargo hold and met up with Hemi at the water’s edge in the forward end. Chips looked up and glared at her but immediately went back to her welding.</text:p>
      <text:p text:style-name="Text_20_body"><text:span text:style-name="T1">“We are ready to try this connecting up the </text:span><text:span text:style-name="T2">Gnat</text:span><text:span text:style-name="T1"> move,” Hemi said to Percy.</text:span></text:p>
      <text:p text:style-name="P8">“Good,” said Percy through an exhale of cigarillo smoke. Her eyes were bloodshot and her entire face drooping and wan from lack of sleep. She had another cup of coffee in her hand. “Need anything else from me when you try the mating?”</text:p>
      <text:p text:style-name="Text_20_body"><text:span text:style-name="T1">“I do not think so. But it will go much easier for Shakes if we can put the </text:span><text:span text:style-name="T2">Prospect</text:span><text:span text:style-name="T1"> in motion and lower the deck under — 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P8">“Ten minutes at a creep speed, maybe? I believe we can just manage it. I am more worried about whether we have enough fine control over the buoyancy to lower the boat just a few meters like that.”</text:p>
      <text:p text:style-name="P8">“But if we can run at sail-up depth, we’ll also be a much harder to spot target as we head for the depot.”</text:p>
      <text:p text:style-name="P8">“Ah, fuck ya both, ya leaking assholes!” Chips interrupted from where she was standing in the water. “Yer determined to fuckin’ sink us! Are ya forgetting the high-pressure system is fucking depleted? I doubt there’s enough fuckin’ pressure left for a full blow if something goes wrong. Fuck — there’s probably also not enough fuckin’ power in the batteries to bring us back to the surface with the fuckin’ low-pressure system! We’ll be lucky to fuckin be leapin’ out the top of the sail as it lowers away under us heading for the fuckin’ bottom!”</text:p>
      <text:p text:style-name="P8">Captain Percy just stared at Chips, her mouth a hard line.</text:p>
      <text:p text:style-name="Text_20_body"><text:span text:style-name="T1">“I agree, Chips,” said Hemi. “I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P8">“Aye well, yer both fuckin’ suicidal, and murder-fucking-cidal — 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P8">“The fuckin’ problem,” said Chips, furious and exasperated, “is there’s no fucking back-up plan — no fail-safe, no redundancy. The boat works perfect-like, or we all fuckin’ die. Submarinin’ is just too fuckin’ dangerous for no backup-system.”</text:p>
      <text:p text:style-name="P8">“We are not disputing that, Chips,” said Hemi, as calm as always, “but sinking is only one of the risks we face right now. Go check the ballast tank valves — make sure you are confident they will work the way they are supposed to. When you are satisfied they will work, let me know, and we will put the top deck underwater.”</text:p>
      <text:p text:style-name="P8"> </text:p>
      <text:p text:style-name="P8">Ten minutes later,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 and noted everything with a pencil on a clipboard. He got on the external PA and called Shakes to the control room.</text:p>
      <text:p text:style-name="Text_20_body"><text:span text:style-name="T1">Shakes appeared on the bridge at the top of the </text:span><text:span text:style-name="T2">Prospect’s</text:span><text:span text:style-name="T1"> sail. He looked down at Hemi through the open hatch into the control room and called to him, “Ya fuckin’ ready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true"><dc:creator>Julia Ringo</dc:creator><dc:date>2023-10-18T10:50:00</dc:date><meta:creator-initials>JR</meta:creator-initials><text:p><text:span text:style-name="T3">Echo of beginning of paragraph OK?</text:span></text:p></office:annotation><text:span text:style-name="T1">just about </text:span><office:annotation-end office:name="__Annotation__4254_2956951863"/><text:span text:style-name="T1">under where the sail would be on the bottom — 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span text:style-name="T1"> like a male angler fish.”</text:span></text:p>
      <text:p text:style-name="P8">Shakes raised his middle finger and held it out in front of him, toward Hemi.</text:p>
      <text:p text:style-name="Text_20_body"><text:span text:style-name="T1">“…When you are clamped on, bang on your hatch with one of those wrenches of yours. I will have Gregory down there waiting to hear from you. Do </text:span><text:span text:style-name="T2">not</text:span><text:span text:style-name="T1"> open the hatch til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span text:style-name="T1">, with no engines and so few systems running, that they could hear the </text:span><text:span text:style-name="T2">Gnat’s</text:span><text:span text:style-name="T1"> d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I’m allllways fuckin’ genteel.”</text:p>
      <text:p text:style-name="Text_20_body"><text:span text:style-name="T1">“We are going to take the </text:span><text:span text:style-name="T2">Prospect</text:span><text:span text:style-name="T1"> down to sail-out depth now. Hold tight until I give you the go.”</text:span></text:p>
      <text:p text:style-name="P8">Hemi got on the ship PA and flipped the switch for both internal and external speakers. “Gregory, lock down all the external hatches as you come back inside. Owen and Bastian, come up to the control room—we are going to dive the boat to sail-out depth.”</text:p>
      <text:p text:style-name="Text_20_body"><text:span text:style-name="T1">Moments later the entire crew converged on the control room. </text:span><office:annotation office:name="__Annotation__4315_2956951863" loext:resolved="true"><dc:creator>Julia Ringo</dc:creator><dc:date>2023-10-18T10:53:00</dc:date><meta:creator-initials>JR</meta:creator-initials><text:p><text:span text:style-name="T3">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P8">Captain Percy looked at Chips, knowing the question she wanted to ask was obvious and unnecessary, but she asked it anyway. “Why the fuck are you here?”</text:p>
      <text:p text:style-name="P8">“If we fuckin’ go down, I want to be right next to you when you know death is on you, Captain Percy. I want to be able to look you in the eye when tell you: I fuckin’ told ya so,” said Chips.</text:p>
      <text:p text:style-name="P8">“On every trip to hell, Chips, a crowd of people stand on shore waving. And they shout their goodbyes, but they don’t say ‘bon voyage’, they say ’I told you so,’” replied Percy. “If you’re gonna be up here, sit at the radar and let us know if we’re going to have a surprise audience for this operation.”</text:p>
      <text:p text:style-name="P8">Captain Percy waited for Gregory to clear the ladder from the control room on his way to the lowest deck of the boat with his instructions from Hemi before she climbed up into the control room, which was once again at capacity with its full complement of four people.</text:p>
      <text:p text:style-name="P8">“OK, Bastian. Give us a two-knot creep. We want just enough to keep us steady against the motion of the water,” said Hemi.</text:p>
      <text:p text:style-name="P8">Bastian nudged the throttle forward, and they heard the hum of the electric motors rise from the depths of the boat as the propeller came under torque.</text:p>
      <text:p text:style-name="P8">Percy pulled the ship-to-ship mic. “Shakes, we are going to try submerging the hull now. If you see the sail disappear, this boat is never coming back up.”</text:p>
      <text:p text:style-name="P8">“Right,” Shakes’ voice crackled. “I won’t wait around for another meal then.”</text:p>
      <text:p text:style-name="P8">Percy hung the mic back on its nubbin. “OK, you know what the old submariners say: always do the stupidest things on the smallest amount of sleep.” She nodded to Hemi.</text:p>
      <text:p text:style-name="P8">“Owen, open the main ballast valves,” Hemi said.</text:p>
      <text:p text:style-name="P8">Owen swiveled his chair to face the tank control panel and gave a quarter turn to both of the small wheels that opened the valves at the same time. They could hear the hiss of air escaping up through the main ballast valves ahead of the sail as sea water pushed up into the ballast tanks from below and displaced the air into the atmosphere above.</text:p>
      <text:p text:style-name="P8">“Just a thin hair of down angle on the dive planes, if you please,” said Hemi.</text:p>
      <text:p text:style-name="P8">Owen was ready for this; he had been resting one hand on the large wheel that controlled the dive planes. He rolled it a short distance around its circumference.</text:p>
      <text:p text:style-name="P8">“As soon as you feel the angle on the boat Owen, level it back out again.” By the time Hemi had said this, there was already a slight angle down on the bow.</text:p>
      <text:p text:style-name="P8">From the radar station below they could hear Chips muttering. “No fuckin’ redundant system, no fucking second chance at all…”</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shut the control wheels of the main ballast tank valves himself. They all listened for the sound of hissing, escaping air to stop. No one breathed as the sound went on longer than it seemed like it should. But it wavered, slowed, and ceased as the valves came to their closed position.</text:span></text:p>
      <text:p text:style-name="P8">“Give it another minute…make sure everything is where it should be…” said Hemi.</text:p>
      <text:p text:style-name="P8"><text:soft-page-break/>The boat held at its shallow depth, the deck fully submerged and most of the sail still above the surface. Captain Percy reached up to pat Hemi’s huge shoulder. In some ways it seemed like such a small thing — a basic maneuver they had done a thousand times before. But Hemi, at least, knew Chips was right: what was usually so routine was, in this case, incredibly risky. He felt a tremendous release of the tension that he had not quite known had come on him when the main ballast valves opened. But everything had worked the way it was supposed to.</text:p>
      <text:p text:style-name="P8">“Good,” said Percy, satisfied. “We didn’t sink her by flooding the main ballast. Now let’s see if we can do it by opening a hole in the bottom plugged with nothing but a rusty bucket of a home-made boat.”</text:p>
      <text:p text:style-name="P8"> </text:p>
      <text:p text:style-name="P8">Hemi got on the ship-to-ship. “Captain Shakes, we are holding at sail-out depth, two-knot forward creep. I think you can begin your dive now.”</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a sun winking out at the horizon. She lowered the periscope back down.</text:span></text:p>
      <text:p text:style-name="P8">“I’m gonna get on sonar,” she said.</text:p>
      <text:p text:style-name="P8">Hemi nodded.</text:p>
      <text:p text:style-name="P8">Percy slipped down the ladder and tapped Chips on the shoulder. “Chips, I think it would be good if you joined Gregory in the bottom of the boat. And bring a welding rig down there with you…just in case.”</text:p>
      <text:p text:style-name="P8">“If you’re fuckin’ staying in this room, I’m happy to go somewhere else.” Chips left the sonar compartment to find her welding rig.</text:p>
      <text:p text:style-name="Text_20_body"><text:span text:style-name="T1">Percy sat in the seat Chips vacated and glanced at the empty radar scope to make sure it remained empty. She put the sonar headphones on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P8">“Fuuuuuck. They shoulda mentioned that this would be stupidly fuckin’ dangerous,” Shakes said to himself. “I walked right into this, I guess. Or maybe they are like a backyard bully in a pool, tormenting me — the scrawny kid — by holding my head underwater…Though I suppose some people must be into that sort of thing.” He glanced at the stacks of porno at his feet.</text:p>
      <text:p text:style-name="Text_20_body"><text:span text:style-name="T1">“Captain Shakes.” Hemi’s voice came over the ship-to-ship with all the bass notes stripped out of it. “D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 and the target slipped beyond his ability to crane his neck.</text:span></text:p>
      <text:p text:style-name="Text_20_body"><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 — </text:span><text:span text:style-name="T1">was what Hemi said — gently…”</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 — 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 — and he was lucky enough that his welds did not rip apart and sink him — 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by using the docking clamps. He flipped the exposed switch he and Owen had installed. With a small blue spark, it connected the circuit that ran up the thick wires, through the holes they had drilled and sealed into the sail, to the mating clamps. He heard a third clang, and a green bulb next to the switch lit. If he had missed the mating collar, the clamps would not have closed, so he knew 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 under certain circumstances,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 — and worse case, say, the </text:span><text:span text:style-name="T2">Gnat</text:span><text:span text:style-name="T1"> tears away or something — we’ll be flooding the whole </text:span><text:span text:style-name="T2">Prospect</text:span><text:span text:style-name="T1"> from this hole we’re opening in the bottom of the boat, eh?” Gregory’s voice was t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p>
      <text:p text:style-name="P8">“Alright, I’m following you then, Chips.”</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P8">“Sound’s like he’s fuckin’ on,” said Chips. “We wait till we get the OK from Hemi though.”</text:p>
      <text:p text:style-name="P8">Gregory nodded.</text:p>
      <text:p text:style-name="Text_20_body"><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 — </text:span><text:span text:style-name="T1">but not totally — fucking failing. You can see it’s leaking,” said Chips. “Get the pump hooked up Gregory, and let’s get as much of this fuckin’ water out of here as fast as fuckin’ possible. Then I’ll see if I can weld it decent-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P8">It was cold, frustrating, cramped work. But such had been all of Chips’ work on this trip — maybe her whole life, she reflected. She let out a never-slowing stream of curses, attempting to damn down to a permanent watery hell not just all materials and work processes, but all the societal systems and turns of fate that had conspired to bring her to this particular misery.</text:p>
      <text:p text:style-name="Text_20_body"><text:span text:style-name="T1">Shakes’s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greater depth.</text:span></text:p>
      <text:p text:style-name="P8">Chips tapped on the hatch with the end of the welding stick. “Eh, Shakes, ya fucker. You can open this fuckin’ thing up now,” she yelled into the empty metal well, her voice bouncing the curses back at her. There was the sound of the rusty sealing gears squeaking open and the hatch lifted up.</text:p>
      <text:p text:style-name="P8">Shakes was grinning up at them as residual water rained down on him. “Who’s a fuckin’ angle-fish now, eh, motherfuckers?”</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 and asked everyone to meet him down at the hatch to the </text:span><text:span text:style-name="T2">Gnat</text:span><text:span text:style-name="T1">.</text:span></text:p>
      <text:p text:style-name="P8"> </text:p>
      <text:p text:style-name="Text_20_body"><text:span text:style-name="T1">“So, basically we are going to suck the life out of the </text:span><text:span text:style-name="T2">Gnat</text:span><text:span text:style-name="T1"> to keep the </text:span><text:span text:style-name="T2">Prospect</text:span><text:span text:style-name="T1"> going,” Hemi told them when they were all assembled, standing crammed in on both sides of the open hatch to the </text:span><text:span text:style-name="T2">Gnat</text:span><text:span text:style-name="T1"> below.</text:span></text:p>
      <text:p text:style-name="P8">Shakes squirmed.</text:p>
      <text:p text:style-name="Text_20_body"><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 Hemi continued. “That should be pretty straightforward, and give us access to the </text:span><text:span text:style-name="T2">Gnat’s</text:span><text:span text:style-name="T1"> remaining battery power — 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P8">“Chips, take Owen and Gregory to work on fuel lines. Bastian, we will go dig up those jumpers. Try to stay out of each other’s way everyone,” Hemi finished.</text:p>
      <text:p text:style-name="P8">Grabbing Bastian’s skinny arm, Hemi led him away to stowage, where he hoped to find the long heavy jumper cables he remembered seeing there sometime in the past year.</text:p>
      <text:p text:style-name="Text_20_body"><text:span text:style-name="T1">Chips took Owen and Gregory off to the engine rooms to get the fuel hoses they normally used for refueling down 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true"><dc:creator>Julia Ringo</dc:creator><dc:date>2023-10-18T13:02:00</dc:date><meta:creator-initials>JR</meta:creator-initials><text:p><text:span text:style-name="T3">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 — </text:span><text:span text:style-name="T1">conveniently, with a nearly-full charge; and 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 they started only one of the </text:span><text:span text:style-name="T2">Prospect’s</text:span><text:span text:style-name="T1"> two diesel engines, along with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while running on diesel, but they needed to put all the fuel they had into forward motion.</text:span></text:p>
      <text:p text:style-name="P8">The whole setup was a filthy inelegant mess, but they were making headway.</text:p>
      <text:p text:style-name="P8">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 since, with the diesel running, they would not be able to hear the approach of any kind of threat until it was too close to do anything about it anyway.</text:p>
      <text:p text:style-name="P8">But as a safety measure, Percy put Owen on radar. It would be just stupid to run into a fleet of Authority surface-enforcement ships for lack of paying attention — especially considering they did not have the ability to dive or perform any other evasive maneuver. So Owen sat in the dark with his eye on the glowing radar screen, his mind turning to mush as he watched it circle around endlessly, reflecting back nothing.</text:p>
      <text:p text:style-name="P8">Percy made everyone in the control room take a pep pill and drink a cup of coffee, which she fixed for them in the dark galley by the light of a penlight.</text:p>
      <text:p text:style-name="Text_20_body"><text:span text:style-name="T1">After a few hours of running like this — the ship humming and vibrating under them, the hull frame groaning with the stress of dragging along the </text:span><text:span text:style-name="T2">Gnat</text:span><text:span text:style-name="T1">, and the continual course correction necessitated by running on a single propeller — 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P8">Their process was terrifyingly slow. With the calipers, Percy spun out the remaining distance to the line she had drawn that marked where they would move into the territory of a different — hopefully safer — Authority. She estimated they still had something like eight hours to go. And that was assuming the demarcation line was at all accurate. In addition to just being a rough mark she had laid down from memory, for all she knew, the Authorities might have battled or treatied the line into a totally different part of the ocean. They would not be truly safe until they were docked at the depot. And even then, who knew what the depot folks would be like? Somewhat friendlier to commerce, was about all one could hope for with any confidence.</text:p>
      <text:p text:style-name="P8">After six hours listening to the uninterrupted engine-drone in the darkness, Percy made another pot of coffee and brought it down to the crew quarters along with a few tin cups tied together with a small bit of wire. She used her flashlight to hunt her relief crew out of their respective racks and forced coffee into them. Chips strung curses at her, but as red as Chips’ eyes were, they were not even close to the bloodshot droop that Percy was swinging around in her own eyeballs.</text:p>
      <text:p text:style-name="P8">“Chips, go up and relieve Owen at radar. Hemi, you’re with me at the controls.” Shakes had pulled the blackout curtain aside and was peering blearily down at them and their coffee from a top rack. “Shakes, you can go back to sleep.”</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P8">“Ya, fuck, I’ll keep that in mind next time I’m fuckin’ stupid enough to stop and to help folks in need — only help rich assholes. Lesson learned.”</text:p>
      <text:p text:style-name="P8"> </text:p>
      <text:p text:style-name="Text_20_body"><text:span text:style-name="T1">When Percy felt more or less sure they had finally passed over where the Authority Control line might vaguely be, she climbed up to the bridge of the sail. Up in the light breeze,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fuel consumption, though, the </text:span><text:span text:style-name="T2">Prospect</text:span><text:span text:style-name="T1"> was so much bigger that it was eating through the </text:span><text:span text:style-name="T2">Gnat</text:span><text:span text:style-name="T1">’s remaining fuel oil 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 — and very deep — part of the ocean.</text:span></text:p>
      <text:p text:style-name="P8">Hemi finally broke the bleary, hazy silence. “Something bothers me, Sylvia.”</text:p>
      <text:p text:style-name="Text_20_body"><text:span text:style-name="T1">“We’ve been scraping our way on our bellies under the razor-wire fencing of hell’s fucking perimeter for days, and </text:span><text:span text:style-name="T2">now</text:span><text:span text:style-name="T1"> something bothers you Hemi?”</text:span></text:p>
      <text:p text:style-name="P8">“I think that is part of it — we have been so on the edge of our capabilities that I have not had a chance to step back and consider things.”</text:p>
      <text:p text:style-name="P8">“Well, what the fuck is it that’s eatin’ ya, my man-mountain?”</text:p>
      <text:p text:style-name="P8">“The sub with the ram. It is such an unusual weapon for a modern submarine. Are you sure about it?</text:p>
      <text:p text:style-name="P8">“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P8">“I had the same question,” said Shakes, “but I didn’t want to put my fucking nose into your business, just as I wouldn’t want you askin’ about mine. But since yer asking Hemi…”</text:p>
      <text:p text:style-name="P8">“It does seem odd. We’re just a cargo sub,” Percy said, looking steadily at Shakes. “Of course, we’re always being harassed by various Authorities in general-like ways — 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P8">“Indeed,” said Hemi, “though sometimes the pragmatic course of action is to leave the questions aside and move in a different direction.”</text:p>
      <text:p text:style-name="P8"><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P6">“About fuckin’ time,” said Percy. She planned to climb up to the bridge and check with Owen in a minute, but first she wanted to look through the periscope. Since it would be higher up above the surface, she would potentially be able to see farther. The bearing was obviously straight ahead, so she swung the barrel of the periscope around while looking through the viewfinder. The cigarillo still hung from her lips, with smoke rising up to her nostrils. “Aye. Fuckin’ dawn’s cracking…and I see a blot of an island ahead of us.” She watched it for a while. It slowly, slowly came towards her and details resolved themselves. It was a rocky, slightly-cliffed shore with some sparse vegetation on top.</text:p>
      <text:p text:style-name="P8">“Mind if I look?” Shakes asked.</text:p>
      <text:p text:style-name="P8">“Help yourself.” Percy stepped back and pulled the cigarillo from her lips as she exhaled.</text:p>
      <text:p text:style-name="P8">Shakes squinted into the viewfinder. “Um… Cap’n Percy… there’s nothing on that fuckin’ island.”</text:p>
      <text:p text:style-name="P8">“No. The depot is for, ya know, discreet fuckin’ operations. It’s entirely underwater, built into the side of the seamount.”</text:p>
      <text:p text:style-name="P8">“Ah,” said Shakes, tapping the side of his greasy nose knowingly.</text:p>
      <text:p text:style-name="P8">It was fairly common for a depot that handled sensitive cargo to be built partly underwater — 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here was a clear logic to keeping the whole operation off the surface.</text:p>
      <text:p text:style-name="P8">“So, how the fuck do we…” Shakes started to ask.</text:p>
      <text:p text:style-name="Text_20_body"><text:span text:style-name="T1">The ship-to-ship radio lit up over their heads. “</text:span><text:span text:style-name="T2">To approaching submarine: stop your motors and prepare to be boarded</text:span><text:span text:style-name="T1">.”</text:span></text:p>
      <text:p text:style-name="P8">“That’s how,” said Percy.</text:p>
      <text:p text:style-name="Text_20_body"><text:span text:style-name="T1">They shut the </text:span><text:span text:style-name="T2">Prospect</text:span><text:span text:style-name="T1">’s motor down, and Percy headed up to the bridge on the top of the sail. A mini-sub, maybe fifteen meters long, had surfaced off their starboard side. A pair of large men, almost as big as Hemi, were climbing into an inflatable boat. They motored across the gap between the two subs and climbed up the steel rungs on the outside of the </text:span><text:span text:style-name="T2">Prospect’s</text:span><text:span text:style-name="T1"> sail.</text:span></text:p>
      <text:p text:style-name="P8">“Transport sub?” was the first question as soon as they stood on the bridge. They wore old moth-eaten wool clothes, like fishermen: tightly worsted slacks and cable-knit sweaters.</text:p>
      <text:p text:style-name="P8">“Yes,” said Percy. “We’re unarmed: no tubes.”</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pan text:style-name="T1">They climbed down the hatch. They spent the next twenty 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P8">Percy suddenly regretted her comment that they were out of fuel. She had accidentally given them a lever to extract whatever they wanted from her for this “docking fee.” And extract they did. Based on her experience, she estimated that probably fifteen percent of the price they quoted her was legitimate. The rest they would pocket. She asked them to wait while she retrieved a stack of coins from her cabin.</text:p>
      <text:p text:style-name="P8">They split the coins between them, barely even pretending that it was a legitimate transaction. With the coins stashed in their pockets, the depot men became quite friendly. “OK, boss. You can get on your ship-to-ship and contact the docking control office. They’ll give you a dock assignment and turn the sonar beacon on for ya. If there’s anything else we can help you with, you can ring us up on ship-to-ship as well.”</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pan text:style-name="T1">Back in the control room, Percy picked up the ship-to-ship mic and raised the docking control office. She got their assigned docking port and, sealing up the </text:span><text:span text:style-name="T2">Prospect</text:span><text:span text:style-name="T1">’s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 — deeper than it had ever been. For this reason, he decided to ride out the docking procedure down in his boat. If he heard sounds that indicated the hull might fail, he could warn Percy to surface. From the control chair of the </text:span><text:span text:style-name="T2">Gnat</text:span><text:span text:style-name="T1">, he could also watch the approaching depot docking bay through the viewport.</text:span></text:p>
      <text:p text:style-name="P8">The docking bay was located about twenty meters underwater. It was typical of an underwater docking bay for cargo — a long cylindrical tube of curved and welded plate steel. It stuck a hundred meters out of the side of the seamount and was supported by hazardous and seemingly randomly-placed steel bracing beams that ran from the tube back to the seamount at an angle. There were docking slips of a wide variety of sizes placed on all four sides of the tube along the entire length of it, capable of docking all manner of sizes and orientations of cargo subs. They numbered between a dozen and two dozen, and maybe half of them had submarines docked at them already, arranged at an array of angles. They looked like leeches with their orifices sucking at a giant limb.</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 — 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 — 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across the catwalk that hung two meters down from the ceiling. Captain Percy could walk fully upright on the catwalk, but not Hemi. He made his way to the large cargo hatch above the far end of the catwalk. There, he picked up a rubber mallet that was left hanging on some hooks and banged on the big cargo hatch with it, setting off a pleasant low gonging sound that reverberated for a full twenty seconds. He waited a few seconds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s<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 he stowed the breaker bar and easily, but somewhat slowly, due to the gearing, winched open one cargo hatch door and then the other. When the doors were fully opened, he extended a steel ladder — its pawls clanking on the locking teeth — 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P8">“Stay there, Hemi. I’ll be there in a few minutes with Shakes,” Percy responded over the intercom.</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P8">Hemi had been waiting on the deck of the docking bay. He gave Percy and Shakes a hand up the ladder. When they were all assembled, they started off toward the far end of the docking bay, where they could see a wooden sign hanging from the ceiling, painted white, with square hand-painted black letters that said “Dock Office.”</text:p>
      <text:p text:style-name="Text_20_body"><text:span text:style-name="T1">Actually getting to the dock office was a matter of navigating around the open holes in the deck that led down into the cargo holds of other docked subs. There were other obstacles too, like the ladders hanging down from the subs docked above, or stacks of crates waiting to be loaded into subs docked on either side. Where no submarines were docked, the space was used as staging areas for cargo that was making its way down the docking bay in steps toward whatever sub it was destined to be loaded onto, or otherwise up the dock from where </text:span><office:annotation office:name="__Annotation__5344_2956951863" loext:resolved="true"><dc:creator>Julia Ringo</dc:creator><dc:date>2023-10-20T09:01:00</dc:date><meta:creator-initials>JR</meta:creator-initials><text:p><text:span text:style-name="T3">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who were in the process of moving cargo. The docking bay was bigger than any space on a submarine — maybe twelve to fifteen meters in circumference — but still cramped and grimed.</text:span></text:p>
      <text:p text:style-name="P8">The dock office was simply a partition made of cheap painted wood built in front of the unused first docking slip. It was brightly lit. Both sides were lined with metal chairs on which were stacked folders and binders of paper. The center of the office was mostly taken up by a large steel desk with a chipped and rusted enameled surface. It too was covered with papers: loose, stacked, on clipboards, and in binders.</text:p>
      <text:p text:style-name="P8">Behind the desk sat yet another huge person, also dressed in heavy wool garments that had been aerated by moth larva. Hemi would not have tried to guess, being the parsimonious fellow he was, but the men who had met him on the dock had referred to the dock boss as “she.” She tipped back her cap when they entered the office and held a clipboard out at arm’s length, trying to get a better focus on what was written on it.</text:p>
      <text:p text:style-name="P8">“You must be from the boat that just came in on slip four, eh?” she asked.</text:p>
      <text:p text:style-name="Text_20_body"><text:span text:style-name="T1">“That’s right. I’m Captain Percy. She’s my boat — the </text:span><text:span text:style-name="T2">Prospect</text:span><text:span text:style-name="T1">.”</text:span></text:p>
      <text:p text:style-name="P8">The dock boss squinted up at her.</text:p>
      <text:p text:style-name="P8">“Actually, there’s two boats,” said Shakes.</text:p>
      <text:p text:style-name="P8">“Ah, hmm,” said the dock boss. “There’s a note here that you have a mini sub mated on the bottom of the big boat. That’s a pretty unusual docking arrangement.”</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P8">“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 — hell, that’s how I got this shitty dock boss position — but most of the goods around here are sold from the crew of one independent operator to another. I can’t control what prices those connivers might try to get from those who might be a little desperate.”</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P8">“Mostly they leave us alone. As I say, this is one of the only places you can move goods for cash in this part of the drink, so we ended up a small but critical operation. The Authorities on one side want their people to be able to trade goods, and the Authorities on the other side want that too — 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 anyway.”</text:p>
      <text:p text:style-name="P8">“Sounds like a nice place to retire,” said Shakes. “No sun, no wind, nothing to keep you from happily living out your days in a dank grimy hole.”</text:p>
      <text:p text:style-name="Text_20_body"><text:span text:style-name="T1">“Anyway…”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P8">With a list of contacts from the deck boss and a few more passing words of thanks, they cleared out. Hemi and Shakes returned down the docking bay to start talking to vendors about refueling and repairs. Percy went the other way, up off the docking bay.</text:p>
      <text:p text:style-name="P8"> </text:p>
      <text:p text:style-name="P8">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 — say, a docked submarine ripping away, leaving a giant hole in the dock — this door could be closed, divers c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 — more numerous than anyone would care to admit — were the stuff of submariners’ nightmares. The repressed fear of a dock failure was an odd sense for a seagoing person like Captain Percy, since traditionally ports were associated with safety for ships.</text:p>
      <text:p text:style-name="P8">A little fa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 the lines of drill holes could still be seen, where explosives had been placed to more quickly open spaces for the chamber during its construction. This was all pretty unusual and expensive. Most depots with an underwater dock kept the underground construction to a minimum and moved as much of the operation to the surface as was practical. Percy guessed there must be the discreet funding of some Authority behind this place.</text:p>
      <text:p text:style-name="P8">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 of course, urine. It was all collected at the bottom of the ramp in a sluiceway covered by a choked and rusting grating that was supposed to keep any of this stuff from running farther down to the docking bay.</text:p>
      <text:p text:style-name="P8">The wet grit ground under the hard soles of Captain Percy’s boots as she made her way up the length of the merchant exchange floor, stepping around the places where oil or garbage had pooled on the uneven rock.</text:p>
      <text:p text:style-name="P8">The main hall was lit by bright bars of harsh light overhead,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P8">There was a loud wash of sound: the snap of arc welders liquefying bits of metal, traders negotiating the value of crates and where they would be moved from or to, and the clinking of chains as they strained on wheels to lift masses of weighty metal objects. There was also the inevitable unintelligible shout of panic as some heavy object moved in a way it was not supposed tounexpectedly. Her nostrils were assaulted by the smells of sweat, tobacco smoke, oil, and sharp ozone.</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P8">Larger items were displayed towards the front of the store, probably because they were harder to steal. The crates at the front of the shop were left open at the top, and looking down into them she could see large motors, piping, valves, and other bigger elements that went into making a submarine work.</text:p>
      <text:p text:style-name="P8">Tward the back of the shop, the crates tended to be laid on their side and opened. Many of the crates had dozens of hooks nailed into them and smaller tools and parts for sale hung from the hooks.</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ably would not get to cross anything off. On the other hand, she would already have the clamps aboard the </text:span><text:span text:style-name="T2">Prospect</text:span><text:span text:style-name="T1"> when they needed them, rather than going onto the “to” list and waiting to be purchased on at the next stop.</text:span></text:p>
      <text:p text:style-name="Text_20_body"><text:span text:style-name="T1">Percy picked up the box of clamps and moved to browse some of the larger parts. In one open crate there was a beautiful pump motor in factory-new condition, a rarity these days when most machines — even excellent ones — had been rebuilt a dozen times over. It was the kind of motor used in dozens of places and applications on the </text:span><text:span text:style-name="T2">Prospect</text:span><text:span text:style-name="T1">. It was another item that was not actually on her list of needed parts, but potentially so useful that she could not imagine not buying it. In this condition, however, it would not be cheap.</text:span></text:p>
      <text:p text:style-name="P8">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 the lady said, her voice croaking so softly it took Percy a second to interpret what she had said.</text:p>
      <text:p text:style-name="P8">“I have a boat where I could use ten more of these,” Percy replied.</text:p>
      <text:p text:style-name="P8">“Pretty expensive element for buying multiples of.” The lady was frail and small. In this depot full of huge people, she was certainly the tiniest Percy had seen, or would even expect to see. She had big rubbery ears and a heavily lined face with a tiny nose that wiggled when she talked. She was dressed in a wool cloak that was worn thin but clearly made of what was originally a high-quality material. Over it, she wore a fraying shawl with an intricate Fair Isle pattern. She looked like a person who would never be quite warm enough in this hole-in-the-rock.</text:p>
      <text:p text:style-name="P8">“The cost is the reason I’ll be lucky to get a single one of these,” said Percy.</text:p>
      <text:p text:style-name="P8">“Hrmmm…what if I told you I could set you up with a little cash?”</text:p>
      <text:p text:style-name="P8">Percy looked at the tiny stick-figure-in-a-sack skeptically. “Like a loan?” she asked. Loan sharks certainly came in all shapes and sizes.</text:p>
      <text:p text:style-name="P8">“No, no. I don’t go in for usury. That’s for the real criminals. I’m offering a job. But one that would pay exceptionally well.”</text:p>
      <text:p text:style-name="P8">“Well, that’s certainly a unlikely fucking coincidence that you happen to offer me work when I was just about to go inquiring about a job.”</text:p>
      <text:p text:style-name="P8">“That is, of course, no coincidence, Captain Percy. I was looking for you.”</text:p>
      <text:p text:style-name="P8">“Then you must be Miss Mai? But how did you know who I was?”</text:p>
      <text:p text:style-name="P8">“I received a note that you had arrived. I came out to the hall to try to locate you. There is an element of urgency to the job I have for you.”</text:p>
      <text:p text:style-name="P8">Percy remembered the dock boss had said she would send word ahead to Miss Mai. “Thanks for the transparency. I don’t like the suggestion of a benign universe that coincidences like that suggest.”</text:p>
      <text:p text:style-name="P8">“Ah, yes. It’s easier to believe the plot and the happenings are motivated by someone’s will, eh? That it isn’t all just random chaos, and the coin-toss sometimes comes up in your favor?”</text:p>
      <text:p text:style-name="P8">“Oh, I believe in the chaos,” said Percy, “I just don’t believe it comes up in my fucking favor.”</text:p>
      <text:p text:style-name="P8">Miss Mai grinned a gapped-toothed smile. “I think I can work with such a person. Can I encourage you to join me in my office to discuss the details of the offer I have for you? It’s…not really fit for public spaces.”</text:p>
      <text:p text:style-name="P8">“Miss Mai, nothing would please me more than to learn about this fucking opportunity.” Percy put down the box of clamps and noticed that the shopkeeper watched her do so.</text:p>
      <text:p text:style-name="P8"> </text:p>
      <text:p text:style-name="P8">In the open space of the hall, Miss Mai hobbled next to Captain Percy. Percy took her arm to help her along. It was a thin little stick of bone in Percy’s strong hand.</text:p>
      <text:p text:style-name="P8">“So, the dock boss told you all about me already?” Percy asked, hoping to assess the levelness of the playing field.</text:p>
      <text:p text:style-name="P8">“The dock boss, yes, and a few others…My friend Turnaround Bob told me you are eminently trustworthy and reliable. And also run a big enough boat for the particular job I need done.”</text:p>
      <text:p text:style-name="P8">“Yeah, Bob tracked me down on the mainland and suggested I head out to this shithole depot to look for you. He hinted the work might be…profitable.”</text:p>
      <text:p text:style-name="P8">“My dear Captain Percy, would you mind toning down your colorful language a bit during our interactions?”</text:p>
      <text:p text:style-name="P8">“I’m a fucking sailor. What do you expect?”</text:p>
      <text:p text:style-name="P8">Miss Mai shuffled on silently — and, Percy thought, somewhat reproachfully — for a minute. “Anyway. In my line of work, it is best to know a little something about those you hire. Though again, in the interest of transparency, all I really know is your name and that you have a boat.”</text:p>
      <text:p text:style-name="P8">“What’s with all the transparency?” Percy asked.</text:p>
      <text:p text:style-name="P8">“Ah, yes. Typically I play my cards a bit closer. But as I said, this job is of some urgency, so I am hoping to build some trust with you quickly. I can only hope you respond reciprocally.”</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P8">Miss Mai nodded knowingly. “Here we are.” She steered Percy towards a low creosoted wooden door set into the wall of the main hall. Inside, Miss Mai’s office had the same bare rock walls as all the other depot spaces, but was more warmly lit from sconces along the walls. Many ancient wooden filing cabinets leaned against each other for support under the sconces, and contributed their woody exteriors to the effort to soften the feel of the place. In the center, a few large, heavily stuffed leather chairs sat across from each other; a small table stuck between them appeared to be constructed of some exotic wood.</text:p>
      <text:p text:style-name="P8">“I can offer you tea or coffee, Captain Percy.”</text:p>
      <text:p text:style-name="P8">“Coffee, please. A good amount of sugar.”</text:p>
      <text:p text:style-name="P8">“Cream?”</text:p>
      <text:p text:style-name="P8">“Sure, I’ll take a little creamer.”</text:p>
      <text:p text:style-name="P8">“Not creamer, Captain Percy, cream.”</text:p>
      <text:p text:style-name="P8">“Holy fuck — pardon my language — you have cream? Real, liquid cream?”</text:p>
      <text:p text:style-name="P8">“It’s extremely expensive but, as with most things, it can be had here for the right price. I am happy to share a few drops with a business prospect.”</text:p>
      <text:p text:style-name="P8">“By all means, then.”</text:p>
      <text:p text:style-name="P8">Captain Percy sat in one of the leather chairs and accepted a ceramic cup with mud-colored contents with one hand. With the other hand she received the metal clipboard with chipping black paint and oil-stained pages that Miss Mai was holding out to her. She scanned it while taking her first sip of coffee.</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P8">“…For which the primary use would be mines, and thus still illegal to ship.”</text:p>
      <text:p text:style-name="P8">“The units are absolutely agnostic in their uses. They don’t have to be for a mine: could be a torpedo, missile, suicide-bomber, sling-shot, whatever. The oceans teem with rusting hulks of ferrous metal, grinding their way back and forth atop — and under, of course — the surface of the sea; leaving their foul trails of oil, carbon, and noise. There is quite a bit of demand for units that can help clean up the mess.”</text:p>
      <text:p text:style-name="P8">“Is that why you need me? You can’t get an Authority seal to ship these because they are going to a group that’s trying to ‘clean up’ the oceans?”</text:p>
      <text:p text:style-name="P8">“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P8">“Captain Percy, in this particular case, money is a secondary consideration. Name your price.”</text:p>
      <text:p text:style-name="P8">Percy hesitated. “How about… three times a standard hull-load fee?”</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P8">Percy smiled at this matronly side of Miss Mai. “Well, you know what the old cliché says about captains: I’m married to my boat. There’s no man who could compete with her. Besides, you also know how the surface life is: where it isn’t chaos, it’s bureaucracy. I’d rather stay underwater.”</text:p>
      <text:p text:style-name="P8">Miss Mai nodded. “Unfortunately, there is some truth to that. There’s no sure future anywhere on the surface. Makes it hard to commit to settling down anywhere particular.”</text:p>
      <text:p text:style-name="P8">“Not to change the subject Miss Mai, but how likely is it that we’re going to have some kind of Authority interference while trying to move this shipment of yours?”</text:p>
      <text:p text:style-name="P8">“You know how the Authorities are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P8">At the mention of the ram Miss Mai’s eyebrows went up with a look of concern. “A ram on a submarine, you say?”</text:p>
      <text:p text:style-name="P8">Percy nodded.</text:p>
      <text:p text:style-name="Text_20_body"><text:span text:style-name="T1">“The only time I’ve heard of such a thing — at least within this century — is on a boat called the </text:span><text:span text:style-name="T2">Grackle</text:span><text:span text:style-name="T1">, An Authority enforcer out of the Northern Points.”</text:span></text:p>
      <text:p text:style-name="P8">“What would it be doing a thousand miles from its home waters?”</text:p>
      <text:p text:style-name="P8">“That I do not know the answer to. Except, I’ll tell you this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 — regardless of where that shipping is.”</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P8">Percy looked into her nearly empty coffee cup, and then savored the last sip of its creamy sweetness. “Well, I guess you get what you’re paid for.” She stood. “Thanks for the coffee with cream.”</text:p>
      <text:p text:style-name="P8">“You are most welcome. I’ll have my men down on the dock by the end of today with the cargo, if you think you could be ready to load your boat by then.”</text:p>
      <text:p text:style-name="P8">“Thanks.” Percy turned to go.</text:p>
      <text:p text:style-name="P8">“Captain Percy, if I were you I would definitely make sure you are gone from here before the next 48 hours goes by.”</text:p>
      <text:p text:style-name="P8">Percy nodded toward Miss Mai and closed the heavy door behind as she left the office.</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P8">The man behind the bar was yet another giant, but only in the vertical direction. Rail thin, somewhat like Bastian, except for a paunch around the belly. Years ago, Percy had had a friend who would have described him as ‘a skinny-fat guy.’ He was grizzled about the face, like a piece of meat that had not been cleaned properly before being laid down in the frying pan. He was missing an eye which he did not bother to cover with a patch and wearing a stained leather apron. “Whatcha need there, lady?” he asked Percy.</text:p>
      <text:p text:style-name="P8">“Give me something brown from that middle row there.” She took one of her new coins from the heavy leather satchel Miss Mai had given her and laid it down on the wood of the bar.</text:p>
      <text:p text:style-name="P8">As the bartender set up a glass and leaned to pour it, Percy continued the conversation, despite the fact that the bartender did not particularly look like he would want to. “Actually, I’m looking to hire some crew. I have a boat, and we’re short a few people. Thought you might be able to steer me in the right direction to where the hiring is done around here.”</text:p>
      <text:p text:style-name="Text_20_body"><text:span text:style-name="T1">“Most of the steering I do is towards the bottles,” said the bartender. “You want crew,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wo hundred meters and more.”</text:span></text:p>
      <text:p text:style-name="P8">“Yeah, that kind of boat is always hiring. Shit, that doesn’t sound good. I’m a little desperate.”</text:p>
      <text:p text:style-name="P8">The bartender squinted up the side of his face where his eye would have been considering for a few seconds. “Hrmm. Well, if yer fuckin’ desperate…artendin’ is my side-gig. My main business, and much more profitable I might add, is pimpi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Anyway, right now I got me this chickilette that got off a boat a few weeks ago. But she’s skinny and small. Waif-like, I say. You know what I mean?”</text:p>
      <text:p text:style-name="P8">Percy nodded.</text:p>
      <text:p text:style-name="P8">“The tastes of most of the folks who come through here are into something a bit…harder. Here’s the big thing, though: she’s got just the saddest fuckin’ face. And she’s too shy. Even I can’t bring meself to bein’ comfortable-like pimping her out. A pimp has got to have a heart, you know.”</text:p>
      <text:p text:style-name="P8">“So you’re saying you’ll let me hire her off you because she makes you too fucking sad?”</text:p>
      <text:p text:style-name="P8">The bartender shrugged. “Plus a finders-fee, like,” he said, and Percy knew she had made another negotiating mistake in letting the bartender see the heavy satchel full of coins she was carrying.</text:p>
      <text:p text:style-name="P8">“Thing is, I need a sonar operator. I don’t care if she’s tiny, but do you think she has good ears?”</text:p>
      <text:p text:style-name="P8">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P8">“Fuck,” said Percy, “can you see in the dark with those eyes, girl?”</text:p>
      <text:p text:style-name="P8">“I don’t know,” Cassandra said, looking down.</text:p>
      <text:p text:style-name="P8">“Look, I’m not trying to fuck you here. I’ve got a boat, and I’m leaving in less than forty-eight hours and need to crew up. Your friendly bartender-pimp says you might be willing to work on a boat instead of whatever it is you do now. You ever work on a boat before? Or anything technical? Maybe sonar or something sonics related?”</text:p>
      <text:p text:style-name="P8">“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P8">“But, wait… isn’t working on submarines dangerous? In general, I think I’d rather live in this hole in the ground here than die in a hole out there in the sea.”</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P8">“What good is wealth and freedom if you are dead though?”</text:p>
      <text:p text:style-name="P8">“Look, there’s dangerous and there’s really fucking dangerous. You’d be mostly working sonar, at least at first. That’s about as dangerous as tuning your stereo. You wouldn’t have to work down in the engine room or throw lines or anything like that. Heck,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P8">“Fine. Get your things together and come down to slip four this evening, ready to leave this place behind you. At the slip ask for Hemi. He’ll get you settled and explain how the 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P8">“Right.” She pulled a stack of coins out of the leather satchel, counted out more than a fair amount, and stood them on the bar. She looked at Cassandra. “That was your first paycheck. Sorry it had to go to that fucking asshole, but it’ll be the last one that does.”</text:p>
      <text:p text:style-name="P8">The bartender put a knuckle to his gristly eyebrow in a mock salute as they turned away again.</text:p>
      <text:p text:style-name="P8">“Here,” said Percy, handing Cassandra a few coins, “that’s an advance on your next paycheck. Buy some tougher clothes.”</text:p>
      <text:p text:style-name="P8">With a shy smile Cassandra turned to take the ramp towards the stairs to the next level up where the barracks were located. Percy turned down the ramp, feeling like it was probably time to get back to her boat and see how repairs were proceeding.</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P8">“Yeah, it’s about time for it, eh, Captain Shakes? Let me buy you that meal I promised you first.”</text:p>
      <text:p text:style-name="P8">“Not going to say no to any fuckin’ grub.”</text:p>
      <text:p text:style-name="P8">Percy turned to join Shakes and retraced her steps a short way back up the exchange floor. Across from the saloon, set back in the opposite wall was a small eatery. It glowed with orangish-red light that contrasted with the cold blue light of the hall.</text:p>
      <text:p text:style-name="P8">Inside they got in line behind other patrons dressed in dingy shades of wool and leather. “Chicken or creamed spinach?” asked the short man with a large gravitational mass behind the row of steaming food as he tapped a long stamped-steel serving spoon against the metal tray.</text:p>
      <text:p text:style-name="P8">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coins from her satchel, and they sat down at a chipped Formica table amid the mild roar of basso-voiced dock worker conversations.</text:p>
      <text:p text:style-name="P8">Shakes ripped off a piece of the bread and passed it to his other hand while he blew on the tips of his fingers. He moved the bread back to the first hand, then piled a good amount of white rice and green spinach onto it before leaning in and shoving half the wad into his gaping mouth. He picked up a fork with his free hand and helped guide even more of the pile into his gullet.</text:p>
      <text:p text:style-name="P8">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P8">“Might be. Still seems like a stretch to me though, considering the hold was empty at the time. It was just a dry run…” She drifted off, eating her way along a bone of dry chicken.</text:p>
      <text:p text:style-name="P8">“Anyway, this next job is going to require being a little more tactical, I think. A little more forethought and planning.”</text:p>
      <text:p text:style-name="P8">“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P8">“Here’s what I’m thinking: As I said, I’m gonna be hauling this risky fucking load — 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 — or ear — so to speak. And this partner would be clean,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what? You want me to juice up the </text:span><text:span text:style-name="T2">Gnat</text:span><text:span text:style-name="T1"> so it fucking sounds like it could be a big ol’ fuckin’ cargo sub — 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 You said the </text:span><text:span text:style-name="T2">Gnat</text:span><text:span text:style-name="T1"> was fast, right? You could outrun them when they started pursuing you…and at the same time lead them away from the </text:span><text:span text:style-name="T2">Prospect</text:span><text:span text:style-name="T1">.”</text:span></text:p>
      <text:p text:style-name="P8">Shakes started chewing again while he thought. “There is something appealing about the idea of being loud, fast, and — what’s the fuckin’ word? brash — after all these years of trying to sneak around and stay quiet. I can’t say I have much experience at that kind of thing, though.”</text:p>
      <text:p text:style-name="P8">“I have a feeling you’d be a natural.”</text:p>
      <text:p text:style-name="Text_20_body"><text:span text:style-name="T1">“It would require a little work on the </text:span><text:span text:style-name="T2">Gnat</text:span><text:span text:style-name="T1">. I’d have to undo some of the dampening I’ve put in over the years. And I’d need to tune it up for speed. What are you offering me,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P8">“OK! …Wait, what about my current shipment? I have to get that delivered in the next few days. And I won’t be able to do that in a boat making a racket.”</text:p>
      <text:p text:style-name="P8">“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P8">“I’ll probably take a hit…”</text:p>
      <text:p text:style-name="P8">“I will cover the difference, of course.”</text:p>
      <text:p text:style-name="P8">Shakes nodded and grinned through a mouthful of food. “Well — partner — who knew picking up a bunch of fucking filthy marooned scumbags in the middle of the ocean would lead to anything profitable! Fuckin’ sweet.”</text:p>
      <text:p text:style-name="P8">“Well, if that’s settled, I’ve been away from my boat for a couple of hours now, and that is enough for some serious fucking damage to have been done. I feel like I need to be getting back there.”</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as though some kind of enormous dental maneuver was being worked. Captain Percy’s eye traced the hoses and wires from fixtures mounted on the walls of the docking bay down over the edge of the hole. She leaned and looked down into the cargo hold where the cables and hoses were lashed together and ran in a hulking pile up the middle of the space back into the deeper parts of the ship, where they were hopefully connected to the battery terminals and fuel tanks that so desperately needed to be topped up. At the front of the cargo hold, Chips was overseeing a repair crew that was working on redoing and reinforcing the messy repair welds she had made earlier.</text:span></text:p>
      <text:p text:style-name="P8">Percy climbed down the ladder to the catwalk and made her way over and down to the deck of the cargo hold. From there she went aft into the forward battery room, where she found Hemi with a dock worker checking the cables hooked up to the battery bank that were recharging the batteries from the docking bay power system.</text:p>
      <text:p text:style-name="P8">“Hemi!” Percy said. “What is that fucking woman still doing on this boat?” She pointed forward to Chips. “Didn’t I say she was to be off as soon as we hit the fucking dock?”</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P8">“Fuck, Hemi! When I fire someone, they stay fucking fired!”</text:p>
      <text:p text:style-name="P8">“Sylvia, we need her. I cannot do all these jobs myself. I am a middling welder at best. And I cannot tell the difference in someone else’s work between a good weld and a pile of dog waste.”</text:p>
      <text:p text:style-name="P8">“Owen can take over the welding.”</text:p>
      <text:p text:style-name="P8">“Owen is just a kid. He cannot tell these dock trolls what to do, even when he does know better than them.”</text:p>
      <text:p text:style-name="Text_20_body"><text:span text:style-name="T1">Percy considered. “OK… she oversees the repairs, we pay her up to date, and </text:span><text:span text:style-name="T2">then</text:span><text:span text:style-name="T1"> she’s fucking gone.”</text:span></text:p>
      <text:p text:style-name="P8">“Percy,” Hemi said looking directly at her, “we need her. You need to re-hire her. We cannot leave this depot with no engineer and no welder aboard. And in case you had not noticed, there is not exactly a surfeit of talented crew waiting to be hired around this depot.”</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P8">“Speaking of work, remember I promised a plum job for us at this depot? Well I just confirmed it up on the exchange floor. For the moment, we’re flush.”</text:p>
      <text:p text:style-name="P8">“Excellent,” said Hemi, though with a note of doubt, knowing that a cargo job that paid well was likely to be neither easy nor safe.</text:p>
      <text:p text:style-name="P8">“We also got some free advice: to be gone from the depot within forty-eight hours.” She handed him the leather satchel full of coins. “Here’s the money. You know how this goes. Spend what you have to to get us out of here quickly.”</text:p>
      <text:p text:style-name="P8">“It is going to be tricky in this place to throw money around without also getting a bunch of useless hangers-on and value extractors.”</text:p>
      <text:p text:style-name="P8">“But you’re the best deck boss there is for people management, Hemi. I’m sure you can walk that line between getting it done and not getting completely fucking bilked. I should also let you know I hired a new kid to work sonar.”</text:p>
      <text:p text:style-name="P8">“I am amazed. Seems like there is an unusual lack of green folks on the docks. Does he have any experience?”</text:p>
      <text:p text:style-name="P8">“She. And not a bit. But who trains people better than you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p>
      <text:p text:style-name="P8"> </text:p>
      <text:p text:style-name="P8">Percy picked her way around gear being prepped, moving forward up the cargo hold to stand next to Chips ,who had a foul look on her face and her arms crossed as she watched a crew of oversized dock workers sloshing around in the bilge water in tall rubber boots. A couple of them were working a welding rig and bent over the repeatedly stitched-and-patched gash that ran from the bottom of the boat up the curve of the inside of the pressure hull.</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P8">“When we was on the surface I had it patched up pretty fucking OK, despite half the welds still being under the bilge water. But now the fuckin’ boat’s under ten or 20 meters of water, and the pressure is causing it to seep, like a wet sucking wound.”</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P8">“Chips,” Percy hesitated. “Look, I need an engineer. And I need a welder. You’re both of those things and I can’t get either of them on this forgotten rock. I need you…at the very least for the next run. Maybe you could stay on until we hit a major port, and then you can find new work there…”</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 Chips! Look at the work these meatheads are doing — 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P8">“Ah fuck you Percy. You can hold the fucking money. You’re a fucking stupid arrogant shithead, but an honest fuckin’ one and always fucking paid smartly.” Chips pushed at the bilge water edge with the toe of her rubber boot. “Ah, fuck. Look at this fucking work they’re fuckin’ doing. Y’all going to fucking die without me on board. You, Percy, I don’t give two shits. But I couldn’t live with fucking Hemi or Owen going down when I could have stopped it.”</text:p>
      <text:p text:style-name="P8">“Well, me fucking neither Chips.”</text:p>
      <text:p text:style-name="P8">“OK. You got me. I’m in for the next run — double fucking engineer share. Now get the fuck away from me before I start looking for another piece of pipe. Actually, I might need one for these fuckers in the puddle anyway,” she said looking around.</text:p>
      <text:p text:style-name="P8">Percy walked away thinking she would do her best to just stay out of Chips’s way on this run — as much as one could stay out of anyone’s way on a sub.</text:p>
      <text:p text:style-name="P8"> </text:p>
      <text:p text:style-name="P8">At the other end of the cargo hold, Captain Percy found Shakes had made his way back from the cafe and was having a conversation with Hemi through the hatch into the forward battery compartment. He stepped a little to one side as she came up so she could join i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feeding the </text:span><text:span text:style-name="T2">Gnat</text:span><text:span text:style-name="T1"> juice too. Hemi here figures there’s enough charge on now that I could move the </text:span><text:span text:style-name="T2">Gnat</text:span><text:span text:style-name="T1"> to its own slip, and refuel there…. Remembering to send the bill to y’all, of course.”</text:span></text:p>
      <text:p text:style-name="P8">Hemi nodded. “With that mating collar we added, you should be able to dock at one of the regular slips for small boats.”</text:p>
      <text:p text:style-name="Text_20_body"><text:span text:style-name="T1">“And bonus,” Shakes continued, “now I know the </text:span><text:span text:style-name="T2">Gnat</text:span><text:span text:style-name="T1"> is good down to thirty meters! Makes a fella proud, ya know, to see the fuckin’ fruits of his labors.”</text:span></text:p>
      <text:p text:style-name="Text_20_body"><text:span text:style-name="T1">Percy looked at Hemi. “Do we have more use for the </text:span><text:span text:style-name="T2">Gnat</text:span><text:span text:style-name="T1"> now, Hemi?”</text:span></text:p>
      <text:p text:style-name="P8">“As a spare battery bank? No. Keeping it connected just slows down our own charging process.”</text:p>
      <text:p text:style-name="P8">“Alright then,” said Percy, “get that leech off my fuckin’ boat.”</text:p>
      <text:p text:style-name="Text_20_body"><text:span text:style-name="T1">Shakes grinned. “A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span text:style-name="T1">, t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 and got it mated up to slip fifteen. After popping the </text:span><text:span text:style-name="T2">Gnat’s</text:span><text:span text:style-name="T1"> hatch at that slip, he started the process of negotiating with the dock workers for finishing the job of getting the batteries charged, and for refueling the fuel ballast tanks. Pretty soon, the </text:span><text:span text:style-name="T2">Gnat</text:span><text:span text:style-name="T1"> was gorging on its own set of umbilicals running down through its sail hatch and into its belly.</text:span></text:p>
      <text:p text:style-name="P8"> </text:p>
      <text:p text:style-name="Text_20_body"><text:span text:style-name="T1">Refueling, recharging, and repairs were busily carried out over the next six hours. Captain Percy was uncomfortable with how many people were coming and going — and crawling around — 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span></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 — but that required a monetary flushness that was far beyond a single well-paid job, even if they had no limitations on their time at all.</text:span></text:p>
      <text:p text:style-name="Text_20_body"><text:span text:style-name="T1">Getting the boat ready to go out again so quickly was not just expensive, it also meant cutting some corners that Percy was not happy about. The repairs to the hull continued to be a foul mess of patches and half-competent welds. Through Chips’ streaming curses from the bow, Percy got the impression that Chips felt she had done a better job welding underwater while the boat was moving than this whole team of ruddy thick-fingered men were doing with the boat dry and steady.</text:span></text:p>
      <text:p text:style-name="Text_20_body"><text:span text:style-name="T1">The only fuel oil Hemi could contract for on the dock on such short notice was a gritty and sludgy bunker. Chips was also not going to be happy about feeding that stuff to her engine.</text:span></text:p>
      <text:p text:style-name="Text_20_body"><text:span text:style-name="T1">By dinner time, most of the critical repair and refueling work was wrapping up. Most of the crew took off for the cafe on the exchange floor. Hemi and Percy stayed behind and ate in the </text:span><text:span text:style-name="T2">Prospect</text:span><text:span text:style-name="T1">’s galley, though they prepped dinner from somewhat fresher food items they had bought off the dock, including a head of cabbage and a bit of gristly meat.</text:span></text:p>
      <text:p text:style-name="Text_20_body"><text:span text:style-name="T1">“What’s left for us to do, Hemi?”</text:span></text:p>
      <text:p text:style-name="Text_20_body"><text:span text:style-name="T1">“We still have to charge the high- and low-pressure tank systems. It would be better to do that from the dock rather than from diesel while we are moving, if we can.”</text:span></text:p>
      <text:p text:style-name="P8">Percy nodded.</text:p>
      <text:p text:style-name="Text_20_body"><text:span text:style-name="T1">“And we should take on some more food, refill the fresh-water tanks, and lay in a normal spread of spare parts…”</text:span></text:p>
      <text:p text:style-name="P8">“I did try to start buying parts earlier today but got sidetracked discussing the job offer. Put Gregory on securing our food stocks. And tell him I need more cigarillos.”</text:p>
      <text:p text:style-name="Text_20_body"><text:span text:style-name="T1">Hemi nodded and jotted a note on a scrap of paper clipped to a clipboard that lay next to his plate. “You are sure about this job, Sylvia?”</text:span></text:p>
      <text:p text:style-name="Text_20_body"><text:span text:style-name="T1">“You saw the fucking money! And that’s only two-thirds of it.”</text:span></text:p>
      <text:p text:style-name="Text_20_body"><text:span text:style-name="T1">“I do not trust jobs that pay </text:span><text:span text:style-name="T2">too</text:span><text:span text:style-name="T1"> well. Cargo?”</text:span></text:p>
      <text:p text:style-name="Text_20_body"><text:span text:style-name="T1">“Weapons parts — magnetic warheads.”</text:span></text:p>
      <text:p text:style-name="Text_20_body"><text:span text:style-name="T1">“Ah. Had to be something like that, did it not? You have no problem with Authorities breathing down our necks and taking on the risk of someone blowing the boat in half if a crate full of explosives is dropped?”</text:span></text:p>
      <text:p text:style-name="Text_20_body"><text:span text:style-name="T1">“We’re on the fuckin’ Nitro Express now, Hemi. </text:span><text:span text:style-name="T2">Someone</text:span><text:span text:style-name="T1"> has to move this stuff. Might as well be pros like us. The cargo is supposed to arrive for loading any minute now, actually. Is the hold ready for it?”</text:span></text:p>
      <text:p text:style-name="Text_20_body"><text:span text:style-name="T1">“Chips finished up repairs an hour or two ago — at least as repaired as could be with the resources available here — and the bilge is pumped dry. I think we can start loading cargo. Though if we are hauling explosives, you might want to pack in some soft batting first.”</text:span></text:p>
      <text:p text:style-name="Text_20_body"><text:span text:style-name="T1">“I’m sure they have been thoroughly packed and duly deactivated…though it would be good if you took a peek at them before they get settled so you — Hemi — are sure they won’t go off if someone walks by a crate with a heavy socket wrench or something.”</text:span></text:p>
      <text:p text:style-name="Text_20_body"><text:span text:style-name="T1">There was a tap of someone’s knuckle on the hatch to the galley, and Gregory swung it open a bit. He downed the last of an ice cream sandwich he had been working on and tossed the wrapper in the sink. “Back from dinner, Cap. Bunch more of those fuckin’ big trolls up at the slip with crates they say are to be loaded into the cargo hold.”</text:span></text:p>
      <text:p text:style-name="P8">“That is indeed our cargo. You can come help us get ’em stowed properly. Hemi?”</text:p>
      <text:p text:style-name="P8">Hemi forked his last bite of meat and squeezed his bulk out of the tight galley bench seat.</text:p>
      <text:p text:style-name="P8"> </text:p>
      <text:p text:style-name="Text_20_body"><text:span text:style-name="T1">They climbed up the ladder from the catwalk to the depot docking bay to find dozens of large and molding wooden crates stacked up around the open hatch into the </text:span><text:span text:style-name="T2">Prospect</text:span><text:span text:style-name="T1">’s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be tossed around casually.</text:span></text:p>
      <text:p text:style-name="Text_20_body"><text:span text:style-name="T1">Making their way about the crates were a half dozen or so dock workers — more huge swarthy men wearing moth-eaten tweed and leather suits, chomping on various forms of tobacco or seeds. They swarmed around a large pushcart stacked high with the wooden “Caution” crates. They were 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Text_20_body"><text:span text:style-name="T1">A dock worker approached Percy. He was wearing a worn bowler hat and was among the smallest men Percy had seen since they docked — his eyes were almost even with hers and were surrounded by round-framed glasses.</text:span></text:p>
      <text:p text:style-name="Text_20_body"><text:span text:style-name="T1">“You’re Captain Percy, right?” he asked.</text:span></text:p>
      <text:p text:style-name="P8">She nodded.</text:p>
      <text:p text:style-name="Text_20_body"><text:span text:style-name="T1">“This shipment is from Miss Mai. Sign here.” He held out a pen and handed her a clipboard he was carrying, which bore a long sheet with tiny type printed on it and a signature blank at the end.</text:span></text:p>
      <text:p text:style-name="P8">Percy took the pen and scrawled her illegible name into the blank.</text:p>
      <text:p text:style-name="Text_20_body"><text:span text:style-name="T1">“This document should have a witness too. Can he witness?” the dock worker asked, motioning his head towards Hemi.</text:span></text:p>
      <text:p text:style-name="Text_20_body"><text:span text:style-name="T1">“Yeah. Hemi, put your scrawl on that fucking thing.”</text:span></text:p>
      <text:p text:style-name="Text_20_body"><text:span text:style-name="T1">Hemi adjusted his glasses and more studiously scanned over the contract before he signed the witness blank. The man tore off a carbon copy and held it out to Percy. Hemi took it, folded it, and put it into his inside jacket pocket.</text:span></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 — explosives were never a light cargo. One of the big fellows was at the winch. “OK, I’m letting out some of the fuckin’ winch now!” he yelled over to his mates at the cargo hold entrance. They relayed the update down to the men on the deck of the </text:span><text:span text:style-name="T2">Prospect’s</text:span><text:span text:style-name="T1"> cargo hold.</text:span></text:p>
      <text:p text:style-name="Text_20_body"><text:span text:style-name="T1">“Gregory, my attractive friend,” Percy said, “go down to the cargo hold deck and make sure those goons are stowing things in a way that won’t leave the boat totally fuckin’ untrimmable.”</text:span></text:p>
      <text:p text:style-name="Text_20_body"><text:span text:style-name="T1">“Sure, Cap.” Gregory disappeared down the ladder into the cargo hold.</text:span></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Text_20_body"><text:span text:style-name="T1">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 the crew would likely have to make some adjustments to the balance of the load later to get the boat trimmed as efficiently as possible. The key priority for Gregory was simply to make sure the crates were organized so that making those adjustments later, while they were underway, would not be too difficult.</text:span></text:p>
      <text:p text:style-name="Text_20_body"><text:span text:style-name="T1">In the middle of the loading, Cassandra approached, a large canvas rucksack slung on the thin frame of her body. She also held over-stuffed canvas satchels in each hand. She had apparently taken Percy’s advice, and now wore duck pants and a button-down shirt made of thick cotton, though the new clothes hung loosely on her. Percy was happy to see she had also procured some rubber-soled boots. That Cassandra had managed to put together some reasonable work wear in such a short time suggested good things to Percy about Cassandra’s future aboard the boat.</text:span></text:p>
      <text:p text:style-name="Text_20_body"><text:span text:style-name="T1">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ke out in one territorial authority or another.</text:span></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Text_20_body"><text:span text:style-name="T1">“We could make her deck boss.”</text:span></text:p>
      <text:p text:style-name="Text_20_body"><text:span text:style-name="T1">“Or captain.”</text:span></text:p>
      <text:p text:style-name="P8">Cassandra made her way up to them, weaving through the remaining crates.</text:p>
      <text:p text:style-name="Text_20_body"><text:span text:style-name="T1">“Cassandra,” said Percy, “I’m glad you made it. This is Hemi Howell, Deck Boss, First Mate, Navigator, Crew Trainer, and whatever the fuck else needs to be done. Basically he’s the one who does all the actual work.”</text:span></text:p>
      <text:p text:style-name="Text_20_body"><text:span text:style-name="T1">“Nice to meet you Hemi,” said Cassandra. Percy could have sworn that if she were wearing a skirt and unburdened by all the possessions she owned, she would have curtsied.</text:span></text:p>
      <text:p text:style-name="Text_20_body"><text:span text:style-name="T1">“Genuinely glad to have you aboard,” said Hemi. “We desperately need more hands, and with you taking a watch, we all might actually be able to get a little sleep on this run.”</text:spa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Text_20_body"><text:span text:style-name="T1">“Alright,” said Cassandra. “And I’ll get some training at some point?”</text:span></text:p>
      <text:p text:style-name="Text_20_body"><text:span text:style-name="T1">“Not until we are underway. Getting the boat ready for a run takes a lot of prep, as you can see, and there is no extra time for anything but prep. Once we are underway there will be some downtime, and I will sit with you at the sonar and show you how it works.”</text:span></text:p>
      <text:p text:style-name="P8">“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Text_20_body"><text:span text:style-name="T1">Percy watched this approvingly. It was another good sign that Cassandra seemed so intuitively comfortable with the vertical up-and-down lifestyle of a submarine.</text:span></text:p>
      <text:p text:style-name="Text_20_body"><text:span text:style-name="T1">Hemi did not fail to notice, either. “Maybe…” was all he said before looking back down at his clipboard and counting how many more crates remained to be loaded.</text:span></text:p>
      <text:p text:style-name="P8">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Text_20_body"><text:bookmark-start text:name="depot"/><text:span text:style-name="T1">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 going over the state of their supplies and discussing some questions Hemi had about the details of the job contract that he wanted to be sure Percy had considered. It was long after midnight before they crawled into their respective racks.</text:span><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text:span><text:change text:change-id="ct94919479169952"/><text:span text:style-name="T1">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Text_20_body"><text:span text:style-name="T1">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ext:span><text:change-start text:change-id="ct94919479169024"/><text:span text:style-name="T1">the </text:span><text:change-end text:change-id="ct94919479169024"/><text:span text:style-name="T1">equipment</text:span><text:change text:change-id="ct94919479169312"/><text:span text:style-name="T1">, but only a handful of people knew how to use it. So Hemi spent the first few hours of the morning wandering around the docking bay and the exchange floor with Bastian and a bag full of money looking for those people.</text:span></text:p>
      <text:p text:style-name="Text_20_body"><text:span text:style-name="T1">By the time they got back, the rest of the crew had managed to crawl slowly and painfully out of their racks, g</text:span><text:change-start text:change-id="ct94919478887456"/><text:span text:style-name="T1">e</text:span><text:change-end text:change-id="ct94919478887456"/><text:change text:change-id="ct94919478887744"/><text:span text:style-name="T1">t themselves fed and coffeed, and </text:span><text:change text:change-id="ct94919478888032"/><text:change-start text:change-id="ct94919478888832"/><text:span text:style-name="T1">busy </text:span><text:change-end text:change-id="ct94919478888832"/><text:span text:style-name="T1">themselves with odd jobs around the boat while waiting for Hemi to return with instructions </text:span><text:change text:change-id="ct94919478890144"/><text:change-start text:change-id="ct94919478891376"/><text:span text:style-name="T1">about what</text:span><text:change-end text:change-id="ct94919478891376"/><text:span text:style-name="T1">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span></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Text_20_body"><text:span text:style-name="T1">With the compressed air systems recharged, the only thing left was to get food aboard. Gregory and Cassandra returned a couple of hours later with a cart </text:span><text:change text:change-id="ct94919478892592"/><text:span text:style-name="T1">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text:span><text:change text:change-id="ct94919478889456"/><text:change-start text:change-id="ct94919479214032"/><text:span text:style-name="T1">—</text:span><text:change-end text:change-id="ct94919479214032"/><text:span text:style-name="T1">cans and dried meats, oatmeal, cornmeal, flour, apples, rice, eggs, cabbage, jars of spices, and citrus</text:span><text:change text:change-id="ct94919479216192"/><text:change-start text:change-id="ct94919479217680"/><text:span text:style-name="T1">—</text:span><text:change-end text:change-id="ct94919479217680"/><text:span text:style-name="T1">with the rest of the cargo, figuring they could move the contents up to the galley after they were under way. T</text:span><text:change-start text:change-id="ct94919479218384"/><text:span text:style-name="T1">he crew immediately pulled out t</text:span><text:change-end text:change-id="ct94919479218384"/><text:span text:style-name="T1">he frozen and perishable items</text:span><text:change text:change-id="ct94919479220032"/><text:change-start text:change-id="ct94919479221216"/><text:span text:style-name="T1">—</text:span><text:change-end text:change-id="ct94919479221216"/><text:span text:style-name="T1">sides of beef and pork, a couple of waxed-paper boxes of leafy vegetables they would need to cook in the next few days, frozen chicken carcasses, and ice cream sandwiches</text:span><text:change-start text:change-id="ct94919479224848"/><text:span text:style-name="T1">,</text:span><text:change-end text:change-id="ct94919479224848"/><text:span text:style-name="T1"> among other things</text:span><text:change text:change-id="ct94919479223008"/><text:change-start text:change-id="ct94919479225552"/><text:span text:style-name="T1">—</text:span><text:change-end text:change-id="ct94919479225552"/><text:change text:change-id="ct94919479225840"/><text:span text:style-name="T1">and carried </text:span><text:change-start text:change-id="ct94919479231744"/><text:span text:style-name="T1">them </text:span><text:change-end text:change-id="ct94919479231744"/><text:span text:style-name="T1">up to be stowed in the galley and freezers</text:span><text:change text:change-id="ct94919479227616"/><text:span text:style-name="T1">.</text:span></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Text_20_body"><text:span text:style-name="T1">“I do not know if you have any business left to take care of up on the exchange floor or anything,” said Hemi</text:span><text:change text:change-id="ct94919479227200"/><text:span text:style-name="T1">, “but the cargo is loaded, all the critical supplies are aboard, Chips says the engines are running cleanly enough, and the boat is more or less repaired.”</text:span></text:p>
      <text:p text:style-name="Text_20_body"><text:span text:style-name="T1">“Nice work</text:span><text:change-start text:change-id="ct94919479228544"/><text:span text:style-name="T1">,</text:span><text:change-end text:change-id="ct94919479228544"/><text:span text:style-name="T1"> Hemi. Do we have any money left?”</text:span></text:p>
      <text:p text:style-name="Text_20_body"><text:span text:style-name="T1">“Well, we have been spending coin with a shovel to get all this done quickly. But even after covering Shake</text:span><text:change-start text:change-id="ct94919479247888"/><text:span text:style-name="T1">s</text:span><text:change-end text:change-id="ct94919479247888"/><text:span text:style-name="T1">’s costs, we should still come out a bit ahead.”</text:span></text:p>
      <text:p text:style-name="P8">“Clandestine work does fuckin’ pay, don’t it?”</text:p>
      <text:p text:style-name="P8">“If it does not kill you in the process.”</text:p>
      <text:p text:style-name="Text_20_body"><text:span text:style-name="T1">Bastian’s tall</text:span><text:change-start text:change-id="ct94919479252304"/><text:span text:style-name="T1">,</text:span><text:change-end text:change-id="ct94919479252304"/><text:span text:style-name="T1"> skinny form suddenly filled the hatchway forward to the next compartment. He stood aside and one of the scruffy teenagers who hung around the depot looking for quick jobs </text:span><text:change text:change-id="ct94919479253264"/><text:span text:style-name="T1">stepped into the sonar compartment.</text:span></text:p>
      <text:p text:style-name="P8">“Captain Percy, this guy says he has a message for you.”</text:p>
      <text:p text:style-name="Text_20_body"><text:span text:style-name="T1">The kid </text:span><text:change text:change-id="ct94919479219616"/><text:span text:style-name="T1">handed Percy a scrap of paper and then stood to one side</text:span><text:change-start text:change-id="ct94919479258400"/><text:span text:style-name="T1">,</text:span><text:change-end text:change-id="ct94919479258400"/><text:span text:style-name="T1"> examining the deck with his head down.</text:span></text:p>
      <text:p text:style-name="Text_20_body"><text:span text:style-name="T1">Percy unfolded the paper. Written in a slightly wavering hand </text:span><text:change text:change-id="ct94919479254704"/><text:change-start text:change-id="ct94919479257728"/><text:span text:style-name="T1">in </text:span><text:change-end text:change-id="ct94919479257728"/><text:span text:style-name="T1">printed capital letters </text:span><text:change text:change-id="ct94919479262864"/><text:change-start text:change-id="ct94919479263824"/><text:span text:style-name="T1">was</text:span><text:change-end text:change-id="ct94919479263824"/><text:span text:style-name="T1">: IT IS TIME TO LEAVE.</text:span></text:p>
      <text:p text:style-name="Text_20_body"><text:span text:style-name="T1">Hemi put </text:span><text:change text:change-id="ct94919479259840"/><text:span text:style-name="T1">things together. “A message from our employer?”</text:span></text:p>
      <text:p text:style-name="Text_20_body"><text:span text:style-name="T1">“Indeed,” said Percy</text:span><text:change-start text:change-id="ct94919479269632"/><text:span text:style-name="T1">.</text:span><text:change-end text:change-id="ct94919479269632"/><text:change text:change-id="ct94919479269920"/><text:span text:style-name="T1"> “</text:span><text:change-start text:change-id="ct94919479271552"/><text:span text:style-name="T1">R</text:span><text:change-end text:change-id="ct94919479271552"/><text:change text:change-id="ct94919479271840"/><text:span text:style-name="T1">aise the Blue Peter</text:span><text:change-start text:change-id="ct94919479273472"/><text:span text:style-name="T1">,</text:span><text:change-end text:change-id="ct94919479273472"/><text:span text:style-name="T1"> Hemi. I think it’s time we moved on from this place.”</text:span></text:p>
      <text:p text:style-name="Text_20_body"><text:span text:style-name="T1">Hemi nodded and climbed up to the control room. A second later</text:span><text:change-start text:change-id="ct94919479272128"/><text:span text:style-name="T1">,</text:span><text:change-end text:change-id="ct94919479272128"/><text:span text:style-name="T1"> his voice reverberated through the ship</text:span><text:change-start text:change-id="ct94919479273088"/><text:span text:style-name="T1"> over the PA</text:span><text:change-end text:change-id="ct94919479273088"/><text:span text:style-name="T1"> as he told the crew to prepare to embark</text:span><text:change text:change-id="ct94919479271216"/><text:span text:style-name="T1">.</text:span></text:p>
      <text:p text:style-name="P8">“Bastian,” said Percy, “get on the sonar rig and have a listen.”</text:p>
      <text:p text:style-name="Text_20_body"><text:span text:style-name="T1">Bastian sat down at the sonar station, </text:span><text:change text:change-id="ct94919479274912"/><text:span text:style-name="T1">put the headphones over his ears, and flipped on the power to the unit. “Is there anything in particular I’m listening for here</text:span><text:change-start text:change-id="ct94919479285824"/><text:span text:style-name="T1">,</text:span><text:change-end text:change-id="ct94919479285824"/><text:span text:style-name="T1"> Captain? We are docked</text:span><text:change-start text:change-id="ct94919479287120"/><text:span text:style-name="T1">,</text:span><text:change-end text:change-id="ct94919479287120"/><text:span text:style-name="T1"> after all. Probably not much out there to hear.”</text:span></text:p>
      <text:p text:style-name="Text_20_body"><text:span text:style-name="T1">“It’s just a feeling, not something particular. But I’d like to keep the fucking surprises to a minimum.” Percy looked at the messenger. “Hang out a second</text:span><text:change-start text:change-id="ct94919479286112"/><text:span text:style-name="T1">,</text:span><text:change-end text:change-id="ct94919479286112"/><text:span text:style-name="T1"> kid. I think I’ve got another job for you.”</text:span></text:p>
      <text:p text:style-name="P8">The kid spun the chair next to Bastian around and sat down in a long-legged slouch.</text:p>
      <text:p text:style-name="Text_20_body"><text:span text:style-name="T1">“Hemi!” Percy leaned back to call up to him in the control room</text:span><text:change-start text:change-id="ct94919479294752"/><text:span text:style-name="T1">.</text:span><text:change-end text:change-id="ct94919479294752"/><text:change text:change-id="ct94919479295040"/><text:span text:style-name="T1"> “</text:span><text:change-start text:change-id="ct94919479296336"/><text:span text:style-name="T1">S</text:span><text:change-end text:change-id="ct94919479296336"/><text:change text:change-id="ct94919479296624"/><text:span text:style-name="T1">tart working that embark checklist.”</text:span></text:p>
      <text:p text:style-name="Text_20_body"><text:span text:style-name="T1">“Already started it</text:span><text:change-start text:change-id="ct94919479288224"/><text:span text:style-name="T1">,</text:span><text:change-end text:change-id="ct94919479288224"/><text:span text:style-name="T1"> Sylvia,” he called back down.</text:span></text:p>
      <text:p text:style-name="Text_20_body"><text:span text:style-name="T1">Gregory and Cassandra showed up in the sonar compartment a minute later, ready for instructions</text:span><text:change text:change-id="ct94919479298064"/><text:span text:style-name="T1">.</text:span></text:p>
      <text:p text:style-name="Text_20_body"><text:span text:style-name="T1">“Gregory, take Cassandra and go find a dock crew who can work the other side of the slip hatch. Be ready to seal the </text:span><text:span text:style-name="T2">Prospect’s</text:span><text:span text:style-name="T1"> cargo hatch when you hear from Hemi</text:span><text:change-start text:change-id="ct94919479306944"/><text:span text:style-name="T1">.</text:span><text:change-end text:change-id="ct94919479306944"/><text:change text:change-id="ct94919479307232"/><text:span text:style-name="T1">” </text:span><text:change-start text:change-id="ct94919479308864"/><text:span text:style-name="T1">S</text:span><text:change-end text:change-id="ct94919479308864"/><text:change text:change-id="ct94919479309152"/><text:span text:style-name="T1">he jerked a thumb at the messenger, “but make sure this kid is off before you do.”</text:span></text:p>
      <text:p text:style-name="Text_20_body"><text:span text:style-name="T1">As Gregory and Cassandra made their way forward, Bastian broke in. “Captain Percy, </text:span><text:change-start text:change-id="ct94919479295808"/><text:span text:style-name="T1">t</text:span><text:change-end text:change-id="ct94919479295808"/><text:change text:change-id="ct94919479307520"/><text:span text:style-name="T1">here’s definitely something happening out there</text:span><text:change-start text:change-id="ct94919479306272"/><text:span text:style-name="T1">.</text:span><text:change-end text:change-id="ct94919479306272"/><text:change text:change-id="ct94919479306560"/><text:span text:style-name="T1">” </text:span><text:change-start text:change-id="ct94919479316976"/><text:span text:style-name="T1">H</text:span><text:change-end text:change-id="ct94919479316976"/><text:change text:change-id="ct94919479317264"/><text:span text:style-name="T1">e paused for a minute, listening</text:span><text:change-start text:change-id="ct94919478411120"/><text:span text:style-name="T1">.</text:span><text:change-end text:change-id="ct94919478411120"/><text:change text:change-id="ct94919479318896"/><text:span text:style-name="T1"> “</text:span><text:change-start text:change-id="ct94919479320528"/><text:span text:style-name="T1">T</text:span><text:change-end text:change-id="ct94919479320528"/><text:change text:change-id="ct94919479320816"/><text:span text:style-name="T1">here’s a fucking torpedo in the water!”</text:span></text:p>
      <text:p text:style-name="P8">Percy pushed past the messenger kid and put on the spare sonar headset. She stood behind Bastian, concentrating on the sound in the headphones.</text:p>
      <text:p text:style-name="Text_20_body"><text:span text:style-name="T1">She could hear the unmistakable high-pitched whine of a torpedo prop spinning. She reached over Bastian</text:span><text:change text:change-id="ct94919479310592"/><text:span text:style-name="T1"> and adjusted the direction of the underwater mics. She looked at the readings from the sonar panel. “It’s running just at the surface,” she said. “It’s not coming towards us</text:span><text:change text:change-id="ct94919479305600"/><text:change-start text:change-id="ct94919479317552"/><text:span text:style-name="T1">—</text:span><text:change-end text:change-id="ct94919479317552"/><text:span text:style-name="T1">or the depot</text:span><text:change text:change-id="ct94919479318512"/><text:change-start text:change-id="ct94919479319856"/><text:span text:style-name="T1"> . . . </text:span><text:change-end text:change-id="ct94919479319856"/><text:change text:change-id="ct94919479320144"/><text:span text:style-name="T1">some other target</text:span><text:change text:change-id="ct94919479316304"/><text:change-start text:change-id="ct94919479330320"/><text:span text:style-name="T1"> . . .</text:span><text:change-end text:change-id="ct94919479330320"/><text:span text:style-name="T1">”</text:span></text:p>
      <text:p text:style-name="Text_20_body"><text:span text:style-name="T1">She slowed her breathing and listened</text:span><text:change text:change-id="ct94919479322256"/><text:span text:style-name="T1">.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text:span><text:change-start text:change-id="ct94919479305888"/><text:span text:style-name="T1">,</text:span><text:change-end text:change-id="ct94919479305888"/><text:span text:style-name="T1"> adjusting the filters to try to muffle the torpedo whine.</text:span></text:p>
      <text:p text:style-name="Text_20_body"><text:span text:style-name="T1">She could tell by the revolutions and the pitch that the other prop belonged to a relatively small craft. It was so quiet it could only be an electric motor</text:span><text:change text:change-id="ct94919479270880"/><text:change-start text:change-id="ct94919479331424"/><text:span text:style-name="T1">—</text:span><text:change-end text:change-id="ct94919479331424"/><text:span text:style-name="T1">that made it a submarine. It took her just a second longer to figure it out. “Someone fucking fired on the depot’s little inspection sub,” she said.</text:span></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Text_20_body"><text:span text:style-name="T1">“The torpedo found them. It’s homing,” Bastian said. A slow minute ticked by, </text:span><text:change-start text:change-id="ct94919479342944"/><text:span text:style-name="T1">and </text:span><text:change-end text:change-id="ct94919479342944"/><text:span text:style-name="T1">every second</text:span><text:change-start text:change-id="ct94919479344576"/><text:span text:style-name="T1">,</text:span><text:change-end text:change-id="ct94919479344576"/><text:span text:style-name="T1"> the bouncing ping of the torpedo got faster in Percy’s headset. She motioned to Bastian and they both took their headsets off. There was silence in the sonar room. The messenger kid managed to look bored.</text:span></text:p>
      <text:p text:style-name="Text_20_body"><text:span text:style-name="T1">Then they all heard a low-pitched rumble echo through the hull of the </text:span><text:span text:style-name="T2">Prospect</text:span><text:span text:style-name="T1">.</text:span></text:p>
      <text:p text:style-name="Text_20_body"><text:span text:style-name="T1">“Sound</text:span><text:change-start text:change-id="ct94919479351392"/><text:span text:style-name="T1">s</text:span><text:change-end text:change-id="ct94919479351392"/><text:change text:change-id="ct94919479351680"/><text:span text:style-name="T1"> like they were hit,” Hemi shouted down from the control room.</text:span></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hey’ve been fuckin’ sunk.” Percy said, turning her head slightly and pitching her voice loud enough for Hemi to hear.</text:p>
      <text:p text:style-name="Text_20_body"><text:span text:style-name="T1">In her headphones</text:span><text:change-start text:change-id="ct94919479355616"/><text:span text:style-name="T1">,</text:span><text:change-end text:change-id="ct94919479355616"/><text:span text:style-name="T1"> the groaning hull’s pitch changed as it dropped further down the water column into the colder, denser water where sound </text:span><office:annotation office:name="__Annotation__6988_2956951863" loext:resolved="false"><dc:creator>Julia Ringo</dc:creator><dc:date>2023-10-20T14:30:00</dc:date><meta:creator-initials>JR</meta:creator-initials><text:p><text:span text:style-name="T3">A strong, punchy line - end here</text:span></text:p></office:annotation><text:span text:style-name="T1">found new rules</text:span><office:annotation-end office:name="__Annotation__6988_2956951863"/><text:change text:change-id="ct94919478272688"/><text:span text:style-name="T1">. The groan turned to a low rattling whine.</text:span></text:p>
      <text:p text:style-name="Text_20_body"><text:span text:style-name="T1">And then Percy heard a crunching pop. And she heard a huge bubble of air escape, the life-bubble of whoever was inside that submarine, squeezed out of it instantaneously as the broken little sub sank beyond its crush depth. The compressed carcass of </text:span><text:change-start text:change-id="ct94919477840272"/><text:span text:style-name="T1">the </text:span><text:change-end text:change-id="ct94919477840272"/><text:span text:style-name="T1">sub made no more sound, but she sat listening for a few seconds to the rushing sound of the bubble </text:span><text:change-start text:change-id="ct94919477993920"/><text:span text:style-name="T1">as it </text:span><text:change-end text:change-id="ct94919477993920"/><text:span text:style-name="T1">climb</text:span><text:change-start text:change-id="ct94919477963664"/><text:span text:style-name="T1">ed</text:span><text:change-end text:change-id="ct94919477963664"/><text:change text:change-id="ct94919478238560"/><text:span text:style-name="T1"> the distance to the surface.</text:span></text:p>
      <text:p text:style-name="P8"> </text:p>
      <text:p text:style-name="Text_20_body"><text:span text:style-name="T1">Captain Percy took off the sonar headset and laid it on its hook. “We gotta get the fuck out of here,” she said. Then</text:span><text:change-start text:change-id="ct94919478126448"/><text:span text:style-name="T1">,</text:span><text:change-end text:change-id="ct94919478126448"/><text:span text:style-name="T1"> louder, so Hemi could hear, “Hemi! We need to get out of here!”</text:span></text:p>
      <text:p text:style-name="P8">Bastian nodded, the other sonar headset still on his ears.</text:p>
      <text:p text:style-name="Text_20_body"><text:span text:style-name="T1">“Right </text:span><text:change-start text:change-id="ct94919478408144"/><text:span text:style-name="T1">,</text:span><text:change-end text:change-id="ct94919478408144"/><text:span text:style-name="T1">Sylvia. I concur,” said Hemi from above.</text:span></text:p>
      <text:p text:style-name="Text_20_body"><text:span text:style-name="T1">“Here</text:span><text:change-start text:change-id="ct94919478523616"/><text:span text:style-name="T1">,</text:span><text:change-end text:change-id="ct94919478523616"/><text:span text:style-name="T1">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span></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Text_20_body"><text:span text:style-name="T1">A minute later</text:span><text:change-start text:change-id="ct94919478458800"/><text:span text:style-name="T1">,</text:span><text:change-end text:change-id="ct94919478458800"/><text:span text:style-name="T1"> Owen appeared. He took a rag from a hook on the wall and wiped his hands that were blackened with grease.</text:span></text:p>
      <text:p text:style-name="P8">Percy motioned him up the ladder. “I think Hemi wants you in one of the control seats. We gotta get outta here. Is Chips ready to go in the engine room?”</text:p>
      <text:p text:style-name="Text_20_body"><text:span text:style-name="T1">“Well, she’s got all the compressed air lines off one of the diesels to check and clean ’em,” he answered her as they were both climbing into the control room</text:span><text:change-start text:change-id="ct94919478093680"/><text:span text:style-name="T1">.</text:span><text:change-end text:change-id="ct94919478093680"/><text:change text:change-id="ct94919478149232"/><text:span text:style-name="T1"> “</text:span><text:change-start text:change-id="ct94919478288736"/><text:span text:style-name="T1">S</text:span><text:change-end text:change-id="ct94919478288736"/><text:change text:change-id="ct94919477960576"/><text:span text:style-name="T1">he’s not going to be thrilled about finishing that job up while the boat is moving. And she cursed Hemi up and down the meridian for requesting me up here.”</text:span></text:p>
      <text:p text:style-name="P8">“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Text_20_body"><text:span text:style-name="T1">“Well, after that explosion sound, the whole dock went a little crazy. I think, like us, a lot of submariners have taken that as a signal to leave. But for a couple of coins I got that messenger kid to seal up the dock side hatch and flood it for us.</text:span><text:change-start text:change-id="ct94919478474944"/><text:span text:style-name="T1">”</text:span><text:change-end text:change-id="ct94919478474944"/></text:p>
      <text:p text:style-name="P8">“Excellent,” said Hemi.</text:p>
      <text:p text:style-name="Text_20_body"><text:span text:style-name="T1">Percy looked down through the hatch to the sonar compartment and saw Cassandra standing quietly off to the side. Captain Percy leaned down and motioned to the second sonar operator’s seat and the spare headset. “Sit over there</text:span><text:change-start text:change-id="ct94919478644912"/><text:span text:style-name="T1">,</text:span><text:change-end text:change-id="ct94919478644912"/><text:span text:style-name="T1"> Cassandra. Put that headset on</text:span><text:change text:change-id="ct94919478681536"/><text:span text:style-name="T1"> and start to familiarize yourself with the sonar rig.”</text:span></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Text_20_body"><text:span text:style-name="T1">“I am going to open the main ballast vent valves,” Hemi warned the other crew members with him in the control room. He stepped up to the tank trim control panel</text:span><text:change text:change-id="ct94919478732448"/><text:span text:style-name="T1"> and rolled open each of the wheels controlling the ballast valves.</text:span></text:p>
      <text:p text:style-name="Text_20_body"><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Text_20_body"><text:span text:style-name="T1">“The last thing any of them want</text:span><text:change-start text:change-id="ct94919478930720"/><text:span text:style-name="T1">s</text:span><text:change-end text:change-id="ct94919478930720"/><text:span text:style-name="T1"> is to move slowly and cautiously right now, of course,” Percy said to Hemi as he hung on to the leather strap over the captain’s station.</text:span></text:p>
      <text:p text:style-name="P8">“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text:span><text:change-start text:change-id="ct94919479308032"/><text:span text:style-name="T1">,</text:span><text:change-end text:change-id="ct94919479308032"/><text:span text:style-name="T1"> and then backed off to no throttle. It was too dangerous to keep reversing</text:span><text:change text:change-id="ct94919479081328"/><text:change-start text:change-id="ct94919479091648"/><text:span text:style-name="T1">—</text:span><text:change-end text:change-id="ct94919479091648"/><text:span text:style-name="T1">there was no way to know if another boat was behind them. “Bastian,” Hemi called down to sonar, “I need sea room</text:span><text:change text:change-id="ct94919479081776"/><text:change-start text:change-id="ct94919479217344"/><text:span text:style-name="T1">—</text:span><text:change-end text:change-id="ct94919479217344"/><text:span text:style-name="T1">some safe space to maneuver in.”</text:span></text:p>
      <text:p text:style-name="Text_20_body"><text:span text:style-name="T1">“Right</text:span><text:change-start text:change-id="ct94919478144384"/><text:span text:style-name="T1">,</text:span><text:change-end text:change-id="ct94919478144384"/><text:span text:style-name="T1"> Boss, hang on.” A full minute passed. “It sounds like you can come about to 180, nobody moving directly to the south of us.”</text:span></text:p>
      <text:p text:style-name="P8">“OK then. Owen, creep forward, port to 180 degrees.” Hemi said. “Bastian, continue to ensure we are not about to run into anyone.”</text:p>
      <text:p text:style-name="Text_20_body"><text:span text:style-name="T1">“Right</text:span><text:change-start text:change-id="ct94919478901648"/><text:span text:style-name="T1">,</text:span><text:change-end text:change-id="ct94919478901648"/><text:span text:style-name="T1"> Boss!” Bastian repeated.</text:span></text:p>
      <text:p text:style-name="Text_20_body"><text:span text:style-name="T1">The </text:span><text:span text:style-name="T2">Prospect</text:span><text:span text:style-name="T1"> put a tiny, silent amount of speed on. They crawled out of the docking area, with Bastian</text:span><text:change text:change-id="ct94919478145376"/><text:change-start text:change-id="ct94919477902880"/><text:span text:style-name="T1">—</text:span><text:change-end text:change-id="ct94919477902880"/><text:span text:style-name="T1">swinging the sonar mics back and forth rapidly</text:span><text:change text:change-id="ct94919478154592"/><text:change-start text:change-id="ct94919478185632"/><text:span text:style-name="T1">—</text:span><text:change-end text:change-id="ct94919478185632"/><text:span text:style-name="T1">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Text_20_body"><text:span text:style-name="T1">“You’ll get the fuckin’ hang of it eventually,” Bastian said to her quietly so as not to lose track of what was happening in his earphones. “Or</text:span><text:change text:change-id="ct94919478003552"/><text:change-start text:change-id="ct94919478411856"/><text:span text:style-name="T1"> . . . </text:span><text:change-end text:change-id="ct94919478411856"/><text:span text:style-name="T1"><text:s/>you fuckin’ won’t. Seems to me like people either get sonar, or they don’t. There’s no in</text:span><text:change-start text:change-id="ct94919479304768"/><text:span text:style-name="T1"> </text:span><text:change-end text:change-id="ct94919479304768"/><text:change text:change-id="ct94919478665504"/><text:span text:style-name="T1">between.”</text:span></text:p>
      <text:p text:style-name="P8">Cassandra hardly looked reassured.</text:p>
      <text:p text:style-name="Text_20_body"><text:span text:style-name="T1">“Hemi!” Bastian called up</text:span><text:change-start text:change-id="ct94919478811168"/><text:span text:style-name="T1">.</text:span><text:change-end text:change-id="ct94919478811168"/><text:change text:change-id="ct94919478735408"/><text:span text:style-name="T1"> “</text:span><text:change-start text:change-id="ct94919478771696"/><text:span text:style-name="T1">N</text:span><text:change-end text:change-id="ct94919478771696"/><text:change text:change-id="ct94919478772512"/><text:span text:style-name="T1">ew contact. Coming in fast from the east, port-side.” A few seconds passed. “I’d say, fairly big sub, pretty noisy amount of fucking water running along the hull. Fully submerged, and just charging towards the docking area.”</text:span></text:p>
      <text:p text:style-name="P8">“That’s probably the one that did the firing,” Hemi said to Percy.</text:p>
      <text:p text:style-name="P8">“Let’s put some distance between us and that boat,” said Percy.</text:p>
      <text:p text:style-name="Text_20_body"><text:span text:style-name="T1">Hemi, with the intuitive three-dimensional thinking of an experienced submariner, understood immediately that when Percy said </text:span><text:change-start text:change-id="ct94919478710048"/><text:span text:style-name="T1">“</text:span><text:change-end text:change-id="ct94919478710048"/><text:change text:change-id="ct94919478943168"/><text:span text:style-name="T1">distance</text:span><text:change-start text:change-id="ct94919479020032"/><text:span text:style-name="T1">”</text:span><text:change-end text:change-id="ct94919479020032"/><text:change text:change-id="ct94919479039840"/><text:span text:style-name="T1">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text:span><text:change-start text:change-id="ct94919477770192"/><text:span text:style-name="T1">,</text:span><text:change-end text:change-id="ct94919477770192"/><text:span text:style-name="T1"> please.”</text:span></text:p>
      <text:p text:style-name="P8">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Text_20_body"><text:span text:style-name="T1">Percy reached for some switches on the wall that changed the lighting to night lighting. The white lights faded away and red bulbs came on bathing them all in a sanguine glow. It was not strictly necessary</text:span><text:change text:change-id="ct94919478763792"/><text:change-start text:change-id="ct94919478379344"/><text:span text:style-name="T1">—</text:span><text:change-end text:change-id="ct94919478379344"/><text:span text:style-name="T1">night lighting was </text:span><text:change text:change-id="ct94919478714976"/><text:change-start text:change-id="ct94919478229808"/><text:span text:style-name="T1">intended </text:span><text:change-end text:change-id="ct94919478229808"/><text:span text:style-name="T1">to preserve the night-vision for anyone who needed to look through the periscope</text:span><text:change text:change-id="ct94919478643104"/><text:change-start text:change-id="ct94919478716032"/><text:span text:style-name="T1">—</text:span><text:change-end text:change-id="ct94919478716032"/><text:span text:style-name="T1">but Percy was of the school that believed in switching to night lighting in any situation where she needed her crew to remain alert. The red light served as a constant reminder that they needed their sharpest skills and tactics.</text:span></text:p>
      <text:p text:style-name="Text_20_body"><text:span text:style-name="T1">“Keep us close to that seamount,” said Percy</text:span><text:change-start text:change-id="ct94919475932848"/><text:span text:style-name="T1">.</text:span><text:change-end text:change-id="ct94919475932848"/><text:change text:change-id="ct94919478942176"/><text:span text:style-name="T1"> “</text:span><text:change-start text:change-id="ct94919478151280"/><text:span text:style-name="T1">I</text:span><text:change-end text:change-id="ct94919478151280"/><text:change text:change-id="ct94919479019584"/><text:span text:style-name="T1">t will give us extra cover if they decide to use their active sonar.”</text:span></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Text_20_body"><text:span text:style-name="T1">Hemi had Owen bring the bow around</text:span><text:change text:change-id="ct94919478561936"/><text:span text:style-name="T1"> and they sank obliquely, traveling close to and across the sloping wall of the seamount.</text:span></text:p>
      <text:p text:style-name="Text_20_body"><text:span text:style-name="T1">“</text:span><text:change text:change-id="ct94919478975168"/><text:change-start text:change-id="ct94919477794832"/><text:span text:style-name="T1">Two hundred </text:span><text:change-end text:change-id="ct94919477794832"/><text:span text:style-name="T1">meters down. Depth-under-keel: </text:span><text:change text:change-id="ct94919478658944"/><text:change-start text:change-id="ct94919477993104"/><text:span text:style-name="T1">twenty </text:span><text:change-end text:change-id="ct94919477993104"/><text:span text:style-name="T1">meters to the wall of the seamount,” said Gregory.</text:span></text:p>
      <text:p text:style-name="P8">Hemi looked at Percy. He was not going to level off the dive until she said so.</text:p>
      <text:p text:style-name="Text_20_body"><text:span text:style-name="T1">“</text:span><text:change text:change-id="ct94919478836512"/><text:change-start text:change-id="ct94919478836800"/><text:span text:style-name="T1">Two hundred and ten </text:span><text:change-end text:change-id="ct94919478836800"/><text:span text:style-name="T1">meters. Still descending,” said Gregory.</text:span></text:p>
      <text:p text:style-name="Text_20_body"><text:span text:style-name="T1">“Ah</text:span><text:change-start text:change-id="ct94919478721200"/><text:span text:style-name="T1">,</text:span><text:change-end text:change-id="ct94919478721200"/><text:span text:style-name="T1"> ya fucking fuckturds!” Chips’ voice came up from the sonar compartment</text:span><text:change-start text:change-id="ct94919478850592"/><text:span text:style-name="T1">,</text:span><text:change-end text:change-id="ct94919478850592"/><text:span text:style-name="T1">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span></text:p>
      <text:p text:style-name="Text_20_body"><text:span text:style-name="T1">“For fuck’s sake</text:span><text:change-start text:change-id="ct94919477865408"/><text:span text:style-name="T1">,</text:span><text:change-end text:change-id="ct94919477865408"/><text:span text:style-name="T1">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Text_20_body"><text:span text:style-name="T1">Percy opened the packet. “This tobacco is as black as used motor oil.” She sniffed. “Smells like petroleum</text:span><text:change-start text:change-id="ct94919479070608"/><text:span text:style-name="T1">,</text:span><text:change-end text:change-id="ct94919479070608"/><text:span text:style-name="T1"> too. These are going to be rough smokes. Still, better than fuckin’ cigarettes. Thanks.” She slid one of the thin cheroots from the packet with her lips and lit it from a match she struck on the hull.</text:span></text:p>
      <text:p text:style-name="Text_20_body"><text:span text:style-name="T1">She sucked on the cheroot and the thought came to her that Chips probably was not totally wrong about the quality of the welding work in the cargo hold. “Let’s level her off</text:span><text:change-start text:change-id="ct94919478675552"/><text:span text:style-name="T1">,</text:span><text:change-end text:change-id="ct94919478675552"/><text:span text:style-name="T1"> Gregory.”</text:span></text:p>
      <text:p text:style-name="Text_20_body"><text:span text:style-name="T1">“Ah</text:span><text:change-start text:change-id="ct94919475913840"/><text:span text:style-name="T1">,</text:span><text:change-end text:change-id="ct94919475913840"/><text:span text:style-name="T1"> fuck! Ya fuckheads are going to want the fuckin’ diesels any fucking minute now too, I’m sure</text:span><text:change text:change-id="ct94919475511024"/><text:change-start text:change-id="ct94919479114624"/><text:span text:style-name="T1">—</text:span><text:change-end text:change-id="ct94919479114624"/><text:span text:style-name="T1">and they’re in fuckin’ pieces.” Chips smacked her hand against the bulkhead and crawled back down towards engineering.</text:span></text:p>
      <text:p text:style-name="Text_20_body"><text:span text:style-name="T1">“Leveled out at </text:span><text:change text:change-id="ct94919478676320"/><text:change-start text:change-id="ct94919479036640"/><text:span text:style-name="T1">two-twenty </text:span><text:change-end text:change-id="ct94919479036640"/><text:span text:style-name="T1">meters,” said Gregory. “I’m going to make some adjustments to the trim tanks, see if I can get us floating evenly.”</text:span></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Text_20_body"><text:span text:style-name="T1">“Easy</text:span><text:change-start text:change-id="ct94919479031104"/><text:span text:style-name="T1">,</text:span><text:change-end text:change-id="ct94919479031104"/><text:span text:style-name="T1"> my pretty lady,” Percy whispered to her boat.</text:span></text:p>
      <text:p text:style-name="Text_20_body"><text:span text:style-name="T1">Hemi monitored Gregory’s work on the trim. When he was satisfied, he got them moving slowly and silently out into the deep ocean. “Creep speed</text:span><text:change text:change-id="ct94919479214848"/><text:change-start text:change-id="ct94919479074304"/><text:span text:style-name="T1">—</text:span><text:change-end text:change-id="ct94919479074304"/><text:span text:style-name="T1">three knots</text:span><text:change-start text:change-id="ct94919479341088"/><text:span text:style-name="T1">,</text:span><text:change-end text:change-id="ct94919479341088"/><text:span text:style-name="T1"> Owen. You can steer us away from the seamount wall now.”</text:span></text:p>
      <text:p text:style-name="Text_20_body"><text:span text:style-name="T1">They slunk away from the depot through the pitch deep. The depth-under-keel gauge rapidly climbed until it pegged itself on the </text:span><text:change-start text:change-id="ct94919479074592"/><text:span text:style-name="T1">“</text:span><text:change-end text:change-id="ct94919479074592"/><text:change text:change-id="ct94919479339632"/><text:span text:style-name="T1">bottomless</text:span><text:change-start text:change-id="ct94919479031872"/><text:span text:style-name="T1">”</text:span><text:change-end text:change-id="ct94919479031872"/><text:change text:change-id="ct94919479159984"/><text:span text:style-name="T1"> pin.</text:span></text:p>
      <text:p text:style-name="P8">From sonar, Bastian reported that he thought he could hear some disturbing sounds from the depot, but could not pin down any specific thing that might be happening.</text:p>
      <text:p text:style-name="P8"> </text:p>
      <text:p text:style-name="Text_20_body"><text:span text:style-name="T1">The </text:span><text:span text:style-name="T2">Prospect</text:span><text:span text:style-name="T1"> continued on its course, slowly, silently, and steadily</text:span><text:change-start text:change-id="ct94919479262144"/><text:span text:style-name="T1">,</text:span><text:change-end text:change-id="ct94919479262144"/><text:span text:style-name="T1"> through the blackness</text:span><text:change-start text:change-id="ct94919479249600"/><text:span text:style-name="T1">,</text:span><text:change-end text:change-id="ct94919479249600"/><text:span text:style-name="T1"> under more than two hundred meters of water. After a couple of hours of creeping, Percy flipped the white lights back on, which everyone understood to mean </text:span><text:change-start text:change-id="ct94919479100640"/><text:span text:style-name="T1">that </text:span><text:change-end text:change-id="ct94919479100640"/><text:span text:style-name="T1">the situation had returned to something like normal, even though it remained nothing like safe to continue running beyond the edge of their normal operating depth.</text:span></text:p>
      <text:p text:style-name="Text_20_body"><text:span text:style-name="T1">“Hemi, join me at the navigation station</text:span><text:change-start text:change-id="ct94919479099696"/><text:span text:style-name="T1">.</text:span><text:change-end text:change-id="ct94919479099696"/><text:change text:change-id="ct94919479100224"/><text:span text:style-name="T1"> </text:span><text:change-start text:change-id="ct94919478971392"/><text:span text:style-name="T1">I</text:span><text:change-end text:change-id="ct94919478971392"/><text:change text:change-id="ct94919479249888"/><text:span text:style-name="T1">t’s time for us to figure out where we’re going,” said Percy.</text:span></text:p>
      <text:p text:style-name="Text_20_body"><text:span text:style-name="T1">They climbed down the ladder and turned the lights on over the navigation table. Hemi unsealed and unrolled a new chart</text:span><text:change text:change-id="ct94919479249184"/><text:span text:style-name="T1"> and laid it down under the glass. He wiped the old grease pencil marks off with a rag.</text:span></text:p>
      <text:p text:style-name="Text_20_body"><text:span text:style-name="T1">“I got us a more up-to-date chart at the depot,” Hemi said. “Look, the depot is here. And</text:span><text:change text:change-id="ct94919479099248"/><text:change-start text:change-id="ct94919478976512"/><text:span text:style-name="T1"> . . .</text:span><text:change-end text:change-id="ct94919478976512"/><text:span text:style-name="T1">” He looked over some notes on their current course and speed from a clipboard he had been updating over the last couple of hours, then put a small x on the glass, not far from the deserted island that held the depot. “I estimate we are about here, now.”</text:span></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Text_20_body"><text:span text:style-name="T1">“We need to head toward</text:span><text:change text:change-id="ct94919478983216"/><text:span text:style-name="T1"> Stilt City. But I think we should take a slightly less than direct course.” Percy drew an arcing route on the chart with the tip of her finger. She indicated a point on the arc. “I asked Shakes to rendezvous with us here. I hired him to help us out on this run.”</text:span></text:p>
      <text:p text:style-name="Text_20_body"><text:span text:style-name="T1">“Good. And yes, further into the Consolidated States waters will be better. They are far less likely to bother us, and we can travel for a few days while remaining in their waters. But</text:span><text:change text:change-id="ct94919479048880"/><text:change-start text:change-id="ct94919479135280"/><text:span text:style-name="T1"> . . .</text:span><text:change-end text:change-id="ct94919479135280"/><text:span text:style-name="T1">” He took another chart from the stack of rolled charts and unrolled it in front of Percy. “To get to Stilt City, we eventually have to head through these waters in the south. A highly contested area. At least three</text:span><text:change text:change-id="ct94919478749472"/><text:change-start text:change-id="ct94919478751264"/><text:span text:style-name="T1">—</text:span><text:change-end text:change-id="ct94919478751264"/><text:span text:style-name="T1">up to five</text:span><text:change text:change-id="ct94919478920224"/><text:change-start text:change-id="ct94919478922048"/><text:span text:style-name="T1">—</text:span><text:change-end text:change-id="ct94919478922048"/><text:span text:style-name="T1">Authorities all claiming parts of it.”</text:span></text:p>
      <text:p text:style-name="P8">“Well, we’ll just have to be fucking careful when we move through there. We’ll be disciplined about running on the surface only at night, and max out our underwater time during the day.”</text:p>
      <text:p text:style-name="Text_20_body"><text:span text:style-name="T1">“</text:span><text:change text:change-id="ct94919479046800"/><text:change-start text:change-id="ct94919478921376"/><text:span text:style-name="T1">. . . </text:span><text:change-end text:change-id="ct94919478921376"/><text:span text:style-name="T1">In addition to the regular trouble we might encounter with Authorities, there is also that sub with the ram. My guess is they are the ones who fired on the depot patrol sub. It is possible they followed us there.”</text:span></text:p>
      <text:p text:style-name="Text_20_body"><text:span text:style-name="T1">“This isn’t a rush job, Hemi. We have the time to take it slow and do the stealth thing right. Let’s just be careful, be silent, and not be found. We’ll deliver the cargo, collect our money, and by that time we’ll be a few territories away</text:span><text:change text:change-id="ct94919478745504"/><text:change-start text:change-id="ct94919479043200"/><text:span text:style-name="T1">—</text:span><text:change-end text:change-id="ct94919479043200"/><text:span text:style-name="T1">an entirely different part of the world</text:span><text:change text:change-id="ct94919479043824"/><text:change-start text:change-id="ct94919478802464"/><text:span text:style-name="T1">—</text:span><text:change-end text:change-id="ct94919478802464"/><text:span text:style-name="T1">from wherever that sub with the ram came from. I’ll bet we never see that ugly fuckin’ boat again.”</text:span></text:p>
      <text:p text:style-name="Text_20_body"><text:span text:style-name="T1">“I hope you are right.” Hemi paused, running through his mental checklist of all the things that kept the boat going. “Another thing I wanted to bring up with you is that while we were adjusting the trim</text:span><text:change-start text:change-id="ct94919478804576"/><text:span text:style-name="T1">,</text:span><text:change-end text:change-id="ct94919478804576"/><text:span text:style-name="T1"> it looked like the boat is a little by the bow.”</text:span></text:p>
      <text:p text:style-name="Text_20_body"><text:span text:style-name="T1">“Hardly surprising</text:span><text:change-start text:change-id="ct94919479051552"/><text:span text:style-name="T1">;</text:span><text:change-end text:change-id="ct94919479051552"/><text:change text:change-id="ct94919479051840"/><text:span text:style-name="T1"> we never seem to be able to load cargo in a way that doesn’t throw off the fucking balance.”</text:span></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Text_20_body"><text:span text:style-name="T1">Six knots was still slow, but twice the speed at which they had crawled away from the depot. With three more hours of cruising, they were out of range of all but the very best sonar gear and ears in the world. Percy had them come up to </text:span><text:change text:change-id="ct94919478899360"/><text:change-start text:change-id="ct94919479140448"/><text:span text:style-name="T1">one hundred </text:span><text:change-end text:change-id="ct94919479140448"/><text:span text:style-name="T1">meters to take some of the strain off the hull.</text:span></text:p>
      <text:p text:style-name="Text_20_body"><text:span text:style-name="T1">When the boat reached this shallower depth, Hemi worked the tank trim control panel and made adjustments, pushing water back and forth across the boat. “Sylvia,” he said </text:span><text:change text:change-id="ct94919479140112"/><text:span text:style-name="T1">as she stood behind him</text:span><text:change-start text:change-id="ct94919479150688"/><text:span text:style-name="T1">,</text:span><text:change-end text:change-id="ct94919479150688"/><text:span text:style-name="T1"> smoking, “I think we can certainly do better with the trim if we move some of the cargo around down in the hold.”</text:span></text:p>
      <text:p text:style-name="P8">“OK. Take Owen and Bastian down there with you. I’ll watch the trim with Gregory in case she starts to lean or something. Keep in mind that it might be bad if you drop any of those fucking crates.”</text:p>
      <text:p text:style-name="Text_20_body"><text:span text:style-name="T1">Hemi tapped Owen on the shoulder and they climbed down to the sonar compartment</text:span><text:change-start text:change-id="ct94919479150352"/><text:span text:style-name="T1">,</text:span><text:change-end text:change-id="ct94919479150352"/><text:span text:style-name="T1"> where Bastian joined them on the trip down to the cargo hold.</text:span></text:p>
      <text:p text:style-name="Text_20_body"><text:span text:style-name="T1">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text:span><text:change-start text:change-id="ct94919478757840"/><text:span text:style-name="T1">;</text:span><text:change-end text:change-id="ct94919478757840"/><text:change text:change-id="ct94919478758128"/><text:span text:style-name="T1"> that </text:span><text:change-start text:change-id="ct94919478906880"/><text:span text:style-name="T1">wa</text:span><text:change-end text:change-id="ct94919478906880"/><text:change text:change-id="ct94919478907168"/><text:span text:style-name="T1">s what bilge pumps were for. But the accumulating bilge water was another good reason to shift the cargo and get some play in the boat trim.</text:span></text:p>
      <text:p text:style-name="Text_20_body"><text:span text:style-name="T1">Gregory had stacked the wooden crates into the hold inexpertly. There was a bit of an art to it, and Gregory had only the beginnings of the </text:span><text:change-start text:change-id="ct94919478760256"/><text:span text:style-name="T1">necessary </text:span><text:change-end text:change-id="ct94919478760256"/><text:span text:style-name="T1">skill</text:span><text:change text:change-id="ct94919478760544"/><text:span text:style-name="T1">.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text:span><text:change text:change-id="ct94919475964256"/><text:span text:style-name="T1"> the rear of the cargo hold while still leaving enough room for the crew to get through.</text:span></text:p>
      <text:p text:style-name="Text_20_body"><text:span text:style-name="T1">Hemi had Owen rig a hoist and chain to sliding fixtures on the roof of the cargo hold. Then Owen </text:span><text:change-start text:change-id="ct94919478898352"/><text:span text:style-name="T1">c</text:span><text:change-end text:change-id="ct94919478898352"/><text:change text:change-id="ct94919478898640"/><text:span text:style-name="T1">ould climb up on the stack and throw straps around each crate they wanted to move. Hemi and Bastian would pull the chain while Owen guided it off the stack. The individual crates were only modestly sized but </text:span><text:change text:change-id="ct94919479087504"/><text:span text:style-name="T1">surprisingly heavy, requiring Hemi and Bastian’s full combined power to lift them</text:span><text:change-start text:change-id="ct94919479275248"/><text:span text:style-name="T1">,</text:span><text:change-end text:change-id="ct94919479275248"/><text:span text:style-name="T1"> even with the mechanical advantage of the hoist. The three of them would then drag the airborne crate up the length of the cargo hold with the hoist sliding along the rails, and Owen and Bastian would push it with poles while Hemi lowered it to its new place.</text:span></text:p>
      <text:p text:style-name="Text_20_body"><text:span text:style-name="T1">Every so often they would come across a </text:span><office:annotation office:name="__Annotation__7364_2956951863" loext:resolved="false"><dc:creator>Julia Ringo</dc:creator><dc:date>2023-10-20T15:18:00</dc:date><meta:creator-initials>JR</meta:creator-initials><text:p><text:span text:style-name="T3">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Text_20_body"><text:span text:style-name="T1">“Fuckin’ </text:span><text:change-start text:change-id="ct94919478469440"/><text:span text:style-name="T1">A</text:span><text:change-end text:change-id="ct94919478469440"/><text:change text:change-id="ct94919479250176"/><text:change-start text:change-id="ct94919478122672"/><text:span text:style-name="T1">,</text:span><text:change-end text:change-id="ct94919478122672"/><text:span text:style-name="T1"> Hemi,” said Gregory when Hemi was finally settled back into the control room, “seemed like the boat was trim enough when we left the fuckin’ depot. Didn’t slow us down none.”</text:span></text:p>
      <text:p text:style-name="Text_20_body"><text:span text:style-name="T1">“A submarine is like the hairs on the back of your neck, Gregory. It </text:span><text:span text:style-name="T2">always</text:span><text:span text:style-name="T1"> needs a trim.”</text:span></text:p>
      <text:p text:style-name="P8"> </text:p>
      <text:p text:style-name="P8">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Cassandra nodded.</text:p>
      <text:p text:style-name="P8">“Any of it make any sense?”</text:p>
      <text:p text:style-name="P8">“Do you want me to lie?”</text:p>
      <text:p text:style-name="Text_20_body"><text:span text:style-name="T1">“There is nothing to be concerned about. It is not as complex as it might seem. Except for the parts that are, but we will get to those as we come to them. Put your headset over both ears</text:span><text:change text:change-id="ct94919477798224"/><text:change-start text:change-id="ct94919478094496"/><text:span text:style-name="T1"> . . . </text:span><text:change-end text:change-id="ct94919478094496"/><text:change text:change-id="ct94919477598896"/><text:span text:style-name="T1">You need both ears to get a full sense of what any sound you hear on sonar is doing.”</text:span></text:p>
      <text:p text:style-name="Text_20_body"><text:span text:style-name="T1">Cassandra adjusted the headset so it sat evenly</text:span><text:change-start text:change-id="ct94919478693488"/><text:span text:style-name="T1">,</text:span><text:change-end text:change-id="ct94919478693488"/><text:span text:style-name="T1"> with the headphones covering both her ears.</text:span></text:p>
      <text:p text:style-name="Text_20_body"><text:span text:style-name="T1">“OK,” said Hemi as he began adjusting and tuning the sonar unit, “this is the ‘passive’ sonar rig. You can think of it as being nothing more than microphones for listening underwater. There’s ‘active’ sonar too</text:span><text:change text:change-id="ct94919478736848"/><text:change-start text:change-id="ct94919478832960"/><text:span text:style-name="T1">—</text:span><text:change-end text:change-id="ct94919478832960"/><text:span text:style-name="T1">that’s a lot more complicated: active sonar sends a ping out and we listen for its echo. We do not use that often so do not worry about it for now. Passive is simpler, you are just listening, passively. Get it?”</text:span></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Text_20_body"><text:span text:style-name="T1">“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text:span><text:change-start text:change-id="ct94919475031184"/><text:span text:style-name="T1">,</text:span><text:change-end text:change-id="ct94919475031184"/><text:span text:style-name="T1"> Cassandra. What do you hear?”</text:span></text:p>
      <text:p text:style-name="Text_20_body"><text:span text:style-name="T1">“I don’t know</text:span><text:change text:change-id="ct94919478747072"/><text:change-start text:change-id="ct94919479270208"/><text:span text:style-name="T1"> . . .</text:span><text:change-end text:change-id="ct94919479270208"/><text:span text:style-name="T1">” She waved one small hand </text:span><text:change text:change-id="ct94919477949936"/><text:span text:style-name="T1">absently. “A hissing sound</text:span><text:change text:change-id="ct94919478218400"/><text:change-start text:change-id="ct94919477945760"/><text:span text:style-name="T1">—</text:span><text:change-end text:change-id="ct94919477945760"/><text:span text:style-name="T1">white noise?”</text:span></text:p>
      <text:p text:style-name="P8">“Almost anything could be white noise. Describe it with more detail than that.”</text:p>
      <text:p text:style-name="Text_20_body"><text:span text:style-name="T1">“There’s</text:span><text:change text:change-id="ct94919478981168"/><text:change-start text:change-id="ct94919478660800"/><text:span text:style-name="T1"> . . . </text:span><text:change-end text:change-id="ct94919478660800"/><text:change text:change-id="ct94919478666320"/><text:span text:style-name="T1">a low rumble, a bit of a swishing sound</text:span><text:change text:change-id="ct94919478669632"/><text:change-start text:change-id="ct94919478713280"/><text:span text:style-name="T1"> . . .</text:span><text:change-end text:change-id="ct94919478713280"/><text:span text:style-name="T1">”</text:span></text:p>
      <text:p text:style-name="P8">“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Text_20_body"><text:span text:style-name="T1">“Sonar requires imagination,” Hemi continued</text:span><text:change-start text:change-id="ct94919477957456"/><text:span text:style-name="T1">.</text:span><text:change-end text:change-id="ct94919477957456"/><text:change text:change-id="ct94919478020960"/><text:span text:style-name="T1"> “</text:span><text:change-start text:change-id="ct94919477939184"/><text:span text:style-name="T1">Y</text:span><text:change-end text:change-id="ct94919477939184"/><text:change text:change-id="ct94919478325776"/><text:span text:style-name="T1">ou have to put your mind out there in the water. When you hear a sound, you have to match it to an image in your head that shows how the sound could be made. The more detail you can imagine </text:span><text:change text:change-id="ct94919478701504"/><text:span text:style-name="T1">to fit it to the sound, the more accurate your assessment of the contact will be. That is what makes a top sonar person.”</text:span></text:p>
      <text:p text:style-name="P8">Hemi pointed to the largest of a set of gauges further up the sonar unit in front of them.</text:p>
      <text:p text:style-name="Text_20_body"><text:span text:style-name="T1">“Now, the gauge above the directional indicator is the main signal strength indicator. All those smaller gauges above it show signal strength at different frequencies, but you only need to worry about this main signal strength indicator for now. Watch that needle</text:span><text:change-start text:change-id="ct94919478855056"/><text:span text:style-name="T1">.</text:span><text:change-end text:change-id="ct94919478855056"/><text:change text:change-id="ct94919478642288"/><text:span text:style-name="T1"> </text:span><text:change-start text:change-id="ct94919477902064"/><text:span text:style-name="T1">I</text:span><text:change-end text:change-id="ct94919477902064"/><text:change text:change-id="ct94919477959088"/><text:span text:style-name="T1">f you see it jump, there is a significant sound out there in the water, and you will want to focus on it, listen to it, and try to figure out what it is.</text:span><text:change text:change-id="ct94919479168496"/></text:p>
      <text:p text:style-name="Text_20_body"><text:span text:style-name="T1">“Let us see</text:span><text:change text:change-id="ct94919479260176"/><text:change-start text:change-id="ct94919478745952"/><text:span text:style-name="T1"> . . .</text:span><text:change-end text:change-id="ct94919478745952"/><text:span text:style-name="T1">” Hemi turned the direction dial slowly. About a quarter of the way around</text:span><text:change-start text:change-id="ct94919479046464"/><text:span text:style-name="T1">,</text:span><text:change-end text:change-id="ct94919479046464"/><text:span text:style-name="T1"> the strength indicator dial moved up a little and wavered there. “So</text:span><text:change-start text:change-id="ct94919479277408"/><text:span text:style-name="T1">,</text:span><text:change-end text:change-id="ct94919479277408"/><text:span text:style-name="T1"> see by the needle that there is something to hear in this direction</text:span><text:change-start text:change-id="ct94919477839248"/><text:span text:style-name="T1">?</text:span><text:change-end text:change-id="ct94919477839248"/><text:change text:change-id="ct94919478295808"/><text:span text:style-name="T1"> What do you hear in your headset now?”</text:span></text:p>
      <text:p text:style-name="Text_20_body"><text:span text:style-name="T1">Cassandra listened, her eyes watching the signal strength indicator needle wavering like a hummingbird feeding. It was moving in response to another kind of white noise</text:span><text:change-start text:change-id="ct94919478691648"/><text:span text:style-name="T1">,</text:span><text:change-end text:change-id="ct94919478691648"/><text:change text:change-id="ct94919478690832"/><text:span text:style-name="T1"> higher pitched than the sub’s engines, which she could still hear rumbling in the lower frequencies. This sound was familiar, a washing, churning sound with an occasional rumble mixed in</text:span><text:change text:change-id="ct94919478686688"/><text:change-start text:change-id="ct94919478685872"/><text:span text:style-name="T1"> . . . </text:span><text:change-end text:change-id="ct94919478685872"/><text:change text:change-id="ct94919478688832"/><text:span text:style-name="T1">She smiled</text:span><text:change-start text:change-id="ct94919478531648"/><text:span text:style-name="T1">.</text:span><text:change-end text:change-id="ct94919478531648"/><text:change text:change-id="ct94919478730528"/><text:span text:style-name="T1"> “</text:span><text:change-start text:change-id="ct94919478756944"/><text:span text:style-name="T1">I</text:span><text:change-end text:change-id="ct94919478756944"/><text:change text:change-id="ct94919478893120"/><text:span text:style-name="T1">t’s breaking surf</text:span><text:change-start text:change-id="ct94919479036192"/><text:span text:style-name="T1">,</text:span><text:change-end text:change-id="ct94919479036192"/><text:span text:style-name="T1"> isn’t it?”</text:span></text:p>
      <text:p text:style-name="Text_20_body"><text:span text:style-name="T1">“Correct! There is a small atoll a few miles in that direction and waves are breaking on its shore. </text:span><office:annotation office:name="__Annotation__7483_2956951863" loext:resolved="false"><dc:creator>Julia Ringo</dc:creator><dc:date>2023-10-21T15:01:00</dc:date><meta:creator-initials>JR</meta:creator-initials><text:p><text:span text:style-name="T3">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text:span><text:change-start text:change-id="ct94919475469328"/><text:span text:style-name="T1">,</text:span><text:change-end text:change-id="ct94919475469328"/><text:span text:style-name="T1">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Text_20_body"><text:span text:style-name="T1">“OK</text:span><text:change-start text:change-id="ct94919479114288"/><text:span text:style-name="T1">,</text:span><text:change-end text:change-id="ct94919479114288"/><text:span text:style-name="T1"> Hemi. Thanks.”</text:span></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open spaces. A submarine running with no lights on the surface at night was a dark and tiny target, unlikely to be spotted by anyone. The main risk was being tracked by radar</text:span><text:change text:change-id="ct94919477872464"/><text:change-start text:change-id="ct94919478835616"/><text:span text:style-name="T1">—</text:span><text:change-end text:change-id="ct94919478835616"/><text:span text:style-name="T1">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Text_20_body"><text:span text:style-name="T1">“I am,” said Hemi</text:span><text:change-start text:change-id="ct94919478222928"/><text:span text:style-name="T1">.</text:span><text:change-end text:change-id="ct94919478222928"/><text:change text:change-id="ct94919478869616"/><text:span text:style-name="T1"> “I remember it well. At night, you are just standing up there in the wind, like you are swimming through pure blackness. Your mind starts to play tricks on you when you most need to keep your mind clear. It is a young person’s job.”</text:span></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Text_20_body"><text:span text:style-name="T1">Hemi looked at her incredulously</text:span><text:change text:change-id="ct94919478137536"/><text:change-start text:change-id="ct94919477644512"/><text:span text:style-name="T1">—</text:span><text:change-end text:change-id="ct94919477644512"/><text:span text:style-name="T1">he was hardly ever kidding. “Apparently with the whole boat underwater</text:span><text:change-start text:change-id="ct94919479121504"/><text:span text:style-name="T1">,</text:span><text:change-end text:change-id="ct94919479121504"/><text:span text:style-name="T1"> more of the sound of the running engines goes into the water. On the surface, some of it escapes into the air. Nobody expected that when they came up with the idea of the snorkel, but the boats out in the ocean were suddenly detectable </text:span><text:change text:change-id="ct94919478650080"/><text:change-start text:change-id="ct94919478257232"/><text:span text:style-name="T1">forty </text:span><text:change-end text:change-id="ct94919478257232"/><text:span text:style-name="T1">miles off or so on sonar.”</text:span></text:p>
      <text:p text:style-name="Text_20_body"><text:span text:style-name="T1">“So once again the newfangled technology doesn’t solve a fucking problem, it just creates more </text:span><text:change text:change-id="ct94919478567232"/><text:change-start text:change-id="ct94919479355280"/><text:span text:style-name="T1">fucking decisions </text:span><text:change-end text:change-id="ct94919479355280"/><text:span text:style-name="T1">for a captain</text:span><text:change text:change-id="ct94919478966480"/><text:change-start text:change-id="ct94919478826768"/><text:span text:style-name="T1">,</text:span><text:change-end text:change-id="ct94919478826768"/><text:change text:change-id="ct94919479331712"/><text:span text:style-name="T1">” Percy spat.</text:span></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Text_20_body"><text:span text:style-name="T1">“I have been keeping very close track of our time, direction</text:span><text:change-start text:change-id="ct94919478006656"/><text:span text:style-name="T1">,</text:span><text:change-end text:change-id="ct94919478006656"/><text:span text:style-name="T1"> and speed, as usual. But you know my track is only as good as guesswork can be. If these clouds break up tonight, and we get some stars, I would like to fix our position on the chart. When is the rendezvous with Shakes?”</text:span></text:p>
      <text:p text:style-name="P8">“At dawn. It will certainly be easier if we know where we are with some precision.”</text:p>
      <text:p text:style-name="Text_20_body"><text:span text:style-name="T1">“And if we can rely on Shakes to know where he is</text:span><text:change text:change-id="ct94919479256000"/><text:change-start text:change-id="ct94919478326224"/><text:span text:style-name="T1"> . . .</text:span><text:change-end text:change-id="ct94919478326224"/><text:span text:style-name="T1">”</text:span></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Text_20_body"><text:span text:style-name="T1">Percy knew that this was the hardest part of the job</text:span><text:change text:change-id="ct94919478139776"/><text:change-start text:change-id="ct94919477586032"/><text:span text:style-name="T1">—</text:span><text:change-end text:change-id="ct94919477586032"/><text:span text:style-name="T1">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just a grime-coated gray accompanied by a background of lush and never-changing noise that managed to be the exact auditory equivalent </text:span><text:change text:change-id="ct94919478797584"/><text:change-start text:change-id="ct94919478775568"/><text:span text:style-name="T1">of </text:span><text:change-end text:change-id="ct94919478775568"/><text:span text:style-name="T1">the bland color that surrounded them.</text:span></text:p>
      <text:p text:style-name="Text_20_body"><text:span text:style-name="T1">She put the crew on rest rotations. Every three hours</text:span><text:change-start text:change-id="ct94919476272672"/><text:span text:style-name="T1">,</text:span><text:change-end text:change-id="ct94919476272672"/><text:span text:style-name="T1">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text:span><text:change-start text:change-id="ct94919478915984"/><text:span text:style-name="T1">,</text:span><text:change-end text:change-id="ct94919478915984"/><text:span text:style-name="T1"> sleeping. Except for Bastian: he wrapped his long thin form in a rubber foul-weather slicker to keep the wind off and lay out on the forward deck, apparently finding sleep there as easily as a warm puppy.</text:span></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Text_20_body"><text:span text:style-name="T1">“I volunteered to take two rotations in a row</text:span><text:change text:change-id="ct94919478886912"/><text:change-start text:change-id="ct94919478773776"/><text:span text:style-name="T1">—</text:span><text:change-end text:change-id="ct94919478773776"/><text:span text:style-name="T1">to keep the rotations even for everyone else</text:span><text:change text:change-id="ct94919478937664"/><text:change-start text:change-id="ct94919478893536"/><text:span text:style-name="T1"> . . . </text:span><text:change-end text:change-id="ct94919478893536"/><text:span text:style-name="T1">and since I’m new.”</text:span></text:p>
      <text:p text:style-name="P8">“Are you hearing anything?” Hemi asked.</text:p>
      <text:p text:style-name="P8">“No. I try to imagine my mind going out into the water to listen to what’s around us, but I can’t get past the sound of the diesels.”</text:p>
      <text:p text:style-name="Text_20_body"><text:span text:style-name="T1">“Sonar is extremely limited with the engines running. But</text:span><text:change text:change-id="ct94919479282432"/><text:change-start text:change-id="ct94919478925520"/><text:span text:style-name="T1"> . . .</text:span><text:change-end text:change-id="ct94919478925520"/><text:span text:style-name="T1">” Hemi flipped some filter switches on the sonar control board, and adjusted some tone dials. These were familiar settings he used when he was on sonar while the engines were running. “Try it like that.”</text:span></text:p>
      <text:p text:style-name="Text_20_body"><text:span text:style-name="T1">Cassandra set the headphones back into their comfortable position on her ears</text:span><text:change text:change-id="ct94919478961008"/><text:span text:style-name="T1"> and listened for a minute. “That’s much better. It’s like the engines are at least not distracting my attention.” She made some notes on a pad of the settings Hemi had made.</text:span></text:p>
      <text:p text:style-name="P8">“You are keeping an eye on radar too, right? That is actually maybe more important while we are on the surface.”</text:p>
      <text:p text:style-name="Text_20_body"><text:span text:style-name="T1">“Yup. Owen showed me what to look for. The radar</text:span><text:change text:change-id="ct94919479284720"/><text:change-start text:change-id="ct94919478433840"/><text:span text:style-name="T1"> . . . </text:span><text:change-end text:change-id="ct94919478433840"/><text:change text:change-id="ct94919478684816"/><text:span text:style-name="T1">has not done anything at all.”</text:span></text:p>
      <text:p text:style-name="P8">“That is good.”</text:p>
      <text:p text:style-name="Text_20_body"><text:span text:style-name="T1">“I didn’t realize when I agreed to come on board that this job would be so mind-numbing</text:span><text:change text:change-id="ct94919478774592"/><text:change-start text:change-id="ct94919478963488"/><text:span text:style-name="T1"> . . . </text:span><text:change-end text:change-id="ct94919478963488"/><text:change text:change-id="ct94919479042848"/><text:span text:style-name="T1">and boring.”</text:span></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Text_20_body"><text:span text:style-name="T1">“I certainly don’t have much to offer in physical strength</text:span><text:change text:change-id="ct94919479315200"/><text:change-start text:change-id="ct94919475049376"/><text:span text:style-name="T1"> . . .</text:span><text:change-end text:change-id="ct94919475049376"/><text:span text:style-name="T1">” said Cassandra.</text:span></text:p>
      <text:p text:style-name="Text_20_body"><text:span text:style-name="T1">“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text:span><text:change-start text:change-id="ct94919478872016"/><text:span text:style-name="T1">;</text:span><text:change-end text:change-id="ct94919478872016"/><text:change text:change-id="ct94919478905744"/><text:span text:style-name="T1"> most of the people who actually work in the submarine cargo industry these days look for that quality in all types. The Authority subs are still full of big men, but the commercial subs are a pretty diverse crowd of workers.”</text:span></text:p>
      <text:p text:style-name="Text_20_body"><text:span text:style-name="T1">“The depot was full of big men</text:span><text:change text:change-id="ct94919479289680"/><text:change-start text:change-id="ct94919475446080"/><text:span text:style-name="T1"> . . .</text:span><text:change-end text:change-id="ct94919475446080"/><text:span text:style-name="T1">”</text:span></text:p>
      <text:p text:style-name="Text_20_body"><text:span text:style-name="T1">“You know how that happens? Those men go looking for work on submarines thinking it is a good job for a strong fellow. But they find out they can</text:span><text:change text:change-id="ct94919479054528"/><text:span text:style-name="T1">not handle the mental strain, and they wash out. They end up working the next job out from the center of what they went looking for: </text:span><text:span text:style-name="T2">servicing</text:span><text:span text:style-name="T1"> submarines instead of working on them.”</text:span></text:p>
      <text:p text:style-name="Text_20_body"><text:span text:style-name="T1">“Ah</text:span><text:change text:change-id="ct94919479301808"/><text:change-start text:change-id="ct94919478422928"/><text:span text:style-name="T1"> . . .</text:span><text:change-end text:change-id="ct94919478422928"/><text:span text:style-name="T1">” she said, her eyes widening as a large piece of her world that didn’t quite make sense before fell into place in her mind.</text:span></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Text_20_body"><text:span text:style-name="T1">“No, no</text:span><text:change-start text:change-id="ct94919479132368"/><text:span text:style-name="T1">,</text:span><text:change-end text:change-id="ct94919479132368"/><text:span text:style-name="T1"> no. Captain Percy hired you because she was desperate for someone to sit on sonar. But you should know that you have just as good a chance at doing this job well as any other person. And</text:span><text:change text:change-id="ct94919479345680"/><text:change-start text:change-id="ct94919479346752"/><text:span text:style-name="T1"> . . . </text:span><text:change-end text:change-id="ct94919479346752"/><text:change text:change-id="ct94919479347040"/><text:span text:style-name="T1">you have done well on your first day working.”</text:span></text:p>
      <text:p text:style-name="P8">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Text_20_body"><text:span text:style-name="T1">“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text:span><text:change text:change-id="ct94919478990832"/><text:span text:style-name="T1">not account for, then we know roughly where we are and that we will not run into anything.”</text:span></text:p>
      <text:p text:style-name="P8">“What happens if there is a strong current that pushes you off course and you don’t realize it?”</text:p>
      <text:p text:style-name="Text_20_body"><text:span text:style-name="T1">“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text:span><text:change text:change-id="ct94919479107632"/><text:change-start text:change-id="ct94919478993088"/><text:span text:style-name="T1">—</text:span><text:change-end text:change-id="ct94919478993088"/><text:span text:style-name="T1">the ocean is large and mostly empty water. It is also easier this early in a run</text:span><text:change text:change-id="ct94919479109744"/><text:change-start text:change-id="ct94919479108592"/><text:span text:style-name="T1">—</text:span><text:change-end text:change-id="ct94919479108592"/><text:span text:style-name="T1">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span></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text:span><text:change-start text:change-id="ct94919479024768"/><text:span text:style-name="T1">,</text:span><text:change-end text:change-id="ct94919479024768"/><text:span text:style-name="T1"> and his deeply</text:span><text:change-start text:change-id="ct94919479027744"/><text:span text:style-name="T1"> </text:span><text:change-end text:change-id="ct94919479027744"/><text:change text:change-id="ct94919479109360"/><text:span text:style-name="T1">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Text_20_body"><text:span text:style-name="T1">“Unlike mariners, the submariner does not often have the luxury of visual references to find their place in the world,” Hemi continued</text:span><text:change-start text:change-id="ct94919479064848"/><text:span text:style-name="T1">.</text:span><text:change-end text:change-id="ct94919479064848"/><text:change text:change-id="ct94919475324192"/><text:span text:style-name="T1"> “</text:span><text:change-start text:change-id="ct94919479063888"/><text:span text:style-name="T1">W</text:span><text:change-end text:change-id="ct94919479063888"/><text:change text:change-id="ct94919479066544"/><text:span text:style-name="T1">e wander under the ocean, feeling our way by sound. And every once in a while poke our head up to secure our location in the swirling mass by judging ourselves against the stars.”</text:span></text:p>
      <text:p text:style-name="P8">“That’s poetic,” said Owen, listening to their conversation from the lookout ring.</text:p>
      <text:p text:style-name="Text_20_body"><text:span text:style-name="T1">Hemi smiled</text:span><text:change-start text:change-id="ct94919479065536"/><text:span text:style-name="T1">.</text:span><text:change-end text:change-id="ct94919479065536"/><text:change text:change-id="ct94919479065824"/><text:span text:style-name="T1"> “</text:span><text:change-start text:change-id="ct94919479326624"/><text:span text:style-name="T1">A</text:span><text:change-end text:change-id="ct94919479326624"/><text:change text:change-id="ct94919479326912"/><text:span text:style-name="T1">nd just a little bit of a cliché,” he said more loudly</text:span><text:change-start text:change-id="ct94919479328816"/><text:span text:style-name="T1">,</text:span><text:change-end text:change-id="ct94919479328816"/><text:span text:style-name="T1">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text:span><text:change-start text:change-id="ct94919478877424"/><text:span text:style-name="T1">,</text:span><text:change-end text:change-id="ct94919478877424"/><text:span text:style-name="T1"> Cassandra. Back to your radar scope. I need to make some minor course adjustments in the control room.”</text:span></text:p>
      <text:p text:style-name="Text_20_body"><text:span text:style-name="T1">Hemi and Cassandra climbed back down into the </text:span><text:span text:style-name="T2">Prospect</text:span><text:change-start text:change-id="ct94919474369264"/><text:span text:style-name="T1">,</text:span><text:change-end text:change-id="ct94919474369264"/><text:span text:style-name="T1"> leaving Owen alone to occupy the center point on a circular field of blackness under the perfect half-sphere of stars.</text:span></text:p>
      <text:p text:style-name="P8"> </text:p>
      <text:p text:style-name="Text_20_body"><text:span text:style-name="T1">Early in the pre-dawn hours, Bastian was up in the lookout ring when the sky began to lighten in the east, graying out the stars in that direction and creating an echo of light on the black disk of the ocean. When Bastian could see his hands in the gloom in front of him, he climbed down to the bridge and</text:span><text:change-start text:change-id="ct94919478948848"/><text:span text:style-name="T1">,</text:span><text:change-end text:change-id="ct94919478948848"/><text:span text:style-name="T1"> cupping one hand around his mouth shouted down to the control room that it might be time to dive.</text:span></text:p>
      <text:p text:style-name="Text_20_body"><text:span text:style-name="T1">Captain Percy climbed up to join Bastian on the bridge and looked around for a few minutes. She took some long breaths</text:span><text:change text:change-id="ct94919478879760"/><text:change-start text:change-id="ct94919478951696"/><text:span text:style-name="T1">—</text:span><text:change-end text:change-id="ct94919478951696"/><text:span text:style-name="T1">the last of the fresh air before the next twelve hours or so below deck</text:span><text:change text:change-id="ct94919478952320"/><text:change-start text:change-id="ct94919479236128"/><text:span text:style-name="T1">—</text:span><text:change-end text:change-id="ct94919479236128"/><text:span text:style-name="T1">and then told Bastian to follow her back down into the sub.</text:span></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text:span><text:change text:change-id="ct94919479328400"/><text:change-start text:change-id="ct94919474551552"/><text:span text:style-name="T1">fifty </text:span><text:change-end text:change-id="ct94919474551552"/><text:span text:style-name="T1">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text:span><text:change text:change-id="ct94919479242464"/><text:span text:style-name="T1">aware</text:span><text:change text:change-id="ct94919479243088"/><text:change-start text:change-id="ct94919479244384"/><text:span text:style-name="T1">ness</text:span><text:change-end text:change-id="ct94919479244384"/><text:change text:change-id="ct94919474612112"/><text:span text:style-name="T1">. With the cargo they were hauling, Hemi felt there was no reason not to use every stealth maneuver they had.</text:span></text:p>
      <text:p text:style-name="Text_20_body"><text:soft-page-break/><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Text_20_body"><text:span text:style-name="T1">They cruised to the rendezvous point, and then came up to </text:span><text:change text:change-id="ct94919479066112"/><text:change-start text:change-id="ct94919479374928"/><text:span text:style-name="T1">thirty </text:span><text:change-end text:change-id="ct94919479374928"/><text:span text:style-name="T1">meters of depth. They shut down the electric motors entirely, and Hemi trimmed the boat until it sat hovering perfectly still and silent in the water.</text:span></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text:span><text:change-start text:change-id="ct94919479379184"/><text:span text:style-name="T1">,</text:span><text:change-end text:change-id="ct94919479379184"/><text:span text:style-name="T1">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text:span><text:change text:change-id="ct94919479381664"/><text:change-start text:change-id="ct94919479382624"/><text:span text:style-name="T1">—</text:span><text:change-end text:change-id="ct94919479382624"/><text:span text:style-name="T1">or anything else in the water</text:span><text:change text:change-id="ct94919479383584"/><text:change-start text:change-id="ct94919479385248"/><text:span text:style-name="T1">—</text:span><text:change-end text:change-id="ct94919479385248"/><text:span text:style-name="T1">come get me. I will be in the galley. The rest of the crew is going on break while there is nothing to do, so it is all you right now.”</text:span></text:p>
      <text:p text:style-name="Text_20_body"><text:span text:style-name="T1">“That makes this sound important</text:span><text:change text:change-id="ct94919479385536"/><text:change-start text:change-id="ct94919479381952"/><text:span text:style-name="T1"> . . . </text:span><text:change-end text:change-id="ct94919479381952"/><text:change text:change-id="ct94919479382240"/><text:change-start text:change-id="ct94919479382912"/><text:span text:style-name="T1">Y</text:span><text:change-end text:change-id="ct94919479382912"/><text:change text:change-id="ct94919479383200"/><text:span text:style-name="T1">ou trust me with this?”</text:span></text:p>
      <text:p text:style-name="Text_20_body"><text:span text:style-name="T1">“It is good practice for you, and the worst that could happen is you miss him and we are a little delayed in the rendezvous. I would be happier if we got moving again soon though, so</text:span><text:change text:change-id="ct94919479246752"/><text:change-start text:change-id="ct94919474564704"/><text:span text:style-name="T1"> . . . </text:span><text:change-end text:change-id="ct94919474564704"/><text:change text:change-id="ct94919479394704"/><text:span text:style-name="T1">try not to miss him if he goes past.”</text:span></text:p>
      <text:p text:style-name="Text_20_body"><text:span text:style-name="T1">“OK</text:span><text:change-start text:change-id="ct94919479398304"/><text:span text:style-name="T1">,</text:span><text:change-end text:change-id="ct94919479398304"/><text:span text:style-name="T1"> Hemi.” Cassandra sat down at the sonar rig, put the headphones on, and took a sip of her coffee before passing the mics around in a full circle to get settled and oriented.</text:span></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text:span><text:change text:change-id="ct94919479132080"/><text:span text:style-name="T1">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Text_20_body"><text:span text:style-name="T1">Percy slid down the ladder and picked up the second sonar headset and put it on. Cassandra</text:span><text:change text:change-id="ct94919479415904"/><text:span text:style-name="T1"> rolled the mics back and forth across the direction of the contact, and settled them in on the strongest signal.</text:span></text:p>
      <text:p text:style-name="P8">“Is that Captain Shakes?” Cassandra asked doubtfully.</text:p>
      <text:p text:style-name="Text_20_body"><text:span text:style-name="T1">“That can’t be fucking Shakes</text:span><text:change-start text:change-id="ct94919479423056"/><text:span text:style-name="T1">.</text:span><text:change-end text:change-id="ct94919479423056"/><text:change text:change-id="ct94919479423344"/><text:span text:style-name="T1"> </text:span><text:change-start text:change-id="ct94919479424976"/><text:span text:style-name="T1">I</text:span><text:change-end text:change-id="ct94919479424976"/><text:change text:change-id="ct94919479425264"/><text:span text:style-name="T1">t sounds like a supertanker or an aircraft carrier or something. Go get Hemi. I think he should hear this.”</text:span></text:p>
      <text:p text:style-name="Text_20_body"><text:span text:style-name="T1">Cassandra went off to the galley</text:span><text:change-start text:change-id="ct94919479423632"/><text:span text:style-name="T1">,</text:span><text:change-end text:change-id="ct94919479423632"/><text:span text:style-name="T1"> leaving Percy listening to the contact. She came back with Hemi</text:span><text:change-start text:change-id="ct94919479430400"/><text:span text:style-name="T1">, who held</text:span><text:change-end text:change-id="ct94919479430400"/><text:change text:change-id="ct94919479430688"/><text:span text:style-name="T1"> a tin cup with the dregs of cold coffee in the bottom. He slipped the headphones on and stood there, his coffee cup tilting around his fingers, staring at the gauges on the sonar and watching them bobble up and down. He flipped some filters on</text:span><text:change text:change-id="ct94919479432160"/><text:span text:style-name="T1"> and listened again.</text:span></text:p>
      <text:p text:style-name="Text_20_body"><text:span text:style-name="T1">“Well,” Hemi said, “that is strange. It does sound like a tanker or something big just from sheer volume. But it is moving very fast, too fast for a big ship</text:span><text:change text:change-id="ct94919479426704"/><text:change-start text:change-id="ct94919479424368"/><text:span text:style-name="T1"> . . .</text:span><text:change-end text:change-id="ct94919479424368"/><text:span text:style-name="T1">” He paused listening again. “It is closer now, and I can hear the prop revolutions</text:span><text:change text:change-id="ct94919479424656"/><text:change-start text:change-id="ct94919479431488"/><text:span text:style-name="T1"> . . . </text:span><text:change-end text:change-id="ct94919479431488"/><text:change-start text:change-id="ct94919479438496"/><text:span text:style-name="T1">T</text:span><text:change-end text:change-id="ct94919479438496"/><text:change text:change-id="ct94919473490400"/><text:span text:style-name="T1">he frequencies are all wrong. The prop is spinning too fast, and sounds small, not like a big ship screw.”</text:span></text:p>
      <text:p text:style-name="Text_20_body"><text:span text:style-name="T1">“Shakes was planning to modify the </text:span><text:span text:style-name="T2">Gnat</text:span><text:span text:style-name="T1"> to be louder</text:span><text:change text:change-id="ct94919479431776"/><text:change-start text:change-id="ct94919479386640"/><text:span text:style-name="T1">—</text:span><text:change-end text:change-id="ct94919479386640"/><text:span text:style-name="T1">you think that could be what his boat sounds like now?” Percy asked.</text:span></text:p>
      <text:p text:style-name="Text_20_body"><text:span text:style-name="T1">“If that is Shakes, the job has been overdone</text:span><text:change text:change-id="ct94919479439600"/><text:change-start text:change-id="ct94919479448480"/><text:span text:style-name="T1"> . . .</text:span><text:change-end text:change-id="ct94919479448480"/><text:span text:style-name="T1">”</text:span></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text:span><text:change-start text:change-id="ct94919479457088"/><text:span text:style-name="T1">-</text:span><text:change-end text:change-id="ct94919479457088"/><text:change text:change-id="ct94919479457376"/><text:span text:style-name="T1">mile radius.”</text:span></text:p>
      <text:p text:style-name="Text_20_body"><text:span text:style-name="T1">“I just</text:span><text:change text:change-id="ct94919479419072"/><text:change-start text:change-id="ct94919479439888"/><text:span text:style-name="T1"> . . .</text:span><text:change-end text:change-id="ct94919479439888"/><text:span text:style-name="T1">” Hemi started, “just cannot believe that such a small boat could</text:span><text:change text:change-id="ct94919473501984"/><text:change-start text:change-id="ct94919479456752"/><text:span text:style-name="T1"> . . .</text:span><text:change-end text:change-id="ct94919479456752"/><text:span text:style-name="T1">” he paused listening again. “No, I am more sure of it now. The more detail I can hear, the more it makes sense that it is a very</text:span><text:change-start text:change-id="ct94919479450592"/><text:span text:style-name="T1">,</text:span><text:change-end text:change-id="ct94919479450592"/><text:span text:style-name="T1">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text:span><text:change-start text:change-id="ct94919479469376"/><text:span text:style-name="T1">,</text:span><text:change-end text:change-id="ct94919479469376"/><text:span text:style-name="T1">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Text_20_body"><text:span text:style-name="T1">“I do not know,” said Hemi. “The contact is well out of range of ship-to-ship. I would guess something like still </text:span><text:change text:change-id="ct94919479468368"/><text:change-start text:change-id="ct94919479468656"/><text:span text:style-name="T1">twenty </text:span><text:change-end text:change-id="ct94919479468656"/><text:span text:style-name="T1">nautical miles off or so. We could hit it with active.”</text:span></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Hemi shrugged. “That is why I leave the decision to you.”</text:p>
      <text:p text:style-name="P8">Percy considered her options. “You are fairly certain it’s Shakes?” she asked Hemi.</text:p>
      <text:p text:style-name="P8">“I am fairly certain that contact is not the big ship it initially sounded like,” said Hemi.</text:p>
      <text:p text:style-name="P8">“Fuck it. Ping it.”</text:p>
      <text:p text:style-name="Text_20_body"><text:span text:style-name="T1">“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text:span><text:change-start text:change-id="ct94919479485152"/><text:span text:style-name="T1">,</text:span><text:change-end text:change-id="ct94919479485152"/><text:span text:style-name="T1"> Cassandra.”</text:span></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text:span><text:change text:change-id="ct94919479493632"/><text:change-start text:change-id="ct94919479494592"/><text:span text:style-name="T1">—</text:span><text:change-end text:change-id="ct94919479494592"/><text:span text:style-name="T1">never use the active sonar without an explicit instruction from me or Hemi</text:span><text:change text:change-id="ct94919479495552"/><text:change-start text:change-id="ct94919479496176"/><text:span text:style-name="T1">—</text:span><text:change-end text:change-id="ct94919479496176"/><text:span text:style-name="T1">but assuming this contact </text:span><text:span text:style-name="T2">is</text:span><text:span text:style-name="T1"> Shakes</text:span><text:change text:change-id="ct94919479498960"/><text:change-start text:change-id="ct94919479500400"/><text:span text:style-name="T1">,</text:span><text:change-end text:change-id="ct94919479500400"/><text:span text:style-name="T1">”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Text_20_body"><text:span text:style-name="T1">“Well</text:span><text:change-start text:change-id="ct94919479498096"/><text:span text:style-name="T1">,</text:span><text:change-end text:change-id="ct94919479498096"/><text:span text:style-name="T1"> how the fuck were they supposed to respond?” Percy asked Hemi.</text:span></text:p>
      <text:p text:style-name="P8">“Can he just ping us back?” asked Cassandra.</text:p>
      <text:p text:style-name="Text_20_body"><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Text_20_body"><text:span text:style-name="T1">“And then what? What’s the full fuckin’ plan here</text:span><text:change-start text:change-id="ct94919479515696"/><text:span text:style-name="T1">,</text:span><text:change-end text:change-id="ct94919479515696"/><text:span text:style-name="T1"> Hemi?” she asked.</text:span></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Text_20_body"><text:span text:style-name="T1">“If they want to do unpleasant things, they are likely to begin long before reaching ship-to-ship range,” said Hemi. “I advise we ping them again. If the contact does anything that seems suspicious, we will move off from this spot</text:span><text:change text:change-id="ct94919479520736"/><text:change-start text:change-id="ct94919479521696"/><text:span text:style-name="T1">—</text:span><text:change-end text:change-id="ct94919479521696"/><text:span text:style-name="T1">quietly.”</text:span></text:p>
      <text:p text:style-name="Text_20_body"><text:span text:style-name="T1">“</text:span><text:change text:change-id="ct94919479483744"/><text:change-start text:change-id="ct94919479521360"/><text:span text:style-name="T1">. . . </text:span><text:change-end text:change-id="ct94919479521360"/><text:span text:style-name="T1">Alright,” said Percy. “Fuckin’ ping ’em again. What do I care, it’s just my boat and all our lives.”</text:span></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Text_20_body"><text:span text:style-name="T1">“See</text:span><text:change-start text:change-id="ct94919479395952"/><text:span text:style-name="T1">,</text:span><text:change-end text:change-id="ct94919479395952"/><text:span text:style-name="T1"> Cassandra, it was like they were invisible while they were being silent, but bouncing the ping off them let us know they are still there</text:span><text:change text:change-id="ct94919479531648"/><text:change text:change-id="ct94919479531936"/><text:change-start text:change-id="ct94919479532560"/><text:span text:style-name="T1"> . . . </text:span><text:change-end text:change-id="ct94919479532560"/><text:span text:style-name="T1">And they know we are still here.”</text:span></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text:span><text:change text:change-id="ct94919479528992"/><text:change-start text:change-id="ct94919473525504"/><text:span text:style-name="T1"> . . . </text:span><text:change-end text:change-id="ct94919473525504"/><text:span text:style-name="T1"><text:s/>towards us.” Hemi listened for a moment longer. “It is definitely the </text:span><text:span text:style-name="T2">Gnat</text:span><text:span text:style-name="T1">, I recognize it now.”</text:span></text:p>
      <text:p text:style-name="Text_20_body"><text:span text:style-name="T1">“Thank fuckin’ hell,” said Percy</text:span><text:change-start text:change-id="ct94919479538176"/><text:span text:style-name="T1">.</text:span><text:change-end text:change-id="ct94919479538176"/><text:change text:change-id="ct94919479538464"/><text:span text:style-name="T1"> “</text:span><text:change-start text:change-id="ct94919479543552"/><text:span text:style-name="T1">T</text:span><text:change-end text:change-id="ct94919479543552"/><text:change text:change-id="ct94919473532416"/><text:span text:style-name="T1">hat was ridiculous</text:span><text:change-start text:change-id="ct94919479545184"/><text:span text:style-name="T1">,</text:span><text:change-end text:change-id="ct94919479545184"/><text:span text:style-name="T1"> Hemi. We’ve got to work out a better way of communicating with the </text:span><text:span text:style-name="T2">Gnat</text:span><text:span text:style-name="T1"> if we’re going to keep working with that guy. We can’t be pinging every tanker that goes over us</text:span><text:change-start text:change-id="ct94919479549120"/><text:span text:style-name="T1">,</text:span><text:change-end text:change-id="ct94919479549120"/><text:span text:style-name="T1"> hoping it’s actually our tiny submarine friend.”</text:span></text:p>
      <text:p text:style-name="P8">“I’ll talk to Shakes about it when we get him on board,” said Hemi.</text:p>
      <text:p text:style-name="P8"> </text:p>
      <text:p text:style-name="Text_20_body"><text:span text:style-name="T1">Within an hour, Shakes</text:span><text:change-start text:change-id="ct94919479533664"/><text:span text:style-name="T1">’s</text:span><text:change-end text:change-id="ct94919479533664"/><text:span text:style-name="T1"> voice lit up the ship-to-ship radio in the control room. “Break. Break. This is the mighty </text:span><text:span text:style-name="T2">Gnat</text:span><text:span text:style-name="T1">. Were those fuckin’ ear-splitting pings coming from the folks I’m looking for?”</text:span></text:p>
      <text:p text:style-name="Text_20_body"><text:span text:style-name="T1">Hemi climbed the ladder to the control room and took the mic from the overhead radio. “Indeed</text:span><text:change-start text:change-id="ct94919479533952"/><text:span text:style-name="T1">,</text:span><text:change-end text:change-id="ct94919479533952"/><text:span text:style-name="T1"> </text:span><text:span text:style-name="T2">Gnat</text:span><text:span text:style-name="T1">. This is the </text:span><text:span text:style-name="T2">Prospect</text:span><text:span text:style-name="T1"> and we are glad to know now that we were not pinging an Authority battleship.”</text:span></text:p>
      <text:p text:style-name="Text_20_body"><text:span text:style-name="T1">“Ah,” said Shakes, “so my subterfugal modifications were effective? Wait till you see what I fuckin’ did</text:span><text:change-start text:change-id="ct94919479509360"/><text:span text:style-name="T1">,</text:span><text:change-end text:change-id="ct94919479509360"/><text:span text:style-name="T1"> Hemi. You’re going to love it.”</text:span></text:p>
      <text:p text:style-name="Text_20_body"><text:span text:style-name="T1">Hemi smiled into the mic. “Sounds good</text:span><text:change-start text:change-id="ct94919479093136"/><text:span text:style-name="T1">,</text:span><text:change-end text:change-id="ct94919479093136"/><text:span text:style-name="T1"> Captain Shakes. You did not break off your mating collar while making those modifications</text:span><text:change-start text:change-id="ct94919479094384"/><text:span text:style-name="T1">,</text:span><text:change-end text:change-id="ct94919479094384"/><text:span text:style-name="T1"> did you?”</text:span></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text:span><text:change text:change-id="ct94919479578592"/><text:change-start text:change-id="ct94919479586800"/><text:span text:style-name="T1"> . . . </text:span><text:change-end text:change-id="ct94919479586800"/><text:change text:change-id="ct94919479583104"/><text:span text:style-name="T1">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ext:span><text:change text:change-id="ct94919479593040"/><text:change-start text:change-id="ct94919479594000"/><text:span text:style-name="T1">thirty </text:span><text:change-end text:change-id="ct94919479594000"/><text:span text:style-name="T1">meters</text:span><text:change text:change-id="ct94919479594960"/><text:change-start text:change-id="ct94919479595920"/><text:span text:style-name="T1">—</text:span><text:change-end text:change-id="ct94919479595920"/><text:span text:style-name="T1">according to Shakes’ estimate</text:span><text:change-start text:change-id="ct94919479597552"/><text:span text:style-name="T1">, which</text:span><text:change-end text:change-id="ct94919479597552"/><text:change text:change-id="ct94919473547904"/><text:span text:style-name="T1"> was unchallenged by anything like an engineering background.”</text:span></text:p>
      <text:p text:style-name="Text_20_body"><text:span text:style-name="T1">“Can we do it with the </text:span><text:span text:style-name="T2">Prospect</text:span><text:span text:style-name="T1"> at </text:span><text:change text:change-id="ct94919479593328"/><text:change-start text:change-id="ct94919479593616"/><text:span text:style-name="T1">twenty </text:span><text:change-end text:change-id="ct94919479593616"/><text:span text:style-name="T1">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ext:span><text:change text:change-id="ct94919479608064"/><text:change-start text:change-id="ct94919479608352"/><text:span text:style-name="T1">twenty </text:span><text:change-end text:change-id="ct94919479608352"/><text:span text:style-name="T1">meters down. Can you do the mating at that depth?”</text:span></text:p>
      <text:p text:style-name="Text_20_body"><text:span text:style-name="T1">“Surely,” Shakes voice crackled in reply</text:span><text:change-start text:change-id="ct94919479599296"/><text:span text:style-name="T1">.</text:span><text:change-end text:change-id="ct94919479599296"/><text:change text:change-id="ct94919479595248"/><text:span text:style-name="T1">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text:span><text:change text:change-id="ct94919479618336"/><text:change-start text:change-id="ct94919479619296"/><text:span text:style-name="T1">—</text:span><text:change-end text:change-id="ct94919479619296"/><text:span text:style-name="T1">not that I’ll be giving two shits about your ugly barge after you beer-canned my baby.”</text:span></text:p>
      <text:p text:style-name="Text_20_body"><text:span text:style-name="T1">“I got you</text:span><text:change-start text:change-id="ct94919479595536"/><text:span text:style-name="T1">,</text:span><text:change-end text:change-id="ct94919479595536"/><text:span text:style-name="T1"> Captain Shakes. </text:span><text:change text:change-id="ct94919479619920"/><text:change-start text:change-id="ct94919479618624"/><text:span text:style-name="T1">Twenty </text:span><text:change-end text:change-id="ct94919479618624"/><text:span text:style-name="T1">meters maximum depth it is.”</text:span></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Text_20_body"><text:span text:style-name="T1">“Ah</text:span><text:change-start text:change-id="ct94919473562304"/><text:span text:style-name="T1">,</text:span><text:change-end text:change-id="ct94919473562304"/><text:span text:style-name="T1"> fuck</text:span><text:change-start text:change-id="ct94919479616176"/><text:span text:style-name="T1"> </text:span><text:change-end text:change-id="ct94919479616176"/><text:change text:change-id="ct94919479632832"/><text:span text:style-name="T1">ya</text:span><text:change-start text:change-id="ct94919479634464"/><text:span text:style-name="T1">,</text:span><text:change-end text:change-id="ct94919479634464"/><text:span text:style-name="T1"> Captain Shakes. At least I didn’t have to weld your fuckin’ boat back together to get ya on board this fuckin’ time.”</text:span></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Text_20_body"><text:span text:style-name="T1">“Ah, yer the first fucker I’ve ever fucking met who is proud to have a loud fucking submarine</text:span><text:change-start text:change-id="ct94919479640944"/><text:span text:style-name="T1">,</text:span><text:change-end text:change-id="ct94919479640944"/><text:span text:style-name="T1"> Captain Shakes.”</text:span></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Text_20_body"><text:span text:style-name="T1">“So</text:span><text:change-start text:change-id="ct94919479635520"/><text:span text:style-name="T1">,</text:span><text:change-end text:change-id="ct94919479635520"/><text:span text:style-name="T1"> Captain Shakes,” said Percy, settling next to him with her own stale cup of coffee, “you made it out of the depot without causing a problem?”</text:span></text:p>
      <text:p text:style-name="Text_20_body"><text:span text:style-name="T1">“Well</text:span><text:change text:change-id="ct94919479648672"/><text:change-start text:change-id="ct94919479654384"/><text:span text:style-name="T1"> . . .</text:span><text:change-end text:change-id="ct94919479654384"/><text:span text:style-name="T1"> there was in fact a little fuckin’</text:span><text:change text:change-id="ct94919479655008"/><text:change-start text:change-id="ct94919479655632"/><text:span text:style-name="T1"> . . .</text:span><text:change-end text:change-id="ct94919479655632"/><text:span text:style-name="T1"> drama. I’m sure you heard some of it.”</text:span></text:p>
      <text:p text:style-name="P8">“We got a tip to leave before anything very dramatic happened,” said Hemi.</text:p>
      <text:p text:style-name="Text_20_body"><text:span text:style-name="T1">“So I gathered from your note</text:span><text:change-start text:change-id="ct94919473572640"/><text:span text:style-name="T1">,</text:span><text:change-end text:change-id="ct94919473572640"/><text:span text:style-name="T1"> Captain Percy. Unfortunately</text:span><text:change-start text:change-id="ct94919479661248"/><text:span text:style-name="T1">,</text:span><text:change-end text:change-id="ct94919479661248"/><text:span text:style-name="T1"> I was in the middle of some work on the </text:span><text:span text:style-name="T2">Gnat</text:span><text:span text:style-name="T1"> when I got that note, otherwise I would have left right then myself. The </text:span><text:span text:style-name="T2">Gnat’s</text:span><text:span text:style-name="T1"> engine was in fuckin’ pieces</text:span><text:change text:change-id="ct94919479665344"/><text:change-start text:change-id="ct94919479666752"/><text:span text:style-name="T1">—</text:span><text:change-end text:change-id="ct94919479666752"/><text:span text:style-name="T1">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pan text:style-name="T1">“Nothing! Fuckin’ </text:span><text:change-start text:change-id="ct94919479635232"/><text:span text:style-name="T1">n</text:span><text:change-end text:change-id="ct94919479635232"/><text:change text:change-id="ct94919479677792"/><text:span text:style-name="T1">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Text_20_body"><text:span text:style-name="T1">“Well</text:span><text:change-start text:change-id="ct94919479663168"/><text:span text:style-name="T1">,</text:span><text:change-end text:change-id="ct94919479663168"/><text:span text:style-name="T1">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span></text:p>
      <text:p text:style-name="P8">“Including you?” Percy asked.</text:p>
      <text:p text:style-name="Text_20_body"><text:span text:style-name="T1">“Including me. That was no trouble, I’ve got quality fucking papers and stories to put off any Authority inspection long enough for me to tiptoe away. But here’s a thing: they was specifically asking about your boat</text:span><text:change-start text:change-id="ct94919479689376"/><text:span text:style-name="T1">.</text:span><text:change-end text:change-id="ct94919479689376"/><text:span text:style-name="T1">”</text:span></text:p>
      <text:p text:style-name="Text_20_body"><text:span text:style-name="T1">“They asked about the </text:span><text:span text:style-name="T2">Prospect</text:span><text:change text:change-id="ct94919473581856"/><text:change-start text:change-id="ct94919479692816"/><text:span text:style-name="T1">—</text:span><text:change-end text:change-id="ct94919479692816"/><text:span text:style-name="T1">by name?” Percy was horrified that any Authority would know the name of her boat at all, never mind go</text:span><text:change text:change-id="ct94919479693776"/><text:span text:style-name="T1">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change-start text:change-id="ct94919479699248"/><text:span text:style-name="T1">:</text:span><text:change-end text:change-id="ct94919479699248"/><text:change text:change-id="ct94919479699536"/><text:span text:style-name="T1"> small lady captain, big fuckin’ first mate.”</text:span></text:p>
      <text:p text:style-name="P8">“I assume you did not have any further information for them?” Hemi asked.</text:p>
      <text:p text:style-name="Text_20_body"><text:span text:style-name="T1">“Of course fuckin’ not. But that didn’t matter. By the time they got far enough down the dock to talk to me it was just perfunctory-like questioning. They had already found out from other sub crews that you had definitely been there</text:span><text:change text:change-id="ct94919479587904"/><text:change-start text:change-id="ct94919479521024"/><text:span text:style-name="T1"> . . . </text:span><text:change-end text:change-id="ct94919479521024"/><text:change text:change-id="ct94919479700640"/><text:span text:style-name="T1">And that you left with a load of magnetic warheads.”</text:span></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text:span><text:change text:change-id="ct94919479711808"/><text:change-start text:change-id="ct94919479712768"/><text:span text:style-name="T1"> . . . </text:span><text:change-end text:change-id="ct94919479712768"/><text:change text:change-id="ct94919479713056"/><text:span text:style-name="T1">So</text:span><text:change-start text:change-id="ct94919479714688"/><text:span text:style-name="T1">,</text:span><text:change-end text:change-id="ct94919479714688"/><text:span text:style-name="T1"> after they finish questioning me, I discreetly</text:span><text:change text:change-id="ct94919479715936"/><text:change-start text:change-id="ct94919479716896"/><text:span text:style-name="T1">—</text:span><text:change-end text:change-id="ct94919479716896"/><text:span text:style-name="T1">and as quickly as I could</text:span><text:change text:change-id="ct94919473584224"/><text:change-start text:change-id="ct94919479718528"/><text:span text:style-name="T1">—</text:span><text:change-end text:change-id="ct94919479718528"/><text:span text:style-name="T1">started prepping the </text:span><text:span text:style-name="T2">Gnat</text:span><text:span text:style-name="T1"> to leave. And as I’m on the dock getting some cans of food to load into the hold</text:span><text:change-start text:change-id="ct94919479722064"/><text:span text:style-name="T1">,</text:span><text:change-end text:change-id="ct94919479722064"/><text:change text:change-id="ct94919479722352"/><text:span text:style-name="T1"> I see the commander of the Authority sub climb up out of their sub at the slip they had commandeered</text:span><text:change text:change-id="ct94919479724080"/><text:change-start text:change-id="ct94919479725472"/><text:span text:style-name="T1">—</text:span><text:change-end text:change-id="ct94919479725472"/><text:span text:style-name="T1">the commander is a real round guy, he wears an Authority uniform with all the trimmings</text:span><text:change text:change-id="ct94919479726432"/><text:change-start text:change-id="ct94919479728336"/><text:span text:style-name="T1">—</text:span><text:change-end text:change-id="ct94919479728336"/><text:span text:style-name="T1">it looks as if he wears his full fucking dress uniform every day on board the sub! He takes a squad of goons</text:span><text:change text:change-id="ct94919473590496"/><text:change-start text:change-id="ct94919479731600"/><text:span text:style-name="T1">—</text:span><text:change-end text:change-id="ct94919479731600"/><text:span text:style-name="T1">maybe twenty of the fuckers</text:span><text:change text:change-id="ct94919479733104"/><text:change-start text:change-id="ct94919479734608"/><text:span text:style-name="T1">—</text:span><text:change-end text:change-id="ct94919479734608"/><text:span text:style-name="T1">and they go up the dock and out towards the exchange floor.</text:span></text:p>
      <text:p text:style-name="Text_20_body"><text:span text:style-name="T1">“Here’s the good fucking part: while he’s up there on the exchange floor, the watertight bulkhead between the docking bay and the upper levels goes into an emergency-close procedure. You know, the whole shebang</text:span><text:change text:change-id="ct94919479725136"/><text:change-start text:change-id="ct94919473597984"/><text:span text:style-name="T1">—</text:span><text:change-end text:change-id="ct94919473597984"/><text:span text:style-name="T1">the klaxon is blaring, the red lights are spinning. The fucking Authority goons start running around in a panic, probably most of them think the docking bay is flooding, hell</text:span><text:change-start text:change-id="ct94919479715632"/><text:span text:style-name="T1">,</text:span><text:change-end text:change-id="ct94919479715632"/><text:span text:style-name="T1"> I thought that myself for a minute.”</text:span></text:p>
      <text:p text:style-name="Text_20_body"><text:span text:style-name="T1">“Fuckin’ wow,” said Percy</text:span><text:change-start text:change-id="ct94919479717856"/><text:span text:style-name="T1">,</text:span><text:change-end text:change-id="ct94919479717856"/><text:span text:style-name="T1"> half-grinning as she exhaled smoke.</text:span></text:p>
      <text:p text:style-name="Text_20_body"><text:span text:style-name="T1">“Fuck yeah. But it doesn’t take long for the goons to figure out that the docking bay </text:span><text:span text:style-name="T2">isn’t</text:span><text:span text:style-name="T1"> flooding</text:span><text:change text:change-id="ct94919479718816"/><text:change-start text:change-id="ct94919479719776"/><text:span text:style-name="T1">—</text:span><text:change-end text:change-id="ct94919479719776"/><text:span text:style-name="T1">someone had just triggered the big watertight bulkhead to close just to fuck with all these Authority toughs. The meat shields weren’t much less panicked at that though</text:span><text:change text:change-id="ct94919479751616"/><text:change-start text:change-id="ct94919479752240"/><text:span text:style-name="T1">—</text:span><text:change-end text:change-id="ct94919479752240"/><text:span text:style-name="T1">because half their fuckin’ muscle and their fuckin’ commander were now separated from them by half a meter of air-tight steel doors!</text:span></text:p>
      <text:p text:style-name="Text_20_body"><text:span text:style-name="T1">“So I wasn’t going to miss this wonderful opportunity of confusion</text:span><text:change text:change-id="ct94919473611232"/><text:change-start text:change-id="ct94919479720064"/><text:span text:style-name="T1">—</text:span><text:change-end text:change-id="ct94919479720064"/><text:span text:style-name="T1">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Text_20_body"><text:span text:style-name="T1">“Hmm,” said Hemi</text:span><text:change-start text:change-id="ct94919479763248"/><text:span text:style-name="T1">.</text:span><text:change-end text:change-id="ct94919479763248"/><text:change text:change-id="ct94919479736224"/><text:span text:style-name="T1"> “</text:span><text:change-start text:change-id="ct94919479716560"/><text:span text:style-name="T1">W</text:span><text:change-end text:change-id="ct94919479716560"/><text:change text:change-id="ct94919479763536"/><text:span text:style-name="T1">ho do you suppose was willing to anger them further by closing the watertight bulkhead?”</text:span></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text:span><text:change text:change-id="ct94919479769296"/><text:change-start text:change-id="ct94919479770128"/><text:span text:style-name="T1">—</text:span><text:change-end text:change-id="ct94919479770128"/><text:span text:style-name="T1">presumably unnoticed</text:span><text:change text:change-id="ct94919479770752"/><text:change-start text:change-id="ct94919479772304"/><text:span text:style-name="T1">—</text:span><text:change-end text:change-id="ct94919479772304"/><text:span text:style-name="T1">without that bit of fuckin’ luck.”</text:span></text:p>
      <text:p text:style-name="Text_20_body"><text:span text:style-name="T1">“Which brings up another thing I wanted to ask you about</text:span><text:change-start text:change-id="ct94919473620448"/><text:span text:style-name="T1">,</text:span><text:change-end text:change-id="ct94919473620448"/><text:span text:style-name="T1"> Captain Shakes,” said Hemi</text:span><text:change-start text:change-id="ct94919479728624"/><text:span text:style-name="T1">.</text:span><text:change-end text:change-id="ct94919479728624"/><text:change text:change-id="ct94919479754512"/><text:span text:style-name="T1"> “</text:span><text:change-start text:change-id="ct94919479779120"/><text:span text:style-name="T1">T</text:span><text:change-end text:change-id="ct94919479779120"/><text:change text:change-id="ct94919473625056"/><text:span text:style-name="T1">hat boat of yours </text:span><text:change-start text:change-id="ct94919479780752"/><text:span text:style-name="T1">is now </text:span><text:change-end text:change-id="ct94919479780752"/><text:span text:style-name="T1">certainly</text:span><text:change text:change-id="ct94919479781984"/><text:change text:change-id="ct94919479782272"/><text:change-start text:change-id="ct94919479783520"/><text:span text:style-name="T1"> . . . </text:span><text:change-end text:change-id="ct94919479783520"/><text:change text:change-id="ct94919479783808"/><text:span text:style-name="T1">loud</text:span><text:change text:change-id="ct94919479784768"/><text:span text:style-name="T1">.”</text:span></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pan text:style-name="T1">“I’d say just about the loudest sub in the fuckin’ water!” said Shakes proudly. “</text:span><text:change text:change-id="ct94919479783184"/><text:change-start text:change-id="ct94919479779408"/><text:span text:style-name="T1">’</text:span><text:change-end text:change-id="ct94919479779408"/><text:span text:style-name="T1">Cept maybe some of those old coastal tug subs. That was the fuckin’ plan, right</text:span><text:change-start text:change-id="ct94919479794608"/><text:span text:style-name="T1">,</text:span><text:change-end text:change-id="ct94919479794608"/><text:span text:style-name="T1">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change-start text:change-id="ct94919479797744"/><text:span text:style-name="T1">—</text:span><text:change-end text:change-id="ct94919479797744"/><text:change text:change-id="ct94919479805120"/><text:span text:style-name="T1">I got a fuckin’ pigeon.”</text:span></text:p>
      <text:p text:style-name="P8">“A pigeon?” asked Hemi. “I have never heard of that. Some new kind of sonar unit?”</text:p>
      <text:p text:style-name="Text_20_body"><text:span text:style-name="T1">“No</text:span><text:change-start text:change-id="ct94919479809584"/><text:span text:style-name="T1">,</text:span><text:change-end text:change-id="ct94919479809584"/><text:span text:style-name="T1"> no, like an </text:span><text:span text:style-name="T2">actual</text:span><text:span text:style-name="T1"> fuckin’ pigeon-bird. A homing pigeon. Goes by the name of Herschel.”</text:span></text:p>
      <text:p text:style-name="Text_20_body"><text:span text:style-name="T1">“Oh, so you got a pet</text:span><text:change text:change-id="ct94919479773744"/><text:change-start text:change-id="ct94919473636000"/><text:span text:style-name="T1"> . . .</text:span><text:change-end text:change-id="ct94919473636000"/><text:span text:style-name="T1">” said Percy, “to keep you company during those long hours alone aboard the </text:span><text:span text:style-name="T2">Gnat</text:span><text:span text:style-name="T1">. To keep you from going crazy</text:span><text:change text:change-id="ct94919479816064"/><text:change-start text:change-id="ct94919479817024"/><text:span text:style-name="T1"> . . . </text:span><text:change-end text:change-id="ct94919479817024"/><text:change text:change-id="ct94919479817312"/><text:span text:style-name="T1">er?”</text:span></text:p>
      <text:p text:style-name="Text_20_body"><text:span text:style-name="T1">“Naw, Herschel’s not a pet, I told ya</text:span><text:change text:change-id="ct94919479811696"/><text:change-start text:change-id="ct94919479809872"/><text:span text:style-name="T1">—</text:span><text:change-end text:change-id="ct94919479809872"/><text:span text:style-name="T1">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Text_20_body"><text:span text:style-name="T1">“A pigeon</text:span><text:change text:change-id="ct94919479829328"/><text:change-start text:change-id="ct94919479824464"/><text:span text:style-name="T1"> . . .</text:span><text:change-end text:change-id="ct94919479824464"/><text:span text:style-name="T1">” said Percy. “Seems fuckin’ ridiculous to me.”</text:span></text:p>
      <text:p text:style-name="Text_20_body"><text:span text:style-name="T1">“Sylvia, this pigeon goes a long way towards addressing the problem we had with communicating with Shakes. You asked me to talk with him about that, and here is an answer</text:span><text:change text:change-id="ct94919479827088"/><text:change-start text:change-id="ct94919479839408"/><text:span text:style-name="T1"> . . . </text:span><text:change-end text:change-id="ct94919479839408"/><text:change text:change-id="ct94919479839696"/><text:span text:style-name="T1">maybe not a great answer, but I think Herschel could work. If we could just figure out how we could launch him from the </text:span><text:span text:style-name="T2">Prospect</text:span><text:span text:style-name="T1"> while we are submerged, he would be a perfect communication medium</text:span><text:change text:change-id="ct94919479841664"/><text:change-start text:change-id="ct94919479842624"/><text:span text:style-name="T1"> . . .</text:span><text:change-end text:change-id="ct94919479842624"/><text:span text:style-name="T1">”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Text_20_body"><text:span text:style-name="T1">“Naw. I prefer to waft my bum in the fortifying fresh air of the surface, if that’s an option. But seeing as we’re under right now</text:span><text:change text:change-id="ct94919479764304"/><text:change-start text:change-id="ct94919479797456"/><text:span text:style-name="T1"> . . .</text:span><text:change-end text:change-id="ct94919479797456"/><text:span text:style-name="T1">”</text:span></text:p>
      <text:p text:style-name="P8">“It’s on the middle deck, aft of the crew quarters. Be careful. Make sure you read all the instructions. It’s fucking complicated.”</text:p>
      <text:p text:style-name="P8">“Aye, it’s been a while since I used the fuckin’ head on a sub. I sank the last sub I took a shit on.”</text:p>
      <text:p text:style-name="P8">Percy decided to assume he was joking.</text:p>
      <text:p text:style-name="P8"> </text:p>
      <text:p text:style-name="Text_20_body"><text:span text:style-name="T1">Percy called Gregory down from the control room and sent Owen up to relieve him. Shakes soon joined them in the galley</text:span><text:change text:change-id="ct94919479859408"/><text:span text:style-name="T1"> and scrubbed his grimy hands with salt-water soap and water from the sink’s sea-water tap.</text:span></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text:span><text:change-start text:change-id="ct94919479863344"/><text:span text:style-name="T1">,</text:span><text:change-end text:change-id="ct94919479863344"/><text:span text:style-name="T1"> Gregory,” Shakes said. “I eat that canned salmon all the time when I’m on the </text:span><text:span text:style-name="T2">Gnat</text:span><text:change text:change-id="ct94919479864976"/><text:change-start text:change-id="ct94919479865936"/><text:span text:style-name="T1">—</text:span><text:change-end text:change-id="ct94919479865936"/><text:span text:style-name="T1">usually just cold and straight from the can</text:span><text:change-start text:change-id="ct94919479867568"/><text:span text:style-name="T1">,</text:span><text:change-end text:change-id="ct94919479867568"/><text:span text:style-name="T1"> though.”</text:span></text:p>
      <text:p text:style-name="Text_20_body"><text:span text:style-name="T1">“That’s</text:span><text:change text:change-id="ct94919479806224"/><text:change-start text:change-id="ct94919479865264"/><text:span text:style-name="T1"> . . . </text:span><text:change-end text:change-id="ct94919479865264"/><text:change text:change-id="ct94919479865552"/><text:span text:style-name="T1">pretty fucking foul</text:span><text:change-start text:change-id="ct94919479866896"/><text:span text:style-name="T1">,</text:span><text:change-end text:change-id="ct94919479866896"/><text:span text:style-name="T1"> Captain Shakes,” said Gregory from the range, stirring his bits of fish around.</text:span></text:p>
      <text:p text:style-name="P8">“You know, I always wondered why those salmon cans are tapered like that. Why don’t they just run straight fucking up and down, like all the other cans?”</text:p>
      <text:p text:style-name="Text_20_body"><text:span text:style-name="T1">“Actually, now that you mention it</text:span><text:change-start text:change-id="ct94919479878336"/><text:span text:style-name="T1">,</text:span><text:change-end text:change-id="ct94919479878336"/><text:span text:style-name="T1"> Captain Shakes, I always thought that was unusual myself. There has to be </text:span><text:change text:change-id="ct94919479878960"/><text:change-start text:change-id="ct94919479879920"/><text:span text:style-name="T1">three hundred </text:span><text:change-end text:change-id="ct94919479879920"/><text:span text:style-name="T1">cans in the galley, and all of them are perfect cylinders except for the fuckin’ salmon.”</text:spa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Text_20_body"><text:span text:style-name="T1">“Nothing stopping you from equipping your boat with a hot plate</text:span><text:change-start text:change-id="ct94919479892064"/><text:span text:style-name="T1">,</text:span><text:change-end text:change-id="ct94919479892064"/><text:span text:style-name="T1"> Captain Shakes,” said Gregory.</text:span></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Shakes nodded sleepily as Hemi and Percy headed up to the navigation and sonar compartment.</text:p>
      <text:p text:style-name="Text_20_body"><text:span text:style-name="T1">“It’s probably time for more coffee,” said Gregory</text:span><text:change-start text:change-id="ct94919479897488"/><text:span text:style-name="T1">,</text:span><text:change-end text:change-id="ct94919479897488"/><text:span text:style-name="T1"> reaching for the pot</text:span><text:change-start text:change-id="ct94919479899120"/><text:span text:style-name="T1">, where</text:span><text:change-end text:change-id="ct94919479899120"/><text:change text:change-id="ct94919479899408"/><text:span text:style-name="T1"> the dregs of the previous batch slowly embalm</text:span><text:change-start text:change-id="ct94919479901040"/><text:span text:style-name="T1">ed</text:span><text:change-end text:change-id="ct94919479901040"/><text:change text:change-id="ct94919473664224"/><text:span text:style-name="T1"> a permanent black-brown stain on the bottom.</text:span></text:p>
      <text:p text:style-name="P8"> </text:p>
      <text:p text:style-name="Text_20_body"><text:span text:style-name="T1">Shakes joined Hemi and Percy at the navigation table a short while later, somewhat revived by Gregory’s coffee, and carrying two more tin mugs </text:span><text:change text:change-id="ct94919479899696"/><text:span text:style-name="T1">for Hemi and Percy, which they received gratefully.</text:span></text:p>
      <text:p text:style-name="Text_20_body"><text:span text:style-name="T1">“Here’s what we’re thinking</text:span><text:change-start text:change-id="ct94919479908192"/><text:span text:style-name="T1">,</text:span><text:change-end text:change-id="ct94919479908192"/><text:span text:style-name="T1"> Captain Shakes,” said Percy</text:span><text:change-start text:change-id="ct94919479909824"/><text:span text:style-name="T1">.</text:span><text:change-end text:change-id="ct94919479909824"/><text:change text:change-id="ct94919479910112"/><text:span text:style-name="T1"> “</text:span><text:change-start text:change-id="ct94919479911744"/><text:span text:style-name="T1">W</text:span><text:change-end text:change-id="ct94919479911744"/><text:change text:change-id="ct94919473670560"/><text:span text:style-name="T1">e’re well fucking into Consolidated States’ waters now. I think trouble from them is unlikely.”</text:span></text:p>
      <text:p text:style-name="P8">Shakes nodded.</text:p>
      <text:p text:style-name="Text_20_body"><text:span text:style-name="T1">Percy placed a steel straight-edge dappled with rust patches down on the chart</text:span><text:change-start text:change-id="ct94919479911216"/><text:span text:style-name="T1">,</text:span><text:change-end text:change-id="ct94919479911216"/><text:span text:style-name="T1"> which showed their proposed course in a hashed line of grease-pencil marks. “Barring any unforeseen distractions, this is our planned course. We will be heading into an area that a number of Territorial Authorities claim control over.”</text:span></text:p>
      <text:p text:style-name="P8">Shakes reached into his denim vest and withdrew a small pencil and a notebook covered with black and smudged fingerprints. He began to scratch down notes in a fast, unreadable scribble.</text:p>
      <text:p text:style-name="Text_20_body"><text:span text:style-name="T1">“That’s unfortunate, but fucking unavoidable</text:span><text:change-start text:change-id="ct94919479867184"/><text:span text:style-name="T1">,</text:span><text:change-end text:change-id="ct94919479867184"/><text:span text:style-name="T1"> since we’re heading for the mainland port of Stilt City,” said Percy.</text:span></text:p>
      <text:p text:style-name="Text_20_body"><text:span text:style-name="T1">“</text:span><text:change text:change-id="ct94919479898112"/><text:change-start text:change-id="ct94919479924816"/><text:span text:style-name="T1">. . . </text:span><text:change-end text:change-id="ct94919479924816"/><text:span text:style-name="T1">The locals do not call it that,” put in Hemi.</text:span></text:p>
      <text:p text:style-name="Text_20_body"><text:span text:style-name="T1">Percy waved him off. “We estimate it will take three or four days and nights to get there. That’s running slow and deep during the day, and fast on the surface at night</text:span><text:change-start text:change-id="ct94919479929008"/><text:span text:style-name="T1">,</text:span><text:change-end text:change-id="ct94919479929008"/><text:span text:style-name="T1"> with all things fuckin’ nominal.”</text:span></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text:span><text:change text:change-id="ct94919479837056"/><text:change-start text:change-id="ct94919479942320"/><text:span text:style-name="T1">—</text:span><text:change-end text:change-id="ct94919479942320"/><text:span text:style-name="T1">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text:span><text:change-start text:change-id="ct94919479960592"/><text:span text:style-name="T1">,</text:span><text:change-end text:change-id="ct94919479960592"/><text:span text:style-name="T1"> Captain Shakes. Right now</text:span><text:change-start text:change-id="ct94919479909456"/><text:span text:style-name="T1">,</text:span><text:change-end text:change-id="ct94919479909456"/><text:span text:style-name="T1">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text:span><text:change text:change-id="ct94919479970080"/><text:span text:style-name="T1">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text:span><text:change text:change-id="ct94919479974224"/><text:change-start text:change-id="ct94919479987696"/><text:span text:style-name="T1">one hundred </text:span><text:change-end text:change-id="ct94919479987696"/><text:span text:style-name="T1">meters</text:span><text:change-start text:change-id="ct94919479989664"/><text:span text:style-name="T1">.</text:span><text:change-end text:change-id="ct94919479989664"/><text:span text:style-name="T1"> </text:span><text:change text:change-id="ct94919479990624"/><text:span text:style-name="T1">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text:span><text:change-start text:change-id="ct94919479988320"/><text:span text:style-name="T1">,</text:span><text:change-end text:change-id="ct94919479988320"/><text:span text:style-name="T1"> </text:span><text:change text:change-id="ct94919479988944"/><text:span text:style-name="T1">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text:span><text:change text:change-id="ct94919479974512"/><text:change-start text:change-id="ct94919480006144"/><text:span text:style-name="T1">—</text:span><text:change-end text:change-id="ct94919480006144"/><text:span text:style-name="T1">at least during the day</text:span><text:change text:change-id="ct94919480007584"/><text:change-start text:change-id="ct94919480009040"/><text:span text:style-name="T1">—</text:span><text:change-end text:change-id="ct94919480009040"/><text:span text:style-name="T1">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text:span><text:change text:change-id="ct94919479987984"/><text:span text:style-name="T1">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text:span><text:change-start text:change-id="ct94919480033312"/><text:span text:style-name="T1">,</text:span><text:change-end text:change-id="ct94919480033312"/><text:span text:style-name="T1"> meet fuckin’ Herschel,” said Shakes holding the cage up for Hemi to take while he climbed up out of the </text:span><text:span text:style-name="T2">Gnat</text:span><text:span text:style-name="T1">.</text:span></text:p>
      <text:p text:style-name="Text_20_body"><text:span text:style-name="T1">Hemi poked a thick finger between the bars and rubbed Herschel’s head gently. “Captain Shakes</text:span><text:change-start text:change-id="ct94919480046000"/><text:span text:style-name="T1">,</text:span><text:change-end text:change-id="ct94919480046000"/><text:span text:style-name="T1"> this bird looks perhaps smarter than me, or yourself.”</text:span></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Text_20_body"><text:span text:style-name="T1">“Sure, if you</text:span><text:change text:change-id="ct94919480054160"/><text:change-start text:change-id="ct94919480060640"/><text:span text:style-name="T1">—</text:span><text:change-end text:change-id="ct94919480060640"/><text:span text:style-name="T1">or Percy</text:span><text:change text:change-id="ct94919480061600"/><text:change-start text:change-id="ct94919480062224"/><text:span text:style-name="T1">—</text:span><text:change-end text:change-id="ct94919480062224"/><text:span text:style-name="T1">don’t mind a little pigeon shit around.”</text:span></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change-start text:change-id="ct94919480070304"/><text:span text:style-name="T1">,</text:span><text:change-end text:change-id="ct94919480070304"/><text:span text:style-name="T1"> though?” asked Hemi.</text:span></text:p>
      <text:p text:style-name="Text_20_body"><text:span text:style-name="T1">“Well</text:span><text:change text:change-id="ct94919480047488"/><text:change-start text:change-id="ct94919473695408"/><text:span text:style-name="T1"> . . .</text:span><text:change-end text:change-id="ct94919473695408"/><text:span text:style-name="T1">”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text:span><text:change text:change-id="ct94919480076784"/><text:change-start text:change-id="ct94919480077744"/><text:span text:style-name="T1"> . . . </text:span><text:change-end text:change-id="ct94919480077744"/><text:change text:change-id="ct94919480078032"/><text:span text:style-name="T1">and maybe if he knew you had some food.”</text:span></text:p>
      <text:p text:style-name="P8">“I understand. It’s a ‘homing’ pigeon. It only goes home.”</text:p>
      <text:p text:style-name="P8">“Right.”</text:p>
      <text:p text:style-name="Text_20_body"><text:span text:style-name="T1">“Well, welcome aboard</text:span><text:change-start text:change-id="ct94919480074912"/><text:span text:style-name="T1">,</text:span><text:change-end text:change-id="ct94919480074912"/><text:span text:style-name="T1"> Herschel. Captain Shakes, have a good run today.”</text:span></text:p>
      <text:p text:style-name="P8">“I expect to, though I’ll miss having my copilot with me.”<text:bookmark-end text:name="herschel"/></text:p>
      <text:h text:style-name="P7"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text:span><text:change text:change-id="ct94919480007296"/><text:change-start text:change-id="ct94919480103872"/><text:span text:style-name="T1">—</text:span><text:change-end text:change-id="ct94919480103872"/><text:span text:style-name="T1">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Text_20_body"><text:span text:style-name="T1">“Alright. Thanks</text:span><text:change-start text:change-id="ct94919480093760"/><text:span text:style-name="T1">,</text:span><text:change-end text:change-id="ct94919480093760"/><text:span text:style-name="T1"> Cassandra.” Percy called back down to her. Percy took down the ship-to-ship mic. “Captain Shakes</text:span><text:change text:change-id="ct94919480104160"/><text:change-start text:change-id="ct94919480095760"/><text:span text:style-name="T1">—</text:span><text:change-end text:change-id="ct94919480095760"/><text:span text:style-name="T1">the usual: how’re things looking up there?”</text:span></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text:span><text:change-start text:change-id="ct94919480131920"/><text:span text:style-name="T1">,</text:span><text:change-end text:change-id="ct94919480131920"/><text:span text:style-name="T1"> Captain Shakes. If you</text:span><text:change text:change-id="ct94919480132880"/><text:change-start text:change-id="ct94919480133840"/><text:span text:style-name="T1"> . . .</text:span><text:change-end text:change-id="ct94919480133840"/><text:span text:style-name="T1">”</text:span></text:p>
      <text:p text:style-name="Text_20_body"><text:span text:style-name="T1">“Captain Percy!” Cassandra interrupted with a shout from sonar</text:span><text:change-start text:change-id="ct94919480132208"/><text:span text:style-name="T1">.</text:span><text:change-end text:change-id="ct94919480132208"/><text:change text:change-id="ct94919480132496"/><text:span text:style-name="T1"> “I think I’ve got a contact.”</text:span></text:p>
      <text:p text:style-name="Text_20_body"><text:span text:style-name="T1">“Hold on</text:span><text:change-start text:change-id="ct94919480141952"/><text:span text:style-name="T1">,</text:span><text:change-end text:change-id="ct94919480141952"/><text:span text:style-name="T1"> Shakes. We might have a contact. Don’t start your diesel.” Percy hung up the mic and slid down the ladder.</text:span></text:p>
      <text:p text:style-name="Text_20_body"><text:span text:style-name="T1">Cassandra had her eyes closed and was concentrating intently on the sounds in her headset. She had the mics pointed towards the </text:span><text:span text:style-name="T2">Prospect</text:span><text:change-start text:change-id="ct94919479937600"/><text:span text:style-name="T1">’s</text:span><text:change-end text:change-id="ct94919479937600"/><text:span text:style-name="T1">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Text_20_body"><text:span text:style-name="T1">A moment later the perennially resonant electric motor sounds died away. Cassandra turned the sonar mics back to face the dead stern of the boat. The signal strength indicator immediately shot up to a definite contact. “Absolutely confirmed</text:span><text:change-start text:change-id="ct94919480150416"/><text:span text:style-name="T1">,</text:span><text:change-end text:change-id="ct94919480150416"/><text:span text:style-name="T1"> Captain Percy. I can hear the engine in the water. Sounds like another diesel.”</text:span></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change-start text:change-id="ct94919480154544"/><text:span text:style-name="T1">,</text:span><text:change-end text:change-id="ct94919480154544"/><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text:span><text:change text:change-id="ct94919480155504"/><text:change-start text:change-id="ct94919480157808"/><text:span text:style-name="T1">—</text:span><text:change-end text:change-id="ct94919480157808"/><text:span text:style-name="T1">maybe twenty nautical miles. “Fuck,” was all she said.</text:span></text:p>
      <text:p text:style-name="Text_20_body"><text:span text:style-name="T1">She climbed up to the control room and got Shakes back on the ship-to-ship. “Definitely a fuckin’ contact</text:span><text:change-start text:change-id="ct94919480154832"/><text:span text:style-name="T1">,</text:span><text:change-end text:change-id="ct94919480154832"/><text:span text:style-name="T1">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text:span><text:change text:change-id="ct94919480135568"/><text:change-start text:change-id="ct94919474259904"/><text:span text:style-name="T1"> . . .</text:span><text:change-end text:change-id="ct94919474259904"/><text:span text:style-name="T1">” The end of his oath was cut off by the whining start of the </text:span><text:span text:style-name="T2">Gnat’s</text:span><text:span text:style-name="T1"> diesel engine</text:span><text:change-start text:change-id="ct94919480170048"/><text:span text:style-name="T1">,</text:span><text:change-end text:change-id="ct94919480170048"/><text:span text:style-name="T1"> which came blaring over the ship-to-ship radio for a moment before Shakes took his thumb off the transmit button.</text:span></text:p>
      <text:p text:style-name="Text_20_body"><text:span text:style-name="T1">Percy flipped on the red night lighting. “Bastian</text:span><text:change text:change-id="ct94919480131584"/><text:change-start text:change-id="ct94919480154016"/><text:span text:style-name="T1">—</text:span><text:change-end text:change-id="ct94919480154016"/><text:span text:style-name="T1">don’t move the fuckin’ boat. Don’t trim anything or let her make any fuckin’ sounds at all.”</text:span></text:p>
      <text:p text:style-name="Text_20_body"><text:span text:style-name="T1">“Dead-silent-crypt drift, got it</text:span><text:change-start text:change-id="ct94919480178016"/><text:span text:style-name="T1">,</text:span><text:change-end text:change-id="ct94919480178016"/><text:span text:style-name="T1"> Captain,” said Bastian.</text:span></text:p>
      <text:p text:style-name="Text_20_body"><text:span text:style-name="T1">Percy slid down to the sonar compartment again and tapped Cassandra on the shoulder. “Stay on both the new contact and the </text:span><text:span text:style-name="T2">Gnat</text:span><text:change-start text:change-id="ct94919480181472"/><text:span text:style-name="T1">,</text:span><text:change-end text:change-id="ct94919480181472"/><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Text_20_body"><text:span text:style-name="T1">Cassandra looked at him</text:span><text:change text:change-id="ct94919474265664"/><text:span text:style-name="T1"> and pointed at the signal strength gauge and the bearing without saying anything. Hemi nodded while listening.</text:span></text:p>
      <text:p text:style-name="Text_20_body"><text:span text:style-name="T1">After a minute, Percy broke the silence. “Well, Hemi</text:span><text:change text:change-id="ct94919480188224"/><text:change-start text:change-id="ct94919480188848"/><text:span text:style-name="T1"> . . . </text:span><text:change-end text:change-id="ct94919480188848"/><text:span text:style-name="T1"><text:s/>is that our fucking creepy sub with the fuckin’ ram?”</text:span></text:p>
      <text:p text:style-name="Text_20_body"><text:span text:style-name="T1">Hemi sighed. “It is</text:span><text:change text:change-id="ct94919480180800"/><text:change-start text:change-id="ct94919480192304"/><text:span text:style-name="T1">—</text:span><text:change-end text:change-id="ct94919480192304"/><text:span text:style-name="T1">the </text:span><text:span text:style-name="T2">Grackle</text:span><text:span text:style-name="T1">. Absolutely. The ram gives it a distinctive and entirely identifiable hull noise.”</text:span></text:p>
      <text:p text:style-name="Text_20_body"><text:span text:style-name="T1">“Fuck me!” said Percy. “So much for the theory that they wouldn’t fuckin’ follow us this far into another Authority’s territory. Ah</text:span><text:change-start text:change-id="ct94919480192592"/><text:span text:style-name="T1">,</text:span><text:change-end text:change-id="ct94919480192592"/><text:span text:style-name="T1"> fuck. It doesn’t matter</text:span><text:change text:change-id="ct94919480189952"/><text:change-start text:change-id="ct94919479180496"/><text:span text:style-name="T1">—</text:span><text:change-end text:change-id="ct94919479180496"/><text:span text:style-name="T1">what matters is our current situation. Next order of business</text:span><text:change-start text:change-id="ct94919479182176"/><text:span text:style-name="T1">,</text:span><text:change-end text:change-id="ct94919479182176"/><text:span text:style-name="T1"> you two: are they following Shakes away from us</text:span><text:change-start text:change-id="ct94919479183936"/><text:span text:style-name="T1">?</text:span><text:change-end text:change-id="ct94919479183936"/><text:change text:change-id="ct94919479184224"/><text:span text:style-name="T1">”</text:span></text:p>
      <text:p text:style-name="Text_20_body"><text:span text:style-name="T1">Hemi took over the sonar directional control wheel from Cassandra and made some slight adjustments to center the signal. He flipped some switches to engage filters, and a moment later turned them off again. “You see</text:span><text:change-start text:change-id="ct94919479183520"/><text:span text:style-name="T1">,</text:span><text:change-end text:change-id="ct94919479183520"/><text:span text:style-name="T1"> Cassandra,” he explained</text:span><text:change-start text:change-id="ct94919479193168"/><text:span text:style-name="T1">,</text:span><text:change-end text:change-id="ct94919479193168"/><text:span text:style-name="T1">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text:span><text:change-start text:change-id="ct94919479198304"/><text:span text:style-name="T1">,</text:span><text:change-end text:change-id="ct94919479198304"/><text:span text:style-name="T1"> Hemi reported to Percy: “</text:span><text:change-start text:change-id="ct94919480183856"/><text:span text:style-name="T1">I</text:span><text:change-end text:change-id="ct94919480183856"/><text:change text:change-id="ct94919480113440"/><text:span text:style-name="T1">t</text:span><text:change text:change-id="ct94919474273152"/><text:change-start text:change-id="ct94919479198928"/><text:span text:style-name="T1"> . . . </text:span><text:change-end text:change-id="ct94919479198928"/><text:change text:change-id="ct94919479199216"/><text:span text:style-name="T1">seems like it is working</text:span><text:change-start text:change-id="ct94919479201152"/><text:span text:style-name="T1">,</text:span><text:change-end text:change-id="ct94919479201152"/><text:span text:style-name="T1"> Sylvia. The </text:span><text:span text:style-name="T2">Grackle</text:span><text:span text:style-name="T1"> is definitely following Shakes. And</text:span><text:change text:change-id="ct94919479204416"/><text:change-start text:change-id="ct94919479206096"/><text:span text:style-name="T1"> . . .</text:span><text:change-end text:change-id="ct94919479206096"/><text:span text:style-name="T1">” He paused for a moment to continue listening, “Shakes seems to be able to stay well ahead of them.” He pointed to the mic directional indicator. “They are already ten degrees off our course, and moving away quickly.”</text:span></text:p>
      <text:p text:style-name="Text_20_body"><text:span text:style-name="T1">“That’s fucking excellent</text:span><text:change-start text:change-id="ct94919479200288"/><text:span text:style-name="T1">,</text:span><text:change-end text:change-id="ct94919479200288"/><text:span text:style-name="T1"> Hemi,” Percy said.</text:span></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text:span><text:change-start text:change-id="ct94919474275456"/><text:span text:style-name="T1">,</text:span><text:change-end text:change-id="ct94919474275456"/><text:span text:style-name="T1"> to make aiming a torpedo more challenging</text:span><text:change text:change-id="ct94919480269968"/><text:change-start text:change-id="ct94919480270928"/><text:span text:style-name="T1"> . . .</text:span><text:change-end text:change-id="ct94919480270928"/><text:span text:style-name="T1">” Hemi looked doubtful.</text:span></text:p>
      <text:p text:style-name="Text_20_body"><text:span text:style-name="T1">“Well, keep the fuck on them,” said Percy. “Let me know if anything changes</text:span><text:change text:change-id="ct94919479200736"/><text:change-start text:change-id="ct94919479185968"/><text:span text:style-name="T1"> . . . </text:span><text:change-end text:change-id="ct94919479185968"/><text:change text:change-id="ct94919480145888"/><text:span text:style-name="T1">or what the final result is.” She stuck a cheroot between her teeth and climbed the ladder to the control room.</text:span></text:p>
      <text:p text:style-name="Text_20_body"><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text:span><text:change-start text:change-id="ct94919479182992"/><text:span text:style-name="T1"> </text:span><text:change-end text:change-id="ct94919479182992"/><text:change text:change-id="ct94919480281792"/><text:span text:style-name="T1">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text:span><text:change text:change-id="ct94919480300048"/><text:change-start text:change-id="ct94919480301008"/><text:span text:style-name="T1">fifteen </text:span><text:change-end text:change-id="ct94919480301008"/><text:span text:style-name="T1">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ext:span><text:change-start text:change-id="ct94919480298128"/><text:span text:style-name="T1">the fact </text:span><text:change-end text:change-id="ct94919480298128"/><text:span text:style-name="T1">that his hourly check-ins were at least a way to mark time and shift her attention. Now they were down in this dark cold pit of water, blind and alone, and it began to feel like they were doomed to remain like this until the end of their days.</text:span></text:p>
      <text:p text:style-name="P8"> </text:p>
      <text:p text:style-name="P8">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8">“How’s the charge on the batteries, Hemi?” Percy asked.</text:p>
      <text:p text:style-name="Text_20_body"><text:span text:style-name="T1">“OK, but getting low. We are at maybe </text:span><text:change text:change-id="ct94919480297760"/><text:change-start text:change-id="ct94919480314480"/><text:span text:style-name="T1">twenty </text:span><text:change-end text:change-id="ct94919480314480"/><text:span text:style-name="T1">percent capacity.”</text:span></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Text_20_body"><text:span text:style-name="T1">She pulled back a headphone. “Nothing</text:span><text:change text:change-id="ct94919480326160"/><text:change-start text:change-id="ct94919480326784"/><text:span text:style-name="T1"> . . . </text:span><text:change-end text:change-id="ct94919480326784"/><text:change text:change-id="ct94919480327072"/><text:span text:style-name="T1">mechanical. But the background noise of the ocean has changed Hemi. It sounds</text:span><text:change text:change-id="ct94919480328032"/><text:change-start text:change-id="ct94919480329328"/><text:span text:style-name="T1"> . . .</text:span><text:change-end text:change-id="ct94919480329328"/><text:span text:style-name="T1"> weirdly energetic.”</text:span></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text:span><text:change text:change-id="ct94919480328800"/><text:change-start text:change-id="ct94919480334800"/><text:span text:style-name="T1"> . . .</text:span><text:change-end text:change-id="ct94919480334800"/><text:span text:style-name="T1">” said Cassandra to herself, “so that’s what a churned up surface sounds like.” She filed away in her mind another almost-magical aspect of sonar. “But Hemi, I don’t feel any storm affecting the </text:span><text:span text:style-name="T2">Prospect</text:span><text:change-start text:change-id="ct94919480337936"/><text:span text:style-name="T1">.</text:span><text:change-end text:change-id="ct94919480337936"/><text:change text:change-id="ct94919480338224"/><text:span text:style-name="T1">”</text:span></text:p>
      <text:p text:style-name="P8">“Even bad storms do not stir the water this deep.”</text:p>
      <text:p text:style-name="Text_20_body"><text:span text:style-name="T1">“On the surface</text:span><text:change-start text:change-id="ct94919480336400"/><text:span text:style-name="T1">,</text:span><text:change-end text:change-id="ct94919480336400"/><text:span text:style-name="T1"> though,” said Percy, “it’s another fucking matter.”</text:span></text:p>
      <text:p text:style-name="Text_20_body"><text:change text:change-id="ct94919480325824"/><text:change text:change-id="ct94919480334464"/><text:change-start text:change-id="ct94919474303680"/><text:span text:style-name="T1">“</text:span><text:change-end text:change-id="ct94919474303680"/><text:span text:style-name="T1">I hope Captain Shakes is alright.” Cassandra muttered a little blessing for his well-being.</text:span></text:p>
      <text:p text:style-name="P8">“How bad does that storm sound, Hemi?” Percy asked.</text:p>
      <text:p text:style-name="Text_20_body"><text:span text:style-name="T1">“Significant, I would say. There could be ten</text:span><text:change-start text:change-id="ct94919480349360"/><text:span text:style-name="T1">-</text:span><text:change-end text:change-id="ct94919480349360"/><text:change text:change-id="ct94919480349648"/><text:span text:style-name="T1">meter waves up there.”</text:span></text:p>
      <text:p text:style-name="P8">“That’s the kind of weather we’re better off staying under.”</text:p>
      <text:p text:style-name="P8">“At least while we still have any battery left,” Hemi agreed.</text:p>
      <text:p text:style-name="Text_20_body"><text:span text:style-name="T1">“Normally, that’s the obvious move. But we need to be thinking ahead as well: staying down now could force us to the surface in daylight with no charge at all on the battery. We could end up a helpless target. If we go up now</text:span><text:change-start text:change-id="ct94919480355360"/><text:span text:style-name="T1">,</text:span><text:change-end text:change-id="ct94919480355360"/><text:span text:style-name="T1"> we can get the batteries charged </text:span><text:change text:change-id="ct94919480356320"/><text:span text:style-name="T1">with very little chance of being found.”</text:span></text:p>
      <text:p text:style-name="Text_20_body"><text:span text:style-name="T1">“Running on the surface in the storm does provide a lot of cover</text:span><text:change text:change-id="ct94919480326448"/><text:change-start text:change-id="ct94919480355648"/><text:span text:style-name="T1">—</text:span><text:change-end text:change-id="ct94919480355648"/><text:span text:style-name="T1">the radar will be swamped and the ocean makes enough noise to cover our running diesels</text:span><text:change text:change-id="ct94919480360304"/><text:change-start text:change-id="ct94919480361264"/><text:span text:style-name="T1"> . . . </text:span><text:change-end text:change-id="ct94919480361264"/><text:change text:change-id="ct94919480361552"/><text:span text:style-name="T1">But it could also swamp us or crack the </text:span><text:span text:style-name="T2">Prospect’s</text:span><text:span text:style-name="T1"> spine.”</text:span></text:p>
      <text:p text:style-name="Text_20_body"><text:span text:style-name="T1">“She’s a strong fuckin’ boat</text:span><text:change-start text:change-id="ct94919480355936"/><text:span text:style-name="T1">,</text:span><text:change-end text:change-id="ct94919480355936"/><text:span text:style-name="T1"> Hemi, and with good pilots I think she can handle it. Let’s prep to surface.”</text:span></text:p>
      <text:p text:style-name="P8"> </text:p>
      <text:p text:style-name="P8">Hemi and Captain Percy climbed up to the control room. Bastian and Owen sat in the control seats watching the unmoving gauges with bored and sleepy eyes.</text:p>
      <text:p text:style-name="Text_20_body"><text:span text:style-name="T1">“We are going to surface,” said Hemi</text:span><text:change-start text:change-id="ct94919480370992"/><text:span text:style-name="T1">,</text:span><text:change-end text:change-id="ct94919480370992"/><text:change text:change-id="ct94919480371280"/><text:span text:style-name="T1"> “</text:span><text:change-start text:change-id="ct94919480372912"/><text:span text:style-name="T1">a</text:span><text:change-end text:change-id="ct94919480372912"/><text:change text:change-id="ct94919480373200"/><text:span text:style-name="T1">nd there is a serious storm up there. Owen, I am going to sit in that plane control chair. I need you to go down to the navigation/sonar compartment and get ready to blow the main ballast tanks.”</text:span></text:p>
      <text:p text:style-name="P8">“You want to do an emergency blow?” Owen asked.</text:p>
      <text:p text:style-name="Text_20_body"><text:span text:style-name="T1">Owen stood, and Hemi slipped his bulky form around him and down into the tight fit of the planes control chair. “Not a full blow. On my signal</text:span><text:change-start text:change-id="ct94919480372048"/><text:span text:style-name="T1">,</text:span><text:change-end text:change-id="ct94919480372048"/><text:span text:style-name="T1"> I just want you to open the high</text:span><text:change-start text:change-id="ct94919480378672"/><text:span text:style-name="T1">-</text:span><text:change-end text:change-id="ct94919480378672"/><text:change text:change-id="ct94919474328448"/><text:span text:style-name="T1">pressure air into the main ballast for a few seconds. I want to pop the boat up onto the surface. If we use the normal low-pressure system to ease up, there is too much of a chance for the intakes to be swamped in these seas. You all understand the procedure?”</text:span></text:p>
      <text:p text:style-name="P8">Owen and Bastian nodded. Owen slipped down the ladder to the sonar compartment and they could hear him opening the toolbox that held the emergency blow wrench.</text:p>
      <text:p text:style-name="Text_20_body"><text:span text:style-name="T1">“OK</text:span><text:change-start text:change-id="ct94919480378000"/><text:span text:style-name="T1">,</text:span><text:change-end text:change-id="ct94919480378000"/><text:span text:style-name="T1"> Bastian, give us a little more throttle. I am adjusting the planes for some up-angle.”</text:span></text:p>
      <text:p text:style-name="Text_20_body"><text:span text:style-name="T1">The bow of the boat rose slowly ahead of them, and Percy, </text:span><text:change text:change-id="ct94919480363984"/><text:span text:style-name="T1">the only one standing, leaned into the angle. She found her pack of cheroots tucked into the wall joists</text:span><text:change text:change-id="ct94919474330816"/><text:span text:style-name="T1"> and pulled one out to light it. Bastian slipped a cigarette from his shirt pocket and lit it off Percy’s coal.</text:span></text:p>
      <text:p text:style-name="P8">“Hemi, another degree on the bow, I think,” said Percy.</text:p>
      <text:p text:style-name="P8">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Text_20_body"><text:span text:style-name="T1">“I am going to come level at just about ten meters, then we will have Owen blow air into the main ballast tanks.” Hemi kept his eyes locked on the depth gauge, watching it crawl slowly back around towards the zero mark as the boat rose. Just as it passed the ten</text:span><text:change-start text:change-id="ct94919480391936"/><text:span text:style-name="T1">-</text:span><text:change-end text:change-id="ct94919480391936"/><text:change text:change-id="ct94919474333120"/><text:span text:style-name="T1">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text:span><text:change-start text:change-id="ct94919480395536"/><text:span text:style-name="T1">,</text:span><text:change-end text:change-id="ct94919480395536"/><text:span text:style-name="T1"> Owen!”</text:span></text:p>
      <text:p text:style-name="Text_20_body"><text:span text:style-name="T1">Percy punched the emergency blow alarm</text:span><text:change text:change-id="ct94919480380112"/><text:span text:style-name="T1"> to be sure that this time everyone on the boat was aware they were performing a dangerous maneuver.</text:span></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Text_20_body"><text:span text:style-name="T1">Hemi’s count hit five. “Close it down</text:span><text:change-start text:change-id="ct94919480405216"/><text:span text:style-name="T1">,</text:span><text:change-end text:change-id="ct94919480405216"/><text:span text:style-name="T1"> Owen!”</text:spa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surface, this sudden strange motion of the boat made her break out in a cold sweat. Nobody else seemed to even notice it.</text:span></text:p>
      <text:p text:style-name="Text_20_body"><text:span text:style-name="T1">“Hemi</text:span><text:change text:change-id="ct94919480393344"/><text:change-start text:change-id="ct94919480419824"/><text:span text:style-name="T1"> . . . </text:span><text:change-end text:change-id="ct94919480419824"/><text:change text:change-id="ct94919480420112"/><text:span text:style-name="T1">something’s wrong,” she said, but even the time it took to get the words out </text:span><text:change text:change-id="ct94919480420400"/><text:change-start text:change-id="ct94919480421360"/><text:span text:style-name="T1">was</text:span><text:change-end text:change-id="ct94919480421360"/><text:span text:style-name="T1"> too long of a delay. A second motion that was far more dramatic had begun. She punched the collision alarm and the klaxon sounded in every compartment to the lowest depths of the boat.</text:span></text:p>
      <text:p text:style-name="Text_20_body"><text:span text:style-name="T1">The </text:span><text:span text:style-name="T2">Prospect</text:span><text:span text:style-name="T1"> started to list to the starboard side. It was </text:span><text:change text:change-id="ct94919480420688"/><text:change-start text:change-id="ct94919480420976"/><text:span text:style-name="T1">as if</text:span><text:change-end text:change-id="ct94919480420976"/><text:span text:style-name="T1"> some sky-scraping giant </text:span><text:change-start text:change-id="ct94919480428240"/><text:span text:style-name="T1">was </text:span><text:change-end text:change-id="ct94919480428240"/><text:span text:style-name="T1">lifting them closer to his near-sighted eyes for inspection without regard for the orientation of the strange object in his hand. In this case, the giant was a </text:span><text:change-start text:change-id="ct94919480429872"/><text:span text:style-name="T1">twenty</text:span><text:change-end text:change-id="ct94919480429872"/><text:change text:change-id="ct94919480430160"/><text:span text:style-name="T1">-meter rogue wave.</text:span></text:p>
      <text:p text:style-name="Text_20_body"><text:span text:style-name="T1">The </text:span><text:span text:style-name="T2">Prospect</text:span><text:span text:style-name="T1"> rolled hard over to starboard, and it did not stop rolling.</text:span></text:p>
      <text:p text:style-name="P8">“Hemi! You brought us up in the ditch of a wave! We’re going over!”</text:p>
      <text:p text:style-name="Text_20_body"><text:span text:style-name="T1">The port wall became the ceiling. The boat was rolled over </text:span><text:change text:change-id="ct94919480431840"/><text:change-start text:change-id="ct94919480427568"/><text:span text:style-name="T1">ninety </text:span><text:change-end text:change-id="ct94919480427568"/><text:span text:style-name="T1">degrees on its side by being caught in the wrong part of a huge wave. It kept rolling</text:span><text:change text:change-id="ct94919480438896"/><text:span text:style-name="T1">.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text:span><text:change text:change-id="ct94919480439856"/><text:change-start text:change-id="ct94919480440816"/><text:span text:style-name="T1">once </text:span><text:change-end text:change-id="ct94919480440816"/><text:span text:style-name="T1">carefully stowed objects falling hard against the starboard side that was now acting as the temporary deck.</text:span></text:p>
      <text:p text:style-name="Text_20_body"><text:span text:style-name="T1">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ext:span><text:change text:change-id="ct94919480417472"/><text:change-start text:change-id="ct94919480427856"/><text:span text:style-name="T1">twenty-</text:span><text:change-end text:change-id="ct94919480427856"/><text:span text:style-name="T1">degree roll, not</text:span><text:change text:change-id="ct94919480439184"/><text:span text:style-name="T1"> </text:span><text:change text:change-id="ct94919480440480"/><text:change-start text:change-id="ct94919480450032"/><text:span text:style-name="T1">ninety</text:span><text:change-end text:change-id="ct94919480450032"/><text:change text:change-id="ct94919480450320"/><text:span text:style-name="T1">. At that angle nearly everything in the boat found itself yanked free by the malevolent hand of gravity.</text:span></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Text_20_body"><text:span text:style-name="T1">Hemi responded to her with forceful strain</text:span><text:change-start text:change-id="ct94919480432128"/><text:span text:style-name="T1">.</text:span><text:change-end text:change-id="ct94919480432128"/><text:change text:change-id="ct94919480439472"/><text:span text:style-name="T1"> “Cassandra! Do not panic. Submarines are designed with all the weight at their bottoms. They always come upright eventually.”</text:span></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Bastian coughed. “What if we try to submerge again?” he asked.</text:p>
      <text:p text:style-name="Text_20_body"><text:span text:style-name="T1">“I’d be too worried about the tanks flooding unevenly. We could end up turning fuckin’ turtle,” said Percy. “We need to ride it out. She’ll come up again</text:span><text:change text:change-id="ct94919480462960"/><text:change-start text:change-id="ct94919480463920"/><text:span text:style-name="T1"> . . .</text:span><text:change-end text:change-id="ct94919480463920"/><text:span text:style-name="T1">”</text:span></text:p>
      <text:p text:style-name="Text_20_body"><text:span text:style-name="T1">The sub rocked on its side for terrifying minutes, sometimes rolling in the wrong direction far enough that it seemed impossible they would not </text:span><text:change text:change-id="ct94919473498064"/><text:change-start text:change-id="ct94919480452752"/><text:span text:style-name="T1">turn </text:span><text:change-end text:change-id="ct94919480452752"/><text:span text:style-name="T1">upside down. Occasionally the lights </text:span><text:change text:change-id="ct94919480468048"/><text:span text:style-name="T1">flicker</text:span><text:change-start text:change-id="ct94919480469680"/><text:span text:style-name="T1">ed</text:span><text:change-end text:change-id="ct94919480469680"/><text:span text:style-name="T1">, but continually shorted out. They listened to the ongoing sounds of the boat’s stores crashing and sliding through all the compartments.</text:span></text:p>
      <text:p text:style-name="Text_20_body"><text:span text:style-name="T1">As Hemi strained to hold himself in place and support Bastian in his, he began to doubt his own words. Maybe this was one of those times </text:span><text:change text:change-id="ct94919480462624"/><text:change-start text:change-id="ct94919480464688"/><text:span text:style-name="T1">when </text:span><text:change-end text:change-id="ct94919480464688"/><text:span text:style-name="T1">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spa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Text_20_body"><text:span text:style-name="T1">“Forward throttle!” said Percy</text:span><text:change-start text:change-id="ct94919480486096"/><text:span text:style-name="T1">.</text:span><text:change-end text:change-id="ct94919480486096"/><text:change text:change-id="ct94919480486384"/><text:span text:style-name="T1"> “</text:span><text:change-start text:change-id="ct94919480487680"/><text:span text:style-name="T1">D</text:span><text:change-end text:change-id="ct94919480487680"/><text:change text:change-id="ct94919473553664"/><text:span text:style-name="T1">o the motors have power?”</text:span></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Text_20_body"><text:span text:style-name="T1">“Small favors,” said Percy to herself. “OK</text:span><text:change-start text:change-id="ct94919480487376"/><text:span text:style-name="T1">,</text:span><text:change-end text:change-id="ct94919480487376"/><text:span text:style-name="T1"> Bastian, pick a bearing and keep us moving on it. Hemi! Get up on the bridge</text:span><text:change text:change-id="ct94919480494304"/><text:change-start text:change-id="ct94919480495264"/><text:span text:style-name="T1">—</text:span><text:change-end text:change-id="ct94919480495264"/><text:span text:style-name="T1">with a fuckin’ lifeline</text:span><text:change text:change-id="ct94919480496224"/><text:change-start text:change-id="ct94919480497504"/><text:span text:style-name="T1">—</text:span><text:change-end text:change-id="ct94919480497504"/><text:span text:style-name="T1">and get us steering into the waves so we don’t roll over in the fuckin’ ditch again.”</text:span></text:p>
      <text:p text:style-name="P8">“You do not want to dive?” Hemi asked.</text:p>
      <text:p text:style-name="P8">“Not without main power through the boat.”</text:p>
      <text:p text:style-name="Text_20_body"><text:span text:style-name="T1">Hemi nodded</text:span><text:change text:change-id="ct94919480496832"/><text:span text:style-name="T1"> and slipped down to the lower decks to go after the gear he needed.</text:span></text:p>
      <text:p text:style-name="P8">Percy grabbed at the boat PA mic and thumbed the transmitter, but there was no power to any of the radios. She leaned over the hatch to the sonar compartment. “Owen! Go find Chips and help her get the power back on.”</text:p>
      <text:p text:style-name="Text_20_body"><text:span text:style-name="T1">“Right</text:span><text:change-start text:change-id="ct94919480507584"/><text:span text:style-name="T1">,</text:span><text:change-end text:change-id="ct94919480507584"/><text:span text:style-name="T1"> Percy.” Owen headed off quickly, nearly running into Gregory</text:span><text:change-start text:change-id="ct94919480509216"/><text:span text:style-name="T1">,</text:span><text:change-end text:change-id="ct94919480509216"/><text:span text:style-name="T1"> who was stumbling up from crew quarters.</text:span></text:p>
      <text:p text:style-name="Text_20_body"><text:span text:style-name="T1">“You alright</text:span><text:change-start text:change-id="ct94919480507872"/><text:span text:style-name="T1">,</text:span><text:change-end text:change-id="ct94919480507872"/><text:span text:style-name="T1"> Gregory?” Percy asked.</text:span></text:p>
      <text:p text:style-name="P8">“Ya, I fucking fell out of the rack when we rolled, but I’m O-fucking-K.”</text:p>
      <text:p text:style-name="Text_20_body"><text:span text:style-name="T1">“Good. Get a flashlight and go down to the cargo hold and check the cargo</text:span><text:change text:change-id="ct94919480510656"/><text:change-start text:change-id="ct94919480516704"/><text:span text:style-name="T1">—</text:span><text:change-end text:change-id="ct94919480516704"/><text:span text:style-name="T1">make sure nothing’s about to explode on us, and get it re-stowed, OK?”</text:span></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Text_20_body"><text:span text:style-name="T1">“OK</text:span><text:change-start text:change-id="ct94919480527728"/><text:span text:style-name="T1">,</text:span><text:change-end text:change-id="ct94919480527728"/><text:span text:style-name="T1"> Bastian!” Hemi shouted down to the control room</text:span><text:change-start text:change-id="ct94919480529360"/><text:span text:style-name="T1">.</text:span><text:change-end text:change-id="ct94919480529360"/><text:change text:change-id="ct94919480529648"/><text:span text:style-name="T1"> “</text:span><text:change-start text:change-id="ct94919480531280"/><text:span text:style-name="T1">L</text:span><text:change-end text:change-id="ct94919480531280"/><text:change text:change-id="ct94919473603168"/><text:span text:style-name="T1">eft-rudder, three degrees.”</text:span></text:p>
      <text:p text:style-name="Text_20_body"><text:span text:style-name="T1">Bastian shouted the order back up to Hemi</text:span><text:change text:change-id="ct94919480518144"/><text:span text:style-name="T1"> like the pilot of a military ship would, knowing that Hemi had to be sure he was executing exactly the </text:span><text:change-start text:change-id="ct94919480530608"/><text:span text:style-name="T1">right </text:span><text:change-end text:change-id="ct94919480530608"/><text:span text:style-name="T1">move</text:span><text:change text:change-id="ct94919480528688"/><text:span text:style-name="T1">.</text:span></text:p>
      <text:p text:style-name="P8">“I think you can try starting the diesels, Sylvia,” Hemi shouted a moment later.</text:p>
      <text:p text:style-name="Text_20_body"><text:span text:style-name="T1">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text:span><text:change text:change-id="ct94919480532720"/><text:change-start text:change-id="ct94919480530896"/><text:span text:style-name="T1">—</text:span><text:change-end text:change-id="ct94919480530896"/><text:span text:style-name="T1">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spa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text:span><text:change-start text:change-id="ct94919480550992"/><text:span text:style-name="T1">,</text:span><text:change-end text:change-id="ct94919480550992"/><text:span text:style-name="T1">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Text_20_body"><text:span text:style-name="T1">Percy picked up the PA mic. “Nice work</text:span><text:change-start text:change-id="ct94919480528976"/><text:span text:style-name="T1">,</text:span><text:change-end text:change-id="ct94919480528976"/><text:span text:style-name="T1"> Chips.” She waited a second but there was no reply over the ship PA. “Bastian, I’m going to the cargo hold to check on the load.”</text:span></text:p>
      <text:p text:style-name="Text_20_body"><text:span text:style-name="T1">The ship was a mess. Percy made her way</text:span><text:change-start text:change-id="ct94919480551904"/><text:span text:style-name="T1">,</text:span><text:change-end text:change-id="ct94919480551904"/><text:span text:style-name="T1"> stepping over all the detritus of a working sub scattered over every deck: tools, bedding, cans of food, cleaning supplies, scattered stacks of papers, half-unrolled charts, pencils, rags, parts, and steel-encased equipment. For all the mess in the main decks</text:span><text:change-start text:change-id="ct94919480563120"/><text:span text:style-name="T1">,</text:span><text:change-end text:change-id="ct94919480563120"/><text:span text:style-name="T1">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text:span><text:change text:change-id="ct94919480565456"/><text:span text:style-name="T1"> and was stowing equipment that had been shaken loose. She had a rusty piece of grating gripped in her gloves when she saw Percy.</text:span></text:p>
      <text:p text:style-name="Text_20_body"><text:span text:style-name="T1">Chips’ face immediately went red. “That’s the second fuckin’ time</text:span><text:change-start text:change-id="ct94919480565744"/><text:span text:style-name="T1">,</text:span><text:change-end text:change-id="ct94919480565744"/><text:span text:style-name="T1"> Percy. Two fuckin’ times you almost fuckin’ killed me now. You fuckin’ surface the boat in a fuckin’ storm? Fuckin’ damn you to a cold fuckin’ watery hell</text:span><text:change-start text:change-id="ct94919480562816"/><text:span text:style-name="T1">,</text:span><text:change-end text:change-id="ct94919480562816"/><text:span text:style-name="T1"> you fuckin’ shit-faced asshole.”</text:span></text:p>
      <text:p text:style-name="Text_20_body"><text:span text:style-name="T1">“Fuck you</text:span><text:change-start text:change-id="ct94919480576544"/><text:span text:style-name="T1">,</text:span><text:change-end text:change-id="ct94919480576544"/><text:span text:style-name="T1"> Chips! I’m fucking captain </text:span><text:change-start text:change-id="ct94919480558560"/><text:span text:style-name="T1">of </text:span><text:change-end text:change-id="ct94919480558560"/><text:span text:style-name="T1">this boat. I have to make these calls. They aren’t always going to be fucking perfect or safe.”</text:span></text:p>
      <text:p text:style-name="Text_20_body"><text:span text:style-name="T1">“But with a hold full of fuckin’ explosives? Ride out bad fuckin’ storms submerged</text:span><text:change text:change-id="ct94919480427232"/><text:change-start text:change-id="ct94919480558848"/><text:span text:style-name="T1">—</text:span><text:change-end text:change-id="ct94919480558848"/><text:span text:style-name="T1">every stupid-fuckin’ green boat driver knows that. But apparently, you fuckin’ think it’s fine to surface with a hold full of fuckin’ TNT. We were a fuckin’ mite’s-dick away from being blown to the bottom of the fuckin’ hole!”</text:span></text:p>
      <text:p text:style-name="P8">Percy leveled her emotions. “I don’t fucking need this right now. I have bigger problems than you.” Percy turned and walked away.</text:p>
      <text:p text:style-name="P8">Chips threw the rusted grating into the corner where it rang against the steel of the hull.</text:p>
      <text:p text:style-name="P8"> </text:p>
      <text:p text:style-name="Text_20_body"><text:span text:style-name="T1">With the power restored, Captain Percy tracked down heavy floodlights in the storage hold. They were designed to be clamped onto the fairing of the sail for situations like this, whe</text:span><text:change-start text:change-id="ct94919480585472"/><text:span text:style-name="T1">n</text:span><text:change-end text:change-id="ct94919480585472"/><text:change text:change-id="ct94919480585760"/><text:span text:style-name="T1"> the boat needed to be piloted visually from the top of the sail, but visibility was nearly zero. Powering the lights required running heavy weather-proof electrical cables up from the control room to the bridge.</text:span></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text:span><text:change-start text:change-id="ct94919473661344"/><text:span text:style-name="T1">ing</text:span><text:change-end text:change-id="ct94919473661344"/><text:change text:change-id="ct94919473668256"/><text:span text:style-name="T1"> Bastian adjust the course to </text:span><text:change text:change-id="ct94919480591152"/><text:span text:style-name="T1">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Text_20_body"><text:span text:style-name="T1">To the uninitiated, this was a hellscape</text:span><text:change-start text:change-id="ct94919473659040"/><text:span text:style-name="T1">,</text:span><text:change-end text:change-id="ct94919473659040"/><text:change text:change-id="ct94919480584800"/><text:span text:style-name="T1">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span></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Text_20_body"><text:span text:style-name="T1">After an hour of firing into the storm, </text:span><text:change-start text:change-id="ct94919480592144"/><text:span text:style-name="T1">though, </text:span><text:change-end text:change-id="ct94919480592144"/><text:span text:style-name="T1">the giant on the bridge was starting to feel the wear of it</text:span><text:change text:change-id="ct94919480607024"/><text:span text:style-name="T1">. Hemi was not a loud man, and his voice was cracking from continually shouting directives down to the control room. It also took an enormous amount of 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text:span><text:change text:change-id="ct94919480608096"/><text:change-start text:change-id="ct94919480609552"/><text:span text:style-name="T1">—</text:span><text:change-end text:change-id="ct94919480609552"/><text:span text:style-name="T1">something like ten hours away.</text:span></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Text_20_body"><text:span text:style-name="T1">Hemi nodded. “The sour prospects of fortune are determined by the winds that blow out of hell, Owen. I do not believe there is more to see from the lookout ring than down here on the bridge. Still, I will be glad to have help spotting incoming big ones</text:span><text:change text:change-id="ct94919480618848"/><text:change-start text:change-id="ct94919480610928"/><text:span text:style-name="T1"> . . . </text:span><text:change-end text:change-id="ct94919480610928"/><text:change text:change-id="ct94919480619136"/><text:span text:style-name="T1">and someone to witness my end if I get blown overboard.”</text:span></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Text_20_body"><text:span text:style-name="T1">She had expected to be in her rack hours ago, but Captain Percy had come by and asked her to stay at the sonar. She had told Cassandra that, while it was unlikely they would meet any other vessels in a storm like this, sonar might be the only way they would know if another ship was coming at them, despite the noise of the storm. With so much precipitation, the radar was essentially useless</text:span><text:change-start text:change-id="ct94919480629664"/><text:span text:style-name="T1">,</text:span><text:change-end text:change-id="ct94919480629664"/><text:span text:style-name="T1"> and Percy had turned the unit off.</text:span></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Text_20_body"><text:span text:style-name="T1">She slowly closed her eyes and focused on the sounds in her headset. She left her body behind in the boat</text:span><text:change text:change-id="ct94919480595968"/><text:span text:style-name="T1"> and moved her mind out into the water. This had become easier with practice, though overcoming the exhaustion and pain of a long shift made it more challenging now.</text:span></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Text_20_body"><text:span text:style-name="T1">Above the engines in pitch was the sound of the waves. This sound was white, but unlike the drone of the diesels</text:span><text:change-start text:change-id="ct94919480623696"/><text:span text:style-name="T1">, it</text:span><text:change-end text:change-id="ct94919480623696"/><text:span text:style-name="T1"> constantly shifted and changed. A heavy sound that curled and rolled, until a wave broke. When that happened, the sound would change to a rushing wall which would overtake everything until it receded a few seconds later and the low drone of the engines came back up underneath.</text:span></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Text_20_body"><text:span text:style-name="T1">All of this came together to form something that, to Cassandra’s ears, sounded like an almost spiritual music</text:span><text:change text:change-id="ct94919480654736"/><text:change-start text:change-id="ct94919480655696"/><text:span text:style-name="T1">—</text:span><text:change-end text:change-id="ct94919480655696"/><text:span text:style-name="T1">a drone music from the culture of some remote land, with variations that held one’s attention as at the same time they carried you off to some higher plane</text:span><text:change-start text:change-id="ct94919480657888"/><text:span text:style-name="T1">,</text:span><text:change-end text:change-id="ct94919480657888"/><text:change text:change-id="ct94919480658176"/><text:span text:style-name="T1">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ext:span><text:change text:change-id="ct94919473708576"/><text:change-start text:change-id="ct94919480659776"/><text:span text:style-name="T1">three thousand </text:span><text:change-end text:change-id="ct94919480659776"/><text:span text:style-name="T1">meters down in the blackness, closing its jaws around the expelling sweet juices of an enormous cephalopod, or the byzantine economics that led to the churning roll of a machine bit boring into the ocean floor, or the tortured path of beach sand siphoned from its existence in the warm sun and deposited in the freezing darkness of the drowned depths.</text:span></text:p>
      <text:p text:style-name="Text_20_body"><text:span text:style-name="T1">Cassandra let her mind sink into this strange music flowing through her headset, passing from one ear through the middle of her head to the other ear, </text:span><text:change text:change-id="ct94919480655984"/><text:span text:style-name="T1">letting her mind wander around in the sea surrounding them</text:span><text:change-start text:change-id="ct94919480660544"/><text:span text:style-name="T1"> at the same time</text:span><text:change-end text:change-id="ct94919480660544"/><text:span text:style-name="T1">.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span></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Text_20_body"><text:span text:style-name="T1">She targeted the mics on the source of the mechanical sound in the water</text:span><text:change text:change-id="ct94919480661168"/><text:span text:style-name="T1">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text:span><text:change-start text:change-id="ct94919480662320"/><text:span text:style-name="T1">n</text:span><text:change-end text:change-id="ct94919480662320"/><text:span text:style-name="T1"> evenly repetitive way that was unmistakable.</text:span></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Text_20_body"><text:span text:style-name="T1">She rested her elbows on the console</text:span><text:change text:change-id="ct94919474270336"/><text:span text:style-name="T1">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span></text:p>
      <text:p text:style-name="Text_20_body"><text:span text:style-name="T1">And then it did. It jumped up, marked a point</text:span><text:change-start text:change-id="ct94919480686480"/><text:span text:style-name="T1">,</text:span><text:change-end text:change-id="ct94919480686480"/><text:span text:style-name="T1"> and floated there for half a breath. It was accompanied by a rattling clink in the headphones</text:span><text:change text:change-id="ct94919480687440"/><text:change-start text:change-id="ct94919480688704"/><text:span text:style-name="T1">—</text:span><text:change-end text:change-id="ct94919480688704"/><text:span text:style-name="T1">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text:span><text:change text:change-id="ct94919480690848"/><text:change-start text:change-id="ct94919480692320"/><text:span text:style-name="T1">—</text:span><text:change-end text:change-id="ct94919480692320"/><text:span text:style-name="T1">which brought the rising terror of how close she now knew that sound to be.</text:span></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text:span><text:change text:change-id="ct94919480647200"/><text:change-start text:change-id="ct94919480704256"/><text:span text:style-name="T1">—</text:span><text:change-end text:change-id="ct94919480704256"/><text:span text:style-name="T1">something in the order of baleen whales</text:span><text:change text:change-id="ct94919480705216"/><text:change-start text:change-id="ct94919480706960"/><text:span text:style-name="T1">—</text:span><text:change-end text:change-id="ct94919480706960"/><text:span text:style-name="T1">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he lookout ring. “We have to dive</text:span><text:change-start text:change-id="ct94919474309440"/><text:span text:style-name="T1">,</text:span><text:change-end text:change-id="ct94919474309440"/><text:span text:style-name="T1">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text:span><text:change text:change-id="ct94919480724320"/><text:change-start text:change-id="ct94919480725280"/><text:span text:style-name="T1">—</text:span><text:change-end text:change-id="ct94919480725280"/><text:span text:style-name="T1">the </text:span><text:span text:style-name="T2">Grackle</text:span><text:span text:style-name="T1">?” Percy asked.</text:span></text:p>
      <text:p text:style-name="Text_20_body"><text:span text:style-name="T1">“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text:span><text:change text:change-id="ct94919480688992"/><text:change-start text:change-id="ct94919474323264"/><text:span text:style-name="T1">—</text:span><text:change-end text:change-id="ct94919474323264"/><text:span text:style-name="T1">the control room hatch.</text:span></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Text_20_body"><text:span text:style-name="T1">“I</text:span><text:change text:change-id="ct94919480742064"/><text:change-start text:change-id="ct94919480743024"/><text:span text:style-name="T1"> . . . </text:span><text:change-end text:change-id="ct94919480743024"/><text:change text:change-id="ct94919480743312"/><text:span text:style-name="T1">I can</text:span><text:change text:change-id="ct94919480743936"/><text:span text:style-name="T1">not do that Sylvia,” said Hemi.</text:span></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Text_20_body"><text:span text:style-name="T1">“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text:span><text:change text:change-id="ct94919480762880"/><text:change-start text:change-id="ct94919473485920"/><text:span text:style-name="T1">—</text:span><text:change-end text:change-id="ct94919473485920"/><text:span text:style-name="T1">one with a cracked glass face</text:span><text:change text:change-id="ct94919480768928"/><text:change-start text:change-id="ct94919480770720"/><text:span text:style-name="T1">—</text:span><text:change-end text:change-id="ct94919480770720"/><text:span text:style-name="T1">all rose evenly and quickly.</text:span></text:p>
      <text:p text:style-name="Text_20_body"><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Text_20_body"><text:span text:style-name="T1">Percy sized up the situation. “It must have just been total bad luck for us. There’s no way they could have fucking tracked us down in that storm</text:span><text:change text:change-id="ct94919480783760"/><text:change text:change-id="ct94919473518224"/><text:change-start text:change-id="ct94919480784720"/><text:span text:style-name="T1"> . . . </text:span><text:change-end text:change-id="ct94919480784720"/><text:span text:style-name="T1">Don’t ya think</text:span><text:change-start text:change-id="ct94919480786016"/><text:span text:style-name="T1">,</text:span><text:change-end text:change-id="ct94919480786016"/><text:span text:style-name="T1"> Hemi?”</text:span></text:p>
      <text:p text:style-name="P8">“It is incredibly unlikely. They may have just been riding out the storm themselves, and suddenly found they were on us.”</text:p>
      <text:p text:style-name="P8">“And that bad luck cost me a crew member,” added Percy.</text:p>
      <text:p text:style-name="Text_20_body"><text:span text:style-name="T1">Hemi looked away and found himself analyzing the gauges. They had already achieved </text:span><text:change text:change-id="ct94919480785488"/><text:change-start text:change-id="ct94919480791488"/><text:span text:style-name="T1">thirty </text:span><text:change-end text:change-id="ct94919480791488"/><text:span text:style-name="T1">meters of depth.</text:span></text:p>
      <text:p text:style-name="P8">“Cassandra!” Percy yelled down to sonar through the hatch in the deck of the control room. “Stay on them! I need to know what they’re doing.”</text:p>
      <text:p text:style-name="Text_20_body"><text:span text:style-name="T1">“I’m trying to</text:span><text:change-start text:change-id="ct94919480795760"/><text:span text:style-name="T1">,</text:span><text:change-end text:change-id="ct94919480795760"/><text:span text:style-name="T1"> Captain Percy.” Cassandra responded, unable to hide the uncertainty in her voice. “I</text:span><text:change text:change-id="ct94919480796384"/><text:change-start text:change-id="ct94919480797344"/><text:span text:style-name="T1"> . . .</text:span><text:change-end text:change-id="ct94919480797344"/><text:span text:style-name="T1"> I think they might be diving</text:span><text:change text:change-id="ct94919480798592"/><text:change-start text:change-id="ct94919480797632"/><text:span text:style-name="T1"> . . .</text:span><text:change-end text:change-id="ct94919480797632"/><text:span text:style-name="T1">”</text:span></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Text_20_body"><text:span text:style-name="T1">“Mmm hmm. By ‘tactical mobility</text:span><text:change-start text:change-id="ct94919480805744"/><text:span text:style-name="T1">,</text:span><text:change-end text:change-id="ct94919480805744"/><text:span text:style-name="T1">’ you mean get in range to put a torpedo in the water that’s pointed at us?” Percy asked.</text:span></text:p>
      <text:p text:style-name="P8">“Our relative positions have barely changed. They are almost certainly still too close. But if we hear them turn away from us, we can assume they are trying to get enough 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Text_20_body"><text:span text:style-name="T1">“Cautious restraint is hardly how I would characterize the actions of this sub commander so far</text:span><text:change-start text:change-id="ct94919480810752"/><text:span text:style-name="T1"> . . .</text:span><text:change-end text:change-id="ct94919480810752"/><text:change text:change-id="ct94919480811040"/><text:span text:style-name="T1">” said Hemi.</text:span></text:p>
      <text:p text:style-name="Text_20_body"><text:span text:style-name="T1">“Cassandra!” Percy called down again</text:span><text:change-start text:change-id="ct94919480815088"/><text:span text:style-name="T1">.</text:span><text:change-end text:change-id="ct94919480815088"/><text:change text:change-id="ct94919473626208"/><text:span text:style-name="T1"> “</text:span><text:change-start text:change-id="ct94919480816048"/><text:span text:style-name="T1">W</text:span><text:change-end text:change-id="ct94919480816048"/><text:change text:change-id="ct94919480816336"/><text:span text:style-name="T1">hat’s the range to the contact now?”</text:span></text:p>
      <text:p text:style-name="Text_20_body"><text:span text:style-name="T1">“Um</text:span><text:change-start text:change-id="ct94919480815376"/><text:span text:style-name="T1"> . . .</text:span><text:change-end text:change-id="ct94919480815376"/><text:change text:change-id="ct94919480815664"/><text:span text:style-name="T1">” Cassandra struggled, “I can’t really tell</text:span><text:change-start text:change-id="ct94919480821472"/><text:span text:style-name="T1">,</text:span><text:change-end text:change-id="ct94919480821472"/><text:span text:style-name="T1"> Captain Percy. The background noise in the water is making ranging difficult.”</text:span></text:p>
      <text:p text:style-name="P8">“You had better go down there and get on the sonar with her,” Percy said to Hemi.</text:p>
      <text:p text:style-name="Text_20_body"><text:span text:style-name="T1">Hemi nodded and slipped down through the hatch. He put one big hand gently on Cassandra’s thin shoulder so he would not surprise her</text:span><text:change text:change-id="ct94919480806512"/><text:change-start text:change-id="ct94919480827088"/><text:span text:style-name="T1">—</text:span><text:change-end text:change-id="ct94919480827088"/><text:span text:style-name="T1">she had her eyes closed and seemed to be concentrating on listening. When he touched her</text:span><text:change-start text:change-id="ct94919480800704"/><text:span text:style-name="T1">,</text:span><text:change-end text:change-id="ct94919480800704"/><text:span text:style-name="T1"> she turned and opened her eyes and nodded to him. Hemi put the second sonar headset on.</text:span></text:p>
      <text:p text:style-name="Text_20_body"><text:span text:style-name="T1">A minute later he reported to Percy. “Sylvia, their diesels are off. They are definitely submerged. Range</text:span><text:change text:change-id="ct94919480810416"/><text:change-start text:change-id="ct94919480827376"/><text:span text:style-name="T1"> . . . </text:span><text:change-end text:change-id="ct94919480827376"/><text:change text:change-id="ct94919480827664"/><text:span text:style-name="T1">maybe 300 meters. Hold on</text:span><text:change text:change-id="ct94919473702896"/><text:change-start text:change-id="ct94919480834176"/><text:span text:style-name="T1"> . . .</text:span><text:change-end text:change-id="ct94919480834176"/><text:span text:style-name="T1">”</text:span></text:p>
      <text:p text:style-name="P8">The signal strength indicator rose slowly. Cassandra looked up at Hemi.</text:p>
      <text:p text:style-name="Text_20_body"><text:span text:style-name="T1">“They are increasing speed, Sylvia. And turning</text:span><text:change text:change-id="ct94919480829840"/><text:change-start text:change-id="ct94919480839456"/><text:span text:style-name="T1"> . . . </text:span><text:change-end text:change-id="ct94919480839456"/><text:change text:change-id="ct94919480839744"/><text:span text:style-name="T1">through our rear port quarter. They are going for distance. I assume to fire on us.”</text:span></text:p>
      <text:p text:style-name="P8">In the control room, Bastian overheard this report from Hemi. “Maybe they are turning to run away from us,” he said to Gregory through the cigarette hanging from his lip.</text:p>
      <text:p text:style-name="Text_20_body"><text:span text:style-name="T1">Percy stood directly behind Bastian watching the depth gauge over his shoulder: 100 meters. “Push her down</text:span><text:change-start text:change-id="ct94919480843040"/><text:span text:style-name="T1">,</text:span><text:change-end text:change-id="ct94919480843040"/><text:span text:style-name="T1"> Bastian.”</text:span></text:p>
      <text:p text:style-name="P8">Bastian turned the dive plane control wheel to give the planes a steeper angle. Percy adjusted valves at the tank ballast control panel to give the bow even more weight.</text:p>
      <text:p text:style-name="Text_20_body"><text:span text:style-name="T1">“Hemi!” Percy said</text:span><text:change-start text:change-id="ct94919480847600"/><text:span text:style-name="T1">.</text:span><text:change-end text:change-id="ct94919480847600"/><text:change text:change-id="ct94919480847888"/><text:span text:style-name="T1"> “</text:span><text:change-start text:change-id="ct94919480849184"/><text:span text:style-name="T1">L</text:span><text:change-end text:change-id="ct94919480849184"/><text:change text:change-id="ct94919480849472"/><text:span text:style-name="T1">et me know immediately if they start to turn again.”</text:span></text:p>
      <text:p text:style-name="Text_20_body"><text:span text:style-name="T1">“If they have rear torpedo tubes, they will not have to turn,” Hemi replied. “And they are so close a torpedo will be in the water for only a minute before it hits us</text:span><text:change-start text:change-id="ct94919480848176"/><text:span text:style-name="T1">.</text:span><text:change-end text:change-id="ct94919480848176"/><text:change text:change-id="ct94919480848464"/><text:span text:style-name="T1">” </text:span><text:change text:change-id="ct94919480848752"/></text:p>
      <text:p text:style-name="Text_20_body"><text:span text:style-name="T1">Percy spat again. “Hell’s bells. Then just fucking let me know if there’s any indication at all that they are about to fire</text:span><text:change-start text:change-id="ct94919480856768"/><text:span text:style-name="T1">,</text:span><text:change-end text:change-id="ct94919480856768"/><text:span text:style-name="T1"> Hemi.”</text:span></text:p>
      <text:p text:style-name="Text_20_body"><text:span text:style-name="T1">“It is tough</text:span><text:change-start text:change-id="ct94919480859888"/><text:span text:style-name="T1">,</text:span><text:change-end text:change-id="ct94919480859888"/><text:span text:style-name="T1"> Sylvia. Cassandra is right, there is a lot of background noise.”</text:span></text:p>
      <text:p text:style-name="P8">Gregory reached up and wiped his sweating fingers on a rag hanging on the forward wall between the gauges. “I could never get used to going down fast like this, controlled 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Text_20_body"><text:span text:style-name="T1">“They are turning</text:span><text:change-start text:change-id="ct94919473494144"/><text:span text:style-name="T1">,</text:span><text:change-end text:change-id="ct94919473494144"/><text:span text:style-name="T1"> Percy,” said Hemi from the sonar station. He tapped a light rhythm on Cassandra’s shoulder to draw her attention to a new unique sound in their headsets. “Sounds like they are flooding torpedo tubes!”</text:span></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Text_20_body"><text:span text:style-name="T1">“Take off your headset</text:span><text:change-start text:change-id="ct94919480812480"/><text:span text:style-name="T1">,</text:span><text:change-end text:change-id="ct94919480812480"/><text:span text:style-name="T1"> Cassandra,” said Hemi, pointing at the range-finding equipment that lit up with the direction and remaining distance between them and the torpedo. It updated immediately following each ping</text:span><text:change text:change-id="ct94919480883664"/><text:change-start text:change-id="ct94919480885072"/><text:span text:style-name="T1">—</text:span><text:change-end text:change-id="ct94919480885072"/><text:span text:style-name="T1">the torpedo was gaining about </text:span><text:change text:change-id="ct94919480886544"/><text:change-start text:change-id="ct94919480887168"/><text:span text:style-name="T1">one hundred </text:span><text:change-end text:change-id="ct94919480887168"/><text:span text:style-name="T1">meters between each ping.</text:span></text:p>
      <text:p text:style-name="Text_20_body"><text:span text:style-name="T1">“Down. </text:span><text:change-start text:change-id="ct94919473606048"/><text:span text:style-name="T1">W</text:span><text:change-end text:change-id="ct94919473606048"/><text:change text:change-id="ct94919480888608"/><text:span text:style-name="T1">e have to get deeper,” Percy whispered to herself in the control room. She reached past Bastian</text:span><text:change text:change-id="ct94919480884400"/><text:span text:style-name="T1"> and turned the dive planes wheel to the stop so they had maximum angle. The boat dropped from under them.</text:span></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Text_20_body"><text:span text:style-name="T1">Percy looked up. They were passing </text:span><text:change text:change-id="ct94919480880576"/><text:change-start text:change-id="ct94919473568528"/><text:span text:style-name="T1">two hundred </text:span><text:change-end text:change-id="ct94919473568528"/><text:span text:style-name="T1">meters.</text:span></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Text_20_body"><text:span text:style-name="T1">Gregory looked at Percy</text:span><text:change-start text:change-id="ct94919480908672"/><text:span text:style-name="T1">.</text:span><text:change-end text:change-id="ct94919480908672"/><text:change text:change-id="ct94919480908960"/><text:span text:style-name="T1"> “What happened?”</text:span></text:p>
      <text:p text:style-name="Text_20_body"><text:span text:style-name="T1">“Most of the torpedoes on these Authority subs are older ones</text:span><text:change-start text:change-id="ct94919480880864"/><text:span text:style-name="T1">,</text:span><text:change-end text:change-id="ct94919480880864"/><text:span text:style-name="T1"> because they manufactured fuckin’ huge numbers of them. They generally can’t swim below </text:span><text:change text:change-id="ct94919480912736"/><text:change-start text:change-id="ct94919480913696"/><text:span text:style-name="T1">two hundred </text:span><text:change-end text:change-id="ct94919480913696"/><text:span text:style-name="T1">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span></text:p>
      <text:p text:style-name="Text_20_body"><text:span text:style-name="T1">Percy tilted her head slightly and said loudly, “</text:span><text:change-start text:change-id="ct94919480913024"/><text:span text:style-name="T1">W</text:span><text:change-end text:change-id="ct94919480913024"/><text:change text:change-id="ct94919473679776"/><text:span text:style-name="T1">hat are they doing now</text:span><text:change-start text:change-id="ct94919480913312"/><text:span text:style-name="T1">,</text:span><text:change-end text:change-id="ct94919480913312"/><text:span text:style-name="T1"> Hemi?”</text:span></text:p>
      <text:p text:style-name="Text_20_body"><text:span text:style-name="T1">Hemi and Cassandra had their headsets back on and were listening. “Sounds like they stopped moving</text:span><text:change-start text:change-id="ct94919480924672"/><text:span text:style-name="T1">,</text:span><text:change-end text:change-id="ct94919480924672"/><text:span text:style-name="T1"> Percy. They may have decided to wait us out.”</text:span></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Text_20_body"><text:span text:style-name="T1">The anxiety Captain Percy was feeling changed in character. A few moments before</text:span><text:change-start text:change-id="ct94919480929424"/><text:span text:style-name="T1">,</text:span><text:change-end text:change-id="ct94919480929424"/><text:span text:style-name="T1"> her mind was working quickly in the desperate survival mode of flight. Now that immediate pressure was off, replaced by an almost overwhelming cloud of slow and helpless dread as they switched to a mode of silent hiding where no further action could be taken.</text:span></text:p>
      <text:p text:style-name="Text_20_body"><text:span text:style-name="T1">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text:span><text:change text:change-id="ct94919480905984"/><text:change-start text:change-id="ct94919480934464"/><text:span text:style-name="T1">—</text:span><text:change-end text:change-id="ct94919480934464"/><text:span text:style-name="T1">like works that irregularly marked time towards absolutely nothing.</text:span></text:p>
      <text:p text:style-name="Text_20_body"><text:span text:style-name="T1">Bastian knew better than to ask, but Gregory did not</text:span><text:change-start text:change-id="ct94919480940240"/><text:span text:style-name="T1">.</text:span><text:change-end text:change-id="ct94919480940240"/><text:change text:change-id="ct94919480940528"/><text:span text:style-name="T1"> “</text:span><text:change-start text:change-id="ct94919480941488"/><text:span text:style-name="T1">W</text:span><text:change-end text:change-id="ct94919480941488"/><text:change text:change-id="ct94919474473024"/><text:span text:style-name="T1">hat’s our plan</text:span><text:change-start text:change-id="ct94919480943120"/><text:span text:style-name="T1">,</text:span><text:change-end text:change-id="ct94919480943120"/><text:span text:style-name="T1"> Captain?”</text:span></text:p>
      <text:p text:style-name="Text_20_body"><text:span text:style-name="T1">“Fuck</text:span><text:change-start text:change-id="ct94919480940816"/><text:span text:style-name="T1">,</text:span><text:change-end text:change-id="ct94919480940816"/><text:span text:style-name="T1"> Gregory! Let me think.” She stared at the depth gauge, unblinking.</text:span></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text:span><text:change text:change-id="ct94919480944560"/><text:span text:style-name="T1">way down</text:span><text:change-start text:change-id="ct94919480952240"/><text:span text:style-name="T1">,</text:span><text:change-end text:change-id="ct94919480952240"/><text:span text:style-name="T1"> another ping from the </text:span><text:span text:style-name="T2">Grackle</text:span><text:span text:style-name="T1"> bounced off the </text:span><text:span text:style-name="T2">Prospect’s</text:span><text:span text:style-name="T1"> hull and rang in the crew’s ears.</text:span></text:p>
      <text:p text:style-name="P8">“They are 734 meters behind us, rear port quarter; 150 meters deep,” Hemi told Percy, reading off the ranging equipment. “Do you think they will fire another torpedo?”</text:p>
      <text:p text:style-name="Text_20_body"><text:span text:style-name="T1">Percy stepped over to the sonar console. “I think if they had a torpedo that could swim this deep</text:span><text:change-start text:change-id="ct94919480952528"/><text:span text:style-name="T1">,</text:span><text:change-end text:change-id="ct94919480952528"/><text:span text:style-name="T1"> they would have fired it already. No, I think they just want to be fucking sure we have not gone anywhere.”</text:span></text:p>
      <text:p text:style-name="Text_20_body"><text:span text:style-name="T1">“They likely learned we are an unarmed boat at the depot as well,” said Hemi</text:span><text:change-start text:change-id="ct94919480963088"/><text:span text:style-name="T1">.</text:span><text:change-end text:change-id="ct94919480963088"/><text:change text:change-id="ct94919480963376"/><text:span text:style-name="T1"> “</text:span><text:change-start text:change-id="ct94919480964336"/><text:span text:style-name="T1">T</text:span><text:change-end text:change-id="ct94919480964336"/><text:change text:change-id="ct94919474451536"/><text:span text:style-name="T1">hey no longer have any fear of pinging us.”</text:span></text:p>
      <text:p text:style-name="Text_20_body"><text:span text:style-name="T1">Percy nodded and thought. “Yes</text:span><text:change text:change-id="ct94919480954496"/><text:change-start text:change-id="ct94919480963664"/><text:span text:style-name="T1"> . . . </text:span><text:change-end text:change-id="ct94919480963664"/><text:change text:change-id="ct94919480963952"/><text:span text:style-name="T1">but I wonder if they would be so quick to ping without a storm overhead. Right now</text:span><text:change-start text:change-id="ct94919480970080"/><text:span text:style-name="T1">,</text:span><text:change-end text:change-id="ct94919480970080"/><text:span text:style-name="T1"> they can reasonably assume there’s no other Authority’s craft around to hear them. If we can make our way out from under this storm, and into busier shipping channels, they might need to hide nearly as much as we do</text:span><text:change text:change-id="ct94919480971040"/><text:change-start text:change-id="ct94919480972704"/><text:span text:style-name="T1">—</text:span><text:change-end text:change-id="ct94919480972704"/><text:span text:style-name="T1">and lay off the fucking pings.”</text:span></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considering their current situation, meant they could have, and maybe should have, submerged earlier</text:span><text:change text:change-id="ct94919480980240"/><text:change-start text:change-id="ct94919480974144"/><text:span text:style-name="T1">—</text:span><text:change-end text:change-id="ct94919480974144"/><text:span text:style-name="T1">and thus avoided the encounter with the </text:span><text:span text:style-name="T2">Grackle</text:span><text:span text:style-name="T1">.</text:span></text:p>
      <text:p text:style-name="Text_20_body"><text:span text:style-name="T1">“OK. </text:span><text:change-start text:change-id="ct94919480981824"/><text:span text:style-name="T1">T</text:span><text:change-end text:change-id="ct94919480981824"/><text:change text:change-id="ct94919480982112"/><text:span text:style-name="T1">hree knots, ten hours. Let’s see.” Percy measured a compass against a graduated straight edge and then deftly spun the compass against the chart, drawing an arced dashed line with the grease pencil. “That gets us somewhere along this line.”</text:span></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Text_20_body"><text:span text:style-name="T1">“They are likely looking at the same chart and figuring they can simply wait out our batteries. They know we do not have a full charge since they caught us on the surface, and figure anything less than </text:span><text:change text:change-id="ct94919480993712"/><text:change-start text:change-id="ct94919480994336"/><text:span text:style-name="T1">twenty </text:span><text:change-end text:change-id="ct94919480994336"/><text:span text:style-name="T1">hours comes out in their favor if they are patient about it,” said Hemi.</text:span></text:p>
      <text:p text:style-name="Text_20_body"><text:span text:style-name="T1">“They might not be wrong.” Percy stood upright and smoked. “Fuck it. Here’s what we’re going to fucking do: we’re going to creep on a direct course towards Stilt City. If we can lose them, even briefly, we’ll surface and try to get in touch with Shakes</text:span><text:change text:change-id="ct94919480993040"/><text:change-start text:change-id="ct94919480999584"/><text:span text:style-name="T1">—</text:span><text:change-end text:change-id="ct94919480999584"/><text:span text:style-name="T1">we’ll launch the fuckin’ pigeon.” She waved her hand in the air in a way that might indicate a bird fluttering off.</text:span></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Hemi nodded again. Cassandra heard Percy and looked at them with relief in her bloodshot saucer-eyes.</text:p>
      <text:p text:style-name="P8">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text:span><text:change-start text:change-id="ct94919481009232"/><text:span text:style-name="T1"> </text:span><text:change-end text:change-id="ct94919481009232"/><text:change text:change-id="ct94919481009520"/><text:span text:style-name="T1">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text:span><text:change-start text:change-id="ct94919481008560"/><text:span text:style-name="T1">.</text:span><text:change-end text:change-id="ct94919481008560"/><text:change text:change-id="ct94919481008848"/><text:span text:style-name="T1"> “Captain Percy, don’t you think we should try talking them into </text:span><text:span text:style-name="T2">not</text:span><text:span text:style-name="T1"> shooting at us? Someone over there must be a reasonable person and realize we are an unarmed cargo sub.”</text:span></text:p>
      <text:p text:style-name="Text_20_body"><text:span text:style-name="T1">“The best-case scenario if we can convince them not to shoot is we have to let them aboard for an inspection,” said Percy. “We aren’t going to pass any inspections with our current cargo. And something tells me those guys aren’t going to be open to a bribe either</text:span><text:change text:change-id="ct94919481012688"/><text:change-start text:change-id="ct94919481010864"/><text:span text:style-name="T1"> . . .</text:span><text:change-end text:change-id="ct94919481010864"/><text:span text:style-name="T1">” She trailed off. “Besides, they are out of ship-to-ship range now</text:span><text:change text:change-id="ct94919481021488"/><text:change-start text:change-id="ct94919481022448"/><text:span text:style-name="T1">—</text:span><text:change-end text:change-id="ct94919481022448"/><text:span text:style-name="T1">probably trying to keep enough distance to fire a torpedo at us if we come back up above </text:span><text:change text:change-id="ct94919481024288"/><text:change-start text:change-id="ct94919481025248"/><text:span text:style-name="T1">two hundred </text:span><text:change-end text:change-id="ct94919481025248"/><text:span text:style-name="T1">meters.</text:span></text:p>
      <text:p text:style-name="Text_20_body"><text:span text:style-name="T1">They settled into an extremely low-speed chase. The </text:span><text:span text:style-name="T2">Prospect</text:span><text:span text:style-name="T1"> quietly hummed along under 230 meters of water</text:span><text:change text:change-id="ct94919481011152"/><text:change-start text:change-id="ct94919481021776"/><text:span text:style-name="T1">—</text:span><text:change-end text:change-id="ct94919481021776"/><text:span text:style-name="T1">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Text_20_body"><text:span text:style-name="T1">But every </text:span><text:change text:change-id="ct94919481026352"/><text:change-start text:change-id="ct94919474603568"/><text:span text:style-name="T1">fifteen </text:span><text:change-end text:change-id="ct94919474603568"/><text:span text:style-name="T1">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spa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Text_20_body"><text:span text:style-name="T1">Half an hour later</text:span><text:change-start text:change-id="ct94919481044480"/><text:span text:style-name="T1">,</text:span><text:change-end text:change-id="ct94919481044480"/><text:span text:style-name="T1"> Gregory’s voice came over the PA saying food was ready. Captain Percy suggested Bastian and Cassandra should eat first, but Cassandra preferred to stay at sonar. Bastian offered to bring a bowl of food up to her and sit at the sub controls while he ate. He was back from the galley in a matter of minutes with heaping bowls of steaming food for Cassandra and himself.</text:span></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Text_20_body"><text:span text:style-name="T1">Dinner was a white mush of crushed</text:span><text:change-start text:change-id="ct94919481052256"/><text:span text:style-name="T1">-</text:span><text:change-end text:change-id="ct94919481052256"/><text:change text:change-id="ct94919481052544"/><text:span text:style-name="T1">up hard biscuit mixed with water and fried with butter. Gregory had stirred in bits of dried salted meat</text:span><text:change text:change-id="ct94919481053504"/><text:span text:style-name="T1"> and was making a pan of scrambled eggs to accompany the mush with at least a little nutrition. He kept making more eggs</text:span><text:change text:change-id="ct94919481054736"/><text:change-start text:change-id="ct94919481055696"/><text:span text:style-name="T1">—</text:span><text:change-end text:change-id="ct94919481055696"/><text:span text:style-name="T1">in small batches, so at least they would be hot for the crew coming to eat.</text:span></text:p>
      <text:p text:style-name="Text_20_body"><text:span text:style-name="T1">Hemi and Percy loaded up bowls of the hot glop</text:span><text:change text:change-id="ct94919480988336"/><text:change-start text:change-id="ct94919481051920"/><text:span text:style-name="T1">—</text:span><text:change-end text:change-id="ct94919481051920"/><text:span text:style-name="T1">Hemi with twice as much as Percy</text:span><text:change text:change-id="ct94919481054064"/><text:change-start text:change-id="ct94919481055024"/><text:span text:style-name="T1">—</text:span><text:change-end text:change-id="ct94919481055024"/><text:span text:style-name="T1">and</text:span><text:change-start text:change-id="ct94919481062848"/><text:span text:style-name="T1">,</text:span><text:change-end text:change-id="ct94919481062848"/><text:span text:style-name="T1"> with two tin cups of coffee, sat down at the galley table. They ate in silence for a few minutes.</text:span></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Text_20_body"><text:span text:style-name="T1">“Hmm</text:span><text:change-start text:change-id="ct94919481071296"/><text:span text:style-name="T1">,</text:span><text:change-end text:change-id="ct94919481071296"/><text:change text:change-id="ct94919481071584"/><text:span text:style-name="T1">”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text:span><text:change text:change-id="ct94919481073408"/><text:change-start text:change-id="ct94919481074032"/><text:span text:style-name="T1"> . . . </text:span><text:change-end text:change-id="ct94919481074032"/><text:change text:change-id="ct94919481074320"/><text:span text:style-name="T1">I am fairly certain they have chased us from one Authority territory into another, yet they continue on.”</text:span></text:p>
      <text:p text:style-name="Text_20_body"><text:span text:style-name="T1">“And it looks like they have every fucking intention of pursuing us into a third</text:span><text:change text:change-id="ct94919481047120"/><text:change-start text:change-id="ct94919474542752"/><text:span text:style-name="T1"> . . .</text:span><text:change-end text:change-id="ct94919474542752"/><text:span text:style-name="T1">”</text:span></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text:span><text:change text:change-id="ct94919481092944"/><text:change-start text:change-id="ct94919481093968"/><text:span text:style-name="T1">—</text:span><text:change-end text:change-id="ct94919481093968"/><text:span text:style-name="T1">with a privateer’s warrant from some powerful Authority in his fist</text:span><text:change text:change-id="ct94919481094592"/><text:change-start text:change-id="ct94919481095552"/><text:span text:style-name="T1">—</text:span><text:change-end text:change-id="ct94919481095552"/><text:span text:style-name="T1">believes he is empowered to pursue us as a prize regardless of Authority borders.”</text:span></text:p>
      <text:p text:style-name="Text_20_body"><text:span text:style-name="T1">“But surely whatever the warrant may </text:span><text:span text:style-name="T2">say</text:span><text:span text:style-name="T1">, other Authorities are not going to respect the rights of privateers to hunt us in their waters</text:span><text:change text:change-id="ct94919474760032"/><text:change-start text:change-id="ct94919481095216"/><text:span text:style-name="T1"> . . . </text:span><text:change-end text:change-id="ct94919481095216"/><text:change text:change-id="ct94919481056800"/><text:change-start text:change-id="ct94919481102032"/><text:span text:style-name="T1">S</text:span><text:change-end text:change-id="ct94919481102032"/><text:change text:change-id="ct94919474402544"/><text:span text:style-name="T1">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text:span><text:change text:change-id="ct94919481096656"/><text:change-start text:change-id="ct94919474747920"/><text:span text:style-name="T1">—</text:span><text:change-end text:change-id="ct94919474747920"/><text:span text:style-name="T1">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Text_20_body"><text:span text:style-name="T1">“And take control of global shipping</text:span><text:change text:change-id="ct94919481103360"/><text:change-start text:change-id="ct94919481096944"/><text:span text:style-name="T1">—</text:span><text:change-end text:change-id="ct94919481096944"/><text:span text:style-name="T1">coordinated global shipping would eliminate the need for cargo submarines pretty fuckin’ quick.”</text:span></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Text_20_body"><text:span text:style-name="T1">With a brief, noisy flutter of wings, Herschel flapped his way to the table</text:span><text:change text:change-id="ct94919479569504"/><text:span text:style-name="T1">top. Hemi balled up the scrapings of some leftover glop between his thumb and forefinger</text:span><text:change text:change-id="ct94919481073696"/><text:span text:style-name="T1"> and tossed it onto the table in front of the pigeon. The bird pecked at the glob nonchalantly.</text:span></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Text_20_body"><text:span text:style-name="T1">“I am not surprised,” Hemi replied</text:span><text:change-start text:change-id="ct94919481126800"/><text:span text:style-name="T1">.</text:span><text:change-end text:change-id="ct94919481126800"/><text:change text:change-id="ct94919481127088"/><text:span text:style-name="T1"> “</text:span><text:change-start text:change-id="ct94919481128720"/><text:span text:style-name="T1">R</text:span><text:change-end text:change-id="ct94919481128720"/><text:change text:change-id="ct94919481129008"/><text:span text:style-name="T1">unning this deep is putting a lot more pressure on the hull, so I would expect more water coming in. Those welds were never going to be perfect. How bad is it?”</text:span></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Text_20_body"><text:span text:style-name="T1">“No fuckin’ way. It’s one of the fuckin’ originals that came with the fucking boat</text:span><text:change text:change-id="ct94919481127856"/><text:change-start text:change-id="ct94919481134480"/><text:span text:style-name="T1">—</text:span><text:change-end text:change-id="ct94919481134480"/><text:span text:style-name="T1">decades old. The brushes on the pump motor are fucking shot.”</text:span></text:p>
      <text:p text:style-name="P8">Captain Percy suddenly remembered the pump motor in the depot hardware shop that she had neglected to purchase. She looked down at her bowl and scraped together a spoonful of what remained.</text:p>
      <text:p text:style-name="Text_20_body"><text:span text:style-name="T1">“Ah. Well</text:span><text:change text:change-id="ct94919481134144"/><text:change-start text:change-id="ct94919481138608"/><text:span text:style-name="T1"> . . .</text:span><text:change-end text:change-id="ct94919481138608"/><text:span text:style-name="T1">” Hemi turned heftily to look at Gregory</text:span><text:change-start text:change-id="ct94919481140240"/><text:span text:style-name="T1">.</text:span><text:change-end text:change-id="ct94919481140240"/><text:change text:change-id="ct94919481140528"/><text:span text:style-name="T1"> “Gregory, leave your eggs aside and go down to the cargo hold with Chips. Rig up one or two of the portable bilges to pump into the trim tanks. Hopefully that will hold us until we can come shallower.”</text:span></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Text_20_body"><text:span text:style-name="T1">“Fuck</text:span><text:change-start text:change-id="ct94919481147120"/><text:span text:style-name="T1">,</text:span><text:change-end text:change-id="ct94919481147120"/><text:span text:style-name="T1"> Hemi,” said Percy</text:span><text:change-start text:change-id="ct94919481148416"/><text:span text:style-name="T1">.</text:span><text:change-end text:change-id="ct94919481148416"/><text:change text:change-id="ct94919481148704"/><text:span text:style-name="T1"> “</text:span><text:change-start text:change-id="ct94919481150336"/><text:span text:style-name="T1">N</text:span><text:change-end text:change-id="ct94919481150336"/><text:change text:change-id="ct94919481150624"/><text:span text:style-name="T1">ow we have another factor we need to be thinking about in the equation.”</text:span></text:p>
      <text:p text:style-name="P8">“You mean the leaking hull? Or that Chips cannot even look at you?”</text:p>
      <text:p text:style-name="Text_20_body"><text:span text:style-name="T1">“The fucking hull. I can’t deal with Chips’ fucking problems right now. We have a limited window</text:span><text:change text:change-id="ct94919481147888"/><text:change-start text:change-id="ct94919481148992"/><text:span text:style-name="T1">—</text:span><text:change-end text:change-id="ct94919481148992"/><text:span text:style-name="T1">that is, how long our batteries will hold out</text:span><text:change text:change-id="ct94919481149280"/><text:change-start text:change-id="ct94919481157104"/><text:span text:style-name="T1">—</text:span><text:change-end text:change-id="ct94919481157104"/><text:span text:style-name="T1">to find a way to lose these fuckers following us. I’m open to suggestions.”</text:span></text:p>
      <text:p text:style-name="Text_20_body"><text:span text:style-name="T1">“We could try shutting down entirely</text:span><text:change text:change-id="ct94919481123296"/><text:change-start text:change-id="ct94919481149568"/><text:span text:style-name="T1">—</text:span><text:change-end text:change-id="ct94919481149568"/><text:span text:style-name="T1">maybe they will fly right over the top of us?”</text:span></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Text_20_body"><text:span text:style-name="T1">“We could speed up, get them to match our speed, then shut down and let them shoot past,” said Hemi. “That way they would be the ones moving out of range</text:span><text:change text:change-id="ct94919481167968"/><text:span text:style-name="T1"> and relieve us of the effort.”</text:span></text:p>
      <text:p text:style-name="P8">“How fast would we have to get them going so that they are out of sonar range by their next ping?”</text:p>
      <text:p text:style-name="Text_20_body"><text:span text:style-name="T1">“Assuming they keep pinging every </text:span><text:change text:change-id="ct94919481135584"/><text:change-start text:change-id="ct94919481172752"/><text:span text:style-name="T1">fifteen </text:span><text:change-end text:change-id="ct94919481172752"/><text:span text:style-name="T1">minutes</text:span><text:change text:change-id="ct94919481173712"/><text:change-start text:change-id="ct94919481174336"/><text:span text:style-name="T1"> . . .</text:span><text:change-end text:change-id="ct94919481174336"/><text:span text:style-name="T1">” Hemi did some quick calculations, touching his thumb to his forefinger as he counted. “Fairly fast. Perhaps </text:span><text:change text:change-id="ct94919481175632"/><text:change-start text:change-id="ct94919481176256"/><text:span text:style-name="T1">fifteen </text:span><text:change-end text:change-id="ct94919481176256"/><text:span text:style-name="T1">knots?”</text:span></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other option than to continue on our current course, and hope an opportunity presents itself.”</text:p>
      <text:p text:style-name="Text_20_body"><text:span text:style-name="T1">“But it fucking kills me to have no plan</text:span><text:change-start text:change-id="ct94919474503280"/><text:span text:style-name="T1">,</text:span><text:change-end text:change-id="ct94919474503280"/><text:span text:style-name="T1"> Hemi.”</text:span></text:p>
      <text:p text:style-name="P8"> </text:p>
      <text:p text:style-name="Text_20_body"><text:span text:style-name="T1">Percy and Hemi refilled their coffee cups and Hemi brought an extra one to Bastian in the control room, who gratefully accepted it into the long fingers of the hand that was not holding a smoldering cigarette. Hemi sat down in the planes control seat</text:span><text:change text:change-id="ct94919481175920"/><text:span text:style-name="T1"> and swiveled to review the tank ballast control panel. He made some small adjustments to the ballast to trim the boat more level</text:span><text:change text:change-id="ct94919474463600"/><text:change-start text:change-id="ct94919481187984"/><text:span text:style-name="T1">—</text:span><text:change-end text:change-id="ct94919481187984"/><text:span text:style-name="T1">probably</text:span><text:change-start text:change-id="ct94919481190416"/><text:span text:style-name="T1">, he thought, </text:span><text:change-end text:change-id="ct94919481190416"/><text:change text:change-id="ct94919481190704"/><text:span text:style-name="T1">to account for the water they were once again taking in through the poorly-welded gash in the pressure hull</text:span><text:change text:change-id="ct94919481191664"/><text:span text:style-name="T1">.</text:span></text:p>
      <text:p text:style-name="Text_20_body"><text:span text:style-name="T1">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text:span><text:change text:change-id="ct94919481130112"/><text:span text:style-name="T1"> and marked down a single dash with the grease pencil to show the progress they had made in the last hour</text:span><text:change text:change-id="ct94919481189984"/><text:change-start text:change-id="ct94919481187648"/><text:span text:style-name="T1">—</text:span><text:change-end text:change-id="ct94919481187648"/><text:span text:style-name="T1">a painfully small and slowly achieved progress.</text:span></text:p>
      <text:p text:style-name="Text_20_body"><text:span text:style-name="T1">The crew sank quickly back into the mired boredom of the chase. In the control room, Bastian lit one cigarette off another as he awkwardly tried to lean back in the control chair and put his feet up on the panel in front of him. Despite the casual </text:span><text:change text:change-id="ct94919481164736"/><text:span text:style-name="T1">pose, he was professional enough </text:span><text:change text:change-id="ct94919481193808"/><text:span text:style-name="T1">that his eyes never left the gauges showing the status of the boat</text:span><text:change text:change-id="ct94919481203792"/><text:change-start text:change-id="ct94919481204752"/><text:span text:style-name="T1">—</text:span><text:change-end text:change-id="ct94919481204752"/><text:span text:style-name="T1">even though the array of dials and their indicating needles had not moved in any substantial way for hours on end.</text:span></text:p>
      <text:p text:style-name="Text_20_body"><text:span text:style-name="T1">The air thickened with smoke, became damp with the condensation of their breathing, and took on a shallow flatness after </text:span><text:change text:change-id="ct94919481200432"/><text:span text:style-name="T1">pass</text:span><text:change-start text:change-id="ct94919481204080"/><text:span text:style-name="T1">ing</text:span><text:change-end text:change-id="ct94919481204080"/><text:change text:change-id="ct94919481204368"/><text:span text:style-name="T1"> through carbon-dioxide scrubbers. The control room and sonar compartment felt hazy and wet. Hemi continually wiped water droplets from the ballast gauges with a grimy cotton rag.</text:span></text:p>
      <text:p text:style-name="Text_20_body"><text:span text:style-name="T1">Hours passed. Hemi and Bastian </text:span><text:change text:change-id="ct94919481194096"/><text:change-start text:change-id="ct94919481200720"/><text:span text:style-name="T1">tried</text:span><text:change-end text:change-id="ct94919481200720"/><text:span text:style-name="T1"> to start conversations with each other, instinctively knowing that talking was a way to keep alert. But the thick atmosphere, red lighting, and the grinding drone of the motors continually dropped down over their conversations, stifling like a fire blanket. And precisely every </text:span><text:change text:change-id="ct94919481215856"/><text:change-start text:change-id="ct94919481216816"/><text:span text:style-name="T1">fifteen </text:span><text:change-end text:change-id="ct94919481216816"/><text:span text:style-name="T1">minutes there was the piercing ping from their pursuers that reoriented their attention and their fear.</text:span></text:p>
      <text:p text:style-name="Text_20_body"><text:span text:style-name="T1">At some point</text:span><text:change-start text:change-id="ct94919481216144"/><text:span text:style-name="T1">,</text:span><text:change-end text:change-id="ct94919481216144"/><text:span text:style-name="T1"> Gregory returned to the control room from below and reported that the portable bilge pumps seemed to be overcoming the water oozing in through the welded seam, and they no longer had to worry about sinking</text:span><text:change text:change-id="ct94919481216432"/><text:change-start text:change-id="ct94919481221616"/><text:span text:style-name="T1">—</text:span><text:change-end text:change-id="ct94919481221616"/><text:span text:style-name="T1">for the moment. Gregory took over the plane control seat from Hemi, while Hemi reminded him to keep an eye on the ballast tank they were pumping bilge water into</text:span><text:change-start text:change-id="ct94919481223248"/><text:span text:style-name="T1">,</text:span><text:change-end text:change-id="ct94919481223248"/><text:span text:style-name="T1"> since it would need to be blown out at some point.</text:span></text:p>
      <text:p text:style-name="Text_20_body"><text:span text:style-name="T1">With Gregory back in the control room, Percy put the crew on rotating half</text:span><text:change-start text:change-id="ct94919481221904"/><text:span text:style-name="T1">-</text:span><text:change-end text:change-id="ct94919481221904"/><text:change text:change-id="ct94919481211504"/><text:span text:style-name="T1">hour breaks. “You’re each in the rack for two pings from those fuckers up there,” she said to them.</text:span></text:p>
      <text:p text:style-name="P8">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text:span><text:change-start text:change-id="ct94919481232032"/><text:span text:style-name="T1">,</text:span><text:change-end text:change-id="ct94919481232032"/><text:span text:style-name="T1"> really. The ocean was getting quieter. At some point the pursuing sub might stop pinging simply because </text:span><text:change text:change-id="ct94919476434048"/><text:change-start text:change-id="ct94919481234976"/><text:span text:style-name="T1">it </text:span><text:change-end text:change-id="ct94919481234976"/><text:span text:style-name="T1">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Text_20_body"><text:span text:style-name="T1">“Sylvia!” he called up to her, “that ping just echoed off the bottom</text:span><text:change text:change-id="ct94919481237424"/><text:change-start text:change-id="ct94919481244144"/><text:span text:style-name="T1">—</text:span><text:change-end text:change-id="ct94919481244144"/><text:span text:style-name="T1">just a hundred meters or so below us.”</text:span></text:p>
      <text:p text:style-name="Text_20_body"><text:span text:style-name="T1">“That’s fucking impossible</text:span><text:change-start text:change-id="ct94919476289664"/><text:span text:style-name="T1">,</text:span><text:change-end text:change-id="ct94919476289664"/><text:span text:style-name="T1"> Hemi, there’s nothing but deep water</text:span><text:change text:change-id="ct94919481247936"/><text:change-start text:change-id="ct94919481248896"/><text:span text:style-name="T1"> . . .</text:span><text:change-end text:change-id="ct94919481248896"/><text:span text:style-name="T1">” In the control room she was looking at the depth-under-keel gauge, which suddenly in the wake of the ping had stood up from the </text:span><text:change-start text:change-id="ct94919481249504"/><text:span text:style-name="T1">“</text:span><text:change-end text:change-id="ct94919481249504"/><text:change text:change-id="ct94919481251136"/><text:span text:style-name="T1">bottomless</text:span><text:change-start text:change-id="ct94919481253216"/><text:span text:style-name="T1">”</text:span><text:change-end text:change-id="ct94919481253216"/><text:change text:change-id="ct94919474013088"/><text:span text:style-name="T1"> pin and was now showing just </text:span><text:change text:change-id="ct94919481254176"/><text:change-start text:change-id="ct94919481255136"/><text:span text:style-name="T1">ninety-six </text:span><text:change-end text:change-id="ct94919481255136"/><text:span text:style-name="T1">meters. She watched the gauge and it was slowly, slowly rising, like a gentle slope coming up under them.</text:span></text:p>
      <text:p text:style-name="P8">Percy lit a cheroot and stared at the gauges.</text:p>
      <text:p text:style-name="P8">“Another undersea mountain?” Bastian asked.</text:p>
      <text:p text:style-name="Text_20_body"><text:span text:style-name="T1">“No</text:span><text:change text:change-id="ct94919481237712"/><text:change-start text:change-id="ct94919481254464"/><text:span text:style-name="T1"> . . .</text:span><text:change-end text:change-id="ct94919481254464"/><text:span text:style-name="T1">” said Percy, “this came out of nowhere, it’s something weird</text:span><text:change text:change-id="ct94919481254752"/><text:change-start text:change-id="ct94919481252880"/><text:span text:style-name="T1"> . . .</text:span><text:change-end text:change-id="ct94919481252880"/><text:span text:style-name="T1">” She hung her weight from the strap above her, and leaned over Bastian as she smoked, watching the depth-under-keel gauge slowly rise. “Give us a little more speed</text:span><text:change-start text:change-id="ct94919481264304"/><text:span text:style-name="T1">,</text:span><text:change-end text:change-id="ct94919481264304"/><text:span text:style-name="T1"> Bastian</text:span><text:change-start text:change-id="ct94919481265936"/><text:span text:style-name="T1">—</text:span><text:change-end text:change-id="ct94919481265936"/><text:change text:change-id="ct94919481266224"/><text:span text:style-name="T1">ten knots.”</text:span></text:p>
      <text:p text:style-name="P8">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Text_20_body"><text:span text:style-name="T1">“Noted</text:span><text:change-start text:change-id="ct94919481276736"/><text:span text:style-name="T1">,</text:span><text:change-end text:change-id="ct94919481276736"/><text:span text:style-name="T1"> Hemi, thank you.” Her eyes focused on the depth-under-keel gauge, </text:span><text:change text:change-id="ct94919481122960"/><text:change-start text:change-id="ct94919481250128"/><text:span text:style-name="T1">which </text:span><text:change-end text:change-id="ct94919481250128"/><text:span text:style-name="T1">rolled back ever so slowly and then </text:span><text:change text:change-id="ct94919481277696"/><text:span text:style-name="T1">crossed the </text:span><text:change-start text:change-id="ct94919481279616"/><text:span text:style-name="T1">twenty-</text:span><text:change-end text:change-id="ct94919481279616"/><text:change text:change-id="ct94919481279904"/><text:span text:style-name="T1">meter mark. Percy slammed her fist against the dive alarm. “Gregory, full down plane, now.”</text:span></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text:span><text:change-start text:change-id="ct94919481094256"/><text:span text:style-name="T1">,</text:span><text:change-end text:change-id="ct94919481094256"/><text:span text:style-name="T1"> to 240, to 245 meters deep.</text:span></text:p>
      <text:p text:style-name="P8">“Gregory, open the main ballast valves,” Percy said.</text:p>
      <text:p text:style-name="Text_20_body"><text:span text:style-name="T1">“We’re dropping awfully fast</text:span><text:change-start text:change-id="ct94919481292672"/><text:span text:style-name="T1">.</text:span><text:change-end text:change-id="ct94919481292672"/><text:change text:change-id="ct94919481292960"/><text:span text:style-name="T1"> </text:span><text:change-start text:change-id="ct94919481293584"/><text:span text:style-name="T1">If</text:span><text:change-end text:change-id="ct94919481293584"/><text:change text:change-id="ct94919481293872"/><text:span text:style-name="T1"> we flood the main ballast</text:span><text:change-start text:change-id="ct94919481295504"/><text:span text:style-name="T1">,</text:span><text:change-end text:change-id="ct94919481295504"/><text:span text:style-name="T1"> we’re going to hit the bottom and split apart!”</text:span></text:p>
      <text:p text:style-name="Text_20_body"><text:span text:style-name="T1">“Sweet fucking hell! Obey your captain’s orders</text:span><text:change text:change-id="ct94919481187312"/><text:change-start text:change-id="ct94919481267328"/><text:span text:style-name="T1">—</text:span><text:change-end text:change-id="ct94919481267328"/><text:span text:style-name="T1">it’s the oldest fucking rule in seafaring.” She reached over Gregory to the ballast tank control panel and rolled open the main ballast valves herself. They could hear a rush of air escaping above as water flooded into the boat from below.</text:span></text:p>
      <text:p text:style-name="Text_20_body"><text:span text:style-name="T1">It was a sound they heard all the time, but at this depth it reminded Gregory how unique this sound was to submarines</text:span><text:change text:change-id="ct94919481296944"/><text:change-start text:change-id="ct94919481303328"/><text:span text:style-name="T1">—</text:span><text:change-end text:change-id="ct94919481303328"/><text:span text:style-name="T1">on any other ship</text:span><text:change-start text:change-id="ct94919481303616"/><text:span text:style-name="T1">,</text:span><text:change-end text:change-id="ct94919481303616"/><text:span text:style-name="T1"> it was the sound of death. In this particular case</text:span><text:change-start text:change-id="ct94919481306720"/><text:span text:style-name="T1">,</text:span><text:change-end text:change-id="ct94919481306720"/><text:span text:style-name="T1">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text:span><text:change text:change-id="ct94919481215520"/><text:change-start text:change-id="ct94919474361904"/><text:span text:style-name="T1">—</text:span><text:change-end text:change-id="ct94919474361904"/><text:span text:style-name="T1">all in directions that communicated nothing but doom for the boat. The depth was rapidly increasing, their speed was increasing, the ballast tanks were filling with water, and the bottom</text:span><text:change text:change-id="ct94919476540816"/><text:change-start text:change-id="ct94919481304576"/><text:span text:style-name="T1">—</text:span><text:change-end text:change-id="ct94919481304576"/><text:span text:style-name="T1">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Text_20_body"><text:span text:style-name="T1">Bastian quietly wrapped his long fingers around the throttle control, ready to yank it back to reverse the motors</text:span><text:change text:change-id="ct94919475887008"/><text:change-start text:change-id="ct94919474381808"/><text:span text:style-name="T1"> . . . </text:span><text:change-end text:change-id="ct94919474381808"/><text:change text:change-id="ct94919481217584"/><text:span text:style-name="T1">he willed the command to be given. His other hand reached out in front of him and pressed palm-forward against the steel of the console, in a near-subconscious gesture to brace himself.</text:span></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Seconds later that gauge tapped the zero pin.</text:p>
      <text:p text:style-name="Text_20_body"><text:span text:style-name="T1">Gregory and Bastian winced, waiting for the breaking, popping shudder that would be what the end of the </text:span><text:span text:style-name="T2">Prospect</text:span><text:span text:style-name="T1"> felt like.</text:span></text:p>
      <text:p text:style-name="Text_20_body"><text:span text:style-name="T1">Another second after that, the gauge spun wildly and pegged itself against </text:span><text:change-start text:change-id="ct94919481328096"/><text:span text:style-name="T1">“</text:span><text:change-end text:change-id="ct94919481328096"/><text:change text:change-id="ct94919481328384"/><text:span text:style-name="T1">bottomless</text:span><text:change-start text:change-id="ct94919481329344"/><text:span text:style-name="T1">”</text:span><text:change-end text:change-id="ct94919481329344"/><text:change text:change-id="ct94919481329632"/><text:span text:style-name="T1"> on the other side of the dial. It flipped over with such force that Gregory could hear the hair-tap of the needle against the pin in the quiet of the control room. The depth gauge next to the depth-under-keel gauge continued to rise steadily past 250 meters.</text:span></text:p>
      <text:p text:style-name="Text_20_body"><text:span text:style-name="T1">The </text:span><text:span text:style-name="T2">Prospect</text:span><text:span text:style-name="T1"> let out a long low groan that tortured every surface of the boat.</text:span></text:p>
      <text:p text:style-name="Text_20_body"><text:span text:style-name="T1">“Level her off!” said Percy. She had calmly and confidently driven her ship through the false bottom, but now they were up against the very limits of the </text:span><text:change-start text:change-id="ct94919481336992"/><text:span text:style-name="T1">boat’s </text:span><text:change-end text:change-id="ct94919481336992"/><text:change text:change-id="ct94919481337280"/><text:change-start text:change-id="ct94919481337568"/><text:span text:style-name="T1">depth</text:span><text:change-end text:change-id="ct94919481337568"/><text:span text:style-name="T1"> capab</text:span><text:change-start text:change-id="ct94919481339200"/><text:span text:style-name="T1">ilities</text:span><text:change-end text:change-id="ct94919481339200"/><text:change text:change-id="ct94919481339488"/><text:span text:style-name="T1">. A few more seconds of descending</text:span><text:change text:change-id="ct94919481340448"/><text:span text:style-name="T1"> and they would fall unstoppably into the hole, and never see the surface again.</text:span></text:p>
      <text:p text:style-name="Text_20_body"><text:span text:style-name="T1">Bastian immediately yanked the throttle into reverse, and Gregory spun the dive plane control wheel around in the opposite direction to steer the bow back upwards with one hand while </text:span><text:change text:change-id="ct94919481310048"/><text:span text:style-name="T1">twist</text:span><text:change-start text:change-id="ct94919481340112"/><text:span text:style-name="T1">ing</text:span><text:change-end text:change-id="ct94919481340112"/><text:change text:change-id="ct94919481331280"/><text:span text:style-name="T1"> </text:span><text:change text:change-id="ct94919481338192"/><text:change-start text:change-id="ct94919481338896"/><text:span text:style-name="T1">shut </text:span><text:change-end text:change-id="ct94919481338896"/><text:span text:style-name="T1">the main ballast valve switches on the tank control panel with the other.</text:span></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text:span><text:change-start text:change-id="ct94919481341216"/><text:span text:style-name="T1">, she</text:span><text:change-end text:change-id="ct94919481341216"/><text:span text:style-name="T1"> had full confidence in its ability to withstand 250 meters of depth</text:span><text:change text:change-id="ct94919481346928"/><text:change-start text:change-id="ct94919481353456"/><text:span text:style-name="T1">—</text:span><text:change-end text:change-id="ct94919481353456"/><text:span text:style-name="T1">though she generally only tested that confidence in an emergency. Beyond that was the mystery of the death zone. The original engineers anticipated full collapse of the boat at 300</text:span><text:change-start text:change-id="ct94919481355984"/><text:span text:style-name="T1"> meters</text:span><text:change-end text:change-id="ct94919481355984"/><text:change text:change-id="ct94919474768192"/><text:span text:style-name="T1">. But terrible things could happen in th</text:span><text:change-start text:change-id="ct94919481358608"/><text:span text:style-name="T1">e</text:span><text:change-end text:change-id="ct94919481358608"/><text:change text:change-id="ct94919474747312"/><text:span text:style-name="T1"> range between 250 and 300 meters that they were passing into </text:span><text:change text:change-id="ct94919481360688"/><text:change-start text:change-id="ct94919481362096"/><text:span text:style-name="T1">now</text:span><text:change-end text:change-id="ct94919481362096"/><text:span text:style-name="T1">.</text:span></text:p>
      <text:p text:style-name="Text_20_body"><text:span text:style-name="T1">Every ten meters further down added another atmosphere of pressure to the hull. The equivalent of another entire column of the weight of the air on the surface pressing down from space. And </text:span><text:change text:change-id="ct94919481348080"/><text:span text:style-name="T1">the measly one atmosphere of pressure inside the </text:span><text:span text:style-name="T2">Prospect</text:span><text:change-start text:change-id="ct94919481331568"/><text:span text:style-name="T1">, reinforced with the strength of the steel pressure hull,</text:span><text:span text:style-name="T2"> </text:span><text:span text:style-name="T1">had to stand against that</text:span><text:change-end text:change-id="ct94919481331568"/><text:change text:change-id="ct94919481341504"/><text:span text:style-name="T1">. On a boat </text:span><text:change text:change-id="ct94919481358272"/><text:change-start text:change-id="ct94919481355312"/><text:span text:style-name="T1">a hundred </text:span><text:change-end text:change-id="ct94919481355312"/><text:span text:style-name="T1">meters long</text:span><text:change-start text:change-id="ct94919481375088"/><text:span text:style-name="T1">,</text:span><text:change-end text:change-id="ct94919481375088"/><text:span text:style-name="T1"> like the </text:span><text:span text:style-name="T2">Prospect</text:span><text:span text:style-name="T1">, in a steep dive like this, the bow could easily already be under an entire atmosphere more pressure than what the depth gauge (</text:span><text:change text:change-id="ct94919481376048"/><text:change-start text:change-id="ct94919476391760"/><text:span text:style-name="T1">which </text:span><text:change-end text:change-id="ct94919476391760"/><text:span text:style-name="T1">measured from the sail) was showing Percy. A small adjustment in the wrong direction of the huge planing fins that guided the sub up or down, or one valve accidentally left partially open and flooding a ballast tank, could </text:span><text:change-start text:change-id="ct94919481380208"/><text:span text:style-name="T1">in a matter of seconds </text:span><text:change-end text:change-id="ct94919481380208"/><text:span text:style-name="T1">take them down </text:span><text:change text:change-id="ct94919481382080"/><text:span text:style-name="T1">the last critical meters beyond what the boat could stand. Percy knew they were within meters of crossing th</text:span><text:change-start text:change-id="ct94919481384480"/><text:span text:style-name="T1">e</text:span><text:change-end text:change-id="ct94919481384480"/><text:change text:change-id="ct94919474611280"/><text:span text:style-name="T1"> unknowable line </text:span><text:change text:change-id="ct94919481385632"/><text:change-start text:change-id="ct94919481388448"/><text:span text:style-name="T1">beyond which </text:span><text:change-end text:change-id="ct94919481388448"/><text:span text:style-name="T1">critical parts of the </text:span><text:span text:style-name="T2">Prospect</text:span><text:span text:style-name="T1"> would fail, and they would never get the boat to rise again.</text:span></text:p>
      <text:p text:style-name="Text_20_body"><text:span text:style-name="T1">The </text:span><text:span text:style-name="T2">Prospect</text:span><text:change-start text:change-id="ct94919481309712"/><text:span text:style-name="T1">’s</text:span><text:change-end text:change-id="ct94919481309712"/><text:span text:style-name="T1"> motors were spinning the propeller in reverse now, pulling hard against the fall of the boat.</text:span></text:p>
      <text:p text:style-name="Text_20_body"><text:span text:style-name="T1">“Watch the forward speed</text:span><text:change-start text:change-id="ct94919481358896"/><text:span text:style-name="T1">,</text:span><text:change-end text:change-id="ct94919481358896"/><text:span text:style-name="T1"> Bastian!” Percy warned</text:span><text:change-start text:change-id="ct94919481390080"/><text:span text:style-name="T1">.</text:span><text:change-end text:change-id="ct94919481390080"/><text:change text:change-id="ct94919481339776"/><text:span text:style-name="T1"> “</text:span><text:change-start text:change-id="ct94919481390608"/><text:span text:style-name="T1">I</text:span><text:change-end text:change-id="ct94919481390608"/><text:change text:change-id="ct94919481356272"/><text:span text:style-name="T1">f we start moving backwards with the dive planes set like that, you’ll swing the bow deeper instead of shallower. Don’t let her reverse direction.”</text:span></text:p>
      <text:p text:style-name="Text_20_body"><text:span text:style-name="T1">“On it</text:span><text:change-start text:change-id="ct94919474509600"/><text:span text:style-name="T1">,</text:span><text:change-end text:change-id="ct94919474509600"/><text:span text:style-name="T1">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span></text:p>
      <text:p text:style-name="Text_20_body"><text:span text:style-name="T1">The climb of the depth gauge had slowed dramatically</text:span><text:change text:change-id="ct94919481256240"/><text:span text:style-name="T1"> and was now only barely moving</text:span><text:change text:change-id="ct94919481378544"/><text:change-start text:change-id="ct94919481378832"/><text:span text:style-name="T1">—</text:span><text:change-end text:change-id="ct94919481378832"/><text:span text:style-name="T1">but still moving</text:span><text:change text:change-id="ct94919480199584"/><text:change-start text:change-id="ct94919480200544"/><text:span text:style-name="T1">—</text:span><text:change-end text:change-id="ct94919480200544"/><text:span text:style-name="T1">higher and deeper.</text:span></text:p>
      <text:p text:style-name="Text_20_body"><text:span text:style-name="T1">“The ballast!” yelled Percy. She stepped to the tank control panel and flipped switches and spun open a selection of the dozen or so small valve control wheels in front of her. There was a hiss of air from deep in the boat as the high</text:span><text:change-start text:change-id="ct94919474469264"/><text:span text:style-name="T1">-</text:span><text:change-end text:change-id="ct94919474469264"/><text:change text:change-id="ct94919481359184"/><text:span text:style-name="T1">pressure system blew water out of some of the trim tanks. The boat came back to almost completely level. Percy continued to work the tank ballast panel, pushing air back into the main ballast.</text:span></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text:span><text:change-start text:change-id="ct94919480212512"/><text:span text:style-name="T1">,</text:span><text:change-end text:change-id="ct94919480212512"/><text:span text:style-name="T1"> baby, we’ll take some of the fucking weight off soon.”</text:span></text:p>
      <text:p text:style-name="P8">“What happened back there?” asked Gregory. “I thought we were going to hit the bottom for sure.”</text:p>
      <text:p text:style-name="Text_20_body"><text:span text:style-name="T1">“False bottom,” said Percy. “The deep scattering layer</text:span><text:change text:change-id="ct94919480211312"/><text:change-start text:change-id="ct94919481359472"/><text:span text:style-name="T1">—</text:span><text:change-end text:change-id="ct94919481359472"/><text:span text:style-name="T1">billions and billions of tiny bony fish come up from the depths in the night to feed</text:span><text:change text:change-id="ct94919480211600"/><text:change-start text:change-id="ct94919480212224"/><text:span text:style-name="T1">—</text:span><text:change-end text:change-id="ct94919480212224"/><text:span text:style-name="T1">such a fucking mass of them together that they reflect sonar back up, making them look like the bottom. We swam right through them</text:span><text:change text:change-id="ct94919480217984"/><text:span text:style-name="T1"> and came out underneath.”</text:span></text:p>
      <text:p text:style-name="Text_20_body"><text:span text:style-name="T1">“Just when you think submarining is fucking boring</text:span><text:change text:change-id="ct94919481264592"/><text:change-start text:change-id="ct94919474692672"/><text:span text:style-name="T1"> . . .</text:span><text:change-end text:change-id="ct94919474692672"/><text:span text:style-name="T1">” said Bastian.</text:span></text:p>
      <text:p text:style-name="Text_20_body"><text:span text:style-name="T1">Another ping from the pursuing submarine hit the </text:span><text:span text:style-name="T2">Prospect</text:span><text:span text:style-name="T1">, but this time it had a different quality to it</text:span><text:change text:change-id="ct94919480226032"/><text:change-start text:change-id="ct94919480226992"/><text:span text:style-name="T1">—</text:span><text:change-end text:change-id="ct94919480226992"/><text:span text:style-name="T1">not just less powerful, but also diffuse and muted, as if it were coming from much f</text:span><text:change-start text:change-id="ct94919480228848"/><text:span text:style-name="T1">a</text:span><text:change-end text:change-id="ct94919480228848"/><text:change text:change-id="ct94919480229136"/><text:span text:style-name="T1">rther away than the last ping.</text:span></text:p>
      <text:p text:style-name="Text_20_body"><text:span text:style-name="T1">“So</text:span><text:change text:change-id="ct94919480217648"/><text:change-start text:change-id="ct94919474631408"/><text:span text:style-name="T1"> . . . </text:span><text:change-end text:change-id="ct94919474631408"/><text:change text:change-id="ct94919481386256"/><text:span text:style-name="T1">they can’t see us now because of the layer of fish between us and them?” Gregory asked.</text:span></text:p>
      <text:p text:style-name="Text_20_body"><text:span text:style-name="T1">“With any luck</text:span><text:change-start text:change-id="ct94919480237088"/><text:span text:style-name="T1">,</text:span><text:change-end text:change-id="ct94919480237088"/><text:span text:style-name="T1"> their active sonar is nothing more than a damned fish-finder now,” Percy replied. “And we’ll just keep ourselves very quiet for a few minutes here.”</text:span></text:p>
      <text:p text:style-name="Text_20_body"><text:span text:style-name="T1">“Maybe I should go back to my bunk</text:span><text:change-start text:change-id="ct94919480240208"/><text:span text:style-name="T1">,</text:span><text:change-end text:change-id="ct94919480240208"/><text:span text:style-name="T1"> then?” Cassandra asked, looking up at Percy from the compartment below, having returned from her short and harrowing break.</text:span></text:p>
      <text:p text:style-name="Text_20_body"><text:span text:style-name="T1">Another muted ping rang through the </text:span><text:span text:style-name="T2">Prospect</text:span><text:span text:style-name="T1">.</text:span></text:p>
      <text:p text:style-name="Text_20_body"><text:span text:style-name="T1">“I don’t think they are going to let you sleep</text:span><text:change-start text:change-id="ct94919480246768"/><text:span text:style-name="T1">,</text:span><text:change-end text:change-id="ct94919480246768"/><text:span text:style-name="T1"> Cassandra,” said Percy. “Can you get back on sonar and see if you can figure out what their next move is?”</text:span></text:p>
      <text:p text:style-name="Text_20_body"><text:span text:style-name="T1">“Sure</text:span><text:change-start text:change-id="ct94919480250224"/><text:span text:style-name="T1">,</text:span><text:change-end text:change-id="ct94919480250224"/><text:span text:style-name="T1"> Captain Percy,” Cassandra said before flopping into the sonar station chair.</text:span></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Text_20_body"><text:span text:style-name="T1">“They’ve got their motors going</text:span><text:change text:change-id="ct94919480255264"/><text:change-start text:change-id="ct94919480256224"/><text:span text:style-name="T1">—</text:span><text:change-end text:change-id="ct94919480256224"/><text:span text:style-name="T1">pretty loud.” Cassandra listened for a few seconds as another ping passed through them. “They’re moving at a good clip</text:span><text:change text:change-id="ct94919480257296"/><text:change-start text:change-id="ct94919480258816"/><text:span text:style-name="T1"> . . . </text:span><text:change-end text:change-id="ct94919480258816"/><text:change text:change-id="ct94919480259104"/><text:span text:style-name="T1">It sounds like they’re turning a circle?”</text:span></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text:span><text:change text:change-id="ct94919481543536"/><text:change-start text:change-id="ct94919481543824"/><text:span text:style-name="T1">fifteen </text:span><text:change-end text:change-id="ct94919481543824"/><text:span text:style-name="T1">minutes</text:span><text:change-start text:change-id="ct94919481545456"/><text:span text:style-name="T1">,</text:span><text:change-end text:change-id="ct94919481545456"/><text:span text:style-name="T1"> every time he heard a ping from the </text:span><text:span text:style-name="T2">Grackle</text:span><text:change-start text:change-id="ct94919481547760"/><text:span text:style-name="T1">,</text:span><text:change-end text:change-id="ct94919481547760"/><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text:span><text:change text:change-id="ct94919481548720"/><text:span text:style-name="T1"> and turned in a miles-long arc away from that point.</text:span></text:p>
      <text:p text:style-name="Text_20_body"><text:span text:style-name="T1">“Percy,” Hemi called up to the control room as the latest ping showed their pursuers at nearly five nautical miles away</text:span><text:change-start text:change-id="ct94919474478464"/><text:span text:style-name="T1">.</text:span><text:change-end text:change-id="ct94919474478464"/><text:change text:change-id="ct94919474424432"/><text:span text:style-name="T1"> “</text:span><text:change-start text:change-id="ct94919481555264"/><text:span text:style-name="T1">I</text:span><text:change-end text:change-id="ct94919481555264"/><text:change text:change-id="ct94919481548048"/><text:span text:style-name="T1">t looks like they are at the apogee of their search arc. Now might be a good time to move.”</text:span></text:p>
      <text:p text:style-name="Text_20_body"><text:span text:style-name="T1">“Thanks</text:span><text:change-start text:change-id="ct94919481564336"/><text:span text:style-name="T1">,</text:span><text:change-end text:change-id="ct94919481564336"/><text:span text:style-name="T1"> Hemi. Keep plotting them. Can you also give me a random course in some direction away from them? True fuckin’ random, if you can.”</text:sp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he book to select a random number which he transposed into one of his dozen courses. “Here’s a true random bearing</text:span><text:change-start text:change-id="ct94919480228064"/><text:span text:style-name="T1">,</text:span><text:change-end text:change-id="ct94919480228064"/><text:span text:style-name="T1"> Sylvia: 163 degrees.”</text:span></text:p>
      <text:p text:style-name="Text_20_body"><text:span text:style-name="T1">“OK</text:span><text:change-start text:change-id="ct94919481567696"/><text:span text:style-name="T1">,</text:span><text:change-end text:change-id="ct94919481567696"/><text:span text:style-name="T1"> Bastian, make it three knots, come about to 1-6-3.”</text:span></text:p>
      <text:p text:style-name="P8">Bastian shifted the throttle slightly forward and the speed needle raised slowly off its zero pin. He turned the rudder wheel and the boat leaned slightly into the turn.</text:p>
      <text:p text:style-name="Text_20_body"><text:span text:style-name="T1">“Keep her fuckin’ level</text:span><text:change-start text:change-id="ct94919481575888"/><text:span text:style-name="T1">,</text:span><text:change-end text:change-id="ct94919481575888"/><text:span text:style-name="T1"> Gregory</text:span><text:change text:change-id="ct94919481576512"/><text:change-start text:change-id="ct94919481577472"/><text:span text:style-name="T1">—</text:span><text:change-end text:change-id="ct94919481577472"/><text:span text:style-name="T1">we’re too deep to make any mistakes,” said Percy.</text:span></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Text_20_body"><text:span text:style-name="T1">Percy stood directly behind Gregory, carefully double</text:span><text:change-start text:change-id="ct94919481583216"/><text:span text:style-name="T1">-</text:span><text:change-end text:change-id="ct94919481583216"/><text:change text:change-id="ct94919481583504"/><text:span text:style-name="T1">checking his every move to make sure they did not accidentally sink below the boat’s crush depth. After an hour, she personally relieved Gregory in the dive plane control seat and sent him to his rack for a break.</text:span></text:p>
      <text:p text:style-name="Text_20_body"><text:span text:style-name="T1">At three knots the </text:span><text:span text:style-name="T2">Prospect</text:span><text:change-start text:change-id="ct94919481591792"/><text:span text:style-name="T1">’s</text:span><text:change-end text:change-id="ct94919481591792"/><text:span text:style-name="T1">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text:span><text:change text:change-id="ct94919481594384"/><text:change-start text:change-id="ct94919481595344"/><text:span text:style-name="T1">—</text:span><text:change-end text:change-id="ct94919481595344"/><text:span text:style-name="T1">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ext:span><text:change text:change-id="ct94919480258032"/><text:change-start text:change-id="ct94919481594672"/><text:span text:style-name="T1">two hundred </text:span><text:change-end text:change-id="ct94919481594672"/><text:span text:style-name="T1">meters of depth.</text:span></text:p>
      <text:p text:style-name="P8">When Gregory came back from his break, Percy stepped down the ladder to the sonar compartment and joined Hemi at the navigation table.</text:p>
      <text:p text:style-name="P8">“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text:span><text:change text:change-id="ct94919473430352"/><text:change-start text:change-id="ct94919481612624"/><text:span text:style-name="T1">—</text:span><text:change-end text:change-id="ct94919481612624"/><text:span text:style-name="T1">barring another storm, we’ll be bright targets</text:span><text:change text:change-id="ct94919481612912"/><text:change-start text:change-id="ct94919481614288"/><text:span text:style-name="T1">—</text:span><text:change-end text:change-id="ct94919481614288"/><text:span text:style-name="T1">both visual </text:span><text:span text:style-name="T2">and</text:span><text:span text:style-name="T1"> radar</text:span><text:change text:change-id="ct94919481616592"/><text:change-start text:change-id="ct94919481617552"/><text:span text:style-name="T1">—</text:span><text:change-end text:change-id="ct94919481617552"/><text:span text:style-name="T1">for those fuckers with the ram. They’ll be back on us before we can get the ballast tanks fully emptied.”</text:span></text:p>
      <text:p text:style-name="P8">“We could wait it out until nightfall without moving. We have enough power to keep the lights on at least.”</text:p>
      <text:p text:style-name="Text_20_body"><text:span text:style-name="T1">“I’m worried we haven’t put enough distance between us for that. If they find us running on the surface, at least we can try to outrun them. If they find us deep with no battery</text:span><text:change-start text:change-id="ct94919481594960"/><text:span text:style-name="T1">,</text:span><text:change-end text:change-id="ct94919481594960"/><text:span text:style-name="T1"> when they come back around on their next search circle, we’re done for.”</text:span></text:p>
      <text:p text:style-name="Text_20_body"><text:span text:style-name="T1">“We would benefit from another piece of covering luck</text:span><text:change-start text:change-id="ct94919481625712"/><text:span text:style-name="T1">,</text:span><text:change-end text:change-id="ct94919481625712"/><text:span text:style-name="T1"> like the deep scattering layer,” said Hemi.</text:span></text:p>
      <text:p text:style-name="Text_20_body"><text:span text:style-name="T1">“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text:span><text:change text:change-id="ct94919481614576"/><text:span text:style-name="T1"> and get me when we have only emergency reserves left.”</text:span></text:p>
      <text:p text:style-name="Text_20_body"><text:span text:style-name="T1">Percy climbed down a deck and disappeared forward into the Captain’s cabin. She was out almost </text:span><text:change text:change-id="ct94919481600240"/><text:span text:style-name="T1">as </text:span><text:change-start text:change-id="ct94919481632032"/><text:span text:style-name="T1">soon as </text:span><text:change-end text:change-id="ct94919481632032"/><text:span text:style-name="T1">she fell into her rack. The ability to fall asleep instantly was a talent she had gained from long years of </text:span><text:change text:change-id="ct94919481632992"/><text:span text:style-name="T1">working with </text:span><text:change text:change-id="ct94919481634432"/><text:change-start text:change-id="ct94919481635392"/><text:span text:style-name="T1">little </text:span><text:change-end text:change-id="ct94919481635392"/><text:span text:style-name="T1">sleep on subs.</text:span></text:p>
      <text:p text:style-name="P8"> </text:p>
      <text:p text:style-name="Text_20_body"><text:span text:style-name="T1">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text:span><text:change-start text:change-id="ct94919473432144"/><text:span text:style-name="T1">c</text:span><text:change-end text:change-id="ct94919473432144"/><text:change text:change-id="ct94919481632320"/><text:span text:style-name="T1">aptain’s cabin and woke Percy. They returned to the sonar compartment together, updated their probable position on the chart</text:span><text:change text:change-id="ct94919481634096"/><text:change-start text:change-id="ct94919481641392"/><text:span text:style-name="T1">—</text:span><text:change-end text:change-id="ct94919481641392"/><text:span text:style-name="T1">still a long way from anywhere</text:span><text:change text:change-id="ct94919481642352"/><text:change-start text:change-id="ct94919481643312"/><text:span text:style-name="T1">—</text:span><text:change-end text:change-id="ct94919481643312"/><text:span text:style-name="T1">and decided to take the only reasonable action available to them: rise to periscope depth and have a look around.</text:span></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Text_20_body"><text:span text:style-name="T1">“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text:span><text:change text:change-id="ct94919474634208"/><text:change-start text:change-id="ct94919474647136"/><text:span text:style-name="T1">—</text:span><text:change-end text:change-id="ct94919474647136"/><text:span text:style-name="T1">much calmer now</text:span><text:change text:change-id="ct94919481632608"/><text:change-start text:change-id="ct94919481642640"/><text:span text:style-name="T1">—</text:span><text:change-end text:change-id="ct94919481642640"/><text:span text:style-name="T1">rising and falling with the long frequency of deep ocean swells. “Would you fucking believe our luck is still with us? We have a thick fog bank. In every direction.”</text:span></text:p>
      <text:p text:style-name="Text_20_body"><text:span text:style-name="T1">Hemi smiled. “Makes sense</text:span><text:change text:change-id="ct94919474580192"/><text:change-start text:change-id="ct94919481641680"/><text:span text:style-name="T1">—</text:span><text:change-end text:change-id="ct94919481641680"/><text:span text:style-name="T1">it was likely a big warm wall of air pushing that storm, and now all that hot air is sitting on the surface of the cold ocean, turning into cloud.”</text:span></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ext:span><text:change text:change-id="ct94919481660880"/><text:span text:style-name="T1">tension of the surface, and water washed off and over the curved sides.</text:span></text:p>
      <text:p text:style-name="Text_20_body"><text:span text:style-name="T1">Hemi opened the hatch of the control room and climbed up to the bridge</text:span><text:change-start text:change-id="ct94919481665344"/><text:span text:style-name="T1">.</text:span><text:change-end text:change-id="ct94919481665344"/><text:span text:style-name="T1">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span></text:p>
      <text:p text:style-name="Text_20_body"><text:span text:style-name="T1">A blinding fog was not a challenge for a submarine</text:span><text:change-start text:change-id="ct94919481670784"/><text:span text:style-name="T1">,</text:span><text:change-end text:change-id="ct94919481670784"/><text:span text:style-name="T1"> though</text:span><text:change text:change-id="ct94919481671072"/><text:change-start text:change-id="ct94919481672032"/><text:span text:style-name="T1">—</text:span><text:change-end text:change-id="ct94919481672032"/><text:span text:style-name="T1">which spent much of its time moving sightlessly through the pits of the world anyway</text:span><text:change text:change-id="ct94919481672656"/><text:change-start text:change-id="ct94919481673616"/><text:span text:style-name="T1">—</text:span><text:change-end text:change-id="ct94919481673616"/><text:span text:style-name="T1">but a useful resource, transforming the surface into a similar dense covering medium as the deep ocean.</text:span></text:p>
      <text:p text:style-name="Text_20_body"><text:span text:style-name="T1">Percy called down to Bastian to start the engines, push the boat up to its maximum surface speed of </text:span><text:change text:change-id="ct94919481618656"/><text:change-start text:change-id="ct94919481671360"/><text:span text:style-name="T1">fifteen </text:span><text:change-end text:change-id="ct94919481671360"/><text:span text:style-name="T1">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Text_20_body"><text:span text:style-name="T1">“‘Herschel</text:span><text:change-start text:change-id="ct94919481686448"/><text:span text:style-name="T1">,</text:span><text:change-end text:change-id="ct94919481686448"/><text:change text:change-id="ct94919481686736"/><text:span text:style-name="T1">’” Percy repeated. “Do you think that little fella will be able to find Shakes in this fuckin’ fog?”</text:span></text:p>
      <text:p text:style-name="Text_20_body"><text:span text:style-name="T1">“He has a better chance in this fog than he would have if we had sent him up into that storm. Though the truth is I am fairly skeptical about Shakes’</text:span><text:change-start text:change-id="ct94919481689184"/><text:span text:style-name="T1">s</text:span><text:change-end text:change-id="ct94919481689184"/><text:span text:style-name="T1"> claims that Herschel can find a boat on the surface of the ocean. My understanding of homing pigeons is that they know instinctively how to fly home</text:span><text:change text:change-id="ct94919481689792"/><text:change-start text:change-id="ct94919481690752"/><text:span text:style-name="T1">—</text:span><text:change-end text:change-id="ct94919481690752"/><text:span text:style-name="T1">I am not sure that works if ‘home’ is a moving target.”</text:span></text:p>
      <text:p text:style-name="P8">“Shakes said the pigeon had special training.”</text:p>
      <text:p text:style-name="P8">“It would have to be exceptionally special.”</text:p>
      <text:p text:style-name="Text_20_body"><text:span text:style-name="T1">“So we might just be sending the bird off to die on the fucking ocean?” For the first time</text:span><text:change-start text:change-id="ct94919481696368"/><text:span text:style-name="T1">,</text:span><text:change-end text:change-id="ct94919481696368"/><text:span text:style-name="T1"> Percy’s face showed concern about the small animal.</text:span></text:p>
      <text:p text:style-name="Text_20_body"><text:span text:style-name="T1">“If I thought that, I would not send Herschel out. The other thing I have heard about homing pigeons is they are capable of flying extraordinary distances. I am confident Herschel will eventually find some place to land. I am just not convinced we will ever see him again. Of course</text:span><text:change-start text:change-id="ct94919481700080"/><text:span text:style-name="T1">,</text:span><text:change-end text:change-id="ct94919481700080"/><text:span text:style-name="T1"> I am not entirely convinced we will ever see Shakes again either.”</text:span></text:p>
      <text:p text:style-name="Text_20_body"><text:span text:style-name="T1">“OK</text:span><text:change-start text:change-id="ct94919481703200"/><text:span text:style-name="T1">,</text:span><text:change-end text:change-id="ct94919481703200"/><text:span text:style-name="T1"> Hemi, if you think the bird will be alright, and there’s a chance it will help us reconnect with Shakes, let’s launch him.”</text:span></text:p>
      <text:p text:style-name="P8">“What shall the message say?”</text:p>
      <text:p text:style-name="Text_20_body"><text:span text:style-name="T1">“I noted on the chart the dock in Stilt City where we’re supposed to drop the cargo. I guess we’re close enough that at this point, you should just give him the dock info, and that our expected arrival is </text:span><text:change text:change-id="ct94919481692192"/><text:change-start text:change-id="ct94919481707136"/><text:span text:style-name="T1">twenty-four </text:span><text:change-end text:change-id="ct94919481707136"/><text:span text:style-name="T1">hours or so from now. We’ll meet him there, if it’s at all fucking possible.”</text:span></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text:span><text:change text:change-id="ct94919481661984"/><text:change-start text:change-id="ct94919481711680"/><text:span text:style-name="T1">—</text:span><text:change-end text:change-id="ct94919481711680"/><text:span text:style-name="T1">the black grime of her work ground into the seams of her knuckles and the cheroot smoking between her fingers. The coal of the tobacco glowed robustly now that the </text:span><text:span text:style-name="T2">Prospect</text:span><text:change-start text:change-id="ct94919481713984"/><text:span text:style-name="T1">’s</text:span><text:change-end text:change-id="ct94919481713984"/><text:span text:style-name="T1">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Text_20_body"><text:span text:style-name="T1">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text:span><text:change-start text:change-id="ct94919481713312"/><text:span text:style-name="T1">,</text:span><text:change-end text:change-id="ct94919481713312"/><text:span text:style-name="T1"> huge Hemi must have been hunched over the galley table</text:span><text:change-start text:change-id="ct94919481723648"/><text:span text:style-name="T1">,</text:span><text:change-end text:change-id="ct94919481723648"/><text:span text:style-name="T1"> printing extremely small letters with a sharp pencil on a short roll of thin paper. She regretted missing that.</text:span></text:p>
      <text:p text:style-name="P8">“OK,” said Hemi. “Herschel is ready to go.”</text:p>
      <text:p text:style-name="Text_20_body"><text:span text:style-name="T1">Percy watched him. “So</text:span><text:change text:change-id="ct94919481718160"/><text:change-start text:change-id="ct94919481713600"/><text:span text:style-name="T1"> . . . </text:span><text:change-end text:change-id="ct94919481713600"/><text:change text:change-id="ct94919475838272"/><text:span text:style-name="T1">do you have to give the bird any instructions or anything?”</text:span></text:p>
      <text:p text:style-name="P8">“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he sail of the </text:span><text:span text:style-name="T2">Prospect</text:span><text:span text:style-name="T1"> once as he selected a course, and disappeared straight into the fog.</text:span></text:p>
      <text:p text:style-name="P8">“I do hope we see Herschel again,” said Hemi.</text:p>
      <text:p text:style-name="Text_20_body"><text:span text:style-name="T1">“It would be pretty fuckin’ miraculous if this works and we see him again</text:span><text:change text:change-id="ct94919480247872"/><text:change-start text:change-id="ct94919481736928"/><text:span text:style-name="T1"> . . .</text:span><text:change-end text:change-id="ct94919481736928"/><text:span text:style-name="T1"> and even more so if we find Shakes at the dock in Stilt City.”</text:span><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text:span><text:change-start text:change-id="ct94919481741200"/><text:span text:style-name="T1">six</text:span><text:change-end text:change-id="ct94919481741200"/><text:change text:change-id="ct94919481741488"/><text:span text:style-name="T1">-hour daytime rotations</text:span><text:change-start text:change-id="ct94919481743120"/><text:span text:style-name="T1">,</text:span><text:change-end text:change-id="ct94919481743120"/><text:span text:style-name="T1">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change-start text:change-id="ct94919481747376"/><text:span text:style-name="T1">’s</text:span><text:change-end text:change-id="ct94919481747376"/><text:span text:style-name="T1">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text:span><text:change-start text:change-id="ct94919481742480"/><text:span text:style-name="T1">behind </text:span><text:change-end text:change-id="ct94919481742480"/><text:span text:style-name="T1">a</text:span><text:change text:change-id="ct94919476379664"/><text:change-start text:change-id="ct94919481745408"/><text:span text:style-name="T1"> </text:span><text:change-end text:change-id="ct94919481745408"/><text:span text:style-name="T1">gash of white wake through the black water</text:span><text:change text:change-id="ct94919481756176"/><text:span text:style-name="T1">.</text:span></text:p>
      <text:p text:style-name="Text_20_body"><text:span text:style-name="T1">Hemi kept the chart accurate with their position</text:span><text:change-start text:change-id="ct94919481738368"/><text:span text:style-name="T1">,</text:span><text:change-end text:change-id="ct94919481738368"/><text:change text:change-id="ct94919476300096"/><text:span text:style-name="T1"> the dashed line straight and true</text:span><text:change text:change-id="ct94919481734096"/><text:span text:style-name="T1">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text:span><text:change text:change-id="ct94919481758352"/><text:change-start text:change-id="ct94919476079456"/><text:span text:style-name="T1">a </text:span><text:change-end text:change-id="ct94919476079456"/><text:span text:style-name="T1">higher risk of Authority interference, Percy put them back on </text:span><text:change-start text:change-id="ct94919481766176"/><text:span text:style-name="T1">three</text:span><text:change-end text:change-id="ct94919481766176"/><text:change text:change-id="ct94919481766464"/><text:span text:style-name="T1">-hour nighttime shifts and kept someone on lookout again.</text:span></text:p>
      <text:p text:style-name="P8">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Text_20_body"><text:span text:style-name="T1">“Have you ever known me to be anything but a fuckin’ professional</text:span><text:change-start text:change-id="ct94919481764544"/><text:span text:style-name="T1">,</text:span><text:change-end text:change-id="ct94919481764544"/><text:span text:style-name="T1"> Hemi? I may not be fucking happy about working on this fucking demon-driven boat, but I’m going to do the fuckin’ job I was fuckin’ hired to do until we hit the fuckin’ dock.”</text:span></text:p>
      <text:p text:style-name="P8">“And then what?”</text:p>
      <text:p text:style-name="Text_20_body"><text:span text:style-name="T1">“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text:span><text:change-start text:change-id="ct94919481742768"/><text:span text:style-name="T1">,</text:span><text:change-end text:change-id="ct94919481742768"/><text:span text:style-name="T1"> Hemi?”</text:span></text:p>
      <text:p text:style-name="Text_20_body"><text:span text:style-name="T1">“What happened with Owen could not be helped</text:span><text:change-start text:change-id="ct94919476092848"/><text:span text:style-name="T1">,</text:span><text:change-end text:change-id="ct94919476092848"/><text:span text:style-name="T1"> Chips. I was there</text:span><text:change-start text:change-id="ct94919481781824"/><text:span text:style-name="T1">.</text:span><text:change-end text:change-id="ct94919481781824"/><text:change text:change-id="ct94919481782112"/><text:span text:style-name="T1"> Sylvia had to make a tough choice without a clearly correct course of action, and she did. I regret what happened to Owen. I really do. But this job is dangerous, he knew that.”</text:span></text:p>
      <text:p text:style-name="Text_20_body"><text:span text:style-name="T1">“Don’t you fuckin’ defend her with your fuckin’ burden-of-command bullshit</text:span><text:change-start text:change-id="ct94919481780816"/><text:span text:style-name="T1">,</text:span><text:change-end text:change-id="ct94919481780816"/><text:span text:style-name="T1"> Hemi. This isn’t a fuckin’ war boat, it’s a commercial fuckin’ cargo sub. She had plenty of fuckin’ choices that could have ended with Owen alive. I’m all for moving cargo under the fuckin’ attention of Authorities, but not at the fuckin’ cost of people’s lives!</text:span></text:p>
      <text:p text:style-name="Text_20_body"><text:span text:style-name="T1">“She could have turned this fuckin’ boat over to them. It’s not like they would fuckin’ execute us. We’d just be fucked back to land for a while. Eventually we could go the fuck back out on some other fuckin’ boat</text:span><text:change text:change-id="ct94919481784064"/><text:change-start text:change-id="ct94919481790736"/><text:span text:style-name="T1">—</text:span><text:change-end text:change-id="ct94919481790736"/><text:span text:style-name="T1">no fuckin’ shortage of need for skilled submariners. There was no fuckin’ reason for anyone to die!”</text:span></text:p>
      <text:p text:style-name="P8">“They fired at us first, Chips. Owen was probably hit in the first barrage.”</text:p>
      <text:p text:style-name="Text_20_body"><text:span text:style-name="T1">“But he wasn’t fuckin’ dead, was he</text:span><text:change-start text:change-id="ct94919481794192"/><text:span text:style-name="T1">,</text:span><text:change-end text:change-id="ct94919481794192"/><text:span text:style-name="T1"> Hemi? He was not fuckin’ dead. And </text:span><text:change-start text:change-id="ct94919481795488"/><text:span text:style-name="T1">s</text:span><text:change-end text:change-id="ct94919481795488"/><text:change text:change-id="ct94919481795776"/><text:span text:style-name="T1">he fuckin’ knew it</text:span><text:change text:change-id="ct94919481796400"/><text:change-start text:change-id="ct94919481797024"/><text:span text:style-name="T1">—</text:span><text:change-end text:change-id="ct94919481797024"/><text:span text:style-name="T1">we </text:span><text:span text:style-name="T2">all</text:span><text:span text:style-name="T1"> knew it</text:span><text:change-start text:change-id="ct94919481800000"/><text:span text:style-name="T1">,</text:span><text:change-end text:change-id="ct94919481800000"/><text:span text:style-name="T1"> Hemi. And as soon as we knew it, we should have aborted the fuckin’ dive and saved fuckin’ Owen!”</text:span></text:p>
      <text:p text:style-name="P8">“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text:span><text:change-start text:change-id="ct94919481797648"/><text:span text:style-name="T1">,</text:span><text:change-end text:change-id="ct94919481797648"/><text:span text:style-name="T1">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Text_20_body"><text:span text:style-name="T1">Hemi looked off at the ocean. “But I did not. I made the decision I did in the moment. Aborting the dive did not even occur to me. I did what I was supposed to do as </text:span><text:change text:change-id="ct94919481747072"/><text:span text:style-name="T1">Deck Boss.”</text:span></text:p>
      <text:p text:style-name="Text_20_body"><text:span text:style-name="T1">“And that right fuckin’ there is why I’m leaving this fuckin’ boat. I respect you</text:span><text:change-start text:change-id="ct94919474189664"/><text:span text:style-name="T1">,</text:span><text:change-end text:change-id="ct94919474189664"/><text:span text:style-name="T1"> Hemi, and I like workin’ with you. But this boat is hers</text:span><text:change-start text:change-id="ct94919481815888"/><text:span text:style-name="T1">,</text:span><text:change-end text:change-id="ct94919481815888"/><text:span text:style-name="T1"> from fuckin’ bridge to fuckin’ keel, and she’s a fuckin’ stubborn piece of fuckin’ dried shit the odor of which is foulin’ the fuckin’ air of my whole fucking life right now. Yours</text:span><text:change-start text:change-id="ct94919481817904"/><text:span text:style-name="T1">,</text:span><text:change-end text:change-id="ct94919481817904"/><text:span text:style-name="T1"> too</text:span><text:change text:change-id="ct94919481818864"/><text:change-start text:change-id="ct94919481819824"/><text:span text:style-name="T1"> . . . </text:span><text:change-end text:change-id="ct94919481819824"/><text:change text:change-id="ct94919474400896"/><text:span text:style-name="T1">Fuck.”</text:span></text:p>
      <text:p text:style-name="Text_20_body"><text:span text:style-name="T1">Hemi looked through the sextant and adjusted it with slow, smooth motions, watching the bright star in the finder fall from the sky to meet the rising black pool of the horizon line. He noted their position on his clipboard</text:span><text:change text:change-id="ct94919481791024"/><text:span text:style-name="T1"> and climbed silently down off the bridge.</text:span></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ext:span><text:change text:change-id="ct94919481828656"/><text:change-start text:change-id="ct94919481830624"/><text:span text:style-name="T1">twenty </text:span><text:change-end text:change-id="ct94919481830624"/><text:span text:style-name="T1">years to the rapid growth of what had come to be known worldwide as Stilt City. This policing was also the root cause of the heavy contesting of the waters f</text:span><text:change-start text:change-id="ct94919481832288"/><text:span text:style-name="T1">a</text:span><text:change-end text:change-id="ct94919481832288"/><text:change text:change-id="ct94919481834272"/><text:span text:style-name="T1">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Text_20_body"><text:span text:style-name="T1">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text:span><text:change-start text:change-id="ct94919481833872"/><text:span text:style-name="T1">from </text:span><text:change-end text:change-id="ct94919481833872"/><text:span text:style-name="T1">moving into or out of their port. The policy here was that policing the contents of cargo boats was a matter for the Authority forces on land.</text:span></text:p>
      <text:p text:style-name="Text_20_body"><text:span text:style-name="T1">The moniker </text:span><text:change-start text:change-id="ct94919481846928"/><text:span text:style-name="T1">“</text:span><text:change-end text:change-id="ct94919481846928"/><text:change text:change-id="ct94919481847216"/><text:span text:style-name="T1">Stilt City</text:span><text:change-start text:change-id="ct94919481848176"/><text:span text:style-name="T1">”</text:span><text:change-end text:change-id="ct94919481848176"/><text:change text:change-id="ct94919474597744"/><text:span text:style-name="T1"> might have been somewhat pejorative, but it was accurate. It was built on a vast river delta which rapidly attenuated the big ocean rollers down to calm, flat, and brown water. The structures built on pylons began to appear relatively far out into the ocean</text:span><text:change text:change-id="ct94919481849136"/><text:change-start text:change-id="ct94919481850096"/><text:span text:style-name="T1">—</text:span><text:change-end text:change-id="ct94919481850096"/><text:span text:style-name="T1">some in places where the water was dozens of meters deep. The buildings teetered high above the larger waves they needed to clear in those deeper waters. They stood atop artificial underwater forests of rigidly</text:span><text:change-start text:change-id="ct94919481853216"/><text:span text:style-name="T1"> </text:span><text:change-end text:change-id="ct94919481853216"/><text:change text:change-id="ct94919481853504"/><text:span text:style-name="T1">spaced trees</text:span><text:change-start text:change-id="ct94919481856544"/><text:span text:style-name="T1">,</text:span><text:change-end text:change-id="ct94919481856544"/><text:span text:style-name="T1"> placed by </text:span><text:change text:change-id="ct94919481858224"/><text:span text:style-name="T1">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Text_20_body"><text:span text:style-name="T1">Virtually all the trade of Stilt City was done on the open water or on the docks. In many places</text:span><text:change-start text:change-id="ct94919481832576"/><text:span text:style-name="T1">,</text:span><text:change-end text:change-id="ct94919481832576"/><text:span text:style-name="T1"> boats of all sizes were rafted up</text:span><text:change-start text:change-id="ct94919481856208"/><text:span text:style-name="T1">,</text:span><text:change-end text:change-id="ct94919481856208"/><text:span text:style-name="T1"> and people traded goods across the networks of hulls.</text:span></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text:span><text:change-start text:change-id="ct94919481700848"/><text:span text:style-name="T1">,</text:span><text:change-end text:change-id="ct94919481700848"/><text:span text:style-name="T1">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text:span><text:change-start text:change-id="ct94919481882352"/><text:span text:style-name="T1">,</text:span><text:change-end text:change-id="ct94919481882352"/><text:span text:style-name="T1">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Text_20_body"><text:span text:style-name="T1">“The river delta makes the water very shallow deep into the ocean. Most of the construction is built far enough up the delta that the waves of the ocean are completely flattened. But</text:span><text:change text:change-id="ct94919481849712"/><text:change-start text:change-id="ct94919481890352"/><text:span text:style-name="T1"> . . . </text:span><text:change-end text:change-id="ct94919481890352"/><text:change text:change-id="ct94919481890640"/><text:span text:style-name="T1">there are many who worry that a really big storm could wipe the entire thing out. The residents here may simply be lucky that it has not happened yet.”</text:span></text:p>
      <text:p text:style-name="P8">“Where does all the material for building come from?”</text:p>
      <text:p text:style-name="Text_20_body"><text:span text:style-name="T1">“Mostly trees are cut down on shore and then floated out. That is why nearly everything is made of wood. I think they do sometimes pull sunken waterlogged trees up from the bottom</text:span><text:change-start text:change-id="ct94919481894576"/><text:span text:style-name="T1">,</text:span><text:change-end text:change-id="ct94919481894576"/><text:span text:style-name="T1">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text:span><text:change text:change-id="ct94919481898032"/><text:change-start text:change-id="ct94919481898992"/><text:span text:style-name="T1">ahead</text:span><text:change-end text:change-id="ct94919481898992"/><text:span text:style-name="T1"> of them. On either side of the channel</text:span><text:change-start text:change-id="ct94919481901680"/><text:span text:style-name="T1">,</text:span><text:change-end text:change-id="ct94919481901680"/><text:span text:style-name="T1">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text:span><text:change-start text:change-id="ct94919481905264"/><text:span text:style-name="T1">,</text:span><text:change-end text:change-id="ct94919481905264"/><text:span text:style-name="T1"> which gave access to buildings and homes </text:span><text:change text:change-id="ct94919481903712"/><text:span text:style-name="T1">buried deep in the dense clumps of development.</text:span></text:p>
      <text:p text:style-name="Text_20_body"><text:span text:style-name="T1">Every so often</text:span><text:change-start text:change-id="ct94919481907008"/><text:span text:style-name="T1">,</text:span><text:change-end text:change-id="ct94919481907008"/><text:span text:style-name="T1"> the masses of huts were broken up by a large access channel running off the main channel. Around these access channels </text:span><text:change-start text:change-id="ct94919481903296"/><text:span text:style-name="T1">had risen </text:span><text:change-end text:change-id="ct94919481903296"/><text:span text:style-name="T1">most of the commercial trade</text:span><text:change text:change-id="ct94919481898320"/><text:span text:style-name="T1">, which had led to the building of long docks and piers, more substantial warehouses, and larger buildings</text:span><text:change text:change-id="ct94919481891744"/><text:change-start text:change-id="ct94919481904000"/><text:span text:style-name="T1">—</text:span><text:change-end text:change-id="ct94919481904000"/><text:span text:style-name="T1">always sitting on stilts above the water. The fancier buildings had paid </text:span><text:change text:change-id="ct94919481916224"/><text:span text:style-name="T1">extra </text:span><text:change text:change-id="ct94919481917920"/><text:span text:style-name="T1">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text:span><text:change text:change-id="ct94919474712880"/><text:change-start text:change-id="ct94919481920144"/><text:span text:style-name="T1">—</text:span><text:change-end text:change-id="ct94919481920144"/><text:span text:style-name="T1">sometimes up onto the mainland and ground-based logistical connections.</text:span></text:p>
      <text:p text:style-name="P8">As they pushed their way slowly up the main channel and deeper into Stilt City, Percy became a little concerned. “Hemi, do you know how to find the fuckin’ dock we are supposed to unload at in all this fuckin’ mess?”</text:p>
      <text:p text:style-name="Text_20_body"><text:span text:style-name="T1">“There is a system to the dock numbers,” said Hemi. “I am fairly certain that we are moving in the right direction. However</text:span><text:change-start text:change-id="ct94919481922640"/><text:span text:style-name="T1">, </text:span><text:change-end text:change-id="ct94919481922640"/><text:change text:change-id="ct94919481904288"/><text:span text:style-name="T1">the system is complex and poorly maintained. We shall have to ask for guidance at some point.”</text:span></text:p>
      <text:p text:style-name="Text_20_body"><text:span text:style-name="T1">Percy asked Cassandra to use the binoculars to scout out the hand-painted signs that indicated the dock numbers accessible from each access channel they passed, and report them to Hemi. The descending order of the dock numbers reassured </text:span><text:change text:change-id="ct94919481877536"/><text:span text:style-name="T1">Percy somewhat, but she would have been much more satisfied with a quality chart of </text:span><text:change-start text:change-id="ct94919474713312"/><text:span text:style-name="T1">Stilt City’s </text:span><text:change-end text:change-id="ct94919474713312"/><text:change text:change-id="ct94919481898608"/><text:span text:style-name="T1">many passages and byways</text:span><text:change text:change-id="ct94919481932880"/><text:span text:style-name="T1">.</text:span></text:p>
      <text:p text:style-name="Text_20_body"><text:span text:style-name="T1">The open lane of the oiler in front of them made navigating much easier. The local boats generally tried to stay out of the way of the bigger ships</text:span><text:change-start text:change-id="ct94919474718944"/><text:span text:style-name="T1">,</text:span><text:change-end text:change-id="ct94919474718944"/><text:span text:style-name="T1"> knowing that the big ships were far less maneuverable and took much longer to stop. But a ship making its way up the channel still had a bit of a job clearing a path, whereas few local boats would try to cut between two ships moving up the channel.</text:span></text:p>
      <text:p text:style-name="Text_20_body"><text:span text:style-name="T1">One did</text:span><text:change-start text:change-id="ct94919481939840"/><text:span text:style-name="T1">,</text:span><text:change-end text:change-id="ct94919481939840"/><text:span text:style-name="T1">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Text_20_body"><text:span text:style-name="T1">“’Hoy there! Do you need a pilot?” </text:span><text:change-start text:change-id="ct94919481945232"/><text:span text:style-name="T1">h</text:span><text:change-end text:change-id="ct94919481945232"/><text:change text:change-id="ct94919481947248"/><text:span text:style-name="T1">e shouted up to the bridge of the sail as he continued to move towards them. “I can bring your sub marine in to where-the-fuck-ever. I know all the ways and docks around here. I can make sure you don’t ground</text:span><text:change text:change-id="ct94919481948912"/><text:change-start text:change-id="ct94919481857360"/><text:span text:style-name="T1">—</text:span><text:change-end text:change-id="ct94919481857360"/><text:span text:style-name="T1">the water is very suddenly shallow in many places.”</text:span></text:p>
      <text:p text:style-name="Text_20_body"><text:span text:style-name="T1">Hemi waved him up the sail, and he climbed quickly and nimbly up and over the fairing to join them. He was a small, thin man. His pure</text:span><text:change-start text:change-id="ct94919481961232"/><text:span text:style-name="T1"> </text:span><text:change-end text:change-id="ct94919481961232"/><text:change text:change-id="ct94919481901968"/><text:span text:style-name="T1">white, shortly</text:span><text:change-start text:change-id="ct94919481944448"/><text:span text:style-name="T1"> </text:span><text:change-end text:change-id="ct94919481944448"/><text:change text:change-id="ct94919481933984"/><text:span text:style-name="T1">trimmed beard and hair stood out in stark contrast to his leathery skin, which all the older local</text:span><text:change-start text:change-id="ct94919481962864"/><text:span text:style-name="T1">s </text:span><text:change-end text:change-id="ct94919481962864"/><text:change text:change-id="ct94919481963152"/><text:span text:style-name="T1">developed after spending their adult working years on the unshaded open water. He was wearing an oddly fitted and assuredly ancient three-piece wool suit into which he was sweating profusely after climbing up the sail.</text:span></text:p>
      <text:p text:style-name="Text_20_body"><text:span text:style-name="T1">“Name’s Sir Piero</text:span><text:change text:change-id="ct94919481946352"/><text:change-start text:change-id="ct94919481961520"/><text:span text:style-name="T1">—</text:span><text:change-end text:change-id="ct94919481961520"/><text:span text:style-name="T1">pee-ahr-oh, at least that’s how most off-shore folks pronounce it.”</text:span></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Text_20_body"><text:span text:style-name="T1">“Knighted by whom?” Hemi asked, </text:span><text:change text:change-id="ct94919481944896"/><text:change-start text:change-id="ct94919481973616"/><text:span text:style-name="T1">then,</text:span><text:change-end text:change-id="ct94919481973616"/><text:span text:style-name="T1"> letting that pass</text:span><text:change-start text:change-id="ct94919481975248"/><text:span text:style-name="T1">,</text:span><text:change-end text:change-id="ct94919481975248"/><text:span text:style-name="T1"> </text:span><text:change text:change-id="ct94919481976208"/><text:span text:style-name="T1">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span></text:p>
      <text:p text:style-name="P8">The man looked it over. “Surely. That’s no great fuckin’ way from here.”</text:p>
      <text:p text:style-name="Text_20_body"><text:span text:style-name="T1">“Have you ever piloted a submarine before</text:span><text:change-start text:change-id="ct94919481973904"/><text:span text:style-name="T1">,</text:span><text:change-end text:change-id="ct94919481973904"/><text:span text:style-name="T1"> Sir Piero?” Percy asked. “It’s not totally like fuckin’ surface ships.”</text:span></text:p>
      <text:p text:style-name="Text_20_body"><text:span text:style-name="T1">“Surely! I piloted lots of sub marines in and out.” He pronounced </text:span><text:change-start text:change-id="ct94919481984368"/><text:span text:style-name="T1">“</text:span><text:change-end text:change-id="ct94919481984368"/><text:change text:change-id="ct94919481984656"/><text:span text:style-name="T1">sub marine</text:span><text:change-start text:change-id="ct94919481985616"/><text:span text:style-name="T1">”</text:span><text:change-end text:change-id="ct94919481985616"/><text:change text:change-id="ct94919481985904"/><text:span text:style-name="T1"> like it was two separate words. “I’m a knighted pro</text:span><text:change-start text:change-id="ct94919481987536"/><text:span text:style-name="T1">-</text:span><text:change-end text:change-id="ct94919481987536"/><text:change text:change-id="ct94919473457568"/><text:span text:style-name="T1">fessional, all manner of craft experienced. I even had a pilot’s license</text:span><text:change text:change-id="ct94919481849424"/><text:change-start text:change-id="ct94919481990032"/><text:span text:style-name="T1">—</text:span><text:change-end text:change-id="ct94919481990032"/><text:span text:style-name="T1">back when those used to be more strictly required.”</text:span></text:p>
      <text:p text:style-name="P8">“How much money will it cost to hire you?” Hemi asked.</text:p>
      <text:p text:style-name="P8">“Depends on what kind of money you have.”</text:p>
      <text:p text:style-name="P8">“Coin,” said Percy, showing him one from her pocket.</text:p>
      <text:p text:style-name="Text_20_body"><text:span text:style-name="T1">“</text:span><text:change text:change-id="ct94919481986192"/><text:change-start text:change-id="ct94919481986480"/><text:span text:style-name="T1">Ten </text:span><text:change-end text:change-id="ct94919481986480"/><text:span text:style-name="T1">coin. Both in and out. If you go back out today.”</text:span></text:p>
      <text:p text:style-name="P8">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text:span><text:change text:change-id="ct94919481987248"/><text:change-start text:change-id="ct94919482003360"/><text:span text:style-name="T1">—</text:span><text:change-end text:change-id="ct94919482003360"/><text:span text:style-name="T1">and </text:span><text:soft-page-break/><text:span text:style-name="T1">with a great deal of confidence</text:span><text:change text:change-id="ct94919482005328"/><text:change-start text:change-id="ct94919482006288"/><text:span text:style-name="T1">—</text:span><text:change-end text:change-id="ct94919482006288"/><text:change-start text:change-id="ct94919482007248"/><text:span text:style-name="T1">he </text:span><text:change-end text:change-id="ct94919482007248"/><text:span text:style-name="T1">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Text_20_body"><text:span text:style-name="T1">“This is a short way,” he told her</text:span><text:change-start text:change-id="ct94919482022496"/><text:span text:style-name="T1">.</text:span><text:change-end text:change-id="ct94919482022496"/><text:change text:change-id="ct94919482022784"/><text:span text:style-name="T1"> “</text:span><text:change-start text:change-id="ct94919482023744"/><text:span text:style-name="T1">W</text:span><text:change-end text:change-id="ct94919482023744"/><text:change text:change-id="ct94919473386640"/><text:span text:style-name="T1">e will come out in a larger channel soon, but it is longer around to follow that way from the main channel.”</text:span></text:p>
      <text:p text:style-name="Text_20_body"><text:span text:style-name="T1">The </text:span><text:span text:style-name="T2">Prospect</text:span><text:span text:style-name="T1">, which so often felt like a small</text:span><text:change-start text:change-id="ct94919482023072"/><text:span text:style-name="T1">,</text:span><text:change-end text:change-id="ct94919482023072"/><text:span text:style-name="T1">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Text_20_body"><text:span text:style-name="T1">Bastian suddenly called up from the control room with a sense of urgency. “Up on the bridge: the depth-under-keel has a warning light and is showing very shallow</text:span><text:change text:change-id="ct94919482024848"/><text:change-start text:change-id="ct94919482034352"/><text:span text:style-name="T1">—</text:span><text:change-end text:change-id="ct94919482034352"/><text:span text:style-name="T1">two meters.”</text:span></text:p>
      <text:p text:style-name="Text_20_body"><text:span text:style-name="T1">“Umm, Sir Piero</text:span><text:change text:change-id="ct94919482025136"/><text:change-start text:change-id="ct94919482036128"/><text:span text:style-name="T1"> . . . </text:span><text:change-end text:change-id="ct94919482036128"/><text:span text:style-name="T1"><text:s/>are you sure there’s enough fuckin’ water here?” Percy asked him.</text:span><text:change text:change-id="ct94919482036752"/></text:p>
      <text:p text:style-name="P8">“Plenty of water. I have taken many ships through here.”</text:p>
      <text:p text:style-name="Text_20_body"><text:span text:style-name="T1">“But subs</text:span><text:change text:change-id="ct94919473388912"/><text:change-start text:change-id="ct94919482040208"/><text:span text:style-name="T1"> . . . </text:span><text:change-end text:change-id="ct94919482040208"/><text:span text:style-name="T1"><text:s/>we draft a little fucking deeper</text:span><text:change-start text:change-id="ct94919482041840"/><text:span text:style-name="T1">,</text:span><text:change-end text:change-id="ct94919482041840"/><text:span text:style-name="T1"> you know.”</text:span></text:p>
      <text:p text:style-name="Text_20_body"><text:span text:style-name="T1">“Sub marines. Ya</text:span><text:change-start text:change-id="ct94919482039536"/><text:span text:style-name="T1">,</text:span><text:change-end text:change-id="ct94919482039536"/><text:span text:style-name="T1"> ya.”</text:span></text:p>
      <text:p text:style-name="Text_20_body"><text:span text:style-name="T1">At that moment the grounding alarm buzzed loudly in the control room. Percy flew down the ladder</text:span><text:change text:change-id="ct94919482043280"/><text:span text:style-name="T1"> and stood behind Bastian</text:span><text:change-start text:change-id="ct94919482049328"/><text:span text:style-name="T1">,</text:span><text:change-end text:change-id="ct94919482049328"/><text:span text:style-name="T1"> staring at the wall of gauges. The depth-under-keel gauge had a bright red light lit next to it, and the needle was hovering just off the zero pin. Percy punched the button that silenced the annoying buzz of the alarm.</text:span></text:p>
      <text:p text:style-name="Text_20_body"><text:span text:style-name="T1">“Piero!” </text:span><text:change-start text:change-id="ct94919482039824"/><text:span text:style-name="T1">s</text:span><text:change-end text:change-id="ct94919482039824"/><text:change text:change-id="ct94919482041312"/><text:span text:style-name="T1">he called up to the bridge. “There is very very little water under us!”</text:span></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Text_20_body"><text:span text:style-name="T1">“Fuck!” Percy yelled, punching the alarm-silence button a second time. “Fucking fuck! Piero</text:span><text:change-start text:change-id="ct94919482059936"/><text:span text:style-name="T1">,</text:span><text:change-end text:change-id="ct94919482059936"/><text:span text:style-name="T1"> you fucking amateur, what the fuck did you do? Bastian, power down the fucking motor before we’re driven permanently into the muck.”</text:span></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Text_20_body"><text:span text:style-name="T1">“Captain Percy, this never happened before</text:span><text:change-start text:change-id="ct94919473381056"/><text:span text:style-name="T1">,”</text:span><text:change-end text:change-id="ct94919473381056"/><text:change text:change-id="ct94919482064352"/><text:span text:style-name="T1"> Piero said as she came through the hatch. “The silt underneath sometimes moves around. This channel has always been deep enough.”</text:span></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Text_20_body"><text:span text:style-name="T1">“I’ll get you off, do not worry</text:span><text:change-start text:change-id="ct94919482071296"/><text:span text:style-name="T1">,</text:span><text:change-end text:change-id="ct94919482071296"/><text:span text:style-name="T1"> Captain Percy.” He leaned over the hatch and cupped one small hand to the side of his mouth. “’Hoy! You at the throttle controls: reverse motor, two knots.”</text:span></text:p>
      <text:p text:style-name="P8">“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text:span><text:change text:change-id="ct94919482061184"/><text:span text:style-name="T1">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text:span><text:change text:change-id="ct94919482086208"/><text:change-start text:change-id="ct94919482087168"/><text:span text:style-name="T1">—</text:span><text:change-end text:change-id="ct94919482087168"/><text:span text:style-name="T1">but with much inertia</text:span><text:change text:change-id="ct94919482088128"/><text:change-start text:change-id="ct94919482089792"/><text:span text:style-name="T1">—</text:span><text:change-end text:change-id="ct94919482089792"/><text:span text:style-name="T1">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text:span><text:change-start text:change-id="ct94919473383280"/><text:span text:style-name="T1">,</text:span><text:change-end text:change-id="ct94919473383280"/><text:span text:style-name="T1">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text:span><text:change text:change-id="ct94919482113472"/><text:change-start text:change-id="ct94919482114096"/><text:span text:style-name="T1">—</text:span><text:change-end text:change-id="ct94919482114096"/><text:span text:style-name="T1">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text:span><text:change-start text:change-id="ct94919482064640"/><text:span text:style-name="T1"> as well</text:span><text:change-end text:change-id="ct94919482064640"/><text:span text:style-name="T1">.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text:span><text:change-start text:change-id="ct94919482123776"/><text:span text:style-name="T1">,</text:span><text:change-end text:change-id="ct94919482123776"/><text:span text:style-name="T1"> though, since this area was far more heavily populated with cargo than people.</text:span></text:p>
      <text:p text:style-name="Text_20_body"><text:span text:style-name="T1">Finally</text:span><text:change-start text:change-id="ct94919482118096"/><text:span text:style-name="T1">,</text:span><text:change-end text:change-id="ct94919482118096"/><text:span text:style-name="T1">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change-start text:change-id="ct94919473315456"/><text:span text:style-name="T1">’s</text:span><text:change-end text:change-id="ct94919473315456"/><text:span text:style-name="T1">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Text_20_body"><text:span text:style-name="T1">The dock ran into a large and mostly</text:span><text:change-start text:change-id="ct94919482141584"/><text:span text:style-name="T1"> </text:span><text:change-end text:change-id="ct94919482141584"/><text:change text:change-id="ct94919482108000"/><text:span text:style-name="T1">empty platform. It was one of the platforms that had a roof built over it, supported on the same graying wood pylons as the dock, and roofed with roughly</text:span><text:change-start text:change-id="ct94919482139296"/><text:span text:style-name="T1"> </text:span><text:change-end text:change-id="ct94919482139296"/><text:change text:change-id="ct94919482113760"/><text:span text:style-name="T1">hewn old boards that had gaps and holes that let light, and presumably rain, pass through in many places. At the far end of the platform was a squat little cube of an office with a few stacks of crates near it</text:span><text:change-start text:change-id="ct94919482149520"/><text:span text:style-name="T1">,</text:span><text:change-end text:change-id="ct94919482149520"/><text:span text:style-name="T1"> from which the business of the platform and dock was executed.</text:span></text:p>
      <text:p text:style-name="Text_20_body"><text:span text:style-name="T1">As soon as the lines were secured</text:span><text:change-start text:change-id="ct94919482121440"/><text:span text:style-name="T1">,</text:span><text:change-end text:change-id="ct94919482121440"/><text:span text:style-name="T1"> Chips hauled two large and frayed canvas duffels containing all her gear up from the cargo hold catwalk and onto the deck. From there she threw the heavy bags across to the dock</text:span><text:change-start text:change-id="ct94919482117040"/><text:span text:style-name="T1">,</text:span><text:change-end text:change-id="ct94919482117040"/><text:span text:style-name="T1"> where Gregory made sure they landed without falling off into the water on the other side.</text:span></text:p>
      <text:p text:style-name="P8">Hemi joined her on the deck. “Take care of yourself, Irene.”</text:p>
      <text:p text:style-name="Text_20_body"><text:span text:style-name="T1">“You too, Hemi. And this fuckin’ boat. Maybe it will be yours someday, and you’ll need an engineer who isn’t fuckin’ shit at their work.” She looked over at Gregory on the dock. “Watch out for those fuckin’ guys</text:span><text:change-start text:change-id="ct94919482160944"/><text:span text:style-name="T1">,</text:span><text:change-end text:change-id="ct94919482160944"/><text:span text:style-name="T1"> too. I don’t want this to become one of those fuckin’ premonition stories I have to tell in a fuckin bar someday, about how I got off this doomed boat just in the fuckin’ nick of time. But I can’t say I have a good feeling about y’all’s future prospects, as it fuckin’ were.”</text:span></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Text_20_body"><text:span text:style-name="T1">After Chips had disappeared off the far side of the platform, Gregory was ready to get to work. “Should we set up the gangway</text:span><text:change-start text:change-id="ct94919482163056"/><text:span text:style-name="T1">,</text:span><text:change-end text:change-id="ct94919482163056"/><text:span text:style-name="T1"> Hemi?”</text:span></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text:span><text:change-start text:change-id="ct94919482170976"/><text:span text:style-name="T1">d</text:span><text:change-end text:change-id="ct94919482170976"/><text:change text:change-id="ct94919482171264"/><text:span text:style-name="T1">eck </text:span><text:change-start text:change-id="ct94919482172896"/><text:span text:style-name="T1">b</text:span><text:change-end text:change-id="ct94919482172896"/><text:change text:change-id="ct94919476472400"/><text:span text:style-name="T1">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8">“An Authority boat took its toll on our progress,” Hemi confirmed.</text:p>
      <text:p text:style-name="Text_20_body"><text:span text:style-name="T1">The man let out a small sound of indignation. “Well, you can start unloading if you want to. I’ll bring my crew in to help. It’ll take them an hour or two to assemble</text:span><text:change-start text:change-id="ct94919482171552"/><text:span text:style-name="T1">,</text:span><text:change-end text:change-id="ct94919482171552"/><text:span text:style-name="T1"> though.”</text:span></text:p>
      <text:p text:style-name="P8">“Can we use your crane?”</text:p>
      <text:p text:style-name="Text_20_body"><text:span text:style-name="T1">“Sure, if you think you know how to drive it. I’m not fucking responsible if you damage your boat in any way</text:span><text:change-start text:change-id="ct94919482183888"/><text:span text:style-name="T1">,</text:span><text:change-end text:change-id="ct94919482183888"/><text:span text:style-name="T1"> though, got it?”</text:span></text:p>
      <text:p text:style-name="P8">Hemi nodded.</text:p>
      <text:p text:style-name="P8">“There’s also some carts over there at the end of the platform. You can use them to offload cargo and move it onto the platform.”</text:p>
      <text:p text:style-name="Text_20_body"><text:span text:style-name="T1">“OK</text:span><text:change text:change-id="ct94919482188304"/><text:change-start text:change-id="ct94919482188928"/><text:span text:style-name="T1"> . . .</text:span><text:change-end text:change-id="ct94919482188928"/><text:span text:style-name="T1"> thank you,” said Hemi as he took Gregory’s arm and turned him back towards the dock.</text:span></text:p>
      <text:p text:style-name="Text_20_body"><text:span text:style-name="T1">“And, uh, be careful,” continued the dock boss</text:span><text:change-start text:change-id="ct94919482192384"/><text:span text:style-name="T1">.</text:span><text:change-end text:change-id="ct94919482192384"/><text:change text:change-id="ct94919482192672"/><text:span text:style-name="T1">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text:span><text:change-start text:change-id="ct94919482201792"/><text:span text:style-name="T1">,</text:span><text:change-end text:change-id="ct94919482201792"/><text:span text:style-name="T1"> and when it was pouring black diesel smoke at a nice consistent rate out over the channel, he lowered the boom</text:span><text:change text:change-id="ct94919482202752"/><text:span text:style-name="T1">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text:span><text:change-start text:change-id="ct94919482202416"/><text:span text:style-name="T1">s</text:span><text:change-end text:change-id="ct94919482202416"/><text:span text:style-name="T1"> crew got there. So </text:span><text:change text:change-id="ct94919482211584"/><text:span text:style-name="T1">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change-start text:change-id="ct94919482174144"/><text:span text:style-name="T1">’s</text:span><text:change-end text:change-id="ct94919482174144"/><text:span text:style-name="T1"> deck above and the grind of the crane’s diesel starting up. When Percy got down to the cargo hold, the deck boss’</text:span><text:change-start text:change-id="ct94919482218496"/><text:span text:style-name="T1">s</text:span><text:change-end text:change-id="ct94919482218496"/><text:span text:style-name="T1"> crew of people</text:span><text:change text:change-id="ct94919482219456"/><text:change-start text:change-id="ct94919482220416"/><text:span text:style-name="T1">—</text:span><text:change-end text:change-id="ct94919482220416"/><text:span text:style-name="T1">men and women, but all of a hefty dockworker build and wearing tough, undyed canvas clothing</text:span><text:change text:change-id="ct94919482221040"/><text:change-start text:change-id="ct94919482222752"/><text:span text:style-name="T1">—</text:span><text:change-end text:change-id="ct94919482222752"/><text:span text:style-name="T1">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o a cart. Then a team of dockworkers hauled the creaking carts up to the platform where the team would unload and stack the crates by hand.</text:p>
      <text:p text:style-name="Text_20_body"><text:span text:style-name="T1">The dock crew worked steadily at it for a few hours, with Percy and Hemi observing from the bridge of the sail where they could keep an eye on things without getting in the way. Generally</text:span><text:change-start text:change-id="ct94919476452528"/><text:span text:style-name="T1">,</text:span><text:change-end text:change-id="ct94919476452528"/><text:span text:style-name="T1"> there was not much to say. Percy was getting sleepy in the warm and still afternoon air.</text:span></text:p>
      <text:p text:style-name="Text_20_body"><text:span text:style-name="T1">Then Percy asked, “</text:span><text:change-start text:change-id="ct94919482231248"/><text:span text:style-name="T1">S</text:span><text:change-end text:change-id="ct94919482231248"/><text:change text:change-id="ct94919482231536"/><text:span text:style-name="T1">o Chips is fucking gone?”</text:span></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Text_20_body"><text:span text:style-name="T1">“That’s why you’re my fuckin’ </text:span><text:change-start text:change-id="ct94919482236096"/><text:span text:style-name="T1">d</text:span><text:change-end text:change-id="ct94919482236096"/><text:change text:change-id="ct94919473285152"/><text:span text:style-name="T1">eck </text:span><text:change-start text:change-id="ct94919482237728"/><text:span text:style-name="T1">b</text:span><text:change-end text:change-id="ct94919482237728"/><text:change text:change-id="ct94919482238016"/><text:span text:style-name="T1">oss</text:span><text:change-start text:change-id="ct94919482239648"/><text:span text:style-name="T1">,</text:span><text:change-end text:change-id="ct94919482239648"/><text:span text:style-name="T1"> Hemi</text:span><text:change text:change-id="ct94919482240608"/><text:change-start text:change-id="ct94919482241568"/><text:span text:style-name="T1">—</text:span><text:change-end text:change-id="ct94919482241568"/><text:span text:style-name="T1">is there nothing you can’t do?”</text:span></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change text:change-id="ct94919482206544"/><text:change-start text:change-id="ct94919482241232"/><text:span text:style-name="T1"> . . .</text:span><text:change-end text:change-id="ct94919482241232"/><text:span text:style-name="T1">”</text:span></text:p>
      <text:p text:style-name="Text_20_body"><text:span text:style-name="T1">Into the middle of their conversation crept the roll of heavy diesels from a large ship moving up the channel. When a horn sounded</text:span><text:change-start text:change-id="ct94919482239936"/><text:span text:style-name="T1">,</text:span><text:change-end text:change-id="ct94919482239936"/><text:span text:style-name="T1">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text:span><text:change text:change-id="ct94919482242672"/><text:span text:style-name="T1">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Text_20_body"><text:span text:style-name="T1">“Job completed, and unloading</text:span><text:change-start text:change-id="ct94919482267920"/><text:span text:style-name="T1">,</text:span><text:change-end text:change-id="ct94919482267920"/><text:change text:change-id="ct94919474792336"/><text:span text:style-name="T1"> as you can see,” said Percy. “How’d you find us, Shakes?”</text:span></text:p>
      <text:p text:style-name="Text_20_body"><text:span text:style-name="T1">“Captain Shakes, if you please. As for finding you: it was fuckin’ Herschel</text:span><text:change-start text:change-id="ct94919482271040"/><text:span text:style-name="T1">,</text:span><text:change-end text:change-id="ct94919482271040"/><text:span text:style-name="T1"> of course! Hang on</text:span><text:change text:change-id="ct94919473454080"/><text:change-start text:change-id="ct94919482272000"/><text:span text:style-name="T1"> . . .</text:span><text:change-end text:change-id="ct94919482272000"/><text:span text:style-name="T1">” He disappeared into the sail and came back up with a little gray puff of feathers in his hand. Once he got his arms up above the sail, he tossed Herschel into 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Text_20_body"><text:span text:style-name="T1">“Herschel was a total fucking champ! Found me cruising out in the middle of fucking endless expanse of green water. He gave me your message with the dock number</text:span><text:change text:change-id="ct94919482272960"/><text:change-start text:change-id="ct94919482273248"/><text:span text:style-name="T1"> . . . </text:span><text:change-end text:change-id="ct94919482273248"/><text:change text:change-id="ct94919482273536"/><text:span text:style-name="T1">But Herschel was the easy part. The hard part was finding the dock on the way into Stilt City here. Had to stop and ask people probably a dozen fuckin’ times</text:span><text:change text:change-id="ct94919482273824"/><text:change-start text:change-id="ct94919482281168"/><text:span text:style-name="T1">—</text:span><text:change-end text:change-id="ct94919482281168"/><text:span text:style-name="T1">and folks around here speak a strange fuckin’ mix of languages I don’t fuckin’ understand, mostly.”</text:span></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text:span><text:change text:change-id="ct94919482286304"/><text:change-start text:change-id="ct94919482286928"/><text:span text:style-name="T1">—</text:span><text:change-end text:change-id="ct94919482286928"/><text:span text:style-name="T1">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text:span><text:change-start text:change-id="ct94919482287216"/><text:span text:style-name="T1">s</text:span><text:change-end text:change-id="ct94919482287216"/><text:change text:change-id="ct94919482184656"/><text:span text:style-name="T1">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text:span><text:change-start text:change-id="ct94919482302080"/><text:span text:style-name="T1">-</text:span><text:change-end text:change-id="ct94919482302080"/><text:change text:change-id="ct94919482286592"/><text:span text:style-name="T1">meter wave, rolled her right the fuck over. She was completely on her side for a bit, but eventually came upright again,” said Percy.</text:span></text:p>
      <text:p text:style-name="P8">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It looks like the dockworkers have finished unloading.” Hemi noticed that small groups of them had begun to clump up in various places around the platform, idly smoking. “Let’s go find that dock boss and settle up.”</text:p>
      <text:p text:style-name="Text_20_body"><text:span text:style-name="T1">“You two go on,” said Percy</text:span><text:change-start text:change-id="ct94919474053856"/><text:span text:style-name="T1">.</text:span><text:change-end text:change-id="ct94919474053856"/><text:change text:change-id="ct94919482318960"/><text:span text:style-name="T1"> “I’m going to check my cargo hold and make sure they didn’t fuck any shit up when they were swinging that iron hook around down there.”</text:span></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Text_20_body"><text:span text:style-name="T1">“Hmm. Mr. Howell</text:span><text:change-start text:change-id="ct94919482050432"/><text:span text:style-name="T1">,</text:span><text:change-end text:change-id="ct94919482050432"/><text:change text:change-id="ct94919482327232"/><text:span text:style-name="T1"> </text:span><text:change-start text:change-id="ct94919482328192"/><text:span text:style-name="T1">t</text:span><text:change-end text:change-id="ct94919482328192"/><text:change text:change-id="ct94919482328480"/><text:span text:style-name="T1">he manifest says 215 crates, but I only count 212.” The dock boss gestured towards the stacks of crates.</text:span></text:p>
      <text:p text:style-name="P8">“I do not know what to tell you. Logistics is not an exact science,” said Hemi.</text:p>
      <text:p text:style-name="Text_20_body"><text:span text:style-name="T1">“No</text:span><text:change-start text:change-id="ct94919482323056"/><text:span text:style-name="T1">,</text:span><text:change-end text:change-id="ct94919482323056"/><text:span text:style-name="T1"> it clearly is not. I will adjust the payment based on your delivery.” He scribbled some figures with his pencil on the clipboard for a minute and showed it to Hemi. “Does that look right?”</text:span></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text:span><text:change text:change-id="ct94919482324880"/><text:change-start text:change-id="ct94919482337024"/><text:span text:style-name="T1">—</text:span><text:change-end text:change-id="ct94919482337024"/><text:span text:style-name="T1">with Hemi double</text:span><text:change-start text:change-id="ct94919482338896"/><text:span text:style-name="T1">-</text:span><text:change-end text:change-id="ct94919482338896"/><text:change text:change-id="ct94919482339184"/><text:span text:style-name="T1">checking every stack</text:span><text:change text:change-id="ct94919482340144"/><text:change-start text:change-id="ct94919482340768"/><text:span text:style-name="T1">—</text:span><text:change-end text:change-id="ct94919482340768"/><text:span text:style-name="T1">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text:span><text:change-start text:change-id="ct94919482346848"/><text:span text:style-name="T1">s</text:span><text:change-end text:change-id="ct94919482346848"/><text:span text:style-name="T1"> second deck-hand share</text:span><text:change text:change-id="ct94919474052848"/><text:span text:style-name="T1">.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It is them,” said Hemi.</text:p>
      <text:p text:style-name="P8">“Are you fucking kidding me?” Shakes exclaimed.</text:p>
      <text:p text:style-name="Text_20_body"><text:span text:style-name="T1">“We have to get the boats off</text:span><text:change-start text:change-id="ct94919482343248"/><text:span text:style-name="T1">,</text:span><text:change-end text:change-id="ct94919482343248"/><text:span text:style-name="T1"> Shakes.”</text:span></text:p>
      <text:p text:style-name="P8">“Fuckin’ right we do.”</text:p>
      <text:p text:style-name="Text_20_body"><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Text_20_body"><text:span text:style-name="T1">Hemi nodded as he accepted the bird into his big hands. He held Herschel in one hand as he ran up the gangway shouting to Percy on the bridge. Percy turned to look up the channel and from her height could easily see the approaching black sub. She could even see the strange</text:span><text:change-start text:change-id="ct94919482338576"/><text:span text:style-name="T1">,</text:span><text:change-end text:change-id="ct94919482338576"/><text:span text:style-name="T1"> fiercely</text:span><text:change-start text:change-id="ct94919482369776"/><text:span text:style-name="T1"> </text:span><text:change-end text:change-id="ct94919482369776"/><text:change text:change-id="ct94919482370064"/><text:span text:style-name="T1">angled shape of the ram mounted on the bow sharply slicing the water.</text:span></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Text_20_body"><text:span text:style-name="T1">Hemi turned back towards the sail, hearing a distant </text:span><text:change-start text:change-id="ct94919482380432"/><text:span text:style-name="T1">“</text:span><text:change-end text:change-id="ct94919482380432"/><text:change text:change-id="ct94919473337488"/><text:span text:style-name="T1">fuck</text:span><text:change-start text:change-id="ct94919482381392"/><text:span text:style-name="T1">”</text:span><text:change-end text:change-id="ct94919482381392"/><text:change text:change-id="ct94919482381680"/><text:span text:style-name="T1">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span></text:p>
      <text:p text:style-name="Text_20_body"><text:span text:style-name="T1">“Our pursuing sub problem has arrived once again</text:span><text:change-start text:change-id="ct94919482380720"/><text:span text:style-name="T1">,</text:span><text:change-end text:change-id="ct94919482380720"/><text:span text:style-name="T1"> Bastian. Get the diesels started, we are leaving. Sir Piero: if you can pilot us back to the main channel in a hurry, there will be a significant bonus for you.”</text:span></text:p>
      <text:p text:style-name="Text_20_body"><text:span text:style-name="T1">“Alright</text:span><text:change-start text:change-id="ct94919482390192"/><text:span text:style-name="T1">,</text:span><text:change-end text:change-id="ct94919482390192"/><text:span text:style-name="T1"> Mister Hemi.” Sir Piero climbed the ladder up to the bridge from where his piloting would be carried out.</text:span></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securing lines from the gangway and undo the hawsers from the </text:span><text:span text:style-name="T2">Prospect’s</text:span><text:span text:style-name="T1"> deck cleats. As soon as they were loose</text:span><text:change-start text:change-id="ct94919482397904"/><text:span text:style-name="T1">,</text:span><text:change-end text:change-id="ct94919482397904"/><text:span text:style-name="T1"> Percy shouted down to Bastian and Hemi in the control room to reverse thrust and start backing them away from the dock into the turnaround bay. As the </text:span><text:span text:style-name="T2">Prospect</text:span><text:span text:style-name="T1"> slipped away from the dock</text:span><text:change-start text:change-id="ct94919482401152"/><text:span text:style-name="T1">,</text:span><text:change-end text:change-id="ct94919482401152"/><text:span text:style-name="T1">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text:span><text:change-start text:change-id="ct94919482402560"/><text:span text:style-name="T1">,</text:span><text:change-end text:change-id="ct94919482402560"/><text:span text:style-name="T1"> where he had thrown the levers that switched the power system from diesel to battery. He stood with his head out of the sail</text:span><text:change text:change-id="ct94919482399088"/><text:span text:style-name="T1">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change-start text:change-id="ct94919482318624"/><text:span text:style-name="T1">,</text:span><text:change-end text:change-id="ct94919482318624"/><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text:span><text:change text:change-id="ct94919482449136"/><text:change-start text:change-id="ct94919482450656"/><text:span text:style-name="T1">it </text:span><text:change-end text:change-id="ct94919482450656"/><text:span text:style-name="T1">could maintain the speed </text:span><text:change text:change-id="ct94919482451616"/><text:change-start text:change-id="ct94919482453184"/><text:span text:style-name="T1">it </text:span><text:change-end text:change-id="ct94919482453184"/><text:span text:style-name="T1">had gained moving up the channel and still drive into the turnaround bay. The ram turned towards the </text:span><text:span text:style-name="T2">Prospect</text:span><text:span text:style-name="T1">, and just as </text:span><text:change text:change-id="ct94919482455488"/><text:change-start text:change-id="ct94919482457840"/><text:span text:style-name="T1">it </text:span><text:change-end text:change-id="ct94919482457840"/><text:span text:style-name="T1">had the angle set so the ram would split the rear quarter of the </text:span><text:span text:style-name="T2">Prospect</text:span><text:change text:change-id="ct94919482459472"/><text:change-start text:change-id="ct94919482461440"/><text:span text:style-name="T1">—</text:span><text:change-end text:change-id="ct94919482461440"/><text:span text:style-name="T1">just as Percy was imagining the crazy fully-uniformed sub commander giving the order to put on a turn of the throttle</text:span><text:change text:change-id="ct94919473348928"/><text:change-start text:change-id="ct94919482464224"/><text:span text:style-name="T1">—</text:span><text:change-end text:change-id="ct94919482464224"/><text:span text:style-name="T1">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Text_20_body"><text:span text:style-name="T1">“OK</text:span><text:change-start text:change-id="ct94919482457168"/><text:span text:style-name="T1">,</text:span><text:change-end text:change-id="ct94919482457168"/><text:span text:style-name="T1"> Sir Piero,” Percy said, “it’s all on you now</text:span><text:change-start text:change-id="ct94919482468848"/><text:span text:style-name="T1">,</text:span><text:change-end text:change-id="ct94919482468848"/><text:span text:style-name="T1"> my new fuckin’ friend. Can you get us back to the main channel?”</text:span></text:p>
      <text:p text:style-name="Text_20_body"><text:span text:style-name="T1">“Yes</text:span><text:change-start text:change-id="ct94919482457456"/><text:span text:style-name="T1">,</text:span><text:change-end text:change-id="ct94919482457456"/><text:span text:style-name="T1"> yes. You think this is the first pursuit I have done through Stilt City? I have a few tricks up my suit sleeves.”</text:span></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Text_20_body"><text:span text:style-name="T1">“How the fuck did they find us in Stilt City</text:span><text:change-start text:change-id="ct94919482491232"/><text:span text:style-name="T1">,</text:span><text:change-end text:change-id="ct94919482491232"/><text:span text:style-name="T1"> Hemi?” Percy asked. “The place is a fucking labyrinth!”</text:span></text:p>
      <text:p text:style-name="Text_20_body"><text:span text:style-name="T1">“Either they have exceptional intelligence in a foreign Authority’s port</text:span><text:change text:change-id="ct94919482463920"/><text:change-start text:change-id="ct94919482406048"/><text:span text:style-name="T1">—</text:span><text:change-end text:change-id="ct94919482406048"/><text:span text:style-name="T1">which seems unlikely</text:span><text:change text:change-id="ct94919482493792"/><text:change-start text:change-id="ct94919482506704"/><text:span text:style-name="T1">—</text:span><text:change-end text:change-id="ct94919482506704"/><text:span text:style-name="T1">or</text:span><text:change text:change-id="ct94919482507664"/><text:span text:style-name="T1">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Text_20_body"><text:span text:style-name="T1">“Well, maybe we can get them to follow him back out too. Sir Piero, can we take your shortcut again</text:span><text:change text:change-id="ct94919473355088"/><text:change-start text:change-id="ct94919482507952"/><text:span text:style-name="T1">—</text:span><text:change-end text:change-id="ct94919482507952"/><text:span text:style-name="T1">back to the main channel?”</text:span></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Text_20_body"><text:span text:style-name="T1">“Alright,” Hemi said</text:span><text:change-start text:change-id="ct94919482445584"/><text:span text:style-name="T1">.</text:span><text:change-end text:change-id="ct94919482445584"/><text:change text:change-id="ct94919482518992"/><text:span text:style-name="T1"> “I will raise Shakes on the ship-to-ship and let him know the plan.”</text:span></text:p>
      <text:p text:style-name="P8">“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text:span><text:change-start text:change-id="ct94919482528752"/><text:span text:style-name="T1">,</text:span><text:change-end text:change-id="ct94919482528752"/><text:span text:style-name="T1"> and when Shakes heard him</text:span><text:change-start text:change-id="ct94919482530048"/><text:span text:style-name="T1">,</text:span><text:change-end text:change-id="ct94919482530048"/><text:span text:style-name="T1">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text:span><text:change-start text:change-id="ct94919482535088"/><text:span text:style-name="T1">,</text:span><text:change-end text:change-id="ct94919482535088"/><text:span text:style-name="T1"> Hemi climbed up to the sail and back down into the control room.</text:span></text:p>
      <text:p text:style-name="P8">“How much further do we have to go to the shortcut?” Percy asked Sir Piero.</text:p>
      <text:p text:style-name="Text_20_body"><text:span text:style-name="T1">“Just another quarter mile or so. We have to slow the boat down even before we get there</text:span><text:change text:change-id="ct94919482493456"/><text:change-start text:change-id="ct94919482531056"/><text:span text:style-name="T1">—</text:span><text:change-end text:change-id="ct94919482531056"/><text:span text:style-name="T1">it is easy to miss a small lane like that, and </text:span><text:change-start text:change-id="ct94919482532352"/><text:span text:style-name="T1">there’s </text:span><text:change-end text:change-id="ct94919482532352"/><text:span text:style-name="T1">also no turnaround.”</text:span></text:p>
      <text:p text:style-name="Text_20_body"><text:span text:style-name="T1">“OK</text:span><text:change-start text:change-id="ct94919482534800"/><text:span text:style-name="T1">. W</text:span><text:change-end text:change-id="ct94919482534800"/><text:change text:change-id="ct94919482519280"/><text:span text:style-name="T1">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text:span><text:change-start text:change-id="ct94919473363936"/><text:span text:style-name="T1">,</text:span><text:change-end text:change-id="ct94919473363936"/><text:span text:style-name="T1">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change text:change-id="ct94919482562496"/><text:span text:style-name="T1">.</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text:span><text:change-start text:change-id="ct94919482566400"/><text:span text:style-name="T1">-</text:span><text:change-end text:change-id="ct94919482566400"/><text:change text:change-id="ct94919482578480"/><text:span text:style-name="T1">ending stream of instructions to Hemi and Bastian below, making tiny corrections in their course to keep them in the center of the narrow passage.</text:span></text:p>
      <text:p text:style-name="Text_20_body"><text:span text:style-name="T1">Percy rode her boat facing the stern, on the lookout for the thing she feared</text:span><text:change text:change-id="ct94919482530336"/><text:change-start text:change-id="ct94919482557712"/><text:span text:style-name="T1">—</text:span><text:change-end text:change-id="ct94919482557712"/><text:span text:style-name="T1">the black shadow of the sub rising up somewhere back in their wake</text:span><text:change-start text:change-id="ct94919482569408"/><text:span text:style-name="T1">,</text:span><text:change-end text:change-id="ct94919482569408"/><text:span text:style-name="T1"> among the densely-clustered huts.</text:span></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Text_20_body"><text:span text:style-name="T1">“Sorry</text:span><text:change-start text:change-id="ct94919482600976"/><text:span text:style-name="T1">,</text:span><text:change-end text:change-id="ct94919482600976"/><text:span text:style-name="T1"> Captain Percy, I am not destroying my neighbors</text:span><text:change-start text:change-id="ct94919482602272"/><text:span text:style-name="T1">’</text:span><text:change-end text:change-id="ct94919482602272"/><text:span text:style-name="T1"> homes for the sake of your boat.”</text:span></text:p>
      <text:p text:style-name="P8">“You aren’t going to ground us again, are you? We’re finished if we get stopped.”</text:p>
      <text:p text:style-name="Text_20_body"><text:span text:style-name="T1">“No</text:span><text:change-start text:change-id="ct94919482601744"/><text:span text:style-name="T1">,</text:span><text:change-end text:change-id="ct94919482601744"/><text:span text:style-name="T1"> no. No fucking way! Your boat was loaded before. It is unloaded now</text:span><text:change text:change-id="ct94919482607408"/><text:change-start text:change-id="ct94919482608368"/><text:span text:style-name="T1">—</text:span><text:change-end text:change-id="ct94919482608368"/><text:span text:style-name="T1">lots of clearance.”</text:span></text:p>
      <text:p text:style-name="Text_20_body"><text:span text:style-name="T1">“Unless the tide went out</text:span><text:change-start text:change-id="ct94919482590432"/><text:span text:style-name="T1"> . . .</text:span><text:change-end text:change-id="ct94919482590432"/><text:change text:change-id="ct94919482607696"/><text:span text:style-name="T1">” said Percy.</text:span></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Text_20_body"><text:span text:style-name="T1">After that, the people on the bridge opened up on the locals</text:span><text:change text:change-id="ct94919473360288"/><text:change-start text:change-id="ct94919476611952"/><text:span text:style-name="T1">—</text:span><text:change-end text:change-id="ct94919476611952"/><text:span text:style-name="T1">shot after shot rang across the water. Figures fell to the deck amid the mass of residents scrambling to get off the deck and back to their small boats and canoes alongside.</text:span></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text:span><text:change text:change-id="ct94919482650816"/><text:change-start text:change-id="ct94919482651440"/><text:span text:style-name="T1">fifteen </text:span><text:change-end text:change-id="ct94919482651440"/><text:span text:style-name="T1">knots.</text:span></text:p>
      <text:p text:style-name="Text_20_body"><text:span text:style-name="T1">“Careful</text:span><text:change-start text:change-id="ct94919482650144"/><text:span text:style-name="T1">,</text:span><text:change-end text:change-id="ct94919482650144"/><text:span text:style-name="T1"> Captain Percy,” said Sir Piero. “I cannot recommend all this speed in the channel full of big heavy ships and small wobbly boats. If any Authority vessels spots the </text:span><text:span text:style-name="T2">Prospect</text:span><text:change-start text:change-id="ct94919482650432"/><text:span text:style-name="T1">,</text:span><text:change-end text:change-id="ct94919482650432"/><text:span text:style-name="T1"> they will intervene to try to keep order in the channel.”</text:span></text:p>
      <text:p text:style-name="Text_20_body"><text:span text:style-name="T1">“I fucking know it. But those fuckers behind us are certainly not going to take it easy in the channel</text:span><text:change text:change-id="ct94919482651104"/><text:change-start text:change-id="ct94919482646112"/><text:span text:style-name="T1">—</text:span><text:change-end text:change-id="ct94919482646112"/><text:span text:style-name="T1">maybe the Authority will intervene with them instead!”</text:span></text:p>
      <text:p text:style-name="Text_20_body"><text:span text:style-name="T1">“That seems true enough. Here I must leave you</text:span><text:change-start text:change-id="ct94919482664448"/><text:span text:style-name="T1">,</text:span><text:change-end text:change-id="ct94919482664448"/><text:span text:style-name="T1"> then. If the Authority catches me piloting a craft at this speed in the channel, I will no longer be a pilot. Besides, there’s </text:span><text:change text:change-id="ct94919482664736"/><text:change-start text:change-id="ct94919482665696"/><text:span text:style-name="T1">fifty </text:span><text:change-end text:change-id="ct94919482665696"/><text:span text:style-name="T1">meters of water in the channel, you do not need me any more</text:span><text:change text:change-id="ct94919482666320"/><text:change-start text:change-id="ct94919482667792"/><text:span text:style-name="T1">—</text:span><text:change-end text:change-id="ct94919482667792"/><text:span text:style-name="T1">as long as you manage not to get crushed by a moving freighter.”</text:span></text:p>
      <text:p text:style-name="Text_20_body"><text:span text:style-name="T1">“Well</text:span><text:change-start text:change-id="ct94919476619056"/><text:span text:style-name="T1">,</text:span><text:change-end text:change-id="ct94919476619056"/><text:span text:style-name="T1"> fuck. That was as fine a bit of piloting as I have ever seen,” said Percy. She leaned over and called down to Hemi in the control room. “Hemi! Toss up the pay for Sir Piero.”</text:span></text:p>
      <text:p text:style-name="P8">Hemi underhanded a small cloth pouch clinking with coins up from the control room and Percy snatched it from the zenith of its rise.</text:p>
      <text:p text:style-name="Text_20_body"><text:span text:style-name="T1">She handed it to Sir Piero. “You’ll find a generous gratuity in there for your work under tense conditions</text:span><text:change-start text:change-id="ct94919482676096"/><text:span text:style-name="T1">,</text:span><text:change-end text:change-id="ct94919482676096"/><text:span text:style-name="T1"> Sir Piero.”</text:span></text:p>
      <text:p text:style-name="Text_20_body"><text:span text:style-name="T1">“I am the best pilot in the city</text:span><text:change-start text:change-id="ct94919482679552"/><text:span text:style-name="T1">,</text:span><text:change-end text:change-id="ct94919482679552"/><text:span text:style-name="T1"> Captain Percy! If you come in this way again, be sure to ask for me.”</text:span></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Percy punched the dive alarm. “OK, take us down to periscope depth.”</text:p>
      <text:p text:style-name="Text_20_body"><text:span text:style-name="T1">“Sylvia,” said Hemi, “may I suggest that we send up Herschel with a rendezvous point for Shakes before we dive</text:span><text:change-start text:change-id="ct94919482693456"/><text:span text:style-name="T1">?</text:span><text:change-end text:change-id="ct94919482693456"/><text:change text:change-id="ct94919482693744"/><text:span text:style-name="T1">”</text:span></text:p>
      <text:p text:style-name="Text_20_body"><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text:span><text:change text:change-id="ct94919482644624"/><text:change-start text:change-id="ct94919482692784"/><text:span text:style-name="T1">—</text:span><text:change-end text:change-id="ct94919482692784"/><text:span text:style-name="T1">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Text_20_body"><text:span text:style-name="T1">Bastian flipped off the diesel engines and their rumble died away beneath their feet to leave only the much quieter hum of the electric motors. Gregory opened the main ballast valves. Hemi opened the hatch above the control room</text:span><text:change-start text:change-id="ct94919476623488"/><text:span text:style-name="T1">;</text:span><text:change-end text:change-id="ct94919476623488"/><text:change text:change-id="ct94919482703520"/><text:span text:style-name="T1"> a light on the hatch control panel lit up a brilliant red</text:span><text:change-start text:change-id="ct94919482707584"/><text:span text:style-name="T1">,</text:span><text:change-end text:change-id="ct94919482707584"/><text:span text:style-name="T1"> and an alarm sounded because the main ballast valves were open at the same time as one of the boat hatches.</text:span></text:p>
      <text:p text:style-name="Text_20_body"><text:span text:style-name="T1">Hemi quickly climbed to the sail</text:span><text:change text:change-id="ct94919482603712"/><text:span text:style-name="T1"> and tossed a fluttering Herschel up into the wind. Air was shooting out from the top of the deck in front of him</text:span><text:change-start text:change-id="ct94919482706656"/><text:span text:style-name="T1">,</text:span><text:change-end text:change-id="ct94919482706656"/><text:span text:style-name="T1"> carrying long streams of mist from the ballast tanks as high as the </text:span><text:span text:style-name="T2">Prospect</text:span><text:change-start text:change-id="ct94919482707280"/><text:span text:style-name="T1">’s</text:span><text:change-end text:change-id="ct94919482707280"/><text:span text:style-name="T1"> sail</text:span><text:change-start text:change-id="ct94919482715408"/><text:span text:style-name="T1">,</text:span><text:change-end text:change-id="ct94919482715408"/><text:span text:style-name="T1"> which blew back in his face. He took one last look at Herschel</text:span><text:change-start text:change-id="ct94919482717648"/><text:span text:style-name="T1">,</text:span><text:change-end text:change-id="ct94919482717648"/><text:span text:style-name="T1"> who had rapidly gained altitude and was now heading directly back upriver, hopefully towards the </text:span><text:span text:style-name="T2">Gnat</text:span><text:span text:style-name="T1">.</text:span></text:p>
      <text:p text:style-name="Text_20_body"><text:span text:style-name="T1">Hemi dropped below and resealed the hatch</text:span><text:change text:change-id="ct94919482706240"/><text:span text:style-name="T1">, silencing the alarm from the hatch control panel.</text:span></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ext:span><text:change-start text:change-id="ct94919482711904"/><text:span text:style-name="T1">that </text:span><text:change-end text:change-id="ct94919482711904"/><text:span text:style-name="T1">running submerged would be safer than cruising on the surface.</text:span></text:p>
      <text:p text:style-name="Text_20_body"><text:span text:style-name="T1">The pursuing sub was not within visual range. It was possible</text:span><text:change-start text:change-id="ct94919482713264"/><text:span text:style-name="T1"> that</text:span><text:change-end text:change-id="ct94919482713264"/><text:span text:style-name="T1"> it had gotten stuck again while navigating one of the other shallow spots in Sir Piero’s shortcut. Percy 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text:span><text:change text:change-id="ct94919482716640"/><text:span text:style-name="T1"> and hide in its shadow until we’re well the fuck out.”</text:span></text:p>
      <text:p text:style-name="P8">“It is a dangerous maneuver in these shallow waters, Sylvia,” said Hemi.</text:p>
      <text:p text:style-name="Text_20_body"><text:span text:style-name="T1">“That’s why I need you on sonar. And their speed is pretty slow</text:span><text:change text:change-id="ct94919482706944"/><text:change-start text:change-id="ct94919482742224"/><text:span text:style-name="T1">—</text:span><text:change-end text:change-id="ct94919482742224"/><text:span text:style-name="T1">that will make it a bit safer.”</text:span></text:p>
      <text:p text:style-name="Text_20_body"><text:span text:style-name="T1">“Alright,” said Hemi</text:span><text:change-start text:change-id="ct94919482745680"/><text:span text:style-name="T1">.</text:span><text:change-end text:change-id="ct94919482745680"/><text:change text:change-id="ct94919482745968"/><text:span text:style-name="T1"> “I will get on sonar with Cassandra, it will be good training for her to listen to this.” Hemi climbed down to the sonar station</text:span><text:change text:change-id="ct94919482746256"/><text:change-start text:change-id="ct94919482747216"/><text:span text:style-name="T1"> and</text:span><text:change-end text:change-id="ct94919482747216"/><text:span text:style-name="T1"> had Cassandra move into the second sonar seat so he could more easily manage the sonar controls and filters himself. They both put on the headsets and concentrated on the sounds coming in as Hemi rotated the sonar directional control around 360 degrees </text:span><text:change text:change-id="ct94919482748368"/><text:change-start text:change-id="ct94919482750176"/><text:span text:style-name="T1">for</text:span><text:change-end text:change-id="ct94919482750176"/><text:span text:style-name="T1"> a full picture of the surrounding traffic.</text:span></text:p>
      <text:p text:style-name="Text_20_body"><text:span text:style-name="T1">With Hemi settled on sonar, Percy brought the </text:span><text:span text:style-name="T2">Prospect</text:span><text:span text:style-name="T1"> down to </text:span><text:change text:change-id="ct94919476636688"/><text:change-start text:change-id="ct94919476639648"/><text:span text:style-name="T1">twenty </text:span><text:change-end text:change-id="ct94919476639648"/><text:span text:style-name="T1">meters below the surface. In some ways</text:span><text:change-start text:change-id="ct94919482756656"/><text:span text:style-name="T1">,</text:span><text:change-end text:change-id="ct94919482756656"/><text:span text:style-name="T1"> this made Hemi’s job simpler</text:span><text:change-start text:change-id="ct94919482758592"/><text:span text:style-name="T1">,</text:span><text:change-end text:change-id="ct94919482758592"/><text:span text:style-name="T1"> because all the traffic was now above them</text:span><text:change text:change-id="ct94919482759552"/><text:change-start text:change-id="ct94919482760896"/><text:span text:style-name="T1">—</text:span><text:change-end text:change-id="ct94919482760896"/><text:span text:style-name="T1">there should be no other submerged submarines in the channel. But with only </text:span><text:change text:change-id="ct94919482761520"/><text:change-start text:change-id="ct94919482762480"/><text:span text:style-name="T1">fifty </text:span><text:change-end text:change-id="ct94919482762480"/><text:span text:style-name="T1">meters of depth to play with, the sounds of the traffic above reflected off the bottom of the channel, back up, and then off in every direction</text:span><text:change-start text:change-id="ct94919482764112"/><text:span text:style-name="T1">,</text:span><text:change-end text:change-id="ct94919482764112"/><text:span text:style-name="T1"> making the space they were moving through feel very compressed to Hemi.</text:span></text:p>
      <text:p text:style-name="Text_20_body"><text:span text:style-name="T1">They had maintained a fast </text:span><text:change text:change-id="ct94919482751280"/><text:change-start text:change-id="ct94919476643424"/><text:span text:style-name="T1">fifteen </text:span><text:change-end text:change-id="ct94919476643424"/><text:span text:style-name="T1">knots since submerging. One of the first things Hemi asked Percy to do was to slow the boat down</text:span><text:change text:change-id="ct94919482742992"/><text:change-start text:change-id="ct94919482765552"/><text:span text:style-name="T1">—</text:span><text:change-end text:change-id="ct94919482765552"/><text:span text:style-name="T1">both because it would make the sonar clearer, and because even at six knots he estimated they would be doing twice the speed of the cargo ship above his head.</text:span></text:p>
      <text:p text:style-name="Text_20_body"><text:span text:style-name="T1">Hemi began a steady and careful dialog</text:span><text:change-start text:change-id="ct94919482288256"/><text:span text:style-name="T1">ue</text:span><text:change-end text:change-id="ct94919482288256"/><text:span text:style-name="T1">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Text_20_body"><text:span text:style-name="T1">“Bastian, do what you have to with the rudder</text:span><text:change-start text:change-id="ct94919482779808"/><text:span text:style-name="T1">;</text:span><text:change-end text:change-id="ct94919482779808"/><text:change text:change-id="ct94919482759216"/><text:span text:style-name="T1"> we have space to play with to our sides,” she said</text:span><text:change text:change-id="ct94919482780096"/><text:span text:style-name="T1">. “But Gregory: only make the most delicate moves on the dive planes</text:span><text:change text:change-id="ct94919476651040"/><text:change-start text:change-id="ct94919482781056"/><text:span text:style-name="T1">—</text:span><text:change-end text:change-id="ct94919482781056"/><text:span text:style-name="T1">one degree up or down, maximum. We want to have lots of time to correct before we drive the bow into the muck or the sail into that steel wall above us.”</text:span></text:p>
      <text:p text:style-name="Text_20_body"><text:span text:style-name="T1">“Right</text:span><text:change-start text:change-id="ct94919482743280"/><text:span text:style-name="T1">,</text:span><text:change-end text:change-id="ct94919482743280"/><text:span text:style-name="T1"> Captain,” said Gregory, gripping the dive plane wheel. His eyes darted back and forth from the boat level indicators</text:span><text:change text:change-id="ct94919482782496"/><text:span text:style-name="T1"> to the depth indicator</text:span><text:change text:change-id="ct94919482780384"/><text:span text:style-name="T1"> to the depth-under-keel gauge.</text:span></text:p>
      <text:p text:style-name="Text_20_body"><text:span text:style-name="T1">After </text:span><text:change text:change-id="ct94919482658256"/><text:change-start text:change-id="ct94919482791040"/><text:span text:style-name="T1">twemty </text:span><text:change-end text:change-id="ct94919482791040"/><text:span text:style-name="T1">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span></text:p>
      <text:p text:style-name="Text_20_body"><text:span text:style-name="T1">Then a loud active sonar ping pierced through the </text:span><text:span text:style-name="T2">Prospect</text:span><text:change-start text:change-id="ct94919482793152"/><text:span text:style-name="T1">’s</text:span><text:change-end text:change-id="ct94919482793152"/><text:span text:style-name="T1"> hull.</text:span></text:p>
      <text:p text:style-name="Text_20_body"><text:span text:style-name="T1">“Hemi!” Percy called down to sonar</text:span><text:change-start text:change-id="ct94919482751568"/><text:span text:style-name="T1">.</text:span><text:change-end text:change-id="ct94919482751568"/><text:change text:change-id="ct94919482797616"/><text:span text:style-name="T1"> “</text:span><text:change-start text:change-id="ct94919482798240"/><text:span text:style-name="T1">W</text:span><text:change-end text:change-id="ct94919482798240"/><text:change text:change-id="ct94919476660176"/><text:span text:style-name="T1">here the fuck did that come from? Was it them?”</text:span></text:p>
      <text:p text:style-name="Text_20_body"><text:span text:style-name="T1">There was a brief silence while Hemi continued listening. Then he called back up to the control room, “</text:span><text:change-start text:change-id="ct94919482803376"/><text:span text:style-name="T1">T</text:span><text:change-end text:change-id="ct94919482803376"/><text:change text:change-id="ct94919482782160"/><text:span text:style-name="T1">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text:span><text:change text:change-id="ct94919482748032"/><text:change-start text:change-id="ct94919482812192"/><text:span text:style-name="T1">—</text:span><text:change-end text:change-id="ct94919482812192"/><text:span text:style-name="T1">miles wide. He also estimated that they would soon be passing the structures built at the furthest extent of Stilt City.</text:span></text:p>
      <text:p text:style-name="Text_20_body"><text:span text:style-name="T1">Percy watched the depth-under-keel dial closely for </text:span><text:change text:change-id="ct94919482794592"/><text:change-start text:change-id="ct94919482780672"/><text:span text:style-name="T1">fifteen </text:span><text:change-end text:change-id="ct94919482780672"/><text:span text:style-name="T1">minutes or so as three more pings washed through them. The depth of the water was a fairly consistent </text:span><text:change text:change-id="ct94919476654224"/><text:change-start text:change-id="ct94919482820320"/><text:span text:style-name="T1">fifty </text:span><text:change-end text:change-id="ct94919482820320"/><text:span text:style-name="T1">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Text_20_body"><text:span text:style-name="T1">She climbed down to the navigation station. “Hemi, how good are our charts for this area?” </text:span><text:change-start text:change-id="ct94919476667472"/><text:span text:style-name="T1">s</text:span><text:change-end text:change-id="ct94919476667472"/><text:change text:change-id="ct94919476650384"/><text:span text:style-name="T1">he asked as she leaned over with the magnifying glass. “Can we run close to the bottom without risking plowing into some uncharted feature?”</text:span></text:p>
      <text:p text:style-name="P8">Hemi and Cassandra looked over at her without removing their headsets.</text:p>
      <text:p text:style-name="P8">“The charts are good. We are also still on the continental shelf, there are not many features to begin with,” said Hemi.</text:p>
      <text:p text:style-name="Text_20_body"><text:span text:style-name="T1">Percy leaned over the chart. If it was accurate, then Hemi was right. It showed a flat unvarying plane, </text:span><text:change text:change-id="ct94919482832448"/><text:change-start text:change-id="ct94919476669568"/><text:span text:style-name="T1">fifty </text:span><text:change-end text:change-id="ct94919476669568"/><text:span text:style-name="T1">to </text:span><text:change text:change-id="ct94919482833408"/><text:change-start text:change-id="ct94919482834368"/><text:span text:style-name="T1">sixty </text:span><text:change-end text:change-id="ct94919482834368"/><text:span text:style-name="T1">meters deep, running out about </text:span><text:change text:change-id="ct94919482835328"/><text:change-start text:change-id="ct94919482836288"/><text:span text:style-name="T1">two hundred </text:span><text:change-end text:change-id="ct94919482836288"/><text:span text:style-name="T1">miles from the port of Stilt City. There were much bigger shelf areas in the world, but </text:span><text:change text:change-id="ct94919482837248"/><text:change-start text:change-id="ct94919482838208"/><text:span text:style-name="T1">two hundred </text:span><text:change-end text:change-id="ct94919482838208"/><text:span text:style-name="T1">miles was longer than most.</text:span></text:p>
      <text:p text:style-name="P8">“You are thinking we could hide from the pings if we are close enough to the bottom?” Hemi asked.</text:p>
      <text:p text:style-name="Text_20_body"><text:span text:style-name="T1">Percy nodded. “Yeah. With all the fucking pinging</text:span><text:change-start text:change-id="ct94919482833696"/><text:span text:style-name="T1">,</text:span><text:change-end text:change-id="ct94919482833696"/><text:span text:style-name="T1"> they are going to find us under the cargo ship any second now. Putting ourselves just off the bottom is the only other way I can think of that will let us hide from them.”</text:span></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Text_20_body"><text:span text:style-name="T1">“They may have also just assumed we sunk </text:span><text:change-start text:change-id="ct94919482846992"/><text:span text:style-name="T1">back </text:span><text:change-end text:change-id="ct94919482846992"/><text:span text:style-name="T1">then.”</text:span></text:p>
      <text:p text:style-name="Text_20_body"><text:span text:style-name="T1">“Well, unless you have a better fuckin’ idea</text:span><text:change text:change-id="ct94919482761184"/><text:change-start text:change-id="ct94919482850784"/><text:span text:style-name="T1"> . . .</text:span><text:change-end text:change-id="ct94919482850784"/><text:span text:style-name="T1">”</text:span></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text:span><text:change text:change-id="ct94919482739200"/><text:change-start text:change-id="ct94919482854880"/><text:span text:style-name="T1">—</text:span><text:change-end text:change-id="ct94919482854880"/><text:span text:style-name="T1">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Text_20_body"><text:span text:style-name="T1">“Hang on</text:span><text:change text:change-id="ct94919476677952"/><text:change-start text:change-id="ct94919482862512"/><text:span text:style-name="T1"> . . .</text:span><text:change-end text:change-id="ct94919482862512"/><text:span text:style-name="T1">”</text:span></text:p>
      <text:p text:style-name="P8">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pan text:style-name="T1">“Fuckin’ depth charges,” she said. And when his eyes took on a bit of prey-like fear, she added, “</text:span><text:change-start text:change-id="ct94919482870528"/><text:span text:style-name="T1">A</text:span><text:change-end text:change-id="ct94919482870528"/><text:change text:change-id="ct94919482870816"/><text:span text:style-name="T1"> little fuckin’ ways off</text:span><text:change-start text:change-id="ct94919482872048"/><text:span text:style-name="T1">,</text:span><text:change-end text:change-id="ct94919482872048"/><text:span text:style-name="T1"> though.”</text:span></text:p>
      <text:p text:style-name="Text_20_body"><text:span text:style-name="T1">“The Authority surface ships are dropping charges, Sylvia</text:span><text:change-start text:change-id="ct94919482871376"/><text:span text:style-name="T1">,</text:span><text:change-end text:change-id="ct94919482871376"/><text:change text:change-id="ct94919482871664"/><text:span text:style-name="T1">” Hemi confirmed </text:span><text:change text:change-id="ct94919482876848"/><text:span text:style-name="T1">from the sonar compartment.</text:span></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Text_20_body"><text:span text:style-name="T1">“Right</text:span><text:change-start text:change-id="ct94919482833984"/><text:span text:style-name="T1">, </text:span><text:change-end text:change-id="ct94919482833984"/><text:change text:change-id="ct94919482881456"/><text:span text:style-name="T1">Cap,” said Bastian, rolling the rudder control wheel in his hands to port as the compass on the wall of gauges started to swing.</text:span></text:p>
      <text:p text:style-name="Text_20_body"><text:span text:style-name="T1">Percy moved down to the sonar station</text:span><text:change-start text:change-id="ct94919482881744"/><text:span text:style-name="T1">,</text:span><text:change-end text:change-id="ct94919482881744"/><text:span text:style-name="T1"> and for the next hour or so</text:span><text:change-start text:change-id="ct94919482885536"/><text:span text:style-name="T1">,</text:span><text:change-end text:change-id="ct94919482885536"/><text:span text:style-name="T1"> Hemi reported charges being dropped in waves</text:span><text:change text:change-id="ct94919482886496"/><text:span text:style-name="T1"> while Percy stood behind him</text:span><text:change-start text:change-id="ct94919482888736"/><text:span text:style-name="T1">,</text:span><text:change-end text:change-id="ct94919482888736"/><text:span text:style-name="T1">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span></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change-start text:change-id="ct94919482890512"/><text:span text:style-name="T1">’s</text:span><text:change-end text:change-id="ct94919482890512"/><text:span text:style-name="T1">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7. Garbage Gyre</text:h>
      <text:p text:style-name="First_20_Paragraph"><text:span text:style-name="T1">With darkness, Hemi was able to take a sighting from a star, and he calculated they had made about </text:span><text:change text:change-id="ct94919482867792"/><text:change-start text:change-id="ct94919476671584"/><text:span text:style-name="T1">twenty </text:span><text:change-end text:change-id="ct94919476671584"/><text:span text:style-name="T1">nautical miles from the point where they had last heard the faintest echo of the depth charges. Percy felt that was enough of a cushion that they could start the diesels, and the engines were soon roaring below decks. Percy had them throttle up to </text:span><text:change text:change-id="ct94919482910416"/><text:change-start text:change-id="ct94919482911376"/><text:span text:style-name="T1">fifteen </text:span><text:change-end text:change-id="ct94919482911376"/><text:span text:style-name="T1">knots, and Hemi calculated a precise easterly course that would bring them to 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Text_20_body"><text:span text:style-name="T1">Even as the sun rose before them, Percy kept the boat on the surface</text:span><text:change-start text:change-id="ct94919482897520"/><text:span text:style-name="T1">,</text:span><text:change-end text:change-id="ct94919482897520"/><text:span text:style-name="T1">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span></text:p>
      <text:p text:style-name="Text_20_body"><text:span text:style-name="T1">A few hours later, Hemi announced they had arrived at the rendezvous point. They leveled the boat at </text:span><text:change text:change-id="ct94919476691888"/><text:change-start text:change-id="ct94919482914064"/><text:span text:style-name="T1">twenty </text:span><text:change-end text:change-id="ct94919482914064"/><text:span text:style-name="T1">meters of depth and shut down the motors to wait. Everyone except Cassandra passed the midday and afternoon hours in lazy recuperation</text:span><text:change-start text:change-id="ct94919476695200"/><text:span text:style-name="T1">,</text:span><text:change-end text:change-id="ct94919476695200"/><text:change text:change-id="ct94919482926736"/><text:span text:style-name="T1"> catching up on sleep. Cassandra was stuck listening to sonar, trying to detect </text:span><text:change text:change-id="ct94919482927696"/><text:span text:style-name="T1">Shakes’</text:span><text:change-start text:change-id="ct94919482928992"/><text:span text:style-name="T1">s</text:span><text:change-end text:change-id="ct94919482928992"/><text:span text:style-name="T1">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text:span><text:change-start text:change-id="ct94919476695488"/><text:span text:style-name="T1">s</text:span><text:change-end text:change-id="ct94919476695488"/><text:span text:style-name="T1">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Bastian! Good to fuckin’ see you again. It’s about dinner time on this fuckin’ vessel, ain’t it?”</text:p>
      <text:p text:style-name="Text_20_body"><text:span text:style-name="T1">“Sure it fucking is, Captain Shakes,” said Bastian, through a cigarette in his mouth. “I think I smelled Gregory working on some fucking sticky glop or other in the galley</text:span><text:change text:change-id="ct94919476698336"/><text:span text:style-name="T1"> when I was making my way down here. You’re hungry?”</text:span></text:p>
      <text:p text:style-name="Text_20_body"><text:span text:style-name="T1">“Submarining is fucking hungry work</text:span><text:change-start text:change-id="ct94919482952160"/><text:span text:style-name="T1">,</text:span><text:change-end text:change-id="ct94919482952160"/><text:span text:style-name="T1"> Bastian. Let’s go see what that feller is burning.”</text:span></text:p>
      <text:p text:style-name="Text_20_body"><text:span text:style-name="T1">They made their way up the decks with the wrenches hanging from Shakes’</text:span><text:change-start text:change-id="ct94919482955616"/><text:span text:style-name="T1">s</text:span><text:change-end text:change-id="ct94919482955616"/><text:span text:style-name="T1">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text:span><text:change-start text:change-id="ct94919482956576"/><text:span text:style-name="T1">,</text:span><text:change-end text:change-id="ct94919482956576"/><text:span text:style-name="T1"> who was still on sonar duty.</text:span></text:p>
      <text:p text:style-name="Text_20_body"><text:span text:style-name="T1">After Shakes ate his third bowl, Gregory poured everyone a cup of the requisite coffee</text:span><text:change-start text:change-id="ct94919482955904"/><text:span text:style-name="T1">. </text:span><text:change-end text:change-id="ct94919482955904"/><text:change text:change-id="ct94919482956192"/><text:span text:style-name="T1">Percy leaned back into the corner of the galley bench, stretching her arms.</text:span></text:p>
      <text:p text:style-name="Text_20_body"><text:span text:style-name="T1">“I see you made it out of that fuckin’ Stilt City,” said Shakes</text:span><text:change-start text:change-id="ct94919482965248"/><text:span text:style-name="T1">.</text:span><text:change-end text:change-id="ct94919482965248"/><text:change text:change-id="ct94919476703424"/><text:span text:style-name="T1"> “</text:span><text:change-start text:change-id="ct94919482966208"/><text:span text:style-name="T1">W</text:span><text:change-end text:change-id="ct94919482966208"/><text:change text:change-id="ct94919482966496"/><text:span text:style-name="T1">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Text_20_body"><text:span text:style-name="T1">“Well</text:span><text:change-start text:change-id="ct94919482966784"/><text:span text:style-name="T1">,</text:span><text:change-end text:change-id="ct94919482966784"/><text:span text:style-name="T1"> the last job working for you was so fuckin’ profitable, I wasn’t </text:span><text:change text:change-id="ct94919482967072"/><text:span text:style-name="T1">going to let that go </text:span><text:change-start text:change-id="ct94919482974656"/><text:span text:style-name="T1">just </text:span><text:change-end text:change-id="ct94919482974656"/><text:span text:style-name="T1">because I thought y’all were fucking dead.”</text:span></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text:span><text:change-start text:change-id="ct94919482982352"/><text:span text:style-name="T1">,</text:span><text:change-end text:change-id="ct94919482982352"/><text:span text:style-name="T1"> Shakes</text:span><text:change text:change-id="ct94919482983312"/><text:change-start text:change-id="ct94919482984272"/><text:span text:style-name="T1">—</text:span><text:change-end text:change-id="ct94919482984272"/><text:span text:style-name="T1">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Text_20_body"><text:span text:style-name="T1">“Alright,” said Shakes</text:span><text:change-start text:change-id="ct94919482992720"/><text:span text:style-name="T1">.</text:span><text:change-end text:change-id="ct94919482992720"/><text:change text:change-id="ct94919482993008"/><text:span text:style-name="T1"> “</text:span><text:change-start text:change-id="ct94919482994640"/><text:span text:style-name="T1">W</text:span><text:change-end text:change-id="ct94919482994640"/><text:change text:change-id="ct94919476712288"/><text:span text:style-name="T1">ith the condition that you make Gregory continue to feed me, I’ll stick with y’all for now.”</text:span></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Text_20_body"><text:span text:style-name="T1">They kept a steady eastern course, moving deep into the central ocean. With both boats running their diesel engines </text:span><text:change-start text:change-id="ct94919482994256"/><text:span text:style-name="T1">,</text:span><text:change-end text:change-id="ct94919482994256"/><text:span text:style-name="T1">they could sustain high speeds. Maintaining a steady </text:span><text:change text:change-id="ct94919483005296"/><text:change-start text:change-id="ct94919483010512"/><text:span text:style-name="T1">fifteen-</text:span><text:change-end text:change-id="ct94919483010512"/><text:span text:style-name="T1">knot average, they covered the vast distances of the open ocean relatively quickly.</text:span></text:p>
      <text:p text:style-name="Text_20_body"><text:span text:style-name="T1">Percy rode up on the bridge. Given the extreme darkness, she decided to forego putting a lookout in the ring. She had never felt like she had all the crew she needed to run the boat effectively, but having lost Owen and Chips, she was feeling more pinched than ever by too</text:span><text:change text:change-id="ct94919483012336"/><text:change-start text:change-id="ct94919483005584"/><text:span text:style-name="T1"> </text:span><text:change-end text:change-id="ct94919483005584"/><text:span text:style-name="T1">few hands.</text:span></text:p>
      <text:p text:style-name="Text_20_body"><text:span text:style-name="T1">With no visibility on deck, and the sonar nearly useless over the volume of sound the diesel engines dumped into the water, the only real vision Percy had was on radar. </text:span><text:change text:change-id="ct94919483008080"/><text:change-start text:change-id="ct94919483023968"/><text:span text:style-name="T1">E</text:span><text:change-end text:change-id="ct94919483023968"/><text:span text:style-name="T1">very </text:span><text:change text:change-id="ct94919483024592"/><text:change-start text:change-id="ct94919483025552"/><text:span text:style-name="T1">twenty </text:span><text:change-end text:change-id="ct94919483025552"/><text:span text:style-name="T1">minutes</text:span><text:change-start text:change-id="ct94919476715616"/><text:span text:style-name="T1">,</text:span><text:change-end text:change-id="ct94919476715616"/><text:span text:style-name="T1"> she had Cassandra turn on the radar for a few sweeps to make sure the ocean remained clear in front of them</text:span><text:change text:change-id="ct94919483028256"/><text:change-start text:change-id="ct94919483029216"/><text:span text:style-name="T1">—</text:span><text:change-end text:change-id="ct94919483029216"/><text:span text:style-name="T1">and that nobody was tailing behind.</text:span></text:p>
      <text:p text:style-name="Text_20_body"><text:span text:style-name="T1">For the first few hours of the night</text:span><text:change-start text:change-id="ct94919483024880"/><text:span text:style-name="T1">,</text:span><text:change-end text:change-id="ct94919483024880"/><text:span text:style-name="T1"> they settled into the monotonous drudgery of cruising. Gregory was in his rack, Cassandra listened to heavy noise in the sonar headset, Percy stared into the darkness from the bridge, and Hemi and Bastian stared at the wall of unmoving dials in the control room.</text:span></text:p>
      <text:p text:style-name="Text_20_body"><text:span text:style-name="T1">Toward midnight, Hemi climbed tiredly down to the sonar station</text:span><text:change text:change-id="ct94919483030320"/><text:span text:style-name="T1"> and tapped Cassandra on the shoulder. She did not even look up, having been expecting Hemi’s signal that it was time </text:span><text:change text:change-id="ct94919483036704"/><text:span text:style-name="T1">to do a</text:span><text:change-start text:change-id="ct94919483037664"/><text:span text:style-name="T1">nother</text:span><text:change-end text:change-id="ct94919483037664"/><text:span text:style-name="T1"> radar check. She leaned over and flipped the switch. The green light of the radar flashed across the scope, then swept slowly around</text:span><text:change-start text:change-id="ct94919483037952"/><text:span text:style-name="T1">,</text:span><text:change-end text:change-id="ct94919483037952"/><text:span text:style-name="T1">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Hemi, what’s that? It looks like a fleet!” said Cassandra, her eyes going wide and reflecting the green glow of the radar display.</text:p>
      <text:p text:style-name="Text_20_body"><text:span text:style-name="T1">“Hmm. That is not alright. Bastian!” Hemi called to the control room. “Throttle back to five knots</text:span><text:change text:change-id="ct94919483012000"/><text:change-start text:change-id="ct94919476724144"/><text:span text:style-name="T1"> . . . </text:span><text:change-end text:change-id="ct94919476724144"/><text:change text:change-id="ct94919476727280"/><text:span text:style-name="T1">and shut down the diesels!”</text:span></text:p>
      <text:p text:style-name="Text_20_body"><text:span text:style-name="T1">The sound of the diesels faded. Percy arrived in the sonar compartment soon after, having been directed there from above by Bastian. “What the fuck is going on</text:span><text:change-start text:change-id="ct94919483042032"/><text:span text:style-name="T1">,</text:span><text:change-end text:change-id="ct94919483042032"/><text:span text:style-name="T1"> Hemi?”</text:span></text:p>
      <text:p text:style-name="P8">He pointed to the scope as he adjusted the second sonar headset over his ears. “We are going to give that strange pile of radar contacts a listen.”</text:p>
      <text:p text:style-name="P8">Percy flipped off the radar. “Let’s not give away our position more than we already fuckin’ have. What do you think, should we dive?”</text:p>
      <text:p text:style-name="Text_20_body"><text:span text:style-name="T1">“I don’t hear anything</text:span><text:change-start text:change-id="ct94919483058256"/><text:span text:style-name="T1">,</text:span><text:change-end text:change-id="ct94919483058256"/><text:span text:style-name="T1"> Captain Percy,” Cassandra interrupted. “</text:span><text:change-start text:change-id="ct94919483059888"/><text:span text:style-name="T1">A</text:span><text:change-end text:change-id="ct94919483059888"/><text:change text:change-id="ct94919483060176"/><text:span text:style-name="T1">t least, not above Shakes’ </text:span><text:change-start text:change-id="ct94919483061808"/><text:span text:style-name="T1">s</text:span><text:change-end text:change-id="ct94919483061808"/><text:span text:style-name="T1">engine.”</text:span></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text:span><text:change text:change-id="ct94919483059216"/><text:change-start text:change-id="ct94919483067952"/><text:span text:style-name="T1">—</text:span><text:change-end text:change-id="ct94919483067952"/><text:change-start text:change-id="ct94919483068912"/><text:span text:style-name="T1">but </text:span><text:change-end text:change-id="ct94919483068912"/><text:span text:style-name="T1">I still don’t hear anything</text:span><text:change text:change-id="ct94919483069872"/><text:span text:style-name="T1">. It’s completely silent now.”</text:span></text:p>
      <text:p text:style-name="Text_20_body"><text:span text:style-name="T1">“It is extremely unlikely that there is a fleet of dozens of ships and subs just floating without engines running,” said Hemi. “Something else is going on here</text:span><text:change text:change-id="ct94919483038576"/><text:change-start text:change-id="ct94919476734816"/><text:span text:style-name="T1"> . . .</text:span><text:change-end text:change-id="ct94919476734816"/><text:span text:style-name="T1">”</text:span></text:p>
      <text:p text:style-name="Text_20_body"><text:span text:style-name="T1">In the sonar compartment they could hear Shakes’</text:span><text:change-start text:change-id="ct94919483077024"/><text:span text:style-name="T1">s</text:span><text:change-end text:change-id="ct94919483077024"/><text:span text:style-name="T1"> voice crackling questions over the ship-to-ship in the control room and Bastian responding to him.</text:span></text:p>
      <text:p text:style-name="P8">“I suggest we make use of our friend Shakes as a resource,” Hemi said.</text:p>
      <text:p text:style-name="Text_20_body"><text:span text:style-name="T1">“Send the reckless risk-taker to check out the frightening unknown objects? That’s my kind of fuckin’ plan</text:span><text:change-start text:change-id="ct94919483059504"/><text:span text:style-name="T1">,</text:span><text:change-end text:change-id="ct94919483059504"/><text:span text:style-name="T1"> Hemi.” Percy climbed up to the control room and took over the conversation with Shakes</text:span><text:change text:change-id="ct94919483081296"/><text:span text:style-name="T1">.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text:span><text:change-start text:change-id="ct94919483091136"/><text:span text:style-name="T1">s</text:span><text:change-end text:change-id="ct94919483091136"/><text:span text:style-name="T1"> spiky head at the top of the sail of the </text:span><text:span text:style-name="T2">Gnat</text:span><text:span text:style-name="T1">. Shakes ran the light beam forward and back along a black wall that rode up and down on the ocean swell ahead of him.</text:span></text:p>
      <text:p text:style-name="Text_20_body"><text:span text:style-name="T1">At this range Cassandra was now able to hear the object on the sonar</text:span><text:change text:change-id="ct94919483085088"/><text:change-start text:change-id="ct94919483070976"/><text:span text:style-name="T1">—</text:span><text:change-end text:change-id="ct94919483070976"/><text:span text:style-name="T1">water slapping against a steel void with the random regularity of ocean chop</text:span><text:change text:change-id="ct94919483081584"/><text:change-start text:change-id="ct94919483083152"/><text:span text:style-name="T1">. </text:span><text:change-end text:change-id="ct94919483083152"/><text:change text:change-id="ct94919483083440"/><text:change-start text:change-id="ct94919483092416"/><text:span text:style-name="T1">She </text:span><text:change-end text:change-id="ct94919483092416"/><text:span text:style-name="T1">was convinced it was a ship.</text:span></text:p>
      <text:p text:style-name="Text_20_body"><text:span text:style-name="T1">Only a few minutes later, Shakes confirmed her guess over radio. “Yeah</text:span><text:change-start text:change-id="ct94919483071264"/><text:span text:style-name="T1">,</text:span><text:change-end text:change-id="ct94919483071264"/><text:span text:style-name="T1"> </text:span><text:span text:style-name="T2">Prospect</text:span><text:span text:style-name="T1">, the object is a big empty cargo vessel. Rusting away and half sunk, it looks like. You think all those contacts are abandoned ships?”</text:span></text:p>
      <text:p text:style-name="P8">Percy looked away from the periscope viewfinder at Hemi, who was holding the ship-to-ship radio mic. “What do you think, Hemi?”</text:p>
      <text:p text:style-name="P8">“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change text:change-id="ct94919483085376"/><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text:span><text:change text:change-id="ct94919483113296"/><text:change-start text:change-id="ct94919483113920"/><text:span text:style-name="T1">—</text:span><text:change-end text:change-id="ct94919483113920"/><text:span text:style-name="T1">both above and below the surface. Hemi noted her reports on a clipboard and worked out a safe route forward.</text:span></text:p>
      <text:p text:style-name="Text_20_body"><text:span text:style-name="T1">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ext:span><text:change text:change-id="ct94919476721728"/><text:change-start text:change-id="ct94919483038864"/><text:span text:style-name="T1">thousand</text:span><text:change-end text:change-id="ct94919483038864"/><text:span text:style-name="T1">-meter</text:span><text:change-start text:change-id="ct94919476730592"/><text:span text:style-name="T1">-</text:span><text:change-end text:change-id="ct94919476730592"/><text:change text:change-id="ct94919483128896"/><text:span text:style-name="T1">deep ocean by clinging to the last desperate bubble of buoyancy yet retained from when the ships were living. Under Percy’s light</text:span><text:change-start text:change-id="ct94919483129184"/><text:span text:style-name="T1">,</text:span><text:change-end text:change-id="ct94919483129184"/><text:span text:style-name="T1"> the vessels were typically low, black, curved, and oily forms</text:span><text:change-start text:change-id="ct94919483134640"/><text:span text:style-name="T1">,</text:span><text:change-end text:change-id="ct94919483134640"/><text:change text:change-id="ct94919476750912"/><text:span text:style-name="T1"> riding threateningly just under the surface, awash with waves that passed over and obscured them. Alternatively, they would take the figure of a low wall in the water, still showing the distinctive outline of the pointed form of a ship hull.</text:span></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text:span><text:change text:change-id="ct94919483116528"/><text:span text:style-name="T1">not immediately sink seemed to have made its way to this huge gyre of garbage. Pieces bumped eerily 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Text_20_body"><text:span text:style-name="T1">Percy immediately switched off the light. She peered into the darkness in the direction Gregory indicated. For a moment it was a futile effort to see where there was no light for her eyes to receive. But then</text:span><text:change-start text:change-id="ct94919483119536"/><text:span text:style-name="T1">,</text:span><text:change-end text:change-id="ct94919483119536"/><text:span text:style-name="T1"> a bright blue light outlined the shadow of a hunched gaunt figure in the middle-distance, just off to one side of the point she had been staring at in the darkness. It took her a moment to realize that she recognized the light of a cutting torch.</text:span></text:p>
      <text:p text:style-name="Text_20_body"><text:span text:style-name="T1">“Scavengers</text:span><text:change-start text:change-id="ct94919483137248"/><text:span text:style-name="T1">,</text:span><text:change-end text:change-id="ct94919483137248"/><text:span text:style-name="T1"> Gregory. Any source of scrap metal, no matter how remote, will also have someone who knows how to transform it into fucking treasure. It’s possible they live out here. Sometimes whole communities will develop around a resource like this.”</text:span></text:p>
      <text:p text:style-name="Text_20_body"><text:span text:style-name="T1">Percy turned the spot</text:span><text:change text:change-id="ct94919483130368"/><text:span text:style-name="T1">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text:span><text:change text:change-id="ct94919483159280"/><text:span text:style-name="T1">fe</text:span><text:change-start text:change-id="ct94919483160576"/><text:span text:style-name="T1">lt</text:span><text:change-end text:change-id="ct94919483160576"/><text:change text:change-id="ct94919483160864"/><text:span text:style-name="T1"> uncomfortable about the racket the two ships were making, especially since every ping told anyone within a </text:span><text:change text:change-id="ct94919483161488"/><text:change-start text:change-id="ct94919483163008"/><text:span text:style-name="T1">ten</text:span><text:change-end text:change-id="ct94919483163008"/><text:span text:style-name="T1">, maybe even </text:span><text:change text:change-id="ct94919483163968"/><text:change-start text:change-id="ct94919483164928"/><text:span text:style-name="T1">twenty</text:span><text:change-end text:change-id="ct94919483164928"/><text:span text:style-name="T1">, mile radius precisely where they were. And</text:span><text:change-start text:change-id="ct94919483167248"/><text:span text:style-name="T1">,</text:span><text:change-end text:change-id="ct94919483167248"/><text:span text:style-name="T1"> of course</text:span><text:change-start text:change-id="ct94919483170288"/><text:span text:style-name="T1">,</text:span><text:change-end text:change-id="ct94919483170288"/><text:span text:style-name="T1"> even at a near-idle, the </text:span><text:span text:style-name="T2">Gnat’s</text:span><text:span text:style-name="T1"> diesel</text:span><text:change text:change-id="ct94919483172592"/><text:change-start text:change-id="ct94919483174864"/><text:span text:style-name="T1">—</text:span><text:change-end text:change-id="ct94919483174864"/><text:span text:style-name="T1">which Shakes was now running again</text:span><text:change text:change-id="ct94919483175824"/><text:change-start text:change-id="ct94919483177648"/><text:span text:style-name="T1">—</text:span><text:change-end text:change-id="ct94919483177648"/><text:span text:style-name="T1">growled loudly</text:span><text:change-start text:change-id="ct94919483179280"/><text:span text:style-name="T1">,</text:span><text:change-end text:change-id="ct94919483179280"/><text:span text:style-name="T1"> with sympathetic vibrations </text:span><text:change text:change-id="ct94919483181184"/><text:span text:style-name="T1">from the abandoned ship hulls surrounding them. Captain Percy reassured herself that they were far off any routine shipping lanes, and most vessels would steer around this patch they had chosen to plunge into. This refuse patch</text:span><text:change-start text:change-id="ct94919476762688"/><text:span text:style-name="T1">, which increasingly</text:span><text:change-end text:change-id="ct94919476762688"/><text:change text:change-id="ct94919476766688"/><text:span text:style-name="T1"> </text:span><text:change text:change-id="ct94919483185296"/><text:change-start text:change-id="ct94919483186544"/><text:span text:style-name="T1">appeared</text:span><text:change-end text:change-id="ct94919483186544"/><text:span text:style-name="T1"> to be quite a massive obstacle</text:span><text:change text:change-id="ct94919483188000"/><text:span text:style-name="T1">.</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text:span><text:change text:change-id="ct94919483155440"/><text:change-start text:change-id="ct94919476755216"/><text:span text:style-name="T1">—</text:span><text:change-end text:change-id="ct94919476755216"/><text:span text:style-name="T1">all the bunker fuels, engine lubricants, solvents and greases; all the specially developed chemical mixes that drove or eased the movements of the giant steel machines through the water</text:span><text:change text:change-id="ct94919483161152"/><text:change-start text:change-id="ct94919483184880"/><text:span text:style-name="T1">—</text:span><text:change-end text:change-id="ct94919483184880"/><text:span text:style-name="T1">all eventually escaped from the rotting containers that held them and contaminated the pure sea water of the middle ocean. The contaminants floated on the surface, coating and binding together 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change-start text:change-id="ct94919476753936"/><text:span text:style-name="T1">’s</text:span><text:change-end text:change-id="ct94919476753936"/><text:span text:style-name="T1"> diesels shut down, and they submerged to 20 meters. It was much quieter underwater </text:span><text:change-start text:change-id="ct94919483212304"/><text:span text:style-name="T1">,</text:span><text:change-end text:change-id="ct94919483212304"/><text:span text:style-name="T1">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text:span><text:change text:change-id="ct94919483007744"/><text:change-start text:change-id="ct94919476768640"/><text:span text:style-name="T1">—</text:span><text:change-end text:change-id="ct94919476768640"/><text:span text:style-name="T1">while at the same time taking out the source sound of the </text:span><text:span text:style-name="T2">Prospect’s</text:span><text:span text:style-name="T1"> motors</text:span><text:change text:change-id="ct94919483220656"/><text:change-start text:change-id="ct94919483221616"/><text:span text:style-name="T1">—</text:span><text:change-end text:change-id="ct94919483221616"/><text:span text:style-name="T1">she did a slow sweep in every direction</text:span><text:change-start text:change-id="ct94919483223248"/><text:span text:style-name="T1">,</text:span><text:change-end text:change-id="ct94919483223248"/><text:span text:style-name="T1"> scribbling notes on a pad as she went. Toward</text:span><text:change text:change-id="ct94919483224208"/><text:span text:style-name="T1">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Text_20_body"><text:span text:style-name="T1">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text:span><text:change text:change-id="ct94919476773744"/><text:change-start text:change-id="ct94919476763568"/><text:span text:style-name="T1">came</text:span><text:change-end text:change-id="ct94919476763568"/><text:span text:style-name="T1"> back with such a concrete depiction of what surrounded them that her doubts would melt away with the fading sound of the ping.</text:span></text:p>
      <text:p text:style-name="Text_20_body"><text:span text:style-name="T1">By the end of the day, Cassandra’s confidence was growing as she started to understand that sonar was becoming second-nature to her. She </text:span><text:change text:change-id="ct94919483186832"/><text:span text:style-name="T1">close</text:span><text:change-start text:change-id="ct94919483221904"/><text:span text:style-name="T1">d</text:span><text:change-end text:change-id="ct94919483221904"/><text:span text:style-name="T1"> her eyes, and her mind </text:span><text:change text:change-id="ct94919483222944"/><text:span text:style-name="T1">travel</text:span><text:change-start text:change-id="ct94919483236368"/><text:span text:style-name="T1">ed</text:span><text:change-end text:change-id="ct94919483236368"/><text:span text:style-name="T1"> out into the water. It </text:span><text:change text:change-id="ct94919483237328"/><text:change-start text:change-id="ct94919483238288"/><text:span text:style-name="T1">was</text:span><text:change-end text:change-id="ct94919483238288"/><text:span text:style-name="T1"> all blackness at first, but she </text:span><text:change text:change-id="ct94919483239248"/><text:span text:style-name="T1">relax</text:span><text:change-start text:change-id="ct94919483240880"/><text:span text:style-name="T1">ed</text:span><text:change-end text:change-id="ct94919483240880"/><text:span text:style-name="T1"> and open</text:span><text:change-start text:change-id="ct94919483242512"/><text:span text:style-name="T1">ed</text:span><text:change-end text:change-id="ct94919483242512"/><text:span text:style-name="T1"> her mouth slightly to minimize the sound of her own breathing. Her heart rate </text:span><text:change text:change-id="ct94919483243472"/><text:span text:style-name="T1">slow</text:span><text:change-start text:change-id="ct94919483245104"/><text:span text:style-name="T1">ed</text:span><text:change-end text:change-id="ct94919483245104"/><text:span text:style-name="T1">. Her mind </text:span><text:change text:change-id="ct94919483245728"/><text:span text:style-name="T1">search</text:span><text:change-start text:change-id="ct94919483248096"/><text:span text:style-name="T1">ed</text:span><text:change-end text:change-id="ct94919483248096"/><text:span text:style-name="T1"> the water. Turning the directional wheel, she found her mind could follow the direction as if she were seeing out through the microphones. She no longer need</text:span><text:change-start text:change-id="ct94919483250496"/><text:span text:style-name="T1">ed</text:span><text:change-end text:change-id="ct94919483250496"/><text:span text:style-name="T1"> to look at the directional indicator to know whether the mics were oriented to the front, sides</text:span><text:change-start text:change-id="ct94919483251728"/><text:span text:style-name="T1">,</text:span><text:change-end text:change-id="ct94919483251728"/><text:span text:style-name="T1"> or rear of the boat, she just </text:span><text:span text:style-name="T2">knew</text:span><text:span text:style-name="T1">, even with her eyes closed. The black pitch of the deep sea fell away, and in her mind it </text:span><text:change text:change-id="ct94919483255824"/><text:span text:style-name="T1">all li</text:span><text:change text:change-id="ct94919483253392"/><text:span text:style-name="T1">t up around her with a midday brightness that was entirely contained within her small skull. She watched the landscape with patience, like someone sitting in a rocker on a mountaintop porch. In her mind’s eye she could see </text:span><text:change-start text:change-id="ct94919483257072"/><text:span text:style-name="T1">with astonishing clarity </text:span><text:change-end text:change-id="ct94919483257072"/><text:span text:style-name="T1">the objects that marked the landscape</text:span><text:change text:change-id="ct94919476793104"/><text:span text:style-name="T1">: the smoothly curving walls of the hulls like the bodies of lanced leviathans, the crenelations of the superstructures, the sharply defined spaces between the refuse pieces. And from below, nothing. Always nothing.</text:span></text:p>
      <text:p text:style-name="Text_20_body"><text:span text:style-name="T1">With confidence came a love of her job, and the long shift that Percy was currently asking her to do without breaks seemed like less of a burden than it had </text:span><text:change text:change-id="ct94919483187136"/><text:change-start text:change-id="ct94919476787376"/><text:span text:style-name="T1">at first</text:span><text:change-end text:change-id="ct94919476787376"/><text:span text:style-name="T1">. She found time passed rapidly when her mind was out there swimming in the sea of sound.</text:span></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change-start text:change-id="ct94919483258512"/><text:span text:style-name="T1">s</text:span><text:change-end text:change-id="ct94919483258512"/><text:span text:style-name="T1"> batteries were about half discharged</text:span><text:change-start text:change-id="ct94919483222192"/><text:span text:style-name="T1">,</text:span><text:change-end text:change-id="ct94919483222192"/><text:span text:style-name="T1">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text:span><text:change-start text:change-id="ct94919483185600"/><text:span text:style-name="T1">,</text:span><text:change-end text:change-id="ct94919483185600"/><text:change text:change-id="ct94919483241168"/><text:span text:style-name="T1">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Text_20_body"><text:span text:style-name="T1">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text:span><text:change text:change-id="ct94919483134304"/><text:change-start text:change-id="ct94919476800464"/><text:span text:style-name="T1">could</text:span><text:change-end text:change-id="ct94919476800464"/><text:span text:style-name="T1"> read</text:span><text:change text:change-id="ct94919483244240"/><text:span text:style-name="T1"> the gauges and kn</text:span><text:change-start text:change-id="ct94919483285472"/><text:span text:style-name="T1">ew</text:span><text:change-end text:change-id="ct94919483285472"/><text:change text:change-id="ct94919483285760"/><text:span text:style-name="T1"> she was on something. Cassandra looked up at him. She wrestled down her fear about the mistake she had made.</text:span></text:p>
      <text:p text:style-name="Text_20_body"><text:span text:style-name="T1">She slipped a headphone off one ear. “Something’s there</text:span><text:change-start text:change-id="ct94919483284800"/><text:span text:style-name="T1">,</text:span><text:change-end text:change-id="ct94919483284800"/><text:span text:style-name="T1"> Hemi.”</text:span></text:p>
      <text:p text:style-name="P8">“It does look like it, does it not?” he said. “Let me listen.” He picked up the second headset and adjusted the gain. He paused for a second, then flipped a couple of filters on and listened again.</text:p>
      <text:p text:style-name="Text_20_body"><text:span text:style-name="T1">“That’s them, isn’t it Hemi?” Cassandra asked. “I</text:span><text:change text:change-id="ct94919483253680"/><text:change-start text:change-id="ct94919483293200"/><text:span text:style-name="T1"> . . . </text:span><text:change-end text:change-id="ct94919483293200"/><text:change text:change-id="ct94919483293488"/><text:span text:style-name="T1">I think I heard them earlier.”</text:span></text:p>
      <text:p text:style-name="Text_20_body"><text:span text:style-name="T1">Hemi nodded as he patted Cassandra’s shoulder again. “Sylvia!” </text:span><text:change-start text:change-id="ct94919483297280"/><text:span text:style-name="T1">h</text:span><text:change-end text:change-id="ct94919483297280"/><text:change text:change-id="ct94919476804656"/><text:span text:style-name="T1">e bellowed upwar</text:span><text:change-start text:change-id="ct94919483297904"/><text:span text:style-name="T1">d</text:span><text:change-end text:change-id="ct94919483297904"/><text:change text:change-id="ct94919483298192"/><text:span text:style-name="T1"> as he stepped back</text:span><text:change text:change-id="ct94919483298816"/><text:span text:style-name="T1">, stretching out the wire of the headset. He looked up through the hatch to the control room.</text:span></text:p>
      <text:p text:style-name="P8">Percy squatted on her haunches, her face a meter above Hemi’s. “What the fuck is it this time?”</text:p>
      <text:p text:style-name="Text_20_body"><text:span text:style-name="T1">“The </text:span><text:span text:style-name="T2">Grackle</text:span><text:change text:change-id="ct94919476798544"/><text:change-start text:change-id="ct94919483184496"/><text:span text:style-name="T1"> . . . </text:span><text:change-end text:change-id="ct94919483184496"/><text:change text:change-id="ct94919483256112"/><text:span text:style-name="T1">it is back again.”</text:span></text:p>
      <text:p text:style-name="P8">“Sweet motherfucking fuck! Why? Why are they still fucking after us? We. Have. No. Cargo.” She breathed for a few seconds. “How far away are they?”</text:p>
      <text:p text:style-name="Text_20_body"><text:span text:style-name="T1">“The contact is faint and distant. That is why Cassandra did not hear them before.” His eye caught Cassandra’s grateful face. “They are far enough away that the active ping is not returning a distance to them</text:span><text:change text:change-id="ct94919483300256"/><text:change-start text:change-id="ct94919483309568"/><text:span text:style-name="T1">—</text:span><text:change-end text:change-id="ct94919483309568"/><text:span text:style-name="T1">or at least the active unit can</text:span><text:change text:change-id="ct94919476815056"/><text:span text:style-name="T1">not sort it out from all the other objects in the water.”</text:span></text:p>
      <text:p text:style-name="Text_20_body"><text:span text:style-name="T1">“But the pinging we’ve been doing has probably been leading them along through this garbage patch I fuckin’ mistakenly believed would provide us cover</text:span><text:change text:change-id="ct94919483298480"/><text:change-start text:change-id="ct94919483182960"/><text:span text:style-name="T1">—</text:span><text:change-end text:change-id="ct94919483182960"/><text:span text:style-name="T1">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change text:change-id="ct94919483310192"/><text:change-start text:change-id="ct94919483310480"/><text:span text:style-name="T1"> . . .</text:span><text:change-end text:change-id="ct94919483310480"/><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8">He looked up at her. “You must admit, there is almost a kind of classic literary insanity to their actions.”</text:p>
      <text:p text:style-name="Text_20_body"><text:span text:style-name="T1">“You stifle that fucking tendency of yours toward layered meanings of overwritten symbolism right now</text:span><text:change-start text:change-id="ct94919483329488"/><text:span text:style-name="T1">,</text:span><text:change-end text:change-id="ct94919483329488"/><text:span text:style-name="T1"> Hemi Howell. Whenever you do that, it gives me the same crawling-nauseated feeling as sticking my hand in a toilet bowl full of unflushed shit. The </text:span><text:change-start text:change-id="ct94919483331104"/><text:span text:style-name="T1">o</text:span><text:change-end text:change-id="ct94919483331104"/><text:change text:change-id="ct94919483331392"/><text:span text:style-name="T1">cean is plenty fucking dramatic enough without having to spread some kind of pretentious icing of bullshit modern literary sludge on top of it</text:span><text:change text:change-id="ct94919483332352"/><text:change-start text:change-id="ct94919483332976"/><text:span text:style-name="T1"> . . . </text:span><text:change-end text:change-id="ct94919483332976"/><text:change-start text:change-id="ct94919483333936"/><text:span text:style-name="T1">a</text:span><text:change-end text:change-id="ct94919483333936"/><text:change text:change-id="ct94919483334224"/><text:span text:style-name="T1">lright? Now, are they gaining on us? How long before we have to start worrying about them putting a torpedo in the water?”</text:span></text:p>
      <text:p text:style-name="Text_20_body"><text:span text:style-name="T1">“No way to tell just yet. They likely have the same difficulty as us</text:span><text:change text:change-id="ct94919476823248"/><text:change-start text:change-id="ct94919476822800"/><text:span text:style-name="T1">—</text:span><text:change-end text:change-id="ct94919476822800"/><text:span text:style-name="T1">moving fast through the surface garbage puts them at risk of hitting something.”</text:span></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text:span><text:change text:change-id="ct94919483330768"/><text:change-start text:change-id="ct94919476826048"/><text:span text:style-name="T1">—</text:span><text:change-end text:change-id="ct94919476826048"/><text:span text:style-name="T1">first go find fucking Shakes and get that leeching boat of his detached from my </text:span><text:span text:style-name="T2">Prospect</text:span><text:span text:style-name="T1">.”</text:span></text:p>
      <text:p text:style-name="Text_20_body"><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change-start text:change-id="ct94919483355664"/><text:span text:style-name="T1">’s</text:span><text:change-end text:change-id="ct94919483355664"/><text:span text:style-name="T1">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text:span><text:change text:change-id="ct94919483356624"/><text:change-start text:change-id="ct94919483370032"/><text:span text:style-name="T1">his </text:span><text:change-end text:change-id="ct94919483370032"/><text:span text:style-name="T1">unnerving </text:span><text:change text:change-id="ct94919483371152"/><text:span text:style-name="T1">confidence </text:span><text:change text:change-id="ct94919483373296"/><text:span text:style-name="T1">in the coming demise of her boat.</text:span></text:p>
      <text:p text:style-name="Text_20_body"><text:span text:style-name="T1">In the middle of the night, </text:span><text:change text:change-id="ct94919483358736"/><text:span text:style-name="T1">Percy came down to the sonar compartment to check on the numbers once again. Cassandra showed her that the list of signal strengths had steadily increased with the closing of their pursuers. Percy broke out in another cold sweat</text:span><text:change text:change-id="ct94919476828704"/><text:change-start text:change-id="ct94919483370736"/><text:span text:style-name="T1">, t</text:span><text:change-end text:change-id="ct94919483370736"/><text:change text:change-id="ct94919483349248"/><text:span text:style-name="T1">his time from the fear of the torpedo that she now realized could be released at any second. The </text:span><text:span text:style-name="T2">Grackle</text:span><text:span text:style-name="T1"> was rendering more clearly on the active sonar readouts</text:span><text:change text:change-id="ct94919483256560"/><text:change-start text:change-id="ct94919483385776"/><text:span text:style-name="T1">—</text:span><text:change-end text:change-id="ct94919483385776"/><text:span text:style-name="T1">it had crept within ten nautical miles.</text:span></text:p>
      <text:p text:style-name="Text_20_body"><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text:span><text:change text:change-id="ct94919483372672"/><text:span text:style-name="T1">clearly </text:span><text:change-start text:change-id="ct94919483257968"/><text:span text:style-name="T1">see </text:span><text:change-end text:change-id="ct94919483257968"/><text:span text:style-name="T1">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text:span><text:change text:change-id="ct94919476830736"/><text:change-start text:change-id="ct94919483305584"/><text:span text:style-name="T1">—</text:span><text:change-end text:change-id="ct94919483305584"/><text:span text:style-name="T1">they had to run slowly and more </text:span><text:change text:change-id="ct94919483399264"/><text:change-start text:change-id="ct94919483400224"/><text:span text:style-name="T1">quietly </text:span><text:change-end text:change-id="ct94919483400224"/><text:span text:style-name="T1">to hear the </text:span><text:span text:style-name="T2">Prospect’s</text:span><text:span text:style-name="T1"> engine noise now.</text:span></text:p>
      <text:p text:style-name="P8"> </text:p>
      <text:p text:style-name="Text_20_body"><text:span text:style-name="T1">For the next two hours</text:span><text:change-start text:change-id="ct94919483387344"/><text:span text:style-name="T1">,</text:span><text:change-end text:change-id="ct94919483387344"/><text:span text:style-name="T1"> Cassandra blearily focused on listening to the sonar contacts while shouting potential hazards </text:span><text:change text:change-id="ct94919483402672"/><text:span text:style-name="T1">in the water up to the control room. Gregory and Percy were required to constantly </text:span><text:change text:change-id="ct94919483326656"/><text:span text:style-name="T1">adjust</text:span><text:change text:change-id="ct94919483401328"/><text:span text:style-name="T1"> </text:span><text:change text:change-id="ct94919483409392"/><text:span text:style-name="T1">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ext:span><text:change text:change-id="ct94919476832176"/><text:span text:style-name="T1">the oaths </text:span><text:change-start text:change-id="ct94919476834576"/><text:span text:style-name="T1">ever </text:span><text:change-end text:change-id="ct94919476834576"/><text:change text:change-id="ct94919483413952"/><text:span text:style-name="T1">fiercer </text:span><text:change text:change-id="ct94919483415296"/><text:change-start text:change-id="ct94919483416416"/><text:span text:style-name="T1">longer-</text:span><text:change-end text:change-id="ct94919483416416"/><text:span text:style-name="T1">last</text:span><text:change-start text:change-id="ct94919476852016"/><text:span text:style-name="T1">ing</text:span><text:change-end text:change-id="ct94919476852016"/><text:change text:change-id="ct94919483419056"/><text:span text:style-name="T1">.</text:span></text:p>
      <text:p text:style-name="Text_20_body"><text:span text:style-name="T1">By the time Hemi arrived back in the sonar compartment from his rack, Cassandra was clearly frayed. He consulted with her briefly to get caught up. He realized he would need to relieve </text:span><text:change text:change-id="ct94919483368656"/><text:change-start text:change-id="ct94919483414464"/><text:span text:style-name="T1">her</text:span><text:change-end text:change-id="ct94919483414464"/><text:change text:change-id="ct94919483415584"/><text:span text:style-name="T1">. But first he wanted to check in with Percy, so he climbed to the control room.</text:span></text:p>
      <text:p text:style-name="Text_20_body"><text:span text:style-name="T1">While he was on the ladder, the crunching sound of an impact</text:span><text:change text:change-id="ct94919483412016"/><text:change-start text:change-id="ct94919476845376"/><text:span text:style-name="T1">—</text:span><text:change-end text:change-id="ct94919476845376"/><text:span text:style-name="T1">a recapitulation of the sound they all heard the first time the </text:span><text:span text:style-name="T2">Grackle</text:span><text:span text:style-name="T1"> had rammed them</text:span><text:change text:change-id="ct94919483413200"/><text:change-start text:change-id="ct94919483401616"/><text:span text:style-name="T1">—</text:span><text:change-end text:change-id="ct94919483401616"/><text:span text:style-name="T1">shook the </text:span><text:span text:style-name="T2">Prospect</text:span><text:span text:style-name="T1"> bow to stern.</text:span></text:p>
      <text:p text:style-name="P8">“Gregory! Reduce speed to two knots!” Percy shouted almost instinctively.</text:p>
      <text:p text:style-name="Text_20_body"><text:span text:style-name="T1">As the boat slowed, Percy’s next thought was that they had in fact been rammed again</text:span><text:change text:change-id="ct94919476839376"/><text:change-start text:change-id="ct94919476854864"/><text:span text:style-name="T1">—</text:span><text:change-end text:change-id="ct94919476854864"/><text:span text:style-name="T1">that Cassandra had not heard the </text:span><text:span text:style-name="T2">Grackle</text:span><text:span text:style-name="T1"> charging at them. “Cassandra</text:span><text:change-start text:change-id="ct94919483431024"/><text:span text:style-name="T1">,</text:span><text:change-end text:change-id="ct94919483431024"/><text:span text:style-name="T1"> you little shit! You let them hit us!”</text:span></text:p>
      <text:p text:style-name="Text_20_body"><text:span text:style-name="T1">“No</text:span><text:change-start text:change-id="ct94919483387632"/><text:span text:style-name="T1">,</text:span><text:change-end text:change-id="ct94919483387632"/><text:span text:style-name="T1"> Captain Percy!” Cassandra wailed with the deep-grained panic of someone who knows they had made a mistake</text:span><text:change-start text:change-id="ct94919483439376"/><text:span text:style-name="T1">.</text:span><text:change-end text:change-id="ct94919483439376"/><text:change text:change-id="ct94919483414880"/><text:span text:style-name="T1"> “</text:span><text:change-start text:change-id="ct94919483444752"/><text:span text:style-name="T1">I</text:span><text:change-end text:change-id="ct94919483444752"/><text:change text:change-id="ct94919476864864"/><text:span text:style-name="T1">t definitely wasn’t them! They’re still miles and miles off.”</text:span></text:p>
      <text:p text:style-name="P8">Percy looked down at Hemi, who still clung to the ladder, his huge stony form held by hard, tensed muscles. “Hemi, you get that little fucking whore off my sonar immediately and tell me what the fuck is going on with my boat!”</text:p>
      <text:p text:style-name="P8">Hemi slowly lowered himself to the deck of the sonar compartment, and nodded to Cassandra. She stood, wobbly on her feet, and handed him the sonar headset. Hemi looked towards the hatch that led to the crew quarters and Cassandra followed his eyes, first with her own eyes and then her whole body. She disappeared silently below decks.</text:p>
      <text:p text:style-name="Text_20_body"><text:span text:style-name="T1">Hemi put the sonar headset on and listened closely for a minute. “It was just a derelict</text:span><text:change text:change-id="ct94919483412912"/><text:change-start text:change-id="ct94919483417936"/><text:span text:style-name="T1"> . . . </text:span><text:change-end text:change-id="ct94919483417936"/><text:change text:change-id="ct94919483401904"/><text:span text:style-name="T1">Cassandra was right, the pursuing sub is still close to ten miles behind us.”</text:span></text:p>
      <text:p text:style-name="Text_20_body"><text:span text:style-name="T1">“She still fucked us</text:span><text:change-start text:change-id="ct94919483455232"/><text:span text:style-name="T1">,</text:span><text:change-end text:change-id="ct94919483455232"/><text:span text:style-name="T1"> Hemi. A competent operator would have fucking heard that derelict coming on.”</text:spa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Text_20_body"><text:span text:style-name="T1">Percy looked down and saw Bastian standing at the foot of the ladder to the control room. “Bastian, get up here. Gregory, before you hit the rack, go down to the fucking cargo hold and check on our welded split in the pressure hull</text:span><text:change text:change-id="ct94919483444416"/><text:change-start text:change-id="ct94919483464592"/><text:span text:style-name="T1">—</text:span><text:change-end text:change-id="ct94919483464592"/><text:span text:style-name="T1">fucking money is that it has opened up yet again</text:span><text:change-start text:change-id="ct94919483465888"/><text:span text:style-name="T1">,</text:span><text:change-end text:change-id="ct94919483465888"/><text:span text:style-name="T1"> with that last little boneshaker.”</text:span></text:p>
      <text:p text:style-name="Text_20_body"><text:span text:style-name="T1">A few minutes later Gregory’s voice came crackling over the PA speaker above Percy’s head in the control room. “Fuck</text:span><text:change-start text:change-id="ct94919483464880"/><text:span text:style-name="T1">,</text:span><text:change-end text:change-id="ct94919483464880"/><text:span text:style-name="T1"> Captain Percy, you’re right. Those welds are failing. There’s already about a foot of fucking water in the bilge.”</text:span></text:p>
      <text:p text:style-name="Text_20_body"><text:span text:style-name="T1">“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text:span><text:change text:change-id="ct94919483466848"/><text:change-start text:change-id="ct94919483471888"/><text:span text:style-name="T1">dubious </text:span><text:change-end text:change-id="ct94919483471888"/><text:span text:style-name="T1">look, but did not </text:span><text:change text:change-id="ct94919483472176"/><text:change-start text:change-id="ct94919483473136"/><text:span text:style-name="T1">voice </text:span><text:change-end text:change-id="ct94919483473136"/><text:span text:style-name="T1">his doubt</text:span><text:change text:change-id="ct94919483474096"/><text:span text:style-name="T1">.</text:span></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Text_20_body"><text:span text:style-name="T1">“Well, we’re not going to fuck around with sinking again</text:span><text:change-start text:change-id="ct94919476873360"/><text:span text:style-name="T1">,</text:span><text:change-end text:change-id="ct94919476873360"/><text:span text:style-name="T1"> Hemi. I’ve had too many close calls with getting sucked down the hole recently. We’ll just have to figure out some other fucking tactic.”</text:span></text:p>
      <text:p text:style-name="Text_20_body"><text:span text:style-name="T1">For the next few hours Hemi carefully tracked the pursuing sub on sonar. He grew ever </text:span><text:change text:change-id="ct94919483475200"/><text:span text:style-name="T1">sure</text:span><text:change-start text:change-id="ct94919483485168"/><text:span text:style-name="T1">r</text:span><text:change-end text:change-id="ct94919483485168"/><text:span text:style-name="T1"> that the </text:span><text:span text:style-name="T2">Grackle</text:span><text:span text:style-name="T1"> was back on the </text:span><text:span text:style-name="T2">Prospect’</text:span><text:change-start text:change-id="ct94919483489104"/><text:span text:style-name="T1">s</text:span><text:change-end text:change-id="ct94919483489104"/><text:span text:style-name="T1"> track and was gaining ground once again. Percy nervously watched the battery gauges as the needles dipped slowly down into the areas marked with red cross-hatching. The relatively fast speed they had kept 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Text_20_body"><text:span text:style-name="T1">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text:span><text:change-start text:change-id="ct94919476771344"/><text:span text:style-name="T1">,</text:span><text:change-end text:change-id="ct94919476771344"/><text:span text:style-name="T1"> the higher pitched whine of the forward bilge pumps died away too.</text:span></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Text_20_body"><text:span text:style-name="T1">“Hemi!” Percy called down</text:span><text:change-start text:change-id="ct94919483504800"/><text:span text:style-name="T1">.</text:span><text:change-end text:change-id="ct94919483504800"/><text:change text:change-id="ct94919483505088"/><text:span text:style-name="T1"> “</text:span><text:change-start text:change-id="ct94919483506384"/><text:span text:style-name="T1">W</text:span><text:change-end text:change-id="ct94919483506384"/><text:change text:change-id="ct94919483506672"/><text:span text:style-name="T1">e’ve completely run the fucking batteries down!”</text:span></text:p>
      <text:p text:style-name="P8">Hemi removed the sonar headset and stood at the foot of the ladder to the control room. “What do you want to do now?”</text:p>
      <text:p text:style-name="Text_20_body"><text:span text:style-name="T1">“I’m fucking asking you: what the fuck can we do? All we’ve got is hotel power! </text:span><text:change text:change-id="ct94919483456000"/><text:change-start text:change-id="ct94919483505712"/><text:span text:style-name="T1">. . . </text:span><text:change-end text:change-id="ct94919483505712"/><text:span text:style-name="T1">And we’re going to fucking sink if we don’t find some power to run those forward bilges real soon. Give me options!”</text:span></text:p>
      <text:p text:style-name="Text_20_body"><text:span text:style-name="T1">“You could flip over the main power to draw from the emergency hotel batteries</text:span><text:change text:change-id="ct94919483488240"/><text:change-start text:change-id="ct94919483514976"/><text:span text:style-name="T1">—</text:span><text:change-end text:change-id="ct94919483514976"/><text:span text:style-name="T1">but with the bilge motors running, they will deplete those batteries in a matter of an hour or so.”</text:span></text:p>
      <text:p text:style-name="P8">“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And how far behind are our fucking pursuers?”</text:p>
      <text:p text:style-name="P8">“Fewer than ten nautical miles.”</text:p>
      <text:p text:style-name="Text_20_body"><text:span text:style-name="T1">“Shit. Ah fucking well. Up we go</text:span><text:change-start text:change-id="ct94919483522992"/><text:span text:style-name="T1">,</text:span><text:change-end text:change-id="ct94919483522992"/><text:span text:style-name="T1"> boys! Hemi, want to let some air into my girl?”</text:span></text:p>
      <text:p text:style-name="Text_20_body"><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Text_20_body"><text:span text:style-name="T1">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text:span><text:change-start text:change-id="ct94919483529808"/><text:span text:style-name="T1">,</text:span><text:change-end text:change-id="ct94919483529808"/><text:span text:style-name="T1"> shadowed ship hulls in the dimly visible sea.</text:span></text:p>
      <text:p text:style-name="Text_20_body"><text:span text:style-name="T1">In the pre-dawn light</text:span><text:change-start text:change-id="ct94919483532928"/><text:span text:style-name="T1">,</text:span><text:change-end text:change-id="ct94919483532928"/><text:span text:style-name="T1"> Percy scanned around with a pair of binoculars. Not seeing anything of note on the first pass, she circled </text:span><text:change text:change-id="ct94919483533504"/><text:span text:style-name="T1">the horizon a second time. There was nothing out there to see except the gray gradient field of the sky meeting the black field of the water.</text:span></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Text_20_body"><text:span text:style-name="T1">In half an hour</text:span><text:change-start text:change-id="ct94919483533216"/><text:span text:style-name="T1">,</text:span><text:change-end text:change-id="ct94919483533216"/><text:span text:style-name="T1"> the eastern sky </text:span><text:change text:change-id="ct94919483543872"/><text:span text:style-name="T1">had lightened</text:span><text:change-start text:change-id="ct94919483545504"/><text:span text:style-name="T1">,</text:span><text:change-end text:change-id="ct94919483545504"/><text:span text:style-name="T1">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span></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Text_20_body"><text:span text:style-name="T1">“This is not going to work</text:span><text:change-start text:change-id="ct94919476888176"/><text:span text:style-name="T1">,</text:span><text:change-end text:change-id="ct94919476888176"/><text:span text:style-name="T1"> Sylvia. They are just going to get closer and try again,” said Hemi.</text:span></text:p>
      <text:p text:style-name="P8">“I fucking know!” She lit a cheroot and sucked at it for a long time, the lingering petroleum smell in the air blended with the harsh tobacco smoke as it made its way into her lungs. “OK. Fuck. Bastian, keep watching.”</text:p>
      <text:p text:style-name="P8">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Text_20_body"><text:span text:style-name="T1">“He checked in over the ship-to-ship maybe ten minutes ago. He should still be in range,” Hemi said as he </text:span><text:change text:change-id="ct94919483560720"/><text:span text:style-name="T1">climb</text:span><text:change-start text:change-id="ct94919483562352"/><text:span text:style-name="T1">ed </text:span><text:change-end text:change-id="ct94919483562352"/><text:change text:change-id="ct94919476891840"/><text:span text:style-name="T1">down the ladder.</text:span></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8">“That’s what I fucking do best these days,” said Shakes. “I’ll totally throw some fucking chaos and confusion into the water. Right?”</text:p>
      <text:p text:style-name="P8">“Fuckin’ right. Out.”</text:p>
      <text:p text:style-name="Text_20_body"><text:span text:style-name="T1">A minute later</text:span><text:change-start text:change-id="ct94919483570080"/><text:span text:style-name="T1">,</text:span><text:change-end text:change-id="ct94919483570080"/><text:span text:style-name="T1"> the </text:span><text:span text:style-name="T2">Gnat’s</text:span><text:span text:style-name="T1"> engine started. Percy could hear it without aid through the hull of the </text:span><text:span text:style-name="T2">Prospect</text:span><text:change-start text:change-id="ct94919483573728"/><text:span text:style-name="T1">,</text:span><text:change-end text:change-id="ct94919483573728"/><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text:span><text:change text:change-id="ct94919483570368"/><text:change-start text:change-id="ct94919483581216"/><text:span text:style-name="T1">—</text:span><text:change-end text:change-id="ct94919483581216"/><text:span text:style-name="T1">as soon as the </text:span><text:span text:style-name="T2">Gnat</text:span><text:span text:style-name="T1"> had moved far enough off </text:span><text:change text:change-id="ct94919483583712"/><text:change-start text:change-id="ct94919483584672"/><text:span text:style-name="T1">that they could</text:span><text:change-end text:change-id="ct94919483584672"/><text:span text:style-name="T1"> hear anything.</text:span></text:p>
      <text:p text:style-name="P8"> </text:p>
      <text:p text:style-name="Text_20_body"><text:span text:style-name="T1">Percy spent the next few hours in the control room</text:span><text:change-start text:change-id="ct94919476895376"/><text:span text:style-name="T1">,</text:span><text:change-end text:change-id="ct94919476895376"/><text:span text:style-name="T1"> sitting in the dive planes control chair and smoking one cheroot lit off another as sea water once again seeped into the cargo hold, and the bow of her boat slipped slowly f</text:span><text:change-start text:change-id="ct94919483582848"/><text:span text:style-name="T1">a</text:span><text:change-end text:change-id="ct94919483582848"/><text:change text:change-id="ct94919483583136"/><text:span text:style-name="T1">rther down into the water.</text:span></text:p>
      <text:p text:style-name="Text_20_body"><text:span text:style-name="T1">Hemi </text:span><text:change text:change-id="ct94919483583424"/><text:span text:style-name="T1">call</text:span><text:change-start text:change-id="ct94919476899648"/><text:span text:style-name="T1">ed</text:span><text:change-end text:change-id="ct94919476899648"/><text:span text:style-name="T1"> up a report from sonar every ten minutes or so. The first hour passed quickly, with Hemi’s reports describing their pursuer’s continued plodding movements towards the </text:span><text:span text:style-name="T2">Prospect’s</text:span><text:span text:style-name="T1"> location. But Shakes’</text:span><text:change-start text:change-id="ct94919481413776"/><text:span text:style-name="T1">s</text:span><text:change-end text:change-id="ct94919481413776"/><text:span text:style-name="T1">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text:span><text:change-start text:change-id="ct94919483575536"/><text:span text:style-name="T1">,</text:span><text:change-end text:change-id="ct94919483575536"/><text:span text:style-name="T1"> at first. But in another hour, Hemi’s reports made it clear that their pursuers were now familiar with the</text:span><text:change-start text:change-id="ct94919481416336"/><text:span text:style-name="T1">ir</text:span><text:change-end text:change-id="ct94919481416336"/><text:span text:style-name="T1"> tactic of using the </text:span><text:span text:style-name="T2">Gnat</text:span><text:span text:style-name="T1"> to draw them off. The </text:span><text:span text:style-name="T2">Grackle</text:span><text:span text:style-name="T1"> gave up the chase to the southeast and started to move in large</text:span><text:change-start text:change-id="ct94919481411680"/><text:span text:style-name="T1">,</text:span><text:change-end text:change-id="ct94919481411680"/><text:span text:style-name="T1"> slowly</text:span><text:change-start text:change-id="ct94919481434208"/><text:span text:style-name="T1"> </text:span><text:change-end text:change-id="ct94919481434208"/><text:change text:change-id="ct94919481434496"/><text:span text:style-name="T1">searching circles. They returned to using active sonar. The pings once again unnervingly echo</text:span><text:change-start text:change-id="ct94919481436240"/><text:span text:style-name="T1">ed</text:span><text:change-end text:change-id="ct94919481436240"/><text:change text:change-id="ct94919476904608"/><text:span text:style-name="T1">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text:span><text:change text:change-id="ct94919481414512"/><text:span text:style-name="T1">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text:span><text:change-start text:change-id="ct94919481412480"/><text:span text:style-name="T1">,</text:span><text:change-end text:change-id="ct94919481412480"/><text:span text:style-name="T1">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text:span><text:change text:change-id="ct94919481417632"/><text:change-start text:change-id="ct94919483571152"/><text:span text:style-name="T1">—</text:span><text:change-end text:change-id="ct94919483571152"/><text:span text:style-name="T1">and in this world of discreet shipping</text:span><text:change-start text:change-id="ct94919483159904"/><text:span text:style-name="T1">,</text:span><text:change-end text:change-id="ct94919483159904"/><text:span text:style-name="T1"> this was the reason so much cargo now crawled across the </text:span><text:change text:change-id="ct94919481465776"/><text:span text:style-name="T1">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Text_20_body"><text:span text:style-name="T1">Around mid-afternoon</text:span><text:change-start text:change-id="ct94919481414064"/><text:span text:style-name="T1">,</text:span><text:change-end text:change-id="ct94919481414064"/><text:span text:style-name="T1">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text:span><text:change text:change-id="ct94919483568736"/><text:change-start text:change-id="ct94919481413328"/><text:span text:style-name="T1">back at</text:span><text:change-end text:change-id="ct94919481413328"/><text:span text:style-name="T1"> the sonar station.</text:span></text:p>
      <text:p text:style-name="P8">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Text_20_body"><text:span text:style-name="T1">“Having charted their search pattern, I agree. They are following an extremely systematic course, and that suggests to me that sub commander has high confidence that he will find us eventually</text:span><text:change text:change-id="ct94919481482832"/><text:change-start text:change-id="ct94919476910672"/><text:span text:style-name="T1">—</text:span><text:change-end text:change-id="ct94919476910672"/><text:span text:style-name="T1">and is willing to take the time to do it.”</text:span></text:p>
      <text:p text:style-name="Text_20_body"><text:span text:style-name="T1">“We need to end this. We can’t run and hide forever. That fucker might be under the delusion he’s fighting an entrenched battle, and will go on fighting with all the deep-pocketed resources of an Authority. But we have got to get back to work. We have no margin </text:span><text:change text:change-id="ct94919483574016"/><text:change-start text:change-id="ct94919476912736"/><text:span text:style-name="T1">to </text:span><text:change-end text:change-id="ct94919476912736"/><text:span text:style-name="T1">cover</text:span><text:change text:change-id="ct94919481486368"/><text:span text:style-name="T1"> constantly operating in this fucked-up prey condition.”</text:span></text:p>
      <text:p text:style-name="Text_20_body"><text:span text:style-name="T1">“I have had the same thought. And I have an idea we could try</text:span><text:change text:change-id="ct94919481415888"/><text:change-start text:change-id="ct94919481485696"/><text:span text:style-name="T1">—</text:span><text:change-end text:change-id="ct94919481485696"/><text:span text:style-name="T1">though I warn you </text:span><text:change-start text:change-id="ct94919481491504"/><text:span text:style-name="T1">that </text:span><text:change-end text:change-id="ct94919481491504"/><text:span text:style-name="T1">it is extremely unlikely to work.”</text:span></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text:span><text:change text:change-id="ct94919481496640"/><text:change-start text:change-id="ct94919481497600"/><text:span text:style-name="T1">—</text:span><text:change-end text:change-id="ct94919481497600"/><text:span text:style-name="T1">and likely to get us killed.” He took a breath. “The magnetic warheads</text:span><text:change text:change-id="ct94919481498304"/><text:change-start text:change-id="ct94919481499424"/><text:span text:style-name="T1"> . . .</text:span><text:change-end text:change-id="ct94919481499424"/><text:span text:style-name="T1"> I let a couple of crates slip off the palettes when they were being unloaded in Stilt City. So I have a few dozen warheads still stashed down in our cargo hold.”</text:span></text:p>
      <text:p text:style-name="P8">“You want to try to hit them with one of those fuckin’ explosives?”</text:p>
      <text:p text:style-name="P8">“The only weapon we have.”</text:p>
      <text:p text:style-name="Text_20_body"><text:span text:style-name="T1">“Indeed. But how do you deliver a fucking warhead to the sub? They are just </text:span><text:span text:style-name="T2">part</text:span><text:span text:style-name="T1"> of a weapon</text:span><text:change text:change-id="ct94919481506624"/><text:change-start text:change-id="ct94919483569024"/><text:span text:style-name="T1">—</text:span><text:change-end text:change-id="ct94919483569024"/><text:span text:style-name="T1">as Miss Mai was so fond of pointing out to me. We can’t just underhand one over the water at them.”</text:span></text:p>
      <text:p text:style-name="Text_20_body"><text:span text:style-name="T1">“That is </text:span><text:change-start text:change-id="ct94919476920320"/><text:span text:style-name="T1">where </text:span><text:change-end text:change-id="ct94919476920320"/><text:span text:style-name="T1">the part of my idea that might get us killed comes in</text:span><text:change text:change-id="ct94919481508064"/><text:change-start text:change-id="ct94919481485984"/><text:span text:style-name="T1">—</text:span><text:change-end text:change-id="ct94919481485984"/><text:span text:style-name="T1">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text:span><text:change text:change-id="ct94919476925488"/><text:span text:style-name="T1">at least </text:span><text:change-start text:change-id="ct94919481520144"/><text:span text:style-name="T1">did </text:span><text:change-end text:change-id="ct94919481520144"/><text:span text:style-name="T1">not involve intentionally blowing the </text:span><text:span text:style-name="T2">Gnat</text:span><text:span text:style-name="T1"> up. It did, however, feature </text:span><text:change-start text:change-id="ct94919483560384"/><text:span text:style-name="T1">using </text:span><text:change-end text:change-id="ct94919483560384"/><text:span text:style-name="T1">the </text:span><text:span text:style-name="T2">Prospect</text:span><text:span text:style-name="T1"> as bait. It took some convincing on Hemi’s part for Percy to fully come around to </text:span><text:change text:change-id="ct94919481527744"/><text:span text:style-name="T1">the idea.</text:span></text:p>
      <text:p text:style-name="Text_20_body"><text:span text:style-name="T1">“OK. We’re going to try your</text:span><text:change text:change-id="ct94919481514320"/><text:change-start text:change-id="ct94919481522208"/><text:span text:style-name="T1">—</text:span><text:change-end text:change-id="ct94919481522208"/><text:span text:style-name="T1">frankly, fucking insane</text:span><text:change text:change-id="ct94919481523104"/><text:change-start text:change-id="ct94919481524048"/><text:span text:style-name="T1">—</text:span><text:change-end text:change-id="ct94919481524048"/><text:span text:style-name="T1">plan to take out a military submarine with nothing but leftover parts hanging around my darling </text:span><text:span text:style-name="T2">Prospect</text:span><text:span text:style-name="T1">. Go ahead and get Shakes on the pigeon.”</text:span></text:p>
      <text:p text:style-name="P8">“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Text_20_body"><text:span text:style-name="T1">The magnetic warheads were in the crates he had left in the cargo hold. He selected a half dozen of the </text:span><text:change-start text:change-id="ct94919481540464"/><text:span text:style-name="T1">less-rusty </text:span><text:change-end text:change-id="ct94919481540464"/><text:span text:style-name="T1">ones </text:span><text:change text:change-id="ct94919483859792"/><text:span text:style-name="T1">and hauled them to a work</text:span><text:change text:change-id="ct94919483860752"/><text:span text:style-name="T1">table in the engine room. Each weighed about </text:span><text:change text:change-id="ct94919483861376"/><text:change-start text:change-id="ct94919483862336"/><text:span text:style-name="T1">twenty-five </text:span><text:change-end text:change-id="ct94919483862336"/><text:span text:style-name="T1">kilograms and consisted of a cylinder containing high explosives that was about </text:span><text:change text:change-id="ct94919483863296"/><text:change-start text:change-id="ct94919483864256"/><text:span text:style-name="T1">three hundred </text:span><text:change-end text:change-id="ct94919483864256"/><text:span text:style-name="T1">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span></text:p>
      <text:p text:style-name="Text_20_body"><text:span text:style-name="T1">The devices were designed to be as simple as possible, with the idea that while a complex device could have more safety features, a simpler device </text:span><text:change text:change-id="ct94919481511840"/><text:change-start text:change-id="ct94919481519808"/><text:span text:style-name="T1">could be understood and thus handled safely by any</text:span><text:change-end text:change-id="ct94919481519808"/><text:span text:style-name="T1"> idiotic naval deckhand</text:span><text:change text:change-id="ct94919476934096"/><text:span text:style-name="T1">. Details were printed right on the side of the explosives cylinder.</text:span></text:p>
      <text:p text:style-name="Text_20_body"><text:span text:style-name="T1">Adjusting his glasses and reading this block of text, Hemi learned </text:span><text:change-start text:change-id="ct94919483868336"/><text:span text:style-name="T1">that </text:span><text:change-end text:change-id="ct94919483868336"/><text:span text:style-name="T1">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span></text:p>
      <text:p text:style-name="Text_20_body"><text:span text:style-name="T1">He used large steel straps to join two of the cylinders together, orienting them so the magnetic trigger plates faced outwards on both ends. He tracked down some batteries in waterproof cases and wired them in as the power supplies for the triggers. </text:span><text:change text:change-id="ct94919481423440"/><text:change-start text:change-id="ct94919481523520"/><text:span text:style-name="T1">In </text:span><text:change-end text:change-id="ct94919481523520"/><text:span text:style-name="T1">a forgotten storage compartment for parts in the engine room</text:span><text:change-start text:change-id="ct94919483882864"/><text:span text:style-name="T1">,</text:span><text:change-end text:change-id="ct94919483882864"/><text:span text:style-name="T1"> he found a pile of old mechanical timed switches that could be wound up and the timer set for when they would close the circuit. He wired these into the arming circuit on each warhead.</text:span></text:p>
      <text:p text:style-name="Text_20_body"><text:span text:style-name="T1">He made three more doubled-up units like this. With two magnetic warheads strapped together, each weighed more than </text:span><text:change text:change-id="ct94919483877552"/><text:change-start text:change-id="ct94919483881856"/><text:span text:style-name="T1">fifty </text:span><text:change-end text:change-id="ct94919483881856"/><text:span text:style-name="T1">kilograms. Then he plundered the many storage compartments throughout the boat</text:span><text:change-start text:change-id="ct94919483888000"/><text:span text:style-name="T1">,</text:span><text:change-end text:change-id="ct94919483888000"/><text:span text:style-name="T1"> looking for the rest of the parts he needed: some old boat fenders, heavy line, air hoses and chucks, and his slide rule and clipboard. He wished he had some small clamps, but those were not to be found anywhere. He would have to make do with screw-tightened steel clips. So a screwdriver went on his list of things to find too.</text:span></text:p>
      <text:p text:style-name="Text_20_body"><text:span text:style-name="T1">He had</text:span><text:change-start text:change-id="ct94919481512128"/><text:span text:style-name="T1"> gathered</text:span><text:change-end text:change-id="ct94919481512128"/><text:span text:style-name="T1"> most of the parts he needed </text:span><text:change text:change-id="ct94919483882144"/><text:span text:style-name="T1">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text:span><text:change text:change-id="ct94919483896560"/><text:span text:style-name="T1">his parts and equipment down to the </text:span><text:span text:style-name="T2">Prospect</text:span><text:change-start text:change-id="ct94919483898528"/><text:span text:style-name="T1">’s</text:span><text:change-end text:change-id="ct94919483898528"/><text:span text:style-name="T1"> battery compartment near the hatch to the </text:span><text:span text:style-name="T2">Gnat</text:span><text:span text:style-name="T1">.</text:span></text:p>
      <text:p text:style-name="Text_20_body"><text:span text:style-name="T1">As Gregory opened the hatch to see Shakes’</text:span><text:change-start text:change-id="ct94919476947408"/><text:span text:style-name="T1">s</text:span><text:change-end text:change-id="ct94919476947408"/><text:span text:style-name="T1"> greasy-haired visage grinning up at them, Percy’s voice came back on the </text:span><text:span text:style-name="T2">Prospect</text:span><text:change-start text:change-id="ct94919483862960"/><text:span text:style-name="T1">’s</text:span><text:change-end text:change-id="ct94919483862960"/><text:span text:style-name="T1">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text:span><text:change-start text:change-id="ct94919483895216"/><text:span text:style-name="T1">,</text:span><text:change-end text:change-id="ct94919483895216"/><text:span text:style-name="T1"> man</text:span><text:change text:change-id="ct94919483895664"/><text:change-start text:change-id="ct94919483893888"/><text:span text:style-name="T1">—</text:span><text:change-end text:change-id="ct94919483893888"/><text:span text:style-name="T1">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text:span><text:change-start text:change-id="ct94919476951616"/><text:span text:style-name="T1">,</text:span><text:change-end text:change-id="ct94919476951616"/><text:span text:style-name="T1"> Gregory, stow Herschel somewhere safe, and then help me get these parts into the </text:span><text:span text:style-name="T2">Gnat</text:span><text:span text:style-name="T1">.”</text:span></text:p>
      <text:p text:style-name="P8">“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text:span><text:change-start text:change-id="ct94919483899488"/><text:span text:style-name="T1">he </text:span><text:change-end text:change-id="ct94919483899488"/><text:span text:style-name="T1">received the heavy explosive units that a straining Gregory and Shakes lowered down to him. After that, it </text:span><text:change text:change-id="ct94919483935312"/><text:change-start text:change-id="ct94919483936272"/><text:span text:style-name="T1">took </text:span><text:change-end text:change-id="ct94919483936272"/><text:span text:style-name="T1">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8">Shakes grinned.</text:p>
      <text:p text:style-name="Text_20_body"><text:span text:style-name="T1">“If y’all have everything, I’m going to seal these fuckin’ hatches</text:span><text:change-start text:change-id="ct94919483946880"/><text:span text:style-name="T1">,</text:span><text:change-end text:change-id="ct94919483946880"/><text:change text:change-id="ct94919483947168"/><text:span text:style-name="T1">” Gregory called down from the </text:span><text:span text:style-name="T2">Prospect</text:span><text:span text:style-name="T1">.</text:span></text:p>
      <text:p text:style-name="P8">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Text_20_body"><text:span text:style-name="T1">“Don’t fuckin’ die down there</text:span><text:change-start text:change-id="ct94919483953312"/><text:span text:style-name="T1">,</text:span><text:change-end text:change-id="ct94919483953312"/><text:span text:style-name="T1"> Captain Shakes,” Gregory said, angling his head so his voice reached back to where Shakes was standing.</text:span></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Text_20_body"><text:span text:style-name="T1">Hemi was still wedged into the small space next to the control chair. “If you’re going to take up that space there</text:span><text:change-start text:change-id="ct94919483959456"/><text:span text:style-name="T1">,</text:span><text:change-end text:change-id="ct94919483959456"/><text:span text:style-name="T1"> big guy, would you mind workin’ the fuckin’ trim? Give us a bit o’ flood if you don’t mind.”</text:span></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text:span><text:change-start text:change-id="ct94919483969680"/><text:span text:style-name="T1">,</text:span><text:change-end text:change-id="ct94919483969680"/><text:span text:style-name="T1"> the boat’s mating collar was still pressed firmly against the </text:span><text:span text:style-name="T2">Prospect</text:span><text:change-start text:change-id="ct94919483956768"/><text:span text:style-name="T1">’s</text:span><text:change-end text:change-id="ct94919483956768"/><text:span text:style-name="T1">. Hemi twisted open a valve and they could hear water pouring into the </text:span><text:span text:style-name="T2">Gnat</text:span><text:span text:style-name="T1">. </text:span><text:change text:change-id="ct94919483974576"/><text:change-start text:change-id="ct94919483975536"/><text:span text:style-name="T1">O</text:span><text:change-end text:change-id="ct94919483975536"/><text:span text:style-name="T1">nly seconds later</text:span><text:change-start text:change-id="ct94919483977168"/><text:span text:style-name="T1">,</text:span><text:change-end text:change-id="ct94919483977168"/><text:span text:style-name="T1"> </text:span><text:change text:change-id="ct94919483978128"/><text:span text:style-name="T1">the boat dropped a meter or two. Shakes gave the electric motor some throttle. Most of the dials in front of the two men suddenly came to life</text:span><text:change-start text:change-id="ct94919483980976"/><text:span text:style-name="T1">, </text:span><text:change-end text:change-id="ct94919483980976"/><text:change text:change-id="ct94919476960944"/><text:span text:style-name="T1">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Text_20_body"><text:span text:style-name="T1">Hemi closed the trim tank valves and picked up the ship-to-ship mic from where it hung in front of Shakes. “We have you</text:span><text:change-start text:change-id="ct94919476958048"/><text:span text:style-name="T1">,</text:span><text:change-end text:change-id="ct94919476958048"/><text:span text:style-name="T1"> Sylvia.”</text:span></text:p>
      <text:p text:style-name="Text_20_body"><text:span text:style-name="T1">“I couldn’t let you two shitheads just go off and try this dumb-ass fuckin’ idea of yours without a proper send-off</text:span><text:change-start text:change-id="ct94919483973232"/><text:span text:style-name="T1">,</text:span><text:change-end text:change-id="ct94919483973232"/><text:span text:style-name="T1"> Hemi.”</text:span></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Text_20_body"><text:span text:style-name="T1">“No fucking way</text:span><text:change-start text:change-id="ct94919484011920"/><text:span text:style-name="T1">,</text:span><text:change-end text:change-id="ct94919484011920"/><text:span text:style-name="T1"> Hemi. I’ll grant you that she has learned fast enough to be perfectly capable of doing the sittin’ sonar watch job I hired her for</text:span><text:change text:change-id="ct94919484012208"/><text:change-start text:change-id="ct94919483899776"/><text:span text:style-name="T1">—</text:span><text:change-end text:change-id="ct94919483899776"/><text:span text:style-name="T1">I was the first to see her fuckin’ potential</text:span><text:change-start text:change-id="ct94919481076704"/><text:span text:style-name="T1">,</text:span><text:change-end text:change-id="ct94919481076704"/><text:span text:style-name="T1"> you know</text:span><text:change text:change-id="ct94919481078000"/><text:change-start text:change-id="ct94919481079232"/><text:span text:style-name="T1">—</text:span><text:change-end text:change-id="ct94919481079232"/><text:span text:style-name="T1">but in this situation where we live or die</text:span><text:change-start text:change-id="ct94919481081280"/><text:span text:style-name="T1">,</text:span><text:change-end text:change-id="ct94919481081280"/><text:span text:style-name="T1"> depending on what the sonar operator hears</text:span><text:change text:change-id="ct94919481083344"/><text:change-start text:change-id="ct94919481084464"/><text:span text:style-name="T1"> . . . </text:span><text:change-end text:change-id="ct94919481084464"/><text:span text:style-name="T1"><text:s/>nope. That little fucking shit stays in her rack.”</text:span></text:p>
      <text:p text:style-name="Text_20_body"><text:span text:style-name="T1">“Have you not noticed that with me on the </text:span><text:span text:style-name="T2">Gnat</text:span><text:span text:style-name="T1"> you are down yet another crew member? You are running a full-sized </text:span><text:change text:change-id="ct94919484012496"/><text:change-start text:change-id="ct94919484012784"/><text:span text:style-name="T1">hundred-</text:span><text:change-end text:change-id="ct94919484012784"/><text:span text:style-name="T1">meter cargo sub with a crew of four</text:span><text:change text:change-id="ct94919481074944"/><text:change-start text:change-id="ct94919481080112"/><text:span text:style-name="T1">—</text:span><text:change-end text:change-id="ct94919481080112"/><text:span text:style-name="T1">and that is including Cassandra. During the wars, a boat the size of the </text:span><text:span text:style-name="T2">Prospect</text:span><text:span text:style-name="T1"> would have had a crew of </text:span><text:change text:change-id="ct94919481076400"/><text:change-start text:change-id="ct94919484050656"/><text:span text:style-name="T1">seventy</text:span><text:change-end text:change-id="ct94919484050656"/><text:span text:style-name="T1">.”</text:span></text:p>
      <text:p text:style-name="P8">“I’ll put Bastian on sonar. It will be fucking fine.”</text:p>
      <text:p text:style-name="Text_20_body"><text:span text:style-name="T1">“You need Bastian to run the trim tanks and Gregory to steer the boat. You need to keep yourself free to think about tactics</text:span><text:change text:change-id="ct94919481084048"/><text:change-start text:change-id="ct94919481080400"/><text:span text:style-name="T1">—</text:span><text:change-end text:change-id="ct94919481080400"/><text:span text:style-name="T1">tactics are what will make this plan successful, or not.” Hemi paused. “Besides, Cassandra can do this.”</text:span></text:p>
      <text:p text:style-name="Text_20_body"><text:span text:style-name="T1">There was silence from the radio for a minute. Then: “</text:span><text:change-start text:change-id="ct94919484059344"/><text:span text:style-name="T1">A</text:span><text:change-end text:change-id="ct94919484059344"/><text:change text:change-id="ct94919484059632"/><text:span text:style-name="T1">lright</text:span><text:change-start text:change-id="ct94919484060592"/><text:span text:style-name="T1">,</text:span><text:change-end text:change-id="ct94919484060592"/><text:span text:style-name="T1"> Hemi. It’s your fuckin’ plan, I fuckin’ defer to you. I’ll put her back on sonar. If she kills us all, just know my last thought will be that you were fucking wrong.”</text:span></text:p>
      <text:p text:style-name="P8">“I can die with that.”</text:p>
      <text:p text:style-name="Text_20_body"><text:span text:style-name="T1">“Seriously. Do your fuckin’ best </text:span><text:span text:style-name="T2">not</text:span><text:span text:style-name="T1"> to die if you fuckin’ please. Out.”</text:span></text:p>
      <text:p text:style-name="P8">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text:span><text:change text:change-id="ct94919483977792"/><text:change-start text:change-id="ct94919484073360"/><text:span text:style-name="T1"> . . . </text:span><text:change-end text:change-id="ct94919484073360"/><text:change text:change-id="ct94919484073648"/><text:span text:style-name="T1">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Text_20_body"><text:span text:style-name="T1">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text:span><text:change-start text:change-id="ct94919484086512"/><text:span text:style-name="T1">,</text:span><text:change-end text:change-id="ct94919484086512"/><text:span text:style-name="T1"> so switching between the power sources to the propeller could be made without stopping the boat. Hemi threw out the clutch lever, moved the selection lever over to the diesel, and let the clutch back in.</text:span></text:p>
      <text:p text:style-name="P8">“OK, looks like it should be on diesel drive now,” Hemi called forward.</text:p>
      <text:p text:style-name="Text_20_body"><text:span text:style-name="T1">“Fuckin’ sweet. There’s a starter button for the diesel just above the levers</text:span><text:change-start text:change-id="ct94919476980816"/><text:span text:style-name="T1">;</text:span><text:change-end text:change-id="ct94919476980816"/><text:change text:change-id="ct94919484096496"/><text:span text:style-name="T1"> can you press and hold that until the diesel fires?”</text:span></text:p>
      <text:p text:style-name="P8">Hemi pressed the slick rubber-coated button down with the fat part of his thumb, and the diesel engine in front of him made a few reluctant whines as it turned and the glow plugs warmed up.</text:p>
      <text:p text:style-name="Text_20_body"><text:span text:style-name="T1">But before the engine fired, Shakes interrupted him</text:span><text:change-start text:change-id="ct94919484100768"/><text:span text:style-name="T1">.</text:span><text:change-end text:change-id="ct94919484100768"/><text:change text:change-id="ct94919484101056"/><text:span text:style-name="T1"> “</text:span><text:change-start text:change-id="ct94919484102688"/><text:span text:style-name="T1">W</text:span><text:change-end text:change-id="ct94919484102688"/><text:change text:change-id="ct94919484102976"/><text:span text:style-name="T1">ait! Hemi, fuckin’ wait!”</text:span></text:p>
      <text:p text:style-name="P8">Hemi let his thumb off the starter button and the whine died away.</text:p>
      <text:p text:style-name="Text_20_body"><text:span text:style-name="T1">Shakes joined him a second later. “I almost fuckin’ forgot! After the diesel starts</text:span><text:change-start text:change-id="ct94919484101824"/><text:span text:style-name="T1">,</text:span><text:change-end text:change-id="ct94919484101824"/><text:span text:style-name="T1"> I won’t be able to hear a fucking thing up there. Here</text:span><text:change text:change-id="ct94919484102112"/><text:change-start text:change-id="ct94919484102400"/><text:span text:style-name="T1"> . . .</text:span><text:change-end text:change-id="ct94919484102400"/><text:span text:style-name="T1">” Shakes unclipped the largest of the crescent wrenches from his belt and handed it to Hemi. “If you need to get my attention with the engine running, whack that against some metal part of the boat.”</text:span></text:p>
      <text:p text:style-name="P8">Hemi nodded as Shakes grinned at him and slammed his thumb down on the starter.</text:p>
      <text:p text:style-name="Text_20_body"><text:span text:style-name="T1">Hemi knew it would be loud. But he was not prepared for the sheer penetrating amplitude of the over-powered engine</text:span><text:change-start text:change-id="ct94919476986064"/><text:span text:style-name="T1">, which </text:span><text:change-end text:change-id="ct94919476986064"/><text:change text:change-id="ct94919484113632"/><text:span text:style-name="T1">had no muffler to speak of. It rolled and roared its way to life</text:span><text:change-start text:change-id="ct94919484114992"/><text:span text:style-name="T1">,</text:span><text:change-end text:change-id="ct94919484114992"/><text:span text:style-name="T1"> and the pressure of the sound swamped the entire interior of the small craft from bow to stern.</text:span></text:p>
      <text:p text:style-name="Text_20_body"><text:span text:style-name="T1">Being direct drive, unlike the </text:span><text:span text:style-name="T2">Prospect</text:span><text:span text:style-name="T1">, the </text:span><text:span text:style-name="T2">Gnat</text:span><text:change-start text:change-id="ct94919484120128"/><text:span text:style-name="T1">’s</text:span><text:change-end text:change-id="ct94919484120128"/><text:span text:style-name="T1"> engine also shook the boat a lot more. Also</text:span><text:change-start text:change-id="ct94919484121760"/><text:span text:style-name="T1">,</text:span><text:change-end text:change-id="ct94919484121760"/><text:span text:style-name="T1"> unlike the </text:span><text:span text:style-name="T2">Prospect</text:span><text:span text:style-name="T1">, the </text:span><text:span text:style-name="T2">Gnat’s</text:span><text:span text:style-name="T1"> diesel changed pitch and volume as the boat 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Text_20_body"><text:span text:style-name="T1">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text:span><text:change-start text:change-id="ct94919484109600"/><text:span text:style-name="T1">,</text:span><text:change-end text:change-id="ct94919484109600"/><text:span text:style-name="T1"> he was happy to let someone else keep an eye on the sonar.</text:span></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text:span><text:change-start text:change-id="ct94919484139392"/><text:span text:style-name="T1">s</text:span><text:change-end text:change-id="ct94919484139392"/><text:span text:style-name="T1">’s eye and pointed up to the hatch. Shakes nodded</text:span><text:change text:change-id="ct94919481433536"/><text:span text:style-name="T1">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text:span><text:change-start text:change-id="ct94919484170368"/><text:span text:style-name="T1">,</text:span><text:change-end text:change-id="ct94919484170368"/><text:span text:style-name="T1">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text:span><text:change text:change-id="ct94919484176368"/><text:span text:style-name="T1"> and noted them on his clipboard. Then he connected an air hose to a valve of the </text:span><text:span text:style-name="T2">Gnat’s</text:span><text:span text:style-name="T1"> compressed air system</text:span><text:change text:change-id="ct94919484179344"/><text:span text:style-name="T1">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text:span><text:change text:change-id="ct94919484183808"/><text:span text:style-name="T1">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text:span><text:change-start text:change-id="ct94919484180016"/><text:span text:style-name="T1">, only</text:span><text:change-end text:change-id="ct94919484180016"/><text:span text:style-name="T1"> to see Hemi giving him a </text:span><text:change-start text:change-id="ct94919484192864"/><text:span text:style-name="T1">“</text:span><text:change-end text:change-id="ct94919484192864"/><text:change text:change-id="ct94919484193152"/><text:span text:style-name="T1">kill it</text:span><text:change-start text:change-id="ct94919484194784"/><text:span text:style-name="T1">”</text:span><text:change-end text:change-id="ct94919484194784"/><text:change text:change-id="ct94919476999088"/><text:span text:style-name="T1"> gesture. Shakes gave Hemi a thumbs up and </text:span><text:change text:change-id="ct94919484195744"/><text:span text:style-name="T1">throttled back.</text:span></text:p>
      <text:p text:style-name="Text_20_body"><text:span text:style-name="T1">The sound of the engine died down enough to give Hemi a tremendous sense of relief. Shakes pointed to the engine kill button on the wall and Hemi thumbed it. True silence</text:span><text:change text:change-id="ct94919484171024"/><text:change-start text:change-id="ct94919484195072"/><text:span text:style-name="T1">—</text:span><text:change-end text:change-id="ct94919484195072"/><text:span text:style-name="T1">silence like Hemi had never quite experienced before in all his years on submarines</text:span><text:change text:change-id="ct94919484197184"/><text:change-start text:change-id="ct94919484183328"/><text:span text:style-name="T1">—</text:span><text:change-end text:change-id="ct94919484183328"/><text:span text:style-name="T1">overtook the small boat.</text:span></text:p>
      <text:p text:style-name="Text_20_body"><text:span text:style-name="T1">The silence only lasted a second before Shakes’</text:span><text:change-start text:change-id="ct94919484207600"/><text:span text:style-name="T1">s</text:span><text:change-end text:change-id="ct94919484207600"/><text:span text:style-name="T1">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pan text:style-name="T1">“OK</text:span><text:change text:change-id="ct94919484152464"/><text:change-start text:change-id="ct94919484212208"/><text:span text:style-name="T1"> . . . </text:span><text:change-end text:change-id="ct94919484212208"/><text:change text:change-id="ct94919477006656"/><text:span text:style-name="T1">then switch us back to the fucking electric motor, man. And now maybe with the quiet back on us, you can fuckin’ fill me in on your apparently suicidal fuckin’ plan.”</text:sp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text:span><text:change text:change-id="ct94919484218112"/><text:change-start text:change-id="ct94919484219072"/><text:span text:style-name="T1">—</text:span><text:change-end text:change-id="ct94919484219072"/><text:span text:style-name="T1">Percy must be running very slowly. But swinging the mics around</text:span><text:change-start text:change-id="ct94919484221296"/><text:span text:style-name="T1">,</text:span><text:change-end text:change-id="ct94919484221296"/><text:span text:style-name="T1"> he found the </text:span><text:span text:style-name="T2">Grackle</text:span><text:span text:style-name="T1"> easily</text:span><text:change text:change-id="ct94919484223600"/><text:change-start text:change-id="ct94919484224560"/><text:span text:style-name="T1">—</text:span><text:change-end text:change-id="ct94919484224560"/><text:span text:style-name="T1">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text:change-start text:change-id="ct94919484223104"/><text:span text:style-name="T1">Percy</text:span><text:change-end text:change-id="ct94919484223104"/><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text:span><text:change-start text:change-id="ct94919484221008"/><text:span text:style-name="T1">,</text:span><text:change-end text:change-id="ct94919484221008"/><text:span text:style-name="T1"> Hemi. But</text:span><text:change text:change-id="ct94919484196848"/><text:change-start text:change-id="ct94919484224224"/><text:span text:style-name="T1"> . . . </text:span><text:change-end text:change-id="ct94919484224224"/><text:change text:change-id="ct94919477013872"/><text:span text:style-name="T1">now you absolutely have to tell me what the plan is.”</text:span></text:p>
      <text:p text:style-name="Text_20_body"><text:span text:style-name="T1">“Well</text:span><text:change text:change-id="ct94919484182208"/><text:change-start text:change-id="ct94919484265904"/><text:span text:style-name="T1"> . . .</text:span><text:change-end text:change-id="ct94919484265904"/><text:span text:style-name="T1">”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hey should float at precisely </text:span><text:change text:change-id="ct94919484266672"/><text:change-start text:change-id="ct94919484273392"/><text:span text:style-name="T1">twenty-five </text:span><text:change-end text:change-id="ct94919484273392"/><text:span text:style-name="T1">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text:span><text:change-start text:change-id="ct94919484279008"/><text:span text:style-name="T1">,</text:span><text:change-end text:change-id="ct94919484279008"/><text:span text:style-name="T1"> though. I am confident the </text:span><text:span text:style-name="T2">Gnat</text:span><text:span text:style-name="T1"> </text:span><text:change text:change-id="ct94919484279632"/><text:change-start text:change-id="ct94919484280256"/><text:span text:style-name="T1">can do</text:span><text:change-end text:change-id="ct94919484280256"/><text:span text:style-name="T1"> </text:span><text:change text:change-id="ct94919484281216"/><text:span text:style-name="T1">the job.”</text:span></text:p>
      <text:p text:style-name="Text_20_body"><text:span text:style-name="T1">“Well</text:span><text:change-start text:change-id="ct94919484279920"/><text:span text:style-name="T1">,</text:span><text:change-end text:change-id="ct94919484279920"/><text:span text:style-name="T1"> of course this boat can </text:span><text:span text:style-name="T2">do</text:span><text:span text:style-name="T1"> it! </text:span><text:change text:change-id="ct94919476982608"/><text:change-start text:change-id="ct94919476982896"/><text:span text:style-name="T1">. . . </text:span><text:change-end text:change-id="ct94919476982896"/><text:span text:style-name="T1">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Text_20_body"><text:span text:style-name="T1">“Really? Seems stupid</text:span><text:change-start text:change-id="ct94919484295040"/><text:span text:style-name="T1">,</text:span><text:change-end text:change-id="ct94919484295040"/><text:span text:style-name="T1"> with that sub looking for her.”</text:span></text:p>
      <text:p text:style-name="Text_20_body"><text:span text:style-name="T1">“That’s the ‘bait’ part of the plan: she will let the </text:span><text:span text:style-name="T2">Grackle</text:span><text:span text:style-name="T1"> find her</text:span><text:change text:change-id="ct94919484298496"/><text:span text:style-name="T1"> and chase her. As soon as she heard us shut down the diesel</text:span><text:change-start text:change-id="ct94919484300416"/><text:span text:style-name="T1">,</text:span><text:change-end text:change-id="ct94919484300416"/><text:span text:style-name="T1"> she ramped the </text:span><text:span text:style-name="T2">Prospect</text:span><text:span text:style-name="T1"> up to something like ten knots</text:span><text:change text:change-id="ct94919484071152"/><text:change-start text:change-id="ct94919484303056"/><text:span text:style-name="T1">—</text:span><text:change-end text:change-id="ct94919484303056"/><text:span text:style-name="T1">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ext:span><text:change text:change-id="ct94919484299616"/><text:change-start text:change-id="ct94919484299968"/><text:span text:style-name="T1">thirty </text:span><text:change-end text:change-id="ct94919484299968"/><text:span text:style-name="T1">meters down</text:span><text:change text:change-id="ct94919484301040"/><text:change-start text:change-id="ct94919484302000"/><text:span text:style-name="T1">—</text:span><text:change-end text:change-id="ct94919484302000"/><text:span text:style-name="T1">that way they can move fast with less risk of hitting a derelict. But her batteries are very low. I estimate she can only maintain ten knots for perhaps twenty minutes, so we have to move quickly to put this plan into action.”</text:span></text:p>
      <text:p text:style-name="P8">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text:span><text:change text:change-id="ct94919484302768"/><text:span text:style-name="T1">k</text:span><text:change-start text:change-id="ct94919477025536"/><text:span text:style-name="T1">e</text:span><text:change-end text:change-id="ct94919477025536"/><text:span text:style-name="T1"> out just that marginal amount more sound dampening that might be what he needed to hear some crucial thing out in the water. Shakes leaned the yoke slightly to the left and the boat heeled over in response.</text:span></text:p>
      <text:p text:style-name="Text_20_body"><text:span text:style-name="T1">“Down. </text:span><text:change text:change-id="ct94919484312704"/><text:change-start text:change-id="ct94919484295808"/><text:span text:style-name="T1">Thiry </text:span><text:change-end text:change-id="ct94919484295808"/><text:span text:style-name="T1">meters. The </text:span><text:span text:style-name="T2">Grackle</text:span><text:span text:style-name="T1"> has clearly heard the </text:span><text:span text:style-name="T2">Prospect</text:span><text:change-start text:change-id="ct94919484322784"/><text:span text:style-name="T1">’s</text:span><text:change-end text:change-id="ct94919484322784"/><text:span text:style-name="T1">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text:span><text:change-start text:change-id="ct94919484296096"/><text:span text:style-name="T1">in </text:span><text:change-end text:change-id="ct94919484296096"/><text:change text:change-id="ct94919484337200"/><text:span text:style-name="T1">all submarines</text:span><text:change-start text:change-id="ct94919484339136"/><text:span text:style-name="T1">’</text:span><text:change-end text:change-id="ct94919484339136"/><text:span text:style-name="T1"> </text:span><text:change text:change-id="ct94919484339760"/><text:span text:style-name="T1">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false"><dc:creator>Julia Ringo</dc:creator><dc:date>2023-10-21T12:07:00</dc:date><meta:creator-initials>JR</meta:creator-initials><text:p><text:span text:style-name="T3">Is this correct? Sealed by hand screw?</text:span></text:p></office:annotation><text:span text:style-name="T1">hand-screw</text:span><text:change-start text:change-id="ct94919477035984"/><text:span text:style-name="T1">-</text:span><text:change-end text:change-id="ct94919477035984"/><text:change text:change-id="ct94919484338784"/><text:span text:style-name="T1">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text:span><text:change-start text:change-id="ct94919478745056"/><text:span text:style-name="T1">interior of the </text:span><text:change-end text:change-id="ct94919478745056"/><text:span text:style-name="T1">hatch</text:span><text:change text:change-id="ct94919477867168"/><text:change-start text:change-id="ct94919479220432"/><text:span text:style-name="T1">, </text:span><text:change-end text:change-id="ct94919479220432"/><text:change text:change-id="ct94919478976176"/><text:span text:style-name="T1">intended </text:span><text:change text:change-id="ct94919478732016"/><text:change-start text:change-id="ct94919478698528"/><text:span text:style-name="T1">as</text:span><text:change-end text:change-id="ct94919478698528"/><text:span text:style-name="T1">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pan text:style-name="T1">Finally, Hemi reached back up into the escape trunk and wound the mechanical timers that would close the circuit to arm the warheads when the timer reached zero. He set them to a frighteningly-short five minutes</text:span><text:change text:change-id="ct94919477040752"/><text:change-start text:change-id="ct94919477039360"/><text:span text:style-name="T1">—</text:span><text:change-end text:change-id="ct94919477039360"/><text:span text:style-name="T1">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text:span><text:change-start text:change-id="ct94919478733744"/><text:span text:style-name="T1">,</text:span><text:change-end text:change-id="ct94919478733744"/><text:change text:change-id="ct94919479164544"/><text:change-start text:change-id="ct94919478980016"/><text:span text:style-name="T1"> </text:span><text:change-end text:change-id="ct94919478980016"/><text:span text:style-name="T1">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8">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pan text:style-name="T1">“Flood? Hemi</text:span><text:change-start text:change-id="ct94919478149840"/><text:span text:style-name="T1">,</text:span><text:change-end text:change-id="ct94919478149840"/><text:span text:style-name="T1"> this ain’t no commercial sub with some kind of specs-mandated flood-and-pump escape trunk for getting a crew of </text:span><text:change text:change-id="ct94919479361152"/><text:change-start text:change-id="ct94919478466416"/><text:span text:style-name="T1">fifty </text:span><text:change-end text:change-id="ct94919478466416"/><text:span text:style-name="T1">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text:span><text:change-start text:change-id="ct94919478223792"/><text:span text:style-name="T1">,</text:span><text:change-end text:change-id="ct94919478223792"/><text:span text:style-name="T1"> then?”</text:span></text:p>
      <text:p text:style-name="Text_20_body"><text:span text:style-name="T1">“No way. The only reason I even put in an escape trunk was so I could flush out any problematic cargo if I got into a sticky situation with an Authority vessel. That</text:span><text:change text:change-id="ct94919478417248"/><text:change-start text:change-id="ct94919478663472"/><text:span text:style-name="T1"> . . . </text:span><text:change-end text:change-id="ct94919478663472"/><text:change text:change-id="ct94919478015280"/><text:span text:style-name="T1">and I was terrified of being stuck on the bottom of the ocean and unable to open the sail hatch.”</text:span></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text:span><text:change-start text:change-id="ct94919479230544"/><text:span text:style-name="T1">,</text:span><text:change-end text:change-id="ct94919479230544"/><text:span text:style-name="T1"> Hemi could see their position in the water, see where the </text:span><text:span text:style-name="T2">Prospect</text:span><text:span text:style-name="T1"> should be off to their port side, and see the </text:span><text:span text:style-name="T2">Grackle</text:span><text:change text:change-id="ct94919478858096"/><text:change-start text:change-id="ct94919479345968"/><text:span text:style-name="T1">—</text:span><text:change-end text:change-id="ct94919479345968"/><text:span text:style-name="T1">all black and fiercely toothy in the front in its </text:span><text:change-start text:change-id="ct94919479110480"/><text:span text:style-name="T1">entirely unnatural </text:span><text:change-end text:change-id="ct94919479110480"/><text:span text:style-name="T1">way</text:span><text:change text:change-id="ct94919479003968"/><text:change text:change-id="ct94919479333296"/><text:change-start text:change-id="ct94919479346416"/><text:span text:style-name="T1">—</text:span><text:change-end text:change-id="ct94919479346416"/><text:span text:style-name="T1">charging towards Shakes’</text:span><text:change-start text:change-id="ct94919479025056"/><text:span text:style-name="T1">s</text:span><text:change-end text:change-id="ct94919479025056"/><text:span text:style-name="T1"> rickety little craft from starboard. The boats all moved relative to each other in his head, driven into position by the second hand on the stopwatch. He put his hand up to the heavy iron lever covered with flecks of rust above his head.</text:span></text:p>
      <text:p text:style-name="Text_20_body"><text:span text:style-name="T1">The second hand curled around and came up level. In Hemi’s head</text:span><text:change-start text:change-id="ct94919477059632"/><text:span text:style-name="T1">,</text:span><text:change-end text:change-id="ct94919477059632"/><text:span text:style-name="T1"> the boats were all in the exact position. His thick fingers tightened on the lever, and then the muscles all the way down his arm to his shoulder tightened</text:span><text:change text:change-id="ct94919479731888"/><text:change-start text:change-id="ct94919479753360"/><text:span text:style-name="T1">—</text:span><text:change-end text:change-id="ct94919479753360"/><text:span text:style-name="T1">the lever had been resting and rusting peacefully for years.</text:span></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text:span><text:change-start text:change-id="ct94919480153680"/><text:span text:style-name="T1">,</text:span><text:change-end text:change-id="ct94919480153680"/><text:span text:style-name="T1"> Captain Shakes!”</text:span></text:p>
      <text:p text:style-name="Text_20_body"><text:span text:style-name="T1">“</text:span><text:change text:change-id="ct94919479202944"/><text:change-start text:change-id="ct94919479204000"/><text:span text:style-name="T1">. . . </text:span><text:change-end text:change-id="ct94919479204000"/><text:span text:style-name="T1">Are you sure about that? I’d hate to find out it’s stuck in there and arming itself.”</text:span></text:p>
      <text:p text:style-name="Text_20_body"><text:span text:style-name="T1">“I am as sure as I can be. Blow the tanks</text:span><text:change text:change-id="ct94919480314144"/><text:change-start text:change-id="ct94919480451088"/><text:span text:style-name="T1">—</text:span><text:change-end text:change-id="ct94919480451088"/><text:span text:style-name="T1">the surface is going to be the safest place for us in the next few minutes.”</text:span></text:p>
      <text:p text:style-name="Text_20_body"><text:span text:style-name="T1">“Aye</text:span><text:change-start text:change-id="ct94919480528352"/><text:span text:style-name="T1">,</text:span><text:change-end text:change-id="ct94919480528352"/><text:span text:style-name="T1"> Boss.” Shakes reached down and pulled up on the heavy red lever at his feet. The </text:span><text:span text:style-name="T2">Gnat</text:span><text:change-start text:change-id="ct94919480690416"/><text:span text:style-name="T1">’s</text:span><text:change-end text:change-id="ct94919480690416"/><text:span text:style-name="T1"> compressed air reserves blew past him in the boat’s narrow pipes with a whistling hiss. Water burbled heavily out from the ballast tanks into the surrounding ocean. The </text:span><text:span text:style-name="T2">Gnat</text:span><text:span text:style-name="T1"> started upwards</text:span><text:change text:change-id="ct94919480741728"/><text:change-start text:change-id="ct94919480626656"/><text:span text:style-name="T1">, </text:span><text:change-end text:change-id="ct94919480626656"/><text:span text:style-name="T1">slowly for a second</text:span><text:change text:change-id="ct94919480743600"/><text:change-start text:change-id="ct94919480904832"/><text:span text:style-name="T1">, </text:span><text:change-end text:change-id="ct94919480904832"/><text:span text:style-name="T1">and then a moment later gaining speed. “Hang on to something</text:span><text:change-start text:change-id="ct94919480914464"/><text:span text:style-name="T1">,</text:span><text:change-end text:change-id="ct94919480914464"/><text:span text:style-name="T1">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text:span><text:change text:change-id="ct94919481387248"/><text:change-start text:change-id="ct94919480229904"/><text:span text:style-name="T1">—</text:span><text:change-end text:change-id="ct94919480229904"/><text:span text:style-name="T1">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text:span><text:change-start text:change-id="ct94919481900672"/><text:span text:style-name="T1">,</text:span><text:change-end text:change-id="ct94919481900672"/><text:span text:style-name="T1">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Text_20_body"><text:span text:style-name="T1">Nothing moved under that silent dome of sky as one minute passed</text:span><text:change-start text:change-id="ct94919482141168"/><text:span text:style-name="T1">,</text:span><text:change-end text:change-id="ct94919482141168"/><text:change text:change-id="ct94919482206208"/><text:span text:style-name="T1"> then another. Shakes shaded his eyes against the brightness and scanned the water between him and the horizon line</text:span><text:change-start text:change-id="ct94919482213456"/><text:span text:style-name="T1">,</text:span><text:change-end text:change-id="ct94919482213456"/><text:span text:style-name="T1">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rain onto the deck of the </text:span><text:span text:style-name="T2">Gnat</text:span><text:span text:style-name="T1">. The rain passed up in a rapid squall line from stern to bow, soaking Shakes where he sat on the sail.</text:span></text:p>
      <text:p text:style-name="P8">“Ha ha! Hemi! It worked!”</text:p>
      <text:p text:style-name="Text_20_body"><text:span text:style-name="T1">“Hold on,” Hemi’s voice came up darkly from below</text:span><text:change-start text:change-id="ct94919482444432"/><text:span text:style-name="T1">.</text:span><text:change-end text:change-id="ct94919482444432"/><text:change text:change-id="ct94919482445248"/><text:span text:style-name="T1"> “I am tracking the sub on sonar.”</text:span></text:p>
      <text:p text:style-name="Text_20_body"><text:span text:style-name="T1">Shakes’</text:span><text:change-start text:change-id="ct94919482693072"/><text:span text:style-name="T1">s</text:span><text:change-end text:change-id="ct94919482693072"/><text:span text:style-name="T1"> initial feeling of excitement that such a claptrap device actually functioned as intended subsided to be replaced by the more rational thought that detonating the device was one thing, </text:span><text:change-start text:change-id="ct94919482715696"/><text:span text:style-name="T1">while </text:span><text:change-end text:change-id="ct94919482715696"/><text:span text:style-name="T1">actually damaging the </text:span><text:span text:style-name="T2">Grackle</text:span><text:span text:style-name="T1"> was another. He stared into the water next to the </text:span><text:span text:style-name="T2">Gnat</text:span><text:span text:style-name="T1"> for a moment</text:span><text:change text:change-id="ct94919482927984"/><text:span text:style-name="T1"> and saw a long black shadow</text:span><text:change text:change-id="ct94919483011664"/><text:change-start text:change-id="ct94919483007408"/><text:span text:style-name="T1">—</text:span><text:change-end text:change-id="ct94919483007408"/><text:span text:style-name="T1">endlessly long and thin, it seemed to him</text:span><text:change text:change-id="ct94919483084752"/><text:change-start text:change-id="ct94919483092704"/><text:span text:style-name="T1">—</text:span><text:change-end text:change-id="ct94919483092704"/><text:span text:style-name="T1">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text:span><text:change-start text:change-id="ct94919478793568"/><text:span text:style-name="T1">,</text:span><text:change-end text:change-id="ct94919478793568"/><text:span text:style-name="T1"> I guess. Drives me nuts.”</text:span></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pan text:style-name="T1">“Cassandra!” Percy shouted down to the sonar compartment</text:span><text:change-start text:change-id="ct94919478422416"/><text:span text:style-name="T1">.</text:span><text:change-end text:change-id="ct94919478422416"/><text:change text:change-id="ct94919478329120"/><text:span text:style-name="T1"> “</text:span><text:change-start text:change-id="ct94919477942928"/><text:span text:style-name="T1">T</text:span><text:change-end text:change-id="ct94919477942928"/><text:change text:change-id="ct94919478133280"/><text:span text:style-name="T1">ell me what just happened!”</text:span></text:p>
      <text:p text:style-name="Text_20_body"><text:span text:style-name="T1">Cassandra nervously fumbled with the directional control wheel for the sonar mics and flipped filter switches on and off. “There was an explosion</text:span><text:change text:change-id="ct94919478853280"/><text:change-start text:change-id="ct94919477992288"/><text:span text:style-name="T1"> . . .</text:span><text:change-end text:change-id="ct94919477992288"/><text:span text:style-name="T1">”</text:span></text:p>
      <text:p text:style-name="Text_20_body"><text:span text:style-name="T1">Percy sighed. “I know that</text:span><text:change-start text:change-id="ct94919478837568"/><text:span text:style-name="T1">,</text:span><text:change-end text:change-id="ct94919478837568"/><text:span text:style-name="T1">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text:span><text:change text:change-id="ct94919478674768"/><text:change-start text:change-id="ct94919478874512"/><text:span text:style-name="T1"> . . . </text:span><text:change-end text:change-id="ct94919478874512"/><text:change text:change-id="ct94919479174336"/><text:span text:style-name="T1">I can’t tell. There’s nothing but silence at the moment.”</text:span></text:p>
      <text:p text:style-name="Text_20_body"><text:span text:style-name="T1">“Figure it out</text:span><text:change-start text:change-id="ct94919480006432"/><text:span text:style-name="T1">,</text:span><text:change-end text:change-id="ct94919480006432"/><text:span text:style-name="T1"> Cassandra! I’m depending on you here.”</text:span></text:p>
      <text:p text:style-name="Text_20_body"><text:span text:style-name="T1">“The explosion definitely came from the pursuing sub</text:span><text:change text:change-id="ct94919479937136"/><text:change-start text:change-id="ct94919479204704"/><text:span text:style-name="T1">—</text:span><text:change-end text:change-id="ct94919479204704"/><text:span text:style-name="T1">I’d say they hit Hemi’s device. But</text:span><text:change text:change-id="ct94919479201440"/><text:change-start text:change-id="ct94919480145552"/><text:span text:style-name="T1"> . . .</text:span><text:change-end text:change-id="ct94919480145552"/><text:span text:style-name="T1">”</text:span></text:p>
      <text:p text:style-name="P8">A full minute passed.</text:p>
      <text:p text:style-name="Text_20_body"><text:span text:style-name="T1">“But what</text:span><text:change-start text:change-id="ct94919480872576"/><text:span text:style-name="T1">,</text:span><text:change-end text:change-id="ct94919480872576"/><text:span text:style-name="T1">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text:span><text:change-start text:change-id="ct94919480047152"/><text:span text:style-name="T1">.</text:span><text:change-end text:change-id="ct94919480047152"/><text:change text:change-id="ct94919481355600"/><text:span text:style-name="T1">” </text:span><text:change-start text:change-id="ct94919480199248"/><text:span text:style-name="T1">T</text:span><text:change-end text:change-id="ct94919480199248"/><text:change text:change-id="ct94919481384064"/><text:span text:style-name="T1">his, mostly to herself.</text:span></text:p>
      <text:p text:style-name="Text_20_body"><text:span text:style-name="T1">“Captain Percy!” Cassandra was shouting now</text:span><text:change-start text:change-id="ct94919474611568"/><text:span text:style-name="T1">.</text:span><text:change-end text:change-id="ct94919474611568"/><text:change text:change-id="ct94919481385920"/><text:span text:style-name="T1"> “</text:span><text:change-start text:change-id="ct94919481249792"/><text:span text:style-name="T1">T</text:span><text:change-end text:change-id="ct94919481249792"/><text:change text:change-id="ct94919479937888"/><text:span text:style-name="T1">here’s a torpedo in the water! They’ve fired at us!”</text:span></text:p>
      <text:p text:style-name="Text_20_body"><text:span text:style-name="T1">“Stay calm</text:span><text:change-start text:change-id="ct94919481906480"/><text:span text:style-name="T1">,</text:span><text:change-end text:change-id="ct94919481906480"/><text:span text:style-name="T1"> Cassandra.” Percy kept her voice even. “This is important: has the torpedo acquired us? Is it pinging us? If so, we have to dive </text:span><text:span text:style-name="T2">now</text:span><text:span text:style-name="T1">. And if we dive, this plan is over.”</text:span></text:p>
      <text:p text:style-name="Text_20_body"><text:span text:style-name="T1">“I don’t know</text:span><text:change-start text:change-id="ct94919482080704"/><text:span text:style-name="T1">,</text:span><text:change-end text:change-id="ct94919482080704"/><text:span text:style-name="T1"> Captain Percy!”</text:span></text:p>
      <text:p text:style-name="Text_20_body"><text:span text:style-name="T1">“Figure it out</text:span><text:change-start text:change-id="ct94919483248384"/><text:span text:style-name="T1">,</text:span><text:change-end text:change-id="ct94919483248384"/><text:span text:style-name="T1">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text:span><text:change-start text:change-id="ct94919483070640"/><text:span text:style-name="T1">m</text:span><text:change-end text:change-id="ct94919483070640"/><text:change text:change-id="ct94919483029984"/><text:span text:style-name="T1">ed in on the torpedo</text:span><text:change text:change-id="ct94919483038240"/><text:change-start text:change-id="ct94919482376592"/><text:span text:style-name="T1">—</text:span><text:change-end text:change-id="ct94919482376592"/><text:span text:style-name="T1">a high whining electric motor just off their rear port side. She wrapped her head around it, and in her mind she could see the machine</text:span><text:change text:change-id="ct94919483387008"/><text:change-start text:change-id="ct94919483439040"/><text:span text:style-name="T1">: </text:span><text:change-end text:change-id="ct94919483439040"/><text:span text:style-name="T1">a long, slick steel tube slipping through 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pan text:style-name="T1">“OK Captain Percy,” she said</text:span><text:change-start text:change-id="ct94919478387952"/><text:span text:style-name="T1">,</text:span><text:change-end text:change-id="ct94919478387952"/><text:span text:style-name="T1">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Text_20_body"><text:span text:style-name="T1">Cassandra did not hear any corresponding change to the torpedo’s direction. “It doesn’t seem to be tracking us</text:span><text:change-start text:change-id="ct94919478936576"/><text:span text:style-name="T1">,</text:span><text:change-end text:change-id="ct94919478936576"/><text:span text:style-name="T1"> Percy</text:span><text:change text:change-id="ct94919477741840"/><text:change-start text:change-id="ct94919478889120"/><text:span text:style-name="T1">—</text:span><text:change-end text:change-id="ct94919478889120"/><text:span text:style-name="T1">no change to direction.”</text:span></text:p>
      <text:p text:style-name="Text_20_body"><text:span text:style-name="T1">“OK, it hasn’t acquired us</text:span><text:change text:change-id="ct94919477867968"/><text:change-start text:change-id="ct94919479340272"/><text:span text:style-name="T1"> . . . </text:span><text:change-end text:change-id="ct94919479340272"/><text:span text:style-name="T1"><text:s/>yet. What’s the range?”</text:span></text:p>
      <text:p text:style-name="Text_20_body"><text:span text:style-name="T1">Cassandra looked at the active sonar rig readout. “</text:span><text:change-start text:change-id="ct94919479677456"/><text:span text:style-name="T1">One-point-three</text:span><text:change-end text:change-id="ct94919479677456"/><text:change text:change-id="ct94919479587568"/><text:span text:style-name="T1"> miles.”</text:span></text:p>
      <text:p text:style-name="Text_20_body"><text:span text:style-name="T1">“That’s not very much room to play with</text:span><text:change-start text:change-id="ct94919480723984"/><text:span text:style-name="T1">,</text:span><text:change-end text:change-id="ct94919480723984"/><text:span text:style-name="T1"> Cap,” said Bastian, nervously fingering the throttle control.</text:span></text:p>
      <text:p text:style-name="P8">“I am aware, Bastian.”</text:p>
      <text:p text:style-name="P8">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text:span><text:change text:change-id="ct94919480771488"/><text:change-start text:change-id="ct94919480833840"/><text:span text:style-name="T1">certainty </text:span><text:change-end text:change-id="ct94919480833840"/><text:span text:style-name="T1">of its target. But what was the target?</text:span></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Are you sure?”</text:p>
      <text:p text:style-name="Text_20_body"><text:span text:style-name="T1">“Absolutely. It will hit at any</text:span><text:change text:change-id="ct94919480708544"/><text:change-start text:change-id="ct94919482242960"/><text:span text:style-name="T1"> . . .</text:span><text:change-end text:change-id="ct94919482242960"/><text:span text:style-name="T1">”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text:span><text:change-start text:change-id="ct94919482569072"/><text:span text:style-name="T1">,</text:span><text:change-end text:change-id="ct94919482569072"/><text:span text:style-name="T1"> Cassandra! They may not risk another torpedo on us in these waters. They wasted two already, and those things are expensive.”</text:span></text:p>
      <text:p text:style-name="Text_20_body"><text:span text:style-name="T1">“Great,” Gregory smirked</text:span><text:change-start text:change-id="ct94919483318592"/><text:span text:style-name="T1">.</text:span><text:change-end text:change-id="ct94919483318592"/><text:change text:change-id="ct94919483309856"/><text:span text:style-name="T1"> “</text:span><text:change-start text:change-id="ct94919481855872"/><text:span text:style-name="T1">S</text:span><text:change-end text:change-id="ct94919481855872"/><text:change text:change-id="ct94919476987840"/><text:span text:style-name="T1">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8">“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ext:span><text:change-start text:change-id="ct94919480677104"/><text:span text:style-name="T1">Two-point-three</text:span><text:change-end text:change-id="ct94919480677104"/><text:change text:change-id="ct94919481054352"/><text:span text:style-name="T1"> nautical miles. And they are increasing speed now.”</text:span></text:p>
      <text:p text:style-name="Text_20_body"><text:span text:style-name="T1">“They’re trying to close on us. Your hunch about ramming might be right</text:span><text:change-start text:change-id="ct94919481919728"/><text:span text:style-name="T1">,</text:span><text:change-end text:change-id="ct94919481919728"/><text:span text:style-name="T1"> Gregory.” Percy glanced at the battery gauges. They were moving fast enough at ten knots that she could see the needles on the battery-charge gauges dropping steadily. Those gauges had passed into the hatched red zone. That </text:span><text:change text:change-id="ct94919481904848"/><text:change-start text:change-id="ct94919481919200"/><text:span text:style-name="T1">meant </text:span><text:change-end text:change-id="ct94919481919200"/><text:span text:style-name="T1">only a matter of </text:span><text:change text:change-id="ct94919482924880"/><text:change-start text:change-id="ct94919481933648"/><text:span text:style-name="T1">twenty </text:span><text:change-end text:change-id="ct94919481933648"/><text:span text:style-name="T1">minutes or so of battery remain</text:span><text:change-start text:change-id="ct94919482493120"/><text:span text:style-name="T1">ed</text:span><text:change-end text:change-id="ct94919482493120"/><text:change text:change-id="ct94919483010800"/><text:span text:style-name="T1">. After that, they would be forced to remain stationary or surface</text:span><text:change text:change-id="ct94919483024256"/><text:change-start text:change-id="ct94919482750944"/><text:span text:style-name="T1">—</text:span><text:change-end text:change-id="ct94919482750944"/><text:span text:style-name="T1">either way</text:span><text:change-start text:change-id="ct94919482887088"/><text:span text:style-name="T1">,</text:span><text:change-end text:change-id="ct94919482887088"/><text:span text:style-name="T1"> they would be an easy target for a final ramming.</text:span></text:p>
      <text:p text:style-name="Text_20_body"><text:span text:style-name="T1">“Let’s do what we can to conserve our remaining battery</text:span><text:change-start text:change-id="ct94919480710496"/><text:span text:style-name="T1">,</text:span><text:change-end text:change-id="ct94919480710496"/><text:span text:style-name="T1">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change-start text:change-id="ct94919482890176"/><text:span text:style-name="T1">’s</text:span><text:change-end text:change-id="ct94919482890176"/><text:span text:style-name="T1"> electric motors at this speed also drowned out most of the possibility of hearing a target as small as the </text:span><text:span text:style-name="T2">Gnat</text:span><text:span text:style-name="T1">. The only way it could be done was by carefully filtering </text:span><text:change-start text:change-id="ct94919478728960"/><text:span text:style-name="T1">out </text:span><text:change-end text:change-id="ct94919478728960"/><text:span text:style-name="T1">the </text:span><text:span text:style-name="T2">Prospect</text:span><text:change-start text:change-id="ct94919473517104"/><text:span text:style-name="T1">’s</text:span><text:change-end text:change-id="ct94919473517104"/><text:span text:style-name="T1"> motor noise</text:span><text:change text:change-id="ct94919473660192"/><text:span text:style-name="T1">, and then somehow landing the sonar mics precisely on the bearing of the </text:span><text:span text:style-name="T2">Gnat</text:span><text:span text:style-name="T1">. Cassandra flipped filters on and off</text:span><text:change text:change-id="ct94919473616992"/><text:span text:style-name="T1"> and adjusted the fine-control dials carefully. Eventually she managed to limit the noise wash from the </text:span><text:span text:style-name="T2">Prospect</text:span><text:span text:style-name="T1"> </text:span><text:change text:change-id="ct94919473445312"/><text:change-start text:change-id="ct94919473401184"/><text:span text:style-name="T1">enough to give</text:span><text:change-end text:change-id="ct94919473401184"/><text:span text:style-name="T1"> her </text:span><text:change text:change-id="ct94919476627152"/><text:change-start text:change-id="ct94919476689872"/><text:span text:style-name="T1">a </text:span><text:change-end text:change-id="ct94919476689872"/><text:span text:style-name="T1">sense </text:span><text:change-start text:change-id="ct94919476793536"/><text:span text:style-name="T1">that </text:span><text:change-end text:change-id="ct94919476793536"/><text:span text:style-name="T1">she might be able to hear her way around it.</text:span></text:p>
      <text:p text:style-name="Text_20_body"><text:span text:style-name="T1">She scanned and scanned, back and forth. All the way around the bow</text:span><text:change-start text:change-id="ct94919482092864"/><text:span text:style-name="T1">,</text:span><text:change-end text:change-id="ct94919482092864"/><text:span text:style-name="T1"> too, but mostly focusing on the direction behind</text:span><text:change-start text:change-id="ct94919478295360"/><text:span text:style-name="T1">,</text:span><text:change-end text:change-id="ct94919478295360"/><text:span text:style-name="T1"> where she had last heard the little boat moving. Her mind was out there, deep in the water behind her, but there was nothing but darkness. She felt like she was blind to everything except for her sense of the </text:span><text:span text:style-name="T2">Prospect</text:span><text:change-start text:change-id="ct94919483092080"/><text:span text:style-name="T1">’s</text:span><text:change-end text:change-id="ct94919483092080"/><text:span text:style-name="T1">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text:span><text:change text:change-id="ct94919481293248"/><text:span text:style-name="T1"> and tracked it carefully for a minute. “I’ve got them</text:span><text:change-start text:change-id="ct94919480095424"/><text:span text:style-name="T1">,</text:span><text:change-end text:change-id="ct94919480095424"/><text:span text:style-name="T1"> Captain Percy. </text:span><text:change text:change-id="ct94919476919088"/><text:change-start text:change-id="ct94919473701088"/><text:span text:style-name="T1">Thirty </text:span><text:change-end text:change-id="ct94919473701088"/><text:span text:style-name="T1">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pan text:style-name="T1">“Indeed. Unfortunately</text:span><text:change-start text:change-id="ct94919482837536"/><text:span text:style-name="T1">,</text:span><text:change-end text:change-id="ct94919482837536"/><text:span text:style-name="T1"> Gregory here has a theory that now the </text:span><text:span text:style-name="T2">Grackle</text:span><text:span text:style-name="T1"> is after us for another ramming. Based on the speed they’ve put on, I’m inclined to agree with him. So</text:span><text:change text:change-id="ct94919482835616"/><text:change-start text:change-id="ct94919482867456"/><text:span text:style-name="T1"> . . . </text:span><text:change-end text:change-id="ct94919482867456"/><text:change text:change-id="ct94919477148688"/><text:span text:style-name="T1">what’s the plan now?”</text:span></text:p>
      <text:p text:style-name="Text_20_body"><text:span text:style-name="T1">“Aye. Well</text:span><text:change-start text:change-id="ct94919482867120"/><text:span text:style-name="T1">,</text:span><text:change-end text:change-id="ct94919482867120"/><text:span text:style-name="T1"> Hemi says he still thinks he can take them down. He just needs to deliver one of his devices to a weaker part of their sub than the ram</text:span><text:change text:change-id="ct94919482347664"/><text:change-start text:change-id="ct94919482837824"/><text:span text:style-name="T1">—</text:span><text:change-end text:change-id="ct94919482837824"/><text:span text:style-name="T1">which is what they detonated the last one with.”</text:span></text:p>
      <text:p text:style-name="P8">“And how is he going to do that?”</text:p>
      <text:p text:style-name="Text_20_body"><text:span text:style-name="T1">“No idea. I’m just steering the boat the way the </text:span><text:change-start text:change-id="ct94919483259600"/><text:span text:style-name="T1">b</text:span><text:change-end text:change-id="ct94919483259600"/><text:change text:change-id="ct94919482467360"/><text:span text:style-name="T1">oss says. Hang on</text:span><text:change text:change-id="ct94919483259888"/><text:change-start text:change-id="ct94919477154000"/><text:span text:style-name="T1"> . . .</text:span><text:change-end text:change-id="ct94919477154000"/><text:span text:style-name="T1">” A few seconds of static came across the radio, and then Shakes picked up again. “Hemi says you should just keep running</text:span><text:change text:change-id="ct94919483292384"/><text:change-start text:change-id="ct94919483333264"/><text:span text:style-name="T1">—</text:span><text:change-end text:change-id="ct94919483333264"/><text:span text:style-name="T1">make evasive moves if you can. He’s going to maneuver us into position to deliver a second device.”</text:span></text:p>
      <text:p text:style-name="Text_20_body"><text:span text:style-name="T1">“OK. But keep in mind we’re down to maybe </text:span><text:change text:change-id="ct94919483175488"/><text:change-start text:change-id="ct94919483239808"/><text:span text:style-name="T1">fifteen </text:span><text:change-end text:change-id="ct94919483239808"/><text:span text:style-name="T1">minutes on the battery here. As soon as that’s gone, we’re a dead-in-the-water target for a boat with an intention to ram.”</text:span></text:p>
      <text:p text:style-name="Text_20_body"><text:span text:style-name="T1">Another second passed. “Hemi says</text:span><text:change text:change-id="ct94919481521760"/><text:change-start text:change-id="ct94919483856528"/><text:span text:style-name="T1">—</text:span><text:change-end text:change-id="ct94919483856528"/><text:span text:style-name="T1">get this</text:span><text:change text:change-id="ct94919483856816"/><text:change-start text:change-id="ct94919483859120"/><text:span text:style-name="T1">—</text:span><text:change-end text:change-id="ct94919483859120"/><text:change text:change-id="ct94919483859408"/><text:span text:style-name="T1">he will </text:span><text:change-start text:change-id="ct94919483898816"/><text:span text:style-name="T1">‘</text:span><text:change-end text:change-id="ct94919483898816"/><text:span text:style-name="T1">take your remaining battery into his calculations.’”</text:span></text:p>
      <text:p text:style-name="Text_20_body"><text:span text:style-name="T1">“If anyone beside Hemi had said that to me, I wouldn’t be able to take it as any kind of reassurance. Don’t sink</text:span><text:change-start text:change-id="ct94919479288896"/><text:span text:style-name="T1">,</text:span><text:change-end text:change-id="ct94919479288896"/><text:span text:style-name="T1"> Captain Shakes</text:span><text:change text:change-id="ct94919479725760"/><text:change-start text:change-id="ct94919479726048"/><text:span text:style-name="T1">—</text:span><text:change-end text:change-id="ct94919479726048"/><text:span text:style-name="T1">I need Hemi back.”</text:span></text:p>
      <text:p text:style-name="Text_20_body"><text:span text:style-name="T1">“Don’t you sink either</text:span><text:change-start text:change-id="ct94919484298784"/><text:span text:style-name="T1">,</text:span><text:change-end text:change-id="ct94919484298784"/><text:span text:style-name="T1"> Captain Percy</text:span><text:change text:change-id="ct94919483863584"/><text:change-start text:change-id="ct94919482835904"/><text:span text:style-name="T1">—</text:span><text:change-end text:change-id="ct94919482835904"/><text:span text:style-name="T1">I’ve gotten used to the hot meals on your boat! Out.”</text:span></text:p>
      <text:p text:style-name="P8">As Percy hung the mic back up above her head, Bastian reached one long finger out and fruitlessly tapped the battery gauge.</text:p>
      <text:p text:style-name="P8"> </text:p>
      <text:p text:style-name="Text_20_body"><text:span text:style-name="T1">“Captain Shakes, we have to go deeper. </text:span><text:change text:change-id="ct94919481744416"/><text:change-start text:change-id="ct94919481379744"/><text:span text:style-name="T1">Fifty </text:span><text:change-end text:change-id="ct94919481379744"/><text:span text:style-name="T1">meters.”</text:span></text:p>
      <text:p text:style-name="Text_20_body"><text:span text:style-name="T1">“Ain’t gonna happen</text:span><text:change-start text:change-id="ct94919480611712"/><text:span text:style-name="T1">,</text:span><text:change-end text:change-id="ct94919480611712"/><text:span text:style-name="T1">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pan text:style-name="T1">“Below </text:span><text:change text:change-id="ct94919480925776"/><text:change-start text:change-id="ct94919482288592"/><text:span text:style-name="T1">thirty </text:span><text:change-end text:change-id="ct94919482288592"/><text:span text:style-name="T1">and the seams start splitting. </text:span><text:change text:change-id="ct94919477170880"/><text:change-start text:change-id="ct94919483252512"/><text:span text:style-name="T1">Fifty </text:span><text:change-end text:change-id="ct94919483252512"/><text:span text:style-name="T1">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text:span><text:change-start text:change-id="ct94919483979968"/><text:span text:style-name="T1">,</text:span><text:change-end text:change-id="ct94919483979968"/><text:span text:style-name="T1"> though</text:span><text:change text:change-id="ct94919484208368"/><text:change-start text:change-id="ct94919484217104"/><text:span text:style-name="T1">—</text:span><text:change-end text:change-id="ct94919484217104"/><text:span text:style-name="T1">if we can get it to detonate right in the middle of their sub</text:span><text:change text:change-id="ct94919484217808"/><text:change-start text:change-id="ct94919482237440"/><text:span text:style-name="T1">—</text:span><text:change-end text:change-id="ct94919482237440"/><text:span text:style-name="T1">the upward force of the explosion will blow through the middle and break the sub’s back. Snap it in half. And all the watertight compartments in the world will not help them at that point. At least</text:span><text:change-start text:change-id="ct94919477044528"/><text:span text:style-name="T1">,</text:span><text:change-end text:change-id="ct94919477044528"/><text:span text:style-name="T1"> in theory.”</text:span></text:p>
      <text:p text:style-name="Text_20_body"><text:span text:style-name="T1">“That sounds to me like the </text:span><text:span text:style-name="T2">Gnat</text:span><text:span text:style-name="T1"> would have to be directly under them, release the mine, and have it go off almost immediately. How are we surviving that</text:span><text:change-start text:change-id="ct94919483247616"/><text:span text:style-name="T1">,</text:span><text:change-end text:change-id="ct94919483247616"/><text:span text:style-name="T1"> Hemi?”</text:span></text:p>
      <text:p text:style-name="Text_20_body"><text:span text:style-name="T1">“Not quite. I will set the arming timer. We can leave the mine under their path, and if I get the timing correct, the weapon will arm just as the middle of the sub passes over it</text:span><text:change text:change-id="ct94919479707328"/><text:change-start text:change-id="ct94919477176416"/><text:span text:style-name="T1">—</text:span><text:change-end text:change-id="ct94919477176416"/><text:span text:style-name="T1">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I believe so. It is just a refined use of dead reckoning.”</text:p>
      <text:p text:style-name="P8">“Never was very good at reckoning the dead myself.”</text:p>
      <text:p text:style-name="Text_20_body"><text:span text:style-name="T1">“All you have to do is drive the boat</text:span><text:change-start text:change-id="ct94919481541712"/><text:span text:style-name="T1">,</text:span><text:change-end text:change-id="ct94919481541712"/><text:span text:style-name="T1"> Captain Shakes.”</text:span></text:p>
      <text:p text:style-name="Text_20_body"><text:span text:style-name="T1">“</text:span><text:change text:change-id="ct94919482603376"/><text:change-start text:change-id="ct94919481631024"/><text:span text:style-name="T1">. . . </text:span><text:change-end text:change-id="ct94919481631024"/><text:span text:style-name="T1">Down beyond a depth I never intended to take it.”</text:span></text:p>
      <text:p text:style-name="Text_20_body"><text:span text:style-name="T1">Hemi pounded on one of the roughly</text:span><text:change-start text:change-id="ct94919481544928"/><text:span text:style-name="T1"> </text:span><text:change-end text:change-id="ct94919481544928"/><text:change text:change-id="ct94919481938496"/><text:span text:style-name="T1">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text:span><text:change-start text:change-id="ct94919482388848"/><text:span text:style-name="T1">,</text:span><text:change-end text:change-id="ct94919482388848"/><text:span text:style-name="T1">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text:span><text:change-start text:change-id="ct94919483235024"/><text:span text:style-name="T1">s</text:span><text:change-end text:change-id="ct94919483235024"/><text:span text:style-name="T1"> eyes peered out into the murky water, and scanned upwards. There was nothing to see, but Shakes could never resist the temptation to try.</text:span></text:p>
      <text:p text:style-name="Text_20_body"><text:span text:style-name="T1">“</text:span><text:change text:change-id="ct94919477182592"/><text:change-start text:change-id="ct94919483178608"/><text:span text:style-name="T1">Ten </text:span><text:change-end text:change-id="ct94919483178608"/><text:span text:style-name="T1">minutes,” said Hemi, speaking softly</text:span><text:change-start text:change-id="ct94919482458800"/><text:span text:style-name="T1">,</text:span><text:change-end text:change-id="ct94919482458800"/><text:span text:style-name="T1"> since he was less than a meter from Shakes’ head. “We need to start descending now.”</text:span></text:p>
      <text:p text:style-name="Text_20_body"><text:span text:style-name="T1">“Just curious</text:span><text:change-start text:change-id="ct94919483178896"/><text:span text:style-name="T1">,</text:span><text:change-end text:change-id="ct94919483178896"/><text:span text:style-name="T1"> Hemi, how deep do you think it is here?”</text:span></text:p>
      <text:p text:style-name="Text_20_body"><text:span text:style-name="T1">“More than </text:span><text:change text:change-id="ct94919482458464"/><text:change-start text:change-id="ct94919481939264"/><text:span text:style-name="T1">a thousand </text:span><text:change-end text:change-id="ct94919481939264"/><text:span text:style-name="T1">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text:span><text:change text:change-id="ct94919481939552"/><text:change-start text:change-id="ct94919479067984"/><text:span text:style-name="T1">—</text:span><text:change-end text:change-id="ct94919479067984"/><text:span text:style-name="T1">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pan text:style-name="T1">They gained depth quickly, and almost immediately the hull of the </text:span><text:span text:style-name="T2">Gnat</text:span><text:span text:style-name="T1"> began to groan with the stress of it.</text:span></text:p>
      <text:p text:style-name="Text_20_body"><text:span text:style-name="T1">“</text:span><text:change text:change-id="ct94919481392176"/><text:change-start text:change-id="ct94919479940944"/><text:span text:style-name="T1">Forty </text:span><text:change-end text:change-id="ct94919479940944"/><text:span text:style-name="T1">meters.”</text:span></text:p>
      <text:p text:style-name="Text_20_body"><text:span text:style-name="T1">“The boat is doing great</text:span><text:change-start text:change-id="ct94919479068272"/><text:span text:style-name="T1">,</text:span><text:change-end text:change-id="ct94919479068272"/><text:span text:style-name="T1">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text:span><text:change-start text:change-id="ct94919481615328"/><text:span text:style-name="T1">,</text:span><text:change-end text:change-id="ct94919481615328"/><text:span text:style-name="T1"> man.” Shakes’ hands were sweating. He put a cigarette to his lips</text:span><text:change text:change-id="ct94919481669104"/><text:span text:style-name="T1"> but forgot to light it.</text:span></text:p>
      <text:p text:style-name="P8">Hemi stared at his ticking watch.</text:p>
      <text:p text:style-name="Text_20_body"><text:span text:style-name="T1">“</text:span><text:change text:change-id="ct94919482563616"/><text:change-start text:change-id="ct94919477192944"/><text:span text:style-name="T1">Forty-five </text:span><text:change-end text:change-id="ct94919477192944"/><text:span text:style-name="T1">meters.”</text:span></text:p>
      <text:p text:style-name="Text_20_body"><text:span text:style-name="T1">“OK, start leveling out,” said Hemi</text:span><text:change-start text:change-id="ct94919482533792"/><text:span text:style-name="T1">.</text:span><text:change-end text:change-id="ct94919482533792"/><text:change text:change-id="ct94919482534080"/><text:span text:style-name="T1"> “I think you can stay just above </text:span><text:change text:change-id="ct94919482534368"/><text:change-start text:change-id="ct94919482613984"/><text:span text:style-name="T1">fifty</text:span><text:change-end text:change-id="ct94919482613984"/><text:span text:style-name="T1">.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text:span><text:change-start text:change-id="ct94919477196144"/><text:span text:style-name="T1">“</text:span><text:change-end text:change-id="ct94919477196144"/><text:change text:change-id="ct94919483486544"/><text:span text:style-name="T1">noisy</text:span><text:change-start text:change-id="ct94919481540032"/><text:span text:style-name="T1">”</text:span><text:change-end text:change-id="ct94919481540032"/><text:change text:change-id="ct94919483486832"/><text:span text:style-name="T1"> when they went deep</text:span><text:change text:change-id="ct94919479299264"/><text:change-start text:change-id="ct94919479414208"/><text:span text:style-name="T1">—</text:span><text:change-end text:change-id="ct94919479414208"/><text:span text:style-name="T1">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text:span><text:change text:change-id="ct94919478988400"/><text:change-start text:change-id="ct94919484073056"/><text:span text:style-name="T1"> . . . </text:span><text:change-end text:change-id="ct94919484073056"/><text:change text:change-id="ct94919483039216"/><text:span text:style-name="T1">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text:span><text:change-start text:change-id="ct94919482963904"/><text:span text:style-name="T1">,</text:span><text:change-end text:change-id="ct94919482963904"/><text:span text:style-name="T1"> Hemi. I’m not sure how much longer we can stay this deep.”</text:span></text:p>
      <text:p text:style-name="Text_20_body"><text:span text:style-name="T1">Hemi looked at the stopwatch. “</text:span><text:change-start text:change-id="ct94919481437808"/><text:span text:style-name="T1">Three</text:span><text:change-end text:change-id="ct94919481437808"/><text:change text:change-id="ct94919481438160"/><text:span text:style-name="T1"> minutes. Just hold the boat right at the level and speed you have</text:span><text:change text:change-id="ct94919479849776"/><text:change-start text:change-id="ct94919479850736"/><text:span text:style-name="T1">—</text:span><text:change-end text:change-id="ct94919479850736"/><text:span text:style-name="T1">do not let anything change.”</text:span></text:p>
      <text:p text:style-name="P8">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ext:span><text:change text:change-id="ct94919479396288"/><text:change-start text:change-id="ct94919480056160"/><text:span text:style-name="T1">Thirty </text:span><text:change-end text:change-id="ct94919480056160"/><text:span text:style-name="T1">seconds!” Hemi called forward. He put his hand on the lever. The hand of the stopwatch ticked around, climbing upwards. It hit the zero mark. Hemi hefted the lever that released the escape trunk hatch. It slid easily back this time.</text:span></text:p>
      <text:p text:style-name="P8">It took a second for Hemi to realize that was because the hatch above him did not open.</text:p>
      <text:p text:style-name="P8">“That hatch is not open!” Hemi yelled forward, true panic slipping into the baritone of his voice.</text:p>
      <text:p text:style-name="Text_20_body"><text:span text:style-name="T1">“The pressure</text:span><text:change-start text:change-id="ct94919480088784"/><text:span text:style-name="T1">,</text:span><text:change-end text:change-id="ct94919480088784"/><text:span text:style-name="T1"> Hemi! The whole hull is compressed. The hatch must be wedged in its seat!”</text:span></text:p>
      <text:p text:style-name="P8">Hemi smacked a heavy fist against the hull above him.</text:p>
      <text:p text:style-name="Text_20_body"><text:span text:style-name="T1">Shakes could hear the pounding in the pilot’s seat. “Hemi. You have to get that open. We can’t have that weapon arm itself in the trunk</text:span><text:change text:change-id="ct94919481687504"/><text:change-start text:change-id="ct94919479851504"/><text:span text:style-name="T1"> . . .</text:span><text:change-end text:change-id="ct94919479851504"/><text:span text:style-name="T1">”</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ext:span><text:change text:change-id="ct94919480191968"/><text:span text:style-name="T1">that might be all we need.” A second went by, and Hemi knew they were getting out of position. “You also need to come port to 222 degrees. Hard! Now!”</text:span></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Shakes tapped the gauge. He pushed the lever down, and pulled it up again, hard. Shakes believed deeply that with mechanical things you sometimes just had to get physical.</text:p>
      <text:p text:style-name="P8">Nothing happened.</text:p>
      <text:p text:style-name="Text_20_body"><text:span text:style-name="T1">“No-go</text:span><text:change-start text:change-id="ct94919480648688"/><text:span text:style-name="T1">,</text:span><text:change-end text:change-id="ct94919480648688"/><text:span text:style-name="T1">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text:span><text:change-start text:change-id="ct94919480858208"/><text:span text:style-name="T1">s</text:span><text:change-end text:change-id="ct94919480858208"/><text:span text:style-name="T1"> and Hemi’s ears. Whatever small cracks </text:span><text:change text:change-id="ct94919480859280"/><text:span text:style-name="T1">had opened in the seams before now split wide</text:span><text:change-start text:change-id="ct94919480859568"/><text:span text:style-name="T1">,</text:span><text:change-end text:change-id="ct94919480859568"/><text:span text:style-name="T1">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 </text:p>
      <text:p text:style-name="Text_20_body"><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Cassandra! The second detonation: I need to know the results. Now.”</text:p>
      <text:p text:style-name="Text_20_body"><text:soft-page-break/><text:span text:style-name="T1">“Yes</text:span><text:change-start text:change-id="ct94919480881248"/><text:span text:style-name="T1">,</text:span><text:change-end text:change-id="ct94919480881248"/><text:span text:style-name="T1"> Captain Percy</text:span><text:change text:change-id="ct94919481739984"/><text:change-start text:change-id="ct94919481788576"/><text:span text:style-name="T1"> . . .</text:span><text:change-end text:change-id="ct94919481788576"/><text:span text:style-name="T1"> I’m hearing a lot of popping and crackling. Hold on</text:span><text:change text:change-id="ct94919481789536"/><text:change-start text:change-id="ct94919481892080"/><text:span text:style-name="T1"> . . .</text:span><text:change-end text:change-id="ct94919481892080"/><text:span text:style-name="T1">” She scanned the sonar. The soundscape was a confusing mess: massive churning bubbles of air rising towards the surface, creaking and cracking metal, rushing water </text:span><text:change text:change-id="ct94919481893040"/><text:change-start text:change-id="ct94919481896688"/><text:span text:style-name="T1">. . . </text:span><text:change-end text:change-id="ct94919481896688"/><text:span text:style-name="T1">and distant screams of terror. “Captain Percy: I’m almost certain the </text:span><text:span text:style-name="T2">Grackle</text:span><text:span text:style-name="T1"> is finished. I’m hearing nothing but</text:span><text:change text:change-id="ct94919482021872"/><text:change-start text:change-id="ct94919482039008"/><text:span text:style-name="T1"> . . . </text:span><text:change-end text:change-id="ct94919482039008"/><text:change text:change-id="ct94919482072832"/><text:span text:style-name="T1">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94919482074560"/><text:change-start text:change-id="ct94919481897424"/><text:span text:style-name="T1"> . . .</text:span><text:change-end text:change-id="ct94919481897424"/><text:span text:style-name="T1">”</text:span></text:p>
      <text:p text:style-name="P8">Percy’s eyes snapped up to the ship-to-ship. It was not the voice of Hemi or Shakes.</text:p>
      <text:p text:style-name="Text_20_body"><text:span text:style-name="T1">“Sylvia</text:span><text:change text:change-id="ct94919482020928"/><text:change-start text:change-id="ct94919477221088"/><text:span text:style-name="T1"> . . . </text:span><text:change-end text:change-id="ct94919477221088"/><text:change text:change-id="ct94919481789824"/><text:span text:style-name="T1">are you leaving me to die a second time?” The voice came riding on a background of wailing klaxons, creaking metal, and shouting men.</text:span></text:p>
      <text:p text:style-name="Text_20_body"><text:span text:style-name="T1">Sylvia slowly reached a hand up to take the mic. She thumbed the transmitter. “</text:span><text:change text:change-id="ct94919481892688"/><text:change-start text:change-id="ct94919477207360"/><text:span text:style-name="T1">. . . </text:span><text:change-end text:change-id="ct94919477207360"/><text:span text:style-name="T1">Owen? </text:span><text:change text:change-id="ct94919482869136"/><text:change-start text:change-id="ct94919482882848"/><text:span text:style-name="T1">. . . </text:span><text:change-end text:change-id="ct94919482882848"/><text:span text:style-name="T1">But how?”</text:span></text:p>
      <text:p text:style-name="Text_20_body"><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94919483210960"/><text:change-start text:change-id="ct94919483211920"/><text:span text:style-name="T1">—</text:span><text:change-end text:change-id="ct94919483211920"/><text:span text:style-name="T1">thinking there was no way I could survive.</text:span></text:p>
      <text:p text:style-name="Text_20_body"><text:span text:style-name="T1">“And I would have died in that storm, just as you expected. Probably within a matter of minutes</text:span><text:change text:change-id="ct94919482883952"/><text:change-start text:change-id="ct94919483210288"/><text:span text:style-name="T1">—</text:span><text:change-end text:change-id="ct94919483210288"/><text:span text:style-name="T1">except by sheer luck I washed aboard the deck of the </text:span><text:span text:style-name="T2">Grackle</text:span><text:change text:change-id="ct94919483210576"/><text:change text:change-id="ct94919483211248"/><text:change-start text:change-id="ct94919484067648"/><text:span text:style-name="T1"> . . . </text:span><text:change-end text:change-id="ct94919484067648"/><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94919480874560"/><text:change-start text:change-id="ct94919482743968"/><text:span text:style-name="T1">—</text:span><text:change-end text:change-id="ct94919482743968"/><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text:span><text:change text:change-id="ct94919482745376"/><text:change-start text:change-id="ct94919484320576"/><text:span text:style-name="T1"> . . . </text:span><text:change-end text:change-id="ct94919484320576"/><text:span text:style-name="T1"><text:s/>I didn’t know</text:span><text:change text:change-id="ct94919484320864"/><text:change-start text:change-id="ct94919480873216"/><text:span text:style-name="T1"> . . .</text:span><text:change-end text:change-id="ct94919480873216"/><text:span text:style-name="T1">” Her thumb fell off the transmitter. The radio remained dead for a few seconds.</text:span></text:p>
      <text:p text:style-name="Text_20_body"><text:span text:style-name="T1">The radio dial re-lit. “</text:span><text:change text:change-id="ct94919482744704"/><text:change-start text:change-id="ct94919480559872"/><text:span text:style-name="T1">. . . </text:span><text:change-end text:change-id="ct94919480559872"/><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94919480602112"/><text:span text:style-name="T1">,</text:span><text:change-end text:change-id="ct94919480602112"/><text:span text:style-name="T1"> Sylvia. But now</text:span><text:change text:change-id="ct94919481376336"/><text:change-start text:change-id="ct94919481378160"/><text:span text:style-name="T1"> . . . </text:span><text:change-end text:change-id="ct94919481378160"/><text:change text:change-id="ct94919477245888"/><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text:span><text:change text:change-id="ct94919480990384"/><text:change-start text:change-id="ct94919480881840"/><text:span text:style-name="T1">. . . </text:span><text:change-end text:change-id="ct94919480881840"/><text:span text:style-name="T1">Everyone eventually. But for me, the pit is only a few seconds away now. Know this</text:span><text:change-start text:change-id="ct94919482744256"/><text:span text:style-name="T1">,</text:span><text:change-end text:change-id="ct94919482744256"/><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matter of a few seconds, and then Cassandra could hear the two pieces falling away from her. “Captain Percy, the </text:span><text:span text:style-name="T2">Grackle</text:span><text:span text:style-name="T1"> is in two pieces. I’m losing the contact.”</text:span></text:p>
      <text:p text:style-name="P8">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94919479404640"/><text:span text:style-name="T1">’s</text:span><text:change-end text:change-id="ct94919479404640"/><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94919484215280"/><text:change-start text:change-id="ct94919483463056"/><text:span text:style-name="T1">—</text:span><text:change-end text:change-id="ct94919483463056"/><text:span text:style-name="T1">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text:span><text:change text:change-id="ct94919483463344"/><text:change-start text:change-id="ct94919479421520"/><text:span text:style-name="T1">—</text:span><text:change-end text:change-id="ct94919479421520"/><text:span text:style-name="T1">pegged at </text:span><text:change text:change-id="ct94919479312368"/><text:change-start text:change-id="ct94919479860928"/><text:span text:style-name="T1">one hundred </text:span><text:change-end text:change-id="ct94919479860928"/><text:span text:style-name="T1">meters, which was the maximum reading for the gauge.</text:span></text:p>
      <text:p text:style-name="P8">He let the lighter go out.</text:p>
      <text:p text:style-name="Text_20_body"><text:span text:style-name="T1">His whole life he had been able to make these machines</text:span><text:change text:change-id="ct94919482743632"/><text:change-start text:change-id="ct94919479421808"/><text:span text:style-name="T1">—</text:span><text:change-end text:change-id="ct94919479421808"/><text:span text:style-name="T1">all machines</text:span><text:change text:change-id="ct94919480057808"/><text:change-start text:change-id="ct94919480058432"/><text:span text:style-name="T1">—</text:span><text:change-end text:change-id="ct94919480058432"/><text:span text:style-name="T1">do what he wanted them to. But this particular one was failing him now. Shakes’</text:span><text:change-start text:change-id="ct94919480143136"/><text:span text:style-name="T1">s</text:span><text:change-end text:change-id="ct94919480143136"/><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text:span><text:change-start text:change-id="ct94919480406400"/><text:span text:style-name="T1">where </text:span><text:change-end text:change-id="ct94919480406400"/><text:span text:style-name="T1">he had grown up</text:span><text:change text:change-id="ct94919480384704"/><text:span text:style-name="T1">. All his years on rusting and leaking submarines, and running water</text:span><text:change text:change-id="ct94919480407104"/><text:change-start text:change-id="ct94919477257904"/><text:span text:style-name="T1">—</text:span><text:change-end text:change-id="ct94919477257904"/><text:span text:style-name="T1">a sound of death on submarines</text:span><text:change text:change-id="ct94919477259584"/><text:change-start text:change-id="ct94919477263040"/><text:span text:style-name="T1">—</text:span><text:change-end text:change-id="ct94919477263040"/><text:span text:style-name="T1">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pan text:style-name="T1">“What the</text:span><text:change text:change-id="ct94919480523600"/><text:change-start text:change-id="ct94919479862032"/><text:span text:style-name="T1"> . . .</text:span><text:change-end text:change-id="ct94919479862032"/><text:span text:style-name="T1">” said Shakes.</text:span></text:p>
      <text:p text:style-name="Text_20_body"><text:span text:style-name="T1">“</text:span><text:change text:change-id="ct94919477254816"/><text:change-start text:change-id="ct94919480407728"/><text:span text:style-name="T1">. . . </text:span><text:change-end text:change-id="ct94919480407728"/><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94919480911072"/><text:span text:style-name="T1">”</text:span><text:change-end text:change-id="ct94919480911072"/></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94919480932784"/><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text:span><text:change-start text:change-id="ct94919480484752"/><text:span text:style-name="T1">,</text:span><text:change-end text:change-id="ct94919480484752"/><text:span text:style-name="T1">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text:span><text:change-start text:change-id="ct94919481627968"/><text:span text:style-name="T1">,</text:span><text:change-end text:change-id="ct94919481627968"/><text:span text:style-name="T1"> of course! She managed to pick Shake</text:span><text:change-start text:change-id="ct94919481704640"/><text:span text:style-name="T1">s</text:span><text:change-end text:change-id="ct94919481704640"/><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94919481699136"/><text:span text:style-name="T1">,</text:span><text:change-end text:change-id="ct94919481699136"/><text:span text:style-name="T1"> too! Our batteries flat</text:span><text:change text:change-id="ct94919481792224"/><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8">“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94919482070784"/><text:span text:style-name="T1">’s</text:span><text:change-end text:change-id="ct94919482070784"/><text:span text:style-name="T1"> sail out in the gloom.</text:span><text:bookmark-end text:name="garbage-gyre"/></text:p>
      <text:h text:style-name="P7" text:outline-level="2">Epilogue</text:h>
      <text:p text:style-name="First_20_Paragraph"><text:span text:style-name="T1">The next morning they managed to motor out of the garbage gyre to find a patch of clear sea stretching around them in an enormous circle all the way to the horizon. By the time the sun achieved a mid-morning altitude that sent the shadow of the </text:span><text:span text:style-name="T2">Prospect</text:span><text:change-start text:change-id="ct94919480408016"/><text:span text:style-name="T1">’s</text:span><text:change-end text:change-id="ct94919480408016"/><text:span text:style-name="T1"> sail charging out over the water at an angle from the boat, the sea had turned a bright shade of slate</text:span><text:change-start text:change-id="ct94919482626064"/><text:span text:style-name="T1"> </text:span><text:change-end text:change-id="ct94919482626064"/><text:change text:change-id="ct94919482368784"/><text:span text:style-name="T1">blue. A long slow deep-ocean swell rose and fell all around, giving the impression of passing through a landscape of low hills</text:span><text:change text:change-id="ct94919482627024"/><text:change-start text:change-id="ct94919482681984"/><text:span text:style-name="T1">—</text:span><text:change-end text:change-id="ct94919482681984"/><text:span text:style-name="T1">though in a queasy way where the traveler </text:span><text:change text:change-id="ct94919482627312"/><text:change-start text:change-id="ct94919482852336"/><text:span text:style-name="T1">is</text:span><text:change-end text:change-id="ct94919482852336"/><text:span text:style-name="T1"> standing still</text:span><text:change text:change-id="ct94919482852640"/><text:span text:style-name="T1"> and the landscape is moving around </text:span><text:change text:change-id="ct94919477276624"/><text:change-start text:change-id="ct94919483484016"/><text:span text:style-name="T1">her, </text:span><text:change-end text:change-id="ct94919483484016"/><text:span text:style-name="T1">rather than the other way around.</text:span></text:p>
      <text:p text:style-name="Text_20_body"><text:span text:style-name="T1">Even though it was bright daylight</text:span><text:change-start text:change-id="ct94919482852000"/><text:span text:style-name="T1">,</text:span><text:change-end text:change-id="ct94919482852000"/><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94919480239792"/><text:span text:style-name="T1">’s</text:span><text:change-end text:change-id="ct94919480239792"/><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94919482268688"/><text:span text:style-name="T1">’s</text:span><text:change-end text:change-id="ct94919482268688"/><text:span text:style-name="T1"> deck that morning, cataloging the damage to his boat. It was beginning to look like the </text:span><text:span text:style-name="T2">Gnat</text:span><text:span text:style-name="T1"> might end up being more weld than plate</text:span><text:change text:change-id="ct94919482682272"/><text:change-start text:change-id="ct94919483079456"/><text:span text:style-name="T1">—</text:span><text:change-end text:change-id="ct94919483079456"/><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94919483957472"/><text:span text:style-name="T1">s</text:span><text:change-end text:change-id="ct94919483957472"/><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94919484353888"/><text:span text:style-name="T1"> and 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94919479129776"/><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text:span><text:change text:change-id="ct94919481001648"/><text:change-start text:change-id="ct94919480089552"/><text:span text:style-name="T1"> . . . </text:span><text:change-end text:change-id="ct94919480089552"/><text:change text:change-id="ct94919481002672"/><text:span text:style-name="T1">you know, I left him for fucking dead.”</text:span></text:p>
      <text:p text:style-name="P8">“Do you feel that was a mistake?”</text:p>
      <text:p text:style-name="Text_20_body"><text:span text:style-name="T1">“Fuck no</text:span><text:change-start text:change-id="ct94919481137264"/><text:span text:style-name="T1">,</text:span><text:change-end text:change-id="ct94919481137264"/><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94919481138224"/><text:change-start text:change-id="ct94919481202432"/><text:span text:style-name="T1">—</text:span><text:change-end text:change-id="ct94919481202432"/><text:span text:style-name="T1">he swears himself to wreak vengeance on me? Repeatedly tries to kill me? And all of you in my crew along with me? No, Hemi. I have no regrets. I’ll say it again: fuck Owen. And fuck his ghost.”</text:span></text:p>
      <text:p text:style-name="P8">“I do not believe it possible for souls to wander uneasily, except in the minds of the living. I simply wanted to be sure the events with Owen will not keep you awake nights.”</text:p>
      <text:p text:style-name="Text_20_body"><text:span text:style-name="T1">“Trust me</text:span><text:change-start text:change-id="ct94919481201760"/><text:span text:style-name="T1">,</text:span><text:change-end text:change-id="ct94919481201760"/><text:span text:style-name="T1"> Hemi, Owen is not fucking haunting me. The only thing haunting me is the same thing as always: where is our next job coming from?”</text:span></text:p>
      <text:p text:style-name="P8">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94919482083680"/><text:span text:style-name="T2">“</text:span><text:change-end text:change-id="ct94919482083680"/><text:change text:change-id="ct94919481846624"/><text:span text:style-name="T2">free</text:span><text:change-start text:change-id="ct94919482190704"/><text:span text:style-name="T2">,”</text:span><text:change-end text:change-id="ct94919482190704"/><text:change text:change-id="ct94919477292096"/><text:span text:style-name="T2"> as in you paid nothing for it. If you read the e-book, you probably didn’t pay anything. But if you read a paper copy, you might have paid a little something. That’s good</text:span><text:change-start text:change-id="ct94919482617056"/><text:span text:style-name="T2">—</text:span><text:change-end text:change-id="ct94919482617056"/><text:change text:change-id="ct94919482617344"/><text:span text:style-name="T2">it helps cover the real cost of printing on paper and whatnot. But the book is “free” </text:span><text:change text:change-id="ct94919482618416"/><text:span text:style-name="T2">in </text:span><text:change-start text:change-id="ct94919482678880"/><text:span text:style-name="T2">that </text:span><text:change-end text:change-id="ct94919482678880"/><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94919482083968"/><text:span text:style-name="T2">“</text:span><text:change-end text:change-id="ct94919482083968"/><text:change text:change-id="ct94919481212992"/><text:span text:style-name="T2">Which software?</text:span><text:change-start text:change-id="ct94919480243600"/><text:span text:style-name="T2">”</text:span><text:change-end text:change-id="ct94919480243600"/><text:change text:change-id="ct94919482701328"/><text:span text:style-name="T2"> the nerds among you ask: vim, markdown, pandoc, git, make, Inkscape, Gimp, tmux, screen, mupdf, and of course all of the various Linux distros that are my daily driver desktop computers.) But I’m not much of a programmer</text:span><text:change-start text:change-id="ct94919482189696"/><text:span text:style-name="T2">,</text:span><text:change-end text:change-id="ct94919482189696"/><text:span text:style-name="T2"> so I can’t give back to the open source world (other than </text:span><text:change-start text:change-id="ct94919482191664"/><text:span text:style-name="T2">through </text:span><text:change-end text:change-id="ct94919482191664"/><text:span text:style-name="T2">boring </text:span><text:change text:change-id="ct94919481488144"/><text:change-start text:change-id="ct94919483516080"/><text:span text:style-name="T2">financial means</text:span><text:change-end text:change-id="ct94919483516080"/><text:span text:style-name="T2">). I did write this novel</text:span><text:change-start text:change-id="ct94919484167984"/><text:span text:style-name="T2">,</text:span><text:change-end text:change-id="ct94919484167984"/><text:span text:style-name="T2"> though. I put a lot of work into it. I hope it has got a good amount of entertainment value. I hope that by putting it out for free</text:span><text:change-start text:change-id="ct94919484168272"/><text:span text:style-name="T2">,</text:span><text:change-end text:change-id="ct94919484168272"/><text:span text:style-name="T2"> it entertains lots of people</text:span><text:change text:change-id="ct94919484168560"/><text:change-start text:change-id="ct94919481488432"/><text:span text:style-name="T2">—</text:span><text:change-end text:change-id="ct94919481488432"/><text:span text:style-name="T2">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epilogue"/><text:bookmark-start text:name="licens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epilogue"/><text:bookmark-end text:name="license"/></text:p>
      <text:h text:style-name="P7"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3378605543" text:style-name="WWNum21">
        <text:list-item text:start-value="1">
          <text:p text:style-name="P12">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3">Adapter’s License means the license You apply to Your Copyright and Similar Rights in Your contributions to Adapted Material in accordance with the terms and conditions of this Public License.</text:p>
        </text:list-item>
        <text:list-item text:style-override="WWNum2">
          <text:p text:style-name="P13">BY-NC-SA Compatible License means a license listed at creativecommons.org/compatiblelicenses, approved by Creative Commons as essentially the equivalent of this Public License.</text:p>
        </text:list-item>
        <text:list-item text:style-override="WWNum2">
          <text:p text:style-name="P13">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3">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3">Exceptions and Limitations means fair use, fair dealing, and/or any other exception or limitation to Copyright and Similar Rights that applies to Your use of the Licensed Material.</text:p>
        </text:list-item>
        <text:list-item text:style-override="WWNum2">
          <text:p text:style-name="P13">License Elements means the license attributes listed in the name of a Creative Commons Public License. The License Elements of this Public License are Attribution, NonCommercial, and ShareAlike.</text:p>
        </text:list-item>
        <text:list-item text:style-override="WWNum2">
          <text:p text:style-name="P13">Licensed Material means the artistic or literary work, database, or other material to which the Licensor applied this Public License.</text:p>
        </text:list-item>
        <text:list-item text:style-override="WWNum2">
          <text:p text:style-name="P13">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style-override="WWNum2">
          <text:p text:style-name="P13">Licensor means the individual(s) or entity(ies) granting rights under this Public License.</text:p>
        </text:list-item>
        <text:list-item text:style-override="WWNum2">
          <text:p text:style-name="P13">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3">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3">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3">You means the individual or entity exercising the Licensed Rights under this Public License. Your has a corresponding meaning.</text:p>
        </text:list-item>
      </text:list>
      <text:p text:style-name="P6">Section 2 – Scope.</text:p>
      <text:list xml:id="list194234942855987" text:continue-list="list3378605543" text:style-name="WWNum22">
        <text:list-item text:start-value="1">
          <text:p text:style-name="P14">License grant.</text:p>
        </text:list-item>
      </text:list>
      <text:list xml:id="list4119892381" text:style-name="WWNum23">
        <text:list-item>
          <text:list>
            <text:list-item text:start-value="1">
              <text:p text:style-name="P15">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194233887726097" text:continue-list="list194234942855987" text:style-name="WWNum24">
        <text:list-item>
          <text:list>
            <text:list-item>
              <text:list>
                <text:list-item text:start-value="1">
                  <text:p text:style-name="P16">reproduce and Share the Licensed Material, in whole or in part, for NonCommercial purposes only; and</text:p>
                </text:list-item>
                <text:list-item text:style-override="WWNum25">
                  <text:p text:style-name="P17">produce, reproduce, and Share Adapted Material for NonCommercial purposes only.</text:p>
                </text:list-item>
              </text:list>
            </text:list-item>
          </text:list>
        </text:list-item>
      </text:list>
      <text:list xml:id="list194233649269555" text:continue-list="list4119892381" text:style-name="WWNum4">
        <text:list-item>
          <text:list>
            <text:list-item>
              <text:p text:style-name="P18">Exceptions and Limitations. For the avoidance of doubt, where Exceptions and Limitations apply to Your use, this Public License does not apply, and You do not need to comply with its terms and conditions.</text:p>
            </text:list-item>
            <text:list-item>
              <text:p text:style-name="P18">Term. The term of this Public License is specified in Section 6(a).</text:p>
            </text:list-item>
            <text:list-item>
              <text:p text:style-name="P18">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text:style-name="WWNum26">
        <text:list-item>
          <text:list>
            <text:list-item>
              <text:list>
                <text:list-item text:start-value="4">
                  <text:p text:style-name="P11">never produces Adapted Material.</text:p>
                </text:list-item>
              </text:list>
            </text:list-item>
          </text:list>
        </text:list-item>
      </text:list>
      <text:list xml:id="list194233875558199" text:continue-list="list194233649269555" text:style-name="WWNum4">
        <text:list-item>
          <text:list>
            <text:list-item>
              <text:p text:style-name="P18">Downstream recipients.</text:p>
            </text:list-item>
          </text:list>
        </text:list-item>
      </text:list>
      <text:list xml:id="list194234935404934" text:continue-list="list194233887726097" text:style-name="WWNum27">
        <text:list-item>
          <text:list>
            <text:list-item>
              <text:list>
                <text:list-item text:start-value="1">
                  <text:p text:style-name="P19">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0">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1">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194235235019466" text:continue-list="list194233875558199" text:style-name="WWNum4">
        <text:list-item>
          <text:list>
            <text:list-item>
              <text:p text:style-name="P18">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194235070818474" text:continue-list="list194234935404934" text:style-name="WWNum30">
        <text:list-item>
          <text:p text:style-name="P22">Other rights.</text:p>
        </text:list-item>
      </text:list>
      <text:list xml:id="list194234287240610" text:continue-list="list194235235019466" text:style-name="WWNum31">
        <text:list-item>
          <text:list>
            <text:list-item text:start-value="1">
              <text:p text:style-name="P23">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4">Patent and trademark rights are not licensed under this Public License.</text:p>
            </text:list-item>
            <text:list-item text:style-override="WWNum33">
              <text:p text:style-name="P25">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194233843823840" text:continue-list="list194235070818474" text:style-name="WWNum34">
        <text:list-item text:start-value="1">
          <text:p text:style-name="P26">Attribution.</text:p>
        </text:list-item>
      </text:list>
      <text:list xml:id="list194233600949903" text:continue-list="list194234287240610" text:style-name="WWNum35">
        <text:list-item>
          <text:list>
            <text:list-item text:start-value="1">
              <text:p text:style-name="P27">If You Share the Licensed Material (including in modified form), You must:</text:p>
            </text:list-item>
          </text:list>
        </text:list-item>
      </text:list>
      <text:list xml:id="list194234124733888" text:continue-list="list194233843823840" text:style-name="WWNum36">
        <text:list-item>
          <text:list>
            <text:list-item>
              <text:list>
                <text:list-item text:start-value="1">
                  <text:p text:style-name="P28">retain the following if it is supplied by the Licensor with the Licensed Material:</text:p>
                </text:list-item>
              </text:list>
            </text:list-item>
          </text:list>
        </text:list-item>
      </text:list>
      <text:list xml:id="list2192296400" text:style-name="WWNum37">
        <text:list-item>
          <text:list>
            <text:list-item>
              <text:list>
                <text:list-item>
                  <text:list>
                    <text:list-item text:start-value="1">
                      <text:p text:style-name="P29">identification of the creator(s) of the Licensed Material and any others designated to receive attribution, in any reasonable manner requested by the Licensor (including by pseudonym if designated);</text:p>
                    </text:list-item>
                    <text:list-item text:style-override="WWNum12">
                      <text:p text:style-name="P30">a copyright notice;</text:p>
                    </text:list-item>
                    <text:list-item text:style-override="WWNum12">
                      <text:p text:style-name="P30">a notice that refers to this Public License;</text:p>
                    </text:list-item>
                    <text:list-item text:style-override="WWNum12">
                      <text:p text:style-name="P30">a notice that refers to the disclaimer of warranties;</text:p>
                    </text:list-item>
                    <text:list-item text:style-override="WWNum12">
                      <text:p text:style-name="P30">a URI or hyperlink to the Licensed Material to the extent reasonably practicable;</text:p>
                    </text:list-item>
                  </text:list>
                </text:list-item>
              </text:list>
            </text:list-item>
          </text:list>
        </text:list-item>
      </text:list>
      <text:list xml:id="list194235055561299" text:continue-list="list194234124733888" text:style-name="WWNum38">
        <text:list-item>
          <text:list>
            <text:list-item>
              <text:list>
                <text:list-item>
                  <text:p text:style-name="P31">indicate if You modified the Licensed Material and retain an indication of any previous modifications; and</text:p>
                </text:list-item>
                <text:list-item text:style-override="WWNum39">
                  <text:p text:style-name="P32">indicate the Licensed Material is licensed under this Public License, and include the text of, or the URI or hyperlink to, this Public License.</text:p>
                </text:list-item>
              </text:list>
            </text:list-item>
          </text:list>
        </text:list-item>
      </text:list>
      <text:list xml:id="list194233439365963" text:continue-list="list194233600949903" text:style-name="WWNum40">
        <text:list-item>
          <text:list>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4">If requested by the Licensor, You must remove any of the information required by Section 3(a)(1)(A) to the extent reasonably practicable.</text:p>
            </text:list-item>
          </text:list>
        </text:list-item>
      </text:list>
      <text:list xml:id="list194234018764288" text:continue-list="list194235055561299" text:style-name="WWNum42">
        <text:list-item>
          <text:p text:style-name="P35">ShareAlike.</text:p>
        </text:list-item>
      </text:list>
      <text:list xml:id="list1430947627" text:style-name="WWNum1">
        <text:list-item>
          <text:p text:style-name="P36">In addition to the conditions in Section 3(a), if You Share Adapted Material You produce, the following conditions also apply.</text:p>
        </text:list-item>
      </text:list>
      <text:list xml:id="list194234837128794" text:continue-list="list194233439365963" text:style-name="WWNum43">
        <text:list-item>
          <text:list>
            <text:list-item text:start-value="1">
              <text:p text:style-name="P37">The Adapter’s License You apply must be a Creative Commons license with the same License Elements, this version or later, or a BY-NC-SA Compatible License.</text:p>
            </text:list-item>
            <text:list-item text:style-override="WWNum44">
              <text:p text:style-name="P38">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39">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194233999104793" text:continue-list="list194234018764288" text:style-name="WWNum46">
        <text:list-item text:start-value="1">
          <text:p text:style-name="P40">for the avoidance of doubt, Section 2(a)(1) grants You the right to extract, reuse, reproduce, and Share all or a substantial portion of the contents of the database for NonCommercial purposes only;</text:p>
        </text:list-item>
        <text:list-item text:style-override="WWNum47">
          <text:p text:style-name="P4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2">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194233753570946" text:continue-list="list194233999104793" text:style-name="WWNum49">
        <text:list-item text:start-value="1">
          <text:p text:style-name="P4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5">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194235443774203" text:continue-list="list194233753570946" text:style-name="WWNum52">
        <text:list-item text:start-value="1">
          <text:p text:style-name="P46">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7">Where Your right to use the Licensed Material has terminated under Section 6(a), it reinstates:</text:p>
        </text:list-item>
      </text:list>
      <text:list xml:id="list194234239564304" text:continue-list="list194234837128794" text:style-name="WWNum54">
        <text:list-item>
          <text:list>
            <text:list-item text:start-value="1">
              <text:p text:style-name="P48">automatically as of the date the violation is cured, provided it is cured within 30 days of Your discovery of the violation; or</text:p>
            </text:list-item>
            <text:list-item text:style-override="WWNum55">
              <text:p text:style-name="P49">upon express reinstatement by the Licensor.</text:p>
            </text:list-item>
          </text:list>
        </text:list-item>
      </text:list>
      <text:list text:continue-list="list1430947627" text:style-name="WWNum1">
        <text:list-item>
          <text:p text:style-name="P36">For the avoidance of doubt, this Section 6(b) does not affect any right the Licensor may have to seek remedies for Your violations of this Public License.</text:p>
        </text:list-item>
      </text:list>
      <text:list xml:id="list194234225141938" text:continue-list="list194235443774203" text:style-name="WWNum56">
        <text:list-item>
          <text:p text:style-name="P50">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1">Sections 1, 5, 6, 7, and 8 survive termination of this Public License.</text:p>
        </text:list-item>
      </text:list>
      <text:p text:style-name="P6">Section 7 – Other Terms and Conditions.</text:p>
      <text:list xml:id="list194235001011400" text:continue-list="list194234225141938" text:style-name="WWNum58">
        <text:list-item text:start-value="1">
          <text:p text:style-name="P52">The Licensor shall not be bound by any additional or different terms or conditions communicated by You unless expressly agreed.</text:p>
        </text:list-item>
        <text:list-item text:style-override="WWNum59">
          <text:p text:style-name="P53">Any arrangements, understandings, or agreements regarding the Licensed Material not stated herein are separate from and independent of the terms and conditions of this Public License.</text:p>
        </text:list-item>
      </text:list>
      <text:p text:style-name="P6">Section 8 – Interpretation.</text:p>
      <text:list xml:id="list194234364586746" text:continue-list="list194235001011400" text:style-name="WWNum60">
        <text:list-item text:start-value="1">
          <text:p text:style-name="P54">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6">No term or condition of this Public License will be waived and no failure to comply consented to unless expressly agreed to by the Licensor.</text:p>
        </text:list-item>
        <text:list-item text:style-override="WWNum63">
          <text:p text:style-name="P57">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6752in" fo:margin-left="0in" fo:margin-right="0in" fo:margin-top="0.63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page_20_number"><text:page-number text:select-page="current">0</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46</meta:editing-cycles>
    <meta:creation-date>2023-10-01T15:32:00</meta:creation-date>
    <dc:date>2023-11-21T19:42:31.724717307</dc:date>
    <dc:language>en-US</dc:language>
    <meta:editing-duration>P1DT1H20M31S</meta:editing-duration>
    <meta:generator>LibreOffice/7.6.2.1$Linux_X86_64 LibreOffice_project/60$Build-1</meta:generator>
    <meta:document-statistic meta:table-count="0" meta:image-count="0" meta:object-count="0" meta:page-count="5" meta:paragraph-count="2896" meta:word-count="120483" meta:character-count="666275" meta:non-whitespace-character-count="548597"/>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